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fo:font-style="normal" officeooo:rsid="045c1067" officeooo:paragraph-rsid="045c1067" style:font-style-asian="normal" style:font-style-complex="normal"/>
    </style:style>
    <style:style style:name="P336" style:family="paragraph" style:parent-style-name="Standard">
      <style:text-properties officeooo:rsid="031b36b3" officeooo:paragraph-rsid="031b36b3"/>
    </style:style>
    <style:style style:name="P337" style:family="paragraph" style:parent-style-name="Standard">
      <style:text-properties officeooo:rsid="03974f4b" officeooo:paragraph-rsid="03974f4b"/>
    </style:style>
    <style:style style:name="P338" style:family="paragraph" style:parent-style-name="Standard">
      <style:text-properties officeooo:rsid="03974f4b" officeooo:paragraph-rsid="03976937"/>
    </style:style>
    <style:style style:name="P339" style:family="paragraph" style:parent-style-name="Standard">
      <style:text-properties officeooo:rsid="03976937" officeooo:paragraph-rsid="03976937"/>
    </style:style>
    <style:style style:name="P340" style:family="paragraph" style:parent-style-name="Standard">
      <style:text-properties officeooo:rsid="039b20f6" officeooo:paragraph-rsid="039b20f6"/>
    </style:style>
    <style:style style:name="P341" style:family="paragraph" style:parent-style-name="Standard">
      <style:text-properties officeooo:rsid="039dfc5d" officeooo:paragraph-rsid="039dfc5d"/>
    </style:style>
    <style:style style:name="P342" style:family="paragraph" style:parent-style-name="Standard">
      <style:text-properties officeooo:rsid="03a05524" officeooo:paragraph-rsid="03a05524"/>
    </style:style>
    <style:style style:name="P343" style:family="paragraph" style:parent-style-name="Standard">
      <style:text-properties officeooo:rsid="03a229ba" officeooo:paragraph-rsid="03a229ba"/>
    </style:style>
    <style:style style:name="P344" style:family="paragraph" style:parent-style-name="Standard">
      <style:text-properties officeooo:rsid="03a3846e" officeooo:paragraph-rsid="03a3846e"/>
    </style:style>
    <style:style style:name="P345" style:family="paragraph" style:parent-style-name="Standard">
      <style:text-properties officeooo:rsid="03a4c2a2" officeooo:paragraph-rsid="03a4c2a2"/>
    </style:style>
    <style:style style:name="P346" style:family="paragraph" style:parent-style-name="Standard">
      <style:text-properties officeooo:paragraph-rsid="03a4d788"/>
    </style:style>
    <style:style style:name="P347" style:family="paragraph" style:parent-style-name="Standard">
      <style:text-properties officeooo:paragraph-rsid="03a93435"/>
    </style:style>
    <style:style style:name="P348" style:family="paragraph" style:parent-style-name="Standard">
      <style:text-properties officeooo:paragraph-rsid="03ac9b9c"/>
    </style:style>
    <style:style style:name="P349" style:family="paragraph" style:parent-style-name="Standard">
      <style:text-properties officeooo:rsid="03b047fd" officeooo:paragraph-rsid="03b047fd"/>
    </style:style>
    <style:style style:name="P350" style:family="paragraph" style:parent-style-name="Standard">
      <style:text-properties officeooo:rsid="03b047fd" officeooo:paragraph-rsid="03b0ee69"/>
    </style:style>
    <style:style style:name="P351" style:family="paragraph" style:parent-style-name="Standard">
      <style:text-properties officeooo:rsid="03b0ee69" officeooo:paragraph-rsid="03b0ee69"/>
    </style:style>
    <style:style style:name="P352" style:family="paragraph" style:parent-style-name="Standard">
      <style:text-properties officeooo:rsid="03b464fd" officeooo:paragraph-rsid="03b56308"/>
    </style:style>
    <style:style style:name="P353" style:family="paragraph" style:parent-style-name="Standard">
      <style:text-properties officeooo:rsid="03b654d3" officeooo:paragraph-rsid="03b654d3"/>
    </style:style>
    <style:style style:name="P354" style:family="paragraph" style:parent-style-name="Standard">
      <style:text-properties officeooo:rsid="03b654d3" officeooo:paragraph-rsid="03b56308"/>
    </style:style>
    <style:style style:name="P355" style:family="paragraph" style:parent-style-name="Standard">
      <style:text-properties officeooo:rsid="03b654d3" officeooo:paragraph-rsid="03bb5b79"/>
    </style:style>
    <style:style style:name="P356" style:family="paragraph" style:parent-style-name="Standard">
      <style:text-properties officeooo:rsid="03c1db86" officeooo:paragraph-rsid="03c1db86"/>
    </style:style>
    <style:style style:name="P357" style:family="paragraph" style:parent-style-name="Standard">
      <style:text-properties officeooo:rsid="03c1db86" officeooo:paragraph-rsid="03c3d524"/>
    </style:style>
    <style:style style:name="P358" style:family="paragraph" style:parent-style-name="Standard">
      <style:text-properties officeooo:rsid="03c3d524" officeooo:paragraph-rsid="03c3d524"/>
    </style:style>
    <style:style style:name="P359" style:family="paragraph" style:parent-style-name="Standard">
      <style:text-properties officeooo:rsid="03c3d524" officeooo:paragraph-rsid="03cf2e5c"/>
    </style:style>
    <style:style style:name="P360" style:family="paragraph" style:parent-style-name="Standard">
      <style:text-properties officeooo:rsid="03d03fce" officeooo:paragraph-rsid="03d1b535"/>
    </style:style>
    <style:style style:name="P361" style:family="paragraph" style:parent-style-name="Standard">
      <style:text-properties officeooo:rsid="03d43144" officeooo:paragraph-rsid="03d43144"/>
    </style:style>
    <style:style style:name="P362" style:family="paragraph" style:parent-style-name="Standard">
      <style:text-properties officeooo:rsid="03d5edf4" officeooo:paragraph-rsid="03d5edf4"/>
    </style:style>
    <style:style style:name="P363" style:family="paragraph" style:parent-style-name="Standard">
      <style:text-properties officeooo:rsid="03e577be" officeooo:paragraph-rsid="03e59b48"/>
    </style:style>
    <style:style style:name="P364" style:family="paragraph" style:parent-style-name="Standard">
      <style:text-properties officeooo:rsid="03e7870e" officeooo:paragraph-rsid="03e7870e"/>
    </style:style>
    <style:style style:name="P365" style:family="paragraph" style:parent-style-name="Standard">
      <style:text-properties officeooo:rsid="03e99ac2" officeooo:paragraph-rsid="03e9e372"/>
    </style:style>
    <style:style style:name="P366" style:family="paragraph" style:parent-style-name="Standard">
      <style:text-properties officeooo:rsid="03ef4409" officeooo:paragraph-rsid="03ef4409"/>
    </style:style>
    <style:style style:name="P367" style:family="paragraph" style:parent-style-name="Standard">
      <style:text-properties officeooo:rsid="03d84817" officeooo:paragraph-rsid="03df85a5"/>
    </style:style>
    <style:style style:name="P368" style:family="paragraph" style:parent-style-name="Standard">
      <style:text-properties officeooo:rsid="03d84817" officeooo:paragraph-rsid="03e1231e"/>
    </style:style>
    <style:style style:name="P369" style:family="paragraph" style:parent-style-name="Standard">
      <style:text-properties officeooo:rsid="03d84817" officeooo:paragraph-rsid="03e1a61b"/>
    </style:style>
    <style:style style:name="P370" style:family="paragraph" style:parent-style-name="Standard">
      <style:text-properties officeooo:rsid="03d84817" officeooo:paragraph-rsid="03e1fe96"/>
    </style:style>
    <style:style style:name="P371" style:family="paragraph" style:parent-style-name="Standard">
      <style:text-properties officeooo:rsid="03d84817" officeooo:paragraph-rsid="03e30a35"/>
    </style:style>
    <style:style style:name="P372" style:family="paragraph" style:parent-style-name="Standard">
      <style:text-properties officeooo:rsid="03d84817" officeooo:paragraph-rsid="03e498b3"/>
    </style:style>
    <style:style style:name="P373" style:family="paragraph" style:parent-style-name="Standard">
      <style:text-properties officeooo:rsid="03f5195c" officeooo:paragraph-rsid="03f8c1ba"/>
    </style:style>
    <style:style style:name="P374" style:family="paragraph" style:parent-style-name="Standard">
      <style:text-properties officeooo:rsid="03fa9068" officeooo:paragraph-rsid="03ff5e73"/>
    </style:style>
    <style:style style:name="P375" style:family="paragraph" style:parent-style-name="Standard">
      <style:text-properties officeooo:rsid="04056f95" officeooo:paragraph-rsid="04056f95"/>
    </style:style>
    <style:style style:name="P376" style:family="paragraph" style:parent-style-name="Standard">
      <style:text-properties officeooo:rsid="04096b59" officeooo:paragraph-rsid="040a2a8b"/>
    </style:style>
    <style:style style:name="P377" style:family="paragraph" style:parent-style-name="Standard">
      <style:text-properties officeooo:rsid="040da7db" officeooo:paragraph-rsid="040ea4a9"/>
    </style:style>
    <style:style style:name="P378" style:family="paragraph" style:parent-style-name="Standard">
      <style:text-properties officeooo:rsid="041018c4" officeooo:paragraph-rsid="041018c4"/>
    </style:style>
    <style:style style:name="P379" style:family="paragraph" style:parent-style-name="Standard">
      <style:text-properties officeooo:rsid="0414a000" officeooo:paragraph-rsid="041664b1"/>
    </style:style>
    <style:style style:name="P380" style:family="paragraph" style:parent-style-name="Standard">
      <style:text-properties officeooo:rsid="04185270" officeooo:paragraph-rsid="041e5568"/>
    </style:style>
    <style:style style:name="P381" style:family="paragraph" style:parent-style-name="Standard">
      <style:text-properties officeooo:rsid="0423af3a" officeooo:paragraph-rsid="0423af3a"/>
    </style:style>
    <style:style style:name="P382" style:family="paragraph" style:parent-style-name="Standard">
      <style:text-properties officeooo:rsid="04283b92" officeooo:paragraph-rsid="04283b92"/>
    </style:style>
    <style:style style:name="P383" style:family="paragraph" style:parent-style-name="Standard">
      <style:text-properties officeooo:rsid="042d97b9" officeooo:paragraph-rsid="042d97b9"/>
    </style:style>
    <style:style style:name="P384" style:family="paragraph" style:parent-style-name="Standard">
      <style:text-properties officeooo:rsid="042fac62" officeooo:paragraph-rsid="043322e6"/>
    </style:style>
    <style:style style:name="P385" style:family="paragraph" style:parent-style-name="Standard">
      <style:text-properties officeooo:rsid="043622f6" officeooo:paragraph-rsid="043622f6"/>
    </style:style>
    <style:style style:name="P386" style:family="paragraph" style:parent-style-name="Standard">
      <style:text-properties officeooo:rsid="043622f6" officeooo:paragraph-rsid="0449bd92"/>
    </style:style>
    <style:style style:name="P387" style:family="paragraph" style:parent-style-name="Standard">
      <style:text-properties officeooo:rsid="0449bd92" officeooo:paragraph-rsid="044c5f54"/>
    </style:style>
    <style:style style:name="P388" style:family="paragraph" style:parent-style-name="Standard">
      <style:text-properties officeooo:rsid="044d587e" officeooo:paragraph-rsid="044de190"/>
    </style:style>
    <style:style style:name="P389" style:family="paragraph" style:parent-style-name="Standard">
      <style:text-properties officeooo:rsid="04542d04" officeooo:paragraph-rsid="04542d04"/>
    </style:style>
    <style:style style:name="P390" style:family="paragraph" style:parent-style-name="Standard">
      <style:text-properties officeooo:rsid="0458c65d" officeooo:paragraph-rsid="045a19cb"/>
    </style:style>
    <style:style style:name="P391" style:family="paragraph" style:parent-style-name="Standard">
      <style:text-properties officeooo:rsid="0458c65d" officeooo:paragraph-rsid="045c1067"/>
    </style:style>
    <style:style style:name="P392" style:family="paragraph" style:parent-style-name="Standard">
      <style:text-properties officeooo:rsid="0458c65d" officeooo:paragraph-rsid="046136ae"/>
    </style:style>
    <style:style style:name="P393" style:family="paragraph" style:parent-style-name="Standard">
      <style:text-properties officeooo:rsid="0458c65d" officeooo:paragraph-rsid="04656bf5"/>
    </style:style>
    <style:style style:name="P394" style:family="paragraph" style:parent-style-name="Standard">
      <style:text-properties officeooo:rsid="045a19cb" officeooo:paragraph-rsid="0460536b"/>
    </style:style>
    <style:style style:name="P395" style:family="paragraph" style:parent-style-name="Standard">
      <style:text-properties officeooo:rsid="046747b3" officeooo:paragraph-rsid="046b0733"/>
    </style:style>
    <style:style style:name="P396" style:family="paragraph" style:parent-style-name="Standard">
      <style:text-properties officeooo:rsid="0474c7d9" officeooo:paragraph-rsid="0474c7d9"/>
    </style:style>
    <style:style style:name="P397" style:family="paragraph" style:parent-style-name="Standard">
      <style:text-properties officeooo:rsid="04754fea" officeooo:paragraph-rsid="04754fea"/>
    </style:style>
    <style:style style:name="P398" style:family="paragraph" style:parent-style-name="Standard">
      <style:text-properties officeooo:rsid="047616bb" officeooo:paragraph-rsid="047616bb"/>
    </style:style>
    <style:style style:name="P399" style:family="paragraph" style:parent-style-name="Standard">
      <style:text-properties officeooo:paragraph-rsid="0483a52b"/>
    </style:style>
    <style:style style:name="P400" style:family="paragraph" style:parent-style-name="Standard">
      <style:text-properties officeooo:paragraph-rsid="048490d1"/>
    </style:style>
    <style:style style:name="P401" style:family="paragraph" style:parent-style-name="Standard">
      <style:text-properties officeooo:paragraph-rsid="0488d145"/>
    </style:style>
    <style:style style:name="P402" style:family="paragraph" style:parent-style-name="Standard">
      <style:text-properties officeooo:paragraph-rsid="04898598"/>
    </style:style>
    <style:style style:name="P403" style:family="paragraph" style:parent-style-name="Standard">
      <style:text-properties officeooo:paragraph-rsid="0489b1aa"/>
    </style:style>
    <style:style style:name="P404" style:family="paragraph" style:parent-style-name="Standard">
      <style:text-properties officeooo:paragraph-rsid="048a4ce0"/>
    </style:style>
    <style:style style:name="P405" style:family="paragraph" style:parent-style-name="Standard">
      <style:text-properties officeooo:paragraph-rsid="048bcdc3"/>
    </style:style>
    <style:style style:name="P406" style:family="paragraph" style:parent-style-name="Standard">
      <style:text-properties officeooo:paragraph-rsid="048e039a"/>
    </style:style>
    <style:style style:name="P407" style:family="paragraph" style:parent-style-name="Standard">
      <style:text-properties officeooo:paragraph-rsid="049527bf"/>
    </style:style>
    <style:style style:name="P408" style:family="paragraph" style:parent-style-name="Standard">
      <style:text-properties officeooo:paragraph-rsid="0499271b"/>
    </style:style>
    <style:style style:name="P409" style:family="paragraph" style:parent-style-name="Standard">
      <style:text-properties officeooo:paragraph-rsid="049badc2"/>
    </style:style>
    <style:style style:name="P410" style:family="paragraph" style:parent-style-name="Standard">
      <style:text-properties officeooo:paragraph-rsid="04a12401"/>
    </style:style>
    <style:style style:name="P411" style:family="paragraph" style:parent-style-name="Standard">
      <style:text-properties officeooo:paragraph-rsid="04a2a9a1"/>
    </style:style>
    <style:style style:name="P412" style:family="paragraph" style:parent-style-name="Standard">
      <style:text-properties officeooo:paragraph-rsid="04a5f3e5"/>
    </style:style>
    <style:style style:name="P413" style:family="paragraph" style:parent-style-name="Standard">
      <style:text-properties officeooo:paragraph-rsid="04a97a77"/>
    </style:style>
    <style:style style:name="P414" style:family="paragraph" style:parent-style-name="Standard">
      <style:text-properties officeooo:paragraph-rsid="04aa27ea"/>
    </style:style>
    <style:style style:name="P415" style:family="paragraph" style:parent-style-name="Standard">
      <style:text-properties officeooo:paragraph-rsid="04aa2b8b"/>
    </style:style>
    <style:style style:name="P416" style:family="paragraph" style:parent-style-name="Standard">
      <style:text-properties officeooo:paragraph-rsid="04af237e"/>
    </style:style>
    <style:style style:name="P417" style:family="paragraph" style:parent-style-name="Standard">
      <style:text-properties officeooo:paragraph-rsid="04b5680a"/>
    </style:style>
    <style:style style:name="P418" style:family="paragraph" style:parent-style-name="Standard">
      <style:text-properties officeooo:paragraph-rsid="04b8e372"/>
    </style:style>
    <style:style style:name="P419" style:family="paragraph" style:parent-style-name="Standard">
      <style:text-properties officeooo:paragraph-rsid="04bc7459"/>
    </style:style>
    <style:style style:name="P420" style:family="paragraph" style:parent-style-name="Standard">
      <style:text-properties officeooo:paragraph-rsid="04be06ee"/>
    </style:style>
    <style:style style:name="P421" style:family="paragraph" style:parent-style-name="Standard">
      <style:text-properties officeooo:paragraph-rsid="04bef11b"/>
    </style:style>
    <style:style style:name="P422" style:family="paragraph" style:parent-style-name="Standard">
      <style:text-properties officeooo:paragraph-rsid="04c0c350"/>
    </style:style>
    <style:style style:name="P423" style:family="paragraph" style:parent-style-name="Standard">
      <style:text-properties officeooo:paragraph-rsid="04c46ba1"/>
    </style:style>
    <style:style style:name="P424" style:family="paragraph" style:parent-style-name="Standard">
      <style:text-properties officeooo:paragraph-rsid="04c4f363"/>
    </style:style>
    <style:style style:name="P425" style:family="paragraph" style:parent-style-name="Standard">
      <style:text-properties officeooo:paragraph-rsid="04c60ccd"/>
    </style:style>
    <style:style style:name="P426" style:family="paragraph" style:parent-style-name="Standard">
      <style:text-properties officeooo:paragraph-rsid="04c714ce"/>
    </style:style>
    <style:style style:name="P427" style:family="paragraph" style:parent-style-name="Standard">
      <style:text-properties officeooo:paragraph-rsid="04cb82d4"/>
    </style:style>
    <style:style style:name="P428" style:family="paragraph" style:parent-style-name="Standard">
      <style:text-properties officeooo:paragraph-rsid="04cd2265"/>
    </style:style>
    <style:style style:name="P429" style:family="paragraph" style:parent-style-name="Standard">
      <style:text-properties officeooo:paragraph-rsid="04ce775e"/>
    </style:style>
    <style:style style:name="P430" style:family="paragraph" style:parent-style-name="Standard">
      <style:text-properties officeooo:paragraph-rsid="04d31bfa"/>
    </style:style>
    <style:style style:name="P431" style:family="paragraph" style:parent-style-name="Standard">
      <style:text-properties officeooo:paragraph-rsid="04d3424e"/>
    </style:style>
    <style:style style:name="P432" style:family="paragraph" style:parent-style-name="Standard">
      <style:text-properties officeooo:paragraph-rsid="04d5ba1d"/>
    </style:style>
    <style:style style:name="P433" style:family="paragraph" style:parent-style-name="Standard">
      <style:text-properties officeooo:paragraph-rsid="04da3397"/>
    </style:style>
    <style:style style:name="P434" style:family="paragraph" style:parent-style-name="Standard">
      <style:text-properties officeooo:paragraph-rsid="04df0c54"/>
    </style:style>
    <style:style style:name="P435" style:family="paragraph" style:parent-style-name="Standard">
      <style:text-properties officeooo:paragraph-rsid="04e9439a"/>
    </style:style>
    <style:style style:name="P436" style:family="paragraph" style:parent-style-name="Standard">
      <style:text-properties officeooo:paragraph-rsid="04efb9c0"/>
    </style:style>
    <style:style style:name="P437" style:family="paragraph" style:parent-style-name="Standard">
      <style:text-properties officeooo:paragraph-rsid="05031b48"/>
    </style:style>
    <style:style style:name="P438" style:family="paragraph" style:parent-style-name="Standard">
      <style:text-properties officeooo:paragraph-rsid="0506e0a7"/>
    </style:style>
    <style:style style:name="P439" style:family="paragraph" style:parent-style-name="Standard">
      <style:text-properties officeooo:paragraph-rsid="050ccaf4"/>
    </style:style>
    <style:style style:name="P440" style:family="paragraph" style:parent-style-name="Standard">
      <style:text-properties officeooo:paragraph-rsid="051418e9"/>
    </style:style>
    <style:style style:name="P441" style:family="paragraph" style:parent-style-name="Standard">
      <style:text-properties officeooo:paragraph-rsid="0526b21c"/>
    </style:style>
    <style:style style:name="P442" style:family="paragraph" style:parent-style-name="Standard">
      <style:text-properties officeooo:paragraph-rsid="052e5903"/>
    </style:style>
    <style:style style:name="P443" style:family="paragraph" style:parent-style-name="Standard">
      <style:text-properties officeooo:paragraph-rsid="0532791b"/>
    </style:style>
    <style:style style:name="P444" style:family="paragraph" style:parent-style-name="Standard">
      <style:text-properties officeooo:paragraph-rsid="05438e76"/>
    </style:style>
    <style:style style:name="P445" style:family="paragraph" style:parent-style-name="Standard">
      <style:text-properties officeooo:paragraph-rsid="0549d78c"/>
    </style:style>
    <style:style style:name="P446" style:family="paragraph" style:parent-style-name="Standard">
      <style:text-properties officeooo:paragraph-rsid="05510f38"/>
    </style:style>
    <style:style style:name="P447" style:family="paragraph" style:parent-style-name="Standard">
      <style:text-properties officeooo:paragraph-rsid="05578ed7"/>
    </style:style>
    <style:style style:name="P448" style:family="paragraph" style:parent-style-name="Standard">
      <style:text-properties officeooo:paragraph-rsid="055a5cef"/>
    </style:style>
    <style:style style:name="P449" style:family="paragraph" style:parent-style-name="Standard">
      <style:text-properties officeooo:paragraph-rsid="055b2fed"/>
    </style:style>
    <style:style style:name="P450" style:family="paragraph" style:parent-style-name="Standard">
      <style:text-properties officeooo:paragraph-rsid="0560c551"/>
    </style:style>
    <style:style style:name="P451" style:family="paragraph" style:parent-style-name="Standard">
      <style:text-properties officeooo:paragraph-rsid="0576c912"/>
    </style:style>
    <style:style style:name="P452" style:family="paragraph" style:parent-style-name="Standard">
      <style:text-properties officeooo:paragraph-rsid="0578b482"/>
    </style:style>
    <style:style style:name="P453" style:family="paragraph" style:parent-style-name="Standard">
      <style:text-properties officeooo:paragraph-rsid="057a66ad"/>
    </style:style>
    <style:style style:name="P454" style:family="paragraph" style:parent-style-name="Standard">
      <style:text-properties officeooo:paragraph-rsid="057cd8b2"/>
    </style:style>
    <style:style style:name="P455" style:family="paragraph" style:parent-style-name="Standard">
      <style:text-properties officeooo:paragraph-rsid="0584f229"/>
    </style:style>
    <style:style style:name="P456" style:family="paragraph" style:parent-style-name="Standard">
      <style:text-properties officeooo:paragraph-rsid="058756b7"/>
    </style:style>
    <style:style style:name="P457" style:family="paragraph" style:parent-style-name="Standard">
      <style:text-properties officeooo:paragraph-rsid="059983f0"/>
    </style:style>
    <style:style style:name="P458" style:family="paragraph" style:parent-style-name="Standard">
      <style:text-properties officeooo:paragraph-rsid="059a1371"/>
    </style:style>
    <style:style style:name="P459" style:family="paragraph" style:parent-style-name="Standard">
      <style:text-properties officeooo:paragraph-rsid="059bffce"/>
    </style:style>
    <style:style style:name="P460" style:family="paragraph" style:parent-style-name="Standard">
      <style:text-properties officeooo:paragraph-rsid="059ccec8"/>
    </style:style>
    <style:style style:name="P461" style:family="paragraph" style:parent-style-name="Standard">
      <style:text-properties officeooo:paragraph-rsid="059fd925"/>
    </style:style>
    <style:style style:name="P462" style:family="paragraph" style:parent-style-name="Standard">
      <style:text-properties officeooo:paragraph-rsid="05a30a6c"/>
    </style:style>
    <style:style style:name="P463" style:family="paragraph" style:parent-style-name="Standard">
      <style:text-properties officeooo:paragraph-rsid="05a33a6c"/>
    </style:style>
    <style:style style:name="P464" style:family="paragraph" style:parent-style-name="Standard">
      <style:text-properties officeooo:paragraph-rsid="05a522eb"/>
    </style:style>
    <style:style style:name="P465" style:family="paragraph" style:parent-style-name="Standard">
      <style:text-properties officeooo:paragraph-rsid="05a92241"/>
    </style:style>
    <style:style style:name="P466" style:family="paragraph" style:parent-style-name="Standard">
      <style:text-properties officeooo:paragraph-rsid="05ae293d"/>
    </style:style>
    <style:style style:name="P467" style:family="paragraph" style:parent-style-name="Standard">
      <style:text-properties officeooo:paragraph-rsid="05af3df0"/>
    </style:style>
    <style:style style:name="P468" style:family="paragraph" style:parent-style-name="Standard">
      <style:text-properties officeooo:paragraph-rsid="05af5b40"/>
    </style:style>
    <style:style style:name="P469" style:family="paragraph" style:parent-style-name="Standard">
      <style:text-properties officeooo:paragraph-rsid="05b0e90a"/>
    </style:style>
    <style:style style:name="P470" style:family="paragraph" style:parent-style-name="Standard">
      <style:text-properties officeooo:paragraph-rsid="05b6a97a"/>
    </style:style>
    <style:style style:name="P471" style:family="paragraph" style:parent-style-name="Standard">
      <style:text-properties officeooo:paragraph-rsid="05be180b"/>
    </style:style>
    <style:style style:name="P472" style:family="paragraph" style:parent-style-name="Standard">
      <style:text-properties officeooo:paragraph-rsid="05ca1c85"/>
    </style:style>
    <style:style style:name="P473" style:family="paragraph" style:parent-style-name="Standard">
      <style:text-properties officeooo:paragraph-rsid="05ca2a23"/>
    </style:style>
    <style:style style:name="P474" style:family="paragraph" style:parent-style-name="Standard">
      <style:text-properties officeooo:paragraph-rsid="05cd6bee"/>
    </style:style>
    <style:style style:name="P475" style:family="paragraph" style:parent-style-name="Standard">
      <style:text-properties officeooo:paragraph-rsid="05cf2338"/>
    </style:style>
    <style:style style:name="P476" style:family="paragraph" style:parent-style-name="Standard">
      <style:text-properties officeooo:paragraph-rsid="05d3b8ee"/>
    </style:style>
    <style:style style:name="P477" style:family="paragraph" style:parent-style-name="Standard">
      <style:text-properties officeooo:paragraph-rsid="05d40df7"/>
    </style:style>
    <style:style style:name="P478" style:family="paragraph" style:parent-style-name="Standard">
      <style:text-properties officeooo:paragraph-rsid="05e240d2"/>
    </style:style>
    <style:style style:name="P479" style:family="paragraph" style:parent-style-name="Standard">
      <style:text-properties officeooo:paragraph-rsid="05e3f83a"/>
    </style:style>
    <style:style style:name="P480" style:family="paragraph" style:parent-style-name="Standard">
      <style:text-properties officeooo:paragraph-rsid="05e71f1c"/>
    </style:style>
    <style:style style:name="P481" style:family="paragraph" style:parent-style-name="Standard">
      <style:text-properties officeooo:paragraph-rsid="05eae6df"/>
    </style:style>
    <style:style style:name="P482" style:family="paragraph" style:parent-style-name="Standard">
      <style:text-properties officeooo:paragraph-rsid="05ecc485"/>
    </style:style>
    <style:style style:name="P483" style:family="paragraph" style:parent-style-name="Standard">
      <style:text-properties officeooo:paragraph-rsid="05edb45e"/>
    </style:style>
    <style:style style:name="P484" style:family="paragraph" style:parent-style-name="Standard">
      <style:text-properties officeooo:paragraph-rsid="05f9310f"/>
    </style:style>
    <style:style style:name="P485" style:family="paragraph" style:parent-style-name="Standard">
      <style:text-properties officeooo:paragraph-rsid="05fc99cb"/>
    </style:style>
    <style:style style:name="P486" style:family="paragraph" style:parent-style-name="Standard">
      <style:text-properties officeooo:paragraph-rsid="05fe956a"/>
    </style:style>
    <style:style style:name="P487" style:family="paragraph" style:parent-style-name="Standard">
      <style:text-properties officeooo:paragraph-rsid="0600d726"/>
    </style:style>
    <style:style style:name="P488" style:family="paragraph" style:parent-style-name="Standard">
      <style:text-properties officeooo:paragraph-rsid="0601af11"/>
    </style:style>
    <style:style style:name="P489" style:family="paragraph" style:parent-style-name="Standard">
      <style:text-properties officeooo:paragraph-rsid="06036a5c"/>
    </style:style>
    <style:style style:name="P490" style:family="paragraph" style:parent-style-name="Standard">
      <style:text-properties officeooo:paragraph-rsid="06073b4e"/>
    </style:style>
    <style:style style:name="P491" style:family="paragraph" style:parent-style-name="Standard">
      <style:text-properties officeooo:paragraph-rsid="060d6298"/>
    </style:style>
    <style:style style:name="P492" style:family="paragraph" style:parent-style-name="Standard">
      <style:text-properties officeooo:paragraph-rsid="060da689"/>
    </style:style>
    <style:style style:name="P493" style:family="paragraph" style:parent-style-name="Standard">
      <style:text-properties officeooo:paragraph-rsid="060ef392"/>
    </style:style>
    <style:style style:name="P494" style:family="paragraph" style:parent-style-name="Standard">
      <style:text-properties officeooo:paragraph-rsid="061ae918"/>
    </style:style>
    <style:style style:name="P495" style:family="paragraph" style:parent-style-name="Standard">
      <style:text-properties officeooo:paragraph-rsid="061c2b48"/>
    </style:style>
    <style:style style:name="P496" style:family="paragraph" style:parent-style-name="Standard">
      <style:text-properties officeooo:paragraph-rsid="061f1b4d"/>
    </style:style>
    <style:style style:name="P497" style:family="paragraph" style:parent-style-name="Standard">
      <style:text-properties officeooo:paragraph-rsid="0620f64a"/>
    </style:style>
    <style:style style:name="P498" style:family="paragraph" style:parent-style-name="Standard">
      <style:text-properties officeooo:paragraph-rsid="0624d679"/>
    </style:style>
    <style:style style:name="P499" style:family="paragraph" style:parent-style-name="Standard">
      <style:text-properties officeooo:paragraph-rsid="062592a8"/>
    </style:style>
    <style:style style:name="P500" style:family="paragraph" style:parent-style-name="Standard">
      <style:text-properties officeooo:paragraph-rsid="06272fca"/>
    </style:style>
    <style:style style:name="P501" style:family="paragraph" style:parent-style-name="Standard">
      <style:text-properties officeooo:paragraph-rsid="0629609d"/>
    </style:style>
    <style:style style:name="P502" style:family="paragraph" style:parent-style-name="Standard">
      <style:text-properties officeooo:paragraph-rsid="062b320e"/>
    </style:style>
    <style:style style:name="P503" style:family="paragraph" style:parent-style-name="Standard">
      <style:text-properties officeooo:paragraph-rsid="062f2dc2"/>
    </style:style>
    <style:style style:name="P504" style:family="paragraph" style:parent-style-name="Standard">
      <style:text-properties officeooo:paragraph-rsid="0634de97"/>
    </style:style>
    <style:style style:name="P505" style:family="paragraph" style:parent-style-name="Standard">
      <style:text-properties officeooo:paragraph-rsid="06368497"/>
    </style:style>
    <style:style style:name="P506" style:family="paragraph" style:parent-style-name="Standard">
      <style:text-properties officeooo:paragraph-rsid="063723c2"/>
    </style:style>
    <style:style style:name="P507" style:family="paragraph" style:parent-style-name="Standard">
      <style:text-properties officeooo:paragraph-rsid="0638ed70"/>
    </style:style>
    <style:style style:name="P508" style:family="paragraph" style:parent-style-name="Standard">
      <style:text-properties officeooo:paragraph-rsid="063d100b"/>
    </style:style>
    <style:style style:name="P509" style:family="paragraph" style:parent-style-name="Standard">
      <style:text-properties officeooo:paragraph-rsid="063e9de0"/>
    </style:style>
    <style:style style:name="P510" style:family="paragraph" style:parent-style-name="Standard">
      <style:text-properties officeooo:paragraph-rsid="064171e9"/>
    </style:style>
    <style:style style:name="P511" style:family="paragraph" style:parent-style-name="Standard">
      <style:text-properties officeooo:paragraph-rsid="06447e91"/>
    </style:style>
    <style:style style:name="P512" style:family="paragraph" style:parent-style-name="Standard">
      <style:text-properties officeooo:paragraph-rsid="06466cbd"/>
    </style:style>
    <style:style style:name="P513" style:family="paragraph" style:parent-style-name="Standard">
      <style:text-properties officeooo:paragraph-rsid="064ac324"/>
    </style:style>
    <style:style style:name="P514" style:family="paragraph" style:parent-style-name="Standard">
      <style:text-properties officeooo:paragraph-rsid="064eed4b"/>
    </style:style>
    <style:style style:name="P515" style:family="paragraph" style:parent-style-name="Standard">
      <style:text-properties officeooo:paragraph-rsid="0653121e"/>
    </style:style>
    <style:style style:name="P516" style:family="paragraph" style:parent-style-name="Standard">
      <style:text-properties officeooo:paragraph-rsid="06538b03"/>
    </style:style>
    <style:style style:name="P517" style:family="paragraph" style:parent-style-name="Standard">
      <style:text-properties officeooo:paragraph-rsid="06566fda"/>
    </style:style>
    <style:style style:name="P518" style:family="paragraph" style:parent-style-name="Standard">
      <style:text-properties officeooo:paragraph-rsid="065f12a7"/>
    </style:style>
    <style:style style:name="P519" style:family="paragraph" style:parent-style-name="Standard">
      <style:text-properties officeooo:paragraph-rsid="0660688a"/>
    </style:style>
    <style:style style:name="P520" style:family="paragraph" style:parent-style-name="Standard">
      <style:text-properties officeooo:paragraph-rsid="06606ba4"/>
    </style:style>
    <style:style style:name="P521" style:family="paragraph" style:parent-style-name="Standard">
      <style:text-properties officeooo:paragraph-rsid="0666bbfe"/>
    </style:style>
    <style:style style:name="P522" style:family="paragraph" style:parent-style-name="Standard">
      <style:text-properties officeooo:paragraph-rsid="066d9508"/>
    </style:style>
    <style:style style:name="P523" style:family="paragraph" style:parent-style-name="Standard">
      <style:text-properties officeooo:paragraph-rsid="066ec1d0"/>
    </style:style>
    <style:style style:name="P524" style:family="paragraph" style:parent-style-name="Standard">
      <style:text-properties officeooo:paragraph-rsid="066fe5df"/>
    </style:style>
    <style:style style:name="P525" style:family="paragraph" style:parent-style-name="Standard">
      <style:text-properties officeooo:paragraph-rsid="067018ca"/>
    </style:style>
    <style:style style:name="P526" style:family="paragraph" style:parent-style-name="Standard">
      <style:text-properties officeooo:paragraph-rsid="0670c15a"/>
    </style:style>
    <style:style style:name="P527" style:family="paragraph" style:parent-style-name="Standard">
      <style:text-properties officeooo:paragraph-rsid="06727fbc"/>
    </style:style>
    <style:style style:name="P528" style:family="paragraph" style:parent-style-name="Standard">
      <style:text-properties officeooo:paragraph-rsid="06736238"/>
    </style:style>
    <style:style style:name="P529" style:family="paragraph" style:parent-style-name="Standard">
      <style:text-properties officeooo:paragraph-rsid="0678638d"/>
    </style:style>
    <style:style style:name="P530" style:family="paragraph" style:parent-style-name="Standard">
      <style:text-properties officeooo:paragraph-rsid="06842cf1"/>
    </style:style>
    <style:style style:name="P531" style:family="paragraph" style:parent-style-name="Standard">
      <style:text-properties officeooo:paragraph-rsid="068462d0"/>
    </style:style>
    <style:style style:name="P532" style:family="paragraph" style:parent-style-name="Standard">
      <style:text-properties officeooo:paragraph-rsid="0685cd44"/>
    </style:style>
    <style:style style:name="P533" style:family="paragraph" style:parent-style-name="Standard">
      <style:text-properties officeooo:paragraph-rsid="0687ae69"/>
    </style:style>
    <style:style style:name="P534" style:family="paragraph" style:parent-style-name="Standard">
      <style:text-properties officeooo:paragraph-rsid="068925a4"/>
    </style:style>
    <style:style style:name="P535" style:family="paragraph" style:parent-style-name="Standard">
      <style:text-properties officeooo:paragraph-rsid="068f3c79"/>
    </style:style>
    <style:style style:name="P536" style:family="paragraph" style:parent-style-name="Standard">
      <style:text-properties officeooo:paragraph-rsid="0691fd80"/>
    </style:style>
    <style:style style:name="P537" style:family="paragraph" style:parent-style-name="Standard">
      <style:text-properties officeooo:paragraph-rsid="0699620b"/>
    </style:style>
    <style:style style:name="P538" style:family="paragraph" style:parent-style-name="Standard">
      <style:text-properties officeooo:paragraph-rsid="069a193e"/>
    </style:style>
    <style:style style:name="P539" style:family="paragraph" style:parent-style-name="Standard">
      <style:text-properties officeooo:paragraph-rsid="069aa3c2"/>
    </style:style>
    <style:style style:name="P540" style:family="paragraph" style:parent-style-name="Standard">
      <style:text-properties officeooo:paragraph-rsid="069cd3a0"/>
    </style:style>
    <style:style style:name="P541" style:family="paragraph" style:parent-style-name="Standard">
      <style:paragraph-properties fo:text-align="justify" style:justify-single-word="false"/>
      <style:text-properties officeooo:paragraph-rsid="06b00726"/>
    </style:style>
    <style:style style:name="P542" style:family="paragraph" style:parent-style-name="Standard">
      <style:paragraph-properties fo:text-align="justify" style:justify-single-word="false"/>
      <style:text-properties officeooo:paragraph-rsid="06b34b1b"/>
    </style:style>
    <style:style style:name="P543" style:family="paragraph" style:parent-style-name="Standard">
      <style:paragraph-properties fo:text-align="justify" style:justify-single-word="false"/>
      <style:text-properties officeooo:paragraph-rsid="06bb8ac2"/>
    </style:style>
    <style:style style:name="P544" style:family="paragraph" style:parent-style-name="Standard">
      <style:paragraph-properties fo:text-align="justify" style:justify-single-word="false"/>
      <style:text-properties officeooo:paragraph-rsid="06bce637"/>
    </style:style>
    <style:style style:name="P545" style:family="paragraph" style:parent-style-name="Standard">
      <style:paragraph-properties fo:text-align="justify" style:justify-single-word="false"/>
      <style:text-properties officeooo:paragraph-rsid="06be6391"/>
    </style:style>
    <style:style style:name="P546" style:family="paragraph" style:parent-style-name="Standard">
      <style:paragraph-properties fo:text-align="justify" style:justify-single-word="false"/>
      <style:text-properties officeooo:paragraph-rsid="06c8f099"/>
    </style:style>
    <style:style style:name="P547" style:family="paragraph" style:parent-style-name="Standard">
      <style:paragraph-properties fo:text-align="justify" style:justify-single-word="false"/>
      <style:text-properties officeooo:paragraph-rsid="06ced31b"/>
    </style:style>
    <style:style style:name="P548" style:family="paragraph" style:parent-style-name="Standard">
      <style:paragraph-properties fo:text-align="justify" style:justify-single-word="false"/>
      <style:text-properties officeooo:paragraph-rsid="06e07e66"/>
    </style:style>
    <style:style style:name="P549" style:family="paragraph" style:parent-style-name="Standard">
      <style:paragraph-properties fo:text-align="justify" style:justify-single-word="false"/>
      <style:text-properties officeooo:paragraph-rsid="06e237d7"/>
    </style:style>
    <style:style style:name="P550" style:family="paragraph" style:parent-style-name="Standard">
      <style:paragraph-properties fo:text-align="justify" style:justify-single-word="false"/>
      <style:text-properties officeooo:paragraph-rsid="06e49f1f"/>
    </style:style>
    <style:style style:name="P551" style:family="paragraph" style:parent-style-name="Standard">
      <style:paragraph-properties fo:text-align="justify" style:justify-single-word="false"/>
      <style:text-properties officeooo:paragraph-rsid="06e56a28"/>
    </style:style>
    <style:style style:name="P552" style:family="paragraph" style:parent-style-name="Standard">
      <style:paragraph-properties fo:text-align="justify" style:justify-single-word="false"/>
      <style:text-properties officeooo:paragraph-rsid="06e662cf"/>
    </style:style>
    <style:style style:name="P553" style:family="paragraph" style:parent-style-name="Standard">
      <style:paragraph-properties fo:text-align="justify" style:justify-single-word="false"/>
      <style:text-properties officeooo:paragraph-rsid="06e98bdc"/>
    </style:style>
    <style:style style:name="P554" style:family="paragraph" style:parent-style-name="Standard">
      <style:paragraph-properties fo:text-align="justify" style:justify-single-word="false"/>
      <style:text-properties officeooo:paragraph-rsid="06e9a8bf"/>
    </style:style>
    <style:style style:name="P555" style:family="paragraph" style:parent-style-name="Standard">
      <style:paragraph-properties fo:text-align="justify" style:justify-single-word="false"/>
      <style:text-properties officeooo:paragraph-rsid="06eaa433"/>
    </style:style>
    <style:style style:name="P556" style:family="paragraph" style:parent-style-name="Standard">
      <style:paragraph-properties fo:text-align="justify" style:justify-single-word="false"/>
      <style:text-properties officeooo:paragraph-rsid="06ecd514"/>
    </style:style>
    <style:style style:name="P557" style:family="paragraph" style:parent-style-name="Standard">
      <style:paragraph-properties fo:text-align="justify" style:justify-single-word="false"/>
      <style:text-properties officeooo:paragraph-rsid="06ecd8bd"/>
    </style:style>
    <style:style style:name="P558" style:family="paragraph" style:parent-style-name="Standard">
      <style:paragraph-properties fo:text-align="justify" style:justify-single-word="false"/>
      <style:text-properties officeooo:paragraph-rsid="06f167b0"/>
    </style:style>
    <style:style style:name="P559" style:family="paragraph" style:parent-style-name="Standard">
      <style:paragraph-properties fo:text-align="justify" style:justify-single-word="false"/>
      <style:text-properties officeooo:paragraph-rsid="06f90360"/>
    </style:style>
    <style:style style:name="P560" style:family="paragraph" style:parent-style-name="Standard">
      <style:paragraph-properties fo:text-align="justify" style:justify-single-word="false"/>
      <style:text-properties officeooo:paragraph-rsid="071de9d6"/>
    </style:style>
    <style:style style:name="P561" style:family="paragraph" style:parent-style-name="Standard">
      <style:paragraph-properties fo:text-align="justify" style:justify-single-word="false"/>
      <style:text-properties officeooo:paragraph-rsid="07afed32"/>
    </style:style>
    <style:style style:name="P562" style:family="paragraph" style:parent-style-name="Standard">
      <style:paragraph-properties fo:text-align="justify" style:justify-single-word="false"/>
      <style:text-properties officeooo:paragraph-rsid="07b4b00f"/>
    </style:style>
    <style:style style:name="P563" style:family="paragraph" style:parent-style-name="Standard">
      <style:paragraph-properties fo:text-align="justify" style:justify-single-word="false"/>
      <style:text-properties officeooo:paragraph-rsid="07be4663"/>
    </style:style>
    <style:style style:name="P564" style:family="paragraph" style:parent-style-name="Standard">
      <style:paragraph-properties fo:text-align="justify" style:justify-single-word="false"/>
      <style:text-properties officeooo:paragraph-rsid="07d48835"/>
    </style:style>
    <style:style style:name="P565" style:family="paragraph" style:parent-style-name="Standard">
      <style:paragraph-properties fo:text-align="justify" style:justify-single-word="false"/>
      <style:text-properties officeooo:paragraph-rsid="07eddd08"/>
    </style:style>
    <style:style style:name="P566" style:family="paragraph" style:parent-style-name="Standard">
      <style:paragraph-properties fo:text-align="justify" style:justify-single-word="false"/>
      <style:text-properties officeooo:paragraph-rsid="07f00c32"/>
    </style:style>
    <style:style style:name="P567" style:family="paragraph" style:parent-style-name="Standard">
      <style:paragraph-properties fo:text-align="justify" style:justify-single-word="false"/>
      <style:text-properties officeooo:paragraph-rsid="080a06c7"/>
    </style:style>
    <style:style style:name="P568" style:family="paragraph" style:parent-style-name="Standard">
      <style:paragraph-properties fo:text-align="justify" style:justify-single-word="false"/>
      <style:text-properties officeooo:paragraph-rsid="081297a7"/>
    </style:style>
    <style:style style:name="P569" style:family="paragraph" style:parent-style-name="Standard">
      <style:paragraph-properties fo:text-align="justify" style:justify-single-word="false"/>
      <style:text-properties officeooo:paragraph-rsid="08266779"/>
    </style:style>
    <style:style style:name="P570" style:family="paragraph" style:parent-style-name="Standard">
      <style:paragraph-properties fo:text-align="justify" style:justify-single-word="false"/>
      <style:text-properties officeooo:paragraph-rsid="084a5b1d"/>
    </style:style>
    <style:style style:name="P571" style:family="paragraph" style:parent-style-name="Standard">
      <style:paragraph-properties fo:text-align="justify" style:justify-single-word="false"/>
      <style:text-properties officeooo:paragraph-rsid="084cb5d1"/>
    </style:style>
    <style:style style:name="P572" style:family="paragraph" style:parent-style-name="Standard">
      <style:paragraph-properties fo:text-align="justify" style:justify-single-word="false"/>
      <style:text-properties officeooo:paragraph-rsid="08507420"/>
    </style:style>
    <style:style style:name="P573" style:family="paragraph" style:parent-style-name="Standard">
      <style:paragraph-properties fo:text-align="justify" style:justify-single-word="false"/>
      <style:text-properties officeooo:paragraph-rsid="0853679b"/>
    </style:style>
    <style:style style:name="P574" style:family="paragraph" style:parent-style-name="Standard">
      <style:paragraph-properties fo:text-align="justify" style:justify-single-word="false"/>
      <style:text-properties officeooo:paragraph-rsid="085fecd8"/>
    </style:style>
    <style:style style:name="P575" style:family="paragraph" style:parent-style-name="Standard">
      <style:paragraph-properties fo:text-align="justify" style:justify-single-word="false"/>
      <style:text-properties officeooo:paragraph-rsid="086c6a9e"/>
    </style:style>
    <style:style style:name="P576" style:family="paragraph" style:parent-style-name="Standard">
      <style:paragraph-properties fo:text-align="justify" style:justify-single-word="false"/>
      <style:text-properties officeooo:paragraph-rsid="08701fc4"/>
    </style:style>
    <style:style style:name="P577" style:family="paragraph" style:parent-style-name="Standard">
      <style:paragraph-properties fo:text-align="justify" style:justify-single-word="false"/>
      <style:text-properties officeooo:paragraph-rsid="08719cad"/>
    </style:style>
    <style:style style:name="P578" style:family="paragraph" style:parent-style-name="Standard">
      <style:paragraph-properties fo:text-align="justify" style:justify-single-word="false"/>
      <style:text-properties officeooo:paragraph-rsid="0871c354"/>
    </style:style>
    <style:style style:name="P579" style:family="paragraph" style:parent-style-name="Standard">
      <style:paragraph-properties fo:text-align="justify" style:justify-single-word="false"/>
      <style:text-properties officeooo:paragraph-rsid="0878cc93"/>
    </style:style>
    <style:style style:name="P580" style:family="paragraph" style:parent-style-name="Standard">
      <style:paragraph-properties fo:text-align="justify" style:justify-single-word="false"/>
      <style:text-properties officeooo:paragraph-rsid="087f6f69"/>
    </style:style>
    <style:style style:name="P581" style:family="paragraph" style:parent-style-name="Standard">
      <style:paragraph-properties fo:text-align="justify" style:justify-single-word="false"/>
      <style:text-properties officeooo:paragraph-rsid="0883d164"/>
    </style:style>
    <style:style style:name="P582" style:family="paragraph" style:parent-style-name="Standard">
      <style:paragraph-properties fo:text-align="justify" style:justify-single-word="false"/>
      <style:text-properties officeooo:paragraph-rsid="0885c3f8"/>
    </style:style>
    <style:style style:name="P583" style:family="paragraph" style:parent-style-name="Standard">
      <style:paragraph-properties fo:text-align="justify" style:justify-single-word="false"/>
      <style:text-properties officeooo:paragraph-rsid="089a9c0c"/>
    </style:style>
    <style:style style:name="P584" style:family="paragraph" style:parent-style-name="Standard">
      <style:paragraph-properties fo:text-align="justify" style:justify-single-word="false"/>
      <style:text-properties officeooo:paragraph-rsid="08b42c11"/>
    </style:style>
    <style:style style:name="P585" style:family="paragraph" style:parent-style-name="Standard">
      <style:paragraph-properties fo:text-align="justify" style:justify-single-word="false"/>
      <style:text-properties officeooo:paragraph-rsid="08d41a6b"/>
    </style:style>
    <style:style style:name="P586" style:family="paragraph" style:parent-style-name="Standard">
      <style:paragraph-properties fo:text-align="justify" style:justify-single-word="false"/>
      <style:text-properties officeooo:paragraph-rsid="08e45b94"/>
    </style:style>
    <style:style style:name="P587" style:family="paragraph" style:parent-style-name="Standard">
      <style:paragraph-properties fo:text-align="justify" style:justify-single-word="false"/>
      <style:text-properties officeooo:paragraph-rsid="08e9d2c5"/>
    </style:style>
    <style:style style:name="P588" style:family="paragraph" style:parent-style-name="Standard">
      <style:paragraph-properties fo:text-align="justify" style:justify-single-word="false"/>
      <style:text-properties officeooo:paragraph-rsid="08ecb0eb"/>
    </style:style>
    <style:style style:name="P589" style:family="paragraph" style:parent-style-name="Standard">
      <style:paragraph-properties fo:text-align="justify" style:justify-single-word="false"/>
      <style:text-properties officeooo:paragraph-rsid="08edeaab"/>
    </style:style>
    <style:style style:name="P590" style:family="paragraph" style:parent-style-name="Standard">
      <style:paragraph-properties fo:text-align="justify" style:justify-single-word="false"/>
      <style:text-properties officeooo:paragraph-rsid="08f13b50"/>
    </style:style>
    <style:style style:name="P591" style:family="paragraph" style:parent-style-name="Standard">
      <style:paragraph-properties fo:text-align="justify" style:justify-single-word="false"/>
      <style:text-properties officeooo:paragraph-rsid="08f2554f"/>
    </style:style>
    <style:style style:name="P592" style:family="paragraph" style:parent-style-name="Standard">
      <style:paragraph-properties fo:text-align="justify" style:justify-single-word="false"/>
      <style:text-properties officeooo:paragraph-rsid="08f6700b"/>
    </style:style>
    <style:style style:name="P593" style:family="paragraph" style:parent-style-name="Standard">
      <style:paragraph-properties fo:text-align="justify" style:justify-single-word="false"/>
      <style:text-properties officeooo:paragraph-rsid="09010ef0"/>
    </style:style>
    <style:style style:name="P594" style:family="paragraph" style:parent-style-name="Standard">
      <style:paragraph-properties fo:text-align="justify" style:justify-single-word="false"/>
      <style:text-properties officeooo:paragraph-rsid="0906e436"/>
    </style:style>
    <style:style style:name="P595" style:family="paragraph" style:parent-style-name="Standard">
      <style:paragraph-properties fo:text-align="justify" style:justify-single-word="false"/>
      <style:text-properties officeooo:paragraph-rsid="0910686e"/>
    </style:style>
    <style:style style:name="P596" style:family="paragraph" style:parent-style-name="Standard">
      <style:paragraph-properties fo:text-align="justify" style:justify-single-word="false"/>
      <style:text-properties officeooo:paragraph-rsid="092258c5"/>
    </style:style>
    <style:style style:name="P597" style:family="paragraph" style:parent-style-name="Standard">
      <style:paragraph-properties fo:text-align="justify" style:justify-single-word="false"/>
      <style:text-properties officeooo:paragraph-rsid="09252128"/>
    </style:style>
    <style:style style:name="P598" style:family="paragraph" style:parent-style-name="Standard">
      <style:paragraph-properties fo:text-align="justify" style:justify-single-word="false"/>
      <style:text-properties officeooo:paragraph-rsid="09279546"/>
    </style:style>
    <style:style style:name="P599" style:family="paragraph" style:parent-style-name="Standard">
      <style:paragraph-properties fo:text-align="justify" style:justify-single-word="false"/>
      <style:text-properties officeooo:paragraph-rsid="092c78db"/>
    </style:style>
    <style:style style:name="P600" style:family="paragraph" style:parent-style-name="Standard">
      <style:paragraph-properties fo:text-align="justify" style:justify-single-word="false"/>
      <style:text-properties officeooo:paragraph-rsid="0938bda5"/>
    </style:style>
    <style:style style:name="P601" style:family="paragraph" style:parent-style-name="Standard">
      <style:paragraph-properties fo:text-align="justify" style:justify-single-word="false"/>
      <style:text-properties officeooo:paragraph-rsid="093eb95b"/>
    </style:style>
    <style:style style:name="P602" style:family="paragraph" style:parent-style-name="Standard">
      <style:paragraph-properties fo:text-align="justify" style:justify-single-word="false"/>
      <style:text-properties officeooo:paragraph-rsid="093fb59b"/>
    </style:style>
    <style:style style:name="P603" style:family="paragraph" style:parent-style-name="Standard">
      <style:paragraph-properties fo:text-align="justify" style:justify-single-word="false"/>
      <style:text-properties officeooo:paragraph-rsid="09419037"/>
    </style:style>
    <style:style style:name="P604" style:family="paragraph" style:parent-style-name="Standard">
      <style:paragraph-properties fo:text-align="justify" style:justify-single-word="false"/>
      <style:text-properties officeooo:paragraph-rsid="09432c48"/>
    </style:style>
    <style:style style:name="P605" style:family="paragraph" style:parent-style-name="Standard">
      <style:paragraph-properties fo:text-align="justify" style:justify-single-word="false"/>
      <style:text-properties officeooo:paragraph-rsid="09445edc"/>
    </style:style>
    <style:style style:name="P606" style:family="paragraph" style:parent-style-name="Standard">
      <style:paragraph-properties fo:text-align="justify" style:justify-single-word="false"/>
      <style:text-properties officeooo:paragraph-rsid="094a6a74"/>
    </style:style>
    <style:style style:name="P607" style:family="paragraph" style:parent-style-name="Standard">
      <style:paragraph-properties fo:text-align="justify" style:justify-single-word="false"/>
      <style:text-properties officeooo:paragraph-rsid="094e956d"/>
    </style:style>
    <style:style style:name="P608" style:family="paragraph" style:parent-style-name="Standard">
      <style:paragraph-properties fo:text-align="justify" style:justify-single-word="false"/>
      <style:text-properties officeooo:paragraph-rsid="095716f2"/>
    </style:style>
    <style:style style:name="P609" style:family="paragraph" style:parent-style-name="Standard">
      <style:paragraph-properties fo:text-align="justify" style:justify-single-word="false"/>
      <style:text-properties officeooo:paragraph-rsid="0960c774"/>
    </style:style>
    <style:style style:name="P610" style:family="paragraph" style:parent-style-name="Standard">
      <style:paragraph-properties fo:text-align="justify" style:justify-single-word="false"/>
      <style:text-properties officeooo:paragraph-rsid="0968f619"/>
    </style:style>
    <style:style style:name="P611" style:family="paragraph" style:parent-style-name="Standard">
      <style:paragraph-properties fo:text-align="justify" style:justify-single-word="false"/>
      <style:text-properties officeooo:paragraph-rsid="096e0eae"/>
    </style:style>
    <style:style style:name="P612" style:family="paragraph" style:parent-style-name="Standard">
      <style:paragraph-properties fo:text-align="justify" style:justify-single-word="false"/>
      <style:text-properties officeooo:paragraph-rsid="09a099c3"/>
    </style:style>
    <style:style style:name="P613" style:family="paragraph" style:parent-style-name="Standard">
      <style:paragraph-properties fo:text-align="justify" style:justify-single-word="false"/>
      <style:text-properties officeooo:paragraph-rsid="09a26f51"/>
    </style:style>
    <style:style style:name="P614" style:family="paragraph" style:parent-style-name="Standard">
      <style:paragraph-properties fo:text-align="justify" style:justify-single-word="false"/>
      <style:text-properties officeooo:paragraph-rsid="09a44f9c"/>
    </style:style>
    <style:style style:name="P615" style:family="paragraph" style:parent-style-name="Standard">
      <style:paragraph-properties fo:text-align="justify" style:justify-single-word="false"/>
      <style:text-properties officeooo:paragraph-rsid="09a7dcd4"/>
    </style:style>
    <style:style style:name="P616" style:family="paragraph" style:parent-style-name="Standard">
      <style:paragraph-properties fo:text-align="justify" style:justify-single-word="false"/>
      <style:text-properties officeooo:paragraph-rsid="09af4201"/>
    </style:style>
    <style:style style:name="P617" style:family="paragraph" style:parent-style-name="Standard">
      <style:paragraph-properties fo:text-align="justify" style:justify-single-word="false"/>
      <style:text-properties officeooo:paragraph-rsid="09b0f5b3"/>
    </style:style>
    <style:style style:name="P618" style:family="paragraph" style:parent-style-name="Standard">
      <style:paragraph-properties fo:text-align="justify" style:justify-single-word="false"/>
      <style:text-properties officeooo:paragraph-rsid="09b2d68e"/>
    </style:style>
    <style:style style:name="P619" style:family="paragraph" style:parent-style-name="Standard">
      <style:paragraph-properties fo:text-align="justify" style:justify-single-word="false"/>
      <style:text-properties officeooo:paragraph-rsid="09b48720"/>
    </style:style>
    <style:style style:name="P620" style:family="paragraph" style:parent-style-name="Standard">
      <style:paragraph-properties fo:text-align="justify" style:justify-single-word="false"/>
      <style:text-properties officeooo:paragraph-rsid="09cb7535"/>
    </style:style>
    <style:style style:name="P621" style:family="paragraph" style:parent-style-name="Standard">
      <style:text-properties officeooo:paragraph-rsid="082cb598"/>
    </style:style>
    <style:style style:name="P622" style:family="paragraph" style:parent-style-name="Standard">
      <style:text-properties officeooo:rsid="08306330" officeooo:paragraph-rsid="08306330"/>
    </style:style>
    <style:style style:name="P623" style:family="paragraph" style:parent-style-name="Standard">
      <style:text-properties officeooo:rsid="08306330" officeooo:paragraph-rsid="0837c55b"/>
    </style:style>
    <style:style style:name="P624" style:family="paragraph" style:parent-style-name="Standard">
      <style:text-properties officeooo:rsid="083a105c" officeooo:paragraph-rsid="083ed088"/>
    </style:style>
    <style:style style:name="P625" style:family="paragraph" style:parent-style-name="Standard">
      <style:text-properties officeooo:rsid="08425878" officeooo:paragraph-rsid="08425878"/>
    </style:style>
    <style:style style:name="P626" style:family="paragraph" style:parent-style-name="Standard">
      <style:text-properties officeooo:paragraph-rsid="096e418f"/>
    </style:style>
    <style:style style:name="P627" style:family="paragraph" style:parent-style-name="Standard">
      <style:text-properties officeooo:paragraph-rsid="0975fc6c"/>
    </style:style>
    <style:style style:name="P628" style:family="paragraph" style:parent-style-name="Standard">
      <style:text-properties officeooo:paragraph-rsid="09792ddc"/>
    </style:style>
    <style:style style:name="P629" style:family="paragraph" style:parent-style-name="Standard">
      <style:text-properties officeooo:paragraph-rsid="097afb3f"/>
    </style:style>
    <style:style style:name="P630" style:family="paragraph" style:parent-style-name="Standard">
      <style:text-properties officeooo:paragraph-rsid="097bab4f"/>
    </style:style>
    <style:style style:name="P631" style:family="paragraph" style:parent-style-name="Standard">
      <style:text-properties officeooo:paragraph-rsid="097d907e"/>
    </style:style>
    <style:style style:name="P632" style:family="paragraph" style:parent-style-name="Standard">
      <style:text-properties officeooo:paragraph-rsid="099ac04f"/>
    </style:style>
    <style:style style:name="P633" style:family="paragraph" style:parent-style-name="Standard">
      <style:text-properties officeooo:paragraph-rsid="099ef1cd"/>
    </style:style>
    <style:style style:name="P634" style:family="paragraph" style:parent-style-name="Standard">
      <style:text-properties officeooo:paragraph-rsid="09ba2f6c"/>
    </style:style>
    <style:style style:name="P635" style:family="paragraph" style:parent-style-name="Standard">
      <style:text-properties officeooo:paragraph-rsid="09bbd62e"/>
    </style:style>
    <style:style style:name="P636" style:family="paragraph" style:parent-style-name="Standard">
      <style:text-properties officeooo:paragraph-rsid="09bc1470"/>
    </style:style>
    <style:style style:name="P637" style:family="paragraph" style:parent-style-name="Standard">
      <style:text-properties officeooo:paragraph-rsid="09be1b64"/>
    </style:style>
    <style:style style:name="P638" style:family="paragraph" style:parent-style-name="Standard">
      <style:text-properties officeooo:paragraph-rsid="09be6ba2"/>
    </style:style>
    <style:style style:name="P639" style:family="paragraph" style:parent-style-name="Standard">
      <style:text-properties officeooo:paragraph-rsid="09c064ca"/>
    </style:style>
    <style:style style:name="P640" style:family="paragraph" style:parent-style-name="Standard">
      <style:text-properties officeooo:paragraph-rsid="09c1872c"/>
    </style:style>
    <style:style style:name="P641" style:family="paragraph" style:parent-style-name="Standard">
      <style:text-properties officeooo:paragraph-rsid="09c1b1bc"/>
    </style:style>
    <style:style style:name="P642" style:family="paragraph" style:parent-style-name="Standard">
      <style:text-properties officeooo:paragraph-rsid="09c68ad9"/>
    </style:style>
    <style:style style:name="P643" style:family="paragraph" style:parent-style-name="Standard">
      <style:text-properties officeooo:paragraph-rsid="09d193c0"/>
    </style:style>
    <style:style style:name="P644" style:family="paragraph" style:parent-style-name="Standard">
      <style:text-properties officeooo:paragraph-rsid="09d67013"/>
    </style:style>
    <style:style style:name="P645" style:family="paragraph" style:parent-style-name="Standard">
      <style:text-properties officeooo:paragraph-rsid="09e927cd"/>
    </style:style>
    <style:style style:name="P646" style:family="paragraph" style:parent-style-name="Standard">
      <style:text-properties officeooo:paragraph-rsid="09ee11da"/>
    </style:style>
    <style:style style:name="P647" style:family="paragraph" style:parent-style-name="Standard">
      <style:text-properties officeooo:paragraph-rsid="09f016ff"/>
    </style:style>
    <style:style style:name="P648" style:family="paragraph" style:parent-style-name="Standard">
      <style:text-properties officeooo:paragraph-rsid="09f0994e"/>
    </style:style>
    <style:style style:name="P649" style:family="paragraph" style:parent-style-name="Standard">
      <style:text-properties officeooo:paragraph-rsid="09f141c1"/>
    </style:style>
    <style:style style:name="P650" style:family="paragraph" style:parent-style-name="Standard">
      <style:text-properties officeooo:paragraph-rsid="09f3c14a"/>
    </style:style>
    <style:style style:name="P651" style:family="paragraph" style:parent-style-name="Standard">
      <style:text-properties officeooo:paragraph-rsid="09f4b93c"/>
    </style:style>
    <style:style style:name="P652" style:family="paragraph" style:parent-style-name="Standard">
      <style:text-properties officeooo:paragraph-rsid="09f663d9"/>
    </style:style>
    <style:style style:name="P653" style:family="paragraph" style:parent-style-name="Standard">
      <style:text-properties officeooo:paragraph-rsid="09f67888"/>
    </style:style>
    <style:style style:name="P654" style:family="paragraph" style:parent-style-name="Standard">
      <style:text-properties officeooo:paragraph-rsid="09f7a4df"/>
    </style:style>
    <style:style style:name="P655" style:family="paragraph" style:parent-style-name="Standard">
      <style:text-properties officeooo:paragraph-rsid="09f81ea6"/>
    </style:style>
    <style:style style:name="P656" style:family="paragraph" style:parent-style-name="Standard">
      <style:text-properties officeooo:paragraph-rsid="09fae3ec"/>
    </style:style>
    <style:style style:name="P657" style:family="paragraph" style:parent-style-name="Standard">
      <style:text-properties officeooo:paragraph-rsid="09fcd38c"/>
    </style:style>
    <style:style style:name="P658" style:family="paragraph" style:parent-style-name="Standard">
      <style:text-properties officeooo:paragraph-rsid="09ffa582"/>
    </style:style>
    <style:style style:name="P659" style:family="paragraph" style:parent-style-name="Standard">
      <style:text-properties officeooo:paragraph-rsid="0a057c15"/>
    </style:style>
    <style:style style:name="P660" style:family="paragraph" style:parent-style-name="Standard">
      <style:text-properties officeooo:paragraph-rsid="0a0768b6"/>
    </style:style>
    <style:style style:name="P661" style:family="paragraph" style:parent-style-name="Standard">
      <style:text-properties officeooo:paragraph-rsid="0a07ff08"/>
    </style:style>
    <style:style style:name="P662" style:family="paragraph" style:parent-style-name="Standard">
      <style:text-properties officeooo:paragraph-rsid="0a089a0a"/>
    </style:style>
    <style:style style:name="P663" style:family="paragraph" style:parent-style-name="Standard">
      <style:text-properties officeooo:paragraph-rsid="0a0c2fc1"/>
    </style:style>
    <style:style style:name="P664" style:family="paragraph" style:parent-style-name="Standard">
      <style:text-properties officeooo:paragraph-rsid="0a0c5b50"/>
    </style:style>
    <style:style style:name="P665" style:family="paragraph" style:parent-style-name="Standard">
      <style:text-properties officeooo:paragraph-rsid="0a125822"/>
    </style:style>
    <style:style style:name="P666" style:family="paragraph" style:parent-style-name="Standard">
      <style:text-properties officeooo:paragraph-rsid="0a12cb46"/>
    </style:style>
    <style:style style:name="P667" style:family="paragraph" style:parent-style-name="Standard">
      <style:text-properties officeooo:paragraph-rsid="0a14c66d"/>
    </style:style>
    <style:style style:name="P668" style:family="paragraph" style:parent-style-name="Standard">
      <style:text-properties officeooo:paragraph-rsid="0a16c152"/>
    </style:style>
    <style:style style:name="P669" style:family="paragraph" style:parent-style-name="Standard">
      <style:text-properties officeooo:paragraph-rsid="0a170de1"/>
    </style:style>
    <style:style style:name="P670" style:family="paragraph" style:parent-style-name="Standard">
      <style:text-properties officeooo:paragraph-rsid="0a17cffe"/>
    </style:style>
    <style:style style:name="P671" style:family="paragraph" style:parent-style-name="Standard">
      <style:text-properties officeooo:paragraph-rsid="0a1957ff"/>
    </style:style>
    <style:style style:name="P672" style:family="paragraph" style:parent-style-name="Standard">
      <style:text-properties officeooo:paragraph-rsid="0a1b7fa4"/>
    </style:style>
    <style:style style:name="P673" style:family="paragraph" style:parent-style-name="Standard">
      <style:text-properties officeooo:paragraph-rsid="0a1e9290"/>
    </style:style>
    <style:style style:name="P674" style:family="paragraph" style:parent-style-name="Standard">
      <style:text-properties officeooo:paragraph-rsid="0a282e19"/>
    </style:style>
    <style:style style:name="P675" style:family="paragraph" style:parent-style-name="Standard">
      <style:text-properties officeooo:paragraph-rsid="0a2c92c3"/>
    </style:style>
    <style:style style:name="P676" style:family="paragraph" style:parent-style-name="Standard">
      <style:text-properties officeooo:paragraph-rsid="0a31a679"/>
    </style:style>
    <style:style style:name="P677" style:family="paragraph" style:parent-style-name="Standard">
      <style:text-properties officeooo:paragraph-rsid="0a3d7e54"/>
    </style:style>
    <style:style style:name="P678" style:family="paragraph" style:parent-style-name="Standard">
      <style:text-properties officeooo:paragraph-rsid="0a3ecd9f"/>
    </style:style>
    <style:style style:name="P679" style:family="paragraph" style:parent-style-name="Standard">
      <style:text-properties officeooo:paragraph-rsid="0a407320"/>
    </style:style>
    <style:style style:name="P680" style:family="paragraph" style:parent-style-name="Standard">
      <style:text-properties officeooo:paragraph-rsid="0a46e6c5"/>
    </style:style>
    <style:style style:name="P681" style:family="paragraph" style:parent-style-name="Standard">
      <style:text-properties officeooo:paragraph-rsid="0a472622"/>
    </style:style>
    <style:style style:name="P682" style:family="paragraph" style:parent-style-name="Standard">
      <style:text-properties officeooo:paragraph-rsid="0a4a2b6a"/>
    </style:style>
    <style:style style:name="P683" style:family="paragraph" style:parent-style-name="Standard">
      <style:text-properties officeooo:paragraph-rsid="0a4bb3a7"/>
    </style:style>
    <style:style style:name="P684" style:family="paragraph" style:parent-style-name="Standard">
      <style:text-properties officeooo:paragraph-rsid="0a4c0a6b"/>
    </style:style>
    <style:style style:name="P685" style:family="paragraph" style:parent-style-name="Standard">
      <style:text-properties officeooo:paragraph-rsid="0a4e9bb9"/>
    </style:style>
    <style:style style:name="P686" style:family="paragraph" style:parent-style-name="Standard">
      <style:text-properties officeooo:paragraph-rsid="0a4f824e"/>
    </style:style>
    <style:style style:name="P687" style:family="paragraph" style:parent-style-name="Standard">
      <style:text-properties officeooo:paragraph-rsid="0a4fe243"/>
    </style:style>
    <style:style style:name="P688" style:family="paragraph" style:parent-style-name="Standard">
      <style:text-properties officeooo:paragraph-rsid="0a533af9"/>
    </style:style>
    <style:style style:name="P689" style:family="paragraph" style:parent-style-name="Standard">
      <style:text-properties officeooo:paragraph-rsid="0a57d5e4"/>
    </style:style>
    <style:style style:name="P690" style:family="paragraph" style:parent-style-name="Standard">
      <style:text-properties officeooo:paragraph-rsid="0a5cdf48"/>
    </style:style>
    <style:style style:name="P691" style:family="paragraph" style:parent-style-name="Standard">
      <style:text-properties officeooo:paragraph-rsid="0a5d0864"/>
    </style:style>
    <style:style style:name="P692" style:family="paragraph" style:parent-style-name="Standard">
      <style:text-properties officeooo:paragraph-rsid="0a5d78d3"/>
    </style:style>
    <style:style style:name="P693" style:family="paragraph" style:parent-style-name="Standard">
      <style:text-properties officeooo:paragraph-rsid="0a608510"/>
    </style:style>
    <style:style style:name="P694" style:family="paragraph" style:parent-style-name="Standard">
      <style:text-properties officeooo:paragraph-rsid="0a6e4b7f"/>
    </style:style>
    <style:style style:name="P695" style:family="paragraph" style:parent-style-name="Standard">
      <style:text-properties officeooo:paragraph-rsid="0a7060a7"/>
    </style:style>
    <style:style style:name="P696" style:family="paragraph" style:parent-style-name="Standard">
      <style:text-properties officeooo:paragraph-rsid="0a711d95"/>
    </style:style>
    <style:style style:name="P697" style:family="paragraph" style:parent-style-name="Standard" style:master-page-name="">
      <style:paragraph-properties style:page-number="auto"/>
      <style:text-properties fo:language="ru" fo:country="RU" officeooo:rsid="01061190" officeooo:paragraph-rsid="01061190"/>
    </style:style>
    <style:style style:name="P698" style:family="paragraph" style:parent-style-name="indent-big">
      <style:text-properties officeooo:rsid="030b838f" officeooo:paragraph-rsid="030b838f"/>
    </style:style>
    <style:style style:name="P699" style:family="paragraph" style:parent-style-name="indent-big">
      <style:text-properties officeooo:rsid="031b36b3" officeooo:paragraph-rsid="031b36b3"/>
    </style:style>
    <style:style style:name="P700" style:family="paragraph" style:parent-style-name="big-left-indent">
      <style:text-properties officeooo:rsid="030b838f" officeooo:paragraph-rsid="030b838f"/>
    </style:style>
    <style:style style:name="P701" style:family="paragraph" style:parent-style-name="center">
      <style:text-properties officeooo:paragraph-rsid="039b20f6"/>
    </style:style>
    <style:style style:name="P702" style:family="paragraph" style:parent-style-name="center">
      <style:text-properties officeooo:paragraph-rsid="03c0abc5"/>
    </style:style>
    <style:style style:name="P703" style:family="paragraph" style:parent-style-name="center">
      <style:text-properties officeooo:rsid="03c0abc5" officeooo:paragraph-rsid="03c0abc5"/>
    </style:style>
    <style:style style:name="P704" style:family="paragraph" style:parent-style-name="center-norm">
      <style:text-properties officeooo:paragraph-rsid="0481af48"/>
    </style:style>
    <style:style style:name="P705" style:family="paragraph" style:parent-style-name="Standard">
      <style:paragraph-properties fo:margin-left="0in" fo:margin-right="0in" fo:text-align="justify" style:justify-single-word="false" fo:text-indent="0in" style:auto-text-indent="false"/>
      <style:text-properties officeooo:rsid="082ba5ca" officeooo:paragraph-rsid="082ba5ca"/>
    </style:style>
    <style:style style:name="P706" style:family="paragraph" style:parent-style-name="caps">
      <style:paragraph-properties fo:margin-left="0in" fo:margin-right="0in" fo:text-indent="0in" style:auto-text-indent="false"/>
    </style:style>
    <style:style style:name="P707" style:family="paragraph" style:parent-style-name="caps">
      <style:paragraph-properties fo:margin-left="0in" fo:margin-right="0in" fo:text-align="justify" style:justify-single-word="false" fo:text-indent="0in" style:auto-text-indent="false"/>
      <style:text-properties officeooo:paragraph-rsid="09b48720"/>
    </style:style>
    <style:style style:name="P708" style:family="paragraph" style:parent-style-name="Standard">
      <style:text-properties officeooo:paragraph-rsid="0a7b6b89"/>
    </style:style>
    <style:style style:name="P709" style:family="paragraph" style:parent-style-name="Standard">
      <style:text-properties officeooo:paragraph-rsid="0a7b8d14"/>
    </style:style>
    <style:style style:name="P710" style:family="paragraph" style:parent-style-name="Standard">
      <style:text-properties officeooo:paragraph-rsid="0a7d78fb"/>
    </style:style>
    <style:style style:name="P711" style:family="paragraph" style:parent-style-name="Standard">
      <style:text-properties officeooo:paragraph-rsid="0a7e13fe"/>
    </style:style>
    <style:style style:name="P712" style:family="paragraph" style:parent-style-name="Standard">
      <style:text-properties officeooo:paragraph-rsid="0a80f2e3"/>
    </style:style>
    <style:style style:name="P713" style:family="paragraph" style:parent-style-name="Standard">
      <style:text-properties officeooo:paragraph-rsid="0a824ee2"/>
    </style:style>
    <style:style style:name="P714" style:family="paragraph" style:parent-style-name="Standard">
      <style:text-properties officeooo:paragraph-rsid="0a83901c"/>
    </style:style>
    <style:style style:name="P715" style:family="paragraph" style:parent-style-name="Standard">
      <style:text-properties officeooo:paragraph-rsid="0a845045"/>
    </style:style>
    <style:style style:name="P716" style:family="paragraph" style:parent-style-name="Standard">
      <style:text-properties officeooo:paragraph-rsid="0a857ca8"/>
    </style:style>
    <style:style style:name="P717" style:family="paragraph" style:parent-style-name="Standard">
      <style:text-properties officeooo:paragraph-rsid="0a859e4a"/>
    </style:style>
    <style:style style:name="P718" style:family="paragraph" style:parent-style-name="Standard">
      <style:text-properties officeooo:paragraph-rsid="0a887f16"/>
    </style:style>
    <style:style style:name="P719" style:family="paragraph" style:parent-style-name="Standard">
      <style:text-properties officeooo:paragraph-rsid="0a8a9ac8"/>
    </style:style>
    <style:style style:name="P720" style:family="paragraph" style:parent-style-name="Standard">
      <style:text-properties officeooo:paragraph-rsid="0a8c4d7e"/>
    </style:style>
    <style:style style:name="P721" style:family="paragraph" style:parent-style-name="Standard">
      <style:text-properties officeooo:paragraph-rsid="0a8d6c32"/>
    </style:style>
    <style:style style:name="P722" style:family="paragraph" style:parent-style-name="Standard">
      <style:text-properties officeooo:paragraph-rsid="0a90b5a8"/>
    </style:style>
    <style:style style:name="P723" style:family="paragraph" style:parent-style-name="Standard">
      <style:text-properties officeooo:paragraph-rsid="0a92f3c8"/>
    </style:style>
    <style:style style:name="P724" style:family="paragraph" style:parent-style-name="Standard">
      <style:text-properties officeooo:paragraph-rsid="0a9449e9"/>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officeooo:rsid="03c5486b" style:font-style-asian="italic" style:font-style-complex="italic"/>
    </style:style>
    <style:style style:name="T79" style:family="text">
      <style:text-properties fo:font-style="italic" officeooo:rsid="03f65a15" style:font-style-asian="italic" style:font-style-complex="italic"/>
    </style:style>
    <style:style style:name="T80" style:family="text">
      <style:text-properties fo:font-style="italic" officeooo:rsid="04185270" style:font-style-asian="italic" style:font-style-complex="italic"/>
    </style:style>
    <style:style style:name="T81" style:family="text">
      <style:text-properties fo:font-style="italic" officeooo:rsid="041a035b" style:font-style-asian="italic" style:font-style-complex="italic"/>
    </style:style>
    <style:style style:name="T82" style:family="text">
      <style:text-properties fo:font-style="italic" officeooo:rsid="0430b161" style:font-style-asian="italic" style:font-style-complex="italic"/>
    </style:style>
    <style:style style:name="T83" style:family="text">
      <style:text-properties fo:font-style="italic" officeooo:rsid="043659f4" style:font-style-asian="italic" style:font-style-complex="italic"/>
    </style:style>
    <style:style style:name="T84" style:family="text">
      <style:text-properties fo:font-style="italic" officeooo:rsid="044602bb" style:font-style-asian="italic" style:font-style-complex="italic"/>
    </style:style>
    <style:style style:name="T85" style:family="text">
      <style:text-properties fo:font-style="italic" officeooo:rsid="04479aea" style:font-style-asian="italic" style:font-style-complex="italic"/>
    </style:style>
    <style:style style:name="T86" style:family="text">
      <style:text-properties fo:font-style="italic" officeooo:rsid="04494599" style:font-style-asian="italic" style:font-style-complex="italic"/>
    </style:style>
    <style:style style:name="T87" style:family="text">
      <style:text-properties fo:font-style="italic" officeooo:rsid="04560cd1" style:font-style-asian="italic" style:font-style-complex="italic"/>
    </style:style>
    <style:style style:name="T88" style:family="text">
      <style:text-properties fo:font-style="italic" officeooo:rsid="045a19cb" style:font-style-asian="italic" style:font-style-complex="italic"/>
    </style:style>
    <style:style style:name="T89" style:family="text">
      <style:text-properties fo:font-style="italic" officeooo:rsid="04656bf5" style:font-style-asian="italic" style:font-style-complex="italic"/>
    </style:style>
    <style:style style:name="T90" style:family="text">
      <style:text-properties fo:font-style="italic" officeooo:rsid="04800dce" style:font-style-asian="italic" style:font-style-complex="italic"/>
    </style:style>
    <style:style style:name="T91" style:family="text">
      <style:text-properties fo:font-style="italic" officeooo:rsid="0837c55b" style:font-style-asian="italic" style:font-style-complex="italic"/>
    </style:style>
    <style:style style:name="T92" style:family="text">
      <style:text-properties fo:font-style="italic" officeooo:rsid="083d0927" style:font-style-asian="italic" style:font-style-complex="italic"/>
    </style:style>
    <style:style style:name="T93" style:family="text">
      <style:text-properties fo:font-style="italic" officeooo:rsid="0840114a" style:font-style-asian="italic" style:font-style-complex="italic"/>
    </style:style>
    <style:style style:name="T94" style:family="text">
      <style:text-properties fo:font-style="italic" officeooo:rsid="0842b747"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officeooo:rsid="003058a2"/>
    </style:style>
    <style:style style:name="T97" style:family="text">
      <style:text-properties officeooo:rsid="003415f1"/>
    </style:style>
    <style:style style:name="T98" style:family="text">
      <style:text-properties officeooo:rsid="00363ab8"/>
    </style:style>
    <style:style style:name="T99" style:family="text">
      <style:text-properties officeooo:rsid="0038daec"/>
    </style:style>
    <style:style style:name="T100" style:family="text">
      <style:text-properties officeooo:rsid="003929d3"/>
    </style:style>
    <style:style style:name="T101" style:family="text">
      <style:text-properties officeooo:rsid="003b022f"/>
    </style:style>
    <style:style style:name="T102" style:family="text">
      <style:text-properties officeooo:rsid="003bd8eb"/>
    </style:style>
    <style:style style:name="T103" style:family="text">
      <style:text-properties officeooo:rsid="003d934b"/>
    </style:style>
    <style:style style:name="T104" style:family="text">
      <style:text-properties fo:font-style="normal" style:font-style-asian="normal" style:font-style-complex="normal"/>
    </style:style>
    <style:style style:name="T105" style:family="text">
      <style:text-properties fo:font-style="normal" officeooo:rsid="003d934b" style:font-style-asian="normal" style:font-style-complex="normal"/>
    </style:style>
    <style:style style:name="T106" style:family="text">
      <style:text-properties fo:font-style="normal" officeooo:rsid="003e4e43" style:font-style-asian="normal" style:font-style-complex="normal"/>
    </style:style>
    <style:style style:name="T107" style:family="text">
      <style:text-properties fo:font-style="normal" officeooo:rsid="003f3465" style:font-style-asian="normal" style:font-style-complex="normal"/>
    </style:style>
    <style:style style:name="T108" style:family="text">
      <style:text-properties fo:font-style="normal" officeooo:rsid="00406898" style:font-style-asian="normal" style:font-style-complex="normal"/>
    </style:style>
    <style:style style:name="T109" style:family="text">
      <style:text-properties fo:font-style="normal" officeooo:rsid="00419d67" style:font-style-asian="normal" style:font-style-complex="normal"/>
    </style:style>
    <style:style style:name="T110" style:family="text">
      <style:text-properties fo:font-style="normal" officeooo:rsid="0041f17d" style:font-style-asian="normal" style:font-style-complex="normal"/>
    </style:style>
    <style:style style:name="T111" style:family="text">
      <style:text-properties fo:font-style="normal" officeooo:rsid="0043d4c5" style:font-style-asian="normal" style:font-style-complex="normal"/>
    </style:style>
    <style:style style:name="T112" style:family="text">
      <style:text-properties fo:font-style="normal" officeooo:rsid="00454c66" style:font-style-asian="normal" style:font-style-complex="normal"/>
    </style:style>
    <style:style style:name="T113" style:family="text">
      <style:text-properties fo:font-style="normal" officeooo:rsid="0045673d" style:font-style-asian="normal" style:font-style-complex="normal"/>
    </style:style>
    <style:style style:name="T114" style:family="text">
      <style:text-properties fo:font-style="normal" officeooo:rsid="0045751f" style:font-style-asian="normal" style:font-style-complex="normal"/>
    </style:style>
    <style:style style:name="T115" style:family="text">
      <style:text-properties fo:font-style="normal" officeooo:rsid="0045a057" style:font-style-asian="normal" style:font-style-complex="normal"/>
    </style:style>
    <style:style style:name="T116" style:family="text">
      <style:text-properties fo:font-style="normal" officeooo:rsid="00476c5f" style:font-style-asian="normal" style:font-style-complex="normal"/>
    </style:style>
    <style:style style:name="T117" style:family="text">
      <style:text-properties fo:font-style="normal" officeooo:rsid="004bafc6" style:font-style-asian="normal" style:font-style-complex="normal"/>
    </style:style>
    <style:style style:name="T118" style:family="text">
      <style:text-properties fo:font-style="normal" officeooo:rsid="004c76d2" style:font-style-asian="normal" style:font-style-complex="normal"/>
    </style:style>
    <style:style style:name="T119" style:family="text">
      <style:text-properties fo:font-style="normal" officeooo:rsid="004df15c" style:font-style-asian="normal" style:font-style-complex="normal"/>
    </style:style>
    <style:style style:name="T120" style:family="text">
      <style:text-properties fo:font-style="normal" officeooo:rsid="004e7bda" style:font-style-asian="normal" style:font-style-complex="normal"/>
    </style:style>
    <style:style style:name="T121" style:family="text">
      <style:text-properties fo:font-style="normal" officeooo:rsid="004e8660" style:font-style-asian="normal" style:font-style-complex="normal"/>
    </style:style>
    <style:style style:name="T122" style:family="text">
      <style:text-properties fo:font-style="normal" officeooo:rsid="004efd4c" style:font-style-asian="normal" style:font-style-complex="normal"/>
    </style:style>
    <style:style style:name="T123" style:family="text">
      <style:text-properties fo:font-style="normal" officeooo:rsid="0050007e" style:font-style-asian="normal" style:font-style-complex="normal"/>
    </style:style>
    <style:style style:name="T124" style:family="text">
      <style:text-properties fo:font-style="normal" officeooo:rsid="00505d06" style:font-style-asian="normal" style:font-style-complex="normal"/>
    </style:style>
    <style:style style:name="T125" style:family="text">
      <style:text-properties fo:font-style="normal" officeooo:rsid="0051d955" style:font-style-asian="normal" style:font-style-complex="normal"/>
    </style:style>
    <style:style style:name="T126" style:family="text">
      <style:text-properties fo:font-style="normal" officeooo:rsid="0052ca59" style:font-style-asian="normal" style:font-style-complex="normal"/>
    </style:style>
    <style:style style:name="T127" style:family="text">
      <style:text-properties fo:font-style="normal" officeooo:rsid="0055d1bf" style:font-style-asian="normal" style:font-style-complex="normal"/>
    </style:style>
    <style:style style:name="T128" style:family="text">
      <style:text-properties fo:font-style="normal" officeooo:rsid="0056a681" style:font-style-asian="normal" style:font-style-complex="normal"/>
    </style:style>
    <style:style style:name="T129" style:family="text">
      <style:text-properties fo:font-style="normal" officeooo:rsid="00570cff" style:font-style-asian="normal" style:font-style-complex="normal"/>
    </style:style>
    <style:style style:name="T130" style:family="text">
      <style:text-properties fo:font-style="normal" officeooo:rsid="0057833b" style:font-style-asian="normal" style:font-style-complex="normal"/>
    </style:style>
    <style:style style:name="T131" style:family="text">
      <style:text-properties fo:font-style="normal" officeooo:rsid="0058939d" style:font-style-asian="normal" style:font-style-complex="normal"/>
    </style:style>
    <style:style style:name="T132" style:family="text">
      <style:text-properties fo:font-style="normal" officeooo:rsid="005ab894" style:font-style-asian="normal" style:font-style-complex="normal"/>
    </style:style>
    <style:style style:name="T133" style:family="text">
      <style:text-properties fo:font-style="normal" officeooo:rsid="005ab9d4" style:font-style-asian="normal" style:font-style-complex="normal"/>
    </style:style>
    <style:style style:name="T134" style:family="text">
      <style:text-properties fo:font-style="normal" officeooo:rsid="005c47e1" style:font-style-asian="normal" style:font-style-complex="normal"/>
    </style:style>
    <style:style style:name="T135" style:family="text">
      <style:text-properties fo:font-style="normal" officeooo:rsid="005e41dc" style:font-style-asian="normal" style:font-style-complex="normal"/>
    </style:style>
    <style:style style:name="T136" style:family="text">
      <style:text-properties fo:font-style="normal" officeooo:rsid="005f7340" style:font-style-asian="normal" style:font-style-complex="normal"/>
    </style:style>
    <style:style style:name="T137" style:family="text">
      <style:text-properties fo:font-style="normal" officeooo:rsid="005f7f84" style:font-style-asian="normal" style:font-style-complex="normal"/>
    </style:style>
    <style:style style:name="T138" style:family="text">
      <style:text-properties fo:font-style="normal" officeooo:rsid="005fa089" style:font-style-asian="normal" style:font-style-complex="normal"/>
    </style:style>
    <style:style style:name="T139" style:family="text">
      <style:text-properties fo:font-style="normal" officeooo:rsid="00613a24" style:font-style-asian="normal" style:font-style-complex="normal"/>
    </style:style>
    <style:style style:name="T140" style:family="text">
      <style:text-properties fo:font-style="normal" officeooo:rsid="00627b0b" style:font-style-asian="normal" style:font-style-complex="normal"/>
    </style:style>
    <style:style style:name="T141" style:family="text">
      <style:text-properties fo:font-style="normal" officeooo:rsid="006332a0" style:font-style-asian="normal" style:font-style-complex="normal"/>
    </style:style>
    <style:style style:name="T142" style:family="text">
      <style:text-properties fo:font-style="normal" officeooo:rsid="006479b3" style:font-style-asian="normal" style:font-style-complex="normal"/>
    </style:style>
    <style:style style:name="T143" style:family="text">
      <style:text-properties fo:font-style="normal" officeooo:rsid="00660c89" style:font-style-asian="normal" style:font-style-complex="normal"/>
    </style:style>
    <style:style style:name="T144" style:family="text">
      <style:text-properties fo:font-style="normal" officeooo:rsid="0067aaf9" style:font-style-asian="normal" style:font-style-complex="normal"/>
    </style:style>
    <style:style style:name="T145" style:family="text">
      <style:text-properties fo:font-style="normal" officeooo:rsid="0067cefb" style:font-style-asian="normal" style:font-style-complex="normal"/>
    </style:style>
    <style:style style:name="T146" style:family="text">
      <style:text-properties fo:font-style="normal" officeooo:rsid="006b4470" style:font-style-asian="normal" style:font-style-complex="normal"/>
    </style:style>
    <style:style style:name="T147" style:family="text">
      <style:text-properties fo:font-style="normal" officeooo:rsid="006c3a18" style:font-style-asian="normal" style:font-style-complex="normal"/>
    </style:style>
    <style:style style:name="T148" style:family="text">
      <style:text-properties fo:font-style="normal" officeooo:rsid="006cfea0" style:font-style-asian="normal" style:font-style-complex="normal"/>
    </style:style>
    <style:style style:name="T149" style:family="text">
      <style:text-properties fo:font-style="normal" officeooo:rsid="006f5a1d" style:font-style-asian="normal" style:font-style-complex="normal"/>
    </style:style>
    <style:style style:name="T150" style:family="text">
      <style:text-properties fo:font-style="normal" officeooo:rsid="025d2e95" style:font-style-asian="normal" style:font-style-complex="normal"/>
    </style:style>
    <style:style style:name="T151" style:family="text">
      <style:text-properties fo:font-style="normal" officeooo:rsid="02595af3" style:font-style-asian="normal" style:font-style-complex="normal"/>
    </style:style>
    <style:style style:name="T152" style:family="text">
      <style:text-properties fo:font-style="normal" officeooo:rsid="0259ca07" style:font-style-asian="normal" style:font-style-complex="normal"/>
    </style:style>
    <style:style style:name="T153" style:family="text">
      <style:text-properties fo:font-style="normal" officeooo:rsid="025e3220" style:font-style-asian="normal" style:font-style-complex="normal"/>
    </style:style>
    <style:style style:name="T154" style:family="text">
      <style:text-properties fo:font-style="normal" officeooo:rsid="0264f7aa" style:font-style-asian="normal" style:font-style-complex="normal"/>
    </style:style>
    <style:style style:name="T155" style:family="text">
      <style:text-properties fo:font-style="normal" officeooo:rsid="035acf84" style:font-style-asian="normal" style:font-style-complex="normal"/>
    </style:style>
    <style:style style:name="T156" style:family="text">
      <style:text-properties fo:font-style="normal" officeooo:rsid="038ef054" style:font-style-asian="normal" style:font-style-complex="normal"/>
    </style:style>
    <style:style style:name="T157" style:family="text">
      <style:text-properties fo:font-style="normal" officeooo:rsid="044602bb" style:font-style-asian="normal" style:font-style-complex="normal"/>
    </style:style>
    <style:style style:name="T158" style:family="text">
      <style:text-properties fo:font-style="normal" officeooo:rsid="04479aea" style:font-style-asian="normal" style:font-style-complex="normal"/>
    </style:style>
    <style:style style:name="T159" style:family="text">
      <style:text-properties fo:font-style="normal" officeooo:rsid="04489af3" style:font-style-asian="normal" style:font-style-complex="normal"/>
    </style:style>
    <style:style style:name="T160" style:family="text">
      <style:text-properties fo:font-style="normal" officeooo:rsid="04494599" style:font-style-asian="normal" style:font-style-complex="normal"/>
    </style:style>
    <style:style style:name="T161" style:family="text">
      <style:text-properties fo:font-style="normal" officeooo:rsid="0449bd92" style:font-style-asian="normal" style:font-style-complex="normal"/>
    </style:style>
    <style:style style:name="T162" style:family="text">
      <style:text-properties fo:font-style="normal" officeooo:rsid="044b8fd0" style:font-style-asian="normal" style:font-style-complex="normal"/>
    </style:style>
    <style:style style:name="T163" style:family="text">
      <style:text-properties fo:font-style="normal" officeooo:rsid="044c5f54" style:font-style-asian="normal" style:font-style-complex="normal"/>
    </style:style>
    <style:style style:name="T164" style:family="text">
      <style:text-properties fo:font-style="normal" officeooo:rsid="044cc0b6" style:font-style-asian="normal" style:font-style-complex="normal"/>
    </style:style>
    <style:style style:name="T165" style:family="text">
      <style:text-properties fo:font-style="normal" officeooo:rsid="044de190" style:font-style-asian="normal" style:font-style-complex="normal"/>
    </style:style>
    <style:style style:name="T166" style:family="text">
      <style:text-properties fo:font-style="normal" officeooo:rsid="044f1751" style:font-style-asian="normal" style:font-style-complex="normal"/>
    </style:style>
    <style:style style:name="T167" style:family="text">
      <style:text-properties fo:font-style="normal" officeooo:rsid="04508927" style:font-style-asian="normal" style:font-style-complex="normal"/>
    </style:style>
    <style:style style:name="T168" style:family="text">
      <style:text-properties fo:font-style="normal" officeooo:rsid="04510910" style:font-style-asian="normal" style:font-style-complex="normal"/>
    </style:style>
    <style:style style:name="T169" style:family="text">
      <style:text-properties fo:font-style="normal" officeooo:rsid="0452c621" style:font-style-asian="normal" style:font-style-complex="normal"/>
    </style:style>
    <style:style style:name="T170" style:family="text">
      <style:text-properties fo:font-style="normal" officeooo:rsid="04542d04" style:font-style-asian="normal" style:font-style-complex="normal"/>
    </style:style>
    <style:style style:name="T171" style:family="text">
      <style:text-properties fo:font-style="normal" officeooo:rsid="0455d0a3" style:font-style-asian="normal" style:font-style-complex="normal"/>
    </style:style>
    <style:style style:name="T172" style:family="text">
      <style:text-properties fo:font-style="normal" officeooo:rsid="04560cd1" style:font-style-asian="normal" style:font-style-complex="normal"/>
    </style:style>
    <style:style style:name="T173" style:family="text">
      <style:text-properties fo:font-style="normal" officeooo:rsid="0457b7ab" style:font-style-asian="normal" style:font-style-complex="normal"/>
    </style:style>
    <style:style style:name="T174" style:family="text">
      <style:text-properties fo:font-style="normal" officeooo:rsid="0458c65d" style:font-style-asian="normal" style:font-style-complex="normal"/>
    </style:style>
    <style:style style:name="T175" style:family="text">
      <style:text-properties fo:font-style="normal" officeooo:rsid="045a19cb" style:font-style-asian="normal" style:font-style-complex="normal"/>
    </style:style>
    <style:style style:name="T176" style:family="text">
      <style:text-properties fo:font-style="normal" officeooo:rsid="045c1067" style:font-style-asian="normal" style:font-style-complex="normal"/>
    </style:style>
    <style:style style:name="T177" style:family="text">
      <style:text-properties fo:font-style="normal" officeooo:rsid="045d76f7" style:font-style-asian="normal" style:font-style-complex="normal"/>
    </style:style>
    <style:style style:name="T178" style:family="text">
      <style:text-properties fo:font-style="normal" officeooo:rsid="045e2ab3" style:font-style-asian="normal" style:font-style-complex="normal"/>
    </style:style>
    <style:style style:name="T179" style:family="text">
      <style:text-properties fo:font-style="normal" officeooo:rsid="045f351b" style:font-style-asian="normal" style:font-style-complex="normal"/>
    </style:style>
    <style:style style:name="T180" style:family="text">
      <style:text-properties fo:font-style="normal" officeooo:rsid="0460536b" style:font-style-asian="normal" style:font-style-complex="normal"/>
    </style:style>
    <style:style style:name="T181" style:family="text">
      <style:text-properties fo:font-style="normal" officeooo:rsid="046136ae" style:font-style-asian="normal" style:font-style-complex="normal"/>
    </style:style>
    <style:style style:name="T182" style:family="text">
      <style:text-properties fo:font-style="normal" officeooo:rsid="04644523" style:font-style-asian="normal" style:font-style-complex="normal"/>
    </style:style>
    <style:style style:name="T183" style:family="text">
      <style:text-properties fo:font-style="normal" officeooo:rsid="0464c765" style:font-style-asian="normal" style:font-style-complex="normal"/>
    </style:style>
    <style:style style:name="T184" style:family="text">
      <style:text-properties fo:font-style="normal" officeooo:rsid="04656bf5" style:font-style-asian="normal" style:font-style-complex="normal"/>
    </style:style>
    <style:style style:name="T185" style:family="text">
      <style:text-properties fo:font-style="normal" officeooo:rsid="0466a931" style:font-style-asian="normal" style:font-style-complex="normal"/>
    </style:style>
    <style:style style:name="T186" style:family="text">
      <style:text-properties fo:font-style="normal" officeooo:rsid="04682baf" style:font-style-asian="normal" style:font-style-complex="normal"/>
    </style:style>
    <style:style style:name="T187" style:family="text">
      <style:text-properties fo:font-style="normal" officeooo:rsid="04694282" style:font-style-asian="normal" style:font-style-complex="normal"/>
    </style:style>
    <style:style style:name="T188" style:family="text">
      <style:text-properties fo:font-style="normal" officeooo:rsid="046a63f0" style:font-style-asian="normal" style:font-style-complex="normal"/>
    </style:style>
    <style:style style:name="T189" style:family="text">
      <style:text-properties fo:font-style="normal" officeooo:rsid="046b0733" style:font-style-asian="normal" style:font-style-complex="normal"/>
    </style:style>
    <style:style style:name="T190" style:family="text">
      <style:text-properties fo:font-style="normal" officeooo:rsid="046d0175" style:font-style-asian="normal" style:font-style-complex="normal"/>
    </style:style>
    <style:style style:name="T191" style:family="text">
      <style:text-properties fo:font-style="normal" officeooo:rsid="046e09bf" style:font-style-asian="normal" style:font-style-complex="normal"/>
    </style:style>
    <style:style style:name="T192" style:family="text">
      <style:text-properties fo:font-style="normal" officeooo:rsid="0470f4ea" style:font-style-asian="normal" style:font-style-complex="normal"/>
    </style:style>
    <style:style style:name="T193" style:family="text">
      <style:text-properties fo:font-style="normal" officeooo:rsid="047120dc" style:font-style-asian="normal" style:font-style-complex="normal"/>
    </style:style>
    <style:style style:name="T194" style:family="text">
      <style:text-properties fo:font-style="normal" officeooo:rsid="04754fea" style:font-style-asian="normal" style:font-style-complex="normal"/>
    </style:style>
    <style:style style:name="T195" style:family="text">
      <style:text-properties fo:font-style="normal" officeooo:rsid="0476750e" style:font-style-asian="normal" style:font-style-complex="normal"/>
    </style:style>
    <style:style style:name="T196" style:family="text">
      <style:text-properties fo:font-style="normal" officeooo:rsid="047695ed" style:font-style-asian="normal" style:font-style-complex="normal"/>
    </style:style>
    <style:style style:name="T197" style:family="text">
      <style:text-properties fo:font-style="normal" officeooo:rsid="04784c34" style:font-style-asian="normal" style:font-style-complex="normal"/>
    </style:style>
    <style:style style:name="T198" style:family="text">
      <style:text-properties fo:font-style="normal" officeooo:rsid="0481af48" style:font-style-asian="normal" style:font-style-complex="normal"/>
    </style:style>
    <style:style style:name="T199" style:family="text">
      <style:text-properties officeooo:rsid="00727f7f"/>
    </style:style>
    <style:style style:name="T200" style:family="text">
      <style:text-properties officeooo:rsid="0073c117"/>
    </style:style>
    <style:style style:name="T201" style:family="text">
      <style:text-properties officeooo:rsid="0073fd95"/>
    </style:style>
    <style:style style:name="T202" style:family="text">
      <style:text-properties officeooo:rsid="007685cc"/>
    </style:style>
    <style:style style:name="T203" style:family="text">
      <style:text-properties officeooo:rsid="0077986c"/>
    </style:style>
    <style:style style:name="T204" style:family="text">
      <style:text-properties officeooo:rsid="0078fa12"/>
    </style:style>
    <style:style style:name="T205" style:family="text">
      <style:text-properties officeooo:rsid="007bbeff"/>
    </style:style>
    <style:style style:name="T206" style:family="text">
      <style:text-properties officeooo:rsid="007bfd59"/>
    </style:style>
    <style:style style:name="T207" style:family="text">
      <style:text-properties officeooo:rsid="0080a39c"/>
    </style:style>
    <style:style style:name="T208" style:family="text">
      <style:text-properties officeooo:rsid="0083db86"/>
    </style:style>
    <style:style style:name="T209" style:family="text">
      <style:text-properties officeooo:rsid="009480a7"/>
    </style:style>
    <style:style style:name="T210" style:family="text">
      <style:text-properties officeooo:rsid="009aa109"/>
    </style:style>
    <style:style style:name="T211" style:family="text">
      <style:text-properties officeooo:rsid="009d3fd8"/>
    </style:style>
    <style:style style:name="T212" style:family="text">
      <style:text-properties officeooo:rsid="009ec2e1"/>
    </style:style>
    <style:style style:name="T213" style:family="text">
      <style:text-properties officeooo:rsid="00a273e6"/>
    </style:style>
    <style:style style:name="T214" style:family="text">
      <style:text-properties officeooo:rsid="00a41c24"/>
    </style:style>
    <style:style style:name="T215" style:family="text">
      <style:text-properties officeooo:rsid="00a4f3c4"/>
    </style:style>
    <style:style style:name="T216" style:family="text">
      <style:text-properties officeooo:rsid="00ab0f04"/>
    </style:style>
    <style:style style:name="T217" style:family="text">
      <style:text-properties officeooo:rsid="00ad85b9"/>
    </style:style>
    <style:style style:name="T218" style:family="text">
      <style:text-properties officeooo:rsid="00adc398"/>
    </style:style>
    <style:style style:name="T219" style:family="text">
      <style:text-properties officeooo:rsid="00ae5beb"/>
    </style:style>
    <style:style style:name="T220" style:family="text">
      <style:text-properties officeooo:rsid="00b05260"/>
    </style:style>
    <style:style style:name="T221" style:family="text">
      <style:text-properties officeooo:rsid="00b07f59"/>
    </style:style>
    <style:style style:name="T222" style:family="text">
      <style:text-properties officeooo:rsid="00b65346"/>
    </style:style>
    <style:style style:name="T223" style:family="text">
      <style:text-properties officeooo:rsid="00befcbb"/>
    </style:style>
    <style:style style:name="T224" style:family="text">
      <style:text-properties officeooo:rsid="00cc2cd0"/>
    </style:style>
    <style:style style:name="T225" style:family="text">
      <style:text-properties officeooo:rsid="00ce5f9f"/>
    </style:style>
    <style:style style:name="T226" style:family="text">
      <style:text-properties officeooo:rsid="00dc4584"/>
    </style:style>
    <style:style style:name="T227"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228" style:family="text">
      <style:text-properties fo:font-variant="normal" fo:text-transform="none" fo:color="#000000" style:font-name="FreeSerif" fo:font-size="12pt" fo:language="ru" fo:country="RU" fo:font-style="normal" style:text-underline-style="none" fo:font-weight="normal" officeooo:rsid="068462d0" fo:background-color="#ffffff" loext:char-shading-value="0" style:font-name-asian="Liberation Mono" style:font-size-asian="12pt" style:font-style-asian="normal" style:font-weight-asian="normal" style:font-name-complex="Liberation Mono" style:font-size-complex="12pt" style:font-style-complex="normal" style:font-weight-complex="normal"/>
    </style:style>
    <style:style style:name="T229" style:family="text">
      <style:text-properties officeooo:rsid="00e4bc85"/>
    </style:style>
    <style:style style:name="T230" style:family="text">
      <style:text-properties fo:language="ru" fo:country="RU" fo:font-style="normal" style:font-style-asian="normal" style:font-style-complex="normal"/>
    </style:style>
    <style:style style:name="T231" style:family="text">
      <style:text-properties fo:language="ru" fo:country="RU" fo:font-style="normal" officeooo:rsid="00fb6839" style:font-style-asian="normal" style:font-style-complex="normal"/>
    </style:style>
    <style:style style:name="T232" style:family="text">
      <style:text-properties fo:language="ru" fo:country="RU" fo:font-style="normal" officeooo:rsid="00f70918" style:font-style-asian="normal" style:font-style-complex="normal"/>
    </style:style>
    <style:style style:name="T233" style:family="text">
      <style:text-properties fo:language="ru" fo:country="RU" fo:font-style="normal" officeooo:rsid="00fec96f" style:font-style-asian="normal" style:font-style-complex="normal"/>
    </style:style>
    <style:style style:name="T234" style:family="text">
      <style:text-properties fo:language="ru" fo:country="RU" fo:font-style="normal" officeooo:rsid="00ff3848" style:font-style-asian="normal" style:font-style-complex="normal"/>
    </style:style>
    <style:style style:name="T235" style:family="text">
      <style:text-properties fo:language="ru" fo:country="RU" fo:font-style="normal" officeooo:rsid="0100e116" style:font-style-asian="normal" style:font-style-complex="normal"/>
    </style:style>
    <style:style style:name="T236" style:family="text">
      <style:text-properties fo:language="ru" fo:country="RU" fo:font-style="normal" officeooo:rsid="0103e94f" style:font-style-asian="normal" style:font-style-complex="normal"/>
    </style:style>
    <style:style style:name="T237" style:family="text">
      <style:text-properties fo:language="ru" fo:country="RU" fo:font-style="normal" officeooo:rsid="010c406e" style:font-style-asian="normal" style:font-style-complex="normal"/>
    </style:style>
    <style:style style:name="T238" style:family="text">
      <style:text-properties fo:language="ru" fo:country="RU" fo:font-style="normal" officeooo:rsid="010e61ed" style:font-style-asian="normal" style:font-style-complex="normal"/>
    </style:style>
    <style:style style:name="T239" style:family="text">
      <style:text-properties fo:language="ru" fo:country="RU" fo:font-style="normal" officeooo:rsid="010eb35a" style:font-style-asian="normal" style:font-style-complex="normal"/>
    </style:style>
    <style:style style:name="T240" style:family="text">
      <style:text-properties fo:language="ru" fo:country="RU" fo:font-style="normal" officeooo:rsid="010efa48" style:font-style-asian="normal" style:font-style-complex="normal"/>
    </style:style>
    <style:style style:name="T241" style:family="text">
      <style:text-properties fo:language="ru" fo:country="RU" fo:font-style="normal" officeooo:rsid="01104538" style:font-style-asian="normal" style:font-style-complex="normal"/>
    </style:style>
    <style:style style:name="T242" style:family="text">
      <style:text-properties fo:language="ru" fo:country="RU" fo:font-style="normal" officeooo:rsid="01115021" style:font-style-asian="normal" style:font-style-complex="normal"/>
    </style:style>
    <style:style style:name="T243" style:family="text">
      <style:text-properties fo:language="ru" fo:country="RU" fo:font-style="normal" officeooo:rsid="0114d215" style:font-style-asian="normal" style:font-style-complex="normal"/>
    </style:style>
    <style:style style:name="T244" style:family="text">
      <style:text-properties fo:language="ru" fo:country="RU" fo:font-style="normal" officeooo:rsid="01156f2f" style:font-style-asian="normal" style:font-style-complex="normal"/>
    </style:style>
    <style:style style:name="T245" style:family="text">
      <style:text-properties fo:language="ru" fo:country="RU" fo:font-style="normal" officeooo:rsid="0116e5bc" style:font-style-asian="normal" style:font-style-complex="normal"/>
    </style:style>
    <style:style style:name="T246" style:family="text">
      <style:text-properties fo:language="ru" fo:country="RU" fo:font-style="normal" officeooo:rsid="01176066" style:font-style-asian="normal" style:font-style-complex="normal"/>
    </style:style>
    <style:style style:name="T247" style:family="text">
      <style:text-properties fo:language="ru" fo:country="RU" fo:font-style="normal" officeooo:rsid="01193137" style:font-style-asian="normal" style:font-style-complex="normal"/>
    </style:style>
    <style:style style:name="T248" style:family="text">
      <style:text-properties fo:language="ru" fo:country="RU" fo:font-style="normal" officeooo:rsid="012a2dd4" style:font-style-asian="normal" style:font-style-complex="normal"/>
    </style:style>
    <style:style style:name="T249" style:family="text">
      <style:text-properties officeooo:rsid="00ea508c"/>
    </style:style>
    <style:style style:name="T250" style:family="text">
      <style:text-properties officeooo:rsid="00ec1d7b"/>
    </style:style>
    <style:style style:name="T251" style:family="text">
      <style:text-properties fo:font-weight="normal" style:font-weight-asian="normal" style:font-weight-complex="normal"/>
    </style:style>
    <style:style style:name="T252" style:family="text">
      <style:text-properties fo:font-weight="normal" officeooo:rsid="00ec1d7b" style:font-weight-asian="normal" style:font-weight-complex="normal"/>
    </style:style>
    <style:style style:name="T253" style:family="text">
      <style:text-properties fo:font-weight="normal" officeooo:rsid="025e6a9b" style:font-weight-asian="normal" style:font-weight-complex="normal"/>
    </style:style>
    <style:style style:name="T254" style:family="text">
      <style:text-properties fo:font-weight="normal" officeooo:rsid="02595af3" style:font-weight-asian="normal" style:font-weight-complex="normal"/>
    </style:style>
    <style:style style:name="T255" style:family="text">
      <style:text-properties officeooo:rsid="00f70918"/>
    </style:style>
    <style:style style:name="T256" style:family="text">
      <style:text-properties officeooo:rsid="00fcecca"/>
    </style:style>
    <style:style style:name="T257" style:family="text">
      <style:text-properties officeooo:rsid="0109c258"/>
    </style:style>
    <style:style style:name="T258" style:family="text">
      <style:text-properties style:font-name="Liberation Serif1" fo:language="ru" fo:country="RU" fo:font-style="normal" style:font-style-asian="normal" style:font-style-complex="normal"/>
    </style:style>
    <style:style style:name="T259" style:family="text">
      <style:text-properties style:font-name="Liberation Serif1" fo:language="ru" fo:country="RU" fo:font-style="normal" officeooo:rsid="01193137" style:font-style-asian="normal" style:font-style-complex="normal"/>
    </style:style>
    <style:style style:name="T260" style:family="text">
      <style:text-properties style:font-name="Liberation Serif1" fo:language="ru" fo:country="RU" fo:font-style="normal" officeooo:rsid="01193855" style:font-style-asian="normal" style:font-style-complex="normal"/>
    </style:style>
    <style:style style:name="T261" style:family="text">
      <style:text-properties style:font-name="Liberation Serif1" fo:language="ru" fo:country="RU" fo:font-style="normal" officeooo:rsid="0120a3a5" style:font-style-asian="normal" style:font-style-complex="normal"/>
    </style:style>
    <style:style style:name="T262" style:family="text">
      <style:text-properties style:font-name="Liberation Serif1" fo:language="ru" fo:country="RU" fo:font-style="normal" officeooo:rsid="0121cac0" style:font-style-asian="normal" style:font-style-complex="normal"/>
    </style:style>
    <style:style style:name="T263" style:family="text">
      <style:text-properties style:font-name="Liberation Serif1" fo:language="ru" fo:country="RU" fo:font-style="normal" officeooo:rsid="01221f78" style:font-style-asian="normal" style:font-style-complex="normal"/>
    </style:style>
    <style:style style:name="T264" style:family="text">
      <style:text-properties style:font-name="Liberation Serif1" fo:language="ru" fo:country="RU" fo:font-style="normal" officeooo:rsid="012299aa" style:font-style-asian="normal" style:font-style-complex="normal"/>
    </style:style>
    <style:style style:name="T265" style:family="text">
      <style:text-properties style:font-name="Liberation Serif1" fo:language="ru" fo:country="RU" fo:font-style="normal" officeooo:rsid="01231549" style:font-style-asian="normal" style:font-style-complex="normal"/>
    </style:style>
    <style:style style:name="T266" style:family="text">
      <style:text-properties style:font-name="Liberation Serif1" fo:language="ru" fo:country="RU" fo:font-style="normal" officeooo:rsid="0124bf0e" style:font-style-asian="normal" style:font-style-complex="normal"/>
    </style:style>
    <style:style style:name="T267" style:family="text">
      <style:text-properties style:font-name="Liberation Serif1" fo:language="ru" fo:country="RU" fo:font-style="normal" officeooo:rsid="01266a74" style:font-style-asian="normal" style:font-style-complex="normal"/>
    </style:style>
    <style:style style:name="T268" style:family="text">
      <style:text-properties style:font-name="Liberation Serif1" fo:language="ru" fo:country="RU" fo:font-style="normal" officeooo:rsid="01282f49" style:font-style-asian="normal" style:font-style-complex="normal"/>
    </style:style>
    <style:style style:name="T269" style:family="text">
      <style:text-properties style:font-name="Liberation Serif1" fo:language="ru" fo:country="RU" fo:font-style="normal" officeooo:rsid="012a2dd4" style:font-style-asian="normal" style:font-style-complex="normal"/>
    </style:style>
    <style:style style:name="T270" style:family="text">
      <style:text-properties style:font-name="Liberation Serif1" fo:language="ru" fo:country="RU" fo:font-style="normal" officeooo:rsid="0114d215" style:font-style-asian="normal" style:font-style-complex="normal"/>
    </style:style>
    <style:style style:name="T271" style:family="text">
      <style:text-properties style:font-name="Liberation Serif1" fo:language="ru" fo:country="RU" fo:font-style="normal" officeooo:rsid="00f70918" style:font-style-asian="normal" style:font-style-complex="normal"/>
    </style:style>
    <style:style style:name="T272" style:family="text">
      <style:text-properties style:font-name="Liberation Serif1" fo:language="ru" fo:country="RU" fo:font-style="normal" officeooo:rsid="012a79d9" style:font-style-asian="normal" style:font-style-complex="normal"/>
    </style:style>
    <style:style style:name="T273" style:family="text">
      <style:text-properties style:font-name="Liberation Serif1" fo:language="ru" fo:country="RU" fo:font-style="normal" officeooo:rsid="012c1fbf" style:font-style-asian="normal" style:font-style-complex="normal"/>
    </style:style>
    <style:style style:name="T274" style:family="text">
      <style:text-properties style:font-name="Liberation Serif1" fo:language="ru" fo:country="RU" fo:font-style="normal" officeooo:rsid="012d3fcc" style:font-style-asian="normal" style:font-style-complex="normal"/>
    </style:style>
    <style:style style:name="T275" style:family="text">
      <style:text-properties style:font-name="Liberation Serif1" fo:language="ru" fo:country="RU" fo:font-style="normal" officeooo:rsid="012f2009" style:font-style-asian="normal" style:font-style-complex="normal"/>
    </style:style>
    <style:style style:name="T276" style:family="text">
      <style:text-properties style:font-name="Liberation Serif1" fo:language="ru" fo:country="RU" fo:font-style="normal" officeooo:rsid="012fc6d6" style:font-style-asian="normal" style:font-style-complex="normal"/>
    </style:style>
    <style:style style:name="T277" style:family="text">
      <style:text-properties style:font-name="Liberation Serif1" fo:language="ru" fo:country="RU" fo:font-style="normal" officeooo:rsid="01302e2e" style:font-style-asian="normal" style:font-style-complex="normal"/>
    </style:style>
    <style:style style:name="T278" style:family="text">
      <style:text-properties style:font-name="Liberation Serif1" fo:language="ru" fo:country="RU" fo:font-style="normal" officeooo:rsid="01304ab2" style:font-style-asian="normal" style:font-style-complex="normal"/>
    </style:style>
    <style:style style:name="T279" style:family="text">
      <style:text-properties style:font-name="Liberation Serif1" fo:language="ru" fo:country="RU" fo:font-style="normal" officeooo:rsid="0131c2d9" style:font-style-asian="normal" style:font-style-complex="normal"/>
    </style:style>
    <style:style style:name="T280" style:family="text">
      <style:text-properties style:font-name="Liberation Serif1" fo:language="ru" fo:country="RU" fo:font-style="normal" officeooo:rsid="01339223" style:font-style-asian="normal" style:font-style-complex="normal"/>
    </style:style>
    <style:style style:name="T281" style:family="text">
      <style:text-properties style:font-name="Liberation Serif1" fo:language="ru" fo:country="RU" fo:font-style="normal" officeooo:rsid="0135391c" style:font-style-asian="normal" style:font-style-complex="normal"/>
    </style:style>
    <style:style style:name="T282" style:family="text">
      <style:text-properties style:font-name="Liberation Serif1" fo:language="ru" fo:country="RU" fo:font-style="normal" officeooo:rsid="01364953" style:font-style-asian="normal" style:font-style-complex="normal"/>
    </style:style>
    <style:style style:name="T283" style:family="text">
      <style:text-properties style:font-name="Liberation Serif1" fo:language="ru" fo:country="RU" fo:font-style="normal" officeooo:rsid="0138c869" style:font-style-asian="normal" style:font-style-complex="normal"/>
    </style:style>
    <style:style style:name="T284" style:family="text">
      <style:text-properties style:font-name="Liberation Serif1" fo:language="ru" fo:country="RU" fo:font-style="normal" officeooo:rsid="013a4b01" style:font-style-asian="normal" style:font-style-complex="normal"/>
    </style:style>
    <style:style style:name="T285" style:family="text">
      <style:text-properties style:font-name="Liberation Serif1" fo:language="ru" fo:country="RU" fo:font-style="normal" officeooo:rsid="013d7b37" style:font-style-asian="normal" style:font-style-complex="normal"/>
    </style:style>
    <style:style style:name="T286" style:family="text">
      <style:text-properties style:font-name="Liberation Serif1" fo:language="ru" fo:country="RU" fo:font-style="normal" officeooo:rsid="01500c79" style:font-style-asian="normal" style:font-style-complex="normal"/>
    </style:style>
    <style:style style:name="T287" style:family="text">
      <style:text-properties style:font-name="Liberation Serif1" fo:language="ru" fo:country="RU" fo:font-style="normal" officeooo:rsid="0624d679" style:font-style-asian="normal" style:font-style-complex="normal"/>
    </style:style>
    <style:style style:name="T288" style:family="text">
      <style:text-properties style:font-name="Liberation Serif1" fo:language="ru" fo:country="RU"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289" style:family="text">
      <style:text-properties style:font-name="Liberation Serif1" fo:language="ru" fo:country="RU" fo:font-style="normal" style:text-underline-style="none" fo:font-weight="normal" officeooo:rsid="058b060b" style:font-name-asian="Liberation Mono" style:font-style-asian="normal" style:font-weight-asian="normal" style:font-name-complex="Liberation Mono" style:font-style-complex="normal" style:font-weight-complex="normal"/>
    </style:style>
    <style:style style:name="T290" style:family="text">
      <style:text-properties style:font-name="Liberation Serif1" fo:language="ru" fo:country="RU" fo:font-style="normal" style:text-underline-style="none" fo:font-weight="normal" officeooo:rsid="058bbe3a" style:font-name-asian="Liberation Mono" style:font-style-asian="normal" style:font-weight-asian="normal" style:font-name-complex="Liberation Mono" style:font-style-complex="normal" style:font-weight-complex="normal"/>
    </style:style>
    <style:style style:name="T291" style:family="text">
      <style:text-properties style:font-name="Liberation Serif1" fo:language="ru" fo:country="RU" fo:font-style="normal" style:text-underline-style="none" fo:font-weight="normal" officeooo:rsid="058cc823" style:font-name-asian="Liberation Mono" style:font-style-asian="normal" style:font-weight-asian="normal" style:font-name-complex="Liberation Mono" style:font-style-complex="normal" style:font-weight-complex="normal"/>
    </style:style>
    <style:style style:name="T292" style:family="text">
      <style:text-properties style:font-name="Liberation Serif1" fo:language="ru" fo:country="RU" fo:font-style="normal" style:text-underline-style="none" fo:font-weight="normal" officeooo:rsid="058d5a4e" style:font-name-asian="Liberation Mono" style:font-style-asian="normal" style:font-weight-asian="normal" style:font-name-complex="Liberation Mono" style:font-style-complex="normal" style:font-weight-complex="normal"/>
    </style:style>
    <style:style style:name="T293" style:family="text">
      <style:text-properties style:font-name="Liberation Serif1" fo:language="ru" fo:country="RU"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294" style:family="text">
      <style:text-properties style:font-name="Liberation Serif1" fo:language="ru" fo:country="RU" fo:font-style="normal" style:text-underline-style="none" fo:font-weight="normal" officeooo:rsid="058ef562" style:font-name-asian="Liberation Mono" style:font-style-asian="normal" style:font-weight-asian="normal" style:font-name-complex="Liberation Mono" style:font-style-complex="normal" style:font-weight-complex="normal"/>
    </style:style>
    <style:style style:name="T295" style:family="text">
      <style:text-properties style:font-name="Liberation Serif1" fo:language="ru" fo:country="RU" fo:font-style="normal" style:text-underline-style="none" fo:font-weight="normal" officeooo:rsid="0590bda7" style:font-name-asian="Liberation Mono" style:font-style-asian="normal" style:font-weight-asian="normal" style:font-name-complex="Liberation Mono" style:font-style-complex="normal" style:font-weight-complex="normal"/>
    </style:style>
    <style:style style:name="T296" style:family="text">
      <style:text-properties style:font-name="Liberation Serif1" fo:language="ru" fo:country="RU" fo:font-style="normal" style:text-underline-style="none" fo:font-weight="normal" officeooo:rsid="05935a45" style:font-name-asian="Liberation Mono" style:font-style-asian="normal" style:font-weight-asian="normal" style:font-name-complex="Liberation Mono" style:font-style-complex="normal" style:font-weight-complex="normal"/>
    </style:style>
    <style:style style:name="T297" style:family="text">
      <style:text-properties style:font-name="Liberation Serif1" fo:language="ru" fo:country="RU" fo:font-style="normal" style:text-underline-style="none" fo:font-weight="normal" officeooo:rsid="05953cfb" style:font-name-asian="Liberation Mono" style:font-style-asian="normal" style:font-weight-asian="normal" style:font-name-complex="Liberation Mono" style:font-style-complex="normal" style:font-weight-complex="normal"/>
    </style:style>
    <style:style style:name="T298" style:family="text">
      <style:text-properties style:font-name="Liberation Serif1" fo:language="ru" fo:country="RU" fo:font-style="normal" style:text-underline-style="none" fo:font-weight="normal" officeooo:rsid="05960c2c" style:font-name-asian="Liberation Mono" style:font-style-asian="normal" style:font-weight-asian="normal" style:font-name-complex="Liberation Mono" style:font-style-complex="normal" style:font-weight-complex="normal"/>
    </style:style>
    <style:style style:name="T299" style:family="text">
      <style:text-properties style:font-name="Liberation Serif1" fo:language="ru" fo:country="RU" fo:font-style="normal" style:text-underline-style="none" fo:font-weight="normal" officeooo:rsid="0597245d" style:font-name-asian="Liberation Mono" style:font-style-asian="normal" style:font-weight-asian="normal" style:font-name-complex="Liberation Mono" style:font-style-complex="normal" style:font-weight-complex="normal"/>
    </style:style>
    <style:style style:name="T300" style:family="text">
      <style:text-properties style:font-name="Liberation Serif1" fo:language="ru" fo:country="RU" fo:font-style="normal" style:text-underline-style="none" fo:font-weight="normal" officeooo:rsid="0598d5cc" style:font-name-asian="Liberation Mono" style:font-style-asian="normal" style:font-weight-asian="normal" style:font-name-complex="Liberation Mono" style:font-style-complex="normal" style:font-weight-complex="normal"/>
    </style:style>
    <style:style style:name="T301" style:family="text">
      <style:text-properties style:font-name="Liberation Serif1" fo:language="ru" fo:country="RU" fo:font-style="normal" style:text-underline-style="none" fo:font-weight="normal" officeooo:rsid="059983f0" style:font-name-asian="Liberation Mono" style:font-style-asian="normal" style:font-weight-asian="normal" style:font-name-complex="Liberation Mono" style:font-style-complex="normal" style:font-weight-complex="normal"/>
    </style:style>
    <style:style style:name="T302" style:family="text">
      <style:text-properties style:font-name="Liberation Serif1" fo:language="ru" fo:country="RU" fo:font-style="normal" style:text-underline-style="none" fo:font-weight="normal" officeooo:rsid="059a1371" style:font-name-asian="Liberation Mono" style:font-style-asian="normal" style:font-weight-asian="normal" style:font-name-complex="Liberation Mono" style:font-style-complex="normal" style:font-weight-complex="normal"/>
    </style:style>
    <style:style style:name="T303" style:family="text">
      <style:text-properties style:font-name="Liberation Serif1" fo:language="ru" fo:country="RU"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304" style:family="text">
      <style:text-properties style:font-name="Liberation Serif1" fo:language="ru" fo:country="RU" fo:font-style="normal" style:text-underline-style="none" fo:font-weight="normal" officeooo:rsid="059bffce" style:font-name-asian="Liberation Mono" style:font-style-asian="normal" style:font-weight-asian="normal" style:font-name-complex="Liberation Mono" style:font-style-complex="normal" style:font-weight-complex="normal"/>
    </style:style>
    <style:style style:name="T305" style:family="text">
      <style:text-properties style:font-name="Liberation Serif1" fo:language="ru" fo:country="RU" fo:font-style="normal" style:text-underline-style="none" fo:font-weight="normal" officeooo:rsid="059ccec8" style:font-name-asian="Liberation Mono" style:font-style-asian="normal" style:font-weight-asian="normal" style:font-name-complex="Liberation Mono" style:font-style-complex="normal" style:font-weight-complex="normal"/>
    </style:style>
    <style:style style:name="T306" style:family="text">
      <style:text-properties style:font-name="Liberation Serif1" fo:language="ru" fo:country="RU" fo:font-style="normal" style:text-underline-style="none" fo:font-weight="normal" officeooo:rsid="059e7191" style:font-name-asian="Liberation Mono" style:font-style-asian="normal" style:font-weight-asian="normal" style:font-name-complex="Liberation Mono" style:font-style-complex="normal" style:font-weight-complex="normal"/>
    </style:style>
    <style:style style:name="T307" style:family="text">
      <style:text-properties style:font-name="Liberation Serif1" fo:language="ru" fo:country="RU" fo:font-style="normal" style:text-underline-style="none" fo:font-weight="normal" officeooo:rsid="059fd925" style:font-name-asian="Liberation Mono" style:font-style-asian="normal" style:font-weight-asian="normal" style:font-name-complex="Liberation Mono" style:font-style-complex="normal" style:font-weight-complex="normal"/>
    </style:style>
    <style:style style:name="T308" style:family="text">
      <style:text-properties style:font-name="Liberation Serif1" fo:language="ru" fo:country="RU" fo:font-style="normal" style:text-underline-style="none" fo:font-weight="normal" officeooo:rsid="05a30a6c" style:font-name-asian="Liberation Mono" style:font-style-asian="normal" style:font-weight-asian="normal" style:font-name-complex="Liberation Mono" style:font-style-complex="normal" style:font-weight-complex="normal"/>
    </style:style>
    <style:style style:name="T309" style:family="text">
      <style:text-properties style:font-name="Liberation Serif1" fo:language="ru" fo:country="RU" fo:font-style="normal" style:text-underline-style="none" fo:font-weight="normal" officeooo:rsid="05a33a6c" style:font-name-asian="Liberation Mono" style:font-style-asian="normal" style:font-weight-asian="normal" style:font-name-complex="Liberation Mono" style:font-style-complex="normal" style:font-weight-complex="normal"/>
    </style:style>
    <style:style style:name="T310" style:family="text">
      <style:text-properties style:font-name="Liberation Serif1" fo:language="ru" fo:country="RU" fo:font-style="normal" style:text-underline-style="none" fo:font-weight="normal" officeooo:rsid="05a4a047" style:font-name-asian="Liberation Mono" style:font-style-asian="normal" style:font-weight-asian="normal" style:font-name-complex="Liberation Mono" style:font-style-complex="normal" style:font-weight-complex="normal"/>
    </style:style>
    <style:style style:name="T311" style:family="text">
      <style:text-properties style:font-name="Liberation Serif1" fo:language="ru" fo:country="RU" fo:font-style="normal" style:text-underline-style="none" fo:font-weight="normal" officeooo:rsid="05a522eb" style:font-name-asian="Liberation Mono" style:font-style-asian="normal" style:font-weight-asian="normal" style:font-name-complex="Liberation Mono" style:font-style-complex="normal" style:font-weight-complex="normal"/>
    </style:style>
    <style:style style:name="T312" style:family="text">
      <style:text-properties style:font-name="Liberation Serif1" fo:language="ru" fo:country="RU" fo:font-style="normal" style:text-underline-style="none" fo:font-weight="normal" officeooo:rsid="05a5ebf6" style:font-name-asian="Liberation Mono" style:font-style-asian="normal" style:font-weight-asian="normal" style:font-name-complex="Liberation Mono" style:font-style-complex="normal" style:font-weight-complex="normal"/>
    </style:style>
    <style:style style:name="T313" style:family="text">
      <style:text-properties style:font-name="Liberation Serif1" fo:language="ru" fo:country="RU" fo:font-style="normal" style:text-underline-style="none" fo:font-weight="normal" officeooo:rsid="05a73866" style:font-name-asian="Liberation Mono" style:font-style-asian="normal" style:font-weight-asian="normal" style:font-name-complex="Liberation Mono" style:font-style-complex="normal" style:font-weight-complex="normal"/>
    </style:style>
    <style:style style:name="T314" style:family="text">
      <style:text-properties style:font-name="Liberation Serif1" fo:language="ru" fo:country="RU" fo:font-style="normal" style:text-underline-style="none" fo:font-weight="normal" officeooo:rsid="05a92241" style:font-name-asian="Liberation Mono" style:font-style-asian="normal" style:font-weight-asian="normal" style:font-name-complex="Liberation Mono" style:font-style-complex="normal" style:font-weight-complex="normal"/>
    </style:style>
    <style:style style:name="T315" style:family="text">
      <style:text-properties style:font-name="Liberation Serif1" fo:language="ru" fo:country="RU" fo:font-style="normal" style:text-underline-style="none" fo:font-weight="normal" officeooo:rsid="05aaa16c" style:font-name-asian="Liberation Mono" style:font-style-asian="normal" style:font-weight-asian="normal" style:font-name-complex="Liberation Mono" style:font-style-complex="normal" style:font-weight-complex="normal"/>
    </style:style>
    <style:style style:name="T316" style:family="text">
      <style:text-properties style:font-name="Liberation Serif1" fo:language="ru" fo:country="RU" fo:font-style="normal" style:text-underline-style="none" fo:font-weight="normal" officeooo:rsid="05acf3df" style:font-name-asian="Liberation Mono" style:font-style-asian="normal" style:font-weight-asian="normal" style:font-name-complex="Liberation Mono" style:font-style-complex="normal" style:font-weight-complex="normal"/>
    </style:style>
    <style:style style:name="T317" style:family="text">
      <style:text-properties style:font-name="Liberation Serif1" fo:language="ru" fo:country="RU" fo:font-style="normal" style:text-underline-style="none" fo:font-weight="normal" officeooo:rsid="05ad5856" style:font-name-asian="Liberation Mono" style:font-style-asian="normal" style:font-weight-asian="normal" style:font-name-complex="Liberation Mono" style:font-style-complex="normal" style:font-weight-complex="normal"/>
    </style:style>
    <style:style style:name="T318" style:family="text">
      <style:text-properties style:font-name="Liberation Serif1" fo:language="ru" fo:country="RU" fo:font-style="normal" style:text-underline-style="none" fo:font-weight="normal" officeooo:rsid="05ae293d" style:font-name-asian="Liberation Mono" style:font-style-asian="normal" style:font-weight-asian="normal" style:font-name-complex="Liberation Mono" style:font-style-complex="normal" style:font-weight-complex="normal"/>
    </style:style>
    <style:style style:name="T319" style:family="text">
      <style:text-properties style:font-name="Liberation Serif1" fo:language="ru" fo:country="RU" fo:font-style="normal" style:text-underline-style="none" fo:font-weight="normal" officeooo:rsid="05af3df0" style:font-name-asian="Liberation Mono" style:font-style-asian="normal" style:font-weight-asian="normal" style:font-name-complex="Liberation Mono" style:font-style-complex="normal" style:font-weight-complex="normal"/>
    </style:style>
    <style:style style:name="T320" style:family="text">
      <style:text-properties style:font-name="Liberation Serif1" fo:language="ru" fo:country="RU" fo:font-style="normal" style:text-underline-style="none" fo:font-weight="normal" officeooo:rsid="05af5b40" style:font-name-asian="Liberation Mono" style:font-style-asian="normal" style:font-weight-asian="normal" style:font-name-complex="Liberation Mono" style:font-style-complex="normal" style:font-weight-complex="normal"/>
    </style:style>
    <style:style style:name="T321" style:family="text">
      <style:text-properties style:font-name="Liberation Serif1" fo:language="ru" fo:country="RU" fo:font-style="normal" style:text-underline-style="none" fo:font-weight="normal" officeooo:rsid="05b0e90a" style:font-name-asian="Liberation Mono" style:font-style-asian="normal" style:font-weight-asian="normal" style:font-name-complex="Liberation Mono" style:font-style-complex="normal" style:font-weight-complex="normal"/>
    </style:style>
    <style:style style:name="T322" style:family="text">
      <style:text-properties style:font-name="Liberation Serif1" fo:language="ru" fo:country="RU" fo:font-style="normal" style:text-underline-style="none" fo:font-weight="normal" officeooo:rsid="05b1dee8" style:font-name-asian="Liberation Mono" style:font-style-asian="normal" style:font-weight-asian="normal" style:font-name-complex="Liberation Mono" style:font-style-complex="normal" style:font-weight-complex="normal"/>
    </style:style>
    <style:style style:name="T323" style:family="text">
      <style:text-properties style:font-name="Liberation Serif1" fo:language="ru" fo:country="RU" fo:font-style="normal" style:text-underline-style="none" fo:font-weight="normal" officeooo:rsid="05b35547" style:font-name-asian="Liberation Mono" style:font-style-asian="normal" style:font-weight-asian="normal" style:font-name-complex="Liberation Mono" style:font-style-complex="normal" style:font-weight-complex="normal"/>
    </style:style>
    <style:style style:name="T324" style:family="text">
      <style:text-properties style:font-name="Liberation Serif1" fo:language="ru" fo:country="RU" fo:font-style="normal" style:text-underline-style="none" fo:font-weight="normal" officeooo:rsid="05b4ed82" style:font-name-asian="Liberation Mono" style:font-style-asian="normal" style:font-weight-asian="normal" style:font-name-complex="Liberation Mono" style:font-style-complex="normal" style:font-weight-complex="normal"/>
    </style:style>
    <style:style style:name="T325" style:family="text">
      <style:text-properties style:font-name="Liberation Serif1" fo:language="ru" fo:country="RU" fo:font-style="normal" style:text-underline-style="none" fo:font-weight="normal" officeooo:rsid="05b56b96" style:font-name-asian="Liberation Mono" style:font-style-asian="normal" style:font-weight-asian="normal" style:font-name-complex="Liberation Mono" style:font-style-complex="normal" style:font-weight-complex="normal"/>
    </style:style>
    <style:style style:name="T326" style:family="text">
      <style:text-properties style:font-name="Liberation Serif1" fo:language="ru" fo:country="RU" fo:font-style="normal" style:text-underline-style="none" fo:font-weight="normal" officeooo:rsid="05b69261" style:font-name-asian="Liberation Mono" style:font-style-asian="normal" style:font-weight-asian="normal" style:font-name-complex="Liberation Mono" style:font-style-complex="normal" style:font-weight-complex="normal"/>
    </style:style>
    <style:style style:name="T327" style:family="text">
      <style:text-properties style:font-name="Liberation Serif1" fo:language="ru" fo:country="RU" fo:font-style="normal" style:text-underline-style="none" fo:font-weight="normal" officeooo:rsid="05b6a97a" style:font-name-asian="Liberation Mono" style:font-style-asian="normal" style:font-weight-asian="normal" style:font-name-complex="Liberation Mono" style:font-style-complex="normal" style:font-weight-complex="normal"/>
    </style:style>
    <style:style style:name="T328" style:family="text">
      <style:text-properties style:font-name="Liberation Serif1" fo:language="ru" fo:country="RU" fo:font-style="normal" style:text-underline-style="none" fo:font-weight="normal" officeooo:rsid="05b77f3b" style:font-name-asian="Liberation Mono" style:font-style-asian="normal" style:font-weight-asian="normal" style:font-name-complex="Liberation Mono" style:font-style-complex="normal" style:font-weight-complex="normal"/>
    </style:style>
    <style:style style:name="T329" style:family="text">
      <style:text-properties style:font-name="Liberation Serif1" fo:language="ru" fo:country="RU" fo:font-style="normal" style:text-underline-style="none" fo:font-weight="normal" officeooo:rsid="05b7c854" style:font-name-asian="Liberation Mono" style:font-style-asian="normal" style:font-weight-asian="normal" style:font-name-complex="Liberation Mono" style:font-style-complex="normal" style:font-weight-complex="normal"/>
    </style:style>
    <style:style style:name="T330" style:family="text">
      <style:text-properties style:font-name="Liberation Serif1" fo:language="ru" fo:country="RU" fo:font-style="normal" style:text-underline-style="none" fo:font-weight="normal" officeooo:rsid="05bb3760" style:font-name-asian="Liberation Mono" style:font-style-asian="normal" style:font-weight-asian="normal" style:font-name-complex="Liberation Mono" style:font-style-complex="normal" style:font-weight-complex="normal"/>
    </style:style>
    <style:style style:name="T331" style:family="text">
      <style:text-properties style:font-name="Liberation Serif1" fo:language="ru" fo:country="RU" fo:font-style="normal" style:text-underline-style="none" fo:font-weight="normal" officeooo:rsid="05bc796a" style:font-name-asian="Liberation Mono" style:font-style-asian="normal" style:font-weight-asian="normal" style:font-name-complex="Liberation Mono" style:font-style-complex="normal" style:font-weight-complex="normal"/>
    </style:style>
    <style:style style:name="T332" style:family="text">
      <style:text-properties style:font-name="Liberation Serif1" fo:language="ru" fo:country="RU" fo:font-style="normal" style:text-underline-style="none" fo:font-weight="normal" officeooo:rsid="05bda904" style:font-name-asian="Liberation Mono" style:font-style-asian="normal" style:font-weight-asian="normal" style:font-name-complex="Liberation Mono" style:font-style-complex="normal" style:font-weight-complex="normal"/>
    </style:style>
    <style:style style:name="T333" style:family="text">
      <style:text-properties style:font-name="Liberation Serif1" fo:language="ru" fo:country="RU" fo:font-style="normal" style:text-underline-style="none" fo:font-weight="normal" officeooo:rsid="05be180b" style:font-name-asian="Liberation Mono" style:font-style-asian="normal" style:font-weight-asian="normal" style:font-name-complex="Liberation Mono" style:font-style-complex="normal" style:font-weight-complex="normal"/>
    </style:style>
    <style:style style:name="T334" style:family="text">
      <style:text-properties style:font-name="Liberation Serif1" fo:language="ru" fo:country="RU" fo:font-style="normal" style:text-underline-style="none" fo:font-weight="normal" officeooo:rsid="05bfb203" style:font-name-asian="Liberation Mono" style:font-style-asian="normal" style:font-weight-asian="normal" style:font-name-complex="Liberation Mono" style:font-style-complex="normal" style:font-weight-complex="normal"/>
    </style:style>
    <style:style style:name="T335" style:family="text">
      <style:text-properties style:font-name="Liberation Serif1" fo:language="ru" fo:country="RU" fo:font-style="normal" style:text-underline-style="none" fo:font-weight="normal" officeooo:rsid="05c139d8" style:font-name-asian="Liberation Mono" style:font-style-asian="normal" style:font-weight-asian="normal" style:font-name-complex="Liberation Mono" style:font-style-complex="normal" style:font-weight-complex="normal"/>
    </style:style>
    <style:style style:name="T336" style:family="text">
      <style:text-properties style:font-name="Liberation Serif1" fo:language="ru" fo:country="RU" fo:font-style="normal" style:text-underline-style="none" fo:font-weight="normal" officeooo:rsid="05c1eefe" style:font-name-asian="Liberation Mono" style:font-style-asian="normal" style:font-weight-asian="normal" style:font-name-complex="Liberation Mono" style:font-style-complex="normal" style:font-weight-complex="normal"/>
    </style:style>
    <style:style style:name="T337" style:family="text">
      <style:text-properties style:font-name="Liberation Serif1" fo:language="ru" fo:country="RU" fo:font-style="normal" style:text-underline-style="none" fo:font-weight="normal" officeooo:rsid="05c2fe11" style:font-name-asian="Liberation Mono" style:font-style-asian="normal" style:font-weight-asian="normal" style:font-name-complex="Liberation Mono" style:font-style-complex="normal" style:font-weight-complex="normal"/>
    </style:style>
    <style:style style:name="T338" style:family="text">
      <style:text-properties style:font-name="Liberation Serif1" fo:language="ru" fo:country="RU" fo:font-style="normal" style:text-underline-style="none" fo:font-weight="normal" officeooo:rsid="05c43267" style:font-name-asian="Liberation Mono" style:font-style-asian="normal" style:font-weight-asian="normal" style:font-name-complex="Liberation Mono" style:font-style-complex="normal" style:font-weight-complex="normal"/>
    </style:style>
    <style:style style:name="T339" style:family="text">
      <style:text-properties style:font-name="Liberation Serif1" fo:language="ru" fo:country="RU" fo:font-style="normal" style:text-underline-style="none" fo:font-weight="normal" officeooo:rsid="05c8e970" style:font-name-asian="Liberation Mono" style:font-style-asian="normal" style:font-weight-asian="normal" style:font-name-complex="Liberation Mono" style:font-style-complex="normal" style:font-weight-complex="normal"/>
    </style:style>
    <style:style style:name="T340" style:family="text">
      <style:text-properties style:font-name="Liberation Serif1" fo:language="ru" fo:country="RU" fo:font-style="normal" style:text-underline-style="none" fo:font-weight="normal" officeooo:rsid="05c9d39f" style:font-name-asian="Liberation Mono" style:font-style-asian="normal" style:font-weight-asian="normal" style:font-name-complex="Liberation Mono" style:font-style-complex="normal" style:font-weight-complex="normal"/>
    </style:style>
    <style:style style:name="T341" style:family="text">
      <style:text-properties style:font-name="Liberation Serif1" fo:language="ru" fo:country="RU" fo:font-style="normal" style:text-underline-style="none" fo:font-weight="normal" officeooo:rsid="05ca1c85" style:font-name-asian="Liberation Mono" style:font-style-asian="normal" style:font-weight-asian="normal" style:font-name-complex="Liberation Mono" style:font-style-complex="normal" style:font-weight-complex="normal"/>
    </style:style>
    <style:style style:name="T342" style:family="text">
      <style:text-properties style:font-name="Liberation Serif1" fo:language="ru" fo:country="RU" fo:font-style="normal" style:text-underline-style="none" fo:font-weight="normal" officeooo:rsid="05ca2a23" style:font-name-asian="Liberation Mono" style:font-style-asian="normal" style:font-weight-asian="normal" style:font-name-complex="Liberation Mono" style:font-style-complex="normal" style:font-weight-complex="normal"/>
    </style:style>
    <style:style style:name="T343" style:family="text">
      <style:text-properties style:font-name="Liberation Serif1" fo:language="ru" fo:country="RU" fo:font-style="normal" style:text-underline-style="none" fo:font-weight="normal" officeooo:rsid="05cb7837" style:font-name-asian="Liberation Mono" style:font-style-asian="normal" style:font-weight-asian="normal" style:font-name-complex="Liberation Mono" style:font-style-complex="normal" style:font-weight-complex="normal"/>
    </style:style>
    <style:style style:name="T344" style:family="text">
      <style:text-properties style:font-name="Liberation Serif1" fo:language="ru" fo:country="RU" fo:font-style="normal" style:text-underline-style="none" fo:font-weight="normal" officeooo:rsid="05cd6bee" style:font-name-asian="Liberation Mono" style:font-style-asian="normal" style:font-weight-asian="normal" style:font-name-complex="Liberation Mono" style:font-style-complex="normal" style:font-weight-complex="normal"/>
    </style:style>
    <style:style style:name="T345" style:family="text">
      <style:text-properties style:font-name="Liberation Serif1" fo:language="ru" fo:country="RU" fo:font-style="normal" style:text-underline-style="none" fo:font-weight="normal" officeooo:rsid="05cf2338" style:font-name-asian="Liberation Mono" style:font-style-asian="normal" style:font-weight-asian="normal" style:font-name-complex="Liberation Mono" style:font-style-complex="normal" style:font-weight-complex="normal"/>
    </style:style>
    <style:style style:name="T346" style:family="text">
      <style:text-properties style:font-name="Liberation Serif1" fo:language="ru" fo:country="RU" fo:font-style="normal" style:text-underline-style="none" fo:font-weight="normal" officeooo:rsid="05d11bc0" style:font-name-asian="Liberation Mono" style:font-style-asian="normal" style:font-weight-asian="normal" style:font-name-complex="Liberation Mono" style:font-style-complex="normal" style:font-weight-complex="normal"/>
    </style:style>
    <style:style style:name="T347" style:family="text">
      <style:text-properties style:font-name="Liberation Serif1" fo:language="ru" fo:country="RU" fo:font-style="normal" style:text-underline-style="none" fo:font-weight="normal" officeooo:rsid="05d30f65" style:font-name-asian="Liberation Mono" style:font-style-asian="normal" style:font-weight-asian="normal" style:font-name-complex="Liberation Mono" style:font-style-complex="normal" style:font-weight-complex="normal"/>
    </style:style>
    <style:style style:name="T348" style:family="text">
      <style:text-properties style:font-name="Liberation Serif1" fo:language="ru" fo:country="RU" fo:font-style="normal" style:text-underline-style="none" fo:font-weight="normal" officeooo:rsid="05d3b8ee" style:font-name-asian="Liberation Mono" style:font-style-asian="normal" style:font-weight-asian="normal" style:font-name-complex="Liberation Mono" style:font-style-complex="normal" style:font-weight-complex="normal"/>
    </style:style>
    <style:style style:name="T349" style:family="text">
      <style:text-properties style:font-name="Liberation Serif1" fo:language="ru" fo:country="RU" fo:font-style="normal" style:text-underline-style="none" fo:font-weight="normal" officeooo:rsid="05d40df7" style:font-name-asian="Liberation Mono" style:font-style-asian="normal" style:font-weight-asian="normal" style:font-name-complex="Liberation Mono" style:font-style-complex="normal" style:font-weight-complex="normal"/>
    </style:style>
    <style:style style:name="T350" style:family="text">
      <style:text-properties style:font-name="Liberation Serif1" fo:language="ru" fo:country="RU" fo:font-style="normal" style:text-underline-style="none" fo:font-weight="normal" officeooo:rsid="05d5b4ca" style:font-name-asian="Liberation Mono" style:font-style-asian="normal" style:font-weight-asian="normal" style:font-name-complex="Liberation Mono" style:font-style-complex="normal" style:font-weight-complex="normal"/>
    </style:style>
    <style:style style:name="T351" style:family="text">
      <style:text-properties style:font-name="Liberation Serif1" fo:language="ru" fo:country="RU" fo:font-style="normal" style:text-underline-style="none" fo:font-weight="normal" officeooo:rsid="05d5eb5f" style:font-name-asian="Liberation Mono" style:font-style-asian="normal" style:font-weight-asian="normal" style:font-name-complex="Liberation Mono" style:font-style-complex="normal" style:font-weight-complex="normal"/>
    </style:style>
    <style:style style:name="T352" style:family="text">
      <style:text-properties style:font-name="Liberation Serif1" fo:language="ru" fo:country="RU" fo:font-style="normal" style:text-underline-style="none" fo:font-weight="normal" officeooo:rsid="05d64b4d" style:font-name-asian="Liberation Mono" style:font-style-asian="normal" style:font-weight-asian="normal" style:font-name-complex="Liberation Mono" style:font-style-complex="normal" style:font-weight-complex="normal"/>
    </style:style>
    <style:style style:name="T353" style:family="text">
      <style:text-properties style:font-name="Liberation Serif1" fo:language="ru" fo:country="RU" fo:font-style="normal" style:text-underline-style="none" fo:font-weight="normal" officeooo:rsid="05d8cfa7" style:font-name-asian="Liberation Mono" style:font-style-asian="normal" style:font-weight-asian="normal" style:font-name-complex="Liberation Mono" style:font-style-complex="normal" style:font-weight-complex="normal"/>
    </style:style>
    <style:style style:name="T354" style:family="text">
      <style:text-properties style:font-name="Liberation Serif1" fo:language="ru" fo:country="RU" fo:font-style="normal" style:text-underline-style="none" fo:font-weight="normal" officeooo:rsid="05d97e94" style:font-name-asian="Liberation Mono" style:font-style-asian="normal" style:font-weight-asian="normal" style:font-name-complex="Liberation Mono" style:font-style-complex="normal" style:font-weight-complex="normal"/>
    </style:style>
    <style:style style:name="T355" style:family="text">
      <style:text-properties style:font-name="Liberation Serif1" fo:language="ru" fo:country="RU" fo:font-style="normal" style:text-underline-style="none" fo:font-weight="normal" officeooo:rsid="05da19cb" style:font-name-asian="Liberation Mono" style:font-style-asian="normal" style:font-weight-asian="normal" style:font-name-complex="Liberation Mono" style:font-style-complex="normal" style:font-weight-complex="normal"/>
    </style:style>
    <style:style style:name="T356" style:family="text">
      <style:text-properties style:font-name="Liberation Serif1" fo:language="ru" fo:country="RU" fo:font-style="normal" style:text-underline-style="none" fo:font-weight="normal" officeooo:rsid="05db2987" style:font-name-asian="Liberation Mono" style:font-style-asian="normal" style:font-weight-asian="normal" style:font-name-complex="Liberation Mono" style:font-style-complex="normal" style:font-weight-complex="normal"/>
    </style:style>
    <style:style style:name="T357" style:family="text">
      <style:text-properties style:font-name="Liberation Serif1" fo:language="ru" fo:country="RU" fo:font-style="normal" style:text-underline-style="none" fo:font-weight="normal" officeooo:rsid="05dce127" style:font-name-asian="Liberation Mono" style:font-style-asian="normal" style:font-weight-asian="normal" style:font-name-complex="Liberation Mono" style:font-style-complex="normal" style:font-weight-complex="normal"/>
    </style:style>
    <style:style style:name="T358" style:family="text">
      <style:text-properties style:font-name="Liberation Serif1" fo:language="ru" fo:country="RU" fo:font-style="normal" style:text-underline-style="none" fo:font-weight="normal" officeooo:rsid="05de94e5" style:font-name-asian="Liberation Mono" style:font-style-asian="normal" style:font-weight-asian="normal" style:font-name-complex="Liberation Mono" style:font-style-complex="normal" style:font-weight-complex="normal"/>
    </style:style>
    <style:style style:name="T359" style:family="text">
      <style:text-properties style:font-name="Liberation Serif1" fo:language="ru" fo:country="RU" fo:font-style="normal" style:text-underline-style="none" fo:font-weight="normal" officeooo:rsid="05e08d1e" style:font-name-asian="Liberation Mono" style:font-style-asian="normal" style:font-weight-asian="normal" style:font-name-complex="Liberation Mono" style:font-style-complex="normal" style:font-weight-complex="normal"/>
    </style:style>
    <style:style style:name="T360" style:family="text">
      <style:text-properties style:font-name="Liberation Serif1" fo:language="ru" fo:country="RU" fo:font-style="normal" style:text-underline-style="none" fo:font-weight="normal" officeooo:rsid="05e1be58" style:font-name-asian="Liberation Mono" style:font-style-asian="normal" style:font-weight-asian="normal" style:font-name-complex="Liberation Mono" style:font-style-complex="normal" style:font-weight-complex="normal"/>
    </style:style>
    <style:style style:name="T361" style:family="text">
      <style:text-properties style:font-name="Liberation Serif1" fo:language="ru" fo:country="RU" fo:font-style="normal" style:text-underline-style="none" fo:font-weight="normal" officeooo:rsid="05e240d2" style:font-name-asian="Liberation Mono" style:font-style-asian="normal" style:font-weight-asian="normal" style:font-name-complex="Liberation Mono" style:font-style-complex="normal" style:font-weight-complex="normal"/>
    </style:style>
    <style:style style:name="T362" style:family="text">
      <style:text-properties style:font-name="Liberation Serif1" fo:language="ru" fo:country="RU" fo:font-style="normal" style:text-underline-style="none" fo:font-weight="normal" officeooo:rsid="05e368d0" style:font-name-asian="Liberation Mono" style:font-style-asian="normal" style:font-weight-asian="normal" style:font-name-complex="Liberation Mono" style:font-style-complex="normal" style:font-weight-complex="normal"/>
    </style:style>
    <style:style style:name="T363" style:family="text">
      <style:text-properties style:font-name="Liberation Serif1" fo:language="ru" fo:country="RU" fo:font-style="normal" style:text-underline-style="none" fo:font-weight="normal" officeooo:rsid="05e3f83a" style:font-name-asian="Liberation Mono" style:font-style-asian="normal" style:font-weight-asian="normal" style:font-name-complex="Liberation Mono" style:font-style-complex="normal" style:font-weight-complex="normal"/>
    </style:style>
    <style:style style:name="T364" style:family="text">
      <style:text-properties style:font-name="Liberation Serif1" fo:language="ru" fo:country="RU" fo:font-style="normal" style:text-underline-style="none" fo:font-weight="normal" officeooo:rsid="05e523d2" style:font-name-asian="Liberation Mono" style:font-style-asian="normal" style:font-weight-asian="normal" style:font-name-complex="Liberation Mono" style:font-style-complex="normal" style:font-weight-complex="normal"/>
    </style:style>
    <style:style style:name="T365" style:family="text">
      <style:text-properties style:font-name="Liberation Serif1" fo:language="ru" fo:country="RU" fo:font-style="normal" style:text-underline-style="none" fo:font-weight="normal" officeooo:rsid="05e6e22c" style:font-name-asian="Liberation Mono" style:font-style-asian="normal" style:font-weight-asian="normal" style:font-name-complex="Liberation Mono" style:font-style-complex="normal" style:font-weight-complex="normal"/>
    </style:style>
    <style:style style:name="T366" style:family="text">
      <style:text-properties style:font-name="Liberation Serif1" fo:language="ru" fo:country="RU" fo:font-style="normal" style:text-underline-style="none" fo:font-weight="normal" officeooo:rsid="05e6f861" style:font-name-asian="Liberation Mono" style:font-style-asian="normal" style:font-weight-asian="normal" style:font-name-complex="Liberation Mono" style:font-style-complex="normal" style:font-weight-complex="normal"/>
    </style:style>
    <style:style style:name="T367" style:family="text">
      <style:text-properties style:font-name="Liberation Serif1" fo:language="ru" fo:country="RU" fo:font-style="normal" style:text-underline-style="none" fo:font-weight="normal" officeooo:rsid="05e71f1c" style:font-name-asian="Liberation Mono" style:font-style-asian="normal" style:font-weight-asian="normal" style:font-name-complex="Liberation Mono" style:font-style-complex="normal" style:font-weight-complex="normal"/>
    </style:style>
    <style:style style:name="T368" style:family="text">
      <style:text-properties style:font-name="Liberation Serif1" fo:language="ru" fo:country="RU" fo:font-style="normal" style:text-underline-style="none" fo:font-weight="normal" officeooo:rsid="05e90f45" style:font-name-asian="Liberation Mono" style:font-style-asian="normal" style:font-weight-asian="normal" style:font-name-complex="Liberation Mono" style:font-style-complex="normal" style:font-weight-complex="normal"/>
    </style:style>
    <style:style style:name="T369" style:family="text">
      <style:text-properties style:font-name="Liberation Serif1" fo:language="ru" fo:country="RU" fo:font-style="normal" style:text-underline-style="none" fo:font-weight="normal" officeooo:rsid="05eae6df" style:font-name-asian="Liberation Mono" style:font-style-asian="normal" style:font-weight-asian="normal" style:font-name-complex="Liberation Mono" style:font-style-complex="normal" style:font-weight-complex="normal"/>
    </style:style>
    <style:style style:name="T370" style:family="text">
      <style:text-properties style:font-name="Liberation Serif1" fo:language="ru" fo:country="RU" fo:font-style="normal" style:text-underline-style="none" fo:font-weight="normal" officeooo:rsid="05ecc485" style:font-name-asian="Liberation Mono" style:font-style-asian="normal" style:font-weight-asian="normal" style:font-name-complex="Liberation Mono" style:font-style-complex="normal" style:font-weight-complex="normal"/>
    </style:style>
    <style:style style:name="T371" style:family="text">
      <style:text-properties style:font-name="Liberation Serif1" fo:language="ru" fo:country="RU" fo:font-style="normal" style:text-underline-style="none" fo:font-weight="normal" officeooo:rsid="05edb45e" style:font-name-asian="Liberation Mono" style:font-style-asian="normal" style:font-weight-asian="normal" style:font-name-complex="Liberation Mono" style:font-style-complex="normal" style:font-weight-complex="normal"/>
    </style:style>
    <style:style style:name="T372" style:family="text">
      <style:text-properties style:font-name="Liberation Serif1" fo:language="ru" fo:country="RU" fo:font-style="normal" style:text-underline-style="none" fo:font-weight="normal" officeooo:rsid="05ee6aef" style:font-name-asian="Liberation Mono" style:font-style-asian="normal" style:font-weight-asian="normal" style:font-name-complex="Liberation Mono" style:font-style-complex="normal" style:font-weight-complex="normal"/>
    </style:style>
    <style:style style:name="T373" style:family="text">
      <style:text-properties style:font-name="Liberation Serif1" fo:language="ru" fo:country="RU" fo:font-style="normal" style:text-underline-style="none" fo:font-weight="normal" officeooo:rsid="05efb6b2" style:font-name-asian="Liberation Mono" style:font-style-asian="normal" style:font-weight-asian="normal" style:font-name-complex="Liberation Mono" style:font-style-complex="normal" style:font-weight-complex="normal"/>
    </style:style>
    <style:style style:name="T374" style:family="text">
      <style:text-properties style:font-name="Liberation Serif1" fo:language="ru" fo:country="RU" fo:font-style="normal" style:text-underline-style="none" fo:font-weight="normal" officeooo:rsid="05f14308" style:font-name-asian="Liberation Mono" style:font-style-asian="normal" style:font-weight-asian="normal" style:font-name-complex="Liberation Mono" style:font-style-complex="normal" style:font-weight-complex="normal"/>
    </style:style>
    <style:style style:name="T375" style:family="text">
      <style:text-properties style:font-name="Liberation Serif1" fo:language="ru" fo:country="RU" fo:font-style="normal" style:text-underline-style="none" fo:font-weight="normal" officeooo:rsid="05f3a200" style:font-name-asian="Liberation Mono" style:font-style-asian="normal" style:font-weight-asian="normal" style:font-name-complex="Liberation Mono" style:font-style-complex="normal" style:font-weight-complex="normal"/>
    </style:style>
    <style:style style:name="T376" style:family="text">
      <style:text-properties style:font-name="Liberation Serif1" fo:language="ru" fo:country="RU" fo:font-style="normal" style:text-underline-style="none" fo:font-weight="normal" officeooo:rsid="05f44bdb" style:font-name-asian="Liberation Mono" style:font-style-asian="normal" style:font-weight-asian="normal" style:font-name-complex="Liberation Mono" style:font-style-complex="normal" style:font-weight-complex="normal"/>
    </style:style>
    <style:style style:name="T377" style:family="text">
      <style:text-properties style:font-name="Liberation Serif1" fo:language="ru" fo:country="RU" fo:font-style="normal" style:text-underline-style="none" fo:font-weight="normal" officeooo:rsid="05f5a657" style:font-name-asian="Liberation Mono" style:font-style-asian="normal" style:font-weight-asian="normal" style:font-name-complex="Liberation Mono" style:font-style-complex="normal" style:font-weight-complex="normal"/>
    </style:style>
    <style:style style:name="T378" style:family="text">
      <style:text-properties style:font-name="Liberation Serif1" fo:language="ru" fo:country="RU" fo:font-style="normal" style:text-underline-style="none" fo:font-weight="normal" officeooo:rsid="05f62353" style:font-name-asian="Liberation Mono" style:font-style-asian="normal" style:font-weight-asian="normal" style:font-name-complex="Liberation Mono" style:font-style-complex="normal" style:font-weight-complex="normal"/>
    </style:style>
    <style:style style:name="T379" style:family="text">
      <style:text-properties style:font-name="Liberation Serif1" fo:language="ru" fo:country="RU" fo:font-style="normal" style:text-underline-style="none" fo:font-weight="normal" officeooo:rsid="05f73f3a" style:font-name-asian="Liberation Mono" style:font-style-asian="normal" style:font-weight-asian="normal" style:font-name-complex="Liberation Mono" style:font-style-complex="normal" style:font-weight-complex="normal"/>
    </style:style>
    <style:style style:name="T380" style:family="text">
      <style:text-properties style:font-name="Liberation Serif1" fo:language="ru" fo:country="RU" fo:font-style="normal" style:text-underline-style="none" fo:font-weight="normal" officeooo:rsid="05f76fe0" style:font-name-asian="Liberation Mono" style:font-style-asian="normal" style:font-weight-asian="normal" style:font-name-complex="Liberation Mono" style:font-style-complex="normal" style:font-weight-complex="normal"/>
    </style:style>
    <style:style style:name="T381" style:family="text">
      <style:text-properties style:font-name="Liberation Serif1" fo:language="ru" fo:country="RU" fo:font-style="normal" style:text-underline-style="none" fo:font-weight="normal" officeooo:rsid="05f779ff" style:font-name-asian="Liberation Mono" style:font-style-asian="normal" style:font-weight-asian="normal" style:font-name-complex="Liberation Mono" style:font-style-complex="normal" style:font-weight-complex="normal"/>
    </style:style>
    <style:style style:name="T382" style:family="text">
      <style:text-properties style:font-name="Liberation Serif1" fo:language="ru" fo:country="RU" fo:font-style="normal" style:text-underline-style="none" fo:font-weight="normal" officeooo:rsid="05f9310f" style:font-name-asian="Liberation Mono" style:font-style-asian="normal" style:font-weight-asian="normal" style:font-name-complex="Liberation Mono" style:font-style-complex="normal" style:font-weight-complex="normal"/>
    </style:style>
    <style:style style:name="T383" style:family="text">
      <style:text-properties style:font-name="Liberation Serif1" fo:language="ru" fo:country="RU" fo:font-style="normal" style:text-underline-style="none" fo:font-weight="normal" officeooo:rsid="05fae26a" style:font-name-asian="Liberation Mono" style:font-style-asian="normal" style:font-weight-asian="normal" style:font-name-complex="Liberation Mono" style:font-style-complex="normal" style:font-weight-complex="normal"/>
    </style:style>
    <style:style style:name="T384" style:family="text">
      <style:text-properties style:font-name="Liberation Serif1" fo:language="ru" fo:country="RU" fo:font-style="normal" style:text-underline-style="none" fo:font-weight="normal" officeooo:rsid="05fb4020" style:font-name-asian="Liberation Mono" style:font-style-asian="normal" style:font-weight-asian="normal" style:font-name-complex="Liberation Mono" style:font-style-complex="normal" style:font-weight-complex="normal"/>
    </style:style>
    <style:style style:name="T385" style:family="text">
      <style:text-properties style:font-name="Liberation Serif1" fo:language="ru" fo:country="RU" fo:font-style="normal" style:text-underline-style="none" fo:font-weight="normal" officeooo:rsid="04dada97" style:font-name-asian="Liberation Mono" style:font-style-asian="normal" style:font-weight-asian="normal" style:font-name-complex="Liberation Mono" style:font-style-complex="normal" style:font-weight-complex="normal"/>
    </style:style>
    <style:style style:name="T386" style:family="text">
      <style:text-properties style:font-name="Liberation Serif1" fo:language="ru" fo:country="RU" fo:font-style="normal" style:text-underline-style="none" fo:font-weight="normal" officeooo:rsid="04db64b3" style:font-name-asian="Liberation Mono" style:font-style-asian="normal" style:font-weight-asian="normal" style:font-name-complex="Liberation Mono" style:font-style-complex="normal" style:font-weight-complex="normal"/>
    </style:style>
    <style:style style:name="T387" style:family="text">
      <style:text-properties style:font-name="Liberation Serif1" fo:language="ru" fo:country="RU" fo:font-style="normal" style:text-underline-style="none" fo:font-weight="normal" officeooo:rsid="04db7d63" style:font-name-asian="Liberation Mono" style:font-style-asian="normal" style:font-weight-asian="normal" style:font-name-complex="Liberation Mono" style:font-style-complex="normal" style:font-weight-complex="normal"/>
    </style:style>
    <style:style style:name="T388" style:family="text">
      <style:text-properties style:font-name="Liberation Serif1" fo:language="ru" fo:country="RU" fo:font-style="normal" style:text-underline-style="none" fo:font-weight="normal" officeooo:rsid="04dc23ca" style:font-name-asian="Liberation Mono" style:font-style-asian="normal" style:font-weight-asian="normal" style:font-name-complex="Liberation Mono" style:font-style-complex="normal" style:font-weight-complex="normal"/>
    </style:style>
    <style:style style:name="T389" style:family="text">
      <style:text-properties style:font-name="Liberation Serif1" fo:language="ru" fo:country="RU" fo:font-style="normal" style:text-underline-style="none" fo:font-weight="normal" officeooo:rsid="05fe956a" style:font-name-asian="Liberation Mono" style:font-style-asian="normal" style:font-weight-asian="normal" style:font-name-complex="Liberation Mono" style:font-style-complex="normal" style:font-weight-complex="normal"/>
    </style:style>
    <style:style style:name="T390" style:family="text">
      <style:text-properties style:font-name="Liberation Serif1" fo:language="ru" fo:country="RU" fo:font-style="normal" style:text-underline-style="none" fo:font-weight="normal" officeooo:rsid="0600d726" style:font-name-asian="Liberation Mono" style:font-style-asian="normal" style:font-weight-asian="normal" style:font-name-complex="Liberation Mono" style:font-style-complex="normal" style:font-weight-complex="normal"/>
    </style:style>
    <style:style style:name="T391" style:family="text">
      <style:text-properties style:font-name="Liberation Serif1" fo:language="ru" fo:country="RU" fo:font-style="normal" style:text-underline-style="none" fo:font-weight="normal" officeooo:rsid="0601af11" style:font-name-asian="Liberation Mono" style:font-style-asian="normal" style:font-weight-asian="normal" style:font-name-complex="Liberation Mono" style:font-style-complex="normal" style:font-weight-complex="normal"/>
    </style:style>
    <style:style style:name="T392" style:family="text">
      <style:text-properties style:font-name="Liberation Serif1" fo:language="ru" fo:country="RU" fo:font-style="normal" style:text-underline-style="none" fo:font-weight="normal" officeooo:rsid="06020d75" style:font-name-asian="Liberation Mono" style:font-style-asian="normal" style:font-weight-asian="normal" style:font-name-complex="Liberation Mono" style:font-style-complex="normal" style:font-weight-complex="normal"/>
    </style:style>
    <style:style style:name="T393" style:family="text">
      <style:text-properties style:font-name="Liberation Serif1" fo:language="ru" fo:country="RU" fo:font-style="normal" style:text-underline-style="none" fo:font-weight="normal" officeooo:rsid="0114d215" style:font-name-asian="Liberation Mono" style:font-style-asian="normal" style:font-weight-asian="normal" style:font-name-complex="Liberation Mono" style:font-style-complex="normal" style:font-weight-complex="normal"/>
    </style:style>
    <style:style style:name="T394" style:family="text">
      <style:text-properties style:font-name="Liberation Serif1" fo:language="ru" fo:country="RU" fo:font-style="normal" style:text-underline-style="none" fo:font-weight="normal" officeooo:rsid="0603018f" style:font-name-asian="Liberation Mono" style:font-style-asian="normal" style:font-weight-asian="normal" style:font-name-complex="Liberation Mono" style:font-style-complex="normal" style:font-weight-complex="normal"/>
    </style:style>
    <style:style style:name="T395" style:family="text">
      <style:text-properties style:font-name="Liberation Serif1" fo:language="ru" fo:country="RU" fo:font-style="normal" style:text-underline-style="none" fo:font-weight="normal" officeooo:rsid="06036a5c" style:font-name-asian="Liberation Mono" style:font-style-asian="normal" style:font-weight-asian="normal" style:font-name-complex="Liberation Mono" style:font-style-complex="normal" style:font-weight-complex="normal"/>
    </style:style>
    <style:style style:name="T396" style:family="text">
      <style:text-properties style:font-name="Liberation Serif1" fo:language="ru" fo:country="RU" fo:font-style="normal" style:text-underline-style="none" fo:font-weight="normal" officeooo:rsid="06039e06" style:font-name-asian="Liberation Mono" style:font-style-asian="normal" style:font-weight-asian="normal" style:font-name-complex="Liberation Mono" style:font-style-complex="normal" style:font-weight-complex="normal"/>
    </style:style>
    <style:style style:name="T397" style:family="text">
      <style:text-properties style:font-name="Liberation Serif1" fo:language="ru" fo:country="RU" fo:font-style="normal" style:text-underline-style="none" fo:font-weight="normal" officeooo:rsid="06059dcb" style:font-name-asian="Liberation Mono" style:font-style-asian="normal" style:font-weight-asian="normal" style:font-name-complex="Liberation Mono" style:font-style-complex="normal" style:font-weight-complex="normal"/>
    </style:style>
    <style:style style:name="T398" style:family="text">
      <style:text-properties style:font-name="Liberation Serif1" fo:language="ru" fo:country="RU" fo:font-style="normal" style:text-underline-style="none" fo:font-weight="normal" officeooo:rsid="06073b4e" style:font-name-asian="Liberation Mono" style:font-style-asian="normal" style:font-weight-asian="normal" style:font-name-complex="Liberation Mono" style:font-style-complex="normal" style:font-weight-complex="normal"/>
    </style:style>
    <style:style style:name="T399" style:family="text">
      <style:text-properties style:font-name="Liberation Serif1" fo:language="ru" fo:country="RU" fo:font-style="normal" style:text-underline-style="none" fo:font-weight="normal" officeooo:rsid="0607c5cf" style:font-name-asian="Liberation Mono" style:font-style-asian="normal" style:font-weight-asian="normal" style:font-name-complex="Liberation Mono" style:font-style-complex="normal" style:font-weight-complex="normal"/>
    </style:style>
    <style:style style:name="T400" style:family="text">
      <style:text-properties style:font-name="Liberation Serif1" fo:language="ru" fo:country="RU" fo:font-style="normal" style:text-underline-style="none" fo:font-weight="normal" officeooo:rsid="0609536c" style:font-name-asian="Liberation Mono" style:font-style-asian="normal" style:font-weight-asian="normal" style:font-name-complex="Liberation Mono" style:font-style-complex="normal" style:font-weight-complex="normal"/>
    </style:style>
    <style:style style:name="T401" style:family="text">
      <style:text-properties style:font-name="Liberation Serif1" fo:language="ru" fo:country="RU" fo:font-style="normal" style:text-underline-style="none" fo:font-weight="normal" officeooo:rsid="0609ec74" style:font-name-asian="Liberation Mono" style:font-style-asian="normal" style:font-weight-asian="normal" style:font-name-complex="Liberation Mono" style:font-style-complex="normal" style:font-weight-complex="normal"/>
    </style:style>
    <style:style style:name="T402" style:family="text">
      <style:text-properties style:font-name="Liberation Serif1" fo:language="ru" fo:country="RU" fo:font-style="normal" style:text-underline-style="none" fo:font-weight="normal" officeooo:rsid="060be219" style:font-name-asian="Liberation Mono" style:font-style-asian="normal" style:font-weight-asian="normal" style:font-name-complex="Liberation Mono" style:font-style-complex="normal" style:font-weight-complex="normal"/>
    </style:style>
    <style:style style:name="T403" style:family="text">
      <style:text-properties style:font-name="Liberation Serif1" fo:language="ru" fo:country="RU" fo:font-style="normal" style:text-underline-style="none" fo:font-weight="normal" officeooo:rsid="060d6298" style:font-name-asian="Liberation Mono" style:font-style-asian="normal" style:font-weight-asian="normal" style:font-name-complex="Liberation Mono" style:font-style-complex="normal" style:font-weight-complex="normal"/>
    </style:style>
    <style:style style:name="T404" style:family="text">
      <style:text-properties style:font-name="Liberation Serif1" fo:language="ru" fo:country="RU" fo:font-style="normal" style:text-underline-style="none" fo:font-weight="normal" officeooo:rsid="060da689" style:font-name-asian="Liberation Mono" style:font-style-asian="normal" style:font-weight-asian="normal" style:font-name-complex="Liberation Mono" style:font-style-complex="normal" style:font-weight-complex="normal"/>
    </style:style>
    <style:style style:name="T405" style:family="text">
      <style:text-properties style:font-name="Liberation Serif1" fo:language="ru" fo:country="RU" fo:font-style="normal" style:text-underline-style="none" fo:font-weight="normal" officeooo:rsid="060ef392" style:font-name-asian="Liberation Mono" style:font-style-asian="normal" style:font-weight-asian="normal" style:font-name-complex="Liberation Mono" style:font-style-complex="normal" style:font-weight-complex="normal"/>
    </style:style>
    <style:style style:name="T406" style:family="text">
      <style:text-properties style:font-name="Liberation Serif1" fo:language="ru" fo:country="RU" fo:font-style="normal" style:text-underline-style="none" fo:font-weight="normal" officeooo:rsid="06101d95" style:font-name-asian="Liberation Mono" style:font-style-asian="normal" style:font-weight-asian="normal" style:font-name-complex="Liberation Mono" style:font-style-complex="normal" style:font-weight-complex="normal"/>
    </style:style>
    <style:style style:name="T407" style:family="text">
      <style:text-properties style:font-name="Liberation Serif1" fo:language="ru" fo:country="RU" fo:font-style="normal" style:text-underline-style="none" fo:font-weight="normal" officeooo:rsid="06157328" style:font-name-asian="Liberation Mono" style:font-style-asian="normal" style:font-weight-asian="normal" style:font-name-complex="Liberation Mono" style:font-style-complex="normal" style:font-weight-complex="normal"/>
    </style:style>
    <style:style style:name="T408" style:family="text">
      <style:text-properties style:font-name="Liberation Serif1" fo:language="ru" fo:country="RU" fo:font-style="normal" style:text-underline-style="none" fo:font-weight="normal" officeooo:rsid="06170035" style:font-name-asian="Liberation Mono" style:font-style-asian="normal" style:font-weight-asian="normal" style:font-name-complex="Liberation Mono" style:font-style-complex="normal" style:font-weight-complex="normal"/>
    </style:style>
    <style:style style:name="T409" style:family="text">
      <style:text-properties style:font-name="Liberation Serif1" fo:language="ru" fo:country="RU" fo:font-style="normal" style:text-underline-style="none" fo:font-weight="normal" officeooo:rsid="06177cdf" style:font-name-asian="Liberation Mono" style:font-style-asian="normal" style:font-weight-asian="normal" style:font-name-complex="Liberation Mono" style:font-style-complex="normal" style:font-weight-complex="normal"/>
    </style:style>
    <style:style style:name="T410" style:family="text">
      <style:text-properties style:font-name="Liberation Serif1" fo:language="ru" fo:country="RU" fo:font-style="normal" style:text-underline-style="none" fo:font-weight="normal" officeooo:rsid="0618a184" style:font-name-asian="Liberation Mono" style:font-style-asian="normal" style:font-weight-asian="normal" style:font-name-complex="Liberation Mono" style:font-style-complex="normal" style:font-weight-complex="normal"/>
    </style:style>
    <style:style style:name="T411" style:family="text">
      <style:text-properties style:font-name="Liberation Serif1" fo:language="ru" fo:country="RU" fo:font-style="normal" style:text-underline-style="none" fo:font-weight="normal" officeooo:rsid="06193831" style:font-name-asian="Liberation Mono" style:font-style-asian="normal" style:font-weight-asian="normal" style:font-name-complex="Liberation Mono" style:font-style-complex="normal" style:font-weight-complex="normal"/>
    </style:style>
    <style:style style:name="T412" style:family="text">
      <style:text-properties style:font-name="Liberation Serif1" fo:language="ru" fo:country="RU" fo:font-style="normal" style:text-underline-style="none" fo:font-weight="normal" officeooo:rsid="061ae918" style:font-name-asian="Liberation Mono" style:font-style-asian="normal" style:font-weight-asian="normal" style:font-name-complex="Liberation Mono" style:font-style-complex="normal" style:font-weight-complex="normal"/>
    </style:style>
    <style:style style:name="T413" style:family="text">
      <style:text-properties style:font-name="Liberation Serif1" fo:language="ru" fo:country="RU" fo:font-style="normal" style:text-underline-style="none" fo:font-weight="normal" officeooo:rsid="061b111c" style:font-name-asian="Liberation Mono" style:font-style-asian="normal" style:font-weight-asian="normal" style:font-name-complex="Liberation Mono" style:font-style-complex="normal" style:font-weight-complex="normal"/>
    </style:style>
    <style:style style:name="T414" style:family="text">
      <style:text-properties style:font-name="Liberation Serif1" fo:language="ru" fo:country="RU" fo:font-style="normal" style:text-underline-style="none" fo:font-weight="normal" officeooo:rsid="061c2b48" style:font-name-asian="Liberation Mono" style:font-style-asian="normal" style:font-weight-asian="normal" style:font-name-complex="Liberation Mono" style:font-style-complex="normal" style:font-weight-complex="normal"/>
    </style:style>
    <style:style style:name="T415" style:family="text">
      <style:text-properties style:font-name="Liberation Serif1" fo:language="ru" fo:country="RU" fo:font-style="normal" style:text-underline-style="none" fo:font-weight="normal" officeooo:rsid="061e0bfc" style:font-name-asian="Liberation Mono" style:font-style-asian="normal" style:font-weight-asian="normal" style:font-name-complex="Liberation Mono" style:font-style-complex="normal" style:font-weight-complex="normal"/>
    </style:style>
    <style:style style:name="T416" style:family="text">
      <style:text-properties style:font-name="Liberation Serif1" fo:language="ru" fo:country="RU" fo:font-style="normal" style:text-underline-style="none" fo:font-weight="normal" officeooo:rsid="061e17b3" style:font-name-asian="Liberation Mono" style:font-style-asian="normal" style:font-weight-asian="normal" style:font-name-complex="Liberation Mono" style:font-style-complex="normal" style:font-weight-complex="normal"/>
    </style:style>
    <style:style style:name="T417" style:family="text">
      <style:text-properties style:font-name="Liberation Serif1" fo:language="ru" fo:country="RU" fo:font-style="normal" style:text-underline-style="none" fo:font-weight="normal" officeooo:rsid="061f1b4d" style:font-name-asian="Liberation Mono" style:font-style-asian="normal" style:font-weight-asian="normal" style:font-name-complex="Liberation Mono" style:font-style-complex="normal" style:font-weight-complex="normal"/>
    </style:style>
    <style:style style:name="T418" style:family="text">
      <style:text-properties style:font-name="Liberation Serif1" fo:language="ru" fo:country="RU" fo:font-style="normal" style:text-underline-style="none" fo:font-weight="normal" officeooo:rsid="0622e897" style:font-name-asian="Liberation Mono" style:font-style-asian="normal" style:font-weight-asian="normal" style:font-name-complex="Liberation Mono" style:font-style-complex="normal" style:font-weight-complex="normal"/>
    </style:style>
    <style:style style:name="T419" style:family="text">
      <style:text-properties style:font-name="Liberation Serif1" fo:language="ru" fo:country="RU" fo:font-style="normal" style:text-underline-style="none" fo:font-weight="normal" officeooo:rsid="0624d679" style:font-name-asian="Liberation Mono" style:font-style-asian="normal" style:font-weight-asian="normal" style:font-name-complex="Liberation Mono" style:font-style-complex="normal" style:font-weight-complex="normal"/>
    </style:style>
    <style:style style:name="T420" style:family="text">
      <style:text-properties style:font-name="Liberation Serif1" fo:language="ru" fo:country="RU" fo:font-style="normal" style:text-underline-style="none" fo:font-weight="normal" officeooo:rsid="06257cfb" style:font-name-asian="Liberation Mono" style:font-style-asian="normal" style:font-weight-asian="normal" style:font-name-complex="Liberation Mono" style:font-style-complex="normal" style:font-weight-complex="normal"/>
    </style:style>
    <style:style style:name="T421" style:family="text">
      <style:text-properties style:font-name="Liberation Serif1" fo:language="ru" fo:country="RU" fo:font-style="normal" style:text-underline-style="none" fo:font-weight="normal" officeooo:rsid="062592a8" style:font-name-asian="Liberation Mono" style:font-style-asian="normal" style:font-weight-asian="normal" style:font-name-complex="Liberation Mono" style:font-style-complex="normal" style:font-weight-complex="normal"/>
    </style:style>
    <style:style style:name="T422" style:family="text">
      <style:text-properties style:font-name="Liberation Serif1" fo:language="ru" fo:country="RU" fo:font-style="normal" style:text-underline-style="none" fo:font-weight="normal" officeooo:rsid="06272fca" style:font-name-asian="Liberation Mono" style:font-style-asian="normal" style:font-weight-asian="normal" style:font-name-complex="Liberation Mono" style:font-style-complex="normal" style:font-weight-complex="normal"/>
    </style:style>
    <style:style style:name="T423" style:family="text">
      <style:text-properties style:font-name="Liberation Serif1" fo:language="ru" fo:country="RU" fo:font-style="normal" style:text-underline-style="none" fo:font-weight="normal" officeooo:rsid="0628ec7d" style:font-name-asian="Liberation Mono" style:font-style-asian="normal" style:font-weight-asian="normal" style:font-name-complex="Liberation Mono" style:font-style-complex="normal" style:font-weight-complex="normal"/>
    </style:style>
    <style:style style:name="T424" style:family="text">
      <style:text-properties style:font-name="Liberation Serif1" fo:language="ru" fo:country="RU" fo:font-style="normal" style:text-underline-style="none" fo:font-weight="normal" officeooo:rsid="0629609d" style:font-name-asian="Liberation Mono" style:font-style-asian="normal" style:font-weight-asian="normal" style:font-name-complex="Liberation Mono" style:font-style-complex="normal" style:font-weight-complex="normal"/>
    </style:style>
    <style:style style:name="T425" style:family="text">
      <style:text-properties style:font-name="Liberation Serif1" fo:language="ru" fo:country="RU" fo:font-style="normal" style:text-underline-style="none" fo:font-weight="normal" officeooo:rsid="0629aada" style:font-name-asian="Liberation Mono" style:font-style-asian="normal" style:font-weight-asian="normal" style:font-name-complex="Liberation Mono" style:font-style-complex="normal" style:font-weight-complex="normal"/>
    </style:style>
    <style:style style:name="T426" style:family="text">
      <style:text-properties style:font-name="Liberation Serif1" fo:language="ru" fo:country="RU" fo:font-style="normal" style:text-underline-style="none" fo:font-weight="normal" officeooo:rsid="062b320e" style:font-name-asian="Liberation Mono" style:font-style-asian="normal" style:font-weight-asian="normal" style:font-name-complex="Liberation Mono" style:font-style-complex="normal" style:font-weight-complex="normal"/>
    </style:style>
    <style:style style:name="T427" style:family="text">
      <style:text-properties style:font-name="Liberation Serif1" fo:language="ru" fo:country="RU" fo:font-style="normal" style:text-underline-style="none" fo:font-weight="normal" officeooo:rsid="062c5537" style:font-name-asian="Liberation Mono" style:font-style-asian="normal" style:font-weight-asian="normal" style:font-name-complex="Liberation Mono" style:font-style-complex="normal" style:font-weight-complex="normal"/>
    </style:style>
    <style:style style:name="T428" style:family="text">
      <style:text-properties style:font-name="Liberation Serif1" fo:language="ru" fo:country="RU" fo:font-style="normal" style:text-underline-style="none" fo:font-weight="normal" officeooo:rsid="062ce673" style:font-name-asian="Liberation Mono" style:font-style-asian="normal" style:font-weight-asian="normal" style:font-name-complex="Liberation Mono" style:font-style-complex="normal" style:font-weight-complex="normal"/>
    </style:style>
    <style:style style:name="T429" style:family="text">
      <style:text-properties style:font-name="Liberation Serif1" fo:language="ru" fo:country="RU" fo:font-style="normal" style:text-underline-style="none" fo:font-weight="normal" officeooo:rsid="062d1c83" style:font-name-asian="Liberation Mono" style:font-style-asian="normal" style:font-weight-asian="normal" style:font-name-complex="Liberation Mono" style:font-style-complex="normal" style:font-weight-complex="normal"/>
    </style:style>
    <style:style style:name="T430" style:family="text">
      <style:text-properties style:font-name="Liberation Serif1" fo:language="ru" fo:country="RU" fo:font-style="normal" style:text-underline-style="none" fo:font-weight="normal" officeooo:rsid="062d806f" style:font-name-asian="Liberation Mono" style:font-style-asian="normal" style:font-weight-asian="normal" style:font-name-complex="Liberation Mono" style:font-style-complex="normal" style:font-weight-complex="normal"/>
    </style:style>
    <style:style style:name="T431" style:family="text">
      <style:text-properties style:font-name="Liberation Serif1" fo:language="ru" fo:country="RU" fo:font-style="normal" style:text-underline-style="none" fo:font-weight="normal" officeooo:rsid="062da372" style:font-name-asian="Liberation Mono" style:font-style-asian="normal" style:font-weight-asian="normal" style:font-name-complex="Liberation Mono" style:font-style-complex="normal" style:font-weight-complex="normal"/>
    </style:style>
    <style:style style:name="T432" style:family="text">
      <style:text-properties style:font-name="Liberation Serif1" fo:language="ru" fo:country="RU" fo:font-style="normal" style:text-underline-style="none" fo:font-weight="normal" officeooo:rsid="062dba83" style:font-name-asian="Liberation Mono" style:font-style-asian="normal" style:font-weight-asian="normal" style:font-name-complex="Liberation Mono" style:font-style-complex="normal" style:font-weight-complex="normal"/>
    </style:style>
    <style:style style:name="T433" style:family="text">
      <style:text-properties style:font-name="Liberation Serif1" fo:language="ru" fo:country="RU" fo:font-style="normal" style:text-underline-style="none" fo:font-weight="normal" officeooo:rsid="062e1178" style:font-name-asian="Liberation Mono" style:font-style-asian="normal" style:font-weight-asian="normal" style:font-name-complex="Liberation Mono" style:font-style-complex="normal" style:font-weight-complex="normal"/>
    </style:style>
    <style:style style:name="T434" style:family="text">
      <style:text-properties style:font-name="Liberation Serif1" fo:language="ru" fo:country="RU" fo:font-style="normal" style:text-underline-style="none" fo:font-weight="normal" officeooo:rsid="062f2dc2" style:font-name-asian="Liberation Mono" style:font-style-asian="normal" style:font-weight-asian="normal" style:font-name-complex="Liberation Mono" style:font-style-complex="normal" style:font-weight-complex="normal"/>
    </style:style>
    <style:style style:name="T435" style:family="text">
      <style:text-properties style:font-name="Liberation Serif1" fo:language="ru" fo:country="RU" fo:font-style="normal" style:text-underline-style="none" fo:font-weight="normal" officeooo:rsid="0630e412" style:font-name-asian="Liberation Mono" style:font-style-asian="normal" style:font-weight-asian="normal" style:font-name-complex="Liberation Mono" style:font-style-complex="normal" style:font-weight-complex="normal"/>
    </style:style>
    <style:style style:name="T436" style:family="text">
      <style:text-properties style:font-name="Liberation Serif1" fo:language="ru" fo:country="RU" fo:font-style="normal" style:text-underline-style="none" fo:font-weight="normal" officeooo:rsid="06312548" style:font-name-asian="Liberation Mono" style:font-style-asian="normal" style:font-weight-asian="normal" style:font-name-complex="Liberation Mono" style:font-style-complex="normal" style:font-weight-complex="normal"/>
    </style:style>
    <style:style style:name="T437" style:family="text">
      <style:text-properties style:font-name="Liberation Serif1" fo:language="ru" fo:country="RU" fo:font-style="normal" style:text-underline-style="none" fo:font-weight="normal" officeooo:rsid="06316647" style:font-name-asian="Liberation Mono" style:font-style-asian="normal" style:font-weight-asian="normal" style:font-name-complex="Liberation Mono" style:font-style-complex="normal" style:font-weight-complex="normal"/>
    </style:style>
    <style:style style:name="T438" style:family="text">
      <style:text-properties style:font-name="Liberation Serif1" fo:language="ru" fo:country="RU" fo:font-style="normal" style:text-underline-style="none" fo:font-weight="normal" officeooo:rsid="063308e2" style:font-name-asian="Liberation Mono" style:font-style-asian="normal" style:font-weight-asian="normal" style:font-name-complex="Liberation Mono" style:font-style-complex="normal" style:font-weight-complex="normal"/>
    </style:style>
    <style:style style:name="T439" style:family="text">
      <style:text-properties style:font-name="Liberation Serif1" fo:language="ru" fo:country="RU" fo:font-style="normal" style:text-underline-style="none" fo:font-weight="normal" officeooo:rsid="0634de97" style:font-name-asian="Liberation Mono" style:font-style-asian="normal" style:font-weight-asian="normal" style:font-name-complex="Liberation Mono" style:font-style-complex="normal" style:font-weight-complex="normal"/>
    </style:style>
    <style:style style:name="T440" style:family="text">
      <style:text-properties style:font-name="Liberation Serif1" fo:language="ru" fo:country="RU" fo:font-style="normal" style:text-underline-style="none" fo:font-weight="normal" officeooo:rsid="06368497" style:font-name-asian="Liberation Mono" style:font-style-asian="normal" style:font-weight-asian="normal" style:font-name-complex="Liberation Mono" style:font-style-complex="normal" style:font-weight-complex="normal"/>
    </style:style>
    <style:style style:name="T441" style:family="text">
      <style:text-properties style:font-name="Liberation Serif1" fo:language="ru" fo:country="RU" fo:font-style="normal" style:text-underline-style="none" fo:font-weight="normal" officeooo:rsid="063723c2" style:font-name-asian="Liberation Mono" style:font-style-asian="normal" style:font-weight-asian="normal" style:font-name-complex="Liberation Mono" style:font-style-complex="normal" style:font-weight-complex="normal"/>
    </style:style>
    <style:style style:name="T442" style:family="text">
      <style:text-properties style:font-name="Liberation Serif1" fo:language="ru" fo:country="RU" fo:font-style="normal" style:text-underline-style="none" fo:font-weight="normal" officeooo:rsid="0638ed70" style:font-name-asian="Liberation Mono" style:font-style-asian="normal" style:font-weight-asian="normal" style:font-name-complex="Liberation Mono" style:font-style-complex="normal" style:font-weight-complex="normal"/>
    </style:style>
    <style:style style:name="T443" style:family="text">
      <style:text-properties style:font-name="Liberation Serif1" fo:language="ru" fo:country="RU" fo:font-style="normal" style:text-underline-style="none" fo:font-weight="normal" officeooo:rsid="063991cb" style:font-name-asian="Liberation Mono" style:font-style-asian="normal" style:font-weight-asian="normal" style:font-name-complex="Liberation Mono" style:font-style-complex="normal" style:font-weight-complex="normal"/>
    </style:style>
    <style:style style:name="T444" style:family="text">
      <style:text-properties style:font-name="Liberation Serif1" fo:language="ru" fo:country="RU" fo:font-style="normal" style:text-underline-style="none" fo:font-weight="normal" officeooo:rsid="063b3bf0" style:font-name-asian="Liberation Mono" style:font-style-asian="normal" style:font-weight-asian="normal" style:font-name-complex="Liberation Mono" style:font-style-complex="normal" style:font-weight-complex="normal"/>
    </style:style>
    <style:style style:name="T445" style:family="text">
      <style:text-properties style:font-name="Liberation Serif1" fo:language="ru" fo:country="RU" fo:font-style="normal" style:text-underline-style="none" fo:font-weight="normal" officeooo:rsid="063d100b" style:font-name-asian="Liberation Mono" style:font-style-asian="normal" style:font-weight-asian="normal" style:font-name-complex="Liberation Mono" style:font-style-complex="normal" style:font-weight-complex="normal"/>
    </style:style>
    <style:style style:name="T446" style:family="text">
      <style:text-properties style:font-name="Liberation Serif1" fo:language="ru" fo:country="RU" fo:font-style="normal" style:text-underline-style="none" fo:font-weight="normal" officeooo:rsid="063d59a8" style:font-name-asian="Liberation Mono" style:font-style-asian="normal" style:font-weight-asian="normal" style:font-name-complex="Liberation Mono" style:font-style-complex="normal" style:font-weight-complex="normal"/>
    </style:style>
    <style:style style:name="T447" style:family="text">
      <style:text-properties style:font-name="Liberation Serif1" fo:language="ru" fo:country="RU" fo:font-style="normal" style:text-underline-style="none" fo:font-weight="normal" officeooo:rsid="063e9de0" style:font-name-asian="Liberation Mono" style:font-style-asian="normal" style:font-weight-asian="normal" style:font-name-complex="Liberation Mono" style:font-style-complex="normal" style:font-weight-complex="normal"/>
    </style:style>
    <style:style style:name="T448" style:family="text">
      <style:text-properties style:font-name="Liberation Serif1" fo:language="ru" fo:country="RU" fo:font-style="normal" style:text-underline-style="none" fo:font-weight="normal" officeooo:rsid="064171e9" style:font-name-asian="Liberation Mono" style:font-style-asian="normal" style:font-weight-asian="normal" style:font-name-complex="Liberation Mono" style:font-style-complex="normal" style:font-weight-complex="normal"/>
    </style:style>
    <style:style style:name="T449" style:family="text">
      <style:text-properties style:font-name="Liberation Serif1" fo:language="ru" fo:country="RU" fo:font-style="normal" style:text-underline-style="none" fo:font-weight="normal" officeooo:rsid="064328ac" style:font-name-asian="Liberation Mono" style:font-style-asian="normal" style:font-weight-asian="normal" style:font-name-complex="Liberation Mono" style:font-style-complex="normal" style:font-weight-complex="normal"/>
    </style:style>
    <style:style style:name="T450" style:family="text">
      <style:text-properties style:font-name="Liberation Serif1" fo:language="ru" fo:country="RU" fo:font-style="normal" style:text-underline-style="none" fo:font-weight="normal" officeooo:rsid="06447e91" style:font-name-asian="Liberation Mono" style:font-style-asian="normal" style:font-weight-asian="normal" style:font-name-complex="Liberation Mono" style:font-style-complex="normal" style:font-weight-complex="normal"/>
    </style:style>
    <style:style style:name="T451" style:family="text">
      <style:text-properties style:font-name="Liberation Serif1" fo:language="ru" fo:country="RU" fo:font-style="normal" style:text-underline-style="none" fo:font-weight="normal" officeooo:rsid="06466cbd" style:font-name-asian="Liberation Mono" style:font-style-asian="normal" style:font-weight-asian="normal" style:font-name-complex="Liberation Mono" style:font-style-complex="normal" style:font-weight-complex="normal"/>
    </style:style>
    <style:style style:name="T452" style:family="text">
      <style:text-properties style:font-name="Liberation Serif1" fo:language="ru" fo:country="RU" fo:font-style="normal" style:text-underline-style="none" fo:font-weight="normal" officeooo:rsid="064678c1" style:font-name-asian="Liberation Mono" style:font-style-asian="normal" style:font-weight-asian="normal" style:font-name-complex="Liberation Mono" style:font-style-complex="normal" style:font-weight-complex="normal"/>
    </style:style>
    <style:style style:name="T453" style:family="text">
      <style:text-properties style:font-name="Liberation Serif1" fo:language="ru" fo:country="RU" fo:font-style="normal" style:text-underline-style="none" fo:font-weight="normal" officeooo:rsid="06481848" style:font-name-asian="Liberation Mono" style:font-style-asian="normal" style:font-weight-asian="normal" style:font-name-complex="Liberation Mono" style:font-style-complex="normal" style:font-weight-complex="normal"/>
    </style:style>
    <style:style style:name="T454" style:family="text">
      <style:text-properties style:font-name="Liberation Serif1" fo:language="ru" fo:country="RU" fo:font-style="normal" style:text-underline-style="none" fo:font-weight="normal" officeooo:rsid="064930f2" style:font-name-asian="Liberation Mono" style:font-style-asian="normal" style:font-weight-asian="normal" style:font-name-complex="Liberation Mono" style:font-style-complex="normal" style:font-weight-complex="normal"/>
    </style:style>
    <style:style style:name="T455" style:family="text">
      <style:text-properties style:font-name="Liberation Serif1" fo:language="ru" fo:country="RU" fo:font-style="normal" style:text-underline-style="none" fo:font-weight="normal" officeooo:rsid="0649a209" style:font-name-asian="Liberation Mono" style:font-style-asian="normal" style:font-weight-asian="normal" style:font-name-complex="Liberation Mono" style:font-style-complex="normal" style:font-weight-complex="normal"/>
    </style:style>
    <style:style style:name="T456" style:family="text">
      <style:text-properties style:font-name="Liberation Serif1" fo:language="ru" fo:country="RU" fo:font-style="normal" style:text-underline-style="none" fo:font-weight="normal" officeooo:rsid="064ac324" style:font-name-asian="Liberation Mono" style:font-style-asian="normal" style:font-weight-asian="normal" style:font-name-complex="Liberation Mono" style:font-style-complex="normal" style:font-weight-complex="normal"/>
    </style:style>
    <style:style style:name="T457" style:family="text">
      <style:text-properties style:font-name="Liberation Serif1" fo:language="ru" fo:country="RU" fo:font-style="normal" style:text-underline-style="none" fo:font-weight="normal" officeooo:rsid="064be982" style:font-name-asian="Liberation Mono" style:font-style-asian="normal" style:font-weight-asian="normal" style:font-name-complex="Liberation Mono" style:font-style-complex="normal" style:font-weight-complex="normal"/>
    </style:style>
    <style:style style:name="T458" style:family="text">
      <style:text-properties style:font-name="Liberation Serif1" fo:language="ru" fo:country="RU" fo:font-style="normal" style:text-underline-style="none" fo:font-weight="normal" officeooo:rsid="064d567f" style:font-name-asian="Liberation Mono" style:font-style-asian="normal" style:font-weight-asian="normal" style:font-name-complex="Liberation Mono" style:font-style-complex="normal" style:font-weight-complex="normal"/>
    </style:style>
    <style:style style:name="T459" style:family="text">
      <style:text-properties style:font-name="Liberation Serif1" fo:language="ru" fo:country="RU" fo:font-style="normal" style:text-underline-style="none" fo:font-weight="normal" officeooo:rsid="064e3680" style:font-name-asian="Liberation Mono" style:font-style-asian="normal" style:font-weight-asian="normal" style:font-name-complex="Liberation Mono" style:font-style-complex="normal" style:font-weight-complex="normal"/>
    </style:style>
    <style:style style:name="T460" style:family="text">
      <style:text-properties style:font-name="Liberation Serif1" fo:language="ru" fo:country="RU" fo:font-style="normal" style:text-underline-style="none" fo:font-weight="normal" officeooo:rsid="064eed4b" style:font-name-asian="Liberation Mono" style:font-style-asian="normal" style:font-weight-asian="normal" style:font-name-complex="Liberation Mono" style:font-style-complex="normal" style:font-weight-complex="normal"/>
    </style:style>
    <style:style style:name="T461" style:family="text">
      <style:text-properties style:font-name="Liberation Serif1" fo:language="ru" fo:country="RU" fo:font-style="normal" style:text-underline-style="none" fo:font-weight="normal" officeooo:rsid="0650c8ca" style:font-name-asian="Liberation Mono" style:font-style-asian="normal" style:font-weight-asian="normal" style:font-name-complex="Liberation Mono" style:font-style-complex="normal" style:font-weight-complex="normal"/>
    </style:style>
    <style:style style:name="T462" style:family="text">
      <style:text-properties style:font-name="Liberation Serif1" fo:language="ru" fo:country="RU" fo:font-style="normal" style:text-underline-style="none" fo:font-weight="normal" officeooo:rsid="0651ff40" style:font-name-asian="Liberation Mono" style:font-style-asian="normal" style:font-weight-asian="normal" style:font-name-complex="Liberation Mono" style:font-style-complex="normal" style:font-weight-complex="normal"/>
    </style:style>
    <style:style style:name="T463" style:family="text">
      <style:text-properties style:font-name="Liberation Serif1" fo:language="ru" fo:country="RU" fo:font-style="normal" style:text-underline-style="none" fo:font-weight="normal" officeooo:rsid="0653121e" style:font-name-asian="Liberation Mono" style:font-style-asian="normal" style:font-weight-asian="normal" style:font-name-complex="Liberation Mono" style:font-style-complex="normal" style:font-weight-complex="normal"/>
    </style:style>
    <style:style style:name="T464" style:family="text">
      <style:text-properties style:font-name="Liberation Serif1" fo:language="ru" fo:country="RU" fo:font-style="normal" style:text-underline-style="none" fo:font-weight="normal" officeooo:rsid="06538b03" style:font-name-asian="Liberation Mono" style:font-style-asian="normal" style:font-weight-asian="normal" style:font-name-complex="Liberation Mono" style:font-style-complex="normal" style:font-weight-complex="normal"/>
    </style:style>
    <style:style style:name="T465" style:family="text">
      <style:text-properties style:font-name="Liberation Serif1" fo:language="ru" fo:country="RU" fo:font-style="normal" style:text-underline-style="none" fo:font-weight="normal" officeooo:rsid="06539353" style:font-name-asian="Liberation Mono" style:font-style-asian="normal" style:font-weight-asian="normal" style:font-name-complex="Liberation Mono" style:font-style-complex="normal" style:font-weight-complex="normal"/>
    </style:style>
    <style:style style:name="T466" style:family="text">
      <style:text-properties style:font-name="Liberation Serif1" fo:language="ru" fo:country="RU" fo:font-style="normal" style:text-underline-style="none" fo:font-weight="normal" officeooo:rsid="06547c3c" style:font-name-asian="Liberation Mono" style:font-style-asian="normal" style:font-weight-asian="normal" style:font-name-complex="Liberation Mono" style:font-style-complex="normal" style:font-weight-complex="normal"/>
    </style:style>
    <style:style style:name="T467" style:family="text">
      <style:text-properties style:font-name="Liberation Serif1" fo:language="ru" fo:country="RU" fo:font-style="normal" style:text-underline-style="none" fo:font-weight="normal" officeooo:rsid="0655282f" style:font-name-asian="Liberation Mono" style:font-style-asian="normal" style:font-weight-asian="normal" style:font-name-complex="Liberation Mono" style:font-style-complex="normal" style:font-weight-complex="normal"/>
    </style:style>
    <style:style style:name="T468" style:family="text">
      <style:text-properties style:font-name="Liberation Serif1" fo:language="ru" fo:country="RU" fo:font-style="normal" style:text-underline-style="none" fo:font-weight="normal" officeooo:rsid="06566fda" style:font-name-asian="Liberation Mono" style:font-style-asian="normal" style:font-weight-asian="normal" style:font-name-complex="Liberation Mono" style:font-style-complex="normal" style:font-weight-complex="normal"/>
    </style:style>
    <style:style style:name="T469" style:family="text">
      <style:text-properties style:font-name="Liberation Serif1" fo:language="ru" fo:country="RU" fo:font-style="normal" style:text-underline-style="none" fo:font-weight="normal" officeooo:rsid="06573b7c" style:font-name-asian="Liberation Mono" style:font-style-asian="normal" style:font-weight-asian="normal" style:font-name-complex="Liberation Mono" style:font-style-complex="normal" style:font-weight-complex="normal"/>
    </style:style>
    <style:style style:name="T470" style:family="text">
      <style:text-properties style:font-name="Liberation Serif1" fo:language="ru" fo:country="RU" fo:font-style="normal" style:text-underline-style="none" fo:font-weight="normal" officeooo:rsid="0658fd81" style:font-name-asian="Liberation Mono" style:font-style-asian="normal" style:font-weight-asian="normal" style:font-name-complex="Liberation Mono" style:font-style-complex="normal" style:font-weight-complex="normal"/>
    </style:style>
    <style:style style:name="T471" style:family="text">
      <style:text-properties style:font-name="Liberation Serif1" fo:language="ru" fo:country="RU" fo:font-style="normal" style:text-underline-style="none" fo:font-weight="normal" officeooo:rsid="065a68f9" style:font-name-asian="Liberation Mono" style:font-style-asian="normal" style:font-weight-asian="normal" style:font-name-complex="Liberation Mono" style:font-style-complex="normal" style:font-weight-complex="normal"/>
    </style:style>
    <style:style style:name="T472" style:family="text">
      <style:text-properties style:font-name="Liberation Serif1" fo:language="ru" fo:country="RU" fo:font-style="normal" style:text-underline-style="none" fo:font-weight="normal" officeooo:rsid="065ab0af" style:font-name-asian="Liberation Mono" style:font-style-asian="normal" style:font-weight-asian="normal" style:font-name-complex="Liberation Mono" style:font-style-complex="normal" style:font-weight-complex="normal"/>
    </style:style>
    <style:style style:name="T473" style:family="text">
      <style:text-properties style:font-name="Liberation Serif1" fo:language="ru" fo:country="RU" fo:font-style="normal" style:text-underline-style="none" fo:font-weight="normal" officeooo:rsid="065ba221" style:font-name-asian="Liberation Mono" style:font-style-asian="normal" style:font-weight-asian="normal" style:font-name-complex="Liberation Mono" style:font-style-complex="normal" style:font-weight-complex="normal"/>
    </style:style>
    <style:style style:name="T474" style:family="text">
      <style:text-properties style:font-name="Liberation Serif1" fo:language="ru" fo:country="RU" fo:font-style="normal" style:text-underline-style="none" fo:font-weight="normal" officeooo:rsid="065c0b40" style:font-name-asian="Liberation Mono" style:font-style-asian="normal" style:font-weight-asian="normal" style:font-name-complex="Liberation Mono" style:font-style-complex="normal" style:font-weight-complex="normal"/>
    </style:style>
    <style:style style:name="T475" style:family="text">
      <style:text-properties style:font-name="Liberation Serif1" fo:language="ru" fo:country="RU" fo:font-style="normal" style:text-underline-style="none" fo:font-weight="normal" officeooo:rsid="065dadee" style:font-name-asian="Liberation Mono" style:font-style-asian="normal" style:font-weight-asian="normal" style:font-name-complex="Liberation Mono" style:font-style-complex="normal" style:font-weight-complex="normal"/>
    </style:style>
    <style:style style:name="T476" style:family="text">
      <style:text-properties style:font-name="Liberation Serif1" fo:language="ru" fo:country="RU" fo:font-style="normal" style:text-underline-style="none" fo:font-weight="normal" officeooo:rsid="065f12a7" style:font-name-asian="Liberation Mono" style:font-style-asian="normal" style:font-weight-asian="normal" style:font-name-complex="Liberation Mono" style:font-style-complex="normal" style:font-weight-complex="normal"/>
    </style:style>
    <style:style style:name="T477" style:family="text">
      <style:text-properties style:font-name="Liberation Serif1" fo:language="ru" fo:country="RU" fo:font-style="normal" style:text-underline-style="none" fo:font-weight="normal" officeooo:rsid="0660688a" style:font-name-asian="Liberation Mono" style:font-style-asian="normal" style:font-weight-asian="normal" style:font-name-complex="Liberation Mono" style:font-style-complex="normal" style:font-weight-complex="normal"/>
    </style:style>
    <style:style style:name="T478" style:family="text">
      <style:text-properties style:font-name="Liberation Serif1" fo:language="ru" fo:country="RU" fo:font-style="normal" style:text-underline-style="none" fo:font-weight="normal" officeooo:rsid="06606ba4" style:font-name-asian="Liberation Mono" style:font-style-asian="normal" style:font-weight-asian="normal" style:font-name-complex="Liberation Mono" style:font-style-complex="normal" style:font-weight-complex="normal"/>
    </style:style>
    <style:style style:name="T479" style:family="text">
      <style:text-properties style:font-name="Liberation Serif1" fo:language="ru" fo:country="RU" fo:font-style="normal" style:text-underline-style="none" fo:font-weight="normal" officeooo:rsid="0661f739" style:font-name-asian="Liberation Mono" style:font-style-asian="normal" style:font-weight-asian="normal" style:font-name-complex="Liberation Mono" style:font-style-complex="normal" style:font-weight-complex="normal"/>
    </style:style>
    <style:style style:name="T480" style:family="text">
      <style:text-properties style:font-name="Liberation Serif1" fo:language="ru" fo:country="RU" fo:font-style="normal" style:text-underline-style="none" fo:font-weight="normal" officeooo:rsid="066236e2" style:font-name-asian="Liberation Mono" style:font-style-asian="normal" style:font-weight-asian="normal" style:font-name-complex="Liberation Mono" style:font-style-complex="normal" style:font-weight-complex="normal"/>
    </style:style>
    <style:style style:name="T481" style:family="text">
      <style:text-properties style:font-name="Liberation Serif1" fo:language="ru" fo:country="RU" fo:font-style="normal" style:text-underline-style="none" fo:font-weight="normal" officeooo:rsid="0663c919" style:font-name-asian="Liberation Mono" style:font-style-asian="normal" style:font-weight-asian="normal" style:font-name-complex="Liberation Mono" style:font-style-complex="normal" style:font-weight-complex="normal"/>
    </style:style>
    <style:style style:name="T482" style:family="text">
      <style:text-properties style:font-name="Liberation Serif1" fo:language="ru" fo:country="RU" fo:font-style="normal" style:text-underline-style="none" fo:font-weight="normal" officeooo:rsid="0664e51c" style:font-name-asian="Liberation Mono" style:font-style-asian="normal" style:font-weight-asian="normal" style:font-name-complex="Liberation Mono" style:font-style-complex="normal" style:font-weight-complex="normal"/>
    </style:style>
    <style:style style:name="T483" style:family="text">
      <style:text-properties style:font-name="Liberation Serif1" fo:language="ru" fo:country="RU" fo:font-style="normal" style:text-underline-style="none" fo:font-weight="normal" officeooo:rsid="0666bbfe" style:font-name-asian="Liberation Mono" style:font-style-asian="normal" style:font-weight-asian="normal" style:font-name-complex="Liberation Mono" style:font-style-complex="normal" style:font-weight-complex="normal"/>
    </style:style>
    <style:style style:name="T484" style:family="text">
      <style:text-properties style:font-name="Liberation Serif1" fo:language="ru" fo:country="RU" fo:font-style="normal" style:text-underline-style="none" fo:font-weight="normal" officeooo:rsid="066718eb" style:font-name-asian="Liberation Mono" style:font-style-asian="normal" style:font-weight-asian="normal" style:font-name-complex="Liberation Mono" style:font-style-complex="normal" style:font-weight-complex="normal"/>
    </style:style>
    <style:style style:name="T485" style:family="text">
      <style:text-properties style:font-name="Liberation Serif1" fo:language="ru" fo:country="RU" fo:font-style="normal" style:text-underline-style="none" fo:font-weight="normal" officeooo:rsid="06687200" style:font-name-asian="Liberation Mono" style:font-style-asian="normal" style:font-weight-asian="normal" style:font-name-complex="Liberation Mono" style:font-style-complex="normal" style:font-weight-complex="normal"/>
    </style:style>
    <style:style style:name="T486" style:family="text">
      <style:text-properties style:font-name="Liberation Serif1" fo:language="ru" fo:country="RU" fo:font-style="normal" style:text-underline-style="none" fo:font-weight="normal" officeooo:rsid="0668b9cb" style:font-name-asian="Liberation Mono" style:font-style-asian="normal" style:font-weight-asian="normal" style:font-name-complex="Liberation Mono" style:font-style-complex="normal" style:font-weight-complex="normal"/>
    </style:style>
    <style:style style:name="T487" style:family="text">
      <style:text-properties style:font-name="Liberation Serif1" fo:language="ru" fo:country="RU" fo:font-style="normal" style:text-underline-style="none" fo:font-weight="normal" officeooo:rsid="066a1a53" style:font-name-asian="Liberation Mono" style:font-style-asian="normal" style:font-weight-asian="normal" style:font-name-complex="Liberation Mono" style:font-style-complex="normal" style:font-weight-complex="normal"/>
    </style:style>
    <style:style style:name="T488" style:family="text">
      <style:text-properties style:font-name="Liberation Serif1" fo:language="ru" fo:country="RU" fo:font-style="normal" style:text-underline-style="none" fo:font-weight="normal" officeooo:rsid="066b1c65" style:font-name-asian="Liberation Mono" style:font-style-asian="normal" style:font-weight-asian="normal" style:font-name-complex="Liberation Mono" style:font-style-complex="normal" style:font-weight-complex="normal"/>
    </style:style>
    <style:style style:name="T489" style:family="text">
      <style:text-properties style:font-name="Liberation Serif1" fo:language="ru" fo:country="RU" fo:font-style="normal" style:text-underline-style="none" fo:font-weight="normal" officeooo:rsid="066c11d7" style:font-name-asian="Liberation Mono" style:font-style-asian="normal" style:font-weight-asian="normal" style:font-name-complex="Liberation Mono" style:font-style-complex="normal" style:font-weight-complex="normal"/>
    </style:style>
    <style:style style:name="T490" style:family="text">
      <style:text-properties style:font-name="Liberation Serif1" fo:language="ru" fo:country="RU" fo:font-style="normal" style:text-underline-style="none" fo:font-weight="normal" officeooo:rsid="066d9508" style:font-name-asian="Liberation Mono" style:font-style-asian="normal" style:font-weight-asian="normal" style:font-name-complex="Liberation Mono" style:font-style-complex="normal" style:font-weight-complex="normal"/>
    </style:style>
    <style:style style:name="T491" style:family="text">
      <style:text-properties style:font-name="Liberation Serif1" fo:language="ru" fo:country="RU" fo:font-style="normal" style:text-underline-style="none" fo:font-weight="normal" officeooo:rsid="066ec1d0" style:font-name-asian="Liberation Mono" style:font-style-asian="normal" style:font-weight-asian="normal" style:font-name-complex="Liberation Mono" style:font-style-complex="normal" style:font-weight-complex="normal"/>
    </style:style>
    <style:style style:name="T492" style:family="text">
      <style:text-properties style:font-name="Liberation Serif1" fo:language="ru" fo:country="RU" fo:font-style="normal" style:text-underline-style="none" fo:font-weight="normal" officeooo:rsid="066fe5df" style:font-name-asian="Liberation Mono" style:font-style-asian="normal" style:font-weight-asian="normal" style:font-name-complex="Liberation Mono" style:font-style-complex="normal" style:font-weight-complex="normal"/>
    </style:style>
    <style:style style:name="T493" style:family="text">
      <style:text-properties style:font-name="Liberation Serif1" fo:language="ru" fo:country="RU" fo:font-style="normal" style:text-underline-style="none" fo:font-weight="normal" officeooo:rsid="067018ca" style:font-name-asian="Liberation Mono" style:font-style-asian="normal" style:font-weight-asian="normal" style:font-name-complex="Liberation Mono" style:font-style-complex="normal" style:font-weight-complex="normal"/>
    </style:style>
    <style:style style:name="T494" style:family="text">
      <style:text-properties style:font-name="Liberation Serif1" fo:language="ru" fo:country="RU" fo:font-style="normal" style:text-underline-style="none" fo:font-weight="normal" officeooo:rsid="0670c15a" style:font-name-asian="Liberation Mono" style:font-style-asian="normal" style:font-weight-asian="normal" style:font-name-complex="Liberation Mono" style:font-style-complex="normal" style:font-weight-complex="normal"/>
    </style:style>
    <style:style style:name="T495" style:family="text">
      <style:text-properties style:font-name="Liberation Serif1" fo:language="ru" fo:country="RU" fo:font-style="normal" style:text-underline-style="none" fo:font-weight="normal" officeooo:rsid="06727fbc" style:font-name-asian="Liberation Mono" style:font-style-asian="normal" style:font-weight-asian="normal" style:font-name-complex="Liberation Mono" style:font-style-complex="normal" style:font-weight-complex="normal"/>
    </style:style>
    <style:style style:name="T496" style:family="text">
      <style:text-properties style:font-name="Liberation Serif1" fo:language="ru" fo:country="RU" fo:font-style="normal" style:text-underline-style="none" fo:font-weight="normal" officeooo:rsid="067293fb" style:font-name-asian="Liberation Mono" style:font-style-asian="normal" style:font-weight-asian="normal" style:font-name-complex="Liberation Mono" style:font-style-complex="normal" style:font-weight-complex="normal"/>
    </style:style>
    <style:style style:name="T497" style:family="text">
      <style:text-properties style:font-name="Liberation Serif1" fo:language="ru" fo:country="RU" fo:font-style="normal" style:text-underline-style="none" fo:font-weight="normal" officeooo:rsid="06736238" style:font-name-asian="Liberation Mono" style:font-style-asian="normal" style:font-weight-asian="normal" style:font-name-complex="Liberation Mono" style:font-style-complex="normal" style:font-weight-complex="normal"/>
    </style:style>
    <style:style style:name="T498" style:family="text">
      <style:text-properties style:font-name="Liberation Serif1" fo:language="ru" fo:country="RU" fo:font-style="normal" style:text-underline-style="none" fo:font-weight="normal" officeooo:rsid="06746756" style:font-name-asian="Liberation Mono" style:font-style-asian="normal" style:font-weight-asian="normal" style:font-name-complex="Liberation Mono" style:font-style-complex="normal" style:font-weight-complex="normal"/>
    </style:style>
    <style:style style:name="T499" style:family="text">
      <style:text-properties style:font-name="Liberation Serif1" fo:language="ru" fo:country="RU" fo:font-style="normal" style:text-underline-style="none" fo:font-weight="normal" officeooo:rsid="0674c58b" style:font-name-asian="Liberation Mono" style:font-style-asian="normal" style:font-weight-asian="normal" style:font-name-complex="Liberation Mono" style:font-style-complex="normal" style:font-weight-complex="normal"/>
    </style:style>
    <style:style style:name="T500" style:family="text">
      <style:text-properties style:font-name="Liberation Serif1" fo:language="ru" fo:country="RU" fo:font-style="normal" style:text-underline-style="none" fo:font-weight="normal" officeooo:rsid="0676b91a" style:font-name-asian="Liberation Mono" style:font-style-asian="normal" style:font-weight-asian="normal" style:font-name-complex="Liberation Mono" style:font-style-complex="normal" style:font-weight-complex="normal"/>
    </style:style>
    <style:style style:name="T501" style:family="text">
      <style:text-properties style:font-name="Liberation Serif1" fo:language="ru" fo:country="RU" fo:font-style="normal" style:text-underline-style="none" fo:font-weight="normal" officeooo:rsid="0677841a" style:font-name-asian="Liberation Mono" style:font-style-asian="normal" style:font-weight-asian="normal" style:font-name-complex="Liberation Mono" style:font-style-complex="normal" style:font-weight-complex="normal"/>
    </style:style>
    <style:style style:name="T502" style:family="text">
      <style:text-properties style:font-name="Liberation Serif1" fo:language="ru" fo:country="RU" fo:font-style="normal" style:text-underline-style="none" fo:font-weight="normal" officeooo:rsid="0678638d" style:font-name-asian="Liberation Mono" style:font-style-asian="normal" style:font-weight-asian="normal" style:font-name-complex="Liberation Mono" style:font-style-complex="normal" style:font-weight-complex="normal"/>
    </style:style>
    <style:style style:name="T503" style:family="text">
      <style:text-properties style:font-name="Liberation Serif1" fo:language="ru" fo:country="RU" fo:font-style="normal" style:text-underline-style="none" fo:font-weight="normal" officeooo:rsid="06798549" style:font-name-asian="Liberation Mono" style:font-style-asian="normal" style:font-weight-asian="normal" style:font-name-complex="Liberation Mono" style:font-style-complex="normal" style:font-weight-complex="normal"/>
    </style:style>
    <style:style style:name="T504" style:family="text">
      <style:text-properties style:font-name="Liberation Serif1" fo:language="ru" fo:country="RU" fo:font-style="normal" style:text-underline-style="none" fo:font-weight="normal" officeooo:rsid="067ad1c8" style:font-name-asian="Liberation Mono" style:font-style-asian="normal" style:font-weight-asian="normal" style:font-name-complex="Liberation Mono" style:font-style-complex="normal" style:font-weight-complex="normal"/>
    </style:style>
    <style:style style:name="T505" style:family="text">
      <style:text-properties style:font-name="Liberation Serif1" fo:language="ru" fo:country="RU" fo:font-style="normal" style:text-underline-style="none" fo:font-weight="normal" officeooo:rsid="067cf858" style:font-name-asian="Liberation Mono" style:font-style-asian="normal" style:font-weight-asian="normal" style:font-name-complex="Liberation Mono" style:font-style-complex="normal" style:font-weight-complex="normal"/>
    </style:style>
    <style:style style:name="T506" style:family="text">
      <style:text-properties style:font-name="Liberation Serif1" fo:language="ru" fo:country="RU" fo:font-style="normal" style:text-underline-style="none" fo:font-weight="normal" officeooo:rsid="067dff34" style:font-name-asian="Liberation Mono" style:font-style-asian="normal" style:font-weight-asian="normal" style:font-name-complex="Liberation Mono" style:font-style-complex="normal" style:font-weight-complex="normal"/>
    </style:style>
    <style:style style:name="T507" style:family="text">
      <style:text-properties style:font-name="Liberation Serif1" fo:language="ru" fo:country="RU" fo:font-style="normal" style:text-underline-style="none" fo:font-weight="normal" officeooo:rsid="067fc7ff" style:font-name-asian="Liberation Mono" style:font-style-asian="normal" style:font-weight-asian="normal" style:font-name-complex="Liberation Mono" style:font-style-complex="normal" style:font-weight-complex="normal"/>
    </style:style>
    <style:style style:name="T508" style:family="text">
      <style:text-properties style:font-name="Liberation Serif1" fo:language="ru" fo:country="RU" fo:font-style="normal" style:text-underline-style="none" fo:font-weight="normal" officeooo:rsid="067fcd75" style:font-name-asian="Liberation Mono" style:font-style-asian="normal" style:font-weight-asian="normal" style:font-name-complex="Liberation Mono" style:font-style-complex="normal" style:font-weight-complex="normal"/>
    </style:style>
    <style:style style:name="T509" style:family="text">
      <style:text-properties style:font-name="Liberation Serif1" fo:language="ru" fo:country="RU" fo:font-style="normal" style:text-underline-style="none" fo:font-weight="normal" officeooo:rsid="06800653" style:font-name-asian="Liberation Mono" style:font-style-asian="normal" style:font-weight-asian="normal" style:font-name-complex="Liberation Mono" style:font-style-complex="normal" style:font-weight-complex="normal"/>
    </style:style>
    <style:style style:name="T510" style:family="text">
      <style:text-properties style:font-name="Liberation Serif1" fo:language="ru" fo:country="RU" fo:font-style="normal" style:text-underline-style="none" fo:font-weight="normal" officeooo:rsid="06804a63" style:font-name-asian="Liberation Mono" style:font-style-asian="normal" style:font-weight-asian="normal" style:font-name-complex="Liberation Mono" style:font-style-complex="normal" style:font-weight-complex="normal"/>
    </style:style>
    <style:style style:name="T511" style:family="text">
      <style:text-properties style:font-name="Liberation Serif1" fo:language="ru" fo:country="RU" fo:font-style="normal" style:text-underline-style="none" fo:font-weight="normal" officeooo:rsid="06822284" style:font-name-asian="Liberation Mono" style:font-style-asian="normal" style:font-weight-asian="normal" style:font-name-complex="Liberation Mono" style:font-style-complex="normal" style:font-weight-complex="normal"/>
    </style:style>
    <style:style style:name="T512" style:family="text">
      <style:text-properties style:font-name="Liberation Serif1" fo:language="ru" fo:country="RU" fo:font-style="normal" style:text-underline-style="none" fo:font-weight="normal" officeooo:rsid="0683e2bf" style:font-name-asian="Liberation Mono" style:font-style-asian="normal" style:font-weight-asian="normal" style:font-name-complex="Liberation Mono" style:font-style-complex="normal" style:font-weight-complex="normal"/>
    </style:style>
    <style:style style:name="T513" style:family="text">
      <style:text-properties style:font-name="Liberation Serif1" fo:language="ru" fo:country="RU" fo:font-style="normal" style:text-underline-style="none" fo:font-weight="normal" officeooo:rsid="06842cf1" style:font-name-asian="Liberation Mono" style:font-style-asian="normal" style:font-weight-asian="normal" style:font-name-complex="Liberation Mono" style:font-style-complex="normal" style:font-weight-complex="normal"/>
    </style:style>
    <style:style style:name="T514" style:family="text">
      <style:text-properties style:font-name="Liberation Serif1" fo:language="ru" fo:country="RU" fo:font-style="normal" style:text-underline-style="none" fo:font-weight="normal" officeooo:rsid="068462d0" style:font-name-asian="Liberation Mono" style:font-style-asian="normal" style:font-weight-asian="normal" style:font-name-complex="Liberation Mono" style:font-style-complex="normal" style:font-weight-complex="normal"/>
    </style:style>
    <style:style style:name="T515" style:family="text">
      <style:text-properties style:font-name="Liberation Serif1" fo:language="ru" fo:country="RU" fo:font-style="normal" style:text-underline-style="none" fo:font-weight="normal" officeooo:rsid="06856584" style:font-name-asian="Liberation Mono" style:font-style-asian="normal" style:font-weight-asian="normal" style:font-name-complex="Liberation Mono" style:font-style-complex="normal" style:font-weight-complex="normal"/>
    </style:style>
    <style:style style:name="T516" style:family="text">
      <style:text-properties style:font-name="Liberation Serif1" fo:language="ru" fo:country="RU" fo:font-style="normal" style:text-underline-style="none" fo:font-weight="normal" officeooo:rsid="0685cd44" style:font-name-asian="Liberation Mono" style:font-style-asian="normal" style:font-weight-asian="normal" style:font-name-complex="Liberation Mono" style:font-style-complex="normal" style:font-weight-complex="normal"/>
    </style:style>
    <style:style style:name="T517" style:family="text">
      <style:text-properties style:font-name="Liberation Serif1" fo:language="ru" fo:country="RU" fo:font-style="normal" style:text-underline-style="none" fo:font-weight="normal" officeooo:rsid="0687ae69" style:font-name-asian="Liberation Mono" style:font-style-asian="normal" style:font-weight-asian="normal" style:font-name-complex="Liberation Mono" style:font-style-complex="normal" style:font-weight-complex="normal"/>
    </style:style>
    <style:style style:name="T518" style:family="text">
      <style:text-properties style:font-name="Liberation Serif1" fo:language="ru" fo:country="RU" fo:font-style="normal" style:text-underline-style="none" fo:font-weight="normal" officeooo:rsid="068925a4" style:font-name-asian="Liberation Mono" style:font-style-asian="normal" style:font-weight-asian="normal" style:font-name-complex="Liberation Mono" style:font-style-complex="normal" style:font-weight-complex="normal"/>
    </style:style>
    <style:style style:name="T519" style:family="text">
      <style:text-properties style:font-name="Liberation Serif1" fo:language="ru" fo:country="RU" fo:font-style="normal" style:text-underline-style="none" fo:font-weight="normal" officeooo:rsid="068ae247" style:font-name-asian="Liberation Mono" style:font-style-asian="normal" style:font-weight-asian="normal" style:font-name-complex="Liberation Mono" style:font-style-complex="normal" style:font-weight-complex="normal"/>
    </style:style>
    <style:style style:name="T520" style:family="text">
      <style:text-properties style:font-name="Liberation Serif1" fo:language="ru" fo:country="RU" fo:font-style="normal" style:text-underline-style="none" fo:font-weight="normal" officeooo:rsid="068b0d35" style:font-name-asian="Liberation Mono" style:font-style-asian="normal" style:font-weight-asian="normal" style:font-name-complex="Liberation Mono" style:font-style-complex="normal" style:font-weight-complex="normal"/>
    </style:style>
    <style:style style:name="T521" style:family="text">
      <style:text-properties style:font-name="Liberation Serif1" fo:language="ru" fo:country="RU" fo:font-style="normal" style:text-underline-style="none" fo:font-weight="normal" officeooo:rsid="068bb47d" style:font-name-asian="Liberation Mono" style:font-style-asian="normal" style:font-weight-asian="normal" style:font-name-complex="Liberation Mono" style:font-style-complex="normal" style:font-weight-complex="normal"/>
    </style:style>
    <style:style style:name="T522" style:family="text">
      <style:text-properties style:font-name="Liberation Serif1" fo:language="ru" fo:country="RU" fo:font-style="normal" style:text-underline-style="none" fo:font-weight="normal" officeooo:rsid="068d5eef" style:font-name-asian="Liberation Mono" style:font-style-asian="normal" style:font-weight-asian="normal" style:font-name-complex="Liberation Mono" style:font-style-complex="normal" style:font-weight-complex="normal"/>
    </style:style>
    <style:style style:name="T523" style:family="text">
      <style:text-properties style:font-name="Liberation Serif1" fo:language="ru" fo:country="RU" fo:font-style="normal" style:text-underline-style="none" fo:font-weight="normal" officeooo:rsid="068f3c79" style:font-name-asian="Liberation Mono" style:font-style-asian="normal" style:font-weight-asian="normal" style:font-name-complex="Liberation Mono" style:font-style-complex="normal" style:font-weight-complex="normal"/>
    </style:style>
    <style:style style:name="T524" style:family="text">
      <style:text-properties style:font-name="Liberation Serif1" fo:language="ru" fo:country="RU" fo:font-style="normal" style:text-underline-style="none" fo:font-weight="normal" officeooo:rsid="0690a375" style:font-name-asian="Liberation Mono" style:font-style-asian="normal" style:font-weight-asian="normal" style:font-name-complex="Liberation Mono" style:font-style-complex="normal" style:font-weight-complex="normal"/>
    </style:style>
    <style:style style:name="T525" style:family="text">
      <style:text-properties style:font-name="Liberation Serif1" fo:language="ru" fo:country="RU" fo:font-style="normal" style:text-underline-style="none" fo:font-weight="normal" officeooo:rsid="0691bab6" style:font-name-asian="Liberation Mono" style:font-style-asian="normal" style:font-weight-asian="normal" style:font-name-complex="Liberation Mono" style:font-style-complex="normal" style:font-weight-complex="normal"/>
    </style:style>
    <style:style style:name="T526" style:family="text">
      <style:text-properties style:font-name="Liberation Serif1" fo:language="ru" fo:country="RU" fo:font-style="normal" style:text-underline-style="none" fo:font-weight="normal" officeooo:rsid="0691fd80" style:font-name-asian="Liberation Mono" style:font-style-asian="normal" style:font-weight-asian="normal" style:font-name-complex="Liberation Mono" style:font-style-complex="normal" style:font-weight-complex="normal"/>
    </style:style>
    <style:style style:name="T527" style:family="text">
      <style:text-properties style:font-name="Liberation Serif1" fo:language="ru" fo:country="RU" fo:font-style="normal" style:text-underline-style="none" fo:font-weight="normal" officeooo:rsid="0694f8dd" style:font-name-asian="Liberation Mono" style:font-style-asian="normal" style:font-weight-asian="normal" style:font-name-complex="Liberation Mono" style:font-style-complex="normal" style:font-weight-complex="normal"/>
    </style:style>
    <style:style style:name="T528" style:family="text">
      <style:text-properties style:font-name="Liberation Serif1" fo:language="ru" fo:country="RU" fo:font-style="normal" style:text-underline-style="none" fo:font-weight="normal" officeooo:rsid="0696dbeb" style:font-name-asian="Liberation Mono" style:font-style-asian="normal" style:font-weight-asian="normal" style:font-name-complex="Liberation Mono" style:font-style-complex="normal" style:font-weight-complex="normal"/>
    </style:style>
    <style:style style:name="T529" style:family="text">
      <style:text-properties style:font-name="Liberation Serif1" fo:language="ru" fo:country="RU" fo:font-style="normal" style:text-underline-style="none" fo:font-weight="normal" officeooo:rsid="0698a554" style:font-name-asian="Liberation Mono" style:font-style-asian="normal" style:font-weight-asian="normal" style:font-name-complex="Liberation Mono" style:font-style-complex="normal" style:font-weight-complex="normal"/>
    </style:style>
    <style:style style:name="T530" style:family="text">
      <style:text-properties style:font-name="Liberation Serif1" fo:language="ru" fo:country="RU" fo:font-style="normal" style:text-underline-style="none" fo:font-weight="normal" officeooo:rsid="0699620b" style:font-name-asian="Liberation Mono" style:font-style-asian="normal" style:font-weight-asian="normal" style:font-name-complex="Liberation Mono" style:font-style-complex="normal" style:font-weight-complex="normal"/>
    </style:style>
    <style:style style:name="T531" style:family="text">
      <style:text-properties style:font-name="Liberation Serif1" fo:language="ru" fo:country="RU" fo:font-style="normal" style:text-underline-style="none" fo:font-weight="normal" officeooo:rsid="069a193e" style:font-name-asian="Liberation Mono" style:font-style-asian="normal" style:font-weight-asian="normal" style:font-name-complex="Liberation Mono" style:font-style-complex="normal" style:font-weight-complex="normal"/>
    </style:style>
    <style:style style:name="T532" style:family="text">
      <style:text-properties style:font-name="Liberation Serif1" fo:language="ru" fo:country="RU" fo:font-style="normal" style:text-underline-style="none" fo:font-weight="normal" officeooo:rsid="069aa3c2" style:font-name-asian="Liberation Mono" style:font-style-asian="normal" style:font-weight-asian="normal" style:font-name-complex="Liberation Mono" style:font-style-complex="normal" style:font-weight-complex="normal"/>
    </style:style>
    <style:style style:name="T533" style:family="text">
      <style:text-properties style:font-name="Liberation Serif1" fo:language="ru" fo:country="RU" fo:font-style="normal" style:text-underline-style="none" fo:font-weight="normal" officeooo:rsid="069accfd" style:font-name-asian="Liberation Mono" style:font-style-asian="normal" style:font-weight-asian="normal" style:font-name-complex="Liberation Mono" style:font-style-complex="normal" style:font-weight-complex="normal"/>
    </style:style>
    <style:style style:name="T534" style:family="text">
      <style:text-properties style:font-name="Liberation Serif1" fo:language="ru" fo:country="RU" fo:font-style="normal" style:text-underline-style="none" fo:font-weight="normal" officeooo:rsid="069c8696" style:font-name-asian="Liberation Mono" style:font-style-asian="normal" style:font-weight-asian="normal" style:font-name-complex="Liberation Mono" style:font-style-complex="normal" style:font-weight-complex="normal"/>
    </style:style>
    <style:style style:name="T535" style:family="text">
      <style:text-properties style:font-name="Liberation Serif1" fo:language="ru" fo:country="RU" fo:font-style="normal" style:text-underline-style="none" fo:font-weight="normal" officeooo:rsid="069cd3a0" style:font-name-asian="Liberation Mono" style:font-style-asian="normal" style:font-weight-asian="normal" style:font-name-complex="Liberation Mono" style:font-style-complex="normal" style:font-weight-complex="normal"/>
    </style:style>
    <style:style style:name="T536" style:family="text">
      <style:text-properties style:font-name="Liberation Serif1" fo:language="ru" fo:country="RU" fo:font-style="normal" style:text-underline-style="none" fo:font-weight="normal" officeooo:rsid="069e2003" style:font-name-asian="Liberation Mono" style:font-style-asian="normal" style:font-weight-asian="normal" style:font-name-complex="Liberation Mono" style:font-style-complex="normal" style:font-weight-complex="normal"/>
    </style:style>
    <style:style style:name="T537" style:family="text">
      <style:text-properties style:font-name="Liberation Serif1" fo:language="ru" fo:country="RU" fo:font-style="normal" style:text-underline-style="none" fo:font-weight="normal" officeooo:rsid="069fd4dd" style:font-name-asian="Liberation Mono" style:font-style-asian="normal" style:font-weight-asian="normal" style:font-name-complex="Liberation Mono" style:font-style-complex="normal" style:font-weight-complex="normal"/>
    </style:style>
    <style:style style:name="T538" style:family="text">
      <style:text-properties style:font-name="Liberation Serif1" fo:language="ru" fo:country="RU" fo:font-style="normal" style:text-underline-style="none" fo:font-weight="normal" officeooo:rsid="069ffebe" style:font-name-asian="Liberation Mono" style:font-style-asian="normal" style:font-weight-asian="normal" style:font-name-complex="Liberation Mono" style:font-style-complex="normal" style:font-weight-complex="normal"/>
    </style:style>
    <style:style style:name="T539" style:family="text">
      <style:text-properties style:font-name="Liberation Serif1" fo:language="ru" fo:country="RU" fo:font-style="normal" style:text-underline-style="none" fo:font-weight="normal" officeooo:rsid="06a18026" style:font-name-asian="Liberation Mono" style:font-style-asian="normal" style:font-weight-asian="normal" style:font-name-complex="Liberation Mono" style:font-style-complex="normal" style:font-weight-complex="normal"/>
    </style:style>
    <style:style style:name="T540" style:family="text">
      <style:text-properties style:font-name="Liberation Serif1" fo:language="ru" fo:country="RU" fo:font-style="normal" style:text-underline-style="none" fo:font-weight="normal" officeooo:rsid="06a30527" style:font-name-asian="Liberation Mono" style:font-style-asian="normal" style:font-weight-asian="normal" style:font-name-complex="Liberation Mono" style:font-style-complex="normal" style:font-weight-complex="normal"/>
    </style:style>
    <style:style style:name="T541" style:family="text">
      <style:text-properties style:font-name="Liberation Serif1" fo:language="ru" fo:country="RU" fo:font-style="normal" style:text-underline-style="none" fo:font-weight="normal" officeooo:rsid="06a33da9" style:font-name-asian="Liberation Mono" style:font-style-asian="normal" style:font-weight-asian="normal" style:font-name-complex="Liberation Mono" style:font-style-complex="normal" style:font-weight-complex="normal"/>
    </style:style>
    <style:style style:name="T542" style:family="text">
      <style:text-properties style:font-name="Liberation Serif1" fo:language="ru" fo:country="RU" fo:font-style="normal" style:text-underline-style="none" fo:font-weight="normal" officeooo:rsid="06a379f2" style:font-name-asian="Liberation Mono" style:font-style-asian="normal" style:font-weight-asian="normal" style:font-name-complex="Liberation Mono" style:font-style-complex="normal" style:font-weight-complex="normal"/>
    </style:style>
    <style:style style:name="T543" style:family="text">
      <style:text-properties style:font-name="Liberation Serif1" fo:language="ru" fo:country="RU" fo:font-style="normal" style:text-underline-style="none" fo:font-weight="normal" officeooo:rsid="06a3b099" style:font-name-asian="Liberation Mono" style:font-style-asian="normal" style:font-weight-asian="normal" style:font-name-complex="Liberation Mono" style:font-style-complex="normal" style:font-weight-complex="normal"/>
    </style:style>
    <style:style style:name="T544" style:family="text">
      <style:text-properties style:font-name="Liberation Serif1" fo:language="ru" fo:country="RU" fo:font-style="normal" style:text-underline-style="none" fo:font-weight="normal" officeooo:rsid="06a51e66" style:font-name-asian="Liberation Mono" style:font-style-asian="normal" style:font-weight-asian="normal" style:font-name-complex="Liberation Mono" style:font-style-complex="normal" style:font-weight-complex="normal"/>
    </style:style>
    <style:style style:name="T545" style:family="text">
      <style:text-properties style:font-name="Liberation Serif1" fo:language="ru" fo:country="RU" fo:font-style="normal" style:text-underline-style="none" fo:font-weight="normal" officeooo:rsid="06a5cb43" style:font-name-asian="Liberation Mono" style:font-style-asian="normal" style:font-weight-asian="normal" style:font-name-complex="Liberation Mono" style:font-style-complex="normal" style:font-weight-complex="normal"/>
    </style:style>
    <style:style style:name="T546" style:family="text">
      <style:text-properties style:font-name="Liberation Serif1" fo:language="ru" fo:country="RU" fo:font-style="normal" style:text-underline-style="none" fo:font-weight="normal" officeooo:rsid="06a5f740" style:font-name-asian="Liberation Mono" style:font-style-asian="normal" style:font-weight-asian="normal" style:font-name-complex="Liberation Mono" style:font-style-complex="normal" style:font-weight-complex="normal"/>
    </style:style>
    <style:style style:name="T547" style:family="text">
      <style:text-properties style:font-name="Liberation Serif1" fo:language="ru" fo:country="RU" fo:font-style="normal" style:text-underline-style="none" fo:font-weight="normal" officeooo:rsid="06a72c07" style:font-name-asian="Liberation Mono" style:font-style-asian="normal" style:font-weight-asian="normal" style:font-name-complex="Liberation Mono" style:font-style-complex="normal" style:font-weight-complex="normal"/>
    </style:style>
    <style:style style:name="T548" style:family="text">
      <style:text-properties style:font-name="Liberation Serif1" fo:language="ru" fo:country="RU" fo:font-style="normal" style:text-underline-style="none" fo:font-weight="normal" officeooo:rsid="06a7cf33" style:font-name-asian="Liberation Mono" style:font-style-asian="normal" style:font-weight-asian="normal" style:font-name-complex="Liberation Mono" style:font-style-complex="normal" style:font-weight-complex="normal"/>
    </style:style>
    <style:style style:name="T549" style:family="text">
      <style:text-properties style:font-name="Liberation Serif1" fo:language="ru" fo:country="RU" fo:font-style="normal" style:text-underline-style="none" fo:font-weight="normal" officeooo:rsid="06a99a77" style:font-name-asian="Liberation Mono" style:font-style-asian="normal" style:font-weight-asian="normal" style:font-name-complex="Liberation Mono" style:font-style-complex="normal" style:font-weight-complex="normal"/>
    </style:style>
    <style:style style:name="T550" style:family="text">
      <style:text-properties style:font-name="Liberation Serif1" fo:language="ru" fo:country="RU" fo:font-style="normal" style:text-underline-style="none" fo:font-weight="normal" officeooo:rsid="06aa1acb" style:font-name-asian="Liberation Mono" style:font-style-asian="normal" style:font-weight-asian="normal" style:font-name-complex="Liberation Mono" style:font-style-complex="normal" style:font-weight-complex="normal"/>
    </style:style>
    <style:style style:name="T551" style:family="text">
      <style:text-properties style:font-name="Liberation Serif1" fo:language="ru" fo:country="RU" fo:font-style="normal" style:text-underline-style="none" fo:font-weight="normal" officeooo:rsid="06abc30d" style:font-name-asian="Liberation Mono" style:font-style-asian="normal" style:font-weight-asian="normal" style:font-name-complex="Liberation Mono" style:font-style-complex="normal" style:font-weight-complex="normal"/>
    </style:style>
    <style:style style:name="T552" style:family="text">
      <style:text-properties style:font-name="Liberation Serif1" fo:language="ru" fo:country="RU" fo:font-style="normal" style:text-underline-style="none" fo:font-weight="normal" officeooo:rsid="06ad8546" style:font-name-asian="Liberation Mono" style:font-style-asian="normal" style:font-weight-asian="normal" style:font-name-complex="Liberation Mono" style:font-style-complex="normal" style:font-weight-complex="normal"/>
    </style:style>
    <style:style style:name="T553" style:family="text">
      <style:text-properties style:font-name="Liberation Serif1" fo:language="ru" fo:country="RU" fo:font-style="normal" style:text-underline-style="none" fo:font-weight="normal" officeooo:rsid="06ae218f" style:font-name-asian="Liberation Mono" style:font-style-asian="normal" style:font-weight-asian="normal" style:font-name-complex="Liberation Mono" style:font-style-complex="normal" style:font-weight-complex="normal"/>
    </style:style>
    <style:style style:name="T554" style:family="text">
      <style:text-properties style:font-name="Liberation Serif1" fo:language="ru" fo:country="RU" fo:font-style="normal" style:text-underline-style="none" fo:font-weight="normal" officeooo:rsid="06b00726" style:font-name-asian="Liberation Mono" style:font-style-asian="normal" style:font-weight-asian="normal" style:font-name-complex="Liberation Mono" style:font-style-complex="normal" style:font-weight-complex="normal"/>
    </style:style>
    <style:style style:name="T555" style:family="text">
      <style:text-properties style:font-name="Liberation Serif1" fo:language="ru" fo:country="RU" fo:font-style="normal" style:text-underline-style="none" fo:font-weight="normal" officeooo:rsid="06b1755e" style:font-name-asian="Liberation Mono" style:font-style-asian="normal" style:font-weight-asian="normal" style:font-name-complex="Liberation Mono" style:font-style-complex="normal" style:font-weight-complex="normal"/>
    </style:style>
    <style:style style:name="T556" style:family="text">
      <style:text-properties style:font-name="Liberation Serif1" fo:language="ru" fo:country="RU" fo:font-style="normal" style:text-underline-style="none" fo:font-weight="normal" officeooo:rsid="06b34b1b" style:font-name-asian="Liberation Mono" style:font-style-asian="normal" style:font-weight-asian="normal" style:font-name-complex="Liberation Mono" style:font-style-complex="normal" style:font-weight-complex="normal"/>
    </style:style>
    <style:style style:name="T557" style:family="text">
      <style:text-properties style:font-name="Liberation Serif1" fo:language="ru" fo:country="RU" fo:font-style="normal" style:text-underline-style="none" fo:font-weight="normal" officeooo:rsid="06b4f5f0" style:font-name-asian="Liberation Mono" style:font-style-asian="normal" style:font-weight-asian="normal" style:font-name-complex="Liberation Mono" style:font-style-complex="normal" style:font-weight-complex="normal"/>
    </style:style>
    <style:style style:name="T558" style:family="text">
      <style:text-properties style:font-name="Liberation Serif1" fo:language="ru" fo:country="RU" fo:font-style="normal" style:text-underline-style="none" fo:font-weight="normal" officeooo:rsid="06b6d435" style:font-name-asian="Liberation Mono" style:font-style-asian="normal" style:font-weight-asian="normal" style:font-name-complex="Liberation Mono" style:font-style-complex="normal" style:font-weight-complex="normal"/>
    </style:style>
    <style:style style:name="T559" style:family="text">
      <style:text-properties style:font-name="Liberation Serif1" fo:language="ru" fo:country="RU" fo:font-style="normal" style:text-underline-style="none" fo:font-weight="normal" officeooo:rsid="06b8898b" style:font-name-asian="Liberation Mono" style:font-style-asian="normal" style:font-weight-asian="normal" style:font-name-complex="Liberation Mono" style:font-style-complex="normal" style:font-weight-complex="normal"/>
    </style:style>
    <style:style style:name="T560" style:family="text">
      <style:text-properties style:font-name="Liberation Serif1" fo:language="ru" fo:country="RU" fo:font-style="normal" style:text-underline-style="none" fo:font-weight="normal" officeooo:rsid="06b9cc7d" style:font-name-asian="Liberation Mono" style:font-style-asian="normal" style:font-weight-asian="normal" style:font-name-complex="Liberation Mono" style:font-style-complex="normal" style:font-weight-complex="normal"/>
    </style:style>
    <style:style style:name="T561" style:family="text">
      <style:text-properties style:font-name="Liberation Serif1" fo:language="ru" fo:country="RU" fo:font-style="normal" style:text-underline-style="none" fo:font-weight="normal" officeooo:rsid="06ba6e0f" style:font-name-asian="Liberation Mono" style:font-style-asian="normal" style:font-weight-asian="normal" style:font-name-complex="Liberation Mono" style:font-style-complex="normal" style:font-weight-complex="normal"/>
    </style:style>
    <style:style style:name="T562" style:family="text">
      <style:text-properties style:font-name="Liberation Serif1" fo:language="ru" fo:country="RU" fo:font-style="normal" style:text-underline-style="none" fo:font-weight="normal" officeooo:rsid="06ba9a5f" style:font-name-asian="Liberation Mono" style:font-style-asian="normal" style:font-weight-asian="normal" style:font-name-complex="Liberation Mono" style:font-style-complex="normal" style:font-weight-complex="normal"/>
    </style:style>
    <style:style style:name="T563" style:family="text">
      <style:text-properties style:font-name="Liberation Serif1" fo:language="ru" fo:country="RU" fo:font-style="normal" style:text-underline-style="none" fo:font-weight="normal" officeooo:rsid="06bb8ac2" style:font-name-asian="Liberation Mono" style:font-style-asian="normal" style:font-weight-asian="normal" style:font-name-complex="Liberation Mono" style:font-style-complex="normal" style:font-weight-complex="normal"/>
    </style:style>
    <style:style style:name="T564" style:family="text">
      <style:text-properties style:font-name="Liberation Serif1" fo:language="ru" fo:country="RU" fo:font-style="normal" style:text-underline-style="none" fo:font-weight="normal" officeooo:rsid="06bbe78c" style:font-name-asian="Liberation Mono" style:font-style-asian="normal" style:font-weight-asian="normal" style:font-name-complex="Liberation Mono" style:font-style-complex="normal" style:font-weight-complex="normal"/>
    </style:style>
    <style:style style:name="T565" style:family="text">
      <style:text-properties style:font-name="Liberation Serif1" fo:language="ru" fo:country="RU" fo:font-style="normal" style:text-underline-style="none" fo:font-weight="normal" officeooo:rsid="06bce637" style:font-name-asian="Liberation Mono" style:font-style-asian="normal" style:font-weight-asian="normal" style:font-name-complex="Liberation Mono" style:font-style-complex="normal" style:font-weight-complex="normal"/>
    </style:style>
    <style:style style:name="T566" style:family="text">
      <style:text-properties style:font-name="Liberation Serif1" fo:language="ru" fo:country="RU" fo:font-style="normal" style:text-underline-style="none" fo:font-weight="normal" officeooo:rsid="06be6391" style:font-name-asian="Liberation Mono" style:font-style-asian="normal" style:font-weight-asian="normal" style:font-name-complex="Liberation Mono" style:font-style-complex="normal" style:font-weight-complex="normal"/>
    </style:style>
    <style:style style:name="T567" style:family="text">
      <style:text-properties style:font-name="Liberation Serif1" fo:language="ru" fo:country="RU" fo:font-style="normal" style:text-underline-style="none" fo:font-weight="normal" officeooo:rsid="06bef83b" style:font-name-asian="Liberation Mono" style:font-style-asian="normal" style:font-weight-asian="normal" style:font-name-complex="Liberation Mono" style:font-style-complex="normal" style:font-weight-complex="normal"/>
    </style:style>
    <style:style style:name="T568" style:family="text">
      <style:text-properties style:font-name="Liberation Serif1" fo:language="ru" fo:country="RU" fo:font-style="normal" style:text-underline-style="none" fo:font-weight="normal" officeooo:rsid="06c06940" style:font-name-asian="Liberation Mono" style:font-style-asian="normal" style:font-weight-asian="normal" style:font-name-complex="Liberation Mono" style:font-style-complex="normal" style:font-weight-complex="normal"/>
    </style:style>
    <style:style style:name="T569" style:family="text">
      <style:text-properties style:font-name="Liberation Serif1" fo:language="ru" fo:country="RU" fo:font-style="normal" style:text-underline-style="none" fo:font-weight="normal" officeooo:rsid="06c23144" style:font-name-asian="Liberation Mono" style:font-style-asian="normal" style:font-weight-asian="normal" style:font-name-complex="Liberation Mono" style:font-style-complex="normal" style:font-weight-complex="normal"/>
    </style:style>
    <style:style style:name="T570" style:family="text">
      <style:text-properties style:font-name="Liberation Serif1" fo:language="ru" fo:country="RU" fo:font-style="normal" style:text-underline-style="none" fo:font-weight="normal" officeooo:rsid="06c3737f" style:font-name-asian="Liberation Mono" style:font-style-asian="normal" style:font-weight-asian="normal" style:font-name-complex="Liberation Mono" style:font-style-complex="normal" style:font-weight-complex="normal"/>
    </style:style>
    <style:style style:name="T571" style:family="text">
      <style:text-properties style:font-name="Liberation Serif1" fo:language="ru" fo:country="RU" fo:font-style="normal" style:text-underline-style="none" fo:font-weight="normal" officeooo:rsid="06c5690d" style:font-name-asian="Liberation Mono" style:font-style-asian="normal" style:font-weight-asian="normal" style:font-name-complex="Liberation Mono" style:font-style-complex="normal" style:font-weight-complex="normal"/>
    </style:style>
    <style:style style:name="T572" style:family="text">
      <style:text-properties style:font-name="Liberation Serif1" fo:language="ru" fo:country="RU" fo:font-style="normal" style:text-underline-style="none" fo:font-weight="normal" officeooo:rsid="06c5fda6" style:font-name-asian="Liberation Mono" style:font-style-asian="normal" style:font-weight-asian="normal" style:font-name-complex="Liberation Mono" style:font-style-complex="normal" style:font-weight-complex="normal"/>
    </style:style>
    <style:style style:name="T573" style:family="text">
      <style:text-properties style:font-name="Liberation Serif1" fo:language="ru" fo:country="RU" fo:font-style="normal" style:text-underline-style="none" fo:font-weight="normal" officeooo:rsid="06c886e1" style:font-name-asian="Liberation Mono" style:font-style-asian="normal" style:font-weight-asian="normal" style:font-name-complex="Liberation Mono" style:font-style-complex="normal" style:font-weight-complex="normal"/>
    </style:style>
    <style:style style:name="T574" style:family="text">
      <style:text-properties style:font-name="Liberation Serif1" fo:language="ru" fo:country="RU" fo:font-style="normal" style:text-underline-style="none" fo:font-weight="normal" officeooo:rsid="06c8f099" style:font-name-asian="Liberation Mono" style:font-style-asian="normal" style:font-weight-asian="normal" style:font-name-complex="Liberation Mono" style:font-style-complex="normal" style:font-weight-complex="normal"/>
    </style:style>
    <style:style style:name="T575" style:family="text">
      <style:text-properties style:font-name="Liberation Serif1" fo:language="ru" fo:country="RU" fo:font-style="normal" style:text-underline-style="none" fo:font-weight="normal" officeooo:rsid="06c95656" style:font-name-asian="Liberation Mono" style:font-style-asian="normal" style:font-weight-asian="normal" style:font-name-complex="Liberation Mono" style:font-style-complex="normal" style:font-weight-complex="normal"/>
    </style:style>
    <style:style style:name="T576" style:family="text">
      <style:text-properties style:font-name="Liberation Serif1" fo:language="ru" fo:country="RU" fo:font-style="normal" style:text-underline-style="none" fo:font-weight="normal" officeooo:rsid="06ca3372" style:font-name-asian="Liberation Mono" style:font-style-asian="normal" style:font-weight-asian="normal" style:font-name-complex="Liberation Mono" style:font-style-complex="normal" style:font-weight-complex="normal"/>
    </style:style>
    <style:style style:name="T577" style:family="text">
      <style:text-properties style:font-name="Liberation Serif1" fo:language="ru" fo:country="RU" fo:font-style="normal" style:text-underline-style="none" fo:font-weight="normal" officeooo:rsid="06cb3770" style:font-name-asian="Liberation Mono" style:font-style-asian="normal" style:font-weight-asian="normal" style:font-name-complex="Liberation Mono" style:font-style-complex="normal" style:font-weight-complex="normal"/>
    </style:style>
    <style:style style:name="T578" style:family="text">
      <style:text-properties style:font-name="Liberation Serif1" fo:language="ru" fo:country="RU" fo:font-style="normal" style:text-underline-style="none" fo:font-weight="normal" officeooo:rsid="06cbf038" style:font-name-asian="Liberation Mono" style:font-style-asian="normal" style:font-weight-asian="normal" style:font-name-complex="Liberation Mono" style:font-style-complex="normal" style:font-weight-complex="normal"/>
    </style:style>
    <style:style style:name="T579" style:family="text">
      <style:text-properties style:font-name="Liberation Serif1" fo:language="ru" fo:country="RU" fo:font-style="normal" style:text-underline-style="none" fo:font-weight="normal" officeooo:rsid="06cce2d1" style:font-name-asian="Liberation Mono" style:font-style-asian="normal" style:font-weight-asian="normal" style:font-name-complex="Liberation Mono" style:font-style-complex="normal" style:font-weight-complex="normal"/>
    </style:style>
    <style:style style:name="T580" style:family="text">
      <style:text-properties style:font-name="Liberation Serif1" fo:language="ru" fo:country="RU" fo:font-style="normal" style:text-underline-style="none" fo:font-weight="normal" officeooo:rsid="06cdda07" style:font-name-asian="Liberation Mono" style:font-style-asian="normal" style:font-weight-asian="normal" style:font-name-complex="Liberation Mono" style:font-style-complex="normal" style:font-weight-complex="normal"/>
    </style:style>
    <style:style style:name="T581" style:family="text">
      <style:text-properties style:font-name="Liberation Serif1" fo:language="ru" fo:country="RU" fo:font-style="normal" style:text-underline-style="none" fo:font-weight="normal" officeooo:rsid="06ced31b" style:font-name-asian="Liberation Mono" style:font-style-asian="normal" style:font-weight-asian="normal" style:font-name-complex="Liberation Mono" style:font-style-complex="normal" style:font-weight-complex="normal"/>
    </style:style>
    <style:style style:name="T582" style:family="text">
      <style:text-properties style:font-name="Liberation Serif1" fo:language="ru" fo:country="RU" fo:font-style="normal" style:text-underline-style="none" fo:font-weight="normal" officeooo:rsid="06d0b803" style:font-name-asian="Liberation Mono" style:font-style-asian="normal" style:font-weight-asian="normal" style:font-name-complex="Liberation Mono" style:font-style-complex="normal" style:font-weight-complex="normal"/>
    </style:style>
    <style:style style:name="T583" style:family="text">
      <style:text-properties style:font-name="Liberation Serif1" fo:language="ru" fo:country="RU" fo:font-style="normal" style:text-underline-style="none" fo:font-weight="normal" officeooo:rsid="06d2781a" style:font-name-asian="Liberation Mono" style:font-style-asian="normal" style:font-weight-asian="normal" style:font-name-complex="Liberation Mono" style:font-style-complex="normal" style:font-weight-complex="normal"/>
    </style:style>
    <style:style style:name="T584" style:family="text">
      <style:text-properties style:font-name="Liberation Serif1" fo:language="ru" fo:country="RU" fo:font-style="normal" style:text-underline-style="none" fo:font-weight="normal" officeooo:rsid="06d3c7c2" style:font-name-asian="Liberation Mono" style:font-style-asian="normal" style:font-weight-asian="normal" style:font-name-complex="Liberation Mono" style:font-style-complex="normal" style:font-weight-complex="normal"/>
    </style:style>
    <style:style style:name="T585" style:family="text">
      <style:text-properties style:font-name="Liberation Serif1" fo:language="ru" fo:country="RU" fo:font-style="normal" style:text-underline-style="none" fo:font-weight="normal" officeooo:rsid="06d4a115" style:font-name-asian="Liberation Mono" style:font-style-asian="normal" style:font-weight-asian="normal" style:font-name-complex="Liberation Mono" style:font-style-complex="normal" style:font-weight-complex="normal"/>
    </style:style>
    <style:style style:name="T586" style:family="text">
      <style:text-properties style:font-name="Liberation Serif1" fo:language="ru" fo:country="RU" fo:font-style="normal" style:text-underline-style="none" fo:font-weight="normal" officeooo:rsid="06d584f8" style:font-name-asian="Liberation Mono" style:font-style-asian="normal" style:font-weight-asian="normal" style:font-name-complex="Liberation Mono" style:font-style-complex="normal" style:font-weight-complex="normal"/>
    </style:style>
    <style:style style:name="T587" style:family="text">
      <style:text-properties style:font-name="Liberation Serif1" fo:language="ru" fo:country="RU" fo:font-style="normal" style:text-underline-style="none" fo:font-weight="normal" officeooo:rsid="06d6893a" style:font-name-asian="Liberation Mono" style:font-style-asian="normal" style:font-weight-asian="normal" style:font-name-complex="Liberation Mono" style:font-style-complex="normal" style:font-weight-complex="normal"/>
    </style:style>
    <style:style style:name="T588" style:family="text">
      <style:text-properties style:font-name="Liberation Serif1" fo:language="ru" fo:country="RU" fo:font-style="normal" style:text-underline-style="none" fo:font-weight="normal" officeooo:rsid="06d82d2f" style:font-name-asian="Liberation Mono" style:font-style-asian="normal" style:font-weight-asian="normal" style:font-name-complex="Liberation Mono" style:font-style-complex="normal" style:font-weight-complex="normal"/>
    </style:style>
    <style:style style:name="T589" style:family="text">
      <style:text-properties style:font-name="Liberation Serif1" fo:language="ru" fo:country="RU" fo:font-style="normal" style:text-underline-style="none" fo:font-weight="normal" officeooo:rsid="06d9184e" style:font-name-asian="Liberation Mono" style:font-style-asian="normal" style:font-weight-asian="normal" style:font-name-complex="Liberation Mono" style:font-style-complex="normal" style:font-weight-complex="normal"/>
    </style:style>
    <style:style style:name="T590" style:family="text">
      <style:text-properties style:font-name="Liberation Serif1" fo:language="ru" fo:country="RU" fo:font-style="normal" style:text-underline-style="none" fo:font-weight="normal" officeooo:rsid="06dca96f" style:font-name-asian="Liberation Mono" style:font-style-asian="normal" style:font-weight-asian="normal" style:font-name-complex="Liberation Mono" style:font-style-complex="normal" style:font-weight-complex="normal"/>
    </style:style>
    <style:style style:name="T591" style:family="text">
      <style:text-properties style:font-name="Liberation Serif1" fo:language="ru" fo:country="RU" fo:font-style="normal" style:text-underline-style="none" fo:font-weight="normal" officeooo:rsid="06ddb13b" style:font-name-asian="Liberation Mono" style:font-style-asian="normal" style:font-weight-asian="normal" style:font-name-complex="Liberation Mono" style:font-style-complex="normal" style:font-weight-complex="normal"/>
    </style:style>
    <style:style style:name="T592" style:family="text">
      <style:text-properties style:font-name="Liberation Serif1" fo:language="ru" fo:country="RU" fo:font-style="normal" style:text-underline-style="none" fo:font-weight="normal" officeooo:rsid="06df4366" style:font-name-asian="Liberation Mono" style:font-style-asian="normal" style:font-weight-asian="normal" style:font-name-complex="Liberation Mono" style:font-style-complex="normal" style:font-weight-complex="normal"/>
    </style:style>
    <style:style style:name="T593" style:family="text">
      <style:text-properties style:font-name="Liberation Serif1" fo:language="ru" fo:country="RU" fo:font-style="normal" style:text-underline-style="none" fo:font-weight="normal" officeooo:rsid="06e07e66" style:font-name-asian="Liberation Mono" style:font-style-asian="normal" style:font-weight-asian="normal" style:font-name-complex="Liberation Mono" style:font-style-complex="normal" style:font-weight-complex="normal"/>
    </style:style>
    <style:style style:name="T594" style:family="text">
      <style:text-properties style:font-name="Liberation Serif1" fo:language="ru" fo:country="RU" fo:font-style="normal" style:text-underline-style="none" fo:font-weight="normal" officeooo:rsid="06e237d7" style:font-name-asian="Liberation Mono" style:font-style-asian="normal" style:font-weight-asian="normal" style:font-name-complex="Liberation Mono" style:font-style-complex="normal" style:font-weight-complex="normal"/>
    </style:style>
    <style:style style:name="T595" style:family="text">
      <style:text-properties style:font-name="Liberation Serif1" fo:language="ru" fo:country="RU" fo:font-style="normal" style:text-underline-style="none" fo:font-weight="normal" officeooo:rsid="06e34d60" style:font-name-asian="Liberation Mono" style:font-style-asian="normal" style:font-weight-asian="normal" style:font-name-complex="Liberation Mono" style:font-style-complex="normal" style:font-weight-complex="normal"/>
    </style:style>
    <style:style style:name="T596" style:family="text">
      <style:text-properties style:font-name="Liberation Serif1" fo:language="ru" fo:country="RU" fo:font-style="normal" style:text-underline-style="none" fo:font-weight="normal" officeooo:rsid="06e49f1f" style:font-name-asian="Liberation Mono" style:font-style-asian="normal" style:font-weight-asian="normal" style:font-name-complex="Liberation Mono" style:font-style-complex="normal" style:font-weight-complex="normal"/>
    </style:style>
    <style:style style:name="T597" style:family="text">
      <style:text-properties style:font-name="Liberation Serif1" fo:language="ru" fo:country="RU" fo:font-style="normal" style:text-underline-style="none" fo:font-weight="normal" officeooo:rsid="06e56a28" style:font-name-asian="Liberation Mono" style:font-style-asian="normal" style:font-weight-asian="normal" style:font-name-complex="Liberation Mono" style:font-style-complex="normal" style:font-weight-complex="normal"/>
    </style:style>
    <style:style style:name="T598" style:family="text">
      <style:text-properties style:font-name="Liberation Serif1" fo:language="ru" fo:country="RU" fo:font-style="normal" style:text-underline-style="none" fo:font-weight="normal" officeooo:rsid="06e5b89e" style:font-name-asian="Liberation Mono" style:font-style-asian="normal" style:font-weight-asian="normal" style:font-name-complex="Liberation Mono" style:font-style-complex="normal" style:font-weight-complex="normal"/>
    </style:style>
    <style:style style:name="T599" style:family="text">
      <style:text-properties style:font-name="Liberation Serif1" fo:language="ru" fo:country="RU" fo:font-style="normal" style:text-underline-style="none" fo:font-weight="normal" officeooo:rsid="06e662cf" style:font-name-asian="Liberation Mono" style:font-style-asian="normal" style:font-weight-asian="normal" style:font-name-complex="Liberation Mono" style:font-style-complex="normal" style:font-weight-complex="normal"/>
    </style:style>
    <style:style style:name="T600" style:family="text">
      <style:text-properties style:font-name="Liberation Serif1" fo:language="ru" fo:country="RU" fo:font-style="normal" style:text-underline-style="none" fo:font-weight="normal" officeooo:rsid="06e78763" style:font-name-asian="Liberation Mono" style:font-style-asian="normal" style:font-weight-asian="normal" style:font-name-complex="Liberation Mono" style:font-style-complex="normal" style:font-weight-complex="normal"/>
    </style:style>
    <style:style style:name="T601" style:family="text">
      <style:text-properties style:font-name="Liberation Serif1" fo:language="ru" fo:country="RU" fo:font-style="normal" style:text-underline-style="none" fo:font-weight="normal" officeooo:rsid="06e7df15" style:font-name-asian="Liberation Mono" style:font-style-asian="normal" style:font-weight-asian="normal" style:font-name-complex="Liberation Mono" style:font-style-complex="normal" style:font-weight-complex="normal"/>
    </style:style>
    <style:style style:name="T602" style:family="text">
      <style:text-properties style:font-name="Liberation Serif1" fo:language="ru" fo:country="RU" fo:font-style="normal" style:text-underline-style="none" fo:font-weight="normal" officeooo:rsid="06e98bdc" style:font-name-asian="Liberation Mono" style:font-style-asian="normal" style:font-weight-asian="normal" style:font-name-complex="Liberation Mono" style:font-style-complex="normal" style:font-weight-complex="normal"/>
    </style:style>
    <style:style style:name="T603" style:family="text">
      <style:text-properties style:font-name="Liberation Serif1" fo:language="ru" fo:country="RU" fo:font-style="normal" style:text-underline-style="none" fo:font-weight="normal" officeooo:rsid="06e9a8bf" style:font-name-asian="Liberation Mono" style:font-style-asian="normal" style:font-weight-asian="normal" style:font-name-complex="Liberation Mono" style:font-style-complex="normal" style:font-weight-complex="normal"/>
    </style:style>
    <style:style style:name="T604" style:family="text">
      <style:text-properties style:font-name="Liberation Serif1" fo:language="ru" fo:country="RU" fo:font-style="normal" style:text-underline-style="none" fo:font-weight="normal" officeooo:rsid="06eaa433" style:font-name-asian="Liberation Mono" style:font-style-asian="normal" style:font-weight-asian="normal" style:font-name-complex="Liberation Mono" style:font-style-complex="normal" style:font-weight-complex="normal"/>
    </style:style>
    <style:style style:name="T605" style:family="text">
      <style:text-properties style:font-name="Liberation Serif1" fo:language="ru" fo:country="RU" fo:font-style="normal" style:text-underline-style="none" fo:font-weight="normal" officeooo:rsid="06eaf80a" style:font-name-asian="Liberation Mono" style:font-style-asian="normal" style:font-weight-asian="normal" style:font-name-complex="Liberation Mono" style:font-style-complex="normal" style:font-weight-complex="normal"/>
    </style:style>
    <style:style style:name="T606" style:family="text">
      <style:text-properties style:font-name="Liberation Serif1" fo:language="ru" fo:country="RU" fo:font-style="normal" style:text-underline-style="none" fo:font-weight="normal" officeooo:rsid="06ebfab8" style:font-name-asian="Liberation Mono" style:font-style-asian="normal" style:font-weight-asian="normal" style:font-name-complex="Liberation Mono" style:font-style-complex="normal" style:font-weight-complex="normal"/>
    </style:style>
    <style:style style:name="T607" style:family="text">
      <style:text-properties style:font-name="Liberation Serif1" fo:language="ru" fo:country="RU" fo:font-style="normal" style:text-underline-style="none" fo:font-weight="normal" officeooo:rsid="06ec7a24" style:font-name-asian="Liberation Mono" style:font-style-asian="normal" style:font-weight-asian="normal" style:font-name-complex="Liberation Mono" style:font-style-complex="normal" style:font-weight-complex="normal"/>
    </style:style>
    <style:style style:name="T608" style:family="text">
      <style:text-properties style:font-name="Liberation Serif1" fo:language="ru" fo:country="RU" fo:font-style="normal" style:text-underline-style="none" fo:font-weight="normal" officeooo:rsid="06ecd514" style:font-name-asian="Liberation Mono" style:font-style-asian="normal" style:font-weight-asian="normal" style:font-name-complex="Liberation Mono" style:font-style-complex="normal" style:font-weight-complex="normal"/>
    </style:style>
    <style:style style:name="T609" style:family="text">
      <style:text-properties style:font-name="Liberation Serif1" fo:language="ru" fo:country="RU" fo:font-style="normal" style:text-underline-style="none" fo:font-weight="normal" officeooo:rsid="06ecd8bd" style:font-name-asian="Liberation Mono" style:font-style-asian="normal" style:font-weight-asian="normal" style:font-name-complex="Liberation Mono" style:font-style-complex="normal" style:font-weight-complex="normal"/>
    </style:style>
    <style:style style:name="T610" style:family="text">
      <style:text-properties style:font-name="Liberation Serif1" fo:language="ru" fo:country="RU" fo:font-style="normal" style:text-underline-style="none" fo:font-weight="normal" officeooo:rsid="06ee8e6c" style:font-name-asian="Liberation Mono" style:font-style-asian="normal" style:font-weight-asian="normal" style:font-name-complex="Liberation Mono" style:font-style-complex="normal" style:font-weight-complex="normal"/>
    </style:style>
    <style:style style:name="T611" style:family="text">
      <style:text-properties style:font-name="Liberation Serif1" fo:language="ru" fo:country="RU" fo:font-style="normal" style:text-underline-style="none" fo:font-weight="normal" officeooo:rsid="06efb4e7" style:font-name-asian="Liberation Mono" style:font-style-asian="normal" style:font-weight-asian="normal" style:font-name-complex="Liberation Mono" style:font-style-complex="normal" style:font-weight-complex="normal"/>
    </style:style>
    <style:style style:name="T612" style:family="text">
      <style:text-properties style:font-name="Liberation Serif1" fo:language="ru" fo:country="RU" fo:font-style="normal" style:text-underline-style="none" fo:font-weight="normal" officeooo:rsid="06f167b0" style:font-name-asian="Liberation Mono" style:font-style-asian="normal" style:font-weight-asian="normal" style:font-name-complex="Liberation Mono" style:font-style-complex="normal" style:font-weight-complex="normal"/>
    </style:style>
    <style:style style:name="T613" style:family="text">
      <style:text-properties style:font-name="Liberation Serif1" fo:language="ru" fo:country="RU" fo:font-style="normal" style:text-underline-style="none" fo:font-weight="normal" officeooo:rsid="06f28ac0" style:font-name-asian="Liberation Mono" style:font-style-asian="normal" style:font-weight-asian="normal" style:font-name-complex="Liberation Mono" style:font-style-complex="normal" style:font-weight-complex="normal"/>
    </style:style>
    <style:style style:name="T614" style:family="text">
      <style:text-properties style:font-name="Liberation Serif1" fo:language="ru" fo:country="RU" fo:font-style="normal" style:text-underline-style="none" fo:font-weight="normal" officeooo:rsid="06f28d69" style:font-name-asian="Liberation Mono" style:font-style-asian="normal" style:font-weight-asian="normal" style:font-name-complex="Liberation Mono" style:font-style-complex="normal" style:font-weight-complex="normal"/>
    </style:style>
    <style:style style:name="T615" style:family="text">
      <style:text-properties style:font-name="Liberation Serif1" fo:language="ru" fo:country="RU" fo:font-style="normal" style:text-underline-style="none" fo:font-weight="normal" officeooo:rsid="06f2d716" style:font-name-asian="Liberation Mono" style:font-style-asian="normal" style:font-weight-asian="normal" style:font-name-complex="Liberation Mono" style:font-style-complex="normal" style:font-weight-complex="normal"/>
    </style:style>
    <style:style style:name="T616" style:family="text">
      <style:text-properties style:font-name="Liberation Serif1" fo:language="ru" fo:country="RU" fo:font-style="normal" style:text-underline-style="none" fo:font-weight="normal" officeooo:rsid="06f3d164" style:font-name-asian="Liberation Mono" style:font-style-asian="normal" style:font-weight-asian="normal" style:font-name-complex="Liberation Mono" style:font-style-complex="normal" style:font-weight-complex="normal"/>
    </style:style>
    <style:style style:name="T617" style:family="text">
      <style:text-properties style:font-name="Liberation Serif1" fo:language="ru" fo:country="RU" fo:font-style="normal" style:text-underline-style="none" fo:font-weight="normal" officeooo:rsid="06f56b77" style:font-name-asian="Liberation Mono" style:font-style-asian="normal" style:font-weight-asian="normal" style:font-name-complex="Liberation Mono" style:font-style-complex="normal" style:font-weight-complex="normal"/>
    </style:style>
    <style:style style:name="T618" style:family="text">
      <style:text-properties style:font-name="Liberation Serif1" fo:language="ru" fo:country="RU" fo:font-style="normal" style:text-underline-style="none" fo:font-weight="normal" officeooo:rsid="06f70707" style:font-name-asian="Liberation Mono" style:font-style-asian="normal" style:font-weight-asian="normal" style:font-name-complex="Liberation Mono" style:font-style-complex="normal" style:font-weight-complex="normal"/>
    </style:style>
    <style:style style:name="T619" style:family="text">
      <style:text-properties style:font-name="Liberation Serif1" fo:language="ru" fo:country="RU" fo:font-style="normal" style:text-underline-style="none" fo:font-weight="normal" officeooo:rsid="06f8ce28" style:font-name-asian="Liberation Mono" style:font-style-asian="normal" style:font-weight-asian="normal" style:font-name-complex="Liberation Mono" style:font-style-complex="normal" style:font-weight-complex="normal"/>
    </style:style>
    <style:style style:name="T620" style:family="text">
      <style:text-properties style:font-name="Liberation Serif1" fo:language="ru" fo:country="RU" fo:font-style="normal" style:text-underline-style="none" fo:font-weight="normal" officeooo:rsid="06f90360" style:font-name-asian="Liberation Mono" style:font-style-asian="normal" style:font-weight-asian="normal" style:font-name-complex="Liberation Mono" style:font-style-complex="normal" style:font-weight-complex="normal"/>
    </style:style>
    <style:style style:name="T621" style:family="text">
      <style:text-properties style:font-name="Liberation Serif1" fo:language="ru" fo:country="RU" fo:font-style="normal" style:text-underline-style="none" fo:font-weight="normal" officeooo:rsid="06fa1e78" style:font-name-asian="Liberation Mono" style:font-style-asian="normal" style:font-weight-asian="normal" style:font-name-complex="Liberation Mono" style:font-style-complex="normal" style:font-weight-complex="normal"/>
    </style:style>
    <style:style style:name="T622" style:family="text">
      <style:text-properties style:font-name="Liberation Serif1" fo:language="ru" fo:country="RU" fo:font-style="normal" style:text-underline-style="none" fo:font-weight="normal" officeooo:rsid="06fb891b" style:font-name-asian="Liberation Mono" style:font-style-asian="normal" style:font-weight-asian="normal" style:font-name-complex="Liberation Mono" style:font-style-complex="normal" style:font-weight-complex="normal"/>
    </style:style>
    <style:style style:name="T623" style:family="text">
      <style:text-properties style:font-name="Liberation Serif1" fo:language="ru" fo:country="RU" fo:font-style="normal" style:text-underline-style="none" fo:font-weight="normal" officeooo:rsid="06fd0e2b" style:font-name-asian="Liberation Mono" style:font-style-asian="normal" style:font-weight-asian="normal" style:font-name-complex="Liberation Mono" style:font-style-complex="normal" style:font-weight-complex="normal"/>
    </style:style>
    <style:style style:name="T624" style:family="text">
      <style:text-properties style:font-name="Liberation Serif1" fo:language="ru" fo:country="RU" fo:font-style="normal" style:text-underline-style="none" fo:font-weight="normal" officeooo:rsid="06ff0680" style:font-name-asian="Liberation Mono" style:font-style-asian="normal" style:font-weight-asian="normal" style:font-name-complex="Liberation Mono" style:font-style-complex="normal" style:font-weight-complex="normal"/>
    </style:style>
    <style:style style:name="T625" style:family="text">
      <style:text-properties style:font-name="Liberation Serif1" fo:language="ru" fo:country="RU" fo:font-style="normal" style:text-underline-style="none" fo:font-weight="normal" officeooo:rsid="06ff8241" style:font-name-asian="Liberation Mono" style:font-style-asian="normal" style:font-weight-asian="normal" style:font-name-complex="Liberation Mono" style:font-style-complex="normal" style:font-weight-complex="normal"/>
    </style:style>
    <style:style style:name="T626" style:family="text">
      <style:text-properties style:font-name="Liberation Serif1" fo:language="ru" fo:country="RU" fo:font-style="normal" style:text-underline-style="none" fo:font-weight="normal" officeooo:rsid="0700586d" style:font-name-asian="Liberation Mono" style:font-style-asian="normal" style:font-weight-asian="normal" style:font-name-complex="Liberation Mono" style:font-style-complex="normal" style:font-weight-complex="normal"/>
    </style:style>
    <style:style style:name="T627" style:family="text">
      <style:text-properties style:font-name="Liberation Serif1" fo:language="ru" fo:country="RU" fo:font-style="normal" style:text-underline-style="none" fo:font-weight="normal" officeooo:rsid="07012594" style:font-name-asian="Liberation Mono" style:font-style-asian="normal" style:font-weight-asian="normal" style:font-name-complex="Liberation Mono" style:font-style-complex="normal" style:font-weight-complex="normal"/>
    </style:style>
    <style:style style:name="T628" style:family="text">
      <style:text-properties style:font-name="Liberation Serif1" fo:language="ru" fo:country="RU" fo:font-style="normal" style:text-underline-style="none" fo:font-weight="normal" officeooo:rsid="070321dc" style:font-name-asian="Liberation Mono" style:font-style-asian="normal" style:font-weight-asian="normal" style:font-name-complex="Liberation Mono" style:font-style-complex="normal" style:font-weight-complex="normal"/>
    </style:style>
    <style:style style:name="T629" style:family="text">
      <style:text-properties style:font-name="Liberation Serif1" fo:language="ru" fo:country="RU" fo:font-style="normal" style:text-underline-style="none" fo:font-weight="normal" officeooo:rsid="0704bb4c" style:font-name-asian="Liberation Mono" style:font-style-asian="normal" style:font-weight-asian="normal" style:font-name-complex="Liberation Mono" style:font-style-complex="normal" style:font-weight-complex="normal"/>
    </style:style>
    <style:style style:name="T630" style:family="text">
      <style:text-properties style:font-name="Liberation Serif1" fo:language="ru" fo:country="RU" fo:font-style="normal" style:text-underline-style="none" fo:font-weight="normal" officeooo:rsid="07060f41" style:font-name-asian="Liberation Mono" style:font-style-asian="normal" style:font-weight-asian="normal" style:font-name-complex="Liberation Mono" style:font-style-complex="normal" style:font-weight-complex="normal"/>
    </style:style>
    <style:style style:name="T631" style:family="text">
      <style:text-properties style:font-name="Liberation Serif1" fo:language="ru" fo:country="RU" fo:font-style="normal" style:text-underline-style="none" fo:font-weight="normal" officeooo:rsid="0707923a" style:font-name-asian="Liberation Mono" style:font-style-asian="normal" style:font-weight-asian="normal" style:font-name-complex="Liberation Mono" style:font-style-complex="normal" style:font-weight-complex="normal"/>
    </style:style>
    <style:style style:name="T632" style:family="text">
      <style:text-properties style:font-name="Liberation Serif1" fo:language="ru" fo:country="RU" fo:font-style="normal" style:text-underline-style="none" fo:font-weight="normal" officeooo:rsid="0708723e" style:font-name-asian="Liberation Mono" style:font-style-asian="normal" style:font-weight-asian="normal" style:font-name-complex="Liberation Mono" style:font-style-complex="normal" style:font-weight-complex="normal"/>
    </style:style>
    <style:style style:name="T633" style:family="text">
      <style:text-properties style:font-name="Liberation Serif1" fo:language="ru" fo:country="RU" fo:font-style="normal" style:text-underline-style="none" fo:font-weight="normal" officeooo:rsid="0709cf97" style:font-name-asian="Liberation Mono" style:font-style-asian="normal" style:font-weight-asian="normal" style:font-name-complex="Liberation Mono" style:font-style-complex="normal" style:font-weight-complex="normal"/>
    </style:style>
    <style:style style:name="T634" style:family="text">
      <style:text-properties style:font-name="Liberation Serif1" fo:language="ru" fo:country="RU" fo:font-style="normal" style:text-underline-style="none" fo:font-weight="normal" officeooo:rsid="070bbd5e" style:font-name-asian="Liberation Mono" style:font-style-asian="normal" style:font-weight-asian="normal" style:font-name-complex="Liberation Mono" style:font-style-complex="normal" style:font-weight-complex="normal"/>
    </style:style>
    <style:style style:name="T635" style:family="text">
      <style:text-properties style:font-name="Liberation Serif1" fo:language="ru" fo:country="RU" fo:font-style="normal" style:text-underline-style="none" fo:font-weight="normal" officeooo:rsid="070d5f02" style:font-name-asian="Liberation Mono" style:font-style-asian="normal" style:font-weight-asian="normal" style:font-name-complex="Liberation Mono" style:font-style-complex="normal" style:font-weight-complex="normal"/>
    </style:style>
    <style:style style:name="T636" style:family="text">
      <style:text-properties style:font-name="Liberation Serif1" fo:language="ru" fo:country="RU" fo:font-style="normal" style:text-underline-style="none" fo:font-weight="normal" officeooo:rsid="070dfa6c" style:font-name-asian="Liberation Mono" style:font-style-asian="normal" style:font-weight-asian="normal" style:font-name-complex="Liberation Mono" style:font-style-complex="normal" style:font-weight-complex="normal"/>
    </style:style>
    <style:style style:name="T637" style:family="text">
      <style:text-properties style:font-name="Liberation Serif1" fo:language="ru" fo:country="RU" fo:font-style="normal" style:text-underline-style="none" fo:font-weight="normal" officeooo:rsid="070fb7c0" style:font-name-asian="Liberation Mono" style:font-style-asian="normal" style:font-weight-asian="normal" style:font-name-complex="Liberation Mono" style:font-style-complex="normal" style:font-weight-complex="normal"/>
    </style:style>
    <style:style style:name="T638" style:family="text">
      <style:text-properties style:font-name="Liberation Serif1" fo:language="ru" fo:country="RU" fo:font-style="normal" style:text-underline-style="none" fo:font-weight="normal" officeooo:rsid="07116975" style:font-name-asian="Liberation Mono" style:font-style-asian="normal" style:font-weight-asian="normal" style:font-name-complex="Liberation Mono" style:font-style-complex="normal" style:font-weight-complex="normal"/>
    </style:style>
    <style:style style:name="T639" style:family="text">
      <style:text-properties style:font-name="Liberation Serif1" fo:language="ru" fo:country="RU" fo:font-style="normal" style:text-underline-style="none" fo:font-weight="normal" officeooo:rsid="0711937f" style:font-name-asian="Liberation Mono" style:font-style-asian="normal" style:font-weight-asian="normal" style:font-name-complex="Liberation Mono" style:font-style-complex="normal" style:font-weight-complex="normal"/>
    </style:style>
    <style:style style:name="T640" style:family="text">
      <style:text-properties style:font-name="Liberation Serif1" fo:language="ru" fo:country="RU" fo:font-style="normal" style:text-underline-style="none" fo:font-weight="normal" officeooo:rsid="071334b1" style:font-name-asian="Liberation Mono" style:font-style-asian="normal" style:font-weight-asian="normal" style:font-name-complex="Liberation Mono" style:font-style-complex="normal" style:font-weight-complex="normal"/>
    </style:style>
    <style:style style:name="T641" style:family="text">
      <style:text-properties style:font-name="Liberation Serif1" fo:language="ru" fo:country="RU" fo:font-style="normal" style:text-underline-style="none" fo:font-weight="normal" officeooo:rsid="071639d0" style:font-name-asian="Liberation Mono" style:font-style-asian="normal" style:font-weight-asian="normal" style:font-name-complex="Liberation Mono" style:font-style-complex="normal" style:font-weight-complex="normal"/>
    </style:style>
    <style:style style:name="T642" style:family="text">
      <style:text-properties style:font-name="Liberation Serif1" fo:language="ru" fo:country="RU" fo:font-style="normal" style:text-underline-style="none" fo:font-weight="normal" officeooo:rsid="071690a6" style:font-name-asian="Liberation Mono" style:font-style-asian="normal" style:font-weight-asian="normal" style:font-name-complex="Liberation Mono" style:font-style-complex="normal" style:font-weight-complex="normal"/>
    </style:style>
    <style:style style:name="T643" style:family="text">
      <style:text-properties style:font-name="Liberation Serif1" fo:language="ru" fo:country="RU" fo:font-style="normal" style:text-underline-style="none" fo:font-weight="normal" officeooo:rsid="0716edfc" style:font-name-asian="Liberation Mono" style:font-style-asian="normal" style:font-weight-asian="normal" style:font-name-complex="Liberation Mono" style:font-style-complex="normal" style:font-weight-complex="normal"/>
    </style:style>
    <style:style style:name="T644" style:family="text">
      <style:text-properties style:font-name="Liberation Serif1" fo:language="ru" fo:country="RU" fo:font-style="normal" style:text-underline-style="none" fo:font-weight="normal" officeooo:rsid="07186c92" style:font-name-asian="Liberation Mono" style:font-style-asian="normal" style:font-weight-asian="normal" style:font-name-complex="Liberation Mono" style:font-style-complex="normal" style:font-weight-complex="normal"/>
    </style:style>
    <style:style style:name="T645" style:family="text">
      <style:text-properties style:font-name="Liberation Serif1" fo:language="ru" fo:country="RU" fo:font-style="normal" style:text-underline-style="none" fo:font-weight="normal" officeooo:rsid="07193217" style:font-name-asian="Liberation Mono" style:font-style-asian="normal" style:font-weight-asian="normal" style:font-name-complex="Liberation Mono" style:font-style-complex="normal" style:font-weight-complex="normal"/>
    </style:style>
    <style:style style:name="T646" style:family="text">
      <style:text-properties style:font-name="Liberation Serif1" fo:language="ru" fo:country="RU" fo:font-style="normal" style:text-underline-style="none" fo:font-weight="normal" officeooo:rsid="0719f396" style:font-name-asian="Liberation Mono" style:font-style-asian="normal" style:font-weight-asian="normal" style:font-name-complex="Liberation Mono" style:font-style-complex="normal" style:font-weight-complex="normal"/>
    </style:style>
    <style:style style:name="T647" style:family="text">
      <style:text-properties style:font-name="Liberation Serif1" fo:language="ru" fo:country="RU" fo:font-style="normal" style:text-underline-style="none" fo:font-weight="normal" officeooo:rsid="071a3b7b" style:font-name-asian="Liberation Mono" style:font-style-asian="normal" style:font-weight-asian="normal" style:font-name-complex="Liberation Mono" style:font-style-complex="normal" style:font-weight-complex="normal"/>
    </style:style>
    <style:style style:name="T648" style:family="text">
      <style:text-properties style:font-name="Liberation Serif1" fo:language="ru" fo:country="RU" fo:font-style="normal" style:text-underline-style="none" fo:font-weight="normal" officeooo:rsid="071a6f50" style:font-name-asian="Liberation Mono" style:font-style-asian="normal" style:font-weight-asian="normal" style:font-name-complex="Liberation Mono" style:font-style-complex="normal" style:font-weight-complex="normal"/>
    </style:style>
    <style:style style:name="T649" style:family="text">
      <style:text-properties style:font-name="Liberation Serif1" fo:language="ru" fo:country="RU" fo:font-style="normal" style:text-underline-style="none" fo:font-weight="normal" officeooo:rsid="071c2b89" style:font-name-asian="Liberation Mono" style:font-style-asian="normal" style:font-weight-asian="normal" style:font-name-complex="Liberation Mono" style:font-style-complex="normal" style:font-weight-complex="normal"/>
    </style:style>
    <style:style style:name="T650" style:family="text">
      <style:text-properties style:font-name="Liberation Serif1" fo:language="ru" fo:country="RU" fo:font-style="normal" style:text-underline-style="none" fo:font-weight="normal" officeooo:rsid="071de9d6" style:font-name-asian="Liberation Mono" style:font-style-asian="normal" style:font-weight-asian="normal" style:font-name-complex="Liberation Mono" style:font-style-complex="normal" style:font-weight-complex="normal"/>
    </style:style>
    <style:style style:name="T651" style:family="text">
      <style:text-properties style:font-name="Liberation Serif1" fo:language="ru" fo:country="RU" fo:font-style="normal" style:text-underline-style="none" fo:font-weight="normal" officeooo:rsid="071ee7c1" style:font-name-asian="Liberation Mono" style:font-style-asian="normal" style:font-weight-asian="normal" style:font-name-complex="Liberation Mono" style:font-style-complex="normal" style:font-weight-complex="normal"/>
    </style:style>
    <style:style style:name="T652" style:family="text">
      <style:text-properties style:font-name="Liberation Serif1" fo:language="ru" fo:country="RU" fo:font-style="normal" style:text-underline-style="none" fo:font-weight="normal" officeooo:rsid="07207865" style:font-name-asian="Liberation Mono" style:font-style-asian="normal" style:font-weight-asian="normal" style:font-name-complex="Liberation Mono" style:font-style-complex="normal" style:font-weight-complex="normal"/>
    </style:style>
    <style:style style:name="T653" style:family="text">
      <style:text-properties style:font-name="Liberation Serif1" fo:language="ru" fo:country="RU" fo:font-style="normal" style:text-underline-style="none" fo:font-weight="normal" officeooo:rsid="0720ab10" style:font-name-asian="Liberation Mono" style:font-style-asian="normal" style:font-weight-asian="normal" style:font-name-complex="Liberation Mono" style:font-style-complex="normal" style:font-weight-complex="normal"/>
    </style:style>
    <style:style style:name="T654" style:family="text">
      <style:text-properties style:font-name="Liberation Serif1" fo:language="ru" fo:country="RU" fo:font-style="normal" style:text-underline-style="none" fo:font-weight="normal" officeooo:rsid="0721cb95" style:font-name-asian="Liberation Mono" style:font-style-asian="normal" style:font-weight-asian="normal" style:font-name-complex="Liberation Mono" style:font-style-complex="normal" style:font-weight-complex="normal"/>
    </style:style>
    <style:style style:name="T655" style:family="text">
      <style:text-properties style:font-name="Liberation Serif1" fo:language="ru" fo:country="RU" fo:font-style="normal" style:text-underline-style="none" fo:font-weight="normal" officeooo:rsid="0722dcce" style:font-name-asian="Liberation Mono" style:font-style-asian="normal" style:font-weight-asian="normal" style:font-name-complex="Liberation Mono" style:font-style-complex="normal" style:font-weight-complex="normal"/>
    </style:style>
    <style:style style:name="T656" style:family="text">
      <style:text-properties style:font-name="Liberation Serif1" fo:language="ru" fo:country="RU" fo:font-style="normal" style:text-underline-style="none" fo:font-weight="normal" officeooo:rsid="07243eae" style:font-name-asian="Liberation Mono" style:font-style-asian="normal" style:font-weight-asian="normal" style:font-name-complex="Liberation Mono" style:font-style-complex="normal" style:font-weight-complex="normal"/>
    </style:style>
    <style:style style:name="T657" style:family="text">
      <style:text-properties style:font-name="Liberation Serif1" fo:language="ru" fo:country="RU" fo:font-style="normal" style:text-underline-style="none" fo:font-weight="normal" officeooo:rsid="07258b84" style:font-name-asian="Liberation Mono" style:font-style-asian="normal" style:font-weight-asian="normal" style:font-name-complex="Liberation Mono" style:font-style-complex="normal" style:font-weight-complex="normal"/>
    </style:style>
    <style:style style:name="T658" style:family="text">
      <style:text-properties style:font-name="Liberation Serif1" fo:language="ru" fo:country="RU" fo:font-style="normal" style:text-underline-style="none" fo:font-weight="normal" officeooo:rsid="0726b4b1" style:font-name-asian="Liberation Mono" style:font-style-asian="normal" style:font-weight-asian="normal" style:font-name-complex="Liberation Mono" style:font-style-complex="normal" style:font-weight-complex="normal"/>
    </style:style>
    <style:style style:name="T659" style:family="text">
      <style:text-properties style:font-name="Liberation Serif1" fo:language="ru" fo:country="RU" fo:font-style="normal" style:text-underline-style="none" fo:font-weight="normal" officeooo:rsid="07289358" style:font-name-asian="Liberation Mono" style:font-style-asian="normal" style:font-weight-asian="normal" style:font-name-complex="Liberation Mono" style:font-style-complex="normal" style:font-weight-complex="normal"/>
    </style:style>
    <style:style style:name="T660" style:family="text">
      <style:text-properties style:font-name="Liberation Serif1" fo:language="ru" fo:country="RU" fo:font-style="normal" style:text-underline-style="none" fo:font-weight="normal" officeooo:rsid="07290598" style:font-name-asian="Liberation Mono" style:font-style-asian="normal" style:font-weight-asian="normal" style:font-name-complex="Liberation Mono" style:font-style-complex="normal" style:font-weight-complex="normal"/>
    </style:style>
    <style:style style:name="T661" style:family="text">
      <style:text-properties style:font-name="Liberation Serif1" fo:language="ru" fo:country="RU" fo:font-style="normal" style:text-underline-style="none" fo:font-weight="normal" officeooo:rsid="0729aeb7" style:font-name-asian="Liberation Mono" style:font-style-asian="normal" style:font-weight-asian="normal" style:font-name-complex="Liberation Mono" style:font-style-complex="normal" style:font-weight-complex="normal"/>
    </style:style>
    <style:style style:name="T662" style:family="text">
      <style:text-properties style:font-name="Liberation Serif1" fo:language="ru" fo:country="RU" fo:font-style="normal" style:text-underline-style="none" fo:font-weight="normal" officeooo:rsid="072ba2d8" style:font-name-asian="Liberation Mono" style:font-style-asian="normal" style:font-weight-asian="normal" style:font-name-complex="Liberation Mono" style:font-style-complex="normal" style:font-weight-complex="normal"/>
    </style:style>
    <style:style style:name="T663" style:family="text">
      <style:text-properties style:font-name="Liberation Serif1" fo:language="ru" fo:country="RU" fo:font-style="normal" style:text-underline-style="none" fo:font-weight="normal" officeooo:rsid="072c9c59" style:font-name-asian="Liberation Mono" style:font-style-asian="normal" style:font-weight-asian="normal" style:font-name-complex="Liberation Mono" style:font-style-complex="normal" style:font-weight-complex="normal"/>
    </style:style>
    <style:style style:name="T664" style:family="text">
      <style:text-properties style:font-name="Liberation Serif1" fo:language="ru" fo:country="RU" fo:font-style="normal" style:text-underline-style="none" fo:font-weight="normal" officeooo:rsid="072d5b1d" style:font-name-asian="Liberation Mono" style:font-style-asian="normal" style:font-weight-asian="normal" style:font-name-complex="Liberation Mono" style:font-style-complex="normal" style:font-weight-complex="normal"/>
    </style:style>
    <style:style style:name="T665" style:family="text">
      <style:text-properties style:font-name="Liberation Serif1" fo:language="ru" fo:country="RU" fo:font-style="normal" style:text-underline-style="none" fo:font-weight="normal" officeooo:rsid="072d7781" style:font-name-asian="Liberation Mono" style:font-style-asian="normal" style:font-weight-asian="normal" style:font-name-complex="Liberation Mono" style:font-style-complex="normal" style:font-weight-complex="normal"/>
    </style:style>
    <style:style style:name="T666" style:family="text">
      <style:text-properties style:font-name="Liberation Serif1" fo:language="ru" fo:country="RU" fo:font-style="normal" style:text-underline-style="none" fo:font-weight="normal" officeooo:rsid="072db8dc" style:font-name-asian="Liberation Mono" style:font-style-asian="normal" style:font-weight-asian="normal" style:font-name-complex="Liberation Mono" style:font-style-complex="normal" style:font-weight-complex="normal"/>
    </style:style>
    <style:style style:name="T667" style:family="text">
      <style:text-properties style:font-name="Liberation Serif1" fo:language="ru" fo:country="RU" fo:font-style="normal" style:text-underline-style="none" fo:font-weight="normal" officeooo:rsid="072f310a" style:font-name-asian="Liberation Mono" style:font-style-asian="normal" style:font-weight-asian="normal" style:font-name-complex="Liberation Mono" style:font-style-complex="normal" style:font-weight-complex="normal"/>
    </style:style>
    <style:style style:name="T668" style:family="text">
      <style:text-properties style:font-name="Liberation Serif1" fo:language="ru" fo:country="RU" fo:font-style="normal" style:text-underline-style="none" fo:font-weight="normal" officeooo:rsid="073035fc" style:font-name-asian="Liberation Mono" style:font-style-asian="normal" style:font-weight-asian="normal" style:font-name-complex="Liberation Mono" style:font-style-complex="normal" style:font-weight-complex="normal"/>
    </style:style>
    <style:style style:name="T669" style:family="text">
      <style:text-properties style:font-name="Liberation Serif1" fo:language="ru" fo:country="RU" fo:font-style="normal" style:text-underline-style="none" fo:font-weight="normal" officeooo:rsid="07305f33" style:font-name-asian="Liberation Mono" style:font-style-asian="normal" style:font-weight-asian="normal" style:font-name-complex="Liberation Mono" style:font-style-complex="normal" style:font-weight-complex="normal"/>
    </style:style>
    <style:style style:name="T670" style:family="text">
      <style:text-properties style:font-name="Liberation Serif1" fo:language="ru" fo:country="RU" fo:font-style="normal" style:text-underline-style="none" fo:font-weight="normal" officeooo:rsid="07324cdc" style:font-name-asian="Liberation Mono" style:font-style-asian="normal" style:font-weight-asian="normal" style:font-name-complex="Liberation Mono" style:font-style-complex="normal" style:font-weight-complex="normal"/>
    </style:style>
    <style:style style:name="T671" style:family="text">
      <style:text-properties style:font-name="Liberation Serif1" fo:language="ru" fo:country="RU" fo:font-style="normal" style:text-underline-style="none" fo:font-weight="normal" officeooo:rsid="0732891e" style:font-name-asian="Liberation Mono" style:font-style-asian="normal" style:font-weight-asian="normal" style:font-name-complex="Liberation Mono" style:font-style-complex="normal" style:font-weight-complex="normal"/>
    </style:style>
    <style:style style:name="T672" style:family="text">
      <style:text-properties style:font-name="Liberation Serif1" fo:language="ru" fo:country="RU" fo:font-style="normal" style:text-underline-style="none" fo:font-weight="normal" officeooo:rsid="07343a59" style:font-name-asian="Liberation Mono" style:font-style-asian="normal" style:font-weight-asian="normal" style:font-name-complex="Liberation Mono" style:font-style-complex="normal" style:font-weight-complex="normal"/>
    </style:style>
    <style:style style:name="T673" style:family="text">
      <style:text-properties style:font-name="Liberation Serif1" fo:language="ru" fo:country="RU" fo:font-style="normal" style:text-underline-style="none" fo:font-weight="normal" officeooo:rsid="0735b411" style:font-name-asian="Liberation Mono" style:font-style-asian="normal" style:font-weight-asian="normal" style:font-name-complex="Liberation Mono" style:font-style-complex="normal" style:font-weight-complex="normal"/>
    </style:style>
    <style:style style:name="T674" style:family="text">
      <style:text-properties style:font-name="Liberation Serif1" fo:language="ru" fo:country="RU" fo:font-style="normal" style:text-underline-style="none" fo:font-weight="normal" officeooo:rsid="0735f5cb" style:font-name-asian="Liberation Mono" style:font-style-asian="normal" style:font-weight-asian="normal" style:font-name-complex="Liberation Mono" style:font-style-complex="normal" style:font-weight-complex="normal"/>
    </style:style>
    <style:style style:name="T675" style:family="text">
      <style:text-properties style:font-name="Liberation Serif1" fo:language="ru" fo:country="RU" fo:font-style="normal" style:text-underline-style="none" fo:font-weight="normal" officeooo:rsid="0737a25a" style:font-name-asian="Liberation Mono" style:font-style-asian="normal" style:font-weight-asian="normal" style:font-name-complex="Liberation Mono" style:font-style-complex="normal" style:font-weight-complex="normal"/>
    </style:style>
    <style:style style:name="T676" style:family="text">
      <style:text-properties style:font-name="Liberation Serif1" fo:language="ru" fo:country="RU" fo:font-style="normal" style:text-underline-style="none" fo:font-weight="normal" officeooo:rsid="0738c9e9" style:font-name-asian="Liberation Mono" style:font-style-asian="normal" style:font-weight-asian="normal" style:font-name-complex="Liberation Mono" style:font-style-complex="normal" style:font-weight-complex="normal"/>
    </style:style>
    <style:style style:name="T677" style:family="text">
      <style:text-properties style:font-name="Liberation Serif1" fo:language="ru" fo:country="RU" fo:font-style="normal" style:text-underline-style="none" fo:font-weight="normal" officeooo:rsid="073a54e2" style:font-name-asian="Liberation Mono" style:font-style-asian="normal" style:font-weight-asian="normal" style:font-name-complex="Liberation Mono" style:font-style-complex="normal" style:font-weight-complex="normal"/>
    </style:style>
    <style:style style:name="T678" style:family="text">
      <style:text-properties style:font-name="Liberation Serif1" fo:language="ru" fo:country="RU" fo:font-style="normal" style:text-underline-style="none" fo:font-weight="normal" officeooo:rsid="073b646e" style:font-name-asian="Liberation Mono" style:font-style-asian="normal" style:font-weight-asian="normal" style:font-name-complex="Liberation Mono" style:font-style-complex="normal" style:font-weight-complex="normal"/>
    </style:style>
    <style:style style:name="T679" style:family="text">
      <style:text-properties style:font-name="Liberation Serif1" fo:language="ru" fo:country="RU" fo:font-style="normal" style:text-underline-style="none" fo:font-weight="normal" officeooo:rsid="073c173f" style:font-name-asian="Liberation Mono" style:font-style-asian="normal" style:font-weight-asian="normal" style:font-name-complex="Liberation Mono" style:font-style-complex="normal" style:font-weight-complex="normal"/>
    </style:style>
    <style:style style:name="T680" style:family="text">
      <style:text-properties style:font-name="Liberation Serif1" fo:language="ru" fo:country="RU" fo:font-style="normal" style:text-underline-style="none" fo:font-weight="normal" officeooo:rsid="073c44f0" style:font-name-asian="Liberation Mono" style:font-style-asian="normal" style:font-weight-asian="normal" style:font-name-complex="Liberation Mono" style:font-style-complex="normal" style:font-weight-complex="normal"/>
    </style:style>
    <style:style style:name="T681" style:family="text">
      <style:text-properties style:font-name="Liberation Serif1" fo:language="ru" fo:country="RU" fo:font-style="normal" style:text-underline-style="none" fo:font-weight="normal" officeooo:rsid="073ce1fe" style:font-name-asian="Liberation Mono" style:font-style-asian="normal" style:font-weight-asian="normal" style:font-name-complex="Liberation Mono" style:font-style-complex="normal" style:font-weight-complex="normal"/>
    </style:style>
    <style:style style:name="T682" style:family="text">
      <style:text-properties style:font-name="Liberation Serif1" fo:language="ru" fo:country="RU" fo:font-style="normal" style:text-underline-style="none" fo:font-weight="normal" officeooo:rsid="073dcf22" style:font-name-asian="Liberation Mono" style:font-style-asian="normal" style:font-weight-asian="normal" style:font-name-complex="Liberation Mono" style:font-style-complex="normal" style:font-weight-complex="normal"/>
    </style:style>
    <style:style style:name="T683" style:family="text">
      <style:text-properties style:font-name="Liberation Serif1" fo:language="ru" fo:country="RU" fo:font-style="normal" style:text-underline-style="none" fo:font-weight="normal" officeooo:rsid="073f1fb5" style:font-name-asian="Liberation Mono" style:font-style-asian="normal" style:font-weight-asian="normal" style:font-name-complex="Liberation Mono" style:font-style-complex="normal" style:font-weight-complex="normal"/>
    </style:style>
    <style:style style:name="T684" style:family="text">
      <style:text-properties style:font-name="Liberation Serif1" fo:language="ru" fo:country="RU" fo:font-style="normal" style:text-underline-style="none" fo:font-weight="normal" officeooo:rsid="07404155" style:font-name-asian="Liberation Mono" style:font-style-asian="normal" style:font-weight-asian="normal" style:font-name-complex="Liberation Mono" style:font-style-complex="normal" style:font-weight-complex="normal"/>
    </style:style>
    <style:style style:name="T685" style:family="text">
      <style:text-properties style:font-name="Liberation Serif1" fo:language="ru" fo:country="RU" fo:font-style="normal" style:text-underline-style="none" fo:font-weight="normal" officeooo:rsid="0740bd81" style:font-name-asian="Liberation Mono" style:font-style-asian="normal" style:font-weight-asian="normal" style:font-name-complex="Liberation Mono" style:font-style-complex="normal" style:font-weight-complex="normal"/>
    </style:style>
    <style:style style:name="T686" style:family="text">
      <style:text-properties style:font-name="Liberation Serif1" fo:language="ru" fo:country="RU" fo:font-style="normal" style:text-underline-style="none" fo:font-weight="normal" officeooo:rsid="07428c11" style:font-name-asian="Liberation Mono" style:font-style-asian="normal" style:font-weight-asian="normal" style:font-name-complex="Liberation Mono" style:font-style-complex="normal" style:font-weight-complex="normal"/>
    </style:style>
    <style:style style:name="T687" style:family="text">
      <style:text-properties style:font-name="Liberation Serif1" fo:language="ru" fo:country="RU" fo:font-style="normal" style:text-underline-style="none" fo:font-weight="normal" officeooo:rsid="0742eef0" style:font-name-asian="Liberation Mono" style:font-style-asian="normal" style:font-weight-asian="normal" style:font-name-complex="Liberation Mono" style:font-style-complex="normal" style:font-weight-complex="normal"/>
    </style:style>
    <style:style style:name="T688" style:family="text">
      <style:text-properties style:font-name="Liberation Serif1" fo:language="ru" fo:country="RU" fo:font-style="normal" style:text-underline-style="none" fo:font-weight="normal" officeooo:rsid="07449053" style:font-name-asian="Liberation Mono" style:font-style-asian="normal" style:font-weight-asian="normal" style:font-name-complex="Liberation Mono" style:font-style-complex="normal" style:font-weight-complex="normal"/>
    </style:style>
    <style:style style:name="T689" style:family="text">
      <style:text-properties style:font-name="Liberation Serif1" fo:language="ru" fo:country="RU" fo:font-style="normal" style:text-underline-style="none" fo:font-weight="normal" officeooo:rsid="0745a8f9" style:font-name-asian="Liberation Mono" style:font-style-asian="normal" style:font-weight-asian="normal" style:font-name-complex="Liberation Mono" style:font-style-complex="normal" style:font-weight-complex="normal"/>
    </style:style>
    <style:style style:name="T690" style:family="text">
      <style:text-properties style:font-name="Liberation Serif1" fo:language="ru" fo:country="RU" fo:font-style="normal" style:text-underline-style="none" fo:font-weight="normal" officeooo:rsid="0746caf0" style:font-name-asian="Liberation Mono" style:font-style-asian="normal" style:font-weight-asian="normal" style:font-name-complex="Liberation Mono" style:font-style-complex="normal" style:font-weight-complex="normal"/>
    </style:style>
    <style:style style:name="T691" style:family="text">
      <style:text-properties style:font-name="Liberation Serif1" fo:language="ru" fo:country="RU" fo:font-style="normal" style:text-underline-style="none" fo:font-weight="normal" officeooo:rsid="0747169f" style:font-name-asian="Liberation Mono" style:font-style-asian="normal" style:font-weight-asian="normal" style:font-name-complex="Liberation Mono" style:font-style-complex="normal" style:font-weight-complex="normal"/>
    </style:style>
    <style:style style:name="T692" style:family="text">
      <style:text-properties style:font-name="Liberation Serif1" fo:language="ru" fo:country="RU" fo:font-style="normal" style:text-underline-style="none" fo:font-weight="normal" officeooo:rsid="0747f58c" style:font-name-asian="Liberation Mono" style:font-style-asian="normal" style:font-weight-asian="normal" style:font-name-complex="Liberation Mono" style:font-style-complex="normal" style:font-weight-complex="normal"/>
    </style:style>
    <style:style style:name="T693" style:family="text">
      <style:text-properties style:font-name="Liberation Serif1" fo:language="ru" fo:country="RU" fo:font-style="normal" style:text-underline-style="none" fo:font-weight="normal" officeooo:rsid="07481e5b" style:font-name-asian="Liberation Mono" style:font-style-asian="normal" style:font-weight-asian="normal" style:font-name-complex="Liberation Mono" style:font-style-complex="normal" style:font-weight-complex="normal"/>
    </style:style>
    <style:style style:name="T694" style:family="text">
      <style:text-properties style:font-name="Liberation Serif1" fo:language="ru" fo:country="RU" fo:font-style="normal" style:text-underline-style="none" fo:font-weight="normal" officeooo:rsid="074933c4" style:font-name-asian="Liberation Mono" style:font-style-asian="normal" style:font-weight-asian="normal" style:font-name-complex="Liberation Mono" style:font-style-complex="normal" style:font-weight-complex="normal"/>
    </style:style>
    <style:style style:name="T695" style:family="text">
      <style:text-properties style:font-name="Liberation Serif1" fo:language="ru" fo:country="RU" fo:font-style="normal" style:text-underline-style="none" fo:font-weight="normal" officeooo:rsid="074ae276" style:font-name-asian="Liberation Mono" style:font-style-asian="normal" style:font-weight-asian="normal" style:font-name-complex="Liberation Mono" style:font-style-complex="normal" style:font-weight-complex="normal"/>
    </style:style>
    <style:style style:name="T696" style:family="text">
      <style:text-properties style:font-name="Liberation Serif1" fo:language="ru" fo:country="RU" fo:font-style="normal" style:text-underline-style="none" fo:font-weight="normal" officeooo:rsid="074b4d4f" style:font-name-asian="Liberation Mono" style:font-style-asian="normal" style:font-weight-asian="normal" style:font-name-complex="Liberation Mono" style:font-style-complex="normal" style:font-weight-complex="normal"/>
    </style:style>
    <style:style style:name="T697" style:family="text">
      <style:text-properties style:font-name="Liberation Serif1" fo:language="ru" fo:country="RU" fo:font-style="normal" style:text-underline-style="none" fo:font-weight="normal" officeooo:rsid="074ce45a" style:font-name-asian="Liberation Mono" style:font-style-asian="normal" style:font-weight-asian="normal" style:font-name-complex="Liberation Mono" style:font-style-complex="normal" style:font-weight-complex="normal"/>
    </style:style>
    <style:style style:name="T698" style:family="text">
      <style:text-properties style:font-name="Liberation Serif1" fo:language="ru" fo:country="RU" fo:font-style="normal" style:text-underline-style="none" fo:font-weight="normal" officeooo:rsid="074e1fbf" style:font-name-asian="Liberation Mono" style:font-style-asian="normal" style:font-weight-asian="normal" style:font-name-complex="Liberation Mono" style:font-style-complex="normal" style:font-weight-complex="normal"/>
    </style:style>
    <style:style style:name="T699" style:family="text">
      <style:text-properties style:font-name="Liberation Serif1" fo:language="ru" fo:country="RU" fo:font-style="normal" style:text-underline-style="none" fo:font-weight="normal" officeooo:rsid="074f6980" style:font-name-asian="Liberation Mono" style:font-style-asian="normal" style:font-weight-asian="normal" style:font-name-complex="Liberation Mono" style:font-style-complex="normal" style:font-weight-complex="normal"/>
    </style:style>
    <style:style style:name="T700" style:family="text">
      <style:text-properties style:font-name="Liberation Serif1" fo:language="ru" fo:country="RU" fo:font-style="normal" style:text-underline-style="none" fo:font-weight="normal" officeooo:rsid="07509c73" style:font-name-asian="Liberation Mono" style:font-style-asian="normal" style:font-weight-asian="normal" style:font-name-complex="Liberation Mono" style:font-style-complex="normal" style:font-weight-complex="normal"/>
    </style:style>
    <style:style style:name="T701" style:family="text">
      <style:text-properties style:font-name="Liberation Serif1" fo:language="ru" fo:country="RU" fo:font-style="normal" style:text-underline-style="none" fo:font-weight="normal" officeooo:rsid="0751bb5e" style:font-name-asian="Liberation Mono" style:font-style-asian="normal" style:font-weight-asian="normal" style:font-name-complex="Liberation Mono" style:font-style-complex="normal" style:font-weight-complex="normal"/>
    </style:style>
    <style:style style:name="T702" style:family="text">
      <style:text-properties style:font-name="Liberation Serif1" fo:language="ru" fo:country="RU" fo:font-style="normal" style:text-underline-style="none" fo:font-weight="normal" officeooo:rsid="0753b951" style:font-name-asian="Liberation Mono" style:font-style-asian="normal" style:font-weight-asian="normal" style:font-name-complex="Liberation Mono" style:font-style-complex="normal" style:font-weight-complex="normal"/>
    </style:style>
    <style:style style:name="T703" style:family="text">
      <style:text-properties style:font-name="Liberation Serif1" fo:language="ru" fo:country="RU" fo:font-style="normal" style:text-underline-style="none" fo:font-weight="normal" officeooo:rsid="0754773d" style:font-name-asian="Liberation Mono" style:font-style-asian="normal" style:font-weight-asian="normal" style:font-name-complex="Liberation Mono" style:font-style-complex="normal" style:font-weight-complex="normal"/>
    </style:style>
    <style:style style:name="T704" style:family="text">
      <style:text-properties style:font-name="Liberation Serif1" fo:language="ru" fo:country="RU" fo:font-style="normal" style:text-underline-style="none" fo:font-weight="normal" officeooo:rsid="0754798f" style:font-name-asian="Liberation Mono" style:font-style-asian="normal" style:font-weight-asian="normal" style:font-name-complex="Liberation Mono" style:font-style-complex="normal" style:font-weight-complex="normal"/>
    </style:style>
    <style:style style:name="T705" style:family="text">
      <style:text-properties style:font-name="Liberation Serif1" fo:language="ru" fo:country="RU" fo:font-style="normal" style:text-underline-style="none" fo:font-weight="normal" officeooo:rsid="07564368" style:font-name-asian="Liberation Mono" style:font-style-asian="normal" style:font-weight-asian="normal" style:font-name-complex="Liberation Mono" style:font-style-complex="normal" style:font-weight-complex="normal"/>
    </style:style>
    <style:style style:name="T706" style:family="text">
      <style:text-properties style:font-name="Liberation Serif1" fo:language="ru" fo:country="RU" fo:font-style="normal" style:text-underline-style="none" fo:font-weight="normal" officeooo:rsid="0756f0a3" style:font-name-asian="Liberation Mono" style:font-style-asian="normal" style:font-weight-asian="normal" style:font-name-complex="Liberation Mono" style:font-style-complex="normal" style:font-weight-complex="normal"/>
    </style:style>
    <style:style style:name="T707" style:family="text">
      <style:text-properties style:font-name="Liberation Serif1" fo:language="ru" fo:country="RU" fo:font-style="normal" style:text-underline-style="none" fo:font-weight="normal" officeooo:rsid="07586405" style:font-name-asian="Liberation Mono" style:font-style-asian="normal" style:font-weight-asian="normal" style:font-name-complex="Liberation Mono" style:font-style-complex="normal" style:font-weight-complex="normal"/>
    </style:style>
    <style:style style:name="T708" style:family="text">
      <style:text-properties style:font-name="Liberation Serif1" fo:language="ru" fo:country="RU" fo:font-style="normal" style:text-underline-style="none" fo:font-weight="normal" officeooo:rsid="07586a9e" style:font-name-asian="Liberation Mono" style:font-style-asian="normal" style:font-weight-asian="normal" style:font-name-complex="Liberation Mono" style:font-style-complex="normal" style:font-weight-complex="normal"/>
    </style:style>
    <style:style style:name="T709" style:family="text">
      <style:text-properties style:font-name="Liberation Serif1" fo:language="ru" fo:country="RU" fo:font-style="normal" style:text-underline-style="none" fo:font-weight="normal" officeooo:rsid="0758af53" style:font-name-asian="Liberation Mono" style:font-style-asian="normal" style:font-weight-asian="normal" style:font-name-complex="Liberation Mono" style:font-style-complex="normal" style:font-weight-complex="normal"/>
    </style:style>
    <style:style style:name="T710" style:family="text">
      <style:text-properties style:font-name="Liberation Serif1" fo:language="ru" fo:country="RU" fo:font-style="normal" style:text-underline-style="none" fo:font-weight="normal" officeooo:rsid="075986ed" style:font-name-asian="Liberation Mono" style:font-style-asian="normal" style:font-weight-asian="normal" style:font-name-complex="Liberation Mono" style:font-style-complex="normal" style:font-weight-complex="normal"/>
    </style:style>
    <style:style style:name="T711" style:family="text">
      <style:text-properties style:font-name="Liberation Serif1" fo:language="ru" fo:country="RU" fo:font-style="normal" style:text-underline-style="none" fo:font-weight="normal" officeooo:rsid="075afb35" style:font-name-asian="Liberation Mono" style:font-style-asian="normal" style:font-weight-asian="normal" style:font-name-complex="Liberation Mono" style:font-style-complex="normal" style:font-weight-complex="normal"/>
    </style:style>
    <style:style style:name="T712" style:family="text">
      <style:text-properties style:font-name="Liberation Serif1" fo:language="ru" fo:country="RU" fo:font-style="normal" style:text-underline-style="none" fo:font-weight="normal" officeooo:rsid="075bbfe6" style:font-name-asian="Liberation Mono" style:font-style-asian="normal" style:font-weight-asian="normal" style:font-name-complex="Liberation Mono" style:font-style-complex="normal" style:font-weight-complex="normal"/>
    </style:style>
    <style:style style:name="T713" style:family="text">
      <style:text-properties style:font-name="Liberation Serif1" fo:language="ru" fo:country="RU" fo:font-style="normal" style:text-underline-style="none" fo:font-weight="normal" officeooo:rsid="075dbe7e" style:font-name-asian="Liberation Mono" style:font-style-asian="normal" style:font-weight-asian="normal" style:font-name-complex="Liberation Mono" style:font-style-complex="normal" style:font-weight-complex="normal"/>
    </style:style>
    <style:style style:name="T714" style:family="text">
      <style:text-properties style:font-name="Liberation Serif1" fo:language="ru" fo:country="RU" fo:font-style="normal" style:text-underline-style="none" fo:font-weight="normal" officeooo:rsid="075e3768" style:font-name-asian="Liberation Mono" style:font-style-asian="normal" style:font-weight-asian="normal" style:font-name-complex="Liberation Mono" style:font-style-complex="normal" style:font-weight-complex="normal"/>
    </style:style>
    <style:style style:name="T715" style:family="text">
      <style:text-properties style:font-name="Liberation Serif1" fo:language="ru" fo:country="RU" fo:font-style="normal" style:text-underline-style="none" fo:font-weight="normal" officeooo:rsid="075ebac4" style:font-name-asian="Liberation Mono" style:font-style-asian="normal" style:font-weight-asian="normal" style:font-name-complex="Liberation Mono" style:font-style-complex="normal" style:font-weight-complex="normal"/>
    </style:style>
    <style:style style:name="T716" style:family="text">
      <style:text-properties style:font-name="Liberation Serif1" fo:language="ru" fo:country="RU" fo:font-style="normal" style:text-underline-style="none" fo:font-weight="normal" officeooo:rsid="07601a8b" style:font-name-asian="Liberation Mono" style:font-style-asian="normal" style:font-weight-asian="normal" style:font-name-complex="Liberation Mono" style:font-style-complex="normal" style:font-weight-complex="normal"/>
    </style:style>
    <style:style style:name="T717" style:family="text">
      <style:text-properties style:font-name="Liberation Serif1" fo:language="ru" fo:country="RU" fo:font-style="normal" style:text-underline-style="none" fo:font-weight="normal" officeooo:rsid="0760cc72" style:font-name-asian="Liberation Mono" style:font-style-asian="normal" style:font-weight-asian="normal" style:font-name-complex="Liberation Mono" style:font-style-complex="normal" style:font-weight-complex="normal"/>
    </style:style>
    <style:style style:name="T718" style:family="text">
      <style:text-properties style:font-name="Liberation Serif1" fo:language="ru" fo:country="RU" fo:font-style="normal" style:text-underline-style="none" fo:font-weight="normal" officeooo:rsid="0760e71d" style:font-name-asian="Liberation Mono" style:font-style-asian="normal" style:font-weight-asian="normal" style:font-name-complex="Liberation Mono" style:font-style-complex="normal" style:font-weight-complex="normal"/>
    </style:style>
    <style:style style:name="T719" style:family="text">
      <style:text-properties style:font-name="Liberation Serif1" fo:language="ru" fo:country="RU" fo:font-style="normal" style:text-underline-style="none" fo:font-weight="normal" officeooo:rsid="07614d9b" style:font-name-asian="Liberation Mono" style:font-style-asian="normal" style:font-weight-asian="normal" style:font-name-complex="Liberation Mono" style:font-style-complex="normal" style:font-weight-complex="normal"/>
    </style:style>
    <style:style style:name="T720" style:family="text">
      <style:text-properties style:font-name="Liberation Serif1" fo:language="ru" fo:country="RU" fo:font-style="normal" style:text-underline-style="none" fo:font-weight="normal" officeooo:rsid="0761c2a9" style:font-name-asian="Liberation Mono" style:font-style-asian="normal" style:font-weight-asian="normal" style:font-name-complex="Liberation Mono" style:font-style-complex="normal" style:font-weight-complex="normal"/>
    </style:style>
    <style:style style:name="T721" style:family="text">
      <style:text-properties style:font-name="Liberation Serif1" fo:language="ru" fo:country="RU" fo:font-style="normal" style:text-underline-style="none" fo:font-weight="normal" officeooo:rsid="076284f0" style:font-name-asian="Liberation Mono" style:font-style-asian="normal" style:font-weight-asian="normal" style:font-name-complex="Liberation Mono" style:font-style-complex="normal" style:font-weight-complex="normal"/>
    </style:style>
    <style:style style:name="T722" style:family="text">
      <style:text-properties style:font-name="Liberation Serif1" fo:language="ru" fo:country="RU" fo:font-style="normal" style:text-underline-style="none" fo:font-weight="normal" officeooo:rsid="0763f5b4" style:font-name-asian="Liberation Mono" style:font-style-asian="normal" style:font-weight-asian="normal" style:font-name-complex="Liberation Mono" style:font-style-complex="normal" style:font-weight-complex="normal"/>
    </style:style>
    <style:style style:name="T723" style:family="text">
      <style:text-properties style:font-name="Liberation Serif1" fo:language="ru" fo:country="RU" fo:font-style="normal" style:text-underline-style="none" fo:font-weight="normal" officeooo:rsid="076547a4" style:font-name-asian="Liberation Mono" style:font-style-asian="normal" style:font-weight-asian="normal" style:font-name-complex="Liberation Mono" style:font-style-complex="normal" style:font-weight-complex="normal"/>
    </style:style>
    <style:style style:name="T724" style:family="text">
      <style:text-properties style:font-name="Liberation Serif1" fo:language="ru" fo:country="RU" fo:font-style="normal" style:text-underline-style="none" fo:font-weight="normal" officeooo:rsid="076634bf" style:font-name-asian="Liberation Mono" style:font-style-asian="normal" style:font-weight-asian="normal" style:font-name-complex="Liberation Mono" style:font-style-complex="normal" style:font-weight-complex="normal"/>
    </style:style>
    <style:style style:name="T725" style:family="text">
      <style:text-properties style:font-name="Liberation Serif1" fo:language="ru" fo:country="RU" fo:font-style="normal" style:text-underline-style="none" fo:font-weight="normal" officeooo:rsid="0766ac39" style:font-name-asian="Liberation Mono" style:font-style-asian="normal" style:font-weight-asian="normal" style:font-name-complex="Liberation Mono" style:font-style-complex="normal" style:font-weight-complex="normal"/>
    </style:style>
    <style:style style:name="T726" style:family="text">
      <style:text-properties style:font-name="Liberation Serif1" fo:language="ru" fo:country="RU" fo:font-style="normal" style:text-underline-style="none" fo:font-weight="normal" officeooo:rsid="076837b1" style:font-name-asian="Liberation Mono" style:font-style-asian="normal" style:font-weight-asian="normal" style:font-name-complex="Liberation Mono" style:font-style-complex="normal" style:font-weight-complex="normal"/>
    </style:style>
    <style:style style:name="T727" style:family="text">
      <style:text-properties style:font-name="Liberation Serif1" fo:language="ru" fo:country="RU" fo:font-style="normal" style:text-underline-style="none" fo:font-weight="normal" officeooo:rsid="0769e30c" style:font-name-asian="Liberation Mono" style:font-style-asian="normal" style:font-weight-asian="normal" style:font-name-complex="Liberation Mono" style:font-style-complex="normal" style:font-weight-complex="normal"/>
    </style:style>
    <style:style style:name="T728" style:family="text">
      <style:text-properties style:font-name="Liberation Serif1" fo:language="ru" fo:country="RU" fo:font-style="normal" style:text-underline-style="none" fo:font-weight="normal" officeooo:rsid="076a9c1b" style:font-name-asian="Liberation Mono" style:font-style-asian="normal" style:font-weight-asian="normal" style:font-name-complex="Liberation Mono" style:font-style-complex="normal" style:font-weight-complex="normal"/>
    </style:style>
    <style:style style:name="T729" style:family="text">
      <style:text-properties style:font-name="Liberation Serif1" fo:language="ru" fo:country="RU" fo:font-style="normal" style:text-underline-style="none" fo:font-weight="normal" officeooo:rsid="076d56be" style:font-name-asian="Liberation Mono" style:font-style-asian="normal" style:font-weight-asian="normal" style:font-name-complex="Liberation Mono" style:font-style-complex="normal" style:font-weight-complex="normal"/>
    </style:style>
    <style:style style:name="T730" style:family="text">
      <style:text-properties style:font-name="Liberation Serif1" fo:language="ru" fo:country="RU" fo:font-style="normal" style:text-underline-style="none" fo:font-weight="normal" officeooo:rsid="076edd1a" style:font-name-asian="Liberation Mono" style:font-style-asian="normal" style:font-weight-asian="normal" style:font-name-complex="Liberation Mono" style:font-style-complex="normal" style:font-weight-complex="normal"/>
    </style:style>
    <style:style style:name="T731" style:family="text">
      <style:text-properties style:font-name="Liberation Serif1" fo:language="ru" fo:country="RU" fo:font-style="normal" style:text-underline-style="none" fo:font-weight="normal" officeooo:rsid="076f1124" style:font-name-asian="Liberation Mono" style:font-style-asian="normal" style:font-weight-asian="normal" style:font-name-complex="Liberation Mono" style:font-style-complex="normal" style:font-weight-complex="normal"/>
    </style:style>
    <style:style style:name="T732" style:family="text">
      <style:text-properties style:font-name="Liberation Serif1" fo:language="ru" fo:country="RU" fo:font-style="normal" style:text-underline-style="none" fo:font-weight="normal" officeooo:rsid="0770443c" style:font-name-asian="Liberation Mono" style:font-style-asian="normal" style:font-weight-asian="normal" style:font-name-complex="Liberation Mono" style:font-style-complex="normal" style:font-weight-complex="normal"/>
    </style:style>
    <style:style style:name="T733" style:family="text">
      <style:text-properties style:font-name="Liberation Serif1" fo:language="ru" fo:country="RU" fo:font-style="normal" style:text-underline-style="none" fo:font-weight="normal" officeooo:rsid="0770da4b" style:font-name-asian="Liberation Mono" style:font-style-asian="normal" style:font-weight-asian="normal" style:font-name-complex="Liberation Mono" style:font-style-complex="normal" style:font-weight-complex="normal"/>
    </style:style>
    <style:style style:name="T734" style:family="text">
      <style:text-properties style:font-name="Liberation Serif1" fo:language="ru" fo:country="RU" fo:font-style="normal" style:text-underline-style="none" fo:font-weight="normal" officeooo:rsid="07716f3d" style:font-name-asian="Liberation Mono" style:font-style-asian="normal" style:font-weight-asian="normal" style:font-name-complex="Liberation Mono" style:font-style-complex="normal" style:font-weight-complex="normal"/>
    </style:style>
    <style:style style:name="T735" style:family="text">
      <style:text-properties style:font-name="Liberation Serif1" fo:language="ru" fo:country="RU" fo:font-style="normal" style:text-underline-style="none" fo:font-weight="normal" officeooo:rsid="0771866b" style:font-name-asian="Liberation Mono" style:font-style-asian="normal" style:font-weight-asian="normal" style:font-name-complex="Liberation Mono" style:font-style-complex="normal" style:font-weight-complex="normal"/>
    </style:style>
    <style:style style:name="T736" style:family="text">
      <style:text-properties style:font-name="Liberation Serif1" fo:language="ru" fo:country="RU" fo:font-style="normal" style:text-underline-style="none" fo:font-weight="normal" officeooo:rsid="0772a56a" style:font-name-asian="Liberation Mono" style:font-style-asian="normal" style:font-weight-asian="normal" style:font-name-complex="Liberation Mono" style:font-style-complex="normal" style:font-weight-complex="normal"/>
    </style:style>
    <style:style style:name="T737" style:family="text">
      <style:text-properties style:font-name="Liberation Serif1" fo:language="ru" fo:country="RU" fo:font-style="normal" style:text-underline-style="none" fo:font-weight="normal" officeooo:rsid="0773e420" style:font-name-asian="Liberation Mono" style:font-style-asian="normal" style:font-weight-asian="normal" style:font-name-complex="Liberation Mono" style:font-style-complex="normal" style:font-weight-complex="normal"/>
    </style:style>
    <style:style style:name="T738" style:family="text">
      <style:text-properties style:font-name="Liberation Serif1" fo:language="ru" fo:country="RU" fo:font-style="normal" style:text-underline-style="none" fo:font-weight="normal" officeooo:rsid="07742073" style:font-name-asian="Liberation Mono" style:font-style-asian="normal" style:font-weight-asian="normal" style:font-name-complex="Liberation Mono" style:font-style-complex="normal" style:font-weight-complex="normal"/>
    </style:style>
    <style:style style:name="T739" style:family="text">
      <style:text-properties style:font-name="Liberation Serif1" fo:language="ru" fo:country="RU" fo:font-style="normal" style:text-underline-style="none" fo:font-weight="normal" officeooo:rsid="07746030" style:font-name-asian="Liberation Mono" style:font-style-asian="normal" style:font-weight-asian="normal" style:font-name-complex="Liberation Mono" style:font-style-complex="normal" style:font-weight-complex="normal"/>
    </style:style>
    <style:style style:name="T740" style:family="text">
      <style:text-properties style:font-name="Liberation Serif1" fo:language="ru" fo:country="RU" fo:font-style="normal" style:text-underline-style="none" fo:font-weight="normal" officeooo:rsid="0774e2e1" style:font-name-asian="Liberation Mono" style:font-style-asian="normal" style:font-weight-asian="normal" style:font-name-complex="Liberation Mono" style:font-style-complex="normal" style:font-weight-complex="normal"/>
    </style:style>
    <style:style style:name="T741" style:family="text">
      <style:text-properties style:font-name="Liberation Serif1" fo:language="ru" fo:country="RU" fo:font-style="normal" style:text-underline-style="none" fo:font-weight="normal" officeooo:rsid="07759356" style:font-name-asian="Liberation Mono" style:font-style-asian="normal" style:font-weight-asian="normal" style:font-name-complex="Liberation Mono" style:font-style-complex="normal" style:font-weight-complex="normal"/>
    </style:style>
    <style:style style:name="T742" style:family="text">
      <style:text-properties style:font-name="Liberation Serif1" fo:language="ru" fo:country="RU" fo:font-style="normal" style:text-underline-style="none" fo:font-weight="normal" officeooo:rsid="07768109" style:font-name-asian="Liberation Mono" style:font-style-asian="normal" style:font-weight-asian="normal" style:font-name-complex="Liberation Mono" style:font-style-complex="normal" style:font-weight-complex="normal"/>
    </style:style>
    <style:style style:name="T743" style:family="text">
      <style:text-properties style:font-name="Liberation Serif1" fo:language="ru" fo:country="RU" fo:font-style="normal" style:text-underline-style="none" fo:font-weight="normal" officeooo:rsid="07780787" style:font-name-asian="Liberation Mono" style:font-style-asian="normal" style:font-weight-asian="normal" style:font-name-complex="Liberation Mono" style:font-style-complex="normal" style:font-weight-complex="normal"/>
    </style:style>
    <style:style style:name="T744" style:family="text">
      <style:text-properties style:font-name="Liberation Serif1" fo:language="ru" fo:country="RU" fo:font-style="normal" style:text-underline-style="none" fo:font-weight="normal" officeooo:rsid="0778ea79" style:font-name-asian="Liberation Mono" style:font-style-asian="normal" style:font-weight-asian="normal" style:font-name-complex="Liberation Mono" style:font-style-complex="normal" style:font-weight-complex="normal"/>
    </style:style>
    <style:style style:name="T745" style:family="text">
      <style:text-properties style:font-name="Liberation Serif1" fo:language="ru" fo:country="RU" fo:font-style="normal" style:text-underline-style="none" fo:font-weight="normal" officeooo:rsid="07791942" style:font-name-asian="Liberation Mono" style:font-style-asian="normal" style:font-weight-asian="normal" style:font-name-complex="Liberation Mono" style:font-style-complex="normal" style:font-weight-complex="normal"/>
    </style:style>
    <style:style style:name="T746" style:family="text">
      <style:text-properties style:font-name="Liberation Serif1" fo:language="ru" fo:country="RU" fo:font-style="normal" style:text-underline-style="none" fo:font-weight="normal" officeooo:rsid="07795807" style:font-name-asian="Liberation Mono" style:font-style-asian="normal" style:font-weight-asian="normal" style:font-name-complex="Liberation Mono" style:font-style-complex="normal" style:font-weight-complex="normal"/>
    </style:style>
    <style:style style:name="T747" style:family="text">
      <style:text-properties style:font-name="Liberation Serif1" fo:language="ru" fo:country="RU" fo:font-style="normal" style:text-underline-style="none" fo:font-weight="normal" officeooo:rsid="0779e0fc" style:font-name-asian="Liberation Mono" style:font-style-asian="normal" style:font-weight-asian="normal" style:font-name-complex="Liberation Mono" style:font-style-complex="normal" style:font-weight-complex="normal"/>
    </style:style>
    <style:style style:name="T748" style:family="text">
      <style:text-properties style:font-name="Liberation Serif1" fo:language="ru" fo:country="RU" fo:font-style="normal" style:text-underline-style="none" fo:font-weight="normal" officeooo:rsid="077a5529" style:font-name-asian="Liberation Mono" style:font-style-asian="normal" style:font-weight-asian="normal" style:font-name-complex="Liberation Mono" style:font-style-complex="normal" style:font-weight-complex="normal"/>
    </style:style>
    <style:style style:name="T749" style:family="text">
      <style:text-properties style:font-name="Liberation Serif1" fo:language="ru" fo:country="RU" fo:font-style="normal" style:text-underline-style="none" fo:font-weight="normal" officeooo:rsid="077ad088" style:font-name-asian="Liberation Mono" style:font-style-asian="normal" style:font-weight-asian="normal" style:font-name-complex="Liberation Mono" style:font-style-complex="normal" style:font-weight-complex="normal"/>
    </style:style>
    <style:style style:name="T750" style:family="text">
      <style:text-properties style:font-name="Liberation Serif1" fo:language="ru" fo:country="RU" fo:font-style="normal" style:text-underline-style="none" fo:font-weight="normal" officeooo:rsid="077c3001" style:font-name-asian="Liberation Mono" style:font-style-asian="normal" style:font-weight-asian="normal" style:font-name-complex="Liberation Mono" style:font-style-complex="normal" style:font-weight-complex="normal"/>
    </style:style>
    <style:style style:name="T751" style:family="text">
      <style:text-properties style:font-name="Liberation Serif1" fo:language="ru" fo:country="RU" fo:font-style="normal" style:text-underline-style="none" fo:font-weight="normal" officeooo:rsid="077cb263" style:font-name-asian="Liberation Mono" style:font-style-asian="normal" style:font-weight-asian="normal" style:font-name-complex="Liberation Mono" style:font-style-complex="normal" style:font-weight-complex="normal"/>
    </style:style>
    <style:style style:name="T752" style:family="text">
      <style:text-properties style:font-name="Liberation Serif1" fo:language="ru" fo:country="RU" fo:font-style="normal" style:text-underline-style="none" fo:font-weight="normal" officeooo:rsid="077d7e52" style:font-name-asian="Liberation Mono" style:font-style-asian="normal" style:font-weight-asian="normal" style:font-name-complex="Liberation Mono" style:font-style-complex="normal" style:font-weight-complex="normal"/>
    </style:style>
    <style:style style:name="T753" style:family="text">
      <style:text-properties style:font-name="Liberation Serif1" fo:language="ru" fo:country="RU" fo:font-style="normal" style:text-underline-style="none" fo:font-weight="normal" officeooo:rsid="077f0e02" style:font-name-asian="Liberation Mono" style:font-style-asian="normal" style:font-weight-asian="normal" style:font-name-complex="Liberation Mono" style:font-style-complex="normal" style:font-weight-complex="normal"/>
    </style:style>
    <style:style style:name="T754" style:family="text">
      <style:text-properties style:font-name="Liberation Serif1" fo:language="ru" fo:country="RU" fo:font-style="normal" style:text-underline-style="none" fo:font-weight="normal" officeooo:rsid="07807ea2" style:font-name-asian="Liberation Mono" style:font-style-asian="normal" style:font-weight-asian="normal" style:font-name-complex="Liberation Mono" style:font-style-complex="normal" style:font-weight-complex="normal"/>
    </style:style>
    <style:style style:name="T755" style:family="text">
      <style:text-properties style:font-name="Liberation Serif1" fo:language="ru" fo:country="RU" fo:font-style="normal" style:text-underline-style="none" fo:font-weight="normal" officeooo:rsid="078107f7" style:font-name-asian="Liberation Mono" style:font-style-asian="normal" style:font-weight-asian="normal" style:font-name-complex="Liberation Mono" style:font-style-complex="normal" style:font-weight-complex="normal"/>
    </style:style>
    <style:style style:name="T756" style:family="text">
      <style:text-properties style:font-name="Liberation Serif1" fo:language="ru" fo:country="RU" fo:font-style="normal" style:text-underline-style="none" fo:font-weight="normal" officeooo:rsid="07818b3c" style:font-name-asian="Liberation Mono" style:font-style-asian="normal" style:font-weight-asian="normal" style:font-name-complex="Liberation Mono" style:font-style-complex="normal" style:font-weight-complex="normal"/>
    </style:style>
    <style:style style:name="T757" style:family="text">
      <style:text-properties style:font-name="Liberation Serif1" fo:language="ru" fo:country="RU" fo:font-style="normal" style:text-underline-style="none" fo:font-weight="normal" officeooo:rsid="07822ee5" style:font-name-asian="Liberation Mono" style:font-style-asian="normal" style:font-weight-asian="normal" style:font-name-complex="Liberation Mono" style:font-style-complex="normal" style:font-weight-complex="normal"/>
    </style:style>
    <style:style style:name="T758" style:family="text">
      <style:text-properties style:font-name="Liberation Serif1" fo:language="ru" fo:country="RU" fo:font-style="normal" style:text-underline-style="none" fo:font-weight="normal" officeooo:rsid="07826133" style:font-name-asian="Liberation Mono" style:font-style-asian="normal" style:font-weight-asian="normal" style:font-name-complex="Liberation Mono" style:font-style-complex="normal" style:font-weight-complex="normal"/>
    </style:style>
    <style:style style:name="T759" style:family="text">
      <style:text-properties style:font-name="Liberation Serif1" fo:language="ru" fo:country="RU" fo:font-style="normal" style:text-underline-style="none" fo:font-weight="normal" officeooo:rsid="0784220b" style:font-name-asian="Liberation Mono" style:font-style-asian="normal" style:font-weight-asian="normal" style:font-name-complex="Liberation Mono" style:font-style-complex="normal" style:font-weight-complex="normal"/>
    </style:style>
    <style:style style:name="T760" style:family="text">
      <style:text-properties style:font-name="Liberation Serif1" fo:language="ru" fo:country="RU" fo:font-style="normal" style:text-underline-style="none" fo:font-weight="normal" officeooo:rsid="078578ea" style:font-name-asian="Liberation Mono" style:font-style-asian="normal" style:font-weight-asian="normal" style:font-name-complex="Liberation Mono" style:font-style-complex="normal" style:font-weight-complex="normal"/>
    </style:style>
    <style:style style:name="T761" style:family="text">
      <style:text-properties style:font-name="Liberation Serif1" fo:language="ru" fo:country="RU" fo:font-style="normal" style:text-underline-style="none" fo:font-weight="normal" officeooo:rsid="0785dbf4" style:font-name-asian="Liberation Mono" style:font-style-asian="normal" style:font-weight-asian="normal" style:font-name-complex="Liberation Mono" style:font-style-complex="normal" style:font-weight-complex="normal"/>
    </style:style>
    <style:style style:name="T762" style:family="text">
      <style:text-properties style:font-name="Liberation Serif1" fo:language="ru" fo:country="RU" fo:font-style="normal" style:text-underline-style="none" fo:font-weight="normal" officeooo:rsid="0787381c" style:font-name-asian="Liberation Mono" style:font-style-asian="normal" style:font-weight-asian="normal" style:font-name-complex="Liberation Mono" style:font-style-complex="normal" style:font-weight-complex="normal"/>
    </style:style>
    <style:style style:name="T763" style:family="text">
      <style:text-properties style:font-name="Liberation Serif1" fo:language="ru" fo:country="RU" fo:font-style="normal" style:text-underline-style="none" fo:font-weight="normal" officeooo:rsid="07880b52" style:font-name-asian="Liberation Mono" style:font-style-asian="normal" style:font-weight-asian="normal" style:font-name-complex="Liberation Mono" style:font-style-complex="normal" style:font-weight-complex="normal"/>
    </style:style>
    <style:style style:name="T764" style:family="text">
      <style:text-properties style:font-name="Liberation Serif1" fo:language="ru" fo:country="RU" fo:font-style="normal" style:text-underline-style="none" fo:font-weight="normal" officeooo:rsid="07891aa8" style:font-name-asian="Liberation Mono" style:font-style-asian="normal" style:font-weight-asian="normal" style:font-name-complex="Liberation Mono" style:font-style-complex="normal" style:font-weight-complex="normal"/>
    </style:style>
    <style:style style:name="T765" style:family="text">
      <style:text-properties style:font-name="Liberation Serif1" fo:language="ru" fo:country="RU" fo:font-style="normal" style:text-underline-style="none" fo:font-weight="normal" officeooo:rsid="0789b60f" style:font-name-asian="Liberation Mono" style:font-style-asian="normal" style:font-weight-asian="normal" style:font-name-complex="Liberation Mono" style:font-style-complex="normal" style:font-weight-complex="normal"/>
    </style:style>
    <style:style style:name="T766" style:family="text">
      <style:text-properties style:font-name="Liberation Serif1" fo:language="ru" fo:country="RU" fo:font-style="normal" style:text-underline-style="none" fo:font-weight="normal" officeooo:rsid="078ab00b" style:font-name-asian="Liberation Mono" style:font-style-asian="normal" style:font-weight-asian="normal" style:font-name-complex="Liberation Mono" style:font-style-complex="normal" style:font-weight-complex="normal"/>
    </style:style>
    <style:style style:name="T767" style:family="text">
      <style:text-properties style:font-name="Liberation Serif1" fo:language="ru" fo:country="RU" fo:font-style="normal" style:text-underline-style="none" fo:font-weight="normal" officeooo:rsid="078c7007" style:font-name-asian="Liberation Mono" style:font-style-asian="normal" style:font-weight-asian="normal" style:font-name-complex="Liberation Mono" style:font-style-complex="normal" style:font-weight-complex="normal"/>
    </style:style>
    <style:style style:name="T768" style:family="text">
      <style:text-properties style:font-name="Liberation Serif1" fo:language="ru" fo:country="RU" fo:font-style="normal" style:text-underline-style="none" fo:font-weight="normal" officeooo:rsid="078e3b1f" style:font-name-asian="Liberation Mono" style:font-style-asian="normal" style:font-weight-asian="normal" style:font-name-complex="Liberation Mono" style:font-style-complex="normal" style:font-weight-complex="normal"/>
    </style:style>
    <style:style style:name="T769" style:family="text">
      <style:text-properties style:font-name="Liberation Serif1" fo:language="ru" fo:country="RU" fo:font-style="normal" style:text-underline-style="none" fo:font-weight="normal" officeooo:rsid="078f13f7" style:font-name-asian="Liberation Mono" style:font-style-asian="normal" style:font-weight-asian="normal" style:font-name-complex="Liberation Mono" style:font-style-complex="normal" style:font-weight-complex="normal"/>
    </style:style>
    <style:style style:name="T770" style:family="text">
      <style:text-properties style:font-name="Liberation Serif1" fo:language="ru" fo:country="RU" fo:font-style="normal" style:text-underline-style="none" fo:font-weight="normal" officeooo:rsid="0790a6e0" style:font-name-asian="Liberation Mono" style:font-style-asian="normal" style:font-weight-asian="normal" style:font-name-complex="Liberation Mono" style:font-style-complex="normal" style:font-weight-complex="normal"/>
    </style:style>
    <style:style style:name="T771" style:family="text">
      <style:text-properties style:font-name="Liberation Serif1" fo:language="ru" fo:country="RU" fo:font-style="normal" style:text-underline-style="none" fo:font-weight="normal" officeooo:rsid="07927bcb" style:font-name-asian="Liberation Mono" style:font-style-asian="normal" style:font-weight-asian="normal" style:font-name-complex="Liberation Mono" style:font-style-complex="normal" style:font-weight-complex="normal"/>
    </style:style>
    <style:style style:name="T772" style:family="text">
      <style:text-properties style:font-name="Liberation Serif1" fo:language="ru" fo:country="RU" fo:font-style="normal" style:text-underline-style="none" fo:font-weight="normal" officeooo:rsid="0794a854" style:font-name-asian="Liberation Mono" style:font-style-asian="normal" style:font-weight-asian="normal" style:font-name-complex="Liberation Mono" style:font-style-complex="normal" style:font-weight-complex="normal"/>
    </style:style>
    <style:style style:name="T773" style:family="text">
      <style:text-properties style:font-name="Liberation Serif1" fo:language="ru" fo:country="RU" fo:font-style="normal" style:text-underline-style="none" fo:font-weight="normal" officeooo:rsid="0796033f" style:font-name-asian="Liberation Mono" style:font-style-asian="normal" style:font-weight-asian="normal" style:font-name-complex="Liberation Mono" style:font-style-complex="normal" style:font-weight-complex="normal"/>
    </style:style>
    <style:style style:name="T774" style:family="text">
      <style:text-properties style:font-name="Liberation Serif1" fo:language="ru" fo:country="RU" fo:font-style="normal" style:text-underline-style="none" fo:font-weight="normal" officeooo:rsid="079783a3" style:font-name-asian="Liberation Mono" style:font-style-asian="normal" style:font-weight-asian="normal" style:font-name-complex="Liberation Mono" style:font-style-complex="normal" style:font-weight-complex="normal"/>
    </style:style>
    <style:style style:name="T775" style:family="text">
      <style:text-properties style:font-name="Liberation Serif1" fo:language="ru" fo:country="RU" fo:font-style="normal" style:text-underline-style="none" fo:font-weight="normal" officeooo:rsid="07978c6b" style:font-name-asian="Liberation Mono" style:font-style-asian="normal" style:font-weight-asian="normal" style:font-name-complex="Liberation Mono" style:font-style-complex="normal" style:font-weight-complex="normal"/>
    </style:style>
    <style:style style:name="T776" style:family="text">
      <style:text-properties style:font-name="Liberation Serif1" fo:language="ru" fo:country="RU" fo:font-style="normal" style:text-underline-style="none" fo:font-weight="normal" officeooo:rsid="07994829" style:font-name-asian="Liberation Mono" style:font-style-asian="normal" style:font-weight-asian="normal" style:font-name-complex="Liberation Mono" style:font-style-complex="normal" style:font-weight-complex="normal"/>
    </style:style>
    <style:style style:name="T777" style:family="text">
      <style:text-properties style:font-name="Liberation Serif1" fo:language="ru" fo:country="RU" fo:font-style="normal" style:text-underline-style="none" fo:font-weight="normal" officeooo:rsid="079ae9bc" style:font-name-asian="Liberation Mono" style:font-style-asian="normal" style:font-weight-asian="normal" style:font-name-complex="Liberation Mono" style:font-style-complex="normal" style:font-weight-complex="normal"/>
    </style:style>
    <style:style style:name="T778" style:family="text">
      <style:text-properties style:font-name="Liberation Serif1" fo:language="ru" fo:country="RU" fo:font-style="normal" style:text-underline-style="none" fo:font-weight="normal" officeooo:rsid="079c5ffe" style:font-name-asian="Liberation Mono" style:font-style-asian="normal" style:font-weight-asian="normal" style:font-name-complex="Liberation Mono" style:font-style-complex="normal" style:font-weight-complex="normal"/>
    </style:style>
    <style:style style:name="T779" style:family="text">
      <style:text-properties style:font-name="Liberation Serif1" fo:language="ru" fo:country="RU" fo:font-style="normal" style:text-underline-style="none" fo:font-weight="normal" officeooo:rsid="079db9bf" style:font-name-asian="Liberation Mono" style:font-style-asian="normal" style:font-weight-asian="normal" style:font-name-complex="Liberation Mono" style:font-style-complex="normal" style:font-weight-complex="normal"/>
    </style:style>
    <style:style style:name="T780" style:family="text">
      <style:text-properties style:font-name="Liberation Serif1" fo:language="ru" fo:country="RU" fo:font-style="normal" style:text-underline-style="none" fo:font-weight="normal" officeooo:rsid="079e0584" style:font-name-asian="Liberation Mono" style:font-style-asian="normal" style:font-weight-asian="normal" style:font-name-complex="Liberation Mono" style:font-style-complex="normal" style:font-weight-complex="normal"/>
    </style:style>
    <style:style style:name="T781" style:family="text">
      <style:text-properties style:font-name="Liberation Serif1" fo:language="ru" fo:country="RU" fo:font-style="normal" style:text-underline-style="none" fo:font-weight="normal" officeooo:rsid="079e2d49" style:font-name-asian="Liberation Mono" style:font-style-asian="normal" style:font-weight-asian="normal" style:font-name-complex="Liberation Mono" style:font-style-complex="normal" style:font-weight-complex="normal"/>
    </style:style>
    <style:style style:name="T782" style:family="text">
      <style:text-properties style:font-name="Liberation Serif1" fo:language="ru" fo:country="RU" fo:font-style="normal" style:text-underline-style="none" fo:font-weight="normal" officeooo:rsid="079f69d2" style:font-name-asian="Liberation Mono" style:font-style-asian="normal" style:font-weight-asian="normal" style:font-name-complex="Liberation Mono" style:font-style-complex="normal" style:font-weight-complex="normal"/>
    </style:style>
    <style:style style:name="T783" style:family="text">
      <style:text-properties style:font-name="Liberation Serif1" fo:language="ru" fo:country="RU" fo:font-style="normal" style:text-underline-style="none" fo:font-weight="normal" officeooo:rsid="079fb097" style:font-name-asian="Liberation Mono" style:font-style-asian="normal" style:font-weight-asian="normal" style:font-name-complex="Liberation Mono" style:font-style-complex="normal" style:font-weight-complex="normal"/>
    </style:style>
    <style:style style:name="T784" style:family="text">
      <style:text-properties style:font-name="Liberation Serif1" fo:language="ru" fo:country="RU" fo:font-style="normal" style:text-underline-style="none" fo:font-weight="normal" officeooo:rsid="07a1a381" style:font-name-asian="Liberation Mono" style:font-style-asian="normal" style:font-weight-asian="normal" style:font-name-complex="Liberation Mono" style:font-style-complex="normal" style:font-weight-complex="normal"/>
    </style:style>
    <style:style style:name="T785" style:family="text">
      <style:text-properties style:font-name="Liberation Serif1" fo:language="ru" fo:country="RU" fo:font-style="normal" style:text-underline-style="none" fo:font-weight="normal" officeooo:rsid="07a2f6c5" style:font-name-asian="Liberation Mono" style:font-style-asian="normal" style:font-weight-asian="normal" style:font-name-complex="Liberation Mono" style:font-style-complex="normal" style:font-weight-complex="normal"/>
    </style:style>
    <style:style style:name="T786" style:family="text">
      <style:text-properties style:font-name="Liberation Serif1" fo:language="ru" fo:country="RU" fo:font-style="normal" style:text-underline-style="none" fo:font-weight="normal" officeooo:rsid="07a33e1a" style:font-name-asian="Liberation Mono" style:font-style-asian="normal" style:font-weight-asian="normal" style:font-name-complex="Liberation Mono" style:font-style-complex="normal" style:font-weight-complex="normal"/>
    </style:style>
    <style:style style:name="T787" style:family="text">
      <style:text-properties style:font-name="Liberation Serif1" fo:language="ru" fo:country="RU" fo:font-style="normal" style:text-underline-style="none" fo:font-weight="normal" officeooo:rsid="07a46c26" style:font-name-asian="Liberation Mono" style:font-style-asian="normal" style:font-weight-asian="normal" style:font-name-complex="Liberation Mono" style:font-style-complex="normal" style:font-weight-complex="normal"/>
    </style:style>
    <style:style style:name="T788" style:family="text">
      <style:text-properties style:font-name="Liberation Serif1" fo:language="ru" fo:country="RU" fo:font-style="normal" style:text-underline-style="none" fo:font-weight="normal" officeooo:rsid="07a64656" style:font-name-asian="Liberation Mono" style:font-style-asian="normal" style:font-weight-asian="normal" style:font-name-complex="Liberation Mono" style:font-style-complex="normal" style:font-weight-complex="normal"/>
    </style:style>
    <style:style style:name="T789" style:family="text">
      <style:text-properties style:font-name="Liberation Serif1" fo:language="ru" fo:country="RU" fo:font-style="normal" style:text-underline-style="none" fo:font-weight="normal" officeooo:rsid="07a74728" style:font-name-asian="Liberation Mono" style:font-style-asian="normal" style:font-weight-asian="normal" style:font-name-complex="Liberation Mono" style:font-style-complex="normal" style:font-weight-complex="normal"/>
    </style:style>
    <style:style style:name="T790" style:family="text">
      <style:text-properties style:font-name="Liberation Serif1" fo:language="ru" fo:country="RU" fo:font-style="normal" style:text-underline-style="none" fo:font-weight="normal" officeooo:rsid="07a77275" style:font-name-asian="Liberation Mono" style:font-style-asian="normal" style:font-weight-asian="normal" style:font-name-complex="Liberation Mono" style:font-style-complex="normal" style:font-weight-complex="normal"/>
    </style:style>
    <style:style style:name="T791" style:family="text">
      <style:text-properties style:font-name="Liberation Serif1" fo:language="ru" fo:country="RU" fo:font-style="normal" style:text-underline-style="none" fo:font-weight="normal" officeooo:rsid="07a8c2a5" style:font-name-asian="Liberation Mono" style:font-style-asian="normal" style:font-weight-asian="normal" style:font-name-complex="Liberation Mono" style:font-style-complex="normal" style:font-weight-complex="normal"/>
    </style:style>
    <style:style style:name="T792" style:family="text">
      <style:text-properties style:font-name="Liberation Serif1" fo:language="ru" fo:country="RU" fo:font-style="normal" style:text-underline-style="none" fo:font-weight="normal" officeooo:rsid="07a92a19" style:font-name-asian="Liberation Mono" style:font-style-asian="normal" style:font-weight-asian="normal" style:font-name-complex="Liberation Mono" style:font-style-complex="normal" style:font-weight-complex="normal"/>
    </style:style>
    <style:style style:name="T793" style:family="text">
      <style:text-properties style:font-name="Liberation Serif1" fo:language="ru" fo:country="RU" fo:font-style="normal" style:text-underline-style="none" fo:font-weight="normal" officeooo:rsid="07aa64a9" style:font-name-asian="Liberation Mono" style:font-style-asian="normal" style:font-weight-asian="normal" style:font-name-complex="Liberation Mono" style:font-style-complex="normal" style:font-weight-complex="normal"/>
    </style:style>
    <style:style style:name="T794" style:family="text">
      <style:text-properties style:font-name="Liberation Serif1" fo:language="ru" fo:country="RU" fo:font-style="normal" style:text-underline-style="none" fo:font-weight="normal" officeooo:rsid="07aa772e" style:font-name-asian="Liberation Mono" style:font-style-asian="normal" style:font-weight-asian="normal" style:font-name-complex="Liberation Mono" style:font-style-complex="normal" style:font-weight-complex="normal"/>
    </style:style>
    <style:style style:name="T795" style:family="text">
      <style:text-properties style:font-name="Liberation Serif1" fo:language="ru" fo:country="RU" fo:font-style="normal" style:text-underline-style="none" fo:font-weight="normal" officeooo:rsid="07ab0e43" style:font-name-asian="Liberation Mono" style:font-style-asian="normal" style:font-weight-asian="normal" style:font-name-complex="Liberation Mono" style:font-style-complex="normal" style:font-weight-complex="normal"/>
    </style:style>
    <style:style style:name="T796" style:family="text">
      <style:text-properties style:font-name="Liberation Serif1" fo:language="ru" fo:country="RU" fo:font-style="normal" style:text-underline-style="none" fo:font-weight="normal" officeooo:rsid="07ac13b0" style:font-name-asian="Liberation Mono" style:font-style-asian="normal" style:font-weight-asian="normal" style:font-name-complex="Liberation Mono" style:font-style-complex="normal" style:font-weight-complex="normal"/>
    </style:style>
    <style:style style:name="T797" style:family="text">
      <style:text-properties style:font-name="Liberation Serif1" fo:language="ru" fo:country="RU" fo:font-style="normal" style:text-underline-style="none" fo:font-weight="normal" officeooo:rsid="07adc9e3" style:font-name-asian="Liberation Mono" style:font-style-asian="normal" style:font-weight-asian="normal" style:font-name-complex="Liberation Mono" style:font-style-complex="normal" style:font-weight-complex="normal"/>
    </style:style>
    <style:style style:name="T798" style:family="text">
      <style:text-properties style:font-name="Liberation Serif1" fo:language="ru" fo:country="RU" fo:font-style="normal" style:text-underline-style="none" fo:font-weight="normal" officeooo:rsid="07af5c8e" style:font-name-asian="Liberation Mono" style:font-style-asian="normal" style:font-weight-asian="normal" style:font-name-complex="Liberation Mono" style:font-style-complex="normal" style:font-weight-complex="normal"/>
    </style:style>
    <style:style style:name="T799" style:family="text">
      <style:text-properties style:font-name="Liberation Serif1" fo:language="ru" fo:country="RU" fo:font-style="normal" style:text-underline-style="none" fo:font-weight="normal" officeooo:rsid="07afed32" style:font-name-asian="Liberation Mono" style:font-style-asian="normal" style:font-weight-asian="normal" style:font-name-complex="Liberation Mono" style:font-style-complex="normal" style:font-weight-complex="normal"/>
    </style:style>
    <style:style style:name="T800" style:family="text">
      <style:text-properties style:font-name="Liberation Serif1" fo:language="ru" fo:country="RU" fo:font-style="normal" style:text-underline-style="none" fo:font-weight="normal" officeooo:rsid="07b0eebb" style:font-name-asian="Liberation Mono" style:font-style-asian="normal" style:font-weight-asian="normal" style:font-name-complex="Liberation Mono" style:font-style-complex="normal" style:font-weight-complex="normal"/>
    </style:style>
    <style:style style:name="T801" style:family="text">
      <style:text-properties style:font-name="Liberation Serif1" fo:language="ru" fo:country="RU" fo:font-style="normal" style:text-underline-style="none" fo:font-weight="normal" officeooo:rsid="07b20cc5" style:font-name-asian="Liberation Mono" style:font-style-asian="normal" style:font-weight-asian="normal" style:font-name-complex="Liberation Mono" style:font-style-complex="normal" style:font-weight-complex="normal"/>
    </style:style>
    <style:style style:name="T802" style:family="text">
      <style:text-properties style:font-name="Liberation Serif1" fo:language="ru" fo:country="RU" fo:font-style="normal" style:text-underline-style="none" fo:font-weight="normal" officeooo:rsid="07b32c49" style:font-name-asian="Liberation Mono" style:font-style-asian="normal" style:font-weight-asian="normal" style:font-name-complex="Liberation Mono" style:font-style-complex="normal" style:font-weight-complex="normal"/>
    </style:style>
    <style:style style:name="T803" style:family="text">
      <style:text-properties style:font-name="Liberation Serif1" fo:language="ru" fo:country="RU" fo:font-style="normal" style:text-underline-style="none" fo:font-weight="normal" officeooo:rsid="07b415ba" style:font-name-asian="Liberation Mono" style:font-style-asian="normal" style:font-weight-asian="normal" style:font-name-complex="Liberation Mono" style:font-style-complex="normal" style:font-weight-complex="normal"/>
    </style:style>
    <style:style style:name="T804" style:family="text">
      <style:text-properties style:font-name="Liberation Serif1" fo:language="ru" fo:country="RU" fo:font-style="normal" style:text-underline-style="none" fo:font-weight="normal" officeooo:rsid="07b4b00f" style:font-name-asian="Liberation Mono" style:font-style-asian="normal" style:font-weight-asian="normal" style:font-name-complex="Liberation Mono" style:font-style-complex="normal" style:font-weight-complex="normal"/>
    </style:style>
    <style:style style:name="T805" style:family="text">
      <style:text-properties style:font-name="Liberation Serif1" fo:language="ru" fo:country="RU" fo:font-style="normal" style:text-underline-style="none" fo:font-weight="normal" officeooo:rsid="07b648de" style:font-name-asian="Liberation Mono" style:font-style-asian="normal" style:font-weight-asian="normal" style:font-name-complex="Liberation Mono" style:font-style-complex="normal" style:font-weight-complex="normal"/>
    </style:style>
    <style:style style:name="T806" style:family="text">
      <style:text-properties style:font-name="Liberation Serif1" fo:language="ru" fo:country="RU" fo:font-style="normal" style:text-underline-style="none" fo:font-weight="normal" officeooo:rsid="07b781f9" style:font-name-asian="Liberation Mono" style:font-style-asian="normal" style:font-weight-asian="normal" style:font-name-complex="Liberation Mono" style:font-style-complex="normal" style:font-weight-complex="normal"/>
    </style:style>
    <style:style style:name="T807" style:family="text">
      <style:text-properties style:font-name="Liberation Serif1" fo:language="ru" fo:country="RU" fo:font-style="normal" style:text-underline-style="none" fo:font-weight="normal" officeooo:rsid="07b8a8dc" style:font-name-asian="Liberation Mono" style:font-style-asian="normal" style:font-weight-asian="normal" style:font-name-complex="Liberation Mono" style:font-style-complex="normal" style:font-weight-complex="normal"/>
    </style:style>
    <style:style style:name="T808" style:family="text">
      <style:text-properties style:font-name="Liberation Serif1" fo:language="ru" fo:country="RU" fo:font-style="normal" style:text-underline-style="none" fo:font-weight="normal" officeooo:rsid="07ba52b3" style:font-name-asian="Liberation Mono" style:font-style-asian="normal" style:font-weight-asian="normal" style:font-name-complex="Liberation Mono" style:font-style-complex="normal" style:font-weight-complex="normal"/>
    </style:style>
    <style:style style:name="T809" style:family="text">
      <style:text-properties style:font-name="Liberation Serif1" fo:language="ru" fo:country="RU" fo:font-style="normal" style:text-underline-style="none" fo:font-weight="normal" officeooo:rsid="07be4663" style:font-name-asian="Liberation Mono" style:font-style-asian="normal" style:font-weight-asian="normal" style:font-name-complex="Liberation Mono" style:font-style-complex="normal" style:font-weight-complex="normal"/>
    </style:style>
    <style:style style:name="T810" style:family="text">
      <style:text-properties style:font-name="Liberation Serif1" fo:language="ru" fo:country="RU" fo:font-style="normal" style:text-underline-style="none" fo:font-weight="normal" officeooo:rsid="07be7a29" style:font-name-asian="Liberation Mono" style:font-style-asian="normal" style:font-weight-asian="normal" style:font-name-complex="Liberation Mono" style:font-style-complex="normal" style:font-weight-complex="normal"/>
    </style:style>
    <style:style style:name="T811" style:family="text">
      <style:text-properties style:font-name="Liberation Serif1" fo:language="ru" fo:country="RU" fo:font-style="normal" style:text-underline-style="none" fo:font-weight="normal" officeooo:rsid="07bf697d" style:font-name-asian="Liberation Mono" style:font-style-asian="normal" style:font-weight-asian="normal" style:font-name-complex="Liberation Mono" style:font-style-complex="normal" style:font-weight-complex="normal"/>
    </style:style>
    <style:style style:name="T812" style:family="text">
      <style:text-properties style:font-name="Liberation Serif1" fo:language="ru" fo:country="RU" fo:font-style="normal" style:text-underline-style="none" fo:font-weight="normal" officeooo:rsid="07bfb08d" style:font-name-asian="Liberation Mono" style:font-style-asian="normal" style:font-weight-asian="normal" style:font-name-complex="Liberation Mono" style:font-style-complex="normal" style:font-weight-complex="normal"/>
    </style:style>
    <style:style style:name="T813" style:family="text">
      <style:text-properties style:font-name="Liberation Serif1" fo:language="ru" fo:country="RU" fo:font-style="normal" style:text-underline-style="none" fo:font-weight="normal" officeooo:rsid="07c03045" style:font-name-asian="Liberation Mono" style:font-style-asian="normal" style:font-weight-asian="normal" style:font-name-complex="Liberation Mono" style:font-style-complex="normal" style:font-weight-complex="normal"/>
    </style:style>
    <style:style style:name="T814" style:family="text">
      <style:text-properties style:font-name="Liberation Serif1" fo:language="ru" fo:country="RU" fo:font-style="normal" style:text-underline-style="none" fo:font-weight="normal" officeooo:rsid="07c35eb1" style:font-name-asian="Liberation Mono" style:font-style-asian="normal" style:font-weight-asian="normal" style:font-name-complex="Liberation Mono" style:font-style-complex="normal" style:font-weight-complex="normal"/>
    </style:style>
    <style:style style:name="T815" style:family="text">
      <style:text-properties style:font-name="Liberation Serif1" fo:language="ru" fo:country="RU" fo:font-style="normal" style:text-underline-style="none" fo:font-weight="normal" officeooo:rsid="07c3ab62" style:font-name-asian="Liberation Mono" style:font-style-asian="normal" style:font-weight-asian="normal" style:font-name-complex="Liberation Mono" style:font-style-complex="normal" style:font-weight-complex="normal"/>
    </style:style>
    <style:style style:name="T816" style:family="text">
      <style:text-properties style:font-name="Liberation Serif1" fo:language="ru" fo:country="RU" fo:font-style="normal" style:text-underline-style="none" fo:font-weight="normal" officeooo:rsid="07c4332c" style:font-name-asian="Liberation Mono" style:font-style-asian="normal" style:font-weight-asian="normal" style:font-name-complex="Liberation Mono" style:font-style-complex="normal" style:font-weight-complex="normal"/>
    </style:style>
    <style:style style:name="T817" style:family="text">
      <style:text-properties style:font-name="Liberation Serif1" fo:language="ru" fo:country="RU" fo:font-style="normal" style:text-underline-style="none" fo:font-weight="normal" officeooo:rsid="07c4d7c3" style:font-name-asian="Liberation Mono" style:font-style-asian="normal" style:font-weight-asian="normal" style:font-name-complex="Liberation Mono" style:font-style-complex="normal" style:font-weight-complex="normal"/>
    </style:style>
    <style:style style:name="T818" style:family="text">
      <style:text-properties style:font-name="Liberation Serif1" fo:language="ru" fo:country="RU" fo:font-style="normal" style:text-underline-style="none" fo:font-weight="normal" officeooo:rsid="07c6a08a" style:font-name-asian="Liberation Mono" style:font-style-asian="normal" style:font-weight-asian="normal" style:font-name-complex="Liberation Mono" style:font-style-complex="normal" style:font-weight-complex="normal"/>
    </style:style>
    <style:style style:name="T819" style:family="text">
      <style:text-properties style:font-name="Liberation Serif1" fo:language="ru" fo:country="RU" fo:font-style="normal" style:text-underline-style="none" fo:font-weight="normal" officeooo:rsid="07c73318" style:font-name-asian="Liberation Mono" style:font-style-asian="normal" style:font-weight-asian="normal" style:font-name-complex="Liberation Mono" style:font-style-complex="normal" style:font-weight-complex="normal"/>
    </style:style>
    <style:style style:name="T820" style:family="text">
      <style:text-properties style:font-name="Liberation Serif1" fo:language="ru" fo:country="RU" fo:font-style="normal" style:text-underline-style="none" fo:font-weight="normal" officeooo:rsid="07c9195f" style:font-name-asian="Liberation Mono" style:font-style-asian="normal" style:font-weight-asian="normal" style:font-name-complex="Liberation Mono" style:font-style-complex="normal" style:font-weight-complex="normal"/>
    </style:style>
    <style:style style:name="T821" style:family="text">
      <style:text-properties style:font-name="Liberation Serif1" fo:language="ru" fo:country="RU" fo:font-style="normal" style:text-underline-style="none" fo:font-weight="normal" officeooo:rsid="07cb0730" style:font-name-asian="Liberation Mono" style:font-style-asian="normal" style:font-weight-asian="normal" style:font-name-complex="Liberation Mono" style:font-style-complex="normal" style:font-weight-complex="normal"/>
    </style:style>
    <style:style style:name="T822" style:family="text">
      <style:text-properties style:font-name="Liberation Serif1" fo:language="ru" fo:country="RU" fo:font-style="normal" style:text-underline-style="none" fo:font-weight="normal" officeooo:rsid="07cc1e67" style:font-name-asian="Liberation Mono" style:font-style-asian="normal" style:font-weight-asian="normal" style:font-name-complex="Liberation Mono" style:font-style-complex="normal" style:font-weight-complex="normal"/>
    </style:style>
    <style:style style:name="T823" style:family="text">
      <style:text-properties style:font-name="Liberation Serif1" fo:language="ru" fo:country="RU" fo:font-style="normal" style:text-underline-style="none" fo:font-weight="normal" officeooo:rsid="07cd6b03" style:font-name-asian="Liberation Mono" style:font-style-asian="normal" style:font-weight-asian="normal" style:font-name-complex="Liberation Mono" style:font-style-complex="normal" style:font-weight-complex="normal"/>
    </style:style>
    <style:style style:name="T824" style:family="text">
      <style:text-properties style:font-name="Liberation Serif1" fo:language="ru" fo:country="RU" fo:font-style="normal" style:text-underline-style="none" fo:font-weight="normal" officeooo:rsid="07cf4328" style:font-name-asian="Liberation Mono" style:font-style-asian="normal" style:font-weight-asian="normal" style:font-name-complex="Liberation Mono" style:font-style-complex="normal" style:font-weight-complex="normal"/>
    </style:style>
    <style:style style:name="T825" style:family="text">
      <style:text-properties style:font-name="Liberation Serif1" fo:language="ru" fo:country="RU" fo:font-style="normal" style:text-underline-style="none" fo:font-weight="normal" officeooo:rsid="07d075c7" style:font-name-asian="Liberation Mono" style:font-style-asian="normal" style:font-weight-asian="normal" style:font-name-complex="Liberation Mono" style:font-style-complex="normal" style:font-weight-complex="normal"/>
    </style:style>
    <style:style style:name="T826" style:family="text">
      <style:text-properties style:font-name="Liberation Serif1" fo:language="ru" fo:country="RU" fo:font-style="normal" style:text-underline-style="none" fo:font-weight="normal" officeooo:rsid="07d48835" style:font-name-asian="Liberation Mono" style:font-style-asian="normal" style:font-weight-asian="normal" style:font-name-complex="Liberation Mono" style:font-style-complex="normal" style:font-weight-complex="normal"/>
    </style:style>
    <style:style style:name="T827" style:family="text">
      <style:text-properties style:font-name="Liberation Serif1" fo:language="ru" fo:country="RU" fo:font-style="normal" style:text-underline-style="none" fo:font-weight="normal" officeooo:rsid="07d65a64" style:font-name-asian="Liberation Mono" style:font-style-asian="normal" style:font-weight-asian="normal" style:font-name-complex="Liberation Mono" style:font-style-complex="normal" style:font-weight-complex="normal"/>
    </style:style>
    <style:style style:name="T828" style:family="text">
      <style:text-properties style:font-name="Liberation Serif1" fo:language="ru" fo:country="RU" fo:font-style="normal" style:text-underline-style="none" fo:font-weight="normal" officeooo:rsid="07d83376" style:font-name-asian="Liberation Mono" style:font-style-asian="normal" style:font-weight-asian="normal" style:font-name-complex="Liberation Mono" style:font-style-complex="normal" style:font-weight-complex="normal"/>
    </style:style>
    <style:style style:name="T829" style:family="text">
      <style:text-properties style:font-name="Liberation Serif1" fo:language="ru" fo:country="RU" fo:font-style="normal" style:text-underline-style="none" fo:font-weight="normal" officeooo:rsid="07d96b12" style:font-name-asian="Liberation Mono" style:font-style-asian="normal" style:font-weight-asian="normal" style:font-name-complex="Liberation Mono" style:font-style-complex="normal" style:font-weight-complex="normal"/>
    </style:style>
    <style:style style:name="T830" style:family="text">
      <style:text-properties style:font-name="Liberation Serif1" fo:language="ru" fo:country="RU" fo:font-style="normal" style:text-underline-style="none" fo:font-weight="normal" officeooo:rsid="07d9e9d9" style:font-name-asian="Liberation Mono" style:font-style-asian="normal" style:font-weight-asian="normal" style:font-name-complex="Liberation Mono" style:font-style-complex="normal" style:font-weight-complex="normal"/>
    </style:style>
    <style:style style:name="T831" style:family="text">
      <style:text-properties style:font-name="Liberation Serif1" fo:language="ru" fo:country="RU" fo:font-style="normal" style:text-underline-style="none" fo:font-weight="normal" officeooo:rsid="07dad60f" style:font-name-asian="Liberation Mono" style:font-style-asian="normal" style:font-weight-asian="normal" style:font-name-complex="Liberation Mono" style:font-style-complex="normal" style:font-weight-complex="normal"/>
    </style:style>
    <style:style style:name="T832" style:family="text">
      <style:text-properties style:font-name="Liberation Serif1" fo:language="ru" fo:country="RU" fo:font-style="normal" style:text-underline-style="none" fo:font-weight="normal" officeooo:rsid="07dae21e" style:font-name-asian="Liberation Mono" style:font-style-asian="normal" style:font-weight-asian="normal" style:font-name-complex="Liberation Mono" style:font-style-complex="normal" style:font-weight-complex="normal"/>
    </style:style>
    <style:style style:name="T833" style:family="text">
      <style:text-properties style:font-name="Liberation Serif1" fo:language="ru" fo:country="RU" fo:font-style="normal" style:text-underline-style="none" fo:font-weight="normal" officeooo:rsid="07db9321" style:font-name-asian="Liberation Mono" style:font-style-asian="normal" style:font-weight-asian="normal" style:font-name-complex="Liberation Mono" style:font-style-complex="normal" style:font-weight-complex="normal"/>
    </style:style>
    <style:style style:name="T834" style:family="text">
      <style:text-properties style:font-name="Liberation Serif1" fo:language="ru" fo:country="RU" fo:font-style="normal" style:text-underline-style="none" fo:font-weight="normal" officeooo:rsid="07dd7f6d" style:font-name-asian="Liberation Mono" style:font-style-asian="normal" style:font-weight-asian="normal" style:font-name-complex="Liberation Mono" style:font-style-complex="normal" style:font-weight-complex="normal"/>
    </style:style>
    <style:style style:name="T835" style:family="text">
      <style:text-properties style:font-name="Liberation Serif1" fo:language="ru" fo:country="RU" fo:font-style="normal" style:text-underline-style="none" fo:font-weight="normal" officeooo:rsid="07dded65" style:font-name-asian="Liberation Mono" style:font-style-asian="normal" style:font-weight-asian="normal" style:font-name-complex="Liberation Mono" style:font-style-complex="normal" style:font-weight-complex="normal"/>
    </style:style>
    <style:style style:name="T836" style:family="text">
      <style:text-properties style:font-name="Liberation Serif1" fo:language="ru" fo:country="RU" fo:font-style="normal" style:text-underline-style="none" fo:font-weight="normal" officeooo:rsid="07de4846" style:font-name-asian="Liberation Mono" style:font-style-asian="normal" style:font-weight-asian="normal" style:font-name-complex="Liberation Mono" style:font-style-complex="normal" style:font-weight-complex="normal"/>
    </style:style>
    <style:style style:name="T837" style:family="text">
      <style:text-properties style:font-name="Liberation Serif1" fo:language="ru" fo:country="RU" fo:font-style="normal" style:text-underline-style="none" fo:font-weight="normal" officeooo:rsid="07dfaf2b" style:font-name-asian="Liberation Mono" style:font-style-asian="normal" style:font-weight-asian="normal" style:font-name-complex="Liberation Mono" style:font-style-complex="normal" style:font-weight-complex="normal"/>
    </style:style>
    <style:style style:name="T838" style:family="text">
      <style:text-properties style:font-name="Liberation Serif1" fo:language="ru" fo:country="RU" fo:font-style="normal" style:text-underline-style="none" fo:font-weight="normal" officeooo:rsid="07e0e796" style:font-name-asian="Liberation Mono" style:font-style-asian="normal" style:font-weight-asian="normal" style:font-name-complex="Liberation Mono" style:font-style-complex="normal" style:font-weight-complex="normal"/>
    </style:style>
    <style:style style:name="T839" style:family="text">
      <style:text-properties style:font-name="Liberation Serif1" fo:language="ru" fo:country="RU" fo:font-style="normal" style:text-underline-style="none" fo:font-weight="normal" officeooo:rsid="07e21160" style:font-name-asian="Liberation Mono" style:font-style-asian="normal" style:font-weight-asian="normal" style:font-name-complex="Liberation Mono" style:font-style-complex="normal" style:font-weight-complex="normal"/>
    </style:style>
    <style:style style:name="T840" style:family="text">
      <style:text-properties style:font-name="Liberation Serif1" fo:language="ru" fo:country="RU" fo:font-style="normal" style:text-underline-style="none" fo:font-weight="normal" officeooo:rsid="07e3cdd6" style:font-name-asian="Liberation Mono" style:font-style-asian="normal" style:font-weight-asian="normal" style:font-name-complex="Liberation Mono" style:font-style-complex="normal" style:font-weight-complex="normal"/>
    </style:style>
    <style:style style:name="T841" style:family="text">
      <style:text-properties style:font-name="Liberation Serif1" fo:language="ru" fo:country="RU" fo:font-style="normal" style:text-underline-style="none" fo:font-weight="normal" officeooo:rsid="07e59571" style:font-name-asian="Liberation Mono" style:font-style-asian="normal" style:font-weight-asian="normal" style:font-name-complex="Liberation Mono" style:font-style-complex="normal" style:font-weight-complex="normal"/>
    </style:style>
    <style:style style:name="T842" style:family="text">
      <style:text-properties style:font-name="Liberation Serif1" fo:language="ru" fo:country="RU" fo:font-style="normal" style:text-underline-style="none" fo:font-weight="normal" officeooo:rsid="07e6bff1" style:font-name-asian="Liberation Mono" style:font-style-asian="normal" style:font-weight-asian="normal" style:font-name-complex="Liberation Mono" style:font-style-complex="normal" style:font-weight-complex="normal"/>
    </style:style>
    <style:style style:name="T843" style:family="text">
      <style:text-properties style:font-name="Liberation Serif1" fo:language="ru" fo:country="RU" fo:font-style="normal" style:text-underline-style="none" fo:font-weight="normal" officeooo:rsid="07e89d64" style:font-name-asian="Liberation Mono" style:font-style-asian="normal" style:font-weight-asian="normal" style:font-name-complex="Liberation Mono" style:font-style-complex="normal" style:font-weight-complex="normal"/>
    </style:style>
    <style:style style:name="T844" style:family="text">
      <style:text-properties style:font-name="Liberation Serif1" fo:language="ru" fo:country="RU" fo:font-style="normal" style:text-underline-style="none" fo:font-weight="normal" officeooo:rsid="07e99f69" style:font-name-asian="Liberation Mono" style:font-style-asian="normal" style:font-weight-asian="normal" style:font-name-complex="Liberation Mono" style:font-style-complex="normal" style:font-weight-complex="normal"/>
    </style:style>
    <style:style style:name="T845" style:family="text">
      <style:text-properties style:font-name="Liberation Serif1" fo:language="ru" fo:country="RU" fo:font-style="normal" style:text-underline-style="none" fo:font-weight="normal" officeooo:rsid="07eb00dd" style:font-name-asian="Liberation Mono" style:font-style-asian="normal" style:font-weight-asian="normal" style:font-name-complex="Liberation Mono" style:font-style-complex="normal" style:font-weight-complex="normal"/>
    </style:style>
    <style:style style:name="T846" style:family="text">
      <style:text-properties style:font-name="Liberation Serif1" fo:language="ru" fo:country="RU" fo:font-style="normal" style:text-underline-style="none" fo:font-weight="normal" officeooo:rsid="07ec34b9" style:font-name-asian="Liberation Mono" style:font-style-asian="normal" style:font-weight-asian="normal" style:font-name-complex="Liberation Mono" style:font-style-complex="normal" style:font-weight-complex="normal"/>
    </style:style>
    <style:style style:name="T847" style:family="text">
      <style:text-properties style:font-name="Liberation Serif1" fo:language="ru" fo:country="RU" fo:font-style="normal" style:text-underline-style="none" fo:font-weight="normal" officeooo:rsid="07eddd08" style:font-name-asian="Liberation Mono" style:font-style-asian="normal" style:font-weight-asian="normal" style:font-name-complex="Liberation Mono" style:font-style-complex="normal" style:font-weight-complex="normal"/>
    </style:style>
    <style:style style:name="T848" style:family="text">
      <style:text-properties style:font-name="Liberation Serif1" fo:language="ru" fo:country="RU" fo:font-style="normal" style:text-underline-style="none" fo:font-weight="normal" officeooo:rsid="07efc6bf" style:font-name-asian="Liberation Mono" style:font-style-asian="normal" style:font-weight-asian="normal" style:font-name-complex="Liberation Mono" style:font-style-complex="normal" style:font-weight-complex="normal"/>
    </style:style>
    <style:style style:name="T849" style:family="text">
      <style:text-properties style:font-name="Liberation Serif1" fo:language="ru" fo:country="RU" fo:font-style="normal" style:text-underline-style="none" fo:font-weight="normal" officeooo:rsid="07f00c32" style:font-name-asian="Liberation Mono" style:font-style-asian="normal" style:font-weight-asian="normal" style:font-name-complex="Liberation Mono" style:font-style-complex="normal" style:font-weight-complex="normal"/>
    </style:style>
    <style:style style:name="T850" style:family="text">
      <style:text-properties style:font-name="Liberation Serif1" fo:language="ru" fo:country="RU" fo:font-style="normal" style:text-underline-style="none" fo:font-weight="normal" officeooo:rsid="07f06d70" style:font-name-asian="Liberation Mono" style:font-style-asian="normal" style:font-weight-asian="normal" style:font-name-complex="Liberation Mono" style:font-style-complex="normal" style:font-weight-complex="normal"/>
    </style:style>
    <style:style style:name="T851" style:family="text">
      <style:text-properties style:font-name="Liberation Serif1" fo:language="ru" fo:country="RU" fo:font-style="normal" style:text-underline-style="none" fo:font-weight="normal" officeooo:rsid="07f2284d" style:font-name-asian="Liberation Mono" style:font-style-asian="normal" style:font-weight-asian="normal" style:font-name-complex="Liberation Mono" style:font-style-complex="normal" style:font-weight-complex="normal"/>
    </style:style>
    <style:style style:name="T852" style:family="text">
      <style:text-properties style:font-name="Liberation Serif1" fo:language="ru" fo:country="RU" fo:font-style="normal" style:text-underline-style="none" fo:font-weight="normal" officeooo:rsid="07f290b6" style:font-name-asian="Liberation Mono" style:font-style-asian="normal" style:font-weight-asian="normal" style:font-name-complex="Liberation Mono" style:font-style-complex="normal" style:font-weight-complex="normal"/>
    </style:style>
    <style:style style:name="T853" style:family="text">
      <style:text-properties style:font-name="Liberation Serif1" fo:language="ru" fo:country="RU" fo:font-style="normal" style:text-underline-style="none" fo:font-weight="normal" officeooo:rsid="07f301a6" style:font-name-asian="Liberation Mono" style:font-style-asian="normal" style:font-weight-asian="normal" style:font-name-complex="Liberation Mono" style:font-style-complex="normal" style:font-weight-complex="normal"/>
    </style:style>
    <style:style style:name="T854" style:family="text">
      <style:text-properties style:font-name="Liberation Serif1" fo:language="ru" fo:country="RU" fo:font-style="normal" style:text-underline-style="none" fo:font-weight="normal" officeooo:rsid="07f3a367" style:font-name-asian="Liberation Mono" style:font-style-asian="normal" style:font-weight-asian="normal" style:font-name-complex="Liberation Mono" style:font-style-complex="normal" style:font-weight-complex="normal"/>
    </style:style>
    <style:style style:name="T855" style:family="text">
      <style:text-properties style:font-name="Liberation Serif1" fo:language="ru" fo:country="RU" fo:font-style="normal" style:text-underline-style="none" fo:font-weight="normal" officeooo:rsid="07f41a7d" style:font-name-asian="Liberation Mono" style:font-style-asian="normal" style:font-weight-asian="normal" style:font-name-complex="Liberation Mono" style:font-style-complex="normal" style:font-weight-complex="normal"/>
    </style:style>
    <style:style style:name="T856" style:family="text">
      <style:text-properties style:font-name="Liberation Serif1" fo:language="ru" fo:country="RU" fo:font-style="normal" style:text-underline-style="none" fo:font-weight="normal" officeooo:rsid="07f4bc64" style:font-name-asian="Liberation Mono" style:font-style-asian="normal" style:font-weight-asian="normal" style:font-name-complex="Liberation Mono" style:font-style-complex="normal" style:font-weight-complex="normal"/>
    </style:style>
    <style:style style:name="T857" style:family="text">
      <style:text-properties style:font-name="Liberation Serif1" fo:language="ru" fo:country="RU" fo:font-style="normal" style:text-underline-style="none" fo:font-weight="normal" officeooo:rsid="07f540b1" style:font-name-asian="Liberation Mono" style:font-style-asian="normal" style:font-weight-asian="normal" style:font-name-complex="Liberation Mono" style:font-style-complex="normal" style:font-weight-complex="normal"/>
    </style:style>
    <style:style style:name="T858" style:family="text">
      <style:text-properties style:font-name="Liberation Serif1" fo:language="ru" fo:country="RU" fo:font-style="normal" style:text-underline-style="none" fo:font-weight="normal" officeooo:rsid="07f5d983" style:font-name-asian="Liberation Mono" style:font-style-asian="normal" style:font-weight-asian="normal" style:font-name-complex="Liberation Mono" style:font-style-complex="normal" style:font-weight-complex="normal"/>
    </style:style>
    <style:style style:name="T859" style:family="text">
      <style:text-properties style:font-name="Liberation Serif1" fo:language="ru" fo:country="RU" fo:font-style="normal" style:text-underline-style="none" fo:font-weight="normal" officeooo:rsid="07f60cc6" style:font-name-asian="Liberation Mono" style:font-style-asian="normal" style:font-weight-asian="normal" style:font-name-complex="Liberation Mono" style:font-style-complex="normal" style:font-weight-complex="normal"/>
    </style:style>
    <style:style style:name="T860" style:family="text">
      <style:text-properties style:font-name="Liberation Serif1" fo:language="ru" fo:country="RU" fo:font-style="normal" style:text-underline-style="none" fo:font-weight="normal" officeooo:rsid="07f7c0b1" style:font-name-asian="Liberation Mono" style:font-style-asian="normal" style:font-weight-asian="normal" style:font-name-complex="Liberation Mono" style:font-style-complex="normal" style:font-weight-complex="normal"/>
    </style:style>
    <style:style style:name="T861" style:family="text">
      <style:text-properties style:font-name="Liberation Serif1" fo:language="ru" fo:country="RU" fo:font-style="normal" style:text-underline-style="none" fo:font-weight="normal" officeooo:rsid="07f7c460" style:font-name-asian="Liberation Mono" style:font-style-asian="normal" style:font-weight-asian="normal" style:font-name-complex="Liberation Mono" style:font-style-complex="normal" style:font-weight-complex="normal"/>
    </style:style>
    <style:style style:name="T862" style:family="text">
      <style:text-properties style:font-name="Liberation Serif1" fo:language="ru" fo:country="RU" fo:font-style="normal" style:text-underline-style="none" fo:font-weight="normal" officeooo:rsid="07f935c3" style:font-name-asian="Liberation Mono" style:font-style-asian="normal" style:font-weight-asian="normal" style:font-name-complex="Liberation Mono" style:font-style-complex="normal" style:font-weight-complex="normal"/>
    </style:style>
    <style:style style:name="T863" style:family="text">
      <style:text-properties style:font-name="Liberation Serif1" fo:language="ru" fo:country="RU" fo:font-style="normal" style:text-underline-style="none" fo:font-weight="normal" officeooo:rsid="07fc350b" style:font-name-asian="Liberation Mono" style:font-style-asian="normal" style:font-weight-asian="normal" style:font-name-complex="Liberation Mono" style:font-style-complex="normal" style:font-weight-complex="normal"/>
    </style:style>
    <style:style style:name="T864" style:family="text">
      <style:text-properties style:font-name="Liberation Serif1" fo:language="ru" fo:country="RU" fo:font-style="normal" style:text-underline-style="none" fo:font-weight="normal" officeooo:rsid="07fdb878" style:font-name-asian="Liberation Mono" style:font-style-asian="normal" style:font-weight-asian="normal" style:font-name-complex="Liberation Mono" style:font-style-complex="normal" style:font-weight-complex="normal"/>
    </style:style>
    <style:style style:name="T865" style:family="text">
      <style:text-properties style:font-name="Liberation Serif1" fo:language="ru" fo:country="RU" fo:font-style="normal" style:text-underline-style="none" fo:font-weight="normal" officeooo:rsid="07fed49b" style:font-name-asian="Liberation Mono" style:font-style-asian="normal" style:font-weight-asian="normal" style:font-name-complex="Liberation Mono" style:font-style-complex="normal" style:font-weight-complex="normal"/>
    </style:style>
    <style:style style:name="T866" style:family="text">
      <style:text-properties style:font-name="Liberation Serif1" fo:language="ru" fo:country="RU" fo:font-style="normal" style:text-underline-style="none" fo:font-weight="normal" officeooo:rsid="08005efa" style:font-name-asian="Liberation Mono" style:font-style-asian="normal" style:font-weight-asian="normal" style:font-name-complex="Liberation Mono" style:font-style-complex="normal" style:font-weight-complex="normal"/>
    </style:style>
    <style:style style:name="T867" style:family="text">
      <style:text-properties style:font-name="Liberation Serif1" fo:language="ru" fo:country="RU" fo:font-style="normal" style:text-underline-style="none" fo:font-weight="normal" officeooo:rsid="08022476" style:font-name-asian="Liberation Mono" style:font-style-asian="normal" style:font-weight-asian="normal" style:font-name-complex="Liberation Mono" style:font-style-complex="normal" style:font-weight-complex="normal"/>
    </style:style>
    <style:style style:name="T868" style:family="text">
      <style:text-properties style:font-name="Liberation Serif1" fo:language="ru" fo:country="RU" fo:font-style="normal" style:text-underline-style="none" fo:font-weight="normal" officeooo:rsid="0802f6a7" style:font-name-asian="Liberation Mono" style:font-style-asian="normal" style:font-weight-asian="normal" style:font-name-complex="Liberation Mono" style:font-style-complex="normal" style:font-weight-complex="normal"/>
    </style:style>
    <style:style style:name="T869" style:family="text">
      <style:text-properties style:font-name="Liberation Serif1" fo:language="ru" fo:country="RU" fo:font-style="normal" style:text-underline-style="none" fo:font-weight="normal" officeooo:rsid="080320b2" style:font-name-asian="Liberation Mono" style:font-style-asian="normal" style:font-weight-asian="normal" style:font-name-complex="Liberation Mono" style:font-style-complex="normal" style:font-weight-complex="normal"/>
    </style:style>
    <style:style style:name="T870" style:family="text">
      <style:text-properties style:font-name="Liberation Serif1" fo:language="ru" fo:country="RU" fo:font-style="normal" style:text-underline-style="none" fo:font-weight="normal" officeooo:rsid="0803e908" style:font-name-asian="Liberation Mono" style:font-style-asian="normal" style:font-weight-asian="normal" style:font-name-complex="Liberation Mono" style:font-style-complex="normal" style:font-weight-complex="normal"/>
    </style:style>
    <style:style style:name="T871" style:family="text">
      <style:text-properties style:font-name="Liberation Serif1" fo:language="ru" fo:country="RU" fo:font-style="normal" style:text-underline-style="none" fo:font-weight="normal" officeooo:rsid="08042a97" style:font-name-asian="Liberation Mono" style:font-style-asian="normal" style:font-weight-asian="normal" style:font-name-complex="Liberation Mono" style:font-style-complex="normal" style:font-weight-complex="normal"/>
    </style:style>
    <style:style style:name="T872" style:family="text">
      <style:text-properties style:font-name="Liberation Serif1" fo:language="ru" fo:country="RU" fo:font-style="normal" style:text-underline-style="none" fo:font-weight="normal" officeooo:rsid="0805b367" style:font-name-asian="Liberation Mono" style:font-style-asian="normal" style:font-weight-asian="normal" style:font-name-complex="Liberation Mono" style:font-style-complex="normal" style:font-weight-complex="normal"/>
    </style:style>
    <style:style style:name="T873" style:family="text">
      <style:text-properties style:font-name="Liberation Serif1" fo:language="ru" fo:country="RU" fo:font-style="normal" style:text-underline-style="none" fo:font-weight="normal" officeooo:rsid="0806af43" style:font-name-asian="Liberation Mono" style:font-style-asian="normal" style:font-weight-asian="normal" style:font-name-complex="Liberation Mono" style:font-style-complex="normal" style:font-weight-complex="normal"/>
    </style:style>
    <style:style style:name="T874" style:family="text">
      <style:text-properties style:font-name="Liberation Serif1" fo:language="ru" fo:country="RU" fo:font-style="normal" style:text-underline-style="none" fo:font-weight="normal" officeooo:rsid="0808950f" style:font-name-asian="Liberation Mono" style:font-style-asian="normal" style:font-weight-asian="normal" style:font-name-complex="Liberation Mono" style:font-style-complex="normal" style:font-weight-complex="normal"/>
    </style:style>
    <style:style style:name="T875" style:family="text">
      <style:text-properties style:font-name="Liberation Serif1" fo:language="ru" fo:country="RU" fo:font-style="normal" style:text-underline-style="none" fo:font-weight="normal" officeooo:rsid="080a06c7" style:font-name-asian="Liberation Mono" style:font-style-asian="normal" style:font-weight-asian="normal" style:font-name-complex="Liberation Mono" style:font-style-complex="normal" style:font-weight-complex="normal"/>
    </style:style>
    <style:style style:name="T876" style:family="text">
      <style:text-properties style:font-name="Liberation Serif1" fo:language="ru" fo:country="RU" fo:font-style="normal" style:text-underline-style="none" fo:font-weight="normal" officeooo:rsid="080b4c7d" style:font-name-asian="Liberation Mono" style:font-style-asian="normal" style:font-weight-asian="normal" style:font-name-complex="Liberation Mono" style:font-style-complex="normal" style:font-weight-complex="normal"/>
    </style:style>
    <style:style style:name="T877" style:family="text">
      <style:text-properties style:font-name="Liberation Serif1" fo:language="ru" fo:country="RU" fo:font-style="normal" style:text-underline-style="none" fo:font-weight="normal" officeooo:rsid="080bd22a" style:font-name-asian="Liberation Mono" style:font-style-asian="normal" style:font-weight-asian="normal" style:font-name-complex="Liberation Mono" style:font-style-complex="normal" style:font-weight-complex="normal"/>
    </style:style>
    <style:style style:name="T878" style:family="text">
      <style:text-properties style:font-name="Liberation Serif1" fo:language="ru" fo:country="RU" fo:font-style="normal" style:text-underline-style="none" fo:font-weight="normal" officeooo:rsid="080be57e" style:font-name-asian="Liberation Mono" style:font-style-asian="normal" style:font-weight-asian="normal" style:font-name-complex="Liberation Mono" style:font-style-complex="normal" style:font-weight-complex="normal"/>
    </style:style>
    <style:style style:name="T879" style:family="text">
      <style:text-properties style:font-name="Liberation Serif1" fo:language="ru" fo:country="RU" fo:font-style="normal" style:text-underline-style="none" fo:font-weight="normal" officeooo:rsid="080c8b6b" style:font-name-asian="Liberation Mono" style:font-style-asian="normal" style:font-weight-asian="normal" style:font-name-complex="Liberation Mono" style:font-style-complex="normal" style:font-weight-complex="normal"/>
    </style:style>
    <style:style style:name="T880" style:family="text">
      <style:text-properties style:font-name="Liberation Serif1" fo:language="ru" fo:country="RU" fo:font-style="normal" style:text-underline-style="none" fo:font-weight="normal" officeooo:rsid="080e06ac" style:font-name-asian="Liberation Mono" style:font-style-asian="normal" style:font-weight-asian="normal" style:font-name-complex="Liberation Mono" style:font-style-complex="normal" style:font-weight-complex="normal"/>
    </style:style>
    <style:style style:name="T881" style:family="text">
      <style:text-properties style:font-name="Liberation Serif1" fo:language="ru" fo:country="RU" fo:font-style="normal" style:text-underline-style="none" fo:font-weight="normal" officeooo:rsid="080e4609" style:font-name-asian="Liberation Mono" style:font-style-asian="normal" style:font-weight-asian="normal" style:font-name-complex="Liberation Mono" style:font-style-complex="normal" style:font-weight-complex="normal"/>
    </style:style>
    <style:style style:name="T882" style:family="text">
      <style:text-properties style:font-name="Liberation Serif1" fo:language="ru" fo:country="RU" fo:font-style="normal" style:text-underline-style="none" fo:font-weight="normal" officeooo:rsid="080f87c1" style:font-name-asian="Liberation Mono" style:font-style-asian="normal" style:font-weight-asian="normal" style:font-name-complex="Liberation Mono" style:font-style-complex="normal" style:font-weight-complex="normal"/>
    </style:style>
    <style:style style:name="T883" style:family="text">
      <style:text-properties style:font-name="Liberation Serif1" fo:language="ru" fo:country="RU" fo:font-style="normal" style:text-underline-style="none" fo:font-weight="normal" officeooo:rsid="0810c9ae" style:font-name-asian="Liberation Mono" style:font-style-asian="normal" style:font-weight-asian="normal" style:font-name-complex="Liberation Mono" style:font-style-complex="normal" style:font-weight-complex="normal"/>
    </style:style>
    <style:style style:name="T884" style:family="text">
      <style:text-properties style:font-name="Liberation Serif1" fo:language="ru" fo:country="RU" fo:font-style="normal" style:text-underline-style="none" fo:font-weight="normal" officeooo:rsid="0812a1d0" style:font-name-asian="Liberation Mono" style:font-style-asian="normal" style:font-weight-asian="normal" style:font-name-complex="Liberation Mono" style:font-style-complex="normal" style:font-weight-complex="normal"/>
    </style:style>
    <style:style style:name="T885" style:family="text">
      <style:text-properties style:font-name="Liberation Serif1" fo:language="ru" fo:country="RU" fo:font-style="normal" style:text-underline-style="none" fo:font-weight="normal" officeooo:rsid="081382db" style:font-name-asian="Liberation Mono" style:font-style-asian="normal" style:font-weight-asian="normal" style:font-name-complex="Liberation Mono" style:font-style-complex="normal" style:font-weight-complex="normal"/>
    </style:style>
    <style:style style:name="T886" style:family="text">
      <style:text-properties style:font-name="Liberation Serif1" fo:language="ru" fo:country="RU" fo:font-style="normal" style:text-underline-style="none" fo:font-weight="normal" officeooo:rsid="0814a13a" style:font-name-asian="Liberation Mono" style:font-style-asian="normal" style:font-weight-asian="normal" style:font-name-complex="Liberation Mono" style:font-style-complex="normal" style:font-weight-complex="normal"/>
    </style:style>
    <style:style style:name="T887" style:family="text">
      <style:text-properties style:font-name="Liberation Serif1" fo:language="ru" fo:country="RU" fo:font-style="normal" style:text-underline-style="none" fo:font-weight="normal" officeooo:rsid="08160aca" style:font-name-asian="Liberation Mono" style:font-style-asian="normal" style:font-weight-asian="normal" style:font-name-complex="Liberation Mono" style:font-style-complex="normal" style:font-weight-complex="normal"/>
    </style:style>
    <style:style style:name="T888" style:family="text">
      <style:text-properties style:font-name="Liberation Serif1" fo:language="ru" fo:country="RU" fo:font-style="normal" style:text-underline-style="none" fo:font-weight="normal" officeooo:rsid="08176f04" style:font-name-asian="Liberation Mono" style:font-style-asian="normal" style:font-weight-asian="normal" style:font-name-complex="Liberation Mono" style:font-style-complex="normal" style:font-weight-complex="normal"/>
    </style:style>
    <style:style style:name="T889" style:family="text">
      <style:text-properties style:font-name="Liberation Serif1" fo:language="ru" fo:country="RU" fo:font-style="normal" style:text-underline-style="none" fo:font-weight="normal" officeooo:rsid="08179223" style:font-name-asian="Liberation Mono" style:font-style-asian="normal" style:font-weight-asian="normal" style:font-name-complex="Liberation Mono" style:font-style-complex="normal" style:font-weight-complex="normal"/>
    </style:style>
    <style:style style:name="T890" style:family="text">
      <style:text-properties style:font-name="Liberation Serif1" fo:language="ru" fo:country="RU" fo:font-style="normal" style:text-underline-style="none" fo:font-weight="normal" officeooo:rsid="0818e290" style:font-name-asian="Liberation Mono" style:font-style-asian="normal" style:font-weight-asian="normal" style:font-name-complex="Liberation Mono" style:font-style-complex="normal" style:font-weight-complex="normal"/>
    </style:style>
    <style:style style:name="T891" style:family="text">
      <style:text-properties style:font-name="Liberation Serif1" fo:language="ru" fo:country="RU" fo:font-style="normal" style:text-underline-style="none" fo:font-weight="normal" officeooo:rsid="081bd803" style:font-name-asian="Liberation Mono" style:font-style-asian="normal" style:font-weight-asian="normal" style:font-name-complex="Liberation Mono" style:font-style-complex="normal" style:font-weight-complex="normal"/>
    </style:style>
    <style:style style:name="T892" style:family="text">
      <style:text-properties style:font-name="Liberation Serif1" fo:language="ru" fo:country="RU" fo:font-style="normal" style:text-underline-style="none" fo:font-weight="normal" officeooo:rsid="081d00db" style:font-name-asian="Liberation Mono" style:font-style-asian="normal" style:font-weight-asian="normal" style:font-name-complex="Liberation Mono" style:font-style-complex="normal" style:font-weight-complex="normal"/>
    </style:style>
    <style:style style:name="T893" style:family="text">
      <style:text-properties style:font-name="Liberation Serif1" fo:language="ru" fo:country="RU" fo:font-style="normal" style:text-underline-style="none" fo:font-weight="normal" officeooo:rsid="081ef18a" style:font-name-asian="Liberation Mono" style:font-style-asian="normal" style:font-weight-asian="normal" style:font-name-complex="Liberation Mono" style:font-style-complex="normal" style:font-weight-complex="normal"/>
    </style:style>
    <style:style style:name="T894" style:family="text">
      <style:text-properties style:font-name="Liberation Serif1" fo:language="ru" fo:country="RU" fo:font-style="normal" style:text-underline-style="none" fo:font-weight="normal" officeooo:rsid="0820ac8d" style:font-name-asian="Liberation Mono" style:font-style-asian="normal" style:font-weight-asian="normal" style:font-name-complex="Liberation Mono" style:font-style-complex="normal" style:font-weight-complex="normal"/>
    </style:style>
    <style:style style:name="T895" style:family="text">
      <style:text-properties style:font-name="Liberation Serif1" fo:language="ru" fo:country="RU" fo:font-style="normal" style:text-underline-style="none" fo:font-weight="normal" officeooo:rsid="0820c26b" style:font-name-asian="Liberation Mono" style:font-style-asian="normal" style:font-weight-asian="normal" style:font-name-complex="Liberation Mono" style:font-style-complex="normal" style:font-weight-complex="normal"/>
    </style:style>
    <style:style style:name="T896" style:family="text">
      <style:text-properties style:font-name="Liberation Serif1" fo:language="ru" fo:country="RU" fo:font-style="normal" style:text-underline-style="none" fo:font-weight="normal" officeooo:rsid="0821455d" style:font-name-asian="Liberation Mono" style:font-style-asian="normal" style:font-weight-asian="normal" style:font-name-complex="Liberation Mono" style:font-style-complex="normal" style:font-weight-complex="normal"/>
    </style:style>
    <style:style style:name="T897" style:family="text">
      <style:text-properties style:font-name="Liberation Serif1" fo:language="ru" fo:country="RU" fo:font-style="normal" style:text-underline-style="none" fo:font-weight="normal" officeooo:rsid="08226dff" style:font-name-asian="Liberation Mono" style:font-style-asian="normal" style:font-weight-asian="normal" style:font-name-complex="Liberation Mono" style:font-style-complex="normal" style:font-weight-complex="normal"/>
    </style:style>
    <style:style style:name="T898" style:family="text">
      <style:text-properties style:font-name="Liberation Serif1" fo:language="ru" fo:country="RU" fo:font-style="normal" style:text-underline-style="none" fo:font-weight="normal" officeooo:rsid="0822ab0f" style:font-name-asian="Liberation Mono" style:font-style-asian="normal" style:font-weight-asian="normal" style:font-name-complex="Liberation Mono" style:font-style-complex="normal" style:font-weight-complex="normal"/>
    </style:style>
    <style:style style:name="T899" style:family="text">
      <style:text-properties style:font-name="Liberation Serif1" fo:language="ru" fo:country="RU" fo:font-style="normal" style:text-underline-style="none" fo:font-weight="normal" officeooo:rsid="0822ed78" style:font-name-asian="Liberation Mono" style:font-style-asian="normal" style:font-weight-asian="normal" style:font-name-complex="Liberation Mono" style:font-style-complex="normal" style:font-weight-complex="normal"/>
    </style:style>
    <style:style style:name="T900" style:family="text">
      <style:text-properties style:font-name="Liberation Serif1" fo:language="ru" fo:country="RU" fo:font-style="normal" style:text-underline-style="none" fo:font-weight="normal" officeooo:rsid="08233f9e" style:font-name-asian="Liberation Mono" style:font-style-asian="normal" style:font-weight-asian="normal" style:font-name-complex="Liberation Mono" style:font-style-complex="normal" style:font-weight-complex="normal"/>
    </style:style>
    <style:style style:name="T901" style:family="text">
      <style:text-properties style:font-name="Liberation Serif1" fo:language="ru" fo:country="RU" fo:font-style="normal" style:text-underline-style="none" fo:font-weight="normal" officeooo:rsid="082359ce" style:font-name-asian="Liberation Mono" style:font-style-asian="normal" style:font-weight-asian="normal" style:font-name-complex="Liberation Mono" style:font-style-complex="normal" style:font-weight-complex="normal"/>
    </style:style>
    <style:style style:name="T902" style:family="text">
      <style:text-properties style:font-name="Liberation Serif1" fo:language="ru" fo:country="RU" fo:font-style="normal" style:text-underline-style="none" fo:font-weight="normal" officeooo:rsid="0823de57" style:font-name-asian="Liberation Mono" style:font-style-asian="normal" style:font-weight-asian="normal" style:font-name-complex="Liberation Mono" style:font-style-complex="normal" style:font-weight-complex="normal"/>
    </style:style>
    <style:style style:name="T903" style:family="text">
      <style:text-properties style:font-name="Liberation Serif1" fo:language="ru" fo:country="RU" fo:font-style="normal" style:text-underline-style="none" fo:font-weight="normal" officeooo:rsid="082441d8" style:font-name-asian="Liberation Mono" style:font-style-asian="normal" style:font-weight-asian="normal" style:font-name-complex="Liberation Mono" style:font-style-complex="normal" style:font-weight-complex="normal"/>
    </style:style>
    <style:style style:name="T904" style:family="text">
      <style:text-properties style:font-name="Liberation Serif1" fo:language="ru" fo:country="RU" fo:font-style="normal" style:text-underline-style="none" fo:font-weight="normal" officeooo:rsid="084a5b1d" style:font-name-asian="Liberation Mono" style:font-style-asian="normal" style:font-weight-asian="normal" style:font-name-complex="Liberation Mono" style:font-style-complex="normal" style:font-weight-complex="normal"/>
    </style:style>
    <style:style style:name="T905" style:family="text">
      <style:text-properties style:font-name="Liberation Serif1" fo:language="ru" fo:country="RU" fo:font-style="normal" style:text-underline-style="none" fo:font-weight="normal" officeooo:rsid="084bc5b8" style:font-name-asian="Liberation Mono" style:font-style-asian="normal" style:font-weight-asian="normal" style:font-name-complex="Liberation Mono" style:font-style-complex="normal" style:font-weight-complex="normal"/>
    </style:style>
    <style:style style:name="T906" style:family="text">
      <style:text-properties style:font-name="Liberation Serif1" fo:language="ru" fo:country="RU" fo:font-style="normal" style:text-underline-style="none" fo:font-weight="normal" officeooo:rsid="084c3b86" style:font-name-asian="Liberation Mono" style:font-style-asian="normal" style:font-weight-asian="normal" style:font-name-complex="Liberation Mono" style:font-style-complex="normal" style:font-weight-complex="normal"/>
    </style:style>
    <style:style style:name="T907" style:family="text">
      <style:text-properties style:font-name="Liberation Serif1" fo:language="ru" fo:country="RU" fo:font-style="normal" style:text-underline-style="none" fo:font-weight="normal" officeooo:rsid="084cb5d1" style:font-name-asian="Liberation Mono" style:font-style-asian="normal" style:font-weight-asian="normal" style:font-name-complex="Liberation Mono" style:font-style-complex="normal" style:font-weight-complex="normal"/>
    </style:style>
    <style:style style:name="T908" style:family="text">
      <style:text-properties style:font-name="Liberation Serif1" fo:language="ru" fo:country="RU" fo:font-style="normal" style:text-underline-style="none" fo:font-weight="normal" officeooo:rsid="084e88e3" style:font-name-asian="Liberation Mono" style:font-style-asian="normal" style:font-weight-asian="normal" style:font-name-complex="Liberation Mono" style:font-style-complex="normal" style:font-weight-complex="normal"/>
    </style:style>
    <style:style style:name="T909" style:family="text">
      <style:text-properties style:font-name="Liberation Serif1" fo:language="ru" fo:country="RU" fo:font-style="normal" style:text-underline-style="none" fo:font-weight="normal" officeooo:rsid="084ee4ec" style:font-name-asian="Liberation Mono" style:font-style-asian="normal" style:font-weight-asian="normal" style:font-name-complex="Liberation Mono" style:font-style-complex="normal" style:font-weight-complex="normal"/>
    </style:style>
    <style:style style:name="T910" style:family="text">
      <style:text-properties style:font-name="Liberation Serif1" fo:language="ru" fo:country="RU" fo:font-style="normal" style:text-underline-style="none" fo:font-weight="normal" officeooo:rsid="084f92b8" style:font-name-asian="Liberation Mono" style:font-style-asian="normal" style:font-weight-asian="normal" style:font-name-complex="Liberation Mono" style:font-style-complex="normal" style:font-weight-complex="normal"/>
    </style:style>
    <style:style style:name="T911" style:family="text">
      <style:text-properties style:font-name="Liberation Serif1" fo:language="ru" fo:country="RU" fo:font-style="normal" style:text-underline-style="none" fo:font-weight="normal" officeooo:rsid="084ff70d" style:font-name-asian="Liberation Mono" style:font-style-asian="normal" style:font-weight-asian="normal" style:font-name-complex="Liberation Mono" style:font-style-complex="normal" style:font-weight-complex="normal"/>
    </style:style>
    <style:style style:name="T912" style:family="text">
      <style:text-properties style:font-name="Liberation Serif1" fo:language="ru" fo:country="RU" fo:font-style="normal" style:text-underline-style="none" fo:font-weight="normal" officeooo:rsid="08507420" style:font-name-asian="Liberation Mono" style:font-style-asian="normal" style:font-weight-asian="normal" style:font-name-complex="Liberation Mono" style:font-style-complex="normal" style:font-weight-complex="normal"/>
    </style:style>
    <style:style style:name="T913" style:family="text">
      <style:text-properties style:font-name="Liberation Serif1" fo:language="ru" fo:country="RU" fo:font-style="normal" style:text-underline-style="none" fo:font-weight="normal" officeooo:rsid="08521e2e" style:font-name-asian="Liberation Mono" style:font-style-asian="normal" style:font-weight-asian="normal" style:font-name-complex="Liberation Mono" style:font-style-complex="normal" style:font-weight-complex="normal"/>
    </style:style>
    <style:style style:name="T914" style:family="text">
      <style:text-properties style:font-name="Liberation Serif1" fo:language="ru" fo:country="RU" fo:font-style="normal" style:text-underline-style="none" fo:font-weight="normal" officeooo:rsid="0853679b" style:font-name-asian="Liberation Mono" style:font-style-asian="normal" style:font-weight-asian="normal" style:font-name-complex="Liberation Mono" style:font-style-complex="normal" style:font-weight-complex="normal"/>
    </style:style>
    <style:style style:name="T915" style:family="text">
      <style:text-properties style:font-name="Liberation Serif1" fo:language="ru" fo:country="RU" fo:font-style="normal" style:text-underline-style="none" fo:font-weight="normal" officeooo:rsid="08549a56" style:font-name-asian="Liberation Mono" style:font-style-asian="normal" style:font-weight-asian="normal" style:font-name-complex="Liberation Mono" style:font-style-complex="normal" style:font-weight-complex="normal"/>
    </style:style>
    <style:style style:name="T916" style:family="text">
      <style:text-properties style:font-name="Liberation Serif1" fo:language="ru" fo:country="RU" fo:font-style="normal" style:text-underline-style="none" fo:font-weight="normal" officeooo:rsid="0854ef19" style:font-name-asian="Liberation Mono" style:font-style-asian="normal" style:font-weight-asian="normal" style:font-name-complex="Liberation Mono" style:font-style-complex="normal" style:font-weight-complex="normal"/>
    </style:style>
    <style:style style:name="T917" style:family="text">
      <style:text-properties style:font-name="Liberation Serif1" fo:language="ru" fo:country="RU" fo:font-style="normal" style:text-underline-style="none" fo:font-weight="normal" officeooo:rsid="0855b5eb" style:font-name-asian="Liberation Mono" style:font-style-asian="normal" style:font-weight-asian="normal" style:font-name-complex="Liberation Mono" style:font-style-complex="normal" style:font-weight-complex="normal"/>
    </style:style>
    <style:style style:name="T918" style:family="text">
      <style:text-properties style:font-name="Liberation Serif1" fo:language="ru" fo:country="RU" fo:font-style="normal" style:text-underline-style="none" fo:font-weight="normal" officeooo:rsid="0856d454" style:font-name-asian="Liberation Mono" style:font-style-asian="normal" style:font-weight-asian="normal" style:font-name-complex="Liberation Mono" style:font-style-complex="normal" style:font-weight-complex="normal"/>
    </style:style>
    <style:style style:name="T919" style:family="text">
      <style:text-properties style:font-name="Liberation Serif1" fo:language="ru" fo:country="RU" fo:font-style="normal" style:text-underline-style="none" fo:font-weight="normal" officeooo:rsid="0858bcc7" style:font-name-asian="Liberation Mono" style:font-style-asian="normal" style:font-weight-asian="normal" style:font-name-complex="Liberation Mono" style:font-style-complex="normal" style:font-weight-complex="normal"/>
    </style:style>
    <style:style style:name="T920" style:family="text">
      <style:text-properties style:font-name="Liberation Serif1" fo:language="ru" fo:country="RU" fo:font-style="normal" style:text-underline-style="none" fo:font-weight="normal" officeooo:rsid="085a1ef0" style:font-name-asian="Liberation Mono" style:font-style-asian="normal" style:font-weight-asian="normal" style:font-name-complex="Liberation Mono" style:font-style-complex="normal" style:font-weight-complex="normal"/>
    </style:style>
    <style:style style:name="T921" style:family="text">
      <style:text-properties style:font-name="Liberation Serif1" fo:language="ru" fo:country="RU" fo:font-style="normal" style:text-underline-style="none" fo:font-weight="normal" officeooo:rsid="085a6f67" style:font-name-asian="Liberation Mono" style:font-style-asian="normal" style:font-weight-asian="normal" style:font-name-complex="Liberation Mono" style:font-style-complex="normal" style:font-weight-complex="normal"/>
    </style:style>
    <style:style style:name="T922" style:family="text">
      <style:text-properties style:font-name="Liberation Serif1" fo:language="ru" fo:country="RU" fo:font-style="normal" style:text-underline-style="none" fo:font-weight="normal" officeooo:rsid="085b4d41" style:font-name-asian="Liberation Mono" style:font-style-asian="normal" style:font-weight-asian="normal" style:font-name-complex="Liberation Mono" style:font-style-complex="normal" style:font-weight-complex="normal"/>
    </style:style>
    <style:style style:name="T923" style:family="text">
      <style:text-properties style:font-name="Liberation Serif1" fo:language="ru" fo:country="RU" fo:font-style="normal" style:text-underline-style="none" fo:font-weight="normal" officeooo:rsid="085bea60" style:font-name-asian="Liberation Mono" style:font-style-asian="normal" style:font-weight-asian="normal" style:font-name-complex="Liberation Mono" style:font-style-complex="normal" style:font-weight-complex="normal"/>
    </style:style>
    <style:style style:name="T924" style:family="text">
      <style:text-properties style:font-name="Liberation Serif1" fo:language="ru" fo:country="RU" fo:font-style="normal" style:text-underline-style="none" fo:font-weight="normal" officeooo:rsid="085dbdef" style:font-name-asian="Liberation Mono" style:font-style-asian="normal" style:font-weight-asian="normal" style:font-name-complex="Liberation Mono" style:font-style-complex="normal" style:font-weight-complex="normal"/>
    </style:style>
    <style:style style:name="T925" style:family="text">
      <style:text-properties style:font-name="Liberation Serif1" fo:language="ru" fo:country="RU" fo:font-style="normal" style:text-underline-style="none" fo:font-weight="normal" officeooo:rsid="085fb553" style:font-name-asian="Liberation Mono" style:font-style-asian="normal" style:font-weight-asian="normal" style:font-name-complex="Liberation Mono" style:font-style-complex="normal" style:font-weight-complex="normal"/>
    </style:style>
    <style:style style:name="T926" style:family="text">
      <style:text-properties style:font-name="Liberation Serif1" fo:language="ru" fo:country="RU" fo:font-style="normal" style:text-underline-style="none" fo:font-weight="normal" officeooo:rsid="085fecd8" style:font-name-asian="Liberation Mono" style:font-style-asian="normal" style:font-weight-asian="normal" style:font-name-complex="Liberation Mono" style:font-style-complex="normal" style:font-weight-complex="normal"/>
    </style:style>
    <style:style style:name="T927" style:family="text">
      <style:text-properties style:font-name="Liberation Serif1" fo:language="ru" fo:country="RU" fo:font-style="normal" style:text-underline-style="none" fo:font-weight="normal" officeooo:rsid="086182c5" style:font-name-asian="Liberation Mono" style:font-style-asian="normal" style:font-weight-asian="normal" style:font-name-complex="Liberation Mono" style:font-style-complex="normal" style:font-weight-complex="normal"/>
    </style:style>
    <style:style style:name="T928" style:family="text">
      <style:text-properties style:font-name="Liberation Serif1" fo:language="ru" fo:country="RU" fo:font-style="normal" style:text-underline-style="none" fo:font-weight="normal" officeooo:rsid="0861c49d" style:font-name-asian="Liberation Mono" style:font-style-asian="normal" style:font-weight-asian="normal" style:font-name-complex="Liberation Mono" style:font-style-complex="normal" style:font-weight-complex="normal"/>
    </style:style>
    <style:style style:name="T929" style:family="text">
      <style:text-properties style:font-name="Liberation Serif1" fo:language="ru" fo:country="RU" fo:font-style="normal" style:text-underline-style="none" fo:font-weight="normal" officeooo:rsid="0862e22e" style:font-name-asian="Liberation Mono" style:font-style-asian="normal" style:font-weight-asian="normal" style:font-name-complex="Liberation Mono" style:font-style-complex="normal" style:font-weight-complex="normal"/>
    </style:style>
    <style:style style:name="T930" style:family="text">
      <style:text-properties style:font-name="Liberation Serif1" fo:language="ru" fo:country="RU" fo:font-style="normal" style:text-underline-style="none" fo:font-weight="normal" officeooo:rsid="08653fe0" style:font-name-asian="Liberation Mono" style:font-style-asian="normal" style:font-weight-asian="normal" style:font-name-complex="Liberation Mono" style:font-style-complex="normal" style:font-weight-complex="normal"/>
    </style:style>
    <style:style style:name="T931" style:family="text">
      <style:text-properties style:font-name="Liberation Serif1" fo:language="ru" fo:country="RU" fo:font-style="normal" style:text-underline-style="none" fo:font-weight="normal" officeooo:rsid="0865c8d2" style:font-name-asian="Liberation Mono" style:font-style-asian="normal" style:font-weight-asian="normal" style:font-name-complex="Liberation Mono" style:font-style-complex="normal" style:font-weight-complex="normal"/>
    </style:style>
    <style:style style:name="T932" style:family="text">
      <style:text-properties style:font-name="Liberation Serif1" fo:language="ru" fo:country="RU" fo:font-style="normal" style:text-underline-style="none" fo:font-weight="normal" officeooo:rsid="0865d72c" style:font-name-asian="Liberation Mono" style:font-style-asian="normal" style:font-weight-asian="normal" style:font-name-complex="Liberation Mono" style:font-style-complex="normal" style:font-weight-complex="normal"/>
    </style:style>
    <style:style style:name="T933" style:family="text">
      <style:text-properties style:font-name="Liberation Serif1" fo:language="ru" fo:country="RU" fo:font-style="normal" style:text-underline-style="none" fo:font-weight="normal" officeooo:rsid="0866fe47" style:font-name-asian="Liberation Mono" style:font-style-asian="normal" style:font-weight-asian="normal" style:font-name-complex="Liberation Mono" style:font-style-complex="normal" style:font-weight-complex="normal"/>
    </style:style>
    <style:style style:name="T934" style:family="text">
      <style:text-properties style:font-name="Liberation Serif1" fo:language="ru" fo:country="RU" fo:font-style="normal" style:text-underline-style="none" fo:font-weight="normal" officeooo:rsid="0868e4d4" style:font-name-asian="Liberation Mono" style:font-style-asian="normal" style:font-weight-asian="normal" style:font-name-complex="Liberation Mono" style:font-style-complex="normal" style:font-weight-complex="normal"/>
    </style:style>
    <style:style style:name="T935" style:family="text">
      <style:text-properties style:font-name="Liberation Serif1" fo:language="ru" fo:country="RU" fo:font-style="normal" style:text-underline-style="none" fo:font-weight="normal" officeooo:rsid="086aac9e" style:font-name-asian="Liberation Mono" style:font-style-asian="normal" style:font-weight-asian="normal" style:font-name-complex="Liberation Mono" style:font-style-complex="normal" style:font-weight-complex="normal"/>
    </style:style>
    <style:style style:name="T936" style:family="text">
      <style:text-properties style:font-name="Liberation Serif1" fo:language="ru" fo:country="RU" fo:font-style="normal" style:text-underline-style="none" fo:font-weight="normal" officeooo:rsid="086c6a9e" style:font-name-asian="Liberation Mono" style:font-style-asian="normal" style:font-weight-asian="normal" style:font-name-complex="Liberation Mono" style:font-style-complex="normal" style:font-weight-complex="normal"/>
    </style:style>
    <style:style style:name="T937" style:family="text">
      <style:text-properties style:font-name="Liberation Serif1" fo:language="ru" fo:country="RU" fo:font-style="normal" style:text-underline-style="none" fo:font-weight="normal" officeooo:rsid="086d5800" style:font-name-asian="Liberation Mono" style:font-style-asian="normal" style:font-weight-asian="normal" style:font-name-complex="Liberation Mono" style:font-style-complex="normal" style:font-weight-complex="normal"/>
    </style:style>
    <style:style style:name="T938" style:family="text">
      <style:text-properties style:font-name="Liberation Serif1" fo:language="ru" fo:country="RU" fo:font-style="normal" style:text-underline-style="none" fo:font-weight="normal" officeooo:rsid="086e4580" style:font-name-asian="Liberation Mono" style:font-style-asian="normal" style:font-weight-asian="normal" style:font-name-complex="Liberation Mono" style:font-style-complex="normal" style:font-weight-complex="normal"/>
    </style:style>
    <style:style style:name="T939" style:family="text">
      <style:text-properties style:font-name="Liberation Serif1" fo:language="ru" fo:country="RU" fo:font-style="normal" style:text-underline-style="none" fo:font-weight="normal" officeooo:rsid="086eff75" style:font-name-asian="Liberation Mono" style:font-style-asian="normal" style:font-weight-asian="normal" style:font-name-complex="Liberation Mono" style:font-style-complex="normal" style:font-weight-complex="normal"/>
    </style:style>
    <style:style style:name="T940" style:family="text">
      <style:text-properties style:font-name="Liberation Serif1" fo:language="ru" fo:country="RU" fo:font-style="normal" style:text-underline-style="none" fo:font-weight="normal" officeooo:rsid="08700b2d" style:font-name-asian="Liberation Mono" style:font-style-asian="normal" style:font-weight-asian="normal" style:font-name-complex="Liberation Mono" style:font-style-complex="normal" style:font-weight-complex="normal"/>
    </style:style>
    <style:style style:name="T941" style:family="text">
      <style:text-properties style:font-name="Liberation Serif1" fo:language="ru" fo:country="RU" fo:font-style="normal" style:text-underline-style="none" fo:font-weight="normal" officeooo:rsid="08701fc4" style:font-name-asian="Liberation Mono" style:font-style-asian="normal" style:font-weight-asian="normal" style:font-name-complex="Liberation Mono" style:font-style-complex="normal" style:font-weight-complex="normal"/>
    </style:style>
    <style:style style:name="T942" style:family="text">
      <style:text-properties style:font-name="Liberation Serif1" fo:language="ru" fo:country="RU" fo:font-style="normal" style:text-underline-style="none" fo:font-weight="normal" officeooo:rsid="08709d15" style:font-name-asian="Liberation Mono" style:font-style-asian="normal" style:font-weight-asian="normal" style:font-name-complex="Liberation Mono" style:font-style-complex="normal" style:font-weight-complex="normal"/>
    </style:style>
    <style:style style:name="T943" style:family="text">
      <style:text-properties style:font-name="Liberation Serif1" fo:language="ru" fo:country="RU" fo:font-style="normal" style:text-underline-style="none" fo:font-weight="normal" officeooo:rsid="08719cad" style:font-name-asian="Liberation Mono" style:font-style-asian="normal" style:font-weight-asian="normal" style:font-name-complex="Liberation Mono" style:font-style-complex="normal" style:font-weight-complex="normal"/>
    </style:style>
    <style:style style:name="T944" style:family="text">
      <style:text-properties style:font-name="Liberation Serif1" fo:language="ru" fo:country="RU" fo:font-style="normal" style:text-underline-style="none" fo:font-weight="normal" officeooo:rsid="0871c354" style:font-name-asian="Liberation Mono" style:font-style-asian="normal" style:font-weight-asian="normal" style:font-name-complex="Liberation Mono" style:font-style-complex="normal" style:font-weight-complex="normal"/>
    </style:style>
    <style:style style:name="T945" style:family="text">
      <style:text-properties style:font-name="Liberation Serif1" fo:language="ru" fo:country="RU" fo:font-style="normal" style:text-underline-style="none" fo:font-weight="normal" officeooo:rsid="0872afd4" style:font-name-asian="Liberation Mono" style:font-style-asian="normal" style:font-weight-asian="normal" style:font-name-complex="Liberation Mono" style:font-style-complex="normal" style:font-weight-complex="normal"/>
    </style:style>
    <style:style style:name="T946" style:family="text">
      <style:text-properties style:font-name="Liberation Serif1" fo:language="ru" fo:country="RU" fo:font-style="normal" style:text-underline-style="none" fo:font-weight="normal" officeooo:rsid="08748e57" style:font-name-asian="Liberation Mono" style:font-style-asian="normal" style:font-weight-asian="normal" style:font-name-complex="Liberation Mono" style:font-style-complex="normal" style:font-weight-complex="normal"/>
    </style:style>
    <style:style style:name="T947" style:family="text">
      <style:text-properties style:font-name="Liberation Serif1" fo:language="ru" fo:country="RU" fo:font-style="normal" style:text-underline-style="none" fo:font-weight="normal" officeooo:rsid="087550d2" style:font-name-asian="Liberation Mono" style:font-style-asian="normal" style:font-weight-asian="normal" style:font-name-complex="Liberation Mono" style:font-style-complex="normal" style:font-weight-complex="normal"/>
    </style:style>
    <style:style style:name="T948" style:family="text">
      <style:text-properties style:font-name="Liberation Serif1" fo:language="ru" fo:country="RU" fo:font-style="normal" style:text-underline-style="none" fo:font-weight="normal" officeooo:rsid="0876ee28" style:font-name-asian="Liberation Mono" style:font-style-asian="normal" style:font-weight-asian="normal" style:font-name-complex="Liberation Mono" style:font-style-complex="normal" style:font-weight-complex="normal"/>
    </style:style>
    <style:style style:name="T949" style:family="text">
      <style:text-properties style:font-name="Liberation Serif1" fo:language="ru" fo:country="RU" fo:font-style="normal" style:text-underline-style="none" fo:font-weight="normal" officeooo:rsid="0878cc93" style:font-name-asian="Liberation Mono" style:font-style-asian="normal" style:font-weight-asian="normal" style:font-name-complex="Liberation Mono" style:font-style-complex="normal" style:font-weight-complex="normal"/>
    </style:style>
    <style:style style:name="T950" style:family="text">
      <style:text-properties style:font-name="Liberation Serif1" fo:language="ru" fo:country="RU" fo:font-style="normal" style:text-underline-style="none" fo:font-weight="normal" officeooo:rsid="087a1c9e" style:font-name-asian="Liberation Mono" style:font-style-asian="normal" style:font-weight-asian="normal" style:font-name-complex="Liberation Mono" style:font-style-complex="normal" style:font-weight-complex="normal"/>
    </style:style>
    <style:style style:name="T951" style:family="text">
      <style:text-properties style:font-name="Liberation Serif1" fo:language="ru" fo:country="RU" fo:font-style="normal" style:text-underline-style="none" fo:font-weight="normal" officeooo:rsid="087a7688" style:font-name-asian="Liberation Mono" style:font-style-asian="normal" style:font-weight-asian="normal" style:font-name-complex="Liberation Mono" style:font-style-complex="normal" style:font-weight-complex="normal"/>
    </style:style>
    <style:style style:name="T952" style:family="text">
      <style:text-properties style:font-name="Liberation Serif1" fo:language="ru" fo:country="RU" fo:font-style="normal" style:text-underline-style="none" fo:font-weight="normal" officeooo:rsid="087bb87a" style:font-name-asian="Liberation Mono" style:font-style-asian="normal" style:font-weight-asian="normal" style:font-name-complex="Liberation Mono" style:font-style-complex="normal" style:font-weight-complex="normal"/>
    </style:style>
    <style:style style:name="T953" style:family="text">
      <style:text-properties style:font-name="Liberation Serif1" fo:language="ru" fo:country="RU" fo:font-style="normal" style:text-underline-style="none" fo:font-weight="normal" officeooo:rsid="087cd822" style:font-name-asian="Liberation Mono" style:font-style-asian="normal" style:font-weight-asian="normal" style:font-name-complex="Liberation Mono" style:font-style-complex="normal" style:font-weight-complex="normal"/>
    </style:style>
    <style:style style:name="T954" style:family="text">
      <style:text-properties style:font-name="Liberation Serif1" fo:language="ru" fo:country="RU" fo:font-style="normal" style:text-underline-style="none" fo:font-weight="normal" officeooo:rsid="087ed7d7" style:font-name-asian="Liberation Mono" style:font-style-asian="normal" style:font-weight-asian="normal" style:font-name-complex="Liberation Mono" style:font-style-complex="normal" style:font-weight-complex="normal"/>
    </style:style>
    <style:style style:name="T955" style:family="text">
      <style:text-properties style:font-name="Liberation Serif1" fo:language="ru" fo:country="RU" fo:font-style="normal" style:text-underline-style="none" fo:font-weight="normal" officeooo:rsid="087f6f69" style:font-name-asian="Liberation Mono" style:font-style-asian="normal" style:font-weight-asian="normal" style:font-name-complex="Liberation Mono" style:font-style-complex="normal" style:font-weight-complex="normal"/>
    </style:style>
    <style:style style:name="T956" style:family="text">
      <style:text-properties style:font-name="Liberation Serif1" fo:language="ru" fo:country="RU" fo:font-style="normal" style:text-underline-style="none" fo:font-weight="normal" officeooo:rsid="08803715" style:font-name-asian="Liberation Mono" style:font-style-asian="normal" style:font-weight-asian="normal" style:font-name-complex="Liberation Mono" style:font-style-complex="normal" style:font-weight-complex="normal"/>
    </style:style>
    <style:style style:name="T957" style:family="text">
      <style:text-properties style:font-name="Liberation Serif1" fo:language="ru" fo:country="RU" fo:font-style="normal" style:text-underline-style="none" fo:font-weight="normal" officeooo:rsid="088102f1" style:font-name-asian="Liberation Mono" style:font-style-asian="normal" style:font-weight-asian="normal" style:font-name-complex="Liberation Mono" style:font-style-complex="normal" style:font-weight-complex="normal"/>
    </style:style>
    <style:style style:name="T958" style:family="text">
      <style:text-properties style:font-name="Liberation Serif1" fo:language="ru" fo:country="RU" fo:font-style="normal" style:text-underline-style="none" fo:font-weight="normal" officeooo:rsid="08822ea1" style:font-name-asian="Liberation Mono" style:font-style-asian="normal" style:font-weight-asian="normal" style:font-name-complex="Liberation Mono" style:font-style-complex="normal" style:font-weight-complex="normal"/>
    </style:style>
    <style:style style:name="T959" style:family="text">
      <style:text-properties style:font-name="Liberation Serif1" fo:language="ru" fo:country="RU" fo:font-style="normal" style:text-underline-style="none" fo:font-weight="normal" officeooo:rsid="0883d164" style:font-name-asian="Liberation Mono" style:font-style-asian="normal" style:font-weight-asian="normal" style:font-name-complex="Liberation Mono" style:font-style-complex="normal" style:font-weight-complex="normal"/>
    </style:style>
    <style:style style:name="T960" style:family="text">
      <style:text-properties style:font-name="Liberation Serif1" fo:language="ru" fo:country="RU" fo:font-style="normal" style:text-underline-style="none" fo:font-weight="normal" officeooo:rsid="0885c3f8" style:font-name-asian="Liberation Mono" style:font-style-asian="normal" style:font-weight-asian="normal" style:font-name-complex="Liberation Mono" style:font-style-complex="normal" style:font-weight-complex="normal"/>
    </style:style>
    <style:style style:name="T961" style:family="text">
      <style:text-properties style:font-name="Liberation Serif1" fo:language="ru" fo:country="RU" fo:font-style="normal" style:text-underline-style="none" fo:font-weight="normal" officeooo:rsid="08875b83" style:font-name-asian="Liberation Mono" style:font-style-asian="normal" style:font-weight-asian="normal" style:font-name-complex="Liberation Mono" style:font-style-complex="normal" style:font-weight-complex="normal"/>
    </style:style>
    <style:style style:name="T962" style:family="text">
      <style:text-properties style:font-name="Liberation Serif1" fo:language="ru" fo:country="RU" fo:font-style="normal" style:text-underline-style="none" fo:font-weight="normal" officeooo:rsid="0888c34c" style:font-name-asian="Liberation Mono" style:font-style-asian="normal" style:font-weight-asian="normal" style:font-name-complex="Liberation Mono" style:font-style-complex="normal" style:font-weight-complex="normal"/>
    </style:style>
    <style:style style:name="T963" style:family="text">
      <style:text-properties style:font-name="Liberation Serif1" fo:language="ru" fo:country="RU" fo:font-style="normal" style:text-underline-style="none" fo:font-weight="normal" officeooo:rsid="088aa1e8" style:font-name-asian="Liberation Mono" style:font-style-asian="normal" style:font-weight-asian="normal" style:font-name-complex="Liberation Mono" style:font-style-complex="normal" style:font-weight-complex="normal"/>
    </style:style>
    <style:style style:name="T964" style:family="text">
      <style:text-properties style:font-name="Liberation Serif1" fo:language="ru" fo:country="RU" fo:font-style="normal" style:text-underline-style="none" fo:font-weight="normal" officeooo:rsid="088b36b6" style:font-name-asian="Liberation Mono" style:font-style-asian="normal" style:font-weight-asian="normal" style:font-name-complex="Liberation Mono" style:font-style-complex="normal" style:font-weight-complex="normal"/>
    </style:style>
    <style:style style:name="T965" style:family="text">
      <style:text-properties style:font-name="Liberation Serif1" fo:language="ru" fo:country="RU" fo:font-style="normal" style:text-underline-style="none" fo:font-weight="normal" officeooo:rsid="088c6e11" style:font-name-asian="Liberation Mono" style:font-style-asian="normal" style:font-weight-asian="normal" style:font-name-complex="Liberation Mono" style:font-style-complex="normal" style:font-weight-complex="normal"/>
    </style:style>
    <style:style style:name="T966" style:family="text">
      <style:text-properties style:font-name="Liberation Serif1" fo:language="ru" fo:country="RU" fo:font-style="normal" style:text-underline-style="none" fo:font-weight="normal" officeooo:rsid="088c7442" style:font-name-asian="Liberation Mono" style:font-style-asian="normal" style:font-weight-asian="normal" style:font-name-complex="Liberation Mono" style:font-style-complex="normal" style:font-weight-complex="normal"/>
    </style:style>
    <style:style style:name="T967" style:family="text">
      <style:text-properties style:font-name="Liberation Serif1" fo:language="ru" fo:country="RU" fo:font-style="normal" style:text-underline-style="none" fo:font-weight="normal" officeooo:rsid="088d2a43" style:font-name-asian="Liberation Mono" style:font-style-asian="normal" style:font-weight-asian="normal" style:font-name-complex="Liberation Mono" style:font-style-complex="normal" style:font-weight-complex="normal"/>
    </style:style>
    <style:style style:name="T968" style:family="text">
      <style:text-properties style:font-name="Liberation Serif1" fo:language="ru" fo:country="RU" fo:font-style="normal" style:text-underline-style="none" fo:font-weight="normal" officeooo:rsid="088e5440" style:font-name-asian="Liberation Mono" style:font-style-asian="normal" style:font-weight-asian="normal" style:font-name-complex="Liberation Mono" style:font-style-complex="normal" style:font-weight-complex="normal"/>
    </style:style>
    <style:style style:name="T969" style:family="text">
      <style:text-properties style:font-name="Liberation Serif1" fo:language="ru" fo:country="RU" fo:font-style="normal" style:text-underline-style="none" fo:font-weight="normal" officeooo:rsid="088e6e05" style:font-name-asian="Liberation Mono" style:font-style-asian="normal" style:font-weight-asian="normal" style:font-name-complex="Liberation Mono" style:font-style-complex="normal" style:font-weight-complex="normal"/>
    </style:style>
    <style:style style:name="T970" style:family="text">
      <style:text-properties style:font-name="Liberation Serif1" fo:language="ru" fo:country="RU" fo:font-style="normal" style:text-underline-style="none" fo:font-weight="normal" officeooo:rsid="089014bb" style:font-name-asian="Liberation Mono" style:font-style-asian="normal" style:font-weight-asian="normal" style:font-name-complex="Liberation Mono" style:font-style-complex="normal" style:font-weight-complex="normal"/>
    </style:style>
    <style:style style:name="T971" style:family="text">
      <style:text-properties style:font-name="Liberation Serif1" fo:language="ru" fo:country="RU" fo:font-style="normal" style:text-underline-style="none" fo:font-weight="normal" officeooo:rsid="0890947f" style:font-name-asian="Liberation Mono" style:font-style-asian="normal" style:font-weight-asian="normal" style:font-name-complex="Liberation Mono" style:font-style-complex="normal" style:font-weight-complex="normal"/>
    </style:style>
    <style:style style:name="T972" style:family="text">
      <style:text-properties style:font-name="Liberation Serif1" fo:language="ru" fo:country="RU" fo:font-style="normal" style:text-underline-style="none" fo:font-weight="normal" officeooo:rsid="0891fc0e" style:font-name-asian="Liberation Mono" style:font-style-asian="normal" style:font-weight-asian="normal" style:font-name-complex="Liberation Mono" style:font-style-complex="normal" style:font-weight-complex="normal"/>
    </style:style>
    <style:style style:name="T973" style:family="text">
      <style:text-properties style:font-name="Liberation Serif1" fo:language="ru" fo:country="RU" fo:font-style="normal" style:text-underline-style="none" fo:font-weight="normal" officeooo:rsid="08930a4f" style:font-name-asian="Liberation Mono" style:font-style-asian="normal" style:font-weight-asian="normal" style:font-name-complex="Liberation Mono" style:font-style-complex="normal" style:font-weight-complex="normal"/>
    </style:style>
    <style:style style:name="T974" style:family="text">
      <style:text-properties style:font-name="Liberation Serif1" fo:language="ru" fo:country="RU" fo:font-style="normal" style:text-underline-style="none" fo:font-weight="normal" officeooo:rsid="08940b29" style:font-name-asian="Liberation Mono" style:font-style-asian="normal" style:font-weight-asian="normal" style:font-name-complex="Liberation Mono" style:font-style-complex="normal" style:font-weight-complex="normal"/>
    </style:style>
    <style:style style:name="T975" style:family="text">
      <style:text-properties style:font-name="Liberation Serif1" fo:language="ru" fo:country="RU" fo:font-style="normal" style:text-underline-style="none" fo:font-weight="normal" officeooo:rsid="0895aefe" style:font-name-asian="Liberation Mono" style:font-style-asian="normal" style:font-weight-asian="normal" style:font-name-complex="Liberation Mono" style:font-style-complex="normal" style:font-weight-complex="normal"/>
    </style:style>
    <style:style style:name="T976" style:family="text">
      <style:text-properties style:font-name="Liberation Serif1" fo:language="ru" fo:country="RU" fo:font-style="normal" style:text-underline-style="none" fo:font-weight="normal" officeooo:rsid="08975068" style:font-name-asian="Liberation Mono" style:font-style-asian="normal" style:font-weight-asian="normal" style:font-name-complex="Liberation Mono" style:font-style-complex="normal" style:font-weight-complex="normal"/>
    </style:style>
    <style:style style:name="T977" style:family="text">
      <style:text-properties style:font-name="Liberation Serif1" fo:language="ru" fo:country="RU" fo:font-style="normal" style:text-underline-style="none" fo:font-weight="normal" officeooo:rsid="089912d3" style:font-name-asian="Liberation Mono" style:font-style-asian="normal" style:font-weight-asian="normal" style:font-name-complex="Liberation Mono" style:font-style-complex="normal" style:font-weight-complex="normal"/>
    </style:style>
    <style:style style:name="T978" style:family="text">
      <style:text-properties style:font-name="Liberation Serif1" fo:language="ru" fo:country="RU" fo:font-style="normal" style:text-underline-style="none" fo:font-weight="normal" officeooo:rsid="089a9c0c" style:font-name-asian="Liberation Mono" style:font-style-asian="normal" style:font-weight-asian="normal" style:font-name-complex="Liberation Mono" style:font-style-complex="normal" style:font-weight-complex="normal"/>
    </style:style>
    <style:style style:name="T979" style:family="text">
      <style:text-properties style:font-name="Liberation Serif1" fo:language="ru" fo:country="RU" fo:font-style="normal" style:text-underline-style="none" fo:font-weight="normal" officeooo:rsid="089b11e9" style:font-name-asian="Liberation Mono" style:font-style-asian="normal" style:font-weight-asian="normal" style:font-name-complex="Liberation Mono" style:font-style-complex="normal" style:font-weight-complex="normal"/>
    </style:style>
    <style:style style:name="T980" style:family="text">
      <style:text-properties style:font-name="Liberation Serif1" fo:language="ru" fo:country="RU" fo:font-style="normal" style:text-underline-style="none" fo:font-weight="normal" officeooo:rsid="089bdfbb" style:font-name-asian="Liberation Mono" style:font-style-asian="normal" style:font-weight-asian="normal" style:font-name-complex="Liberation Mono" style:font-style-complex="normal" style:font-weight-complex="normal"/>
    </style:style>
    <style:style style:name="T981" style:family="text">
      <style:text-properties style:font-name="Liberation Serif1" fo:language="ru" fo:country="RU" fo:font-style="normal" style:text-underline-style="none" fo:font-weight="normal" officeooo:rsid="089d6cab" style:font-name-asian="Liberation Mono" style:font-style-asian="normal" style:font-weight-asian="normal" style:font-name-complex="Liberation Mono" style:font-style-complex="normal" style:font-weight-complex="normal"/>
    </style:style>
    <style:style style:name="T982" style:family="text">
      <style:text-properties style:font-name="Liberation Serif1" fo:language="ru" fo:country="RU" fo:font-style="normal" style:text-underline-style="none" fo:font-weight="normal" officeooo:rsid="089dfdd2" style:font-name-asian="Liberation Mono" style:font-style-asian="normal" style:font-weight-asian="normal" style:font-name-complex="Liberation Mono" style:font-style-complex="normal" style:font-weight-complex="normal"/>
    </style:style>
    <style:style style:name="T983" style:family="text">
      <style:text-properties style:font-name="Liberation Serif1" fo:language="ru" fo:country="RU" fo:font-style="normal" style:text-underline-style="none" fo:font-weight="normal" officeooo:rsid="089e282a" style:font-name-asian="Liberation Mono" style:font-style-asian="normal" style:font-weight-asian="normal" style:font-name-complex="Liberation Mono" style:font-style-complex="normal" style:font-weight-complex="normal"/>
    </style:style>
    <style:style style:name="T984" style:family="text">
      <style:text-properties style:font-name="Liberation Serif1" fo:language="ru" fo:country="RU" fo:font-style="normal" style:text-underline-style="none" fo:font-weight="normal" officeooo:rsid="089ff9af" style:font-name-asian="Liberation Mono" style:font-style-asian="normal" style:font-weight-asian="normal" style:font-name-complex="Liberation Mono" style:font-style-complex="normal" style:font-weight-complex="normal"/>
    </style:style>
    <style:style style:name="T985" style:family="text">
      <style:text-properties style:font-name="Liberation Serif1" fo:language="ru" fo:country="RU" fo:font-style="normal" style:text-underline-style="none" fo:font-weight="normal" officeooo:rsid="08a07285" style:font-name-asian="Liberation Mono" style:font-style-asian="normal" style:font-weight-asian="normal" style:font-name-complex="Liberation Mono" style:font-style-complex="normal" style:font-weight-complex="normal"/>
    </style:style>
    <style:style style:name="T986" style:family="text">
      <style:text-properties style:font-name="Liberation Serif1" fo:language="ru" fo:country="RU" fo:font-style="normal" style:text-underline-style="none" fo:font-weight="normal" officeooo:rsid="08a270db" style:font-name-asian="Liberation Mono" style:font-style-asian="normal" style:font-weight-asian="normal" style:font-name-complex="Liberation Mono" style:font-style-complex="normal" style:font-weight-complex="normal"/>
    </style:style>
    <style:style style:name="T987" style:family="text">
      <style:text-properties style:font-name="Liberation Serif1" fo:language="ru" fo:country="RU" fo:font-style="normal" style:text-underline-style="none" fo:font-weight="normal" officeooo:rsid="08a378e4" style:font-name-asian="Liberation Mono" style:font-style-asian="normal" style:font-weight-asian="normal" style:font-name-complex="Liberation Mono" style:font-style-complex="normal" style:font-weight-complex="normal"/>
    </style:style>
    <style:style style:name="T988" style:family="text">
      <style:text-properties style:font-name="Liberation Serif1" fo:language="ru" fo:country="RU" fo:font-style="normal" style:text-underline-style="none" fo:font-weight="normal" officeooo:rsid="08a490b3" style:font-name-asian="Liberation Mono" style:font-style-asian="normal" style:font-weight-asian="normal" style:font-name-complex="Liberation Mono" style:font-style-complex="normal" style:font-weight-complex="normal"/>
    </style:style>
    <style:style style:name="T989" style:family="text">
      <style:text-properties style:font-name="Liberation Serif1" fo:language="ru" fo:country="RU" fo:font-style="normal" style:text-underline-style="none" fo:font-weight="normal" officeooo:rsid="08a63218" style:font-name-asian="Liberation Mono" style:font-style-asian="normal" style:font-weight-asian="normal" style:font-name-complex="Liberation Mono" style:font-style-complex="normal" style:font-weight-complex="normal"/>
    </style:style>
    <style:style style:name="T990" style:family="text">
      <style:text-properties style:font-name="Liberation Serif1" fo:language="ru" fo:country="RU" fo:font-style="normal" style:text-underline-style="none" fo:font-weight="normal" officeooo:rsid="08a77614" style:font-name-asian="Liberation Mono" style:font-style-asian="normal" style:font-weight-asian="normal" style:font-name-complex="Liberation Mono" style:font-style-complex="normal" style:font-weight-complex="normal"/>
    </style:style>
    <style:style style:name="T991" style:family="text">
      <style:text-properties style:font-name="Liberation Serif1" fo:language="ru" fo:country="RU" fo:font-style="normal" style:text-underline-style="none" fo:font-weight="normal" officeooo:rsid="08abb504" style:font-name-asian="Liberation Mono" style:font-style-asian="normal" style:font-weight-asian="normal" style:font-name-complex="Liberation Mono" style:font-style-complex="normal" style:font-weight-complex="normal"/>
    </style:style>
    <style:style style:name="T992" style:family="text">
      <style:text-properties style:font-name="Liberation Serif1" fo:language="ru" fo:country="RU" fo:font-style="normal" style:text-underline-style="none" fo:font-weight="normal" officeooo:rsid="08abf010" style:font-name-asian="Liberation Mono" style:font-style-asian="normal" style:font-weight-asian="normal" style:font-name-complex="Liberation Mono" style:font-style-complex="normal" style:font-weight-complex="normal"/>
    </style:style>
    <style:style style:name="T993" style:family="text">
      <style:text-properties style:font-name="Liberation Serif1" fo:language="ru" fo:country="RU" fo:font-style="normal" style:text-underline-style="none" fo:font-weight="normal" officeooo:rsid="08abf54c" style:font-name-asian="Liberation Mono" style:font-style-asian="normal" style:font-weight-asian="normal" style:font-name-complex="Liberation Mono" style:font-style-complex="normal" style:font-weight-complex="normal"/>
    </style:style>
    <style:style style:name="T994" style:family="text">
      <style:text-properties style:font-name="Liberation Serif1" fo:language="ru" fo:country="RU" fo:font-style="normal" style:text-underline-style="none" fo:font-weight="normal" officeooo:rsid="08ad5fa6" style:font-name-asian="Liberation Mono" style:font-style-asian="normal" style:font-weight-asian="normal" style:font-name-complex="Liberation Mono" style:font-style-complex="normal" style:font-weight-complex="normal"/>
    </style:style>
    <style:style style:name="T995" style:family="text">
      <style:text-properties style:font-name="Liberation Serif1" fo:language="ru" fo:country="RU" fo:font-style="normal" style:text-underline-style="none" fo:font-weight="normal" officeooo:rsid="08aebf30" style:font-name-asian="Liberation Mono" style:font-style-asian="normal" style:font-weight-asian="normal" style:font-name-complex="Liberation Mono" style:font-style-complex="normal" style:font-weight-complex="normal"/>
    </style:style>
    <style:style style:name="T996" style:family="text">
      <style:text-properties style:font-name="Liberation Serif1" fo:language="ru" fo:country="RU" fo:font-style="normal" style:text-underline-style="none" fo:font-weight="normal" officeooo:rsid="08af6c7f" style:font-name-asian="Liberation Mono" style:font-style-asian="normal" style:font-weight-asian="normal" style:font-name-complex="Liberation Mono" style:font-style-complex="normal" style:font-weight-complex="normal"/>
    </style:style>
    <style:style style:name="T997" style:family="text">
      <style:text-properties style:font-name="Liberation Serif1" fo:language="ru" fo:country="RU" fo:font-style="normal" style:text-underline-style="none" fo:font-weight="normal" officeooo:rsid="08af7c2a" style:font-name-asian="Liberation Mono" style:font-style-asian="normal" style:font-weight-asian="normal" style:font-name-complex="Liberation Mono" style:font-style-complex="normal" style:font-weight-complex="normal"/>
    </style:style>
    <style:style style:name="T998" style:family="text">
      <style:text-properties style:font-name="Liberation Serif1" fo:language="ru" fo:country="RU" fo:font-style="normal" style:text-underline-style="none" fo:font-weight="normal" officeooo:rsid="08b06509" style:font-name-asian="Liberation Mono" style:font-style-asian="normal" style:font-weight-asian="normal" style:font-name-complex="Liberation Mono" style:font-style-complex="normal" style:font-weight-complex="normal"/>
    </style:style>
    <style:style style:name="T999" style:family="text">
      <style:text-properties style:font-name="Liberation Serif1" fo:language="ru" fo:country="RU" fo:font-style="normal" style:text-underline-style="none" fo:font-weight="normal" officeooo:rsid="08b2436a" style:font-name-asian="Liberation Mono" style:font-style-asian="normal" style:font-weight-asian="normal" style:font-name-complex="Liberation Mono" style:font-style-complex="normal" style:font-weight-complex="normal"/>
    </style:style>
    <style:style style:name="T1000" style:family="text">
      <style:text-properties style:font-name="Liberation Serif1" fo:language="ru" fo:country="RU" fo:font-style="normal" style:text-underline-style="none" fo:font-weight="normal" officeooo:rsid="08b28832" style:font-name-asian="Liberation Mono" style:font-style-asian="normal" style:font-weight-asian="normal" style:font-name-complex="Liberation Mono" style:font-style-complex="normal" style:font-weight-complex="normal"/>
    </style:style>
    <style:style style:name="T1001" style:family="text">
      <style:text-properties style:font-name="Liberation Serif1" fo:language="ru" fo:country="RU" fo:font-style="normal" style:text-underline-style="none" fo:font-weight="normal" officeooo:rsid="08b3f7cf" style:font-name-asian="Liberation Mono" style:font-style-asian="normal" style:font-weight-asian="normal" style:font-name-complex="Liberation Mono" style:font-style-complex="normal" style:font-weight-complex="normal"/>
    </style:style>
    <style:style style:name="T1002" style:family="text">
      <style:text-properties style:font-name="Liberation Serif1" fo:language="ru" fo:country="RU" fo:font-style="normal" style:text-underline-style="none" fo:font-weight="normal" officeooo:rsid="08b4bcfc" style:font-name-asian="Liberation Mono" style:font-style-asian="normal" style:font-weight-asian="normal" style:font-name-complex="Liberation Mono" style:font-style-complex="normal" style:font-weight-complex="normal"/>
    </style:style>
    <style:style style:name="T1003" style:family="text">
      <style:text-properties style:font-name="Liberation Serif1" fo:language="ru" fo:country="RU" fo:font-style="normal" style:text-underline-style="none" fo:font-weight="normal" officeooo:rsid="08b4d04e" style:font-name-asian="Liberation Mono" style:font-style-asian="normal" style:font-weight-asian="normal" style:font-name-complex="Liberation Mono" style:font-style-complex="normal" style:font-weight-complex="normal"/>
    </style:style>
    <style:style style:name="T1004" style:family="text">
      <style:text-properties style:font-name="Liberation Serif1" fo:language="ru" fo:country="RU" fo:font-style="normal" style:text-underline-style="none" fo:font-weight="normal" officeooo:rsid="08b59e08" style:font-name-asian="Liberation Mono" style:font-style-asian="normal" style:font-weight-asian="normal" style:font-name-complex="Liberation Mono" style:font-style-complex="normal" style:font-weight-complex="normal"/>
    </style:style>
    <style:style style:name="T1005" style:family="text">
      <style:text-properties style:font-name="Liberation Serif1" fo:language="ru" fo:country="RU" fo:font-style="normal" style:text-underline-style="none" fo:font-weight="normal" officeooo:rsid="08b6208d" style:font-name-asian="Liberation Mono" style:font-style-asian="normal" style:font-weight-asian="normal" style:font-name-complex="Liberation Mono" style:font-style-complex="normal" style:font-weight-complex="normal"/>
    </style:style>
    <style:style style:name="T1006" style:family="text">
      <style:text-properties style:font-name="Liberation Serif1" fo:language="ru" fo:country="RU" fo:font-style="normal" style:text-underline-style="none" fo:font-weight="normal" officeooo:rsid="08b76808" style:font-name-asian="Liberation Mono" style:font-style-asian="normal" style:font-weight-asian="normal" style:font-name-complex="Liberation Mono" style:font-style-complex="normal" style:font-weight-complex="normal"/>
    </style:style>
    <style:style style:name="T1007" style:family="text">
      <style:text-properties style:font-name="Liberation Serif1" fo:language="ru" fo:country="RU" fo:font-style="normal" style:text-underline-style="none" fo:font-weight="normal" officeooo:rsid="08b92de5" style:font-name-asian="Liberation Mono" style:font-style-asian="normal" style:font-weight-asian="normal" style:font-name-complex="Liberation Mono" style:font-style-complex="normal" style:font-weight-complex="normal"/>
    </style:style>
    <style:style style:name="T1008" style:family="text">
      <style:text-properties style:font-name="Liberation Serif1" fo:language="ru" fo:country="RU" fo:font-style="normal" style:text-underline-style="none" fo:font-weight="normal" officeooo:rsid="08b972dc" style:font-name-asian="Liberation Mono" style:font-style-asian="normal" style:font-weight-asian="normal" style:font-name-complex="Liberation Mono" style:font-style-complex="normal" style:font-weight-complex="normal"/>
    </style:style>
    <style:style style:name="T1009" style:family="text">
      <style:text-properties style:font-name="Liberation Serif1" fo:language="ru" fo:country="RU" fo:font-style="normal" style:text-underline-style="none" fo:font-weight="normal" officeooo:rsid="08bb320b" style:font-name-asian="Liberation Mono" style:font-style-asian="normal" style:font-weight-asian="normal" style:font-name-complex="Liberation Mono" style:font-style-complex="normal" style:font-weight-complex="normal"/>
    </style:style>
    <style:style style:name="T1010" style:family="text">
      <style:text-properties style:font-name="Liberation Serif1" fo:language="ru" fo:country="RU" fo:font-style="normal" style:text-underline-style="none" fo:font-weight="normal" officeooo:rsid="08bbce25" style:font-name-asian="Liberation Mono" style:font-style-asian="normal" style:font-weight-asian="normal" style:font-name-complex="Liberation Mono" style:font-style-complex="normal" style:font-weight-complex="normal"/>
    </style:style>
    <style:style style:name="T1011" style:family="text">
      <style:text-properties style:font-name="Liberation Serif1" fo:language="ru" fo:country="RU" fo:font-style="normal" style:text-underline-style="none" fo:font-weight="normal" officeooo:rsid="08bc7c9c" style:font-name-asian="Liberation Mono" style:font-style-asian="normal" style:font-weight-asian="normal" style:font-name-complex="Liberation Mono" style:font-style-complex="normal" style:font-weight-complex="normal"/>
    </style:style>
    <style:style style:name="T1012" style:family="text">
      <style:text-properties style:font-name="Liberation Serif1" fo:language="ru" fo:country="RU" fo:font-style="normal" style:text-underline-style="none" fo:font-weight="normal" officeooo:rsid="08be71a3" style:font-name-asian="Liberation Mono" style:font-style-asian="normal" style:font-weight-asian="normal" style:font-name-complex="Liberation Mono" style:font-style-complex="normal" style:font-weight-complex="normal"/>
    </style:style>
    <style:style style:name="T1013" style:family="text">
      <style:text-properties style:font-name="Liberation Serif1" fo:language="ru" fo:country="RU" fo:font-style="normal" style:text-underline-style="none" fo:font-weight="normal" officeooo:rsid="08bfdb30" style:font-name-asian="Liberation Mono" style:font-style-asian="normal" style:font-weight-asian="normal" style:font-name-complex="Liberation Mono" style:font-style-complex="normal" style:font-weight-complex="normal"/>
    </style:style>
    <style:style style:name="T1014" style:family="text">
      <style:text-properties style:font-name="Liberation Serif1" fo:language="ru" fo:country="RU" fo:font-style="normal" style:text-underline-style="none" fo:font-weight="normal" officeooo:rsid="08c00f7c" style:font-name-asian="Liberation Mono" style:font-style-asian="normal" style:font-weight-asian="normal" style:font-name-complex="Liberation Mono" style:font-style-complex="normal" style:font-weight-complex="normal"/>
    </style:style>
    <style:style style:name="T1015" style:family="text">
      <style:text-properties style:font-name="Liberation Serif1" fo:language="ru" fo:country="RU" fo:font-style="normal" style:text-underline-style="none" fo:font-weight="normal" officeooo:rsid="08c0d84c" style:font-name-asian="Liberation Mono" style:font-style-asian="normal" style:font-weight-asian="normal" style:font-name-complex="Liberation Mono" style:font-style-complex="normal" style:font-weight-complex="normal"/>
    </style:style>
    <style:style style:name="T1016" style:family="text">
      <style:text-properties style:font-name="Liberation Serif1" fo:language="ru" fo:country="RU" fo:font-style="normal" style:text-underline-style="none" fo:font-weight="normal" officeooo:rsid="08c155ec" style:font-name-asian="Liberation Mono" style:font-style-asian="normal" style:font-weight-asian="normal" style:font-name-complex="Liberation Mono" style:font-style-complex="normal" style:font-weight-complex="normal"/>
    </style:style>
    <style:style style:name="T1017" style:family="text">
      <style:text-properties style:font-name="Liberation Serif1" fo:language="ru" fo:country="RU" fo:font-style="normal" style:text-underline-style="none" fo:font-weight="normal" officeooo:rsid="08c279a4" style:font-name-asian="Liberation Mono" style:font-style-asian="normal" style:font-weight-asian="normal" style:font-name-complex="Liberation Mono" style:font-style-complex="normal" style:font-weight-complex="normal"/>
    </style:style>
    <style:style style:name="T1018" style:family="text">
      <style:text-properties style:font-name="Liberation Serif1" fo:language="ru" fo:country="RU" fo:font-style="normal" style:text-underline-style="none" fo:font-weight="normal" officeooo:rsid="08c2b481" style:font-name-asian="Liberation Mono" style:font-style-asian="normal" style:font-weight-asian="normal" style:font-name-complex="Liberation Mono" style:font-style-complex="normal" style:font-weight-complex="normal"/>
    </style:style>
    <style:style style:name="T1019" style:family="text">
      <style:text-properties style:font-name="Liberation Serif1" fo:language="ru" fo:country="RU" fo:font-style="normal" style:text-underline-style="none" fo:font-weight="normal" officeooo:rsid="08c42a1f" style:font-name-asian="Liberation Mono" style:font-style-asian="normal" style:font-weight-asian="normal" style:font-name-complex="Liberation Mono" style:font-style-complex="normal" style:font-weight-complex="normal"/>
    </style:style>
    <style:style style:name="T1020" style:family="text">
      <style:text-properties style:font-name="Liberation Serif1" fo:language="ru" fo:country="RU" fo:font-style="normal" style:text-underline-style="none" fo:font-weight="normal" officeooo:rsid="08c57d72" style:font-name-asian="Liberation Mono" style:font-style-asian="normal" style:font-weight-asian="normal" style:font-name-complex="Liberation Mono" style:font-style-complex="normal" style:font-weight-complex="normal"/>
    </style:style>
    <style:style style:name="T1021" style:family="text">
      <style:text-properties style:font-name="Liberation Serif1" fo:language="ru" fo:country="RU" fo:font-style="normal" style:text-underline-style="none" fo:font-weight="normal" officeooo:rsid="08c69a89" style:font-name-asian="Liberation Mono" style:font-style-asian="normal" style:font-weight-asian="normal" style:font-name-complex="Liberation Mono" style:font-style-complex="normal" style:font-weight-complex="normal"/>
    </style:style>
    <style:style style:name="T1022" style:family="text">
      <style:text-properties style:font-name="Liberation Serif1" fo:language="ru" fo:country="RU" fo:font-style="normal" style:text-underline-style="none" fo:font-weight="normal" officeooo:rsid="08c89517" style:font-name-asian="Liberation Mono" style:font-style-asian="normal" style:font-weight-asian="normal" style:font-name-complex="Liberation Mono" style:font-style-complex="normal" style:font-weight-complex="normal"/>
    </style:style>
    <style:style style:name="T1023" style:family="text">
      <style:text-properties style:font-name="Liberation Serif1" fo:language="ru" fo:country="RU" fo:font-style="normal" style:text-underline-style="none" fo:font-weight="normal" officeooo:rsid="08ca00fa" style:font-name-asian="Liberation Mono" style:font-style-asian="normal" style:font-weight-asian="normal" style:font-name-complex="Liberation Mono" style:font-style-complex="normal" style:font-weight-complex="normal"/>
    </style:style>
    <style:style style:name="T1024" style:family="text">
      <style:text-properties style:font-name="Liberation Serif1" fo:language="ru" fo:country="RU" fo:font-style="normal" style:text-underline-style="none" fo:font-weight="normal" officeooo:rsid="08ca0718" style:font-name-asian="Liberation Mono" style:font-style-asian="normal" style:font-weight-asian="normal" style:font-name-complex="Liberation Mono" style:font-style-complex="normal" style:font-weight-complex="normal"/>
    </style:style>
    <style:style style:name="T1025" style:family="text">
      <style:text-properties style:font-name="Liberation Serif1" fo:language="ru" fo:country="RU" fo:font-style="normal" style:text-underline-style="none" fo:font-weight="normal" officeooo:rsid="08caac92" style:font-name-asian="Liberation Mono" style:font-style-asian="normal" style:font-weight-asian="normal" style:font-name-complex="Liberation Mono" style:font-style-complex="normal" style:font-weight-complex="normal"/>
    </style:style>
    <style:style style:name="T1026" style:family="text">
      <style:text-properties style:font-name="Liberation Serif1" fo:language="ru" fo:country="RU" fo:font-style="normal" style:text-underline-style="none" fo:font-weight="normal" officeooo:rsid="08cb4a85" style:font-name-asian="Liberation Mono" style:font-style-asian="normal" style:font-weight-asian="normal" style:font-name-complex="Liberation Mono" style:font-style-complex="normal" style:font-weight-complex="normal"/>
    </style:style>
    <style:style style:name="T1027" style:family="text">
      <style:text-properties style:font-name="Liberation Serif1" fo:language="ru" fo:country="RU" fo:font-style="normal" style:text-underline-style="none" fo:font-weight="normal" officeooo:rsid="08ccc72f" style:font-name-asian="Liberation Mono" style:font-style-asian="normal" style:font-weight-asian="normal" style:font-name-complex="Liberation Mono" style:font-style-complex="normal" style:font-weight-complex="normal"/>
    </style:style>
    <style:style style:name="T1028" style:family="text">
      <style:text-properties style:font-name="Liberation Serif1" fo:language="ru" fo:country="RU" fo:font-style="normal" style:text-underline-style="none" fo:font-weight="normal" officeooo:rsid="08ce92e0" style:font-name-asian="Liberation Mono" style:font-style-asian="normal" style:font-weight-asian="normal" style:font-name-complex="Liberation Mono" style:font-style-complex="normal" style:font-weight-complex="normal"/>
    </style:style>
    <style:style style:name="T1029" style:family="text">
      <style:text-properties style:font-name="Liberation Serif1" fo:language="ru" fo:country="RU" fo:font-style="normal" style:text-underline-style="none" fo:font-weight="normal" officeooo:rsid="08cf66bb" style:font-name-asian="Liberation Mono" style:font-style-asian="normal" style:font-weight-asian="normal" style:font-name-complex="Liberation Mono" style:font-style-complex="normal" style:font-weight-complex="normal"/>
    </style:style>
    <style:style style:name="T1030" style:family="text">
      <style:text-properties style:font-name="Liberation Serif1" fo:language="ru" fo:country="RU" fo:font-style="normal" style:text-underline-style="none" fo:font-weight="normal" officeooo:rsid="08d10030" style:font-name-asian="Liberation Mono" style:font-style-asian="normal" style:font-weight-asian="normal" style:font-name-complex="Liberation Mono" style:font-style-complex="normal" style:font-weight-complex="normal"/>
    </style:style>
    <style:style style:name="T1031" style:family="text">
      <style:text-properties style:font-name="Liberation Serif1" fo:language="ru" fo:country="RU" fo:font-style="normal" style:text-underline-style="none" fo:font-weight="normal" officeooo:rsid="08d2659b" style:font-name-asian="Liberation Mono" style:font-style-asian="normal" style:font-weight-asian="normal" style:font-name-complex="Liberation Mono" style:font-style-complex="normal" style:font-weight-complex="normal"/>
    </style:style>
    <style:style style:name="T1032" style:family="text">
      <style:text-properties style:font-name="Liberation Serif1" fo:language="ru" fo:country="RU" fo:font-style="normal" style:text-underline-style="none" fo:font-weight="normal" officeooo:rsid="08d28dfd" style:font-name-asian="Liberation Mono" style:font-style-asian="normal" style:font-weight-asian="normal" style:font-name-complex="Liberation Mono" style:font-style-complex="normal" style:font-weight-complex="normal"/>
    </style:style>
    <style:style style:name="T1033" style:family="text">
      <style:text-properties style:font-name="Liberation Serif1" fo:language="ru" fo:country="RU" fo:font-style="normal" style:text-underline-style="none" fo:font-weight="normal" officeooo:rsid="08d3da49" style:font-name-asian="Liberation Mono" style:font-style-asian="normal" style:font-weight-asian="normal" style:font-name-complex="Liberation Mono" style:font-style-complex="normal" style:font-weight-complex="normal"/>
    </style:style>
    <style:style style:name="T1034" style:family="text">
      <style:text-properties style:font-name="Liberation Serif1" fo:language="ru" fo:country="RU" fo:font-style="normal" style:text-underline-style="none" fo:font-weight="normal" officeooo:rsid="08d3e49b" style:font-name-asian="Liberation Mono" style:font-style-asian="normal" style:font-weight-asian="normal" style:font-name-complex="Liberation Mono" style:font-style-complex="normal" style:font-weight-complex="normal"/>
    </style:style>
    <style:style style:name="T1035" style:family="text">
      <style:text-properties style:font-name="Liberation Serif1" fo:language="ru" fo:country="RU" fo:font-style="normal" style:text-underline-style="none" fo:font-weight="normal" officeooo:rsid="08d41a6b" style:font-name-asian="Liberation Mono" style:font-style-asian="normal" style:font-weight-asian="normal" style:font-name-complex="Liberation Mono" style:font-style-complex="normal" style:font-weight-complex="normal"/>
    </style:style>
    <style:style style:name="T1036" style:family="text">
      <style:text-properties style:font-name="Liberation Serif1" fo:language="ru" fo:country="RU" fo:font-style="normal" style:text-underline-style="none" fo:font-weight="normal" officeooo:rsid="08d597fb" style:font-name-asian="Liberation Mono" style:font-style-asian="normal" style:font-weight-asian="normal" style:font-name-complex="Liberation Mono" style:font-style-complex="normal" style:font-weight-complex="normal"/>
    </style:style>
    <style:style style:name="T1037" style:family="text">
      <style:text-properties style:font-name="Liberation Serif1" fo:language="ru" fo:country="RU" fo:font-style="normal" style:text-underline-style="none" fo:font-weight="normal" officeooo:rsid="08d71f79" style:font-name-asian="Liberation Mono" style:font-style-asian="normal" style:font-weight-asian="normal" style:font-name-complex="Liberation Mono" style:font-style-complex="normal" style:font-weight-complex="normal"/>
    </style:style>
    <style:style style:name="T1038" style:family="text">
      <style:text-properties style:font-name="Liberation Serif1" fo:language="ru" fo:country="RU" fo:font-style="normal" style:text-underline-style="none" fo:font-weight="normal" officeooo:rsid="08d90642" style:font-name-asian="Liberation Mono" style:font-style-asian="normal" style:font-weight-asian="normal" style:font-name-complex="Liberation Mono" style:font-style-complex="normal" style:font-weight-complex="normal"/>
    </style:style>
    <style:style style:name="T1039" style:family="text">
      <style:text-properties style:font-name="Liberation Serif1" fo:language="ru" fo:country="RU" fo:font-style="normal" style:text-underline-style="none" fo:font-weight="normal" officeooo:rsid="08d9163b" style:font-name-asian="Liberation Mono" style:font-style-asian="normal" style:font-weight-asian="normal" style:font-name-complex="Liberation Mono" style:font-style-complex="normal" style:font-weight-complex="normal"/>
    </style:style>
    <style:style style:name="T1040" style:family="text">
      <style:text-properties style:font-name="Liberation Serif1" fo:language="ru" fo:country="RU" fo:font-style="normal" style:text-underline-style="none" fo:font-weight="normal" officeooo:rsid="08dac0bb" style:font-name-asian="Liberation Mono" style:font-style-asian="normal" style:font-weight-asian="normal" style:font-name-complex="Liberation Mono" style:font-style-complex="normal" style:font-weight-complex="normal"/>
    </style:style>
    <style:style style:name="T1041" style:family="text">
      <style:text-properties style:font-name="Liberation Serif1" fo:language="ru" fo:country="RU" fo:font-style="normal" style:text-underline-style="none" fo:font-weight="normal" officeooo:rsid="08dbb94c" style:font-name-asian="Liberation Mono" style:font-style-asian="normal" style:font-weight-asian="normal" style:font-name-complex="Liberation Mono" style:font-style-complex="normal" style:font-weight-complex="normal"/>
    </style:style>
    <style:style style:name="T1042" style:family="text">
      <style:text-properties style:font-name="Liberation Serif1" fo:language="ru" fo:country="RU" fo:font-style="normal" style:text-underline-style="none" fo:font-weight="normal" officeooo:rsid="08dc9823" style:font-name-asian="Liberation Mono" style:font-style-asian="normal" style:font-weight-asian="normal" style:font-name-complex="Liberation Mono" style:font-style-complex="normal" style:font-weight-complex="normal"/>
    </style:style>
    <style:style style:name="T1043" style:family="text">
      <style:text-properties style:font-name="Liberation Serif1" fo:language="ru" fo:country="RU" fo:font-style="normal" style:text-underline-style="none" fo:font-weight="normal" officeooo:rsid="08dd9701" style:font-name-asian="Liberation Mono" style:font-style-asian="normal" style:font-weight-asian="normal" style:font-name-complex="Liberation Mono" style:font-style-complex="normal" style:font-weight-complex="normal"/>
    </style:style>
    <style:style style:name="T1044" style:family="text">
      <style:text-properties style:font-name="Liberation Serif1" fo:language="ru" fo:country="RU" fo:font-style="normal" style:text-underline-style="none" fo:font-weight="normal" officeooo:rsid="08dde405" style:font-name-asian="Liberation Mono" style:font-style-asian="normal" style:font-weight-asian="normal" style:font-name-complex="Liberation Mono" style:font-style-complex="normal" style:font-weight-complex="normal"/>
    </style:style>
    <style:style style:name="T1045" style:family="text">
      <style:text-properties style:font-name="Liberation Serif1" fo:language="ru" fo:country="RU" fo:font-style="normal" style:text-underline-style="none" fo:font-weight="normal" officeooo:rsid="08ddf538" style:font-name-asian="Liberation Mono" style:font-style-asian="normal" style:font-weight-asian="normal" style:font-name-complex="Liberation Mono" style:font-style-complex="normal" style:font-weight-complex="normal"/>
    </style:style>
    <style:style style:name="T1046" style:family="text">
      <style:text-properties style:font-name="Liberation Serif1" fo:language="ru" fo:country="RU" fo:font-style="normal" style:text-underline-style="none" fo:font-weight="normal" officeooo:rsid="08df88a3" style:font-name-asian="Liberation Mono" style:font-style-asian="normal" style:font-weight-asian="normal" style:font-name-complex="Liberation Mono" style:font-style-complex="normal" style:font-weight-complex="normal"/>
    </style:style>
    <style:style style:name="T1047" style:family="text">
      <style:text-properties style:font-name="Liberation Serif1" fo:language="ru" fo:country="RU" fo:font-style="normal" style:text-underline-style="none" fo:font-weight="normal" officeooo:rsid="08e097d8" style:font-name-asian="Liberation Mono" style:font-style-asian="normal" style:font-weight-asian="normal" style:font-name-complex="Liberation Mono" style:font-style-complex="normal" style:font-weight-complex="normal"/>
    </style:style>
    <style:style style:name="T1048" style:family="text">
      <style:text-properties style:font-name="Liberation Serif1" fo:language="ru" fo:country="RU" fo:font-style="normal" style:text-underline-style="none" fo:font-weight="normal" officeooo:rsid="08e0d6f0" style:font-name-asian="Liberation Mono" style:font-style-asian="normal" style:font-weight-asian="normal" style:font-name-complex="Liberation Mono" style:font-style-complex="normal" style:font-weight-complex="normal"/>
    </style:style>
    <style:style style:name="T1049" style:family="text">
      <style:text-properties style:font-name="Liberation Serif1" fo:language="ru" fo:country="RU" fo:font-style="normal" style:text-underline-style="none" fo:font-weight="normal" officeooo:rsid="08e0dbe1" style:font-name-asian="Liberation Mono" style:font-style-asian="normal" style:font-weight-asian="normal" style:font-name-complex="Liberation Mono" style:font-style-complex="normal" style:font-weight-complex="normal"/>
    </style:style>
    <style:style style:name="T1050" style:family="text">
      <style:text-properties style:font-name="Liberation Serif1" fo:language="ru" fo:country="RU" fo:font-style="normal" style:text-underline-style="none" fo:font-weight="normal" officeooo:rsid="08e1d79d" style:font-name-asian="Liberation Mono" style:font-style-asian="normal" style:font-weight-asian="normal" style:font-name-complex="Liberation Mono" style:font-style-complex="normal" style:font-weight-complex="normal"/>
    </style:style>
    <style:style style:name="T1051" style:family="text">
      <style:text-properties style:font-name="Liberation Serif1" fo:language="ru" fo:country="RU" fo:font-style="normal" style:text-underline-style="none" fo:font-weight="normal" officeooo:rsid="08e2d49d" style:font-name-asian="Liberation Mono" style:font-style-asian="normal" style:font-weight-asian="normal" style:font-name-complex="Liberation Mono" style:font-style-complex="normal" style:font-weight-complex="normal"/>
    </style:style>
    <style:style style:name="T1052" style:family="text">
      <style:text-properties style:font-name="Liberation Serif1" fo:language="ru" fo:country="RU" fo:font-style="normal" style:text-underline-style="none" fo:font-weight="normal" officeooo:rsid="08e325d9" style:font-name-asian="Liberation Mono" style:font-style-asian="normal" style:font-weight-asian="normal" style:font-name-complex="Liberation Mono" style:font-style-complex="normal" style:font-weight-complex="normal"/>
    </style:style>
    <style:style style:name="T1053" style:family="text">
      <style:text-properties style:font-name="Liberation Serif1" fo:language="ru" fo:country="RU" fo:font-style="normal" style:text-underline-style="none" fo:font-weight="normal" officeooo:rsid="08e3b6da" style:font-name-asian="Liberation Mono" style:font-style-asian="normal" style:font-weight-asian="normal" style:font-name-complex="Liberation Mono" style:font-style-complex="normal" style:font-weight-complex="normal"/>
    </style:style>
    <style:style style:name="T1054" style:family="text">
      <style:text-properties style:font-name="Liberation Serif1" fo:language="ru" fo:country="RU" fo:font-style="normal" style:text-underline-style="none" fo:font-weight="normal" officeooo:rsid="08e45b94" style:font-name-asian="Liberation Mono" style:font-style-asian="normal" style:font-weight-asian="normal" style:font-name-complex="Liberation Mono" style:font-style-complex="normal" style:font-weight-complex="normal"/>
    </style:style>
    <style:style style:name="T1055" style:family="text">
      <style:text-properties style:font-name="Liberation Serif1" fo:language="ru" fo:country="RU" fo:font-style="normal" style:text-underline-style="none" fo:font-weight="normal" officeooo:rsid="08e4ab8e" style:font-name-asian="Liberation Mono" style:font-style-asian="normal" style:font-weight-asian="normal" style:font-name-complex="Liberation Mono" style:font-style-complex="normal" style:font-weight-complex="normal"/>
    </style:style>
    <style:style style:name="T1056" style:family="text">
      <style:text-properties style:font-name="Liberation Serif1" fo:language="ru" fo:country="RU" fo:font-style="normal" style:text-underline-style="none" fo:font-weight="normal" officeooo:rsid="08e53165" style:font-name-asian="Liberation Mono" style:font-style-asian="normal" style:font-weight-asian="normal" style:font-name-complex="Liberation Mono" style:font-style-complex="normal" style:font-weight-complex="normal"/>
    </style:style>
    <style:style style:name="T1057" style:family="text">
      <style:text-properties style:font-name="Liberation Serif1" fo:language="ru" fo:country="RU" fo:font-style="normal" style:text-underline-style="none" fo:font-weight="normal" officeooo:rsid="08e7311b" style:font-name-asian="Liberation Mono" style:font-style-asian="normal" style:font-weight-asian="normal" style:font-name-complex="Liberation Mono" style:font-style-complex="normal" style:font-weight-complex="normal"/>
    </style:style>
    <style:style style:name="T1058" style:family="text">
      <style:text-properties style:font-name="Liberation Serif1" fo:language="ru" fo:country="RU" fo:font-style="normal" style:text-underline-style="none" fo:font-weight="normal" officeooo:rsid="08e75c0a" style:font-name-asian="Liberation Mono" style:font-style-asian="normal" style:font-weight-asian="normal" style:font-name-complex="Liberation Mono" style:font-style-complex="normal" style:font-weight-complex="normal"/>
    </style:style>
    <style:style style:name="T1059" style:family="text">
      <style:text-properties style:font-name="Liberation Serif1" fo:language="ru" fo:country="RU" fo:font-style="normal" style:text-underline-style="none" fo:font-weight="normal" officeooo:rsid="08e865d8" style:font-name-asian="Liberation Mono" style:font-style-asian="normal" style:font-weight-asian="normal" style:font-name-complex="Liberation Mono" style:font-style-complex="normal" style:font-weight-complex="normal"/>
    </style:style>
    <style:style style:name="T1060" style:family="text">
      <style:text-properties style:font-name="Liberation Serif1" fo:language="ru" fo:country="RU" fo:font-style="normal" style:text-underline-style="none" fo:font-weight="normal" officeooo:rsid="08e935ef" style:font-name-asian="Liberation Mono" style:font-style-asian="normal" style:font-weight-asian="normal" style:font-name-complex="Liberation Mono" style:font-style-complex="normal" style:font-weight-complex="normal"/>
    </style:style>
    <style:style style:name="T1061" style:family="text">
      <style:text-properties style:font-name="Liberation Serif1" fo:language="ru" fo:country="RU" fo:font-style="normal" style:text-underline-style="none" fo:font-weight="normal" officeooo:rsid="08e9d2c5" style:font-name-asian="Liberation Mono" style:font-style-asian="normal" style:font-weight-asian="normal" style:font-name-complex="Liberation Mono" style:font-style-complex="normal" style:font-weight-complex="normal"/>
    </style:style>
    <style:style style:name="T1062" style:family="text">
      <style:text-properties style:font-name="Liberation Serif1" fo:language="ru" fo:country="RU" fo:font-style="normal" style:text-underline-style="none" fo:font-weight="normal" officeooo:rsid="08eb72c8" style:font-name-asian="Liberation Mono" style:font-style-asian="normal" style:font-weight-asian="normal" style:font-name-complex="Liberation Mono" style:font-style-complex="normal" style:font-weight-complex="normal"/>
    </style:style>
    <style:style style:name="T1063" style:family="text">
      <style:text-properties style:font-name="Liberation Serif1" fo:language="ru" fo:country="RU" fo:font-style="normal" style:text-underline-style="none" fo:font-weight="normal" officeooo:rsid="08ecb0eb" style:font-name-asian="Liberation Mono" style:font-style-asian="normal" style:font-weight-asian="normal" style:font-name-complex="Liberation Mono" style:font-style-complex="normal" style:font-weight-complex="normal"/>
    </style:style>
    <style:style style:name="T1064" style:family="text">
      <style:text-properties style:font-name="Liberation Serif1" fo:language="ru" fo:country="RU" fo:font-style="normal" style:text-underline-style="none" fo:font-weight="normal" officeooo:rsid="08edeaab" style:font-name-asian="Liberation Mono" style:font-style-asian="normal" style:font-weight-asian="normal" style:font-name-complex="Liberation Mono" style:font-style-complex="normal" style:font-weight-complex="normal"/>
    </style:style>
    <style:style style:name="T1065" style:family="text">
      <style:text-properties style:font-name="Liberation Serif1" fo:language="ru" fo:country="RU" fo:font-style="normal" style:text-underline-style="none" fo:font-weight="normal" officeooo:rsid="08efa5fa" style:font-name-asian="Liberation Mono" style:font-style-asian="normal" style:font-weight-asian="normal" style:font-name-complex="Liberation Mono" style:font-style-complex="normal" style:font-weight-complex="normal"/>
    </style:style>
    <style:style style:name="T1066" style:family="text">
      <style:text-properties style:font-name="Liberation Serif1" fo:language="ru" fo:country="RU" fo:font-style="normal" style:text-underline-style="none" fo:font-weight="normal" officeooo:rsid="08f10ee6" style:font-name-asian="Liberation Mono" style:font-style-asian="normal" style:font-weight-asian="normal" style:font-name-complex="Liberation Mono" style:font-style-complex="normal" style:font-weight-complex="normal"/>
    </style:style>
    <style:style style:name="T1067" style:family="text">
      <style:text-properties style:font-name="Liberation Serif1" fo:language="ru" fo:country="RU" fo:font-style="normal" style:text-underline-style="none" fo:font-weight="normal" officeooo:rsid="08f13b50" style:font-name-asian="Liberation Mono" style:font-style-asian="normal" style:font-weight-asian="normal" style:font-name-complex="Liberation Mono" style:font-style-complex="normal" style:font-weight-complex="normal"/>
    </style:style>
    <style:style style:name="T1068" style:family="text">
      <style:text-properties style:font-name="Liberation Serif1" fo:language="ru" fo:country="RU" fo:font-style="normal" style:text-underline-style="none" fo:font-weight="normal" officeooo:rsid="08f2554f" style:font-name-asian="Liberation Mono" style:font-style-asian="normal" style:font-weight-asian="normal" style:font-name-complex="Liberation Mono" style:font-style-complex="normal" style:font-weight-complex="normal"/>
    </style:style>
    <style:style style:name="T1069" style:family="text">
      <style:text-properties style:font-name="Liberation Serif1" fo:language="ru" fo:country="RU" fo:font-style="normal" style:text-underline-style="none" fo:font-weight="normal" officeooo:rsid="08f41f8c" style:font-name-asian="Liberation Mono" style:font-style-asian="normal" style:font-weight-asian="normal" style:font-name-complex="Liberation Mono" style:font-style-complex="normal" style:font-weight-complex="normal"/>
    </style:style>
    <style:style style:name="T1070" style:family="text">
      <style:text-properties style:font-name="Liberation Serif1" fo:language="ru" fo:country="RU" fo:font-style="normal" style:text-underline-style="none" fo:font-weight="normal" officeooo:rsid="08f6700b" style:font-name-asian="Liberation Mono" style:font-style-asian="normal" style:font-weight-asian="normal" style:font-name-complex="Liberation Mono" style:font-style-complex="normal" style:font-weight-complex="normal"/>
    </style:style>
    <style:style style:name="T1071" style:family="text">
      <style:text-properties style:font-name="Liberation Serif1" fo:language="ru" fo:country="RU" fo:font-style="normal" style:text-underline-style="none" fo:font-weight="normal" officeooo:rsid="08f8677a" style:font-name-asian="Liberation Mono" style:font-style-asian="normal" style:font-weight-asian="normal" style:font-name-complex="Liberation Mono" style:font-style-complex="normal" style:font-weight-complex="normal"/>
    </style:style>
    <style:style style:name="T1072" style:family="text">
      <style:text-properties style:font-name="Liberation Serif1" fo:language="ru" fo:country="RU" fo:font-style="normal" style:text-underline-style="none" fo:font-weight="normal" officeooo:rsid="08fa43cc" style:font-name-asian="Liberation Mono" style:font-style-asian="normal" style:font-weight-asian="normal" style:font-name-complex="Liberation Mono" style:font-style-complex="normal" style:font-weight-complex="normal"/>
    </style:style>
    <style:style style:name="T1073" style:family="text">
      <style:text-properties style:font-name="Liberation Serif1" fo:language="ru" fo:country="RU" fo:font-style="normal" style:text-underline-style="none" fo:font-weight="normal" officeooo:rsid="08faca0b" style:font-name-asian="Liberation Mono" style:font-style-asian="normal" style:font-weight-asian="normal" style:font-name-complex="Liberation Mono" style:font-style-complex="normal" style:font-weight-complex="normal"/>
    </style:style>
    <style:style style:name="T1074" style:family="text">
      <style:text-properties style:font-name="Liberation Serif1" fo:language="ru" fo:country="RU" fo:font-style="normal" style:text-underline-style="none" fo:font-weight="normal" officeooo:rsid="08fc006e" style:font-name-asian="Liberation Mono" style:font-style-asian="normal" style:font-weight-asian="normal" style:font-name-complex="Liberation Mono" style:font-style-complex="normal" style:font-weight-complex="normal"/>
    </style:style>
    <style:style style:name="T1075" style:family="text">
      <style:text-properties style:font-name="Liberation Serif1" fo:language="ru" fo:country="RU" fo:font-style="normal" style:text-underline-style="none" fo:font-weight="normal" officeooo:rsid="08fd7668" style:font-name-asian="Liberation Mono" style:font-style-asian="normal" style:font-weight-asian="normal" style:font-name-complex="Liberation Mono" style:font-style-complex="normal" style:font-weight-complex="normal"/>
    </style:style>
    <style:style style:name="T1076" style:family="text">
      <style:text-properties style:font-name="Liberation Serif1" fo:language="ru" fo:country="RU" fo:font-style="normal" style:text-underline-style="none" fo:font-weight="normal" officeooo:rsid="08fe3724" style:font-name-asian="Liberation Mono" style:font-style-asian="normal" style:font-weight-asian="normal" style:font-name-complex="Liberation Mono" style:font-style-complex="normal" style:font-weight-complex="normal"/>
    </style:style>
    <style:style style:name="T1077" style:family="text">
      <style:text-properties style:font-name="Liberation Serif1" fo:language="ru" fo:country="RU" fo:font-style="normal" style:text-underline-style="none" fo:font-weight="normal" officeooo:rsid="08ff639c" style:font-name-asian="Liberation Mono" style:font-style-asian="normal" style:font-weight-asian="normal" style:font-name-complex="Liberation Mono" style:font-style-complex="normal" style:font-weight-complex="normal"/>
    </style:style>
    <style:style style:name="T1078" style:family="text">
      <style:text-properties style:font-name="Liberation Serif1" fo:language="ru" fo:country="RU" fo:font-style="normal" style:text-underline-style="none" fo:font-weight="normal" officeooo:rsid="08ffb413" style:font-name-asian="Liberation Mono" style:font-style-asian="normal" style:font-weight-asian="normal" style:font-name-complex="Liberation Mono" style:font-style-complex="normal" style:font-weight-complex="normal"/>
    </style:style>
    <style:style style:name="T1079" style:family="text">
      <style:text-properties style:font-name="Liberation Serif1" fo:language="ru" fo:country="RU" fo:font-style="normal" style:text-underline-style="none" fo:font-weight="normal" officeooo:rsid="09010ef0" style:font-name-asian="Liberation Mono" style:font-style-asian="normal" style:font-weight-asian="normal" style:font-name-complex="Liberation Mono" style:font-style-complex="normal" style:font-weight-complex="normal"/>
    </style:style>
    <style:style style:name="T1080" style:family="text">
      <style:text-properties style:font-name="Liberation Serif1" fo:language="ru" fo:country="RU" fo:font-style="normal" style:text-underline-style="none" fo:font-weight="normal" officeooo:rsid="09020dcd" style:font-name-asian="Liberation Mono" style:font-style-asian="normal" style:font-weight-asian="normal" style:font-name-complex="Liberation Mono" style:font-style-complex="normal" style:font-weight-complex="normal"/>
    </style:style>
    <style:style style:name="T1081" style:family="text">
      <style:text-properties style:font-name="Liberation Serif1" fo:language="ru" fo:country="RU" fo:font-style="normal" style:text-underline-style="none" fo:font-weight="normal" officeooo:rsid="0902d81f" style:font-name-asian="Liberation Mono" style:font-style-asian="normal" style:font-weight-asian="normal" style:font-name-complex="Liberation Mono" style:font-style-complex="normal" style:font-weight-complex="normal"/>
    </style:style>
    <style:style style:name="T1082" style:family="text">
      <style:text-properties style:font-name="Liberation Serif1" fo:language="ru" fo:country="RU" fo:font-style="normal" style:text-underline-style="none" fo:font-weight="normal" officeooo:rsid="09034ac4" style:font-name-asian="Liberation Mono" style:font-style-asian="normal" style:font-weight-asian="normal" style:font-name-complex="Liberation Mono" style:font-style-complex="normal" style:font-weight-complex="normal"/>
    </style:style>
    <style:style style:name="T1083" style:family="text">
      <style:text-properties style:font-name="Liberation Serif1" fo:language="ru" fo:country="RU" fo:font-style="normal" style:text-underline-style="none" fo:font-weight="normal" officeooo:rsid="090417b2" style:font-name-asian="Liberation Mono" style:font-style-asian="normal" style:font-weight-asian="normal" style:font-name-complex="Liberation Mono" style:font-style-complex="normal" style:font-weight-complex="normal"/>
    </style:style>
    <style:style style:name="T1084" style:family="text">
      <style:text-properties style:font-name="Liberation Serif1" fo:language="ru" fo:country="RU" fo:font-style="normal" style:text-underline-style="none" fo:font-weight="normal" officeooo:rsid="090517ba" style:font-name-asian="Liberation Mono" style:font-style-asian="normal" style:font-weight-asian="normal" style:font-name-complex="Liberation Mono" style:font-style-complex="normal" style:font-weight-complex="normal"/>
    </style:style>
    <style:style style:name="T1085" style:family="text">
      <style:text-properties style:font-name="Liberation Serif1" fo:language="ru" fo:country="RU" fo:font-style="normal" style:text-underline-style="none" fo:font-weight="normal" officeooo:rsid="0906c4a0" style:font-name-asian="Liberation Mono" style:font-style-asian="normal" style:font-weight-asian="normal" style:font-name-complex="Liberation Mono" style:font-style-complex="normal" style:font-weight-complex="normal"/>
    </style:style>
    <style:style style:name="T1086" style:family="text">
      <style:text-properties style:font-name="Liberation Serif1" fo:language="ru" fo:country="RU" fo:font-style="normal" style:text-underline-style="none" fo:font-weight="normal" officeooo:rsid="0906e436" style:font-name-asian="Liberation Mono" style:font-style-asian="normal" style:font-weight-asian="normal" style:font-name-complex="Liberation Mono" style:font-style-complex="normal" style:font-weight-complex="normal"/>
    </style:style>
    <style:style style:name="T1087" style:family="text">
      <style:text-properties style:font-name="Liberation Serif1" fo:language="ru" fo:country="RU" fo:font-style="normal" style:text-underline-style="none" fo:font-weight="normal" officeooo:rsid="0908c3e5" style:font-name-asian="Liberation Mono" style:font-style-asian="normal" style:font-weight-asian="normal" style:font-name-complex="Liberation Mono" style:font-style-complex="normal" style:font-weight-complex="normal"/>
    </style:style>
    <style:style style:name="T1088" style:family="text">
      <style:text-properties style:font-name="Liberation Serif1" fo:language="ru" fo:country="RU" fo:font-style="normal" style:text-underline-style="none" fo:font-weight="normal" officeooo:rsid="0909a2cf" style:font-name-asian="Liberation Mono" style:font-style-asian="normal" style:font-weight-asian="normal" style:font-name-complex="Liberation Mono" style:font-style-complex="normal" style:font-weight-complex="normal"/>
    </style:style>
    <style:style style:name="T1089" style:family="text">
      <style:text-properties style:font-name="Liberation Serif1" fo:language="ru" fo:country="RU" fo:font-style="normal" style:text-underline-style="none" fo:font-weight="normal" officeooo:rsid="0909b8c0" style:font-name-asian="Liberation Mono" style:font-style-asian="normal" style:font-weight-asian="normal" style:font-name-complex="Liberation Mono" style:font-style-complex="normal" style:font-weight-complex="normal"/>
    </style:style>
    <style:style style:name="T1090" style:family="text">
      <style:text-properties style:font-name="Liberation Serif1" fo:language="ru" fo:country="RU" fo:font-style="normal" style:text-underline-style="none" fo:font-weight="normal" officeooo:rsid="090a31e5" style:font-name-asian="Liberation Mono" style:font-style-asian="normal" style:font-weight-asian="normal" style:font-name-complex="Liberation Mono" style:font-style-complex="normal" style:font-weight-complex="normal"/>
    </style:style>
    <style:style style:name="T1091" style:family="text">
      <style:text-properties style:font-name="Liberation Serif1" fo:language="ru" fo:country="RU" fo:font-style="normal" style:text-underline-style="none" fo:font-weight="normal" officeooo:rsid="090b875c" style:font-name-asian="Liberation Mono" style:font-style-asian="normal" style:font-weight-asian="normal" style:font-name-complex="Liberation Mono" style:font-style-complex="normal" style:font-weight-complex="normal"/>
    </style:style>
    <style:style style:name="T1092" style:family="text">
      <style:text-properties style:font-name="Liberation Serif1" fo:language="ru" fo:country="RU" fo:font-style="normal" style:text-underline-style="none" fo:font-weight="normal" officeooo:rsid="090cae03" style:font-name-asian="Liberation Mono" style:font-style-asian="normal" style:font-weight-asian="normal" style:font-name-complex="Liberation Mono" style:font-style-complex="normal" style:font-weight-complex="normal"/>
    </style:style>
    <style:style style:name="T1093" style:family="text">
      <style:text-properties style:font-name="Liberation Serif1" fo:language="ru" fo:country="RU" fo:font-style="normal" style:text-underline-style="none" fo:font-weight="normal" officeooo:rsid="090dc57e" style:font-name-asian="Liberation Mono" style:font-style-asian="normal" style:font-weight-asian="normal" style:font-name-complex="Liberation Mono" style:font-style-complex="normal" style:font-weight-complex="normal"/>
    </style:style>
    <style:style style:name="T1094" style:family="text">
      <style:text-properties style:font-name="Liberation Serif1" fo:language="ru" fo:country="RU" fo:font-style="normal" style:text-underline-style="none" fo:font-weight="normal" officeooo:rsid="090dd622" style:font-name-asian="Liberation Mono" style:font-style-asian="normal" style:font-weight-asian="normal" style:font-name-complex="Liberation Mono" style:font-style-complex="normal" style:font-weight-complex="normal"/>
    </style:style>
    <style:style style:name="T1095" style:family="text">
      <style:text-properties style:font-name="Liberation Serif1" fo:language="ru" fo:country="RU" fo:font-style="normal" style:text-underline-style="none" fo:font-weight="normal" officeooo:rsid="090e083f" style:font-name-asian="Liberation Mono" style:font-style-asian="normal" style:font-weight-asian="normal" style:font-name-complex="Liberation Mono" style:font-style-complex="normal" style:font-weight-complex="normal"/>
    </style:style>
    <style:style style:name="T1096" style:family="text">
      <style:text-properties style:font-name="Liberation Serif1" fo:language="ru" fo:country="RU" fo:font-style="normal" style:text-underline-style="none" fo:font-weight="normal" officeooo:rsid="090fe503" style:font-name-asian="Liberation Mono" style:font-style-asian="normal" style:font-weight-asian="normal" style:font-name-complex="Liberation Mono" style:font-style-complex="normal" style:font-weight-complex="normal"/>
    </style:style>
    <style:style style:name="T1097" style:family="text">
      <style:text-properties style:font-name="Liberation Serif1" fo:language="ru" fo:country="RU" fo:font-style="normal" style:text-underline-style="none" fo:font-weight="normal" officeooo:rsid="090ff66f" style:font-name-asian="Liberation Mono" style:font-style-asian="normal" style:font-weight-asian="normal" style:font-name-complex="Liberation Mono" style:font-style-complex="normal" style:font-weight-complex="normal"/>
    </style:style>
    <style:style style:name="T1098" style:family="text">
      <style:text-properties style:font-name="Liberation Serif1" fo:language="ru" fo:country="RU" fo:font-style="normal" style:text-underline-style="none" fo:font-weight="normal" officeooo:rsid="0910686e" style:font-name-asian="Liberation Mono" style:font-style-asian="normal" style:font-weight-asian="normal" style:font-name-complex="Liberation Mono" style:font-style-complex="normal" style:font-weight-complex="normal"/>
    </style:style>
    <style:style style:name="T1099" style:family="text">
      <style:text-properties style:font-name="Liberation Serif1" fo:language="ru" fo:country="RU" fo:font-style="normal" style:text-underline-style="none" fo:font-weight="normal" officeooo:rsid="0910d6ca" style:font-name-asian="Liberation Mono" style:font-style-asian="normal" style:font-weight-asian="normal" style:font-name-complex="Liberation Mono" style:font-style-complex="normal" style:font-weight-complex="normal"/>
    </style:style>
    <style:style style:name="T1100" style:family="text">
      <style:text-properties style:font-name="Liberation Serif1" fo:language="ru" fo:country="RU" fo:font-style="normal" style:text-underline-style="none" fo:font-weight="normal" officeooo:rsid="0912a87c" style:font-name-asian="Liberation Mono" style:font-style-asian="normal" style:font-weight-asian="normal" style:font-name-complex="Liberation Mono" style:font-style-complex="normal" style:font-weight-complex="normal"/>
    </style:style>
    <style:style style:name="T1101" style:family="text">
      <style:text-properties style:font-name="Liberation Serif1" fo:language="ru" fo:country="RU" fo:font-style="normal" style:text-underline-style="none" fo:font-weight="normal" officeooo:rsid="0912dbe9" style:font-name-asian="Liberation Mono" style:font-style-asian="normal" style:font-weight-asian="normal" style:font-name-complex="Liberation Mono" style:font-style-complex="normal" style:font-weight-complex="normal"/>
    </style:style>
    <style:style style:name="T1102" style:family="text">
      <style:text-properties style:font-name="Liberation Serif1" fo:language="ru" fo:country="RU" fo:font-style="normal" style:text-underline-style="none" fo:font-weight="normal" officeooo:rsid="09139129" style:font-name-asian="Liberation Mono" style:font-style-asian="normal" style:font-weight-asian="normal" style:font-name-complex="Liberation Mono" style:font-style-complex="normal" style:font-weight-complex="normal"/>
    </style:style>
    <style:style style:name="T1103" style:family="text">
      <style:text-properties style:font-name="Liberation Serif1" fo:language="ru" fo:country="RU" fo:font-style="normal" style:text-underline-style="none" fo:font-weight="normal" officeooo:rsid="09158696" style:font-name-asian="Liberation Mono" style:font-style-asian="normal" style:font-weight-asian="normal" style:font-name-complex="Liberation Mono" style:font-style-complex="normal" style:font-weight-complex="normal"/>
    </style:style>
    <style:style style:name="T1104" style:family="text">
      <style:text-properties style:font-name="Liberation Serif1" fo:language="ru" fo:country="RU" fo:font-style="normal" style:text-underline-style="none" fo:font-weight="normal" officeooo:rsid="09170d3b" style:font-name-asian="Liberation Mono" style:font-style-asian="normal" style:font-weight-asian="normal" style:font-name-complex="Liberation Mono" style:font-style-complex="normal" style:font-weight-complex="normal"/>
    </style:style>
    <style:style style:name="T1105" style:family="text">
      <style:text-properties style:font-name="Liberation Serif1" fo:language="ru" fo:country="RU" fo:font-style="normal" style:text-underline-style="none" fo:font-weight="normal" officeooo:rsid="0917c3bd" style:font-name-asian="Liberation Mono" style:font-style-asian="normal" style:font-weight-asian="normal" style:font-name-complex="Liberation Mono" style:font-style-complex="normal" style:font-weight-complex="normal"/>
    </style:style>
    <style:style style:name="T1106" style:family="text">
      <style:text-properties style:font-name="Liberation Serif1" fo:language="ru" fo:country="RU" fo:font-style="normal" style:text-underline-style="none" fo:font-weight="normal" officeooo:rsid="0918205f" style:font-name-asian="Liberation Mono" style:font-style-asian="normal" style:font-weight-asian="normal" style:font-name-complex="Liberation Mono" style:font-style-complex="normal" style:font-weight-complex="normal"/>
    </style:style>
    <style:style style:name="T1107" style:family="text">
      <style:text-properties style:font-name="Liberation Serif1" fo:language="ru" fo:country="RU" fo:font-style="normal" style:text-underline-style="none" fo:font-weight="normal" officeooo:rsid="09186ed2" style:font-name-asian="Liberation Mono" style:font-style-asian="normal" style:font-weight-asian="normal" style:font-name-complex="Liberation Mono" style:font-style-complex="normal" style:font-weight-complex="normal"/>
    </style:style>
    <style:style style:name="T1108" style:family="text">
      <style:text-properties style:font-name="Liberation Serif1" fo:language="ru" fo:country="RU" fo:font-style="normal" style:text-underline-style="none" fo:font-weight="normal" officeooo:rsid="0919a333" style:font-name-asian="Liberation Mono" style:font-style-asian="normal" style:font-weight-asian="normal" style:font-name-complex="Liberation Mono" style:font-style-complex="normal" style:font-weight-complex="normal"/>
    </style:style>
    <style:style style:name="T1109" style:family="text">
      <style:text-properties style:font-name="Liberation Serif1" fo:language="ru" fo:country="RU" fo:font-style="normal" style:text-underline-style="none" fo:font-weight="normal" officeooo:rsid="091b00e1" style:font-name-asian="Liberation Mono" style:font-style-asian="normal" style:font-weight-asian="normal" style:font-name-complex="Liberation Mono" style:font-style-complex="normal" style:font-weight-complex="normal"/>
    </style:style>
    <style:style style:name="T1110" style:family="text">
      <style:text-properties style:font-name="Liberation Serif1" fo:language="ru" fo:country="RU" fo:font-style="normal" style:text-underline-style="none" fo:font-weight="normal" officeooo:rsid="091b9de2" style:font-name-asian="Liberation Mono" style:font-style-asian="normal" style:font-weight-asian="normal" style:font-name-complex="Liberation Mono" style:font-style-complex="normal" style:font-weight-complex="normal"/>
    </style:style>
    <style:style style:name="T1111" style:family="text">
      <style:text-properties style:font-name="Liberation Serif1" fo:language="ru" fo:country="RU" fo:font-style="normal" style:text-underline-style="none" fo:font-weight="normal" officeooo:rsid="091ca99f" style:font-name-asian="Liberation Mono" style:font-style-asian="normal" style:font-weight-asian="normal" style:font-name-complex="Liberation Mono" style:font-style-complex="normal" style:font-weight-complex="normal"/>
    </style:style>
    <style:style style:name="T1112" style:family="text">
      <style:text-properties style:font-name="Liberation Serif1" fo:language="ru" fo:country="RU" fo:font-style="normal" style:text-underline-style="none" fo:font-weight="normal" officeooo:rsid="091dfe16" style:font-name-asian="Liberation Mono" style:font-style-asian="normal" style:font-weight-asian="normal" style:font-name-complex="Liberation Mono" style:font-style-complex="normal" style:font-weight-complex="normal"/>
    </style:style>
    <style:style style:name="T1113" style:family="text">
      <style:text-properties style:font-name="Liberation Serif1" fo:language="ru" fo:country="RU" fo:font-style="normal" style:text-underline-style="none" fo:font-weight="normal" officeooo:rsid="091f9fec" style:font-name-asian="Liberation Mono" style:font-style-asian="normal" style:font-weight-asian="normal" style:font-name-complex="Liberation Mono" style:font-style-complex="normal" style:font-weight-complex="normal"/>
    </style:style>
    <style:style style:name="T1114" style:family="text">
      <style:text-properties style:font-name="Liberation Serif1" fo:language="ru" fo:country="RU" fo:font-style="normal" style:text-underline-style="none" fo:font-weight="normal" officeooo:rsid="0920962d" style:font-name-asian="Liberation Mono" style:font-style-asian="normal" style:font-weight-asian="normal" style:font-name-complex="Liberation Mono" style:font-style-complex="normal" style:font-weight-complex="normal"/>
    </style:style>
    <style:style style:name="T1115" style:family="text">
      <style:text-properties style:font-name="Liberation Serif1" fo:language="ru" fo:country="RU" fo:font-style="normal" style:text-underline-style="none" fo:font-weight="normal" officeooo:rsid="0920a409" style:font-name-asian="Liberation Mono" style:font-style-asian="normal" style:font-weight-asian="normal" style:font-name-complex="Liberation Mono" style:font-style-complex="normal" style:font-weight-complex="normal"/>
    </style:style>
    <style:style style:name="T1116" style:family="text">
      <style:text-properties style:font-name="Liberation Serif1" fo:language="ru" fo:country="RU" fo:font-style="normal" style:text-underline-style="none" fo:font-weight="normal" officeooo:rsid="092258c5" style:font-name-asian="Liberation Mono" style:font-style-asian="normal" style:font-weight-asian="normal" style:font-name-complex="Liberation Mono" style:font-style-complex="normal" style:font-weight-complex="normal"/>
    </style:style>
    <style:style style:name="T1117" style:family="text">
      <style:text-properties style:font-name="Liberation Serif1" fo:language="ru" fo:country="RU" fo:font-style="normal" style:text-underline-style="none" fo:font-weight="normal" officeooo:rsid="09252128" style:font-name-asian="Liberation Mono" style:font-style-asian="normal" style:font-weight-asian="normal" style:font-name-complex="Liberation Mono" style:font-style-complex="normal" style:font-weight-complex="normal"/>
    </style:style>
    <style:style style:name="T1118" style:family="text">
      <style:text-properties style:font-name="Liberation Serif1" fo:language="ru" fo:country="RU" fo:font-style="normal" style:text-underline-style="none" fo:font-weight="normal" officeooo:rsid="09258774" style:font-name-asian="Liberation Mono" style:font-style-asian="normal" style:font-weight-asian="normal" style:font-name-complex="Liberation Mono" style:font-style-complex="normal" style:font-weight-complex="normal"/>
    </style:style>
    <style:style style:name="T1119" style:family="text">
      <style:text-properties style:font-name="Liberation Serif1" fo:language="ru" fo:country="RU" fo:font-style="normal" style:text-underline-style="none" fo:font-weight="normal" officeooo:rsid="0925f8c6" style:font-name-asian="Liberation Mono" style:font-style-asian="normal" style:font-weight-asian="normal" style:font-name-complex="Liberation Mono" style:font-style-complex="normal" style:font-weight-complex="normal"/>
    </style:style>
    <style:style style:name="T1120" style:family="text">
      <style:text-properties style:font-name="Liberation Serif1" fo:language="ru" fo:country="RU" fo:font-style="normal" style:text-underline-style="none" fo:font-weight="normal" officeooo:rsid="0926d464" style:font-name-asian="Liberation Mono" style:font-style-asian="normal" style:font-weight-asian="normal" style:font-name-complex="Liberation Mono" style:font-style-complex="normal" style:font-weight-complex="normal"/>
    </style:style>
    <style:style style:name="T1121" style:family="text">
      <style:text-properties style:font-name="Liberation Serif1" fo:language="ru" fo:country="RU" fo:font-style="normal" style:text-underline-style="none" fo:font-weight="normal" officeooo:rsid="09279546" style:font-name-asian="Liberation Mono" style:font-style-asian="normal" style:font-weight-asian="normal" style:font-name-complex="Liberation Mono" style:font-style-complex="normal" style:font-weight-complex="normal"/>
    </style:style>
    <style:style style:name="T1122" style:family="text">
      <style:text-properties style:font-name="Liberation Serif1" fo:language="ru" fo:country="RU" fo:font-style="normal" style:text-underline-style="none" fo:font-weight="normal" officeooo:rsid="09283e23" style:font-name-asian="Liberation Mono" style:font-style-asian="normal" style:font-weight-asian="normal" style:font-name-complex="Liberation Mono" style:font-style-complex="normal" style:font-weight-complex="normal"/>
    </style:style>
    <style:style style:name="T1123" style:family="text">
      <style:text-properties style:font-name="Liberation Serif1" fo:language="ru" fo:country="RU" fo:font-style="normal" style:text-underline-style="none" fo:font-weight="normal" officeooo:rsid="0928b0e3" style:font-name-asian="Liberation Mono" style:font-style-asian="normal" style:font-weight-asian="normal" style:font-name-complex="Liberation Mono" style:font-style-complex="normal" style:font-weight-complex="normal"/>
    </style:style>
    <style:style style:name="T1124" style:family="text">
      <style:text-properties style:font-name="Liberation Serif1" fo:language="ru" fo:country="RU" fo:font-style="normal" style:text-underline-style="none" fo:font-weight="normal" officeooo:rsid="09294f49" style:font-name-asian="Liberation Mono" style:font-style-asian="normal" style:font-weight-asian="normal" style:font-name-complex="Liberation Mono" style:font-style-complex="normal" style:font-weight-complex="normal"/>
    </style:style>
    <style:style style:name="T1125" style:family="text">
      <style:text-properties style:font-name="Liberation Serif1" fo:language="ru" fo:country="RU" fo:font-style="normal" style:text-underline-style="none" fo:font-weight="normal" officeooo:rsid="092a4e5a" style:font-name-asian="Liberation Mono" style:font-style-asian="normal" style:font-weight-asian="normal" style:font-name-complex="Liberation Mono" style:font-style-complex="normal" style:font-weight-complex="normal"/>
    </style:style>
    <style:style style:name="T1126" style:family="text">
      <style:text-properties style:font-name="Liberation Serif1" fo:language="ru" fo:country="RU" fo:font-style="normal" style:text-underline-style="none" fo:font-weight="normal" officeooo:rsid="092ae59c" style:font-name-asian="Liberation Mono" style:font-style-asian="normal" style:font-weight-asian="normal" style:font-name-complex="Liberation Mono" style:font-style-complex="normal" style:font-weight-complex="normal"/>
    </style:style>
    <style:style style:name="T1127" style:family="text">
      <style:text-properties style:font-name="Liberation Serif1" fo:language="ru" fo:country="RU" fo:font-style="normal" style:text-underline-style="none" fo:font-weight="normal" officeooo:rsid="092c466f" style:font-name-asian="Liberation Mono" style:font-style-asian="normal" style:font-weight-asian="normal" style:font-name-complex="Liberation Mono" style:font-style-complex="normal" style:font-weight-complex="normal"/>
    </style:style>
    <style:style style:name="T1128" style:family="text">
      <style:text-properties style:font-name="Liberation Serif1" fo:language="ru" fo:country="RU" fo:font-style="normal" style:text-underline-style="none" fo:font-weight="normal" officeooo:rsid="092c78db" style:font-name-asian="Liberation Mono" style:font-style-asian="normal" style:font-weight-asian="normal" style:font-name-complex="Liberation Mono" style:font-style-complex="normal" style:font-weight-complex="normal"/>
    </style:style>
    <style:style style:name="T1129" style:family="text">
      <style:text-properties style:font-name="Liberation Serif1" fo:language="ru" fo:country="RU" fo:font-style="normal" style:text-underline-style="none" fo:font-weight="normal" officeooo:rsid="092e357e" style:font-name-asian="Liberation Mono" style:font-style-asian="normal" style:font-weight-asian="normal" style:font-name-complex="Liberation Mono" style:font-style-complex="normal" style:font-weight-complex="normal"/>
    </style:style>
    <style:style style:name="T1130" style:family="text">
      <style:text-properties style:font-name="Liberation Serif1" fo:language="ru" fo:country="RU" fo:font-style="normal" style:text-underline-style="none" fo:font-weight="normal" officeooo:rsid="093019e2" style:font-name-asian="Liberation Mono" style:font-style-asian="normal" style:font-weight-asian="normal" style:font-name-complex="Liberation Mono" style:font-style-complex="normal" style:font-weight-complex="normal"/>
    </style:style>
    <style:style style:name="T1131" style:family="text">
      <style:text-properties style:font-name="Liberation Serif1" fo:language="ru" fo:country="RU" fo:font-style="normal" style:text-underline-style="none" fo:font-weight="normal" officeooo:rsid="09312555" style:font-name-asian="Liberation Mono" style:font-style-asian="normal" style:font-weight-asian="normal" style:font-name-complex="Liberation Mono" style:font-style-complex="normal" style:font-weight-complex="normal"/>
    </style:style>
    <style:style style:name="T1132" style:family="text">
      <style:text-properties style:font-name="Liberation Serif1" fo:language="ru" fo:country="RU" fo:font-style="normal" style:text-underline-style="none" fo:font-weight="normal" officeooo:rsid="0932352d" style:font-name-asian="Liberation Mono" style:font-style-asian="normal" style:font-weight-asian="normal" style:font-name-complex="Liberation Mono" style:font-style-complex="normal" style:font-weight-complex="normal"/>
    </style:style>
    <style:style style:name="T1133" style:family="text">
      <style:text-properties style:font-name="Liberation Serif1" fo:language="ru" fo:country="RU" fo:font-style="normal" style:text-underline-style="none" fo:font-weight="normal" officeooo:rsid="0934351b" style:font-name-asian="Liberation Mono" style:font-style-asian="normal" style:font-weight-asian="normal" style:font-name-complex="Liberation Mono" style:font-style-complex="normal" style:font-weight-complex="normal"/>
    </style:style>
    <style:style style:name="T1134" style:family="text">
      <style:text-properties style:font-name="Liberation Serif1" fo:language="ru" fo:country="RU" fo:font-style="normal" style:text-underline-style="none" fo:font-weight="normal" officeooo:rsid="0934d403" style:font-name-asian="Liberation Mono" style:font-style-asian="normal" style:font-weight-asian="normal" style:font-name-complex="Liberation Mono" style:font-style-complex="normal" style:font-weight-complex="normal"/>
    </style:style>
    <style:style style:name="T1135" style:family="text">
      <style:text-properties style:font-name="Liberation Serif1" fo:language="ru" fo:country="RU" fo:font-style="normal" style:text-underline-style="none" fo:font-weight="normal" officeooo:rsid="0936baf4" style:font-name-asian="Liberation Mono" style:font-style-asian="normal" style:font-weight-asian="normal" style:font-name-complex="Liberation Mono" style:font-style-complex="normal" style:font-weight-complex="normal"/>
    </style:style>
    <style:style style:name="T1136" style:family="text">
      <style:text-properties style:font-name="Liberation Serif1" fo:language="ru" fo:country="RU" fo:font-style="normal" style:text-underline-style="none" fo:font-weight="normal" officeooo:rsid="0936e101" style:font-name-asian="Liberation Mono" style:font-style-asian="normal" style:font-weight-asian="normal" style:font-name-complex="Liberation Mono" style:font-style-complex="normal" style:font-weight-complex="normal"/>
    </style:style>
    <style:style style:name="T1137" style:family="text">
      <style:text-properties style:font-name="Liberation Serif1" fo:language="ru" fo:country="RU" fo:font-style="normal" style:text-underline-style="none" fo:font-weight="normal" officeooo:rsid="0938bda5" style:font-name-asian="Liberation Mono" style:font-style-asian="normal" style:font-weight-asian="normal" style:font-name-complex="Liberation Mono" style:font-style-complex="normal" style:font-weight-complex="normal"/>
    </style:style>
    <style:style style:name="T1138" style:family="text">
      <style:text-properties style:font-name="Liberation Serif1" fo:language="ru" fo:country="RU" fo:font-style="normal" style:text-underline-style="none" fo:font-weight="normal" officeooo:rsid="0939206f" style:font-name-asian="Liberation Mono" style:font-style-asian="normal" style:font-weight-asian="normal" style:font-name-complex="Liberation Mono" style:font-style-complex="normal" style:font-weight-complex="normal"/>
    </style:style>
    <style:style style:name="T1139" style:family="text">
      <style:text-properties style:font-name="Liberation Serif1" fo:language="ru" fo:country="RU" fo:font-style="normal" style:text-underline-style="none" fo:font-weight="normal" officeooo:rsid="0939dcae" style:font-name-asian="Liberation Mono" style:font-style-asian="normal" style:font-weight-asian="normal" style:font-name-complex="Liberation Mono" style:font-style-complex="normal" style:font-weight-complex="normal"/>
    </style:style>
    <style:style style:name="T1140" style:family="text">
      <style:text-properties style:font-name="Liberation Serif1" fo:language="ru" fo:country="RU" fo:font-style="normal" style:text-underline-style="none" fo:font-weight="normal" officeooo:rsid="093b5683" style:font-name-asian="Liberation Mono" style:font-style-asian="normal" style:font-weight-asian="normal" style:font-name-complex="Liberation Mono" style:font-style-complex="normal" style:font-weight-complex="normal"/>
    </style:style>
    <style:style style:name="T1141" style:family="text">
      <style:text-properties style:font-name="Liberation Serif1" fo:language="ru" fo:country="RU" fo:font-style="normal" style:text-underline-style="none" fo:font-weight="normal" officeooo:rsid="093cdc60" style:font-name-asian="Liberation Mono" style:font-style-asian="normal" style:font-weight-asian="normal" style:font-name-complex="Liberation Mono" style:font-style-complex="normal" style:font-weight-complex="normal"/>
    </style:style>
    <style:style style:name="T1142" style:family="text">
      <style:text-properties style:font-name="Liberation Serif1" fo:language="ru" fo:country="RU" fo:font-style="normal" style:text-underline-style="none" fo:font-weight="normal" officeooo:rsid="093d4b1c" style:font-name-asian="Liberation Mono" style:font-style-asian="normal" style:font-weight-asian="normal" style:font-name-complex="Liberation Mono" style:font-style-complex="normal" style:font-weight-complex="normal"/>
    </style:style>
    <style:style style:name="T1143" style:family="text">
      <style:text-properties style:font-name="Liberation Serif1" fo:language="ru" fo:country="RU" fo:font-style="normal" style:text-underline-style="none" fo:font-weight="normal" officeooo:rsid="093eb95b" style:font-name-asian="Liberation Mono" style:font-style-asian="normal" style:font-weight-asian="normal" style:font-name-complex="Liberation Mono" style:font-style-complex="normal" style:font-weight-complex="normal"/>
    </style:style>
    <style:style style:name="T1144" style:family="text">
      <style:text-properties style:font-name="Liberation Serif1" fo:language="ru" fo:country="RU" fo:font-style="normal" style:text-underline-style="none" fo:font-weight="normal" officeooo:rsid="093fb59b" style:font-name-asian="Liberation Mono" style:font-style-asian="normal" style:font-weight-asian="normal" style:font-name-complex="Liberation Mono" style:font-style-complex="normal" style:font-weight-complex="normal"/>
    </style:style>
    <style:style style:name="T1145" style:family="text">
      <style:text-properties style:font-name="Liberation Serif1" fo:language="ru" fo:country="RU" fo:font-style="normal" style:text-underline-style="none" fo:font-weight="normal" officeooo:rsid="09419037" style:font-name-asian="Liberation Mono" style:font-style-asian="normal" style:font-weight-asian="normal" style:font-name-complex="Liberation Mono" style:font-style-complex="normal" style:font-weight-complex="normal"/>
    </style:style>
    <style:style style:name="T1146" style:family="text">
      <style:text-properties style:font-name="Liberation Serif1" fo:language="ru" fo:country="RU" fo:font-style="normal" style:text-underline-style="none" fo:font-weight="normal" officeooo:rsid="09432c48" style:font-name-asian="Liberation Mono" style:font-style-asian="normal" style:font-weight-asian="normal" style:font-name-complex="Liberation Mono" style:font-style-complex="normal" style:font-weight-complex="normal"/>
    </style:style>
    <style:style style:name="T1147" style:family="text">
      <style:text-properties style:font-name="Liberation Serif1" fo:language="ru" fo:country="RU" fo:font-style="normal" style:text-underline-style="none" fo:font-weight="normal" officeooo:rsid="09445edc" style:font-name-asian="Liberation Mono" style:font-style-asian="normal" style:font-weight-asian="normal" style:font-name-complex="Liberation Mono" style:font-style-complex="normal" style:font-weight-complex="normal"/>
    </style:style>
    <style:style style:name="T1148" style:family="text">
      <style:text-properties style:font-name="Liberation Serif1" fo:language="ru" fo:country="RU" fo:font-style="normal" style:text-underline-style="none" fo:font-weight="normal" officeooo:rsid="0945b023" style:font-name-asian="Liberation Mono" style:font-style-asian="normal" style:font-weight-asian="normal" style:font-name-complex="Liberation Mono" style:font-style-complex="normal" style:font-weight-complex="normal"/>
    </style:style>
    <style:style style:name="T1149" style:family="text">
      <style:text-properties style:font-name="Liberation Serif1" fo:language="ru" fo:country="RU" fo:font-style="normal" style:text-underline-style="none" fo:font-weight="normal" officeooo:rsid="0946dca1" style:font-name-asian="Liberation Mono" style:font-style-asian="normal" style:font-weight-asian="normal" style:font-name-complex="Liberation Mono" style:font-style-complex="normal" style:font-weight-complex="normal"/>
    </style:style>
    <style:style style:name="T1150" style:family="text">
      <style:text-properties style:font-name="Liberation Serif1" fo:language="ru" fo:country="RU" fo:font-style="normal" style:text-underline-style="none" fo:font-weight="normal" officeooo:rsid="0947a692" style:font-name-asian="Liberation Mono" style:font-style-asian="normal" style:font-weight-asian="normal" style:font-name-complex="Liberation Mono" style:font-style-complex="normal" style:font-weight-complex="normal"/>
    </style:style>
    <style:style style:name="T1151" style:family="text">
      <style:text-properties style:font-name="Liberation Serif1" fo:language="ru" fo:country="RU" fo:font-style="normal" style:text-underline-style="none" fo:font-weight="normal" officeooo:rsid="094a6a74" style:font-name-asian="Liberation Mono" style:font-style-asian="normal" style:font-weight-asian="normal" style:font-name-complex="Liberation Mono" style:font-style-complex="normal" style:font-weight-complex="normal"/>
    </style:style>
    <style:style style:name="T1152" style:family="text">
      <style:text-properties style:font-name="Liberation Serif1" fo:language="ru" fo:country="RU" fo:font-style="normal" style:text-underline-style="none" fo:font-weight="normal" officeooo:rsid="094b37aa" style:font-name-asian="Liberation Mono" style:font-style-asian="normal" style:font-weight-asian="normal" style:font-name-complex="Liberation Mono" style:font-style-complex="normal" style:font-weight-complex="normal"/>
    </style:style>
    <style:style style:name="T1153" style:family="text">
      <style:text-properties style:font-name="Liberation Serif1" fo:language="ru" fo:country="RU" fo:font-style="normal" style:text-underline-style="none" fo:font-weight="normal" officeooo:rsid="094cd34e" style:font-name-asian="Liberation Mono" style:font-style-asian="normal" style:font-weight-asian="normal" style:font-name-complex="Liberation Mono" style:font-style-complex="normal" style:font-weight-complex="normal"/>
    </style:style>
    <style:style style:name="T1154" style:family="text">
      <style:text-properties style:font-name="Liberation Serif1" fo:language="ru" fo:country="RU" fo:font-style="normal" style:text-underline-style="none" fo:font-weight="normal" officeooo:rsid="094e7a67" style:font-name-asian="Liberation Mono" style:font-style-asian="normal" style:font-weight-asian="normal" style:font-name-complex="Liberation Mono" style:font-style-complex="normal" style:font-weight-complex="normal"/>
    </style:style>
    <style:style style:name="T1155" style:family="text">
      <style:text-properties style:font-name="Liberation Serif1" fo:language="ru" fo:country="RU" fo:font-style="normal" style:text-underline-style="none" fo:font-weight="normal" officeooo:rsid="094e956d" style:font-name-asian="Liberation Mono" style:font-style-asian="normal" style:font-weight-asian="normal" style:font-name-complex="Liberation Mono" style:font-style-complex="normal" style:font-weight-complex="normal"/>
    </style:style>
    <style:style style:name="T1156" style:family="text">
      <style:text-properties style:font-name="Liberation Serif1" fo:language="ru" fo:country="RU" fo:font-style="normal" style:text-underline-style="none" fo:font-weight="normal" officeooo:rsid="094ed41a" style:font-name-asian="Liberation Mono" style:font-style-asian="normal" style:font-weight-asian="normal" style:font-name-complex="Liberation Mono" style:font-style-complex="normal" style:font-weight-complex="normal"/>
    </style:style>
    <style:style style:name="T1157" style:family="text">
      <style:text-properties style:font-name="Liberation Serif1" fo:language="ru" fo:country="RU" fo:font-style="normal" style:text-underline-style="none" fo:font-weight="normal" officeooo:rsid="094f446d" style:font-name-asian="Liberation Mono" style:font-style-asian="normal" style:font-weight-asian="normal" style:font-name-complex="Liberation Mono" style:font-style-complex="normal" style:font-weight-complex="normal"/>
    </style:style>
    <style:style style:name="T1158" style:family="text">
      <style:text-properties style:font-name="Liberation Serif1" fo:language="ru" fo:country="RU" fo:font-style="normal" style:text-underline-style="none" fo:font-weight="normal" officeooo:rsid="094f48fa" style:font-name-asian="Liberation Mono" style:font-style-asian="normal" style:font-weight-asian="normal" style:font-name-complex="Liberation Mono" style:font-style-complex="normal" style:font-weight-complex="normal"/>
    </style:style>
    <style:style style:name="T1159" style:family="text">
      <style:text-properties style:font-name="Liberation Serif1" fo:language="ru" fo:country="RU" fo:font-style="normal" style:text-underline-style="none" fo:font-weight="normal" officeooo:rsid="09509cc9" style:font-name-asian="Liberation Mono" style:font-style-asian="normal" style:font-weight-asian="normal" style:font-name-complex="Liberation Mono" style:font-style-complex="normal" style:font-weight-complex="normal"/>
    </style:style>
    <style:style style:name="T1160" style:family="text">
      <style:text-properties style:font-name="Liberation Serif1" fo:language="ru" fo:country="RU" fo:font-style="normal" style:text-underline-style="none" fo:font-weight="normal" officeooo:rsid="0951dfff" style:font-name-asian="Liberation Mono" style:font-style-asian="normal" style:font-weight-asian="normal" style:font-name-complex="Liberation Mono" style:font-style-complex="normal" style:font-weight-complex="normal"/>
    </style:style>
    <style:style style:name="T1161" style:family="text">
      <style:text-properties style:font-name="Liberation Serif1" fo:language="ru" fo:country="RU" fo:font-style="normal" style:text-underline-style="none" fo:font-weight="normal" officeooo:rsid="09528780" style:font-name-asian="Liberation Mono" style:font-style-asian="normal" style:font-weight-asian="normal" style:font-name-complex="Liberation Mono" style:font-style-complex="normal" style:font-weight-complex="normal"/>
    </style:style>
    <style:style style:name="T1162" style:family="text">
      <style:text-properties style:font-name="Liberation Serif1" fo:language="ru" fo:country="RU" fo:font-style="normal" style:text-underline-style="none" fo:font-weight="normal" officeooo:rsid="095405c3" style:font-name-asian="Liberation Mono" style:font-style-asian="normal" style:font-weight-asian="normal" style:font-name-complex="Liberation Mono" style:font-style-complex="normal" style:font-weight-complex="normal"/>
    </style:style>
    <style:style style:name="T1163" style:family="text">
      <style:text-properties style:font-name="Liberation Serif1" fo:language="ru" fo:country="RU" fo:font-style="normal" style:text-underline-style="none" fo:font-weight="normal" officeooo:rsid="095716f2" style:font-name-asian="Liberation Mono" style:font-style-asian="normal" style:font-weight-asian="normal" style:font-name-complex="Liberation Mono" style:font-style-complex="normal" style:font-weight-complex="normal"/>
    </style:style>
    <style:style style:name="T1164" style:family="text">
      <style:text-properties style:font-name="Liberation Serif1" fo:language="ru" fo:country="RU" fo:font-style="normal" style:text-underline-style="none" fo:font-weight="normal" officeooo:rsid="0958aeea" style:font-name-asian="Liberation Mono" style:font-style-asian="normal" style:font-weight-asian="normal" style:font-name-complex="Liberation Mono" style:font-style-complex="normal" style:font-weight-complex="normal"/>
    </style:style>
    <style:style style:name="T1165" style:family="text">
      <style:text-properties style:font-name="Liberation Serif1" fo:language="ru" fo:country="RU" fo:font-style="normal" style:text-underline-style="none" fo:font-weight="normal" officeooo:rsid="095a9892" style:font-name-asian="Liberation Mono" style:font-style-asian="normal" style:font-weight-asian="normal" style:font-name-complex="Liberation Mono" style:font-style-complex="normal" style:font-weight-complex="normal"/>
    </style:style>
    <style:style style:name="T1166" style:family="text">
      <style:text-properties style:font-name="Liberation Serif1" fo:language="ru" fo:country="RU" fo:font-style="normal" style:text-underline-style="none" fo:font-weight="normal" officeooo:rsid="095c7c3c" style:font-name-asian="Liberation Mono" style:font-style-asian="normal" style:font-weight-asian="normal" style:font-name-complex="Liberation Mono" style:font-style-complex="normal" style:font-weight-complex="normal"/>
    </style:style>
    <style:style style:name="T1167" style:family="text">
      <style:text-properties style:font-name="Liberation Serif1" fo:language="ru" fo:country="RU" fo:font-style="normal" style:text-underline-style="none" fo:font-weight="normal" officeooo:rsid="095d57d2" style:font-name-asian="Liberation Mono" style:font-style-asian="normal" style:font-weight-asian="normal" style:font-name-complex="Liberation Mono" style:font-style-complex="normal" style:font-weight-complex="normal"/>
    </style:style>
    <style:style style:name="T1168" style:family="text">
      <style:text-properties style:font-name="Liberation Serif1" fo:language="ru" fo:country="RU" fo:font-style="normal" style:text-underline-style="none" fo:font-weight="normal" officeooo:rsid="095ed2ad" style:font-name-asian="Liberation Mono" style:font-style-asian="normal" style:font-weight-asian="normal" style:font-name-complex="Liberation Mono" style:font-style-complex="normal" style:font-weight-complex="normal"/>
    </style:style>
    <style:style style:name="T1169" style:family="text">
      <style:text-properties style:font-name="Liberation Serif1" fo:language="ru" fo:country="RU" fo:font-style="normal" style:text-underline-style="none" fo:font-weight="normal" officeooo:rsid="095efe4a" style:font-name-asian="Liberation Mono" style:font-style-asian="normal" style:font-weight-asian="normal" style:font-name-complex="Liberation Mono" style:font-style-complex="normal" style:font-weight-complex="normal"/>
    </style:style>
    <style:style style:name="T1170" style:family="text">
      <style:text-properties style:font-name="Liberation Serif1" fo:language="ru" fo:country="RU" fo:font-style="normal" style:text-underline-style="none" fo:font-weight="normal" officeooo:rsid="09603e13" style:font-name-asian="Liberation Mono" style:font-style-asian="normal" style:font-weight-asian="normal" style:font-name-complex="Liberation Mono" style:font-style-complex="normal" style:font-weight-complex="normal"/>
    </style:style>
    <style:style style:name="T1171" style:family="text">
      <style:text-properties style:font-name="Liberation Serif1" fo:language="ru" fo:country="RU" fo:font-style="normal" style:text-underline-style="none" fo:font-weight="normal" officeooo:rsid="0960c774" style:font-name-asian="Liberation Mono" style:font-style-asian="normal" style:font-weight-asian="normal" style:font-name-complex="Liberation Mono" style:font-style-complex="normal" style:font-weight-complex="normal"/>
    </style:style>
    <style:style style:name="T1172" style:family="text">
      <style:text-properties style:font-name="Liberation Serif1" fo:language="ru" fo:country="RU" fo:font-style="normal" style:text-underline-style="none" fo:font-weight="normal" officeooo:rsid="09621358" style:font-name-asian="Liberation Mono" style:font-style-asian="normal" style:font-weight-asian="normal" style:font-name-complex="Liberation Mono" style:font-style-complex="normal" style:font-weight-complex="normal"/>
    </style:style>
    <style:style style:name="T1173" style:family="text">
      <style:text-properties style:font-name="Liberation Serif1" fo:language="ru" fo:country="RU" fo:font-style="normal" style:text-underline-style="none" fo:font-weight="normal" officeooo:rsid="0963f594" style:font-name-asian="Liberation Mono" style:font-style-asian="normal" style:font-weight-asian="normal" style:font-name-complex="Liberation Mono" style:font-style-complex="normal" style:font-weight-complex="normal"/>
    </style:style>
    <style:style style:name="T1174" style:family="text">
      <style:text-properties style:font-name="Liberation Serif1" fo:language="ru" fo:country="RU" fo:font-style="normal" style:text-underline-style="none" fo:font-weight="normal" officeooo:rsid="0964f105" style:font-name-asian="Liberation Mono" style:font-style-asian="normal" style:font-weight-asian="normal" style:font-name-complex="Liberation Mono" style:font-style-complex="normal" style:font-weight-complex="normal"/>
    </style:style>
    <style:style style:name="T1175" style:family="text">
      <style:text-properties style:font-name="Liberation Serif1" fo:language="ru" fo:country="RU" fo:font-style="normal" style:text-underline-style="none" fo:font-weight="normal" officeooo:rsid="0966557d" style:font-name-asian="Liberation Mono" style:font-style-asian="normal" style:font-weight-asian="normal" style:font-name-complex="Liberation Mono" style:font-style-complex="normal" style:font-weight-complex="normal"/>
    </style:style>
    <style:style style:name="T1176" style:family="text">
      <style:text-properties style:font-name="Liberation Serif1" fo:language="ru" fo:country="RU" fo:font-style="normal" style:text-underline-style="none" fo:font-weight="normal" officeooo:rsid="0967f279" style:font-name-asian="Liberation Mono" style:font-style-asian="normal" style:font-weight-asian="normal" style:font-name-complex="Liberation Mono" style:font-style-complex="normal" style:font-weight-complex="normal"/>
    </style:style>
    <style:style style:name="T1177" style:family="text">
      <style:text-properties style:font-name="Liberation Serif1" fo:language="ru" fo:country="RU" fo:font-style="normal" style:text-underline-style="none" fo:font-weight="normal" officeooo:rsid="09684551" style:font-name-asian="Liberation Mono" style:font-style-asian="normal" style:font-weight-asian="normal" style:font-name-complex="Liberation Mono" style:font-style-complex="normal" style:font-weight-complex="normal"/>
    </style:style>
    <style:style style:name="T1178" style:family="text">
      <style:text-properties style:font-name="Liberation Serif1" fo:language="ru" fo:country="RU" fo:font-style="normal" style:text-underline-style="none" fo:font-weight="normal" officeooo:rsid="0968f619" style:font-name-asian="Liberation Mono" style:font-style-asian="normal" style:font-weight-asian="normal" style:font-name-complex="Liberation Mono" style:font-style-complex="normal" style:font-weight-complex="normal"/>
    </style:style>
    <style:style style:name="T1179" style:family="text">
      <style:text-properties style:font-name="Liberation Serif1" fo:language="ru" fo:country="RU" fo:font-style="normal" style:text-underline-style="none" fo:font-weight="normal" officeooo:rsid="09696761" style:font-name-asian="Liberation Mono" style:font-style-asian="normal" style:font-weight-asian="normal" style:font-name-complex="Liberation Mono" style:font-style-complex="normal" style:font-weight-complex="normal"/>
    </style:style>
    <style:style style:name="T1180" style:family="text">
      <style:text-properties style:font-name="Liberation Serif1" fo:language="ru" fo:country="RU" fo:font-style="normal" style:text-underline-style="none" fo:font-weight="normal" officeooo:rsid="096a2261" style:font-name-asian="Liberation Mono" style:font-style-asian="normal" style:font-weight-asian="normal" style:font-name-complex="Liberation Mono" style:font-style-complex="normal" style:font-weight-complex="normal"/>
    </style:style>
    <style:style style:name="T1181" style:family="text">
      <style:text-properties style:font-name="Liberation Serif1" fo:language="ru" fo:country="RU" fo:font-style="normal" style:text-underline-style="none" fo:font-weight="normal" officeooo:rsid="096af504" style:font-name-asian="Liberation Mono" style:font-style-asian="normal" style:font-weight-asian="normal" style:font-name-complex="Liberation Mono" style:font-style-complex="normal" style:font-weight-complex="normal"/>
    </style:style>
    <style:style style:name="T1182" style:family="text">
      <style:text-properties style:font-name="Liberation Serif1" fo:language="ru" fo:country="RU" fo:font-style="normal" style:text-underline-style="none" fo:font-weight="normal" officeooo:rsid="096c7c30" style:font-name-asian="Liberation Mono" style:font-style-asian="normal" style:font-weight-asian="normal" style:font-name-complex="Liberation Mono" style:font-style-complex="normal" style:font-weight-complex="normal"/>
    </style:style>
    <style:style style:name="T1183" style:family="text">
      <style:text-properties style:font-name="Liberation Serif1" fo:language="ru" fo:country="RU" fo:font-style="normal" style:text-underline-style="none" fo:font-weight="normal" officeooo:rsid="096cf33a" style:font-name-asian="Liberation Mono" style:font-style-asian="normal" style:font-weight-asian="normal" style:font-name-complex="Liberation Mono" style:font-style-complex="normal" style:font-weight-complex="normal"/>
    </style:style>
    <style:style style:name="T1184" style:family="text">
      <style:text-properties style:font-name="Liberation Serif1" fo:language="ru" fo:country="RU" fo:font-style="normal" style:text-underline-style="none" fo:font-weight="normal" officeooo:rsid="096e0eae" style:font-name-asian="Liberation Mono" style:font-style-asian="normal" style:font-weight-asian="normal" style:font-name-complex="Liberation Mono" style:font-style-complex="normal" style:font-weight-complex="normal"/>
    </style:style>
    <style:style style:name="T1185" style:family="text">
      <style:text-properties style:font-name="Liberation Serif1" fo:language="ru" fo:country="RU" fo:font-style="normal" style:text-underline-style="none" fo:font-weight="normal" officeooo:rsid="09b0f5b3" style:font-name-asian="Liberation Mono" style:font-style-asian="normal" style:font-weight-asian="normal" style:font-name-complex="Liberation Mono" style:font-style-complex="normal" style:font-weight-complex="normal"/>
    </style:style>
    <style:style style:name="T1186" style:family="text">
      <style:text-properties style:font-name="Liberation Serif1" fo:language="ru" fo:country="RU" fo:font-style="normal" style:text-underline-style="none" fo:font-weight="normal" officeooo:rsid="09b24074" style:font-name-asian="Liberation Mono" style:font-style-asian="normal" style:font-weight-asian="normal" style:font-name-complex="Liberation Mono" style:font-style-complex="normal" style:font-weight-complex="normal"/>
    </style:style>
    <style:style style:name="T1187" style:family="text">
      <style:text-properties style:font-name="Liberation Serif1" fo:language="ru" fo:country="RU" fo:font-style="normal" style:text-underline-style="none" fo:font-weight="normal" officeooo:rsid="09b2d68e" style:font-name-asian="Liberation Mono" style:font-style-asian="normal" style:font-weight-asian="normal" style:font-name-complex="Liberation Mono" style:font-style-complex="normal" style:font-weight-complex="normal"/>
    </style:style>
    <style:style style:name="T1188" style:family="text">
      <style:text-properties style:font-name="Liberation Serif1" fo:language="ru" fo:country="RU" fo:font-style="normal" style:text-underline-style="none" fo:font-weight="normal" officeooo:rsid="09b48720" style:font-name-asian="Liberation Mono" style:font-style-asian="normal" style:font-weight-asian="normal" style:font-name-complex="Liberation Mono" style:font-style-complex="normal" style:font-weight-complex="normal"/>
    </style:style>
    <style:style style:name="T1189" style:family="text">
      <style:text-properties style:font-name="Liberation Serif1" fo:language="ru" fo:country="RU" fo:font-style="normal" style:text-underline-style="none" fo:font-weight="normal" officeooo:rsid="09b66e98" style:font-name-asian="Liberation Mono" style:font-style-asian="normal" style:font-weight-asian="normal" style:font-name-complex="Liberation Mono" style:font-style-complex="normal" style:font-weight-complex="normal"/>
    </style:style>
    <style:style style:name="T1190" style:family="text">
      <style:text-properties style:font-name="Liberation Serif1" fo:language="ru" fo:country="RU" fo:font-style="normal" style:text-underline-style="none" fo:font-weight="normal" officeooo:rsid="09ba2f6c" style:font-name-asian="Liberation Mono" style:font-style-asian="normal" style:font-weight-asian="normal" style:font-name-complex="Liberation Mono" style:font-style-complex="normal" style:font-weight-complex="normal"/>
    </style:style>
    <style:style style:name="T1191" style:family="text">
      <style:text-properties style:font-name="Liberation Serif1" fo:language="ru" fo:country="RU" fo:font-style="normal" style:text-underline-style="none" fo:font-weight="normal" officeooo:rsid="09bb8fc0" style:font-name-asian="Liberation Mono" style:font-style-asian="normal" style:font-weight-asian="normal" style:font-name-complex="Liberation Mono" style:font-style-complex="normal" style:font-weight-complex="normal"/>
    </style:style>
    <style:style style:name="T1192" style:family="text">
      <style:text-properties style:font-name="Liberation Serif1" fo:language="ru" fo:country="RU" fo:font-style="normal" style:text-underline-style="none" fo:font-weight="normal" officeooo:rsid="09bbd62e" style:font-name-asian="Liberation Mono" style:font-style-asian="normal" style:font-weight-asian="normal" style:font-name-complex="Liberation Mono" style:font-style-complex="normal" style:font-weight-complex="normal"/>
    </style:style>
    <style:style style:name="T1193" style:family="text">
      <style:text-properties style:font-name="Liberation Serif1" fo:language="ru" fo:country="RU" fo:font-style="normal" style:text-underline-style="none" fo:font-weight="normal" officeooo:rsid="09bc1470" style:font-name-asian="Liberation Mono" style:font-style-asian="normal" style:font-weight-asian="normal" style:font-name-complex="Liberation Mono" style:font-style-complex="normal" style:font-weight-complex="normal"/>
    </style:style>
    <style:style style:name="T1194" style:family="text">
      <style:text-properties style:font-name="Liberation Serif1" fo:language="ru" fo:country="RU" fo:font-style="normal" style:text-underline-style="none" fo:font-weight="normal" officeooo:rsid="09bc562a" style:font-name-asian="Liberation Mono" style:font-style-asian="normal" style:font-weight-asian="normal" style:font-name-complex="Liberation Mono" style:font-style-complex="normal" style:font-weight-complex="normal"/>
    </style:style>
    <style:style style:name="T1195" style:family="text">
      <style:text-properties style:font-name="Liberation Serif1" fo:language="ru" fo:country="RU" fo:font-style="normal" style:text-underline-style="none" fo:font-weight="normal" officeooo:rsid="09be1b64" style:font-name-asian="Liberation Mono" style:font-style-asian="normal" style:font-weight-asian="normal" style:font-name-complex="Liberation Mono" style:font-style-complex="normal" style:font-weight-complex="normal"/>
    </style:style>
    <style:style style:name="T1196" style:family="text">
      <style:text-properties style:font-name="Liberation Serif1" fo:language="ru" fo:country="RU" fo:font-style="normal" style:text-underline-style="none" fo:font-weight="normal" officeooo:rsid="09be6ba2" style:font-name-asian="Liberation Mono" style:font-style-asian="normal" style:font-weight-asian="normal" style:font-name-complex="Liberation Mono" style:font-style-complex="normal" style:font-weight-complex="normal"/>
    </style:style>
    <style:style style:name="T1197" style:family="text">
      <style:text-properties style:font-name="Liberation Serif1" fo:language="ru" fo:country="RU" fo:font-style="normal" style:text-underline-style="none" fo:font-weight="normal" officeooo:rsid="09c064ca" style:font-name-asian="Liberation Mono" style:font-style-asian="normal" style:font-weight-asian="normal" style:font-name-complex="Liberation Mono" style:font-style-complex="normal" style:font-weight-complex="normal"/>
    </style:style>
    <style:style style:name="T1198" style:family="text">
      <style:text-properties style:font-name="Liberation Serif1" fo:language="ru" fo:country="RU" fo:font-style="normal" style:text-underline-style="none" fo:font-weight="normal" officeooo:rsid="09c1872c" style:font-name-asian="Liberation Mono" style:font-style-asian="normal" style:font-weight-asian="normal" style:font-name-complex="Liberation Mono" style:font-style-complex="normal" style:font-weight-complex="normal"/>
    </style:style>
    <style:style style:name="T1199" style:family="text">
      <style:text-properties style:font-name="Liberation Serif1" fo:language="ru" fo:country="RU" fo:font-style="normal" style:text-underline-style="none" fo:font-weight="normal" officeooo:rsid="09c1b1bc" style:font-name-asian="Liberation Mono" style:font-style-asian="normal" style:font-weight-asian="normal" style:font-name-complex="Liberation Mono" style:font-style-complex="normal" style:font-weight-complex="normal"/>
    </style:style>
    <style:style style:name="T1200" style:family="text">
      <style:text-properties style:font-name="Liberation Serif1" fo:language="ru" fo:country="RU" fo:font-style="normal" style:text-underline-style="none" fo:font-weight="normal" officeooo:rsid="09c3a276" style:font-name-asian="Liberation Mono" style:font-style-asian="normal" style:font-weight-asian="normal" style:font-name-complex="Liberation Mono" style:font-style-complex="normal" style:font-weight-complex="normal"/>
    </style:style>
    <style:style style:name="T1201" style:family="text">
      <style:text-properties style:font-name="Liberation Serif1" fo:language="ru" fo:country="RU" fo:font-style="normal" style:text-underline-style="none" fo:font-weight="normal" officeooo:rsid="09c4a7df" style:font-name-asian="Liberation Mono" style:font-style-asian="normal" style:font-weight-asian="normal" style:font-name-complex="Liberation Mono" style:font-style-complex="normal" style:font-weight-complex="normal"/>
    </style:style>
    <style:style style:name="T1202" style:family="text">
      <style:text-properties style:font-name="Liberation Serif1" fo:language="ru" fo:country="RU" fo:font-style="normal" style:text-underline-style="none" fo:font-weight="normal" officeooo:rsid="09c68ad9" style:font-name-asian="Liberation Mono" style:font-style-asian="normal" style:font-weight-asian="normal" style:font-name-complex="Liberation Mono" style:font-style-complex="normal" style:font-weight-complex="normal"/>
    </style:style>
    <style:style style:name="T1203" style:family="text">
      <style:text-properties style:font-name="Liberation Serif1" fo:language="ru" fo:country="RU" fo:font-style="normal" style:text-underline-style="none" fo:font-weight="normal" officeooo:rsid="09c8435e" style:font-name-asian="Liberation Mono" style:font-style-asian="normal" style:font-weight-asian="normal" style:font-name-complex="Liberation Mono" style:font-style-complex="normal" style:font-weight-complex="normal"/>
    </style:style>
    <style:style style:name="T1204" style:family="text">
      <style:text-properties style:font-name="Liberation Serif1" fo:language="ru" fo:country="RU" fo:font-style="normal" style:text-underline-style="none" fo:font-weight="normal" officeooo:rsid="09c97f8f" style:font-name-asian="Liberation Mono" style:font-style-asian="normal" style:font-weight-asian="normal" style:font-name-complex="Liberation Mono" style:font-style-complex="normal" style:font-weight-complex="normal"/>
    </style:style>
    <style:style style:name="T1205" style:family="text">
      <style:text-properties style:font-name="Liberation Serif1" fo:language="ru" fo:country="RU" fo:font-style="normal" style:text-underline-style="none" fo:font-weight="normal" officeooo:rsid="09ca3f69" style:font-name-asian="Liberation Mono" style:font-style-asian="normal" style:font-weight-asian="normal" style:font-name-complex="Liberation Mono" style:font-style-complex="normal" style:font-weight-complex="normal"/>
    </style:style>
    <style:style style:name="T1206" style:family="text">
      <style:text-properties style:font-name="Liberation Serif1" fo:language="ru" fo:country="RU" fo:font-style="normal" style:text-underline-style="none" fo:font-weight="normal" officeooo:rsid="09ca47bf" style:font-name-asian="Liberation Mono" style:font-style-asian="normal" style:font-weight-asian="normal" style:font-name-complex="Liberation Mono" style:font-style-complex="normal" style:font-weight-complex="normal"/>
    </style:style>
    <style:style style:name="T1207" style:family="text">
      <style:text-properties style:font-name="Liberation Serif1" fo:language="ru" fo:country="RU" fo:font-style="normal" style:text-underline-style="none" fo:font-weight="normal" officeooo:rsid="09cacff9" style:font-name-asian="Liberation Mono" style:font-style-asian="normal" style:font-weight-asian="normal" style:font-name-complex="Liberation Mono" style:font-style-complex="normal" style:font-weight-complex="normal"/>
    </style:style>
    <style:style style:name="T1208" style:family="text">
      <style:text-properties style:font-name="Liberation Serif1" fo:language="ru" fo:country="RU" fo:font-style="normal" style:text-underline-style="none" fo:font-weight="normal" officeooo:rsid="09cb7535" style:font-name-asian="Liberation Mono" style:font-style-asian="normal" style:font-weight-asian="normal" style:font-name-complex="Liberation Mono" style:font-style-complex="normal" style:font-weight-complex="normal"/>
    </style:style>
    <style:style style:name="T1209" style:family="text">
      <style:text-properties style:font-name="Liberation Serif1" fo:language="ru" fo:country="RU" fo:font-style="normal" style:text-underline-style="none" fo:font-weight="normal" officeooo:rsid="09cbf53e" style:font-name-asian="Liberation Mono" style:font-style-asian="normal" style:font-weight-asian="normal" style:font-name-complex="Liberation Mono" style:font-style-complex="normal" style:font-weight-complex="normal"/>
    </style:style>
    <style:style style:name="T1210" style:family="text">
      <style:text-properties style:font-name="Liberation Serif1" fo:language="ru" fo:country="RU" fo:font-style="normal" style:text-underline-style="none" fo:font-weight="normal" officeooo:rsid="09cd79de" style:font-name-asian="Liberation Mono" style:font-style-asian="normal" style:font-weight-asian="normal" style:font-name-complex="Liberation Mono" style:font-style-complex="normal" style:font-weight-complex="normal"/>
    </style:style>
    <style:style style:name="T1211" style:family="text">
      <style:text-properties style:font-name="Liberation Serif1" fo:language="ru" fo:country="RU" fo:font-style="normal" style:text-underline-style="none" fo:font-weight="normal" officeooo:rsid="09ce8a25" style:font-name-asian="Liberation Mono" style:font-style-asian="normal" style:font-weight-asian="normal" style:font-name-complex="Liberation Mono" style:font-style-complex="normal" style:font-weight-complex="normal"/>
    </style:style>
    <style:style style:name="T1212" style:family="text">
      <style:text-properties style:font-name="Liberation Serif1" fo:language="ru" fo:country="RU" fo:font-style="normal" style:text-underline-style="none" fo:font-weight="normal" officeooo:rsid="09cfa9a2" style:font-name-asian="Liberation Mono" style:font-style-asian="normal" style:font-weight-asian="normal" style:font-name-complex="Liberation Mono" style:font-style-complex="normal" style:font-weight-complex="normal"/>
    </style:style>
    <style:style style:name="T1213" style:family="text">
      <style:text-properties style:font-name="Liberation Serif1" fo:language="ru" fo:country="RU" fo:font-style="normal" style:text-underline-style="none" fo:font-weight="normal" officeooo:rsid="09d00a74" style:font-name-asian="Liberation Mono" style:font-style-asian="normal" style:font-weight-asian="normal" style:font-name-complex="Liberation Mono" style:font-style-complex="normal" style:font-weight-complex="normal"/>
    </style:style>
    <style:style style:name="T1214" style:family="text">
      <style:text-properties style:font-name="Liberation Serif1" fo:language="ru" fo:country="RU" fo:font-style="normal" style:text-underline-style="none" fo:font-weight="normal" officeooo:rsid="09d193c0" style:font-name-asian="Liberation Mono" style:font-style-asian="normal" style:font-weight-asian="normal" style:font-name-complex="Liberation Mono" style:font-style-complex="normal" style:font-weight-complex="normal"/>
    </style:style>
    <style:style style:name="T1215" style:family="text">
      <style:text-properties style:font-name="Liberation Serif1" fo:language="ru" fo:country="RU" fo:font-style="normal" style:text-underline-style="none" fo:font-weight="normal" officeooo:rsid="09d2230b" style:font-name-asian="Liberation Mono" style:font-style-asian="normal" style:font-weight-asian="normal" style:font-name-complex="Liberation Mono" style:font-style-complex="normal" style:font-weight-complex="normal"/>
    </style:style>
    <style:style style:name="T1216" style:family="text">
      <style:text-properties style:font-name="Liberation Serif1" fo:language="ru" fo:country="RU" fo:font-style="normal" style:text-underline-style="none" fo:font-weight="normal" officeooo:rsid="09d3de7d" style:font-name-asian="Liberation Mono" style:font-style-asian="normal" style:font-weight-asian="normal" style:font-name-complex="Liberation Mono" style:font-style-complex="normal" style:font-weight-complex="normal"/>
    </style:style>
    <style:style style:name="T1217" style:family="text">
      <style:text-properties style:font-name="Liberation Serif1" fo:language="ru" fo:country="RU" fo:font-style="normal" style:text-underline-style="none" fo:font-weight="normal" officeooo:rsid="09d44f3c" style:font-name-asian="Liberation Mono" style:font-style-asian="normal" style:font-weight-asian="normal" style:font-name-complex="Liberation Mono" style:font-style-complex="normal" style:font-weight-complex="normal"/>
    </style:style>
    <style:style style:name="T1218" style:family="text">
      <style:text-properties style:font-name="Liberation Serif1" fo:language="ru" fo:country="RU" fo:font-style="normal" style:text-underline-style="none" fo:font-weight="normal" officeooo:rsid="09d4efc8" style:font-name-asian="Liberation Mono" style:font-style-asian="normal" style:font-weight-asian="normal" style:font-name-complex="Liberation Mono" style:font-style-complex="normal" style:font-weight-complex="normal"/>
    </style:style>
    <style:style style:name="T1219" style:family="text">
      <style:text-properties style:font-name="Liberation Serif1" fo:language="ru" fo:country="RU" fo:font-style="normal" style:text-underline-style="none" fo:font-weight="normal" officeooo:rsid="09d67013" style:font-name-asian="Liberation Mono" style:font-style-asian="normal" style:font-weight-asian="normal" style:font-name-complex="Liberation Mono" style:font-style-complex="normal" style:font-weight-complex="normal"/>
    </style:style>
    <style:style style:name="T1220" style:family="text">
      <style:text-properties style:font-name="Liberation Serif1" fo:language="ru" fo:country="RU" fo:font-style="normal" style:text-underline-style="none" fo:font-weight="normal" officeooo:rsid="09d8106e" style:font-name-asian="Liberation Mono" style:font-style-asian="normal" style:font-weight-asian="normal" style:font-name-complex="Liberation Mono" style:font-style-complex="normal" style:font-weight-complex="normal"/>
    </style:style>
    <style:style style:name="T1221" style:family="text">
      <style:text-properties style:font-name="Liberation Serif1" fo:language="ru" fo:country="RU" fo:font-style="normal" style:text-underline-style="none" fo:font-weight="normal" officeooo:rsid="09e76cf9" style:font-name-asian="Liberation Mono" style:font-style-asian="normal" style:font-weight-asian="normal" style:font-name-complex="Liberation Mono" style:font-style-complex="normal" style:font-weight-complex="normal"/>
    </style:style>
    <style:style style:name="T1222" style:family="text">
      <style:text-properties style:font-name="Liberation Serif1" fo:language="ru" fo:country="RU" fo:font-style="normal" style:text-underline-style="none" fo:font-weight="normal" officeooo:rsid="09e786a0" style:font-name-asian="Liberation Mono" style:font-style-asian="normal" style:font-weight-asian="normal" style:font-name-complex="Liberation Mono" style:font-style-complex="normal" style:font-weight-complex="normal"/>
    </style:style>
    <style:style style:name="T1223" style:family="text">
      <style:text-properties style:font-name="Liberation Serif1" fo:language="ru" fo:country="RU" fo:font-style="normal" style:text-underline-style="none" fo:font-weight="normal" officeooo:rsid="09e927cd" style:font-name-asian="Liberation Mono" style:font-style-asian="normal" style:font-weight-asian="normal" style:font-name-complex="Liberation Mono" style:font-style-complex="normal" style:font-weight-complex="normal"/>
    </style:style>
    <style:style style:name="T1224" style:family="text">
      <style:text-properties style:font-name="Liberation Serif1" fo:language="ru" fo:country="RU" fo:font-style="normal" style:text-underline-style="none" fo:font-weight="normal" officeooo:rsid="09eba981" style:font-name-asian="Liberation Mono" style:font-style-asian="normal" style:font-weight-asian="normal" style:font-name-complex="Liberation Mono" style:font-style-complex="normal" style:font-weight-complex="normal"/>
    </style:style>
    <style:style style:name="T1225" style:family="text">
      <style:text-properties style:font-name="Liberation Serif1" fo:language="ru" fo:country="RU" fo:font-style="normal" style:text-underline-style="none" fo:font-weight="normal" officeooo:rsid="09edb58f" style:font-name-asian="Liberation Mono" style:font-style-asian="normal" style:font-weight-asian="normal" style:font-name-complex="Liberation Mono" style:font-style-complex="normal" style:font-weight-complex="normal"/>
    </style:style>
    <style:style style:name="T1226" style:family="text">
      <style:text-properties style:font-name="Liberation Serif1" fo:language="ru" fo:country="RU" fo:font-style="normal" style:text-underline-style="none" fo:font-weight="normal" officeooo:rsid="09ee11da" style:font-name-asian="Liberation Mono" style:font-style-asian="normal" style:font-weight-asian="normal" style:font-name-complex="Liberation Mono" style:font-style-complex="normal" style:font-weight-complex="normal"/>
    </style:style>
    <style:style style:name="T1227" style:family="text">
      <style:text-properties style:font-name="Liberation Serif1" fo:language="ru" fo:country="RU" fo:font-style="normal" style:text-underline-style="none" fo:font-weight="normal" officeooo:rsid="09eea898" style:font-name-asian="Liberation Mono" style:font-style-asian="normal" style:font-weight-asian="normal" style:font-name-complex="Liberation Mono" style:font-style-complex="normal" style:font-weight-complex="normal"/>
    </style:style>
    <style:style style:name="T1228" style:family="text">
      <style:text-properties style:font-name="Liberation Serif1" fo:language="ru" fo:country="RU" fo:font-style="normal" style:text-underline-style="none" fo:font-weight="normal" officeooo:rsid="09f016ff" style:font-name-asian="Liberation Mono" style:font-style-asian="normal" style:font-weight-asian="normal" style:font-name-complex="Liberation Mono" style:font-style-complex="normal" style:font-weight-complex="normal"/>
    </style:style>
    <style:style style:name="T1229" style:family="text">
      <style:text-properties style:font-name="Liberation Serif1" fo:language="ru" fo:country="RU" fo:font-style="normal" style:text-underline-style="none" fo:font-weight="normal" officeooo:rsid="09f0994e" style:font-name-asian="Liberation Mono" style:font-style-asian="normal" style:font-weight-asian="normal" style:font-name-complex="Liberation Mono" style:font-style-complex="normal" style:font-weight-complex="normal"/>
    </style:style>
    <style:style style:name="T1230" style:family="text">
      <style:text-properties style:font-name="Liberation Serif1" fo:language="ru" fo:country="RU" fo:font-style="normal" style:text-underline-style="none" fo:font-weight="normal" officeooo:rsid="09f0ed28" style:font-name-asian="Liberation Mono" style:font-style-asian="normal" style:font-weight-asian="normal" style:font-name-complex="Liberation Mono" style:font-style-complex="normal" style:font-weight-complex="normal"/>
    </style:style>
    <style:style style:name="T1231" style:family="text">
      <style:text-properties style:font-name="Liberation Serif1" fo:language="ru" fo:country="RU" fo:font-style="normal" style:text-underline-style="none" fo:font-weight="normal" officeooo:rsid="09f141c1" style:font-name-asian="Liberation Mono" style:font-style-asian="normal" style:font-weight-asian="normal" style:font-name-complex="Liberation Mono" style:font-style-complex="normal" style:font-weight-complex="normal"/>
    </style:style>
    <style:style style:name="T1232" style:family="text">
      <style:text-properties style:font-name="Liberation Serif1" fo:language="ru" fo:country="RU" fo:font-style="normal" style:text-underline-style="none" fo:font-weight="normal" officeooo:rsid="09f176af" style:font-name-asian="Liberation Mono" style:font-style-asian="normal" style:font-weight-asian="normal" style:font-name-complex="Liberation Mono" style:font-style-complex="normal" style:font-weight-complex="normal"/>
    </style:style>
    <style:style style:name="T1233" style:family="text">
      <style:text-properties style:font-name="Liberation Serif1" fo:language="ru" fo:country="RU" fo:font-style="normal" style:text-underline-style="none" fo:font-weight="normal" officeooo:rsid="09f249db" style:font-name-asian="Liberation Mono" style:font-style-asian="normal" style:font-weight-asian="normal" style:font-name-complex="Liberation Mono" style:font-style-complex="normal" style:font-weight-complex="normal"/>
    </style:style>
    <style:style style:name="T1234" style:family="text">
      <style:text-properties style:font-name="Liberation Serif1" fo:language="ru" fo:country="RU" fo:font-style="normal" style:text-underline-style="none" fo:font-weight="normal" officeooo:rsid="09f3c14a" style:font-name-asian="Liberation Mono" style:font-style-asian="normal" style:font-weight-asian="normal" style:font-name-complex="Liberation Mono" style:font-style-complex="normal" style:font-weight-complex="normal"/>
    </style:style>
    <style:style style:name="T1235" style:family="text">
      <style:text-properties style:font-name="Liberation Serif1" fo:language="ru" fo:country="RU" fo:font-style="normal" style:text-underline-style="none" fo:font-weight="normal" officeooo:rsid="09f4b93c" style:font-name-asian="Liberation Mono" style:font-style-asian="normal" style:font-weight-asian="normal" style:font-name-complex="Liberation Mono" style:font-style-complex="normal" style:font-weight-complex="normal"/>
    </style:style>
    <style:style style:name="T1236" style:family="text">
      <style:text-properties style:font-name="Liberation Serif1" fo:language="ru" fo:country="RU" fo:font-style="normal" style:text-underline-style="none" fo:font-weight="normal" officeooo:rsid="09f663d9" style:font-name-asian="Liberation Mono" style:font-style-asian="normal" style:font-weight-asian="normal" style:font-name-complex="Liberation Mono" style:font-style-complex="normal" style:font-weight-complex="normal"/>
    </style:style>
    <style:style style:name="T1237" style:family="text">
      <style:text-properties style:font-name="Liberation Serif1" fo:language="ru" fo:country="RU" fo:font-style="normal" style:text-underline-style="none" fo:font-weight="normal" officeooo:rsid="09f67888" style:font-name-asian="Liberation Mono" style:font-style-asian="normal" style:font-weight-asian="normal" style:font-name-complex="Liberation Mono" style:font-style-complex="normal" style:font-weight-complex="normal"/>
    </style:style>
    <style:style style:name="T1238" style:family="text">
      <style:text-properties style:font-name="Liberation Serif1" fo:language="ru" fo:country="RU" fo:font-style="normal" style:text-underline-style="none" fo:font-weight="normal" officeooo:rsid="09f69fa7" style:font-name-asian="Liberation Mono" style:font-style-asian="normal" style:font-weight-asian="normal" style:font-name-complex="Liberation Mono" style:font-style-complex="normal" style:font-weight-complex="normal"/>
    </style:style>
    <style:style style:name="T1239" style:family="text">
      <style:text-properties style:font-name="Liberation Serif1" fo:language="ru" fo:country="RU" fo:font-style="normal" style:text-underline-style="none" fo:font-weight="normal" officeooo:rsid="09f7a4df" style:font-name-asian="Liberation Mono" style:font-style-asian="normal" style:font-weight-asian="normal" style:font-name-complex="Liberation Mono" style:font-style-complex="normal" style:font-weight-complex="normal"/>
    </style:style>
    <style:style style:name="T1240" style:family="text">
      <style:text-properties style:font-name="Liberation Serif1" fo:language="ru" fo:country="RU" fo:font-style="normal" style:text-underline-style="none" fo:font-weight="normal" officeooo:rsid="09f7dc66" style:font-name-asian="Liberation Mono" style:font-style-asian="normal" style:font-weight-asian="normal" style:font-name-complex="Liberation Mono" style:font-style-complex="normal" style:font-weight-complex="normal"/>
    </style:style>
    <style:style style:name="T1241" style:family="text">
      <style:text-properties style:font-name="Liberation Serif1" fo:language="ru" fo:country="RU" fo:font-style="normal" style:text-underline-style="none" fo:font-weight="normal" officeooo:rsid="09f81ea6" style:font-name-asian="Liberation Mono" style:font-style-asian="normal" style:font-weight-asian="normal" style:font-name-complex="Liberation Mono" style:font-style-complex="normal" style:font-weight-complex="normal"/>
    </style:style>
    <style:style style:name="T1242" style:family="text">
      <style:text-properties style:font-name="Liberation Serif1" fo:language="ru" fo:country="RU" fo:font-style="normal" style:text-underline-style="none" fo:font-weight="normal" officeooo:rsid="09f9f9c7" style:font-name-asian="Liberation Mono" style:font-style-asian="normal" style:font-weight-asian="normal" style:font-name-complex="Liberation Mono" style:font-style-complex="normal" style:font-weight-complex="normal"/>
    </style:style>
    <style:style style:name="T1243" style:family="text">
      <style:text-properties style:font-name="Liberation Serif1" fo:language="ru" fo:country="RU" fo:font-style="normal" style:text-underline-style="none" fo:font-weight="normal" officeooo:rsid="09fa4179" style:font-name-asian="Liberation Mono" style:font-style-asian="normal" style:font-weight-asian="normal" style:font-name-complex="Liberation Mono" style:font-style-complex="normal" style:font-weight-complex="normal"/>
    </style:style>
    <style:style style:name="T1244" style:family="text">
      <style:text-properties style:font-name="Liberation Serif1" fo:language="ru" fo:country="RU" fo:font-style="normal" style:text-underline-style="none" fo:font-weight="normal" officeooo:rsid="09fae3ec" style:font-name-asian="Liberation Mono" style:font-style-asian="normal" style:font-weight-asian="normal" style:font-name-complex="Liberation Mono" style:font-style-complex="normal" style:font-weight-complex="normal"/>
    </style:style>
    <style:style style:name="T1245" style:family="text">
      <style:text-properties style:font-name="Liberation Serif1" fo:language="ru" fo:country="RU" fo:font-style="normal" style:text-underline-style="none" fo:font-weight="normal" officeooo:rsid="09fb1c2d" style:font-name-asian="Liberation Mono" style:font-style-asian="normal" style:font-weight-asian="normal" style:font-name-complex="Liberation Mono" style:font-style-complex="normal" style:font-weight-complex="normal"/>
    </style:style>
    <style:style style:name="T1246" style:family="text">
      <style:text-properties style:font-name="Liberation Serif1" fo:language="ru" fo:country="RU" fo:font-style="normal" style:text-underline-style="none" fo:font-weight="normal" officeooo:rsid="09fcd38c" style:font-name-asian="Liberation Mono" style:font-style-asian="normal" style:font-weight-asian="normal" style:font-name-complex="Liberation Mono" style:font-style-complex="normal" style:font-weight-complex="normal"/>
    </style:style>
    <style:style style:name="T1247" style:family="text">
      <style:text-properties style:font-name="Liberation Serif1" fo:language="ru" fo:country="RU" fo:font-style="normal" style:text-underline-style="none" fo:font-weight="normal" officeooo:rsid="09fd6112" style:font-name-asian="Liberation Mono" style:font-style-asian="normal" style:font-weight-asian="normal" style:font-name-complex="Liberation Mono" style:font-style-complex="normal" style:font-weight-complex="normal"/>
    </style:style>
    <style:style style:name="T1248" style:family="text">
      <style:text-properties style:font-name="Liberation Serif1" fo:language="ru" fo:country="RU" fo:font-style="normal" style:text-underline-style="none" fo:font-weight="normal" officeooo:rsid="09fefd3f" style:font-name-asian="Liberation Mono" style:font-style-asian="normal" style:font-weight-asian="normal" style:font-name-complex="Liberation Mono" style:font-style-complex="normal" style:font-weight-complex="normal"/>
    </style:style>
    <style:style style:name="T1249" style:family="text">
      <style:text-properties style:font-name="Liberation Serif1" fo:language="ru" fo:country="RU" fo:font-style="normal" style:text-underline-style="none" fo:font-weight="normal" officeooo:rsid="09ffa582" style:font-name-asian="Liberation Mono" style:font-style-asian="normal" style:font-weight-asian="normal" style:font-name-complex="Liberation Mono" style:font-style-complex="normal" style:font-weight-complex="normal"/>
    </style:style>
    <style:style style:name="T1250" style:family="text">
      <style:text-properties style:font-name="Liberation Serif1" fo:language="ru" fo:country="RU" fo:font-style="normal" style:text-underline-style="none" fo:font-weight="normal" officeooo:rsid="0a006c27" style:font-name-asian="Liberation Mono" style:font-style-asian="normal" style:font-weight-asian="normal" style:font-name-complex="Liberation Mono" style:font-style-complex="normal" style:font-weight-complex="normal"/>
    </style:style>
    <style:style style:name="T1251" style:family="text">
      <style:text-properties style:font-name="Liberation Serif1" fo:language="ru" fo:country="RU" fo:font-style="normal" style:text-underline-style="none" fo:font-weight="normal" officeooo:rsid="0a00a969" style:font-name-asian="Liberation Mono" style:font-style-asian="normal" style:font-weight-asian="normal" style:font-name-complex="Liberation Mono" style:font-style-complex="normal" style:font-weight-complex="normal"/>
    </style:style>
    <style:style style:name="T1252" style:family="text">
      <style:text-properties style:font-name="Liberation Serif1" fo:language="ru" fo:country="RU" fo:font-style="normal" style:text-underline-style="none" fo:font-weight="normal" officeooo:rsid="0a02139a" style:font-name-asian="Liberation Mono" style:font-style-asian="normal" style:font-weight-asian="normal" style:font-name-complex="Liberation Mono" style:font-style-complex="normal" style:font-weight-complex="normal"/>
    </style:style>
    <style:style style:name="T1253" style:family="text">
      <style:text-properties style:font-name="Liberation Serif1" fo:language="ru" fo:country="RU" fo:font-style="normal" style:text-underline-style="none" fo:font-weight="normal" officeooo:rsid="0a03ec77" style:font-name-asian="Liberation Mono" style:font-style-asian="normal" style:font-weight-asian="normal" style:font-name-complex="Liberation Mono" style:font-style-complex="normal" style:font-weight-complex="normal"/>
    </style:style>
    <style:style style:name="T1254" style:family="text">
      <style:text-properties style:font-name="Liberation Serif1" fo:language="ru" fo:country="RU" fo:font-style="normal" style:text-underline-style="none" fo:font-weight="normal" officeooo:rsid="0a057c15" style:font-name-asian="Liberation Mono" style:font-style-asian="normal" style:font-weight-asian="normal" style:font-name-complex="Liberation Mono" style:font-style-complex="normal" style:font-weight-complex="normal"/>
    </style:style>
    <style:style style:name="T1255" style:family="text">
      <style:text-properties style:font-name="Liberation Serif1" fo:language="ru" fo:country="RU" fo:font-style="normal" style:text-underline-style="none" fo:font-weight="normal" officeooo:rsid="0a0768b6" style:font-name-asian="Liberation Mono" style:font-style-asian="normal" style:font-weight-asian="normal" style:font-name-complex="Liberation Mono" style:font-style-complex="normal" style:font-weight-complex="normal"/>
    </style:style>
    <style:style style:name="T1256" style:family="text">
      <style:text-properties style:font-name="Liberation Serif1" fo:language="ru" fo:country="RU" fo:font-style="normal" style:text-underline-style="none" fo:font-weight="normal" officeooo:rsid="0a07ff08" style:font-name-asian="Liberation Mono" style:font-style-asian="normal" style:font-weight-asian="normal" style:font-name-complex="Liberation Mono" style:font-style-complex="normal" style:font-weight-complex="normal"/>
    </style:style>
    <style:style style:name="T1257" style:family="text">
      <style:text-properties style:font-name="Liberation Serif1" fo:language="ru" fo:country="RU" fo:font-style="normal" style:text-underline-style="none" fo:font-weight="normal" officeooo:rsid="0a089a0a" style:font-name-asian="Liberation Mono" style:font-style-asian="normal" style:font-weight-asian="normal" style:font-name-complex="Liberation Mono" style:font-style-complex="normal" style:font-weight-complex="normal"/>
    </style:style>
    <style:style style:name="T1258" style:family="text">
      <style:text-properties style:font-name="Liberation Serif1" fo:language="ru" fo:country="RU" fo:font-style="normal" style:text-underline-style="none" fo:font-weight="normal" officeooo:rsid="0a099392" style:font-name-asian="Liberation Mono" style:font-style-asian="normal" style:font-weight-asian="normal" style:font-name-complex="Liberation Mono" style:font-style-complex="normal" style:font-weight-complex="normal"/>
    </style:style>
    <style:style style:name="T1259" style:family="text">
      <style:text-properties style:font-name="Liberation Serif1" fo:language="ru" fo:country="RU" fo:font-style="normal" style:text-underline-style="none" fo:font-weight="normal" officeooo:rsid="0a0b1546" style:font-name-asian="Liberation Mono" style:font-style-asian="normal" style:font-weight-asian="normal" style:font-name-complex="Liberation Mono" style:font-style-complex="normal" style:font-weight-complex="normal"/>
    </style:style>
    <style:style style:name="T1260" style:family="text">
      <style:text-properties style:font-name="Liberation Serif1" fo:language="ru" fo:country="RU" fo:font-style="normal" style:text-underline-style="none" fo:font-weight="normal" officeooo:rsid="0a0b9eb5" style:font-name-asian="Liberation Mono" style:font-style-asian="normal" style:font-weight-asian="normal" style:font-name-complex="Liberation Mono" style:font-style-complex="normal" style:font-weight-complex="normal"/>
    </style:style>
    <style:style style:name="T1261" style:family="text">
      <style:text-properties style:font-name="Liberation Serif1" fo:language="ru" fo:country="RU" fo:font-style="normal" style:text-underline-style="none" fo:font-weight="normal" officeooo:rsid="0a0c2fc1" style:font-name-asian="Liberation Mono" style:font-style-asian="normal" style:font-weight-asian="normal" style:font-name-complex="Liberation Mono" style:font-style-complex="normal" style:font-weight-complex="normal"/>
    </style:style>
    <style:style style:name="T1262" style:family="text">
      <style:text-properties style:font-name="Liberation Serif1" fo:language="ru" fo:country="RU" fo:font-style="normal" style:text-underline-style="none" fo:font-weight="normal" officeooo:rsid="0a0c5b50" style:font-name-asian="Liberation Mono" style:font-style-asian="normal" style:font-weight-asian="normal" style:font-name-complex="Liberation Mono" style:font-style-complex="normal" style:font-weight-complex="normal"/>
    </style:style>
    <style:style style:name="T1263" style:family="text">
      <style:text-properties style:font-name="Liberation Serif1" fo:language="ru" fo:country="RU" fo:font-style="normal" style:text-underline-style="none" fo:font-weight="normal" officeooo:rsid="0a0cb4a6" style:font-name-asian="Liberation Mono" style:font-style-asian="normal" style:font-weight-asian="normal" style:font-name-complex="Liberation Mono" style:font-style-complex="normal" style:font-weight-complex="normal"/>
    </style:style>
    <style:style style:name="T1264" style:family="text">
      <style:text-properties style:font-name="Liberation Serif1" fo:language="ru" fo:country="RU" fo:font-style="normal" style:text-underline-style="none" fo:font-weight="normal" officeooo:rsid="0a0d49de" style:font-name-asian="Liberation Mono" style:font-style-asian="normal" style:font-weight-asian="normal" style:font-name-complex="Liberation Mono" style:font-style-complex="normal" style:font-weight-complex="normal"/>
    </style:style>
    <style:style style:name="T1265" style:family="text">
      <style:text-properties style:font-name="Liberation Serif1" fo:language="ru" fo:country="RU" fo:font-style="normal" style:text-underline-style="none" fo:font-weight="normal" officeooo:rsid="0a0ece4a" style:font-name-asian="Liberation Mono" style:font-style-asian="normal" style:font-weight-asian="normal" style:font-name-complex="Liberation Mono" style:font-style-complex="normal" style:font-weight-complex="normal"/>
    </style:style>
    <style:style style:name="T1266" style:family="text">
      <style:text-properties style:font-name="Liberation Serif1" fo:language="ru" fo:country="RU" fo:font-style="normal" style:text-underline-style="none" fo:font-weight="normal" officeooo:rsid="0a0f48fa" style:font-name-asian="Liberation Mono" style:font-style-asian="normal" style:font-weight-asian="normal" style:font-name-complex="Liberation Mono" style:font-style-complex="normal" style:font-weight-complex="normal"/>
    </style:style>
    <style:style style:name="T1267" style:family="text">
      <style:text-properties style:font-name="Liberation Serif1" fo:language="ru" fo:country="RU" fo:font-style="normal" style:text-underline-style="none" fo:font-weight="normal" officeooo:rsid="0a1110bc" style:font-name-asian="Liberation Mono" style:font-style-asian="normal" style:font-weight-asian="normal" style:font-name-complex="Liberation Mono" style:font-style-complex="normal" style:font-weight-complex="normal"/>
    </style:style>
    <style:style style:name="T1268" style:family="text">
      <style:text-properties style:font-name="Liberation Serif1" fo:language="ru" fo:country="RU" fo:font-style="normal" style:text-underline-style="none" fo:font-weight="normal" officeooo:rsid="0a125822" style:font-name-asian="Liberation Mono" style:font-style-asian="normal" style:font-weight-asian="normal" style:font-name-complex="Liberation Mono" style:font-style-complex="normal" style:font-weight-complex="normal"/>
    </style:style>
    <style:style style:name="T1269" style:family="text">
      <style:text-properties style:font-name="Liberation Serif1" fo:language="ru" fo:country="RU" fo:font-style="normal" style:text-underline-style="none" fo:font-weight="normal" officeooo:rsid="0a12cb46" style:font-name-asian="Liberation Mono" style:font-style-asian="normal" style:font-weight-asian="normal" style:font-name-complex="Liberation Mono" style:font-style-complex="normal" style:font-weight-complex="normal"/>
    </style:style>
    <style:style style:name="T1270" style:family="text">
      <style:text-properties style:font-name="Liberation Serif1" fo:language="ru" fo:country="RU" fo:font-style="normal" style:text-underline-style="none" fo:font-weight="normal" officeooo:rsid="0a14c66d" style:font-name-asian="Liberation Mono" style:font-style-asian="normal" style:font-weight-asian="normal" style:font-name-complex="Liberation Mono" style:font-style-complex="normal" style:font-weight-complex="normal"/>
    </style:style>
    <style:style style:name="T1271" style:family="text">
      <style:text-properties style:font-name="Liberation Serif1" fo:language="ru" fo:country="RU" fo:font-style="normal" style:text-underline-style="none" fo:font-weight="normal" officeooo:rsid="0a154c71" style:font-name-asian="Liberation Mono" style:font-style-asian="normal" style:font-weight-asian="normal" style:font-name-complex="Liberation Mono" style:font-style-complex="normal" style:font-weight-complex="normal"/>
    </style:style>
    <style:style style:name="T1272" style:family="text">
      <style:text-properties style:font-name="Liberation Serif1" fo:language="ru" fo:country="RU" fo:font-style="normal" style:text-underline-style="none" fo:font-weight="normal" officeooo:rsid="0a16c152" style:font-name-asian="Liberation Mono" style:font-style-asian="normal" style:font-weight-asian="normal" style:font-name-complex="Liberation Mono" style:font-style-complex="normal" style:font-weight-complex="normal"/>
    </style:style>
    <style:style style:name="T1273" style:family="text">
      <style:text-properties style:font-name="Liberation Serif1" fo:language="ru" fo:country="RU" fo:font-style="normal" style:text-underline-style="none" fo:font-weight="normal" officeooo:rsid="0a170de1" style:font-name-asian="Liberation Mono" style:font-style-asian="normal" style:font-weight-asian="normal" style:font-name-complex="Liberation Mono" style:font-style-complex="normal" style:font-weight-complex="normal"/>
    </style:style>
    <style:style style:name="T1274" style:family="text">
      <style:text-properties style:font-name="Liberation Serif1" fo:language="ru" fo:country="RU" fo:font-style="normal" style:text-underline-style="none" fo:font-weight="normal" officeooo:rsid="0a17cffe" style:font-name-asian="Liberation Mono" style:font-style-asian="normal" style:font-weight-asian="normal" style:font-name-complex="Liberation Mono" style:font-style-complex="normal" style:font-weight-complex="normal"/>
    </style:style>
    <style:style style:name="T1275" style:family="text">
      <style:text-properties style:font-name="Liberation Serif1" fo:language="ru" fo:country="RU" fo:font-style="normal" style:text-underline-style="none" fo:font-weight="normal" officeooo:rsid="0a1957ff" style:font-name-asian="Liberation Mono" style:font-style-asian="normal" style:font-weight-asian="normal" style:font-name-complex="Liberation Mono" style:font-style-complex="normal" style:font-weight-complex="normal"/>
    </style:style>
    <style:style style:name="T1276" style:family="text">
      <style:text-properties style:font-name="Liberation Serif1" fo:language="ru" fo:country="RU" fo:font-style="normal" style:text-underline-style="none" fo:font-weight="normal" officeooo:rsid="0a1b7fa4" style:font-name-asian="Liberation Mono" style:font-style-asian="normal" style:font-weight-asian="normal" style:font-name-complex="Liberation Mono" style:font-style-complex="normal" style:font-weight-complex="normal"/>
    </style:style>
    <style:style style:name="T1277" style:family="text">
      <style:text-properties style:font-name="Liberation Serif1" fo:language="ru" fo:country="RU" fo:font-style="normal" style:text-underline-style="none" fo:font-weight="normal" officeooo:rsid="0a1cbecb" style:font-name-asian="Liberation Mono" style:font-style-asian="normal" style:font-weight-asian="normal" style:font-name-complex="Liberation Mono" style:font-style-complex="normal" style:font-weight-complex="normal"/>
    </style:style>
    <style:style style:name="T1278" style:family="text">
      <style:text-properties style:font-name="Liberation Serif1" fo:language="ru" fo:country="RU" fo:font-style="normal" style:text-underline-style="none" fo:font-weight="normal" officeooo:rsid="0a1d3adb" style:font-name-asian="Liberation Mono" style:font-style-asian="normal" style:font-weight-asian="normal" style:font-name-complex="Liberation Mono" style:font-style-complex="normal" style:font-weight-complex="normal"/>
    </style:style>
    <style:style style:name="T1279" style:family="text">
      <style:text-properties style:font-name="Liberation Serif1" fo:language="ru" fo:country="RU" fo:font-style="normal" style:text-underline-style="none" fo:font-weight="normal" officeooo:rsid="0a1e9290" style:font-name-asian="Liberation Mono" style:font-style-asian="normal" style:font-weight-asian="normal" style:font-name-complex="Liberation Mono" style:font-style-complex="normal" style:font-weight-complex="normal"/>
    </style:style>
    <style:style style:name="T1280" style:family="text">
      <style:text-properties style:font-name="Liberation Serif1" fo:language="ru" fo:country="RU" fo:font-style="normal" style:text-underline-style="none" fo:font-weight="normal" officeooo:rsid="0a1fbe36" style:font-name-asian="Liberation Mono" style:font-style-asian="normal" style:font-weight-asian="normal" style:font-name-complex="Liberation Mono" style:font-style-complex="normal" style:font-weight-complex="normal"/>
    </style:style>
    <style:style style:name="T1281" style:family="text">
      <style:text-properties style:font-name="Liberation Serif1" fo:language="ru" fo:country="RU" fo:font-style="normal" style:text-underline-style="none" fo:font-weight="normal" officeooo:rsid="0a218180" style:font-name-asian="Liberation Mono" style:font-style-asian="normal" style:font-weight-asian="normal" style:font-name-complex="Liberation Mono" style:font-style-complex="normal" style:font-weight-complex="normal"/>
    </style:style>
    <style:style style:name="T1282" style:family="text">
      <style:text-properties style:font-name="Liberation Serif1" fo:language="ru" fo:country="RU" fo:font-style="normal" style:text-underline-style="none" fo:font-weight="normal" officeooo:rsid="0a22ee4d" style:font-name-asian="Liberation Mono" style:font-style-asian="normal" style:font-weight-asian="normal" style:font-name-complex="Liberation Mono" style:font-style-complex="normal" style:font-weight-complex="normal"/>
    </style:style>
    <style:style style:name="T1283" style:family="text">
      <style:text-properties style:font-name="Liberation Serif1" fo:language="ru" fo:country="RU" fo:font-style="normal" style:text-underline-style="none" fo:font-weight="normal" officeooo:rsid="0a244036" style:font-name-asian="Liberation Mono" style:font-style-asian="normal" style:font-weight-asian="normal" style:font-name-complex="Liberation Mono" style:font-style-complex="normal" style:font-weight-complex="normal"/>
    </style:style>
    <style:style style:name="T1284" style:family="text">
      <style:text-properties style:font-name="Liberation Serif1" fo:language="ru" fo:country="RU" fo:font-style="normal" style:text-underline-style="none" fo:font-weight="normal" officeooo:rsid="0a25d62d" style:font-name-asian="Liberation Mono" style:font-style-asian="normal" style:font-weight-asian="normal" style:font-name-complex="Liberation Mono" style:font-style-complex="normal" style:font-weight-complex="normal"/>
    </style:style>
    <style:style style:name="T1285" style:family="text">
      <style:text-properties style:font-name="Liberation Serif1" fo:language="ru" fo:country="RU" fo:font-style="normal" style:text-underline-style="none" fo:font-weight="normal" officeooo:rsid="0a27d514" style:font-name-asian="Liberation Mono" style:font-style-asian="normal" style:font-weight-asian="normal" style:font-name-complex="Liberation Mono" style:font-style-complex="normal" style:font-weight-complex="normal"/>
    </style:style>
    <style:style style:name="T1286" style:family="text">
      <style:text-properties style:font-name="Liberation Serif1" fo:language="ru" fo:country="RU" fo:font-style="normal" style:text-underline-style="none" fo:font-weight="normal" officeooo:rsid="0a282e19" style:font-name-asian="Liberation Mono" style:font-style-asian="normal" style:font-weight-asian="normal" style:font-name-complex="Liberation Mono" style:font-style-complex="normal" style:font-weight-complex="normal"/>
    </style:style>
    <style:style style:name="T1287" style:family="text">
      <style:text-properties style:font-name="Liberation Serif1" fo:language="ru" fo:country="RU" fo:font-style="normal" style:text-underline-style="none" fo:font-weight="normal" officeooo:rsid="0a289e43" style:font-name-asian="Liberation Mono" style:font-style-asian="normal" style:font-weight-asian="normal" style:font-name-complex="Liberation Mono" style:font-style-complex="normal" style:font-weight-complex="normal"/>
    </style:style>
    <style:style style:name="T1288" style:family="text">
      <style:text-properties style:font-name="Liberation Serif1" fo:language="ru" fo:country="RU" fo:font-style="normal" style:text-underline-style="none" fo:font-weight="normal" officeooo:rsid="0a29b0f9" style:font-name-asian="Liberation Mono" style:font-style-asian="normal" style:font-weight-asian="normal" style:font-name-complex="Liberation Mono" style:font-style-complex="normal" style:font-weight-complex="normal"/>
    </style:style>
    <style:style style:name="T1289" style:family="text">
      <style:text-properties style:font-name="Liberation Serif1" fo:language="ru" fo:country="RU" fo:font-style="normal" style:text-underline-style="none" fo:font-weight="normal" officeooo:rsid="0a2b78a2" style:font-name-asian="Liberation Mono" style:font-style-asian="normal" style:font-weight-asian="normal" style:font-name-complex="Liberation Mono" style:font-style-complex="normal" style:font-weight-complex="normal"/>
    </style:style>
    <style:style style:name="T1290" style:family="text">
      <style:text-properties style:font-name="Liberation Serif1" fo:language="ru" fo:country="RU" fo:font-style="normal" style:text-underline-style="none" fo:font-weight="normal" officeooo:rsid="0a2c92c3" style:font-name-asian="Liberation Mono" style:font-style-asian="normal" style:font-weight-asian="normal" style:font-name-complex="Liberation Mono" style:font-style-complex="normal" style:font-weight-complex="normal"/>
    </style:style>
    <style:style style:name="T1291" style:family="text">
      <style:text-properties style:font-name="Liberation Serif1" fo:language="ru" fo:country="RU" fo:font-style="normal" style:text-underline-style="none" fo:font-weight="normal" officeooo:rsid="0a2e2823" style:font-name-asian="Liberation Mono" style:font-style-asian="normal" style:font-weight-asian="normal" style:font-name-complex="Liberation Mono" style:font-style-complex="normal" style:font-weight-complex="normal"/>
    </style:style>
    <style:style style:name="T1292" style:family="text">
      <style:text-properties style:font-name="Liberation Serif1" fo:language="ru" fo:country="RU" fo:font-style="normal" style:text-underline-style="none" fo:font-weight="normal" officeooo:rsid="0a2fe768" style:font-name-asian="Liberation Mono" style:font-style-asian="normal" style:font-weight-asian="normal" style:font-name-complex="Liberation Mono" style:font-style-complex="normal" style:font-weight-complex="normal"/>
    </style:style>
    <style:style style:name="T1293" style:family="text">
      <style:text-properties style:font-name="Liberation Serif1" fo:language="ru" fo:country="RU" fo:font-style="normal" style:text-underline-style="none" fo:font-weight="normal" officeooo:rsid="0a30bbb7" style:font-name-asian="Liberation Mono" style:font-style-asian="normal" style:font-weight-asian="normal" style:font-name-complex="Liberation Mono" style:font-style-complex="normal" style:font-weight-complex="normal"/>
    </style:style>
    <style:style style:name="T1294" style:family="text">
      <style:text-properties style:font-name="Liberation Serif1" fo:language="ru" fo:country="RU" fo:font-style="normal" style:text-underline-style="none" fo:font-weight="normal" officeooo:rsid="0a3105a2" style:font-name-asian="Liberation Mono" style:font-style-asian="normal" style:font-weight-asian="normal" style:font-name-complex="Liberation Mono" style:font-style-complex="normal" style:font-weight-complex="normal"/>
    </style:style>
    <style:style style:name="T1295" style:family="text">
      <style:text-properties style:font-name="Liberation Serif1" fo:language="ru" fo:country="RU" fo:font-style="normal" style:text-underline-style="none" fo:font-weight="normal" officeooo:rsid="0a31a679" style:font-name-asian="Liberation Mono" style:font-style-asian="normal" style:font-weight-asian="normal" style:font-name-complex="Liberation Mono" style:font-style-complex="normal" style:font-weight-complex="normal"/>
    </style:style>
    <style:style style:name="T1296" style:family="text">
      <style:text-properties style:font-name="Liberation Serif1" fo:language="ru" fo:country="RU" fo:font-style="normal" style:text-underline-style="none" fo:font-weight="normal" officeooo:rsid="0a3398b2" style:font-name-asian="Liberation Mono" style:font-style-asian="normal" style:font-weight-asian="normal" style:font-name-complex="Liberation Mono" style:font-style-complex="normal" style:font-weight-complex="normal"/>
    </style:style>
    <style:style style:name="T1297" style:family="text">
      <style:text-properties style:font-name="Liberation Serif1" fo:language="ru" fo:country="RU" fo:font-style="normal" style:text-underline-style="none" fo:font-weight="normal" officeooo:rsid="0a33a893" style:font-name-asian="Liberation Mono" style:font-style-asian="normal" style:font-weight-asian="normal" style:font-name-complex="Liberation Mono" style:font-style-complex="normal" style:font-weight-complex="normal"/>
    </style:style>
    <style:style style:name="T1298" style:family="text">
      <style:text-properties style:font-name="Liberation Serif1" fo:language="ru" fo:country="RU" fo:font-style="normal" style:text-underline-style="none" fo:font-weight="normal" officeooo:rsid="0a33a9f6" style:font-name-asian="Liberation Mono" style:font-style-asian="normal" style:font-weight-asian="normal" style:font-name-complex="Liberation Mono" style:font-style-complex="normal" style:font-weight-complex="normal"/>
    </style:style>
    <style:style style:name="T1299" style:family="text">
      <style:text-properties style:font-name="Liberation Serif1" fo:language="ru" fo:country="RU" fo:font-style="normal" style:text-underline-style="none" fo:font-weight="normal" officeooo:rsid="0a346a02" style:font-name-asian="Liberation Mono" style:font-style-asian="normal" style:font-weight-asian="normal" style:font-name-complex="Liberation Mono" style:font-style-complex="normal" style:font-weight-complex="normal"/>
    </style:style>
    <style:style style:name="T1300" style:family="text">
      <style:text-properties style:font-name="Liberation Serif1" fo:language="ru" fo:country="RU" fo:font-style="normal" style:text-underline-style="none" fo:font-weight="normal" officeooo:rsid="0a364c76" style:font-name-asian="Liberation Mono" style:font-style-asian="normal" style:font-weight-asian="normal" style:font-name-complex="Liberation Mono" style:font-style-complex="normal" style:font-weight-complex="normal"/>
    </style:style>
    <style:style style:name="T1301" style:family="text">
      <style:text-properties style:font-name="Liberation Serif1" fo:language="ru" fo:country="RU" fo:font-style="normal" style:text-underline-style="none" fo:font-weight="normal" officeooo:rsid="0a39e4fa" style:font-name-asian="Liberation Mono" style:font-style-asian="normal" style:font-weight-asian="normal" style:font-name-complex="Liberation Mono" style:font-style-complex="normal" style:font-weight-complex="normal"/>
    </style:style>
    <style:style style:name="T1302" style:family="text">
      <style:text-properties style:font-name="Liberation Serif1" fo:language="ru" fo:country="RU" fo:font-style="normal" style:text-underline-style="none" fo:font-weight="bold" officeooo:rsid="07807ea2" style:font-name-asian="Liberation Mono" style:font-style-asian="normal" style:font-weight-asian="bold" style:font-name-complex="Liberation Mono" style:font-style-complex="normal" style:font-weight-complex="bold"/>
    </style:style>
    <style:style style:name="T1303" style:family="text">
      <style:text-properties style:font-name="Liberation Serif1" fo:language="ru" fo:country="RU" fo:font-style="italic" style:font-style-asian="italic" style:font-style-complex="italic"/>
    </style:style>
    <style:style style:name="T1304" style:family="text">
      <style:text-properties style:font-name="Liberation Serif1" fo:language="ru" fo:country="RU" fo:font-style="italic" officeooo:rsid="012a2dd4" style:font-style-asian="italic" style:font-style-complex="italic"/>
    </style:style>
    <style:style style:name="T1305" style:family="text">
      <style:text-properties style:font-name="Liberation Serif1" fo:language="ru" fo:country="RU" fo:font-style="italic" officeooo:rsid="012a79d9" style:font-style-asian="italic" style:font-style-complex="italic"/>
    </style:style>
    <style:style style:name="T1306" style:family="text">
      <style:text-properties style:font-name="Liberation Serif1" fo:language="ru" fo:country="RU" fo:font-style="italic" style:text-underline-style="none" fo:font-weight="normal" officeooo:rsid="05a33a6c" style:font-name-asian="Liberation Mono" style:font-style-asian="italic" style:font-weight-asian="normal" style:font-name-complex="Liberation Mono" style:font-style-complex="italic" style:font-weight-complex="normal"/>
    </style:style>
    <style:style style:name="T1307" style:family="text">
      <style:text-properties style:font-name="Liberation Serif1" fo:language="ru" fo:country="RU" fo:font-style="italic" style:text-underline-style="none" fo:font-weight="normal" officeooo:rsid="05a4a047" style:font-name-asian="Liberation Mono" style:font-style-asian="italic" style:font-weight-asian="normal" style:font-name-complex="Liberation Mono" style:font-style-complex="italic" style:font-weight-complex="normal"/>
    </style:style>
    <style:style style:name="T1308" style:family="text">
      <style:text-properties style:font-name="Liberation Serif1" fo:language="ru" fo:country="RU" fo:font-style="italic" style:text-underline-style="none" fo:font-weight="normal" officeooo:rsid="05a92241" style:font-name-asian="Liberation Mono" style:font-style-asian="italic" style:font-weight-asian="normal" style:font-name-complex="Liberation Mono" style:font-style-complex="italic" style:font-weight-complex="normal"/>
    </style:style>
    <style:style style:name="T1309" style:family="text">
      <style:text-properties style:font-name="Liberation Serif1" fo:language="ru" fo:country="RU" fo:font-style="italic" style:text-underline-style="none" fo:font-weight="normal" officeooo:rsid="05acf3df" style:font-name-asian="Liberation Mono" style:font-style-asian="italic" style:font-weight-asian="normal" style:font-name-complex="Liberation Mono" style:font-style-complex="italic" style:font-weight-complex="normal"/>
    </style:style>
    <style:style style:name="T1310" style:family="text">
      <style:text-properties style:font-name="Liberation Serif1" fo:language="ru" fo:country="RU" fo:font-style="italic" style:text-underline-style="none" fo:font-weight="normal" officeooo:rsid="05ae293d" style:font-name-asian="Liberation Mono" style:font-style-asian="italic" style:font-weight-asian="normal" style:font-name-complex="Liberation Mono" style:font-style-complex="italic" style:font-weight-complex="normal"/>
    </style:style>
    <style:style style:name="T1311" style:family="text">
      <style:text-properties style:font-name="Liberation Serif1" fo:language="ru" fo:country="RU" fo:font-style="italic" style:text-underline-style="none" fo:font-weight="normal" officeooo:rsid="05af5b40" style:font-name-asian="Liberation Mono" style:font-style-asian="italic" style:font-weight-asian="normal" style:font-name-complex="Liberation Mono" style:font-style-complex="italic" style:font-weight-complex="normal"/>
    </style:style>
    <style:style style:name="T1312" style:family="text">
      <style:text-properties style:font-name="Liberation Serif1" fo:language="ru" fo:country="RU" fo:font-style="italic" style:text-underline-style="none" fo:font-weight="normal" officeooo:rsid="05b4ed82" style:font-name-asian="Liberation Mono" style:font-style-asian="italic" style:font-weight-asian="normal" style:font-name-complex="Liberation Mono" style:font-style-complex="italic" style:font-weight-complex="normal"/>
    </style:style>
    <style:style style:name="T1313" style:family="text">
      <style:text-properties style:font-name="Liberation Serif1" fo:language="ru" fo:country="RU" fo:font-style="italic" style:text-underline-style="none" fo:font-weight="normal" officeooo:rsid="05b56b96" style:font-name-asian="Liberation Mono" style:font-style-asian="italic" style:font-weight-asian="normal" style:font-name-complex="Liberation Mono" style:font-style-complex="italic" style:font-weight-complex="normal"/>
    </style:style>
    <style:style style:name="T1314" style:family="text">
      <style:text-properties style:font-name="Liberation Serif1" fo:language="ru" fo:country="RU" fo:font-style="italic" style:text-underline-style="none" fo:font-weight="normal" officeooo:rsid="05d64b4d" style:font-name-asian="Liberation Mono" style:font-style-asian="italic" style:font-weight-asian="normal" style:font-name-complex="Liberation Mono" style:font-style-complex="italic" style:font-weight-complex="normal"/>
    </style:style>
    <style:style style:name="T1315" style:family="text">
      <style:text-properties style:font-name="Liberation Serif1" fo:language="ru" fo:country="RU" fo:font-style="italic" style:text-underline-style="none" fo:font-weight="normal" officeooo:rsid="05d77ada" style:font-name-asian="Liberation Mono" style:font-style-asian="italic" style:font-weight-asian="normal" style:font-name-complex="Liberation Mono" style:font-style-complex="italic" style:font-weight-complex="normal"/>
    </style:style>
    <style:style style:name="T1316" style:family="text">
      <style:text-properties style:font-name="Liberation Serif1" fo:language="ru" fo:country="RU" fo:font-style="italic" style:text-underline-style="none" fo:font-weight="normal" officeooo:rsid="05e3f83a" style:font-name-asian="Liberation Mono" style:font-style-asian="italic" style:font-weight-asian="normal" style:font-name-complex="Liberation Mono" style:font-style-complex="italic" style:font-weight-complex="normal"/>
    </style:style>
    <style:style style:name="T1317" style:family="text">
      <style:text-properties style:font-name="Liberation Serif1" fo:language="ru" fo:country="RU" fo:font-style="italic" style:text-underline-style="none" fo:font-weight="normal" officeooo:rsid="06039e06" style:font-name-asian="Liberation Mono" style:font-style-asian="italic" style:font-weight-asian="normal" style:font-name-complex="Liberation Mono" style:font-style-complex="italic" style:font-weight-complex="normal"/>
    </style:style>
    <style:style style:name="T1318" style:family="text">
      <style:text-properties style:font-name="Liberation Serif1" fo:language="ru" fo:country="RU" fo:font-style="italic" style:text-underline-style="none" fo:font-weight="normal" officeooo:rsid="06059dcb" style:font-name-asian="Liberation Mono" style:font-style-asian="italic" style:font-weight-asian="normal" style:font-name-complex="Liberation Mono" style:font-style-complex="italic" style:font-weight-complex="normal"/>
    </style:style>
    <style:style style:name="T1319" style:family="text">
      <style:text-properties style:font-name="Liberation Serif1" fo:language="ru" fo:country="RU" fo:font-style="italic" style:text-underline-style="none" fo:font-weight="normal" officeooo:rsid="060d6298" style:font-name-asian="Liberation Mono" style:font-style-asian="italic" style:font-weight-asian="normal" style:font-name-complex="Liberation Mono" style:font-style-complex="italic" style:font-weight-complex="normal"/>
    </style:style>
    <style:style style:name="T1320" style:family="text">
      <style:text-properties style:font-name="Liberation Serif1" fo:language="ru" fo:country="RU" fo:font-style="italic" style:text-underline-style="none" fo:font-weight="normal" officeooo:rsid="061e17b3" style:font-name-asian="Liberation Mono" style:font-style-asian="italic" style:font-weight-asian="normal" style:font-name-complex="Liberation Mono" style:font-style-complex="italic" style:font-weight-complex="normal"/>
    </style:style>
    <style:style style:name="T1321" style:family="text">
      <style:text-properties style:font-name="Liberation Serif1" fo:language="ru" fo:country="RU" fo:font-style="italic" style:text-underline-style="none" fo:font-weight="normal" officeooo:rsid="0622e897" style:font-name-asian="Liberation Mono" style:font-style-asian="italic" style:font-weight-asian="normal" style:font-name-complex="Liberation Mono" style:font-style-complex="italic" style:font-weight-complex="normal"/>
    </style:style>
    <style:style style:name="T1322" style:family="text">
      <style:text-properties style:font-name="Liberation Serif1" fo:language="ru" fo:country="RU" fo:font-style="italic" style:text-underline-style="none" fo:font-weight="normal" officeooo:rsid="062dba83" style:font-name-asian="Liberation Mono" style:font-style-asian="italic" style:font-weight-asian="normal" style:font-name-complex="Liberation Mono" style:font-style-complex="italic" style:font-weight-complex="normal"/>
    </style:style>
    <style:style style:name="T1323" style:family="text">
      <style:text-properties style:font-name="Liberation Serif1" fo:language="ru" fo:country="RU" fo:font-style="italic" style:text-underline-style="none" fo:font-weight="normal" officeooo:rsid="0629609d" style:font-name-asian="Liberation Mono" style:font-style-asian="italic" style:font-weight-asian="normal" style:font-name-complex="Liberation Mono" style:font-style-complex="italic" style:font-weight-complex="normal"/>
    </style:style>
    <style:style style:name="T1324" style:family="text">
      <style:text-properties style:font-name="Liberation Serif1" fo:language="ru" fo:country="RU" fo:font-style="italic" style:text-underline-style="none" fo:font-weight="normal" officeooo:rsid="062e1178" style:font-name-asian="Liberation Mono" style:font-style-asian="italic" style:font-weight-asian="normal" style:font-name-complex="Liberation Mono" style:font-style-complex="italic" style:font-weight-complex="normal"/>
    </style:style>
    <style:style style:name="T1325" style:family="text">
      <style:text-properties style:font-name="Liberation Serif1" fo:language="ru" fo:country="RU" fo:font-style="italic" style:text-underline-style="none" fo:font-weight="normal" officeooo:rsid="062f2dc2" style:font-name-asian="Liberation Mono" style:font-style-asian="italic" style:font-weight-asian="normal" style:font-name-complex="Liberation Mono" style:font-style-complex="italic" style:font-weight-complex="normal"/>
    </style:style>
    <style:style style:name="T1326" style:family="text">
      <style:text-properties style:font-name="Liberation Serif1" fo:language="ru" fo:country="RU" fo:font-style="italic" style:text-underline-style="none" fo:font-weight="normal" officeooo:rsid="063308e2" style:font-name-asian="Liberation Mono" style:font-style-asian="italic" style:font-weight-asian="normal" style:font-name-complex="Liberation Mono" style:font-style-complex="italic" style:font-weight-complex="normal"/>
    </style:style>
    <style:style style:name="T1327" style:family="text">
      <style:text-properties style:font-name="Liberation Serif1" fo:language="ru" fo:country="RU" fo:font-style="italic" style:text-underline-style="none" fo:font-weight="normal" officeooo:rsid="0634de97" style:font-name-asian="Liberation Mono" style:font-style-asian="italic" style:font-weight-asian="normal" style:font-name-complex="Liberation Mono" style:font-style-complex="italic" style:font-weight-complex="normal"/>
    </style:style>
    <style:style style:name="T1328" style:family="text">
      <style:text-properties style:font-name="Liberation Serif1" fo:language="ru" fo:country="RU" fo:font-style="italic" style:text-underline-style="none" fo:font-weight="normal" officeooo:rsid="0650c8ca" style:font-name-asian="Liberation Mono" style:font-style-asian="italic" style:font-weight-asian="normal" style:font-name-complex="Liberation Mono" style:font-style-complex="italic" style:font-weight-complex="normal"/>
    </style:style>
    <style:style style:name="T1329" style:family="text">
      <style:text-properties style:font-name="Liberation Serif1" fo:language="ru" fo:country="RU" fo:font-style="italic" style:text-underline-style="none" fo:font-weight="normal" officeooo:rsid="0653121e" style:font-name-asian="Liberation Mono" style:font-style-asian="italic" style:font-weight-asian="normal" style:font-name-complex="Liberation Mono" style:font-style-complex="italic" style:font-weight-complex="normal"/>
    </style:style>
    <style:style style:name="T1330" style:family="text">
      <style:text-properties style:font-name="Liberation Serif1" fo:language="ru" fo:country="RU" fo:font-style="italic" style:text-underline-style="none" fo:font-weight="normal" officeooo:rsid="067018ca" style:font-name-asian="Liberation Mono" style:font-style-asian="italic" style:font-weight-asian="normal" style:font-name-complex="Liberation Mono" style:font-style-complex="italic" style:font-weight-complex="normal"/>
    </style:style>
    <style:style style:name="T1331" style:family="text">
      <style:text-properties style:font-name="Liberation Serif1" fo:language="ru" fo:country="RU" fo:font-style="italic" style:text-underline-style="none" fo:font-weight="normal" officeooo:rsid="0670c15a" style:font-name-asian="Liberation Mono" style:font-style-asian="italic" style:font-weight-asian="normal" style:font-name-complex="Liberation Mono" style:font-style-complex="italic" style:font-weight-complex="normal"/>
    </style:style>
    <style:style style:name="T1332" style:family="text">
      <style:text-properties style:font-name="Liberation Serif1" fo:language="ru" fo:country="RU" fo:font-style="italic" style:text-underline-style="none" fo:font-weight="normal" officeooo:rsid="06746756" style:font-name-asian="Liberation Mono" style:font-style-asian="italic" style:font-weight-asian="normal" style:font-name-complex="Liberation Mono" style:font-style-complex="italic" style:font-weight-complex="normal"/>
    </style:style>
    <style:style style:name="T1333" style:family="text">
      <style:text-properties style:font-name="Liberation Serif1" fo:language="ru" fo:country="RU" fo:font-style="italic" style:text-underline-style="none" fo:font-weight="normal" officeooo:rsid="06800653" style:font-name-asian="Liberation Mono" style:font-style-asian="italic" style:font-weight-asian="normal" style:font-name-complex="Liberation Mono" style:font-style-complex="italic" style:font-weight-complex="normal"/>
    </style:style>
    <style:style style:name="T1334" style:family="text">
      <style:text-properties style:font-name="Liberation Serif1" fo:language="ru" fo:country="RU" fo:font-style="italic" style:text-underline-style="none" fo:font-weight="normal" officeooo:rsid="06842cf1" style:font-name-asian="Liberation Mono" style:font-style-asian="italic" style:font-weight-asian="normal" style:font-name-complex="Liberation Mono" style:font-style-complex="italic" style:font-weight-complex="normal"/>
    </style:style>
    <style:style style:name="T1335" style:family="text">
      <style:text-properties style:font-name="Liberation Serif1" fo:language="ru" fo:country="RU" fo:font-style="italic" style:text-underline-style="none" fo:font-weight="normal" officeooo:rsid="068462d0" style:font-name-asian="Liberation Mono" style:font-style-asian="italic" style:font-weight-asian="normal" style:font-name-complex="Liberation Mono" style:font-style-complex="italic" style:font-weight-complex="normal"/>
    </style:style>
    <style:style style:name="T1336" style:family="text">
      <style:text-properties style:font-name="Liberation Serif1" fo:language="ru" fo:country="RU" fo:font-style="italic" style:text-underline-style="none" fo:font-weight="normal" officeooo:rsid="0687ae69" style:font-name-asian="Liberation Mono" style:font-style-asian="italic" style:font-weight-asian="normal" style:font-name-complex="Liberation Mono" style:font-style-complex="italic" style:font-weight-complex="normal"/>
    </style:style>
    <style:style style:name="T1337" style:family="text">
      <style:text-properties style:font-name="Liberation Serif1" fo:language="ru" fo:country="RU" fo:font-style="italic" style:text-underline-style="none" fo:font-weight="normal" officeooo:rsid="068d5eef" style:font-name-asian="Liberation Mono" style:font-style-asian="italic" style:font-weight-asian="normal" style:font-name-complex="Liberation Mono" style:font-style-complex="italic" style:font-weight-complex="normal"/>
    </style:style>
    <style:style style:name="T1338" style:family="text">
      <style:text-properties style:font-name="Liberation Serif1" fo:language="ru" fo:country="RU" fo:font-style="italic" style:text-underline-style="none" fo:font-weight="normal" officeooo:rsid="068f3c79" style:font-name-asian="Liberation Mono" style:font-style-asian="italic" style:font-weight-asian="normal" style:font-name-complex="Liberation Mono" style:font-style-complex="italic" style:font-weight-complex="normal"/>
    </style:style>
    <style:style style:name="T1339" style:family="text">
      <style:text-properties style:font-name="Liberation Serif1" fo:language="ru" fo:country="RU" fo:font-style="italic" style:text-underline-style="none" fo:font-weight="normal" officeooo:rsid="0690a375" style:font-name-asian="Liberation Mono" style:font-style-asian="italic" style:font-weight-asian="normal" style:font-name-complex="Liberation Mono" style:font-style-complex="italic" style:font-weight-complex="normal"/>
    </style:style>
    <style:style style:name="T1340" style:family="text">
      <style:text-properties style:font-name="Liberation Serif1" fo:language="ru" fo:country="RU" fo:font-style="italic" style:text-underline-style="none" fo:font-weight="normal" officeooo:rsid="0699620b" style:font-name-asian="Liberation Mono" style:font-style-asian="italic" style:font-weight-asian="normal" style:font-name-complex="Liberation Mono" style:font-style-complex="italic" style:font-weight-complex="normal"/>
    </style:style>
    <style:style style:name="T1341" style:family="text">
      <style:text-properties style:font-name="Liberation Serif1" fo:language="ru" fo:country="RU" fo:font-style="italic" style:text-underline-style="none" fo:font-weight="normal" officeooo:rsid="069ffebe" style:font-name-asian="Liberation Mono" style:font-style-asian="italic" style:font-weight-asian="normal" style:font-name-complex="Liberation Mono" style:font-style-complex="italic" style:font-weight-complex="normal"/>
    </style:style>
    <style:style style:name="T1342" style:family="text">
      <style:text-properties style:font-name="Liberation Serif1" fo:language="ru" fo:country="RU" fo:font-style="italic" style:text-underline-style="none" fo:font-weight="normal" officeooo:rsid="06a379f2" style:font-name-asian="Liberation Mono" style:font-style-asian="italic" style:font-weight-asian="normal" style:font-name-complex="Liberation Mono" style:font-style-complex="italic" style:font-weight-complex="normal"/>
    </style:style>
    <style:style style:name="T1343" style:family="text">
      <style:text-properties style:font-name="Liberation Serif1" fo:language="ru" fo:country="RU" fo:font-style="italic" style:text-underline-style="none" fo:font-weight="normal" officeooo:rsid="06a3b099" style:font-name-asian="Liberation Mono" style:font-style-asian="italic" style:font-weight-asian="normal" style:font-name-complex="Liberation Mono" style:font-style-complex="italic" style:font-weight-complex="normal"/>
    </style:style>
    <style:style style:name="T1344" style:family="text">
      <style:text-properties style:font-name="Liberation Serif1" fo:language="ru" fo:country="RU" fo:font-style="italic" style:text-underline-style="none" fo:font-weight="normal" officeooo:rsid="06a51e66" style:font-name-asian="Liberation Mono" style:font-style-asian="italic" style:font-weight-asian="normal" style:font-name-complex="Liberation Mono" style:font-style-complex="italic" style:font-weight-complex="normal"/>
    </style:style>
    <style:style style:name="T1345" style:family="text">
      <style:text-properties style:font-name="Liberation Serif1" fo:language="ru" fo:country="RU" fo:font-style="italic" style:text-underline-style="none" fo:font-weight="normal" officeooo:rsid="06a5f740" style:font-name-asian="Liberation Mono" style:font-style-asian="italic" style:font-weight-asian="normal" style:font-name-complex="Liberation Mono" style:font-style-complex="italic" style:font-weight-complex="normal"/>
    </style:style>
    <style:style style:name="T1346" style:family="text">
      <style:text-properties style:font-name="Liberation Serif1" fo:language="ru" fo:country="RU" fo:font-style="italic" style:text-underline-style="none" fo:font-weight="normal" officeooo:rsid="06a7cf33" style:font-name-asian="Liberation Mono" style:font-style-asian="italic" style:font-weight-asian="normal" style:font-name-complex="Liberation Mono" style:font-style-complex="italic" style:font-weight-complex="normal"/>
    </style:style>
    <style:style style:name="T1347" style:family="text">
      <style:text-properties style:font-name="Liberation Serif1" fo:language="ru" fo:country="RU" fo:font-style="italic" style:text-underline-style="none" fo:font-weight="normal" officeooo:rsid="06a99a77" style:font-name-asian="Liberation Mono" style:font-style-asian="italic" style:font-weight-asian="normal" style:font-name-complex="Liberation Mono" style:font-style-complex="italic" style:font-weight-complex="normal"/>
    </style:style>
    <style:style style:name="T1348" style:family="text">
      <style:text-properties style:font-name="Liberation Serif1" fo:language="ru" fo:country="RU" fo:font-style="italic" style:text-underline-style="none" fo:font-weight="normal" officeooo:rsid="06ad8546" style:font-name-asian="Liberation Mono" style:font-style-asian="italic" style:font-weight-asian="normal" style:font-name-complex="Liberation Mono" style:font-style-complex="italic" style:font-weight-complex="normal"/>
    </style:style>
    <style:style style:name="T1349" style:family="text">
      <style:text-properties style:font-name="Liberation Serif1" fo:language="ru" fo:country="RU" fo:font-style="italic" style:text-underline-style="none" fo:font-weight="normal" officeooo:rsid="06b00726" style:font-name-asian="Liberation Mono" style:font-style-asian="italic" style:font-weight-asian="normal" style:font-name-complex="Liberation Mono" style:font-style-complex="italic" style:font-weight-complex="normal"/>
    </style:style>
    <style:style style:name="T1350" style:family="text">
      <style:text-properties style:font-name="Liberation Serif1" fo:language="ru" fo:country="RU" fo:font-style="italic" style:text-underline-style="none" fo:font-weight="normal" officeooo:rsid="06b8898b" style:font-name-asian="Liberation Mono" style:font-style-asian="italic" style:font-weight-asian="normal" style:font-name-complex="Liberation Mono" style:font-style-complex="italic" style:font-weight-complex="normal"/>
    </style:style>
    <style:style style:name="T1351" style:family="text">
      <style:text-properties style:font-name="Liberation Serif1" fo:language="ru" fo:country="RU" fo:font-style="italic" style:text-underline-style="none" fo:font-weight="normal" officeooo:rsid="06b9cc7d" style:font-name-asian="Liberation Mono" style:font-style-asian="italic" style:font-weight-asian="normal" style:font-name-complex="Liberation Mono" style:font-style-complex="italic" style:font-weight-complex="normal"/>
    </style:style>
    <style:style style:name="T1352" style:family="text">
      <style:text-properties style:font-name="Liberation Serif1" fo:language="ru" fo:country="RU" fo:font-style="italic" style:text-underline-style="none" fo:font-weight="normal" officeooo:rsid="06c06940" style:font-name-asian="Liberation Mono" style:font-style-asian="italic" style:font-weight-asian="normal" style:font-name-complex="Liberation Mono" style:font-style-complex="italic" style:font-weight-complex="normal"/>
    </style:style>
    <style:style style:name="T1353" style:family="text">
      <style:text-properties style:font-name="Liberation Serif1" fo:language="ru" fo:country="RU" fo:font-style="italic" style:text-underline-style="none" fo:font-weight="normal" officeooo:rsid="06c23144" style:font-name-asian="Liberation Mono" style:font-style-asian="italic" style:font-weight-asian="normal" style:font-name-complex="Liberation Mono" style:font-style-complex="italic" style:font-weight-complex="normal"/>
    </style:style>
    <style:style style:name="T1354" style:family="text">
      <style:text-properties style:font-name="Liberation Serif1" fo:language="ru" fo:country="RU" fo:font-style="italic" style:text-underline-style="none" fo:font-weight="normal" officeooo:rsid="06c3737f" style:font-name-asian="Liberation Mono" style:font-style-asian="italic" style:font-weight-asian="normal" style:font-name-complex="Liberation Mono" style:font-style-complex="italic" style:font-weight-complex="normal"/>
    </style:style>
    <style:style style:name="T1355" style:family="text">
      <style:text-properties style:font-name="Liberation Serif1" fo:language="ru" fo:country="RU" fo:font-style="italic" style:text-underline-style="none" fo:font-weight="normal" officeooo:rsid="06cdda07" style:font-name-asian="Liberation Mono" style:font-style-asian="italic" style:font-weight-asian="normal" style:font-name-complex="Liberation Mono" style:font-style-complex="italic" style:font-weight-complex="normal"/>
    </style:style>
    <style:style style:name="T1356" style:family="text">
      <style:text-properties style:font-name="Liberation Serif1" fo:language="ru" fo:country="RU" fo:font-style="italic" style:text-underline-style="none" fo:font-weight="normal" officeooo:rsid="06d0b803" style:font-name-asian="Liberation Mono" style:font-style-asian="italic" style:font-weight-asian="normal" style:font-name-complex="Liberation Mono" style:font-style-complex="italic" style:font-weight-complex="normal"/>
    </style:style>
    <style:style style:name="T1357" style:family="text">
      <style:text-properties style:font-name="Liberation Serif1" fo:language="ru" fo:country="RU" fo:font-style="italic" style:text-underline-style="none" fo:font-weight="normal" officeooo:rsid="06ddb13b" style:font-name-asian="Liberation Mono" style:font-style-asian="italic" style:font-weight-asian="normal" style:font-name-complex="Liberation Mono" style:font-style-complex="italic" style:font-weight-complex="normal"/>
    </style:style>
    <style:style style:name="T1358" style:family="text">
      <style:text-properties style:font-name="Liberation Serif1" fo:language="ru" fo:country="RU" fo:font-style="italic" style:text-underline-style="none" fo:font-weight="normal" officeooo:rsid="06e237d7" style:font-name-asian="Liberation Mono" style:font-style-asian="italic" style:font-weight-asian="normal" style:font-name-complex="Liberation Mono" style:font-style-complex="italic" style:font-weight-complex="normal"/>
    </style:style>
    <style:style style:name="T1359" style:family="text">
      <style:text-properties style:font-name="Liberation Serif1" fo:language="ru" fo:country="RU" fo:font-style="italic" style:text-underline-style="none" fo:font-weight="normal" officeooo:rsid="06eaa433" style:font-name-asian="Liberation Mono" style:font-style-asian="italic" style:font-weight-asian="normal" style:font-name-complex="Liberation Mono" style:font-style-complex="italic" style:font-weight-complex="normal"/>
    </style:style>
    <style:style style:name="T1360" style:family="text">
      <style:text-properties style:font-name="Liberation Serif1" fo:language="ru" fo:country="RU" fo:font-style="italic" style:text-underline-style="none" fo:font-weight="normal" officeooo:rsid="06f56b77" style:font-name-asian="Liberation Mono" style:font-style-asian="italic" style:font-weight-asian="normal" style:font-name-complex="Liberation Mono" style:font-style-complex="italic" style:font-weight-complex="normal"/>
    </style:style>
    <style:style style:name="T1361" style:family="text">
      <style:text-properties style:font-name="Liberation Serif1" fo:language="ru" fo:country="RU" fo:font-style="italic" style:text-underline-style="none" fo:font-weight="normal" officeooo:rsid="06f8ce28" style:font-name-asian="Liberation Mono" style:font-style-asian="italic" style:font-weight-asian="normal" style:font-name-complex="Liberation Mono" style:font-style-complex="italic" style:font-weight-complex="normal"/>
    </style:style>
    <style:style style:name="T1362" style:family="text">
      <style:text-properties style:font-name="Liberation Serif1" fo:language="ru" fo:country="RU" fo:font-style="italic" style:text-underline-style="none" fo:font-weight="normal" officeooo:rsid="07186c92" style:font-name-asian="Liberation Mono" style:font-style-asian="italic" style:font-weight-asian="normal" style:font-name-complex="Liberation Mono" style:font-style-complex="italic" style:font-weight-complex="normal"/>
    </style:style>
    <style:style style:name="T1363" style:family="text">
      <style:text-properties style:font-name="Liberation Serif1" fo:language="ru" fo:country="RU" fo:font-style="italic" style:text-underline-style="none" fo:font-weight="normal" officeooo:rsid="07193217" style:font-name-asian="Liberation Mono" style:font-style-asian="italic" style:font-weight-asian="normal" style:font-name-complex="Liberation Mono" style:font-style-complex="italic" style:font-weight-complex="normal"/>
    </style:style>
    <style:style style:name="T1364" style:family="text">
      <style:text-properties style:font-name="Liberation Serif1" fo:language="ru" fo:country="RU" fo:font-style="italic" style:text-underline-style="none" fo:font-weight="normal" officeooo:rsid="0719f396" style:font-name-asian="Liberation Mono" style:font-style-asian="italic" style:font-weight-asian="normal" style:font-name-complex="Liberation Mono" style:font-style-complex="italic" style:font-weight-complex="normal"/>
    </style:style>
    <style:style style:name="T1365" style:family="text">
      <style:text-properties style:font-name="Liberation Serif1" fo:language="ru" fo:country="RU" fo:font-style="italic" style:text-underline-style="none" fo:font-weight="normal" officeooo:rsid="071a3b7b" style:font-name-asian="Liberation Mono" style:font-style-asian="italic" style:font-weight-asian="normal" style:font-name-complex="Liberation Mono" style:font-style-complex="italic" style:font-weight-complex="normal"/>
    </style:style>
    <style:style style:name="T1366" style:family="text">
      <style:text-properties style:font-name="Liberation Serif1" fo:language="ru" fo:country="RU" fo:font-style="italic" style:text-underline-style="none" fo:font-weight="normal" officeooo:rsid="072c9c59" style:font-name-asian="Liberation Mono" style:font-style-asian="italic" style:font-weight-asian="normal" style:font-name-complex="Liberation Mono" style:font-style-complex="italic" style:font-weight-complex="normal"/>
    </style:style>
    <style:style style:name="T1367" style:family="text">
      <style:text-properties style:font-name="Liberation Serif1" fo:language="ru" fo:country="RU" fo:font-style="italic" style:text-underline-style="none" fo:font-weight="normal" officeooo:rsid="073c44f0" style:font-name-asian="Liberation Mono" style:font-style-asian="italic" style:font-weight-asian="normal" style:font-name-complex="Liberation Mono" style:font-style-complex="italic" style:font-weight-complex="normal"/>
    </style:style>
    <style:style style:name="T1368" style:family="text">
      <style:text-properties style:font-name="Liberation Serif1" fo:language="ru" fo:country="RU" fo:font-style="italic" style:text-underline-style="none" fo:font-weight="normal" officeooo:rsid="0740bd81" style:font-name-asian="Liberation Mono" style:font-style-asian="italic" style:font-weight-asian="normal" style:font-name-complex="Liberation Mono" style:font-style-complex="italic" style:font-weight-complex="normal"/>
    </style:style>
    <style:style style:name="T1369" style:family="text">
      <style:text-properties style:font-name="Liberation Serif1" fo:language="ru" fo:country="RU" fo:font-style="italic" style:text-underline-style="none" fo:font-weight="normal" officeooo:rsid="0742eef0" style:font-name-asian="Liberation Mono" style:font-style-asian="italic" style:font-weight-asian="normal" style:font-name-complex="Liberation Mono" style:font-style-complex="italic" style:font-weight-complex="normal"/>
    </style:style>
    <style:style style:name="T1370" style:family="text">
      <style:text-properties style:font-name="Liberation Serif1" fo:language="ru" fo:country="RU" fo:font-style="italic" style:text-underline-style="none" fo:font-weight="normal" officeooo:rsid="07449053" style:font-name-asian="Liberation Mono" style:font-style-asian="italic" style:font-weight-asian="normal" style:font-name-complex="Liberation Mono" style:font-style-complex="italic" style:font-weight-complex="normal"/>
    </style:style>
    <style:style style:name="T1371" style:family="text">
      <style:text-properties style:font-name="Liberation Serif1" fo:language="ru" fo:country="RU" fo:font-style="italic" style:text-underline-style="none" fo:font-weight="normal" officeooo:rsid="0751bb5e" style:font-name-asian="Liberation Mono" style:font-style-asian="italic" style:font-weight-asian="normal" style:font-name-complex="Liberation Mono" style:font-style-complex="italic" style:font-weight-complex="normal"/>
    </style:style>
    <style:style style:name="T1372" style:family="text">
      <style:text-properties style:font-name="Liberation Serif1" fo:language="ru" fo:country="RU" fo:font-style="italic" style:text-underline-style="none" fo:font-weight="normal" officeooo:rsid="07614d9b" style:font-name-asian="Liberation Mono" style:font-style-asian="italic" style:font-weight-asian="normal" style:font-name-complex="Liberation Mono" style:font-style-complex="italic" style:font-weight-complex="normal"/>
    </style:style>
    <style:style style:name="T1373" style:family="text">
      <style:text-properties style:font-name="Liberation Serif1" fo:language="ru" fo:country="RU" fo:font-style="italic" style:text-underline-style="none" fo:font-weight="normal" officeooo:rsid="0778ea79" style:font-name-asian="Liberation Mono" style:font-style-asian="italic" style:font-weight-asian="normal" style:font-name-complex="Liberation Mono" style:font-style-complex="italic" style:font-weight-complex="normal"/>
    </style:style>
    <style:style style:name="T1374" style:family="text">
      <style:text-properties style:font-name="Liberation Serif1" fo:language="ru" fo:country="RU" fo:font-style="italic" style:text-underline-style="none" fo:font-weight="normal" officeooo:rsid="07791942" style:font-name-asian="Liberation Mono" style:font-style-asian="italic" style:font-weight-asian="normal" style:font-name-complex="Liberation Mono" style:font-style-complex="italic" style:font-weight-complex="normal"/>
    </style:style>
    <style:style style:name="T1375" style:family="text">
      <style:text-properties style:font-name="Liberation Serif1" fo:language="ru" fo:country="RU" fo:font-style="italic" style:text-underline-style="none" fo:font-weight="normal" officeooo:rsid="078578ea" style:font-name-asian="Liberation Mono" style:font-style-asian="italic" style:font-weight-asian="normal" style:font-name-complex="Liberation Mono" style:font-style-complex="italic" style:font-weight-complex="normal"/>
    </style:style>
    <style:style style:name="T1376" style:family="text">
      <style:text-properties style:font-name="Liberation Serif1" fo:language="ru" fo:country="RU" fo:font-style="italic" style:text-underline-style="none" fo:font-weight="normal" officeooo:rsid="07aa64a9" style:font-name-asian="Liberation Mono" style:font-style-asian="italic" style:font-weight-asian="normal" style:font-name-complex="Liberation Mono" style:font-style-complex="italic" style:font-weight-complex="normal"/>
    </style:style>
    <style:style style:name="T1377" style:family="text">
      <style:text-properties style:font-name="Liberation Serif1" fo:language="ru" fo:country="RU" fo:font-style="italic" style:text-underline-style="none" fo:font-weight="normal" officeooo:rsid="07ba52b3" style:font-name-asian="Liberation Mono" style:font-style-asian="italic" style:font-weight-asian="normal" style:font-name-complex="Liberation Mono" style:font-style-complex="italic" style:font-weight-complex="normal"/>
    </style:style>
    <style:style style:name="T1378" style:family="text">
      <style:text-properties style:font-name="Liberation Serif1" fo:language="ru" fo:country="RU" fo:font-style="italic" style:text-underline-style="none" fo:font-weight="normal" officeooo:rsid="07cb0730" style:font-name-asian="Liberation Mono" style:font-style-asian="italic" style:font-weight-asian="normal" style:font-name-complex="Liberation Mono" style:font-style-complex="italic" style:font-weight-complex="normal"/>
    </style:style>
    <style:style style:name="T1379" style:family="text">
      <style:text-properties style:font-name="Liberation Serif1" fo:language="ru" fo:country="RU" fo:font-style="italic" style:text-underline-style="none" fo:font-weight="normal" officeooo:rsid="07d9e9d9" style:font-name-asian="Liberation Mono" style:font-style-asian="italic" style:font-weight-asian="normal" style:font-name-complex="Liberation Mono" style:font-style-complex="italic" style:font-weight-complex="normal"/>
    </style:style>
    <style:style style:name="T1380" style:family="text">
      <style:text-properties style:font-name="Liberation Serif1" fo:language="ru" fo:country="RU" fo:font-style="italic" style:text-underline-style="none" fo:font-weight="normal" officeooo:rsid="07dd7f6d" style:font-name-asian="Liberation Mono" style:font-style-asian="italic" style:font-weight-asian="normal" style:font-name-complex="Liberation Mono" style:font-style-complex="italic" style:font-weight-complex="normal"/>
    </style:style>
    <style:style style:name="T1381" style:family="text">
      <style:text-properties style:font-name="Liberation Serif1" fo:language="ru" fo:country="RU" fo:font-style="italic" style:text-underline-style="none" fo:font-weight="normal" officeooo:rsid="07e99f69" style:font-name-asian="Liberation Mono" style:font-style-asian="italic" style:font-weight-asian="normal" style:font-name-complex="Liberation Mono" style:font-style-complex="italic" style:font-weight-complex="normal"/>
    </style:style>
    <style:style style:name="T1382" style:family="text">
      <style:text-properties style:font-name="Liberation Serif1" fo:language="ru" fo:country="RU" fo:font-style="italic" style:text-underline-style="none" fo:font-weight="normal" officeooo:rsid="080be57e" style:font-name-asian="Liberation Mono" style:font-style-asian="italic" style:font-weight-asian="normal" style:font-name-complex="Liberation Mono" style:font-style-complex="italic" style:font-weight-complex="normal"/>
    </style:style>
    <style:style style:name="T1383" style:family="text">
      <style:text-properties style:font-name="Liberation Serif1" fo:language="ru" fo:country="RU" fo:font-style="italic" style:text-underline-style="none" fo:font-weight="normal" officeooo:rsid="081bd803" style:font-name-asian="Liberation Mono" style:font-style-asian="italic" style:font-weight-asian="normal" style:font-name-complex="Liberation Mono" style:font-style-complex="italic" style:font-weight-complex="normal"/>
    </style:style>
    <style:style style:name="T1384" style:family="text">
      <style:text-properties style:font-name="Liberation Serif1" fo:language="ru" fo:country="RU" fo:font-style="italic" style:text-underline-style="none" fo:font-weight="normal" officeooo:rsid="08507420" style:font-name-asian="Liberation Mono" style:font-style-asian="italic" style:font-weight-asian="normal" style:font-name-complex="Liberation Mono" style:font-style-complex="italic" style:font-weight-complex="normal"/>
    </style:style>
    <style:style style:name="T1385" style:family="text">
      <style:text-properties style:font-name="Liberation Serif1" fo:language="ru" fo:country="RU" fo:font-style="italic" style:text-underline-style="none" fo:font-weight="normal" officeooo:rsid="08549a56" style:font-name-asian="Liberation Mono" style:font-style-asian="italic" style:font-weight-asian="normal" style:font-name-complex="Liberation Mono" style:font-style-complex="italic" style:font-weight-complex="normal"/>
    </style:style>
    <style:style style:name="T1386" style:family="text">
      <style:text-properties style:font-name="Liberation Serif1" fo:language="ru" fo:country="RU" fo:font-style="italic" style:text-underline-style="none" fo:font-weight="normal" officeooo:rsid="0862e22e" style:font-name-asian="Liberation Mono" style:font-style-asian="italic" style:font-weight-asian="normal" style:font-name-complex="Liberation Mono" style:font-style-complex="italic" style:font-weight-complex="normal"/>
    </style:style>
    <style:style style:name="T1387" style:family="text">
      <style:text-properties style:font-name="Liberation Serif1" fo:language="ru" fo:country="RU" fo:font-style="italic" style:text-underline-style="none" fo:font-weight="normal" officeooo:rsid="08822ea1" style:font-name-asian="Liberation Mono" style:font-style-asian="italic" style:font-weight-asian="normal" style:font-name-complex="Liberation Mono" style:font-style-complex="italic" style:font-weight-complex="normal"/>
    </style:style>
    <style:style style:name="T1388" style:family="text">
      <style:text-properties style:font-name="Liberation Serif1" fo:language="ru" fo:country="RU" fo:font-style="italic" style:text-underline-style="none" fo:font-weight="normal" officeooo:rsid="089bdfbb" style:font-name-asian="Liberation Mono" style:font-style-asian="italic" style:font-weight-asian="normal" style:font-name-complex="Liberation Mono" style:font-style-complex="italic" style:font-weight-complex="normal"/>
    </style:style>
    <style:style style:name="T1389" style:family="text">
      <style:text-properties style:font-name="Liberation Serif1" fo:language="ru" fo:country="RU" fo:font-style="italic" style:text-underline-style="none" fo:font-weight="normal" officeooo:rsid="08d28dfd" style:font-name-asian="Liberation Mono" style:font-style-asian="italic" style:font-weight-asian="normal" style:font-name-complex="Liberation Mono" style:font-style-complex="italic" style:font-weight-complex="normal"/>
    </style:style>
    <style:style style:name="T1390" style:family="text">
      <style:text-properties style:font-name="Liberation Serif1" fo:language="ru" fo:country="RU" fo:font-style="italic" style:text-underline-style="none" fo:font-weight="normal" officeooo:rsid="08d9163b" style:font-name-asian="Liberation Mono" style:font-style-asian="italic" style:font-weight-asian="normal" style:font-name-complex="Liberation Mono" style:font-style-complex="italic" style:font-weight-complex="normal"/>
    </style:style>
    <style:style style:name="T1391" style:family="text">
      <style:text-properties style:font-name="Liberation Serif1" fo:language="ru" fo:country="RU" fo:font-style="italic" style:text-underline-style="none" fo:font-weight="normal" officeooo:rsid="08f10ee6" style:font-name-asian="Liberation Mono" style:font-style-asian="italic" style:font-weight-asian="normal" style:font-name-complex="Liberation Mono" style:font-style-complex="italic" style:font-weight-complex="normal"/>
    </style:style>
    <style:style style:name="T1392" style:family="text">
      <style:text-properties style:font-name="Liberation Serif1" fo:language="ru" fo:country="RU" fo:font-style="italic" style:text-underline-style="none" fo:font-weight="normal" officeooo:rsid="08f13b50" style:font-name-asian="Liberation Mono" style:font-style-asian="italic" style:font-weight-asian="normal" style:font-name-complex="Liberation Mono" style:font-style-complex="italic" style:font-weight-complex="normal"/>
    </style:style>
    <style:style style:name="T1393" style:family="text">
      <style:text-properties style:font-name="Liberation Serif1" fo:language="ru" fo:country="RU" fo:font-style="italic" style:text-underline-style="none" fo:font-weight="normal" officeooo:rsid="08f41f8c" style:font-name-asian="Liberation Mono" style:font-style-asian="italic" style:font-weight-asian="normal" style:font-name-complex="Liberation Mono" style:font-style-complex="italic" style:font-weight-complex="normal"/>
    </style:style>
    <style:style style:name="T1394" style:family="text">
      <style:text-properties style:font-name="Liberation Serif1" fo:language="ru" fo:country="RU" fo:font-style="italic" style:text-underline-style="none" fo:font-weight="normal" officeooo:rsid="08fc006e" style:font-name-asian="Liberation Mono" style:font-style-asian="italic" style:font-weight-asian="normal" style:font-name-complex="Liberation Mono" style:font-style-complex="italic" style:font-weight-complex="normal"/>
    </style:style>
    <style:style style:name="T1395" style:family="text">
      <style:text-properties style:font-name="Liberation Serif1" fo:language="ru" fo:country="RU" fo:font-style="italic" style:text-underline-style="none" fo:font-weight="normal" officeooo:rsid="090ff66f" style:font-name-asian="Liberation Mono" style:font-style-asian="italic" style:font-weight-asian="normal" style:font-name-complex="Liberation Mono" style:font-style-complex="italic" style:font-weight-complex="normal"/>
    </style:style>
    <style:style style:name="T1396" style:family="text">
      <style:text-properties style:font-name="Liberation Serif1" fo:language="ru" fo:country="RU" fo:font-style="italic" style:text-underline-style="none" fo:font-weight="normal" officeooo:rsid="090b875c" style:font-name-asian="Liberation Mono" style:font-style-asian="italic" style:font-weight-asian="normal" style:font-name-complex="Liberation Mono" style:font-style-complex="italic" style:font-weight-complex="normal"/>
    </style:style>
    <style:style style:name="T1397" style:family="text">
      <style:text-properties style:font-name="Liberation Serif1" fo:language="ru" fo:country="RU" fo:font-style="italic" style:text-underline-style="none" fo:font-weight="normal" officeooo:rsid="092258c5" style:font-name-asian="Liberation Mono" style:font-style-asian="italic" style:font-weight-asian="normal" style:font-name-complex="Liberation Mono" style:font-style-complex="italic" style:font-weight-complex="normal"/>
    </style:style>
    <style:style style:name="T1398" style:family="text">
      <style:text-properties style:font-name="Liberation Serif1" fo:language="ru" fo:country="RU" fo:font-style="italic" style:text-underline-style="none" fo:font-weight="normal" officeooo:rsid="0932352d" style:font-name-asian="Liberation Mono" style:font-style-asian="italic" style:font-weight-asian="normal" style:font-name-complex="Liberation Mono" style:font-style-complex="italic" style:font-weight-complex="normal"/>
    </style:style>
    <style:style style:name="T1399" style:family="text">
      <style:text-properties style:font-name="Liberation Serif1" fo:language="ru" fo:country="RU" fo:font-style="italic" style:text-underline-style="none" fo:font-weight="normal" officeooo:rsid="0936baf4" style:font-name-asian="Liberation Mono" style:font-style-asian="italic" style:font-weight-asian="normal" style:font-name-complex="Liberation Mono" style:font-style-complex="italic" style:font-weight-complex="normal"/>
    </style:style>
    <style:style style:name="T1400" style:family="text">
      <style:text-properties style:font-name="Liberation Serif1" fo:language="ru" fo:country="RU" fo:font-style="italic" style:text-underline-style="none" fo:font-weight="normal" officeooo:rsid="0939206f" style:font-name-asian="Liberation Mono" style:font-style-asian="italic" style:font-weight-asian="normal" style:font-name-complex="Liberation Mono" style:font-style-complex="italic" style:font-weight-complex="normal"/>
    </style:style>
    <style:style style:name="T1401" style:family="text">
      <style:text-properties style:font-name="Liberation Serif1" fo:language="ru" fo:country="RU" fo:font-style="italic" style:text-underline-style="none" fo:font-weight="normal" officeooo:rsid="094cd34e" style:font-name-asian="Liberation Mono" style:font-style-asian="italic" style:font-weight-asian="normal" style:font-name-complex="Liberation Mono" style:font-style-complex="italic" style:font-weight-complex="normal"/>
    </style:style>
    <style:style style:name="T1402" style:family="text">
      <style:text-properties style:font-name="Liberation Serif1" fo:language="ru" fo:country="RU" fo:font-style="italic" style:text-underline-style="none" fo:font-weight="normal" officeooo:rsid="094e7a67" style:font-name-asian="Liberation Mono" style:font-style-asian="italic" style:font-weight-asian="normal" style:font-name-complex="Liberation Mono" style:font-style-complex="italic" style:font-weight-complex="normal"/>
    </style:style>
    <style:style style:name="T1403" style:family="text">
      <style:text-properties style:font-name="Liberation Serif1" fo:language="ru" fo:country="RU" fo:font-style="italic" style:text-underline-style="none" fo:font-weight="normal" officeooo:rsid="0958aeea" style:font-name-asian="Liberation Mono" style:font-style-asian="italic" style:font-weight-asian="normal" style:font-name-complex="Liberation Mono" style:font-style-complex="italic" style:font-weight-complex="normal"/>
    </style:style>
    <style:style style:name="T1404" style:family="text">
      <style:text-properties style:font-name="Liberation Serif1" fo:language="ru" fo:country="RU" fo:font-style="italic" style:text-underline-style="none" fo:font-weight="normal" officeooo:rsid="095c7c3c" style:font-name-asian="Liberation Mono" style:font-style-asian="italic" style:font-weight-asian="normal" style:font-name-complex="Liberation Mono" style:font-style-complex="italic" style:font-weight-complex="normal"/>
    </style:style>
    <style:style style:name="T1405" style:family="text">
      <style:text-properties style:font-name="Liberation Serif1" fo:language="ru" fo:country="RU" fo:font-style="italic" style:text-underline-style="none" fo:font-weight="normal" officeooo:rsid="09696761" style:font-name-asian="Liberation Mono" style:font-style-asian="italic" style:font-weight-asian="normal" style:font-name-complex="Liberation Mono" style:font-style-complex="italic" style:font-weight-complex="normal"/>
    </style:style>
    <style:style style:name="T1406" style:family="text">
      <style:text-properties style:font-name="Liberation Serif1" fo:language="ru" fo:country="RU" fo:font-style="italic" style:text-underline-style="none" fo:font-weight="normal" officeooo:rsid="096cf33a" style:font-name-asian="Liberation Mono" style:font-style-asian="italic" style:font-weight-asian="normal" style:font-name-complex="Liberation Mono" style:font-style-complex="italic" style:font-weight-complex="normal"/>
    </style:style>
    <style:style style:name="T1407" style:family="text">
      <style:text-properties style:font-name="Liberation Serif1" fo:language="ru" fo:country="RU" fo:font-style="italic" style:text-underline-style="none" fo:font-weight="normal" officeooo:rsid="09b24074" style:font-name-asian="Liberation Mono" style:font-style-asian="italic" style:font-weight-asian="normal" style:font-name-complex="Liberation Mono" style:font-style-complex="italic" style:font-weight-complex="normal"/>
    </style:style>
    <style:style style:name="T1408" style:family="text">
      <style:text-properties style:font-name="Liberation Serif1" fo:language="ru" fo:country="RU" fo:font-style="italic" style:text-underline-style="none" fo:font-weight="normal" officeooo:rsid="09bc562a" style:font-name-asian="Liberation Mono" style:font-style-asian="italic" style:font-weight-asian="normal" style:font-name-complex="Liberation Mono" style:font-style-complex="italic" style:font-weight-complex="normal"/>
    </style:style>
    <style:style style:name="T1409" style:family="text">
      <style:text-properties style:font-name="Liberation Serif1" fo:language="ru" fo:country="RU" fo:font-style="italic" style:text-underline-style="none" fo:font-weight="normal" officeooo:rsid="09c1872c" style:font-name-asian="Liberation Mono" style:font-style-asian="italic" style:font-weight-asian="normal" style:font-name-complex="Liberation Mono" style:font-style-complex="italic" style:font-weight-complex="normal"/>
    </style:style>
    <style:style style:name="T1410" style:family="text">
      <style:text-properties style:font-name="Liberation Serif1" fo:language="ru" fo:country="RU" fo:font-style="italic" style:text-underline-style="none" fo:font-weight="normal" officeooo:rsid="09c8435e" style:font-name-asian="Liberation Mono" style:font-style-asian="italic" style:font-weight-asian="normal" style:font-name-complex="Liberation Mono" style:font-style-complex="italic" style:font-weight-complex="normal"/>
    </style:style>
    <style:style style:name="T1411" style:family="text">
      <style:text-properties style:font-name="Liberation Serif1" fo:language="ru" fo:country="RU" fo:font-style="italic" style:text-underline-style="none" fo:font-weight="normal" officeooo:rsid="09d193c0" style:font-name-asian="Liberation Mono" style:font-style-asian="italic" style:font-weight-asian="normal" style:font-name-complex="Liberation Mono" style:font-style-complex="italic" style:font-weight-complex="normal"/>
    </style:style>
    <style:style style:name="T1412" style:family="text">
      <style:text-properties style:font-name="Liberation Serif1" fo:language="ru" fo:country="RU" fo:font-style="italic" style:text-underline-style="none" fo:font-weight="normal" officeooo:rsid="09e786a0" style:font-name-asian="Liberation Mono" style:font-style-asian="italic" style:font-weight-asian="normal" style:font-name-complex="Liberation Mono" style:font-style-complex="italic" style:font-weight-complex="normal"/>
    </style:style>
    <style:style style:name="T1413" style:family="text">
      <style:text-properties style:font-name="Liberation Serif1" fo:language="ru" fo:country="RU" fo:font-style="italic" style:text-underline-style="none" fo:font-weight="normal" officeooo:rsid="09ee11da" style:font-name-asian="Liberation Mono" style:font-style-asian="italic" style:font-weight-asian="normal" style:font-name-complex="Liberation Mono" style:font-style-complex="italic" style:font-weight-complex="normal"/>
    </style:style>
    <style:style style:name="T1414" style:family="text">
      <style:text-properties style:font-name="Liberation Serif1" fo:language="ru" fo:country="RU" fo:font-style="italic" style:text-underline-style="none" fo:font-weight="normal" officeooo:rsid="09f016ff" style:font-name-asian="Liberation Mono" style:font-style-asian="italic" style:font-weight-asian="normal" style:font-name-complex="Liberation Mono" style:font-style-complex="italic" style:font-weight-complex="normal"/>
    </style:style>
    <style:style style:name="T1415" style:family="text">
      <style:text-properties style:font-name="Liberation Serif1" fo:language="ru" fo:country="RU" fo:font-style="italic" style:text-underline-style="none" fo:font-weight="normal" officeooo:rsid="09f0994e" style:font-name-asian="Liberation Mono" style:font-style-asian="italic" style:font-weight-asian="normal" style:font-name-complex="Liberation Mono" style:font-style-complex="italic" style:font-weight-complex="normal"/>
    </style:style>
    <style:style style:name="T1416" style:family="text">
      <style:text-properties style:font-name="Liberation Serif1" fo:language="ru" fo:country="RU" fo:font-style="italic" style:text-underline-style="none" fo:font-weight="normal" officeooo:rsid="09f0ed28" style:font-name-asian="Liberation Mono" style:font-style-asian="italic" style:font-weight-asian="normal" style:font-name-complex="Liberation Mono" style:font-style-complex="italic" style:font-weight-complex="normal"/>
    </style:style>
    <style:style style:name="T1417" style:family="text">
      <style:text-properties style:font-name="Liberation Serif1" fo:language="ru" fo:country="RU" fo:font-style="italic" style:text-underline-style="none" fo:font-weight="normal" officeooo:rsid="09f176af" style:font-name-asian="Liberation Mono" style:font-style-asian="italic" style:font-weight-asian="normal" style:font-name-complex="Liberation Mono" style:font-style-complex="italic" style:font-weight-complex="normal"/>
    </style:style>
    <style:style style:name="T1418" style:family="text">
      <style:text-properties style:font-name="Liberation Serif1" fo:language="ru" fo:country="RU" fo:font-style="italic" style:text-underline-style="none" fo:font-weight="normal" officeooo:rsid="09f4b93c" style:font-name-asian="Liberation Mono" style:font-style-asian="italic" style:font-weight-asian="normal" style:font-name-complex="Liberation Mono" style:font-style-complex="italic" style:font-weight-complex="normal"/>
    </style:style>
    <style:style style:name="T1419" style:family="text">
      <style:text-properties style:font-name="Liberation Serif1" fo:language="ru" fo:country="RU" fo:font-style="italic" style:text-underline-style="none" fo:font-weight="normal" officeooo:rsid="09f69fa7" style:font-name-asian="Liberation Mono" style:font-style-asian="italic" style:font-weight-asian="normal" style:font-name-complex="Liberation Mono" style:font-style-complex="italic" style:font-weight-complex="normal"/>
    </style:style>
    <style:style style:name="T1420" style:family="text">
      <style:text-properties style:font-name="Liberation Serif1" fo:language="ru" fo:country="RU" fo:font-style="italic" style:text-underline-style="none" fo:font-weight="normal" officeooo:rsid="09f7a4df" style:font-name-asian="Liberation Mono" style:font-style-asian="italic" style:font-weight-asian="normal" style:font-name-complex="Liberation Mono" style:font-style-complex="italic" style:font-weight-complex="normal"/>
    </style:style>
    <style:style style:name="T1421" style:family="text">
      <style:text-properties style:font-name="Liberation Serif1" fo:language="ru" fo:country="RU" fo:font-style="italic" style:text-underline-style="none" fo:font-weight="normal" officeooo:rsid="09f9f9c7" style:font-name-asian="Liberation Mono" style:font-style-asian="italic" style:font-weight-asian="normal" style:font-name-complex="Liberation Mono" style:font-style-complex="italic" style:font-weight-complex="normal"/>
    </style:style>
    <style:style style:name="T1422" style:family="text">
      <style:text-properties style:font-name="Liberation Serif1" fo:language="ru" fo:country="RU" fo:font-style="italic" style:text-underline-style="none" fo:font-weight="normal" officeooo:rsid="09fcd38c" style:font-name-asian="Liberation Mono" style:font-style-asian="italic" style:font-weight-asian="normal" style:font-name-complex="Liberation Mono" style:font-style-complex="italic" style:font-weight-complex="normal"/>
    </style:style>
    <style:style style:name="T1423" style:family="text">
      <style:text-properties style:font-name="Liberation Serif1" fo:language="ru" fo:country="RU" fo:font-style="italic" style:text-underline-style="none" fo:font-weight="normal" officeooo:rsid="09ffa582" style:font-name-asian="Liberation Mono" style:font-style-asian="italic" style:font-weight-asian="normal" style:font-name-complex="Liberation Mono" style:font-style-complex="italic" style:font-weight-complex="normal"/>
    </style:style>
    <style:style style:name="T1424" style:family="text">
      <style:text-properties style:font-name="Liberation Serif1" fo:language="ru" fo:country="RU" fo:font-style="italic" style:text-underline-style="none" fo:font-weight="normal" officeooo:rsid="0a0768b6" style:font-name-asian="Liberation Mono" style:font-style-asian="italic" style:font-weight-asian="normal" style:font-name-complex="Liberation Mono" style:font-style-complex="italic" style:font-weight-complex="normal"/>
    </style:style>
    <style:style style:name="T1425" style:family="text">
      <style:text-properties style:font-name="Liberation Serif1" fo:language="ru" fo:country="RU" fo:font-style="italic" style:text-underline-style="none" fo:font-weight="normal" officeooo:rsid="0a07ff08" style:font-name-asian="Liberation Mono" style:font-style-asian="italic" style:font-weight-asian="normal" style:font-name-complex="Liberation Mono" style:font-style-complex="italic" style:font-weight-complex="normal"/>
    </style:style>
    <style:style style:name="T1426" style:family="text">
      <style:text-properties style:font-name="Liberation Serif1" fo:language="ru" fo:country="RU" fo:font-style="italic" style:text-underline-style="none" fo:font-weight="normal" officeooo:rsid="0a0d49de" style:font-name-asian="Liberation Mono" style:font-style-asian="italic" style:font-weight-asian="normal" style:font-name-complex="Liberation Mono" style:font-style-complex="italic" style:font-weight-complex="normal"/>
    </style:style>
    <style:style style:name="T1427" style:family="text">
      <style:text-properties style:font-name="Liberation Serif1" fo:language="ru" fo:country="RU" fo:font-style="italic" style:text-underline-style="none" fo:font-weight="normal" officeooo:rsid="0a0f48fa" style:font-name-asian="Liberation Mono" style:font-style-asian="italic" style:font-weight-asian="normal" style:font-name-complex="Liberation Mono" style:font-style-complex="italic" style:font-weight-complex="normal"/>
    </style:style>
    <style:style style:name="T1428" style:family="text">
      <style:text-properties style:font-name="Liberation Serif1" fo:language="ru" fo:country="RU" fo:font-style="italic" style:text-underline-style="none" fo:font-weight="normal" officeooo:rsid="0a14c66d" style:font-name-asian="Liberation Mono" style:font-style-asian="italic" style:font-weight-asian="normal" style:font-name-complex="Liberation Mono" style:font-style-complex="italic" style:font-weight-complex="normal"/>
    </style:style>
    <style:style style:name="T1429" style:family="text">
      <style:text-properties style:font-name="Liberation Serif1" fo:language="ru" fo:country="RU" fo:font-style="italic" style:text-underline-style="none" fo:font-weight="normal" officeooo:rsid="0a218180" style:font-name-asian="Liberation Mono" style:font-style-asian="italic" style:font-weight-asian="normal" style:font-name-complex="Liberation Mono" style:font-style-complex="italic" style:font-weight-complex="normal"/>
    </style:style>
    <style:style style:name="T1430" style:family="text">
      <style:text-properties style:font-name="Liberation Serif1" fo:language="ru" fo:country="RU" fo:font-style="italic" style:text-underline-style="none" fo:font-weight="normal" officeooo:rsid="0a22ee4d" style:font-name-asian="Liberation Mono" style:font-style-asian="italic" style:font-weight-asian="normal" style:font-name-complex="Liberation Mono" style:font-style-complex="italic" style:font-weight-complex="normal"/>
    </style:style>
    <style:style style:name="T1431" style:family="text">
      <style:text-properties style:font-name="Liberation Serif1" fo:language="ru" fo:country="RU" fo:font-style="italic" style:text-underline-style="none" fo:font-weight="normal" officeooo:rsid="0a2c92c3" style:font-name-asian="Liberation Mono" style:font-style-asian="italic" style:font-weight-asian="normal" style:font-name-complex="Liberation Mono" style:font-style-complex="italic" style:font-weight-complex="normal"/>
    </style:style>
    <style:style style:name="T1432" style:family="text">
      <style:text-properties style:font-name="Liberation Serif1" fo:language="ru" fo:country="RU" fo:font-style="italic" style:text-underline-style="none" fo:font-weight="normal" officeooo:rsid="0a31a679" style:font-name-asian="Liberation Mono" style:font-style-asian="italic" style:font-weight-asian="normal" style:font-name-complex="Liberation Mono" style:font-style-complex="italic" style:font-weight-complex="normal"/>
    </style:style>
    <style:style style:name="T1433" style:family="text">
      <style:text-properties style:font-name="Liberation Serif1" fo:language="ru" fo:country="RU" fo:font-style="italic" style:text-underline-style="none" fo:font-weight="normal" officeooo:rsid="0a33a9f6" style:font-name-asian="Liberation Mono" style:font-style-asian="italic" style:font-weight-asian="normal" style:font-name-complex="Liberation Mono" style:font-style-complex="italic" style:font-weight-complex="normal"/>
    </style:style>
    <style:style style:name="T1434" style:family="text">
      <style:text-properties style:font-name="Liberation Serif1" fo:font-style="normal" fo:font-weight="normal" officeooo:rsid="049ac1ec" style:font-name-asian="Liberation Mono" style:font-style-asian="normal" style:font-weight-asian="normal" style:font-name-complex="Liberation Mono" style:font-style-complex="normal" style:font-weight-complex="normal"/>
    </style:style>
    <style:style style:name="T1435" style:family="text">
      <style:text-properties style:font-name="Liberation Serif1" fo:font-style="normal" fo:font-weight="normal" officeooo:rsid="049d427d" style:font-name-asian="Liberation Mono" style:font-style-asian="normal" style:font-weight-asian="normal" style:font-name-complex="Liberation Mono" style:font-style-complex="normal" style:font-weight-complex="normal"/>
    </style:style>
    <style:style style:name="T1436" style:family="text">
      <style:text-properties style:font-name="Liberation Serif1" fo:font-style="normal" fo:font-weight="normal" officeooo:rsid="049d919d" style:font-name-asian="Liberation Mono" style:font-style-asian="normal" style:font-weight-asian="normal" style:font-name-complex="Liberation Mono" style:font-style-complex="normal" style:font-weight-complex="normal"/>
    </style:style>
    <style:style style:name="T1437" style:family="text">
      <style:text-properties style:font-name="Liberation Serif1" fo:font-style="normal" fo:font-weight="normal" officeooo:rsid="049f46ee" style:font-name-asian="Liberation Mono" style:font-style-asian="normal" style:font-weight-asian="normal" style:font-name-complex="Liberation Mono" style:font-style-complex="normal" style:font-weight-complex="normal"/>
    </style:style>
    <style:style style:name="T1438" style:family="text">
      <style:text-properties style:font-name="Liberation Serif1" fo:font-style="normal" fo:font-weight="normal" officeooo:rsid="04a12401" style:font-name-asian="Liberation Mono" style:font-style-asian="normal" style:font-weight-asian="normal" style:font-name-complex="Liberation Mono" style:font-style-complex="normal" style:font-weight-complex="normal"/>
    </style:style>
    <style:style style:name="T1439" style:family="text">
      <style:text-properties style:font-name="Liberation Serif1" fo:font-style="normal" fo:font-weight="normal" officeooo:rsid="04a2a9a1" style:font-name-asian="Liberation Mono" style:font-style-asian="normal" style:font-weight-asian="normal" style:font-name-complex="Liberation Mono" style:font-style-complex="normal" style:font-weight-complex="normal"/>
    </style:style>
    <style:style style:name="T1440" style:family="text">
      <style:text-properties style:font-name="Liberation Serif1" fo:font-style="normal" fo:font-weight="normal" officeooo:rsid="04a439b0" style:font-name-asian="Liberation Mono" style:font-style-asian="normal" style:font-weight-asian="normal" style:font-name-complex="Liberation Mono" style:font-style-complex="normal" style:font-weight-complex="normal"/>
    </style:style>
    <style:style style:name="T1441" style:family="text">
      <style:text-properties style:font-name="Liberation Serif1" fo:font-style="normal" fo:font-weight="normal" officeooo:rsid="04a4d395" style:font-name-asian="Liberation Mono" style:font-style-asian="normal" style:font-weight-asian="normal" style:font-name-complex="Liberation Mono" style:font-style-complex="normal" style:font-weight-complex="normal"/>
    </style:style>
    <style:style style:name="T1442" style:family="text">
      <style:text-properties style:font-name="Liberation Serif1" fo:font-style="normal" fo:font-weight="normal" officeooo:rsid="04a5307a" style:font-name-asian="Liberation Mono" style:font-style-asian="normal" style:font-weight-asian="normal" style:font-name-complex="Liberation Mono" style:font-style-complex="normal" style:font-weight-complex="normal"/>
    </style:style>
    <style:style style:name="T1443" style:family="text">
      <style:text-properties style:font-name="Liberation Serif1" fo:font-style="normal" fo:font-weight="normal" officeooo:rsid="04a5f3e5" style:font-name-asian="Liberation Mono" style:font-style-asian="normal" style:font-weight-asian="normal" style:font-name-complex="Liberation Mono" style:font-style-complex="normal" style:font-weight-complex="normal"/>
    </style:style>
    <style:style style:name="T1444" style:family="text">
      <style:text-properties style:font-name="Liberation Serif1" fo:font-style="normal" fo:font-weight="normal" officeooo:rsid="04a7a51d" style:font-name-asian="Liberation Mono" style:font-style-asian="normal" style:font-weight-asian="normal" style:font-name-complex="Liberation Mono" style:font-style-complex="normal" style:font-weight-complex="normal"/>
    </style:style>
    <style:style style:name="T1445" style:family="text">
      <style:text-properties style:font-name="Liberation Serif1" fo:font-style="normal" fo:font-weight="normal" officeooo:rsid="04a97a77" style:font-name-asian="Liberation Mono" style:font-style-asian="normal" style:font-weight-asian="normal" style:font-name-complex="Liberation Mono" style:font-style-complex="normal" style:font-weight-complex="normal"/>
    </style:style>
    <style:style style:name="T1446" style:family="text">
      <style:text-properties style:font-name="Liberation Serif1" fo:font-style="normal" fo:font-weight="normal" officeooo:rsid="04aa27ea" style:font-name-asian="Liberation Mono" style:font-style-asian="normal" style:font-weight-asian="normal" style:font-name-complex="Liberation Mono" style:font-style-complex="normal" style:font-weight-complex="normal"/>
    </style:style>
    <style:style style:name="T1447" style:family="text">
      <style:text-properties style:font-name="Liberation Serif1" fo:font-style="normal" fo:font-weight="normal" officeooo:rsid="04aa2b8b" style:font-name-asian="Liberation Mono" style:font-style-asian="normal" style:font-weight-asian="normal" style:font-name-complex="Liberation Mono" style:font-style-complex="normal" style:font-weight-complex="normal"/>
    </style:style>
    <style:style style:name="T1448" style:family="text">
      <style:text-properties style:font-name="Liberation Serif1" fo:font-style="normal" fo:font-weight="normal" officeooo:rsid="04aa5c23" style:font-name-asian="Liberation Mono" style:font-style-asian="normal" style:font-weight-asian="normal" style:font-name-complex="Liberation Mono" style:font-style-complex="normal" style:font-weight-complex="normal"/>
    </style:style>
    <style:style style:name="T1449" style:family="text">
      <style:text-properties style:font-name="Liberation Serif1" fo:font-style="normal" fo:font-weight="normal" officeooo:rsid="04ab328c" style:font-name-asian="Liberation Mono" style:font-style-asian="normal" style:font-weight-asian="normal" style:font-name-complex="Liberation Mono" style:font-style-complex="normal" style:font-weight-complex="normal"/>
    </style:style>
    <style:style style:name="T1450" style:family="text">
      <style:text-properties style:font-name="Liberation Serif1" fo:font-style="normal" fo:font-weight="normal" officeooo:rsid="04ad03a7" style:font-name-asian="Liberation Mono" style:font-style-asian="normal" style:font-weight-asian="normal" style:font-name-complex="Liberation Mono" style:font-style-complex="normal" style:font-weight-complex="normal"/>
    </style:style>
    <style:style style:name="T1451" style:family="text">
      <style:text-properties style:font-name="Liberation Serif1" fo:font-style="normal" fo:font-weight="normal" officeooo:rsid="04ad52fe" style:font-name-asian="Liberation Mono" style:font-style-asian="normal" style:font-weight-asian="normal" style:font-name-complex="Liberation Mono" style:font-style-complex="normal" style:font-weight-complex="normal"/>
    </style:style>
    <style:style style:name="T1452" style:family="text">
      <style:text-properties style:font-name="Liberation Serif1" fo:font-style="normal" fo:font-weight="normal" officeooo:rsid="04af237e" style:font-name-asian="Liberation Mono" style:font-style-asian="normal" style:font-weight-asian="normal" style:font-name-complex="Liberation Mono" style:font-style-complex="normal" style:font-weight-complex="normal"/>
    </style:style>
    <style:style style:name="T1453" style:family="text">
      <style:text-properties style:font-name="Liberation Serif1" fo:font-style="normal" fo:font-weight="normal" officeooo:rsid="04b10e04" style:font-name-asian="Liberation Mono" style:font-style-asian="normal" style:font-weight-asian="normal" style:font-name-complex="Liberation Mono" style:font-style-complex="normal" style:font-weight-complex="normal"/>
    </style:style>
    <style:style style:name="T1454" style:family="text">
      <style:text-properties style:font-name="Liberation Serif1" fo:font-style="normal" fo:font-weight="normal" officeooo:rsid="04b14ace" style:font-name-asian="Liberation Mono" style:font-style-asian="normal" style:font-weight-asian="normal" style:font-name-complex="Liberation Mono" style:font-style-complex="normal" style:font-weight-complex="normal"/>
    </style:style>
    <style:style style:name="T1455" style:family="text">
      <style:text-properties style:font-name="Liberation Serif1" fo:font-style="normal" fo:font-weight="normal" officeooo:rsid="04b1d524" style:font-name-asian="Liberation Mono" style:font-style-asian="normal" style:font-weight-asian="normal" style:font-name-complex="Liberation Mono" style:font-style-complex="normal" style:font-weight-complex="normal"/>
    </style:style>
    <style:style style:name="T1456" style:family="text">
      <style:text-properties style:font-name="Liberation Serif1" fo:font-style="normal" fo:font-weight="normal" officeooo:rsid="04b3349d" style:font-name-asian="Liberation Mono" style:font-style-asian="normal" style:font-weight-asian="normal" style:font-name-complex="Liberation Mono" style:font-style-complex="normal" style:font-weight-complex="normal"/>
    </style:style>
    <style:style style:name="T1457" style:family="text">
      <style:text-properties style:font-name="Liberation Serif1" fo:font-style="normal" fo:font-weight="normal" officeooo:rsid="04b42558" style:font-name-asian="Liberation Mono" style:font-style-asian="normal" style:font-weight-asian="normal" style:font-name-complex="Liberation Mono" style:font-style-complex="normal" style:font-weight-complex="normal"/>
    </style:style>
    <style:style style:name="T1458" style:family="text">
      <style:text-properties style:font-name="Liberation Serif1" fo:font-style="normal" fo:font-weight="normal" officeooo:rsid="04b5680a" style:font-name-asian="Liberation Mono" style:font-style-asian="normal" style:font-weight-asian="normal" style:font-name-complex="Liberation Mono" style:font-style-complex="normal" style:font-weight-complex="normal"/>
    </style:style>
    <style:style style:name="T1459" style:family="text">
      <style:text-properties style:font-name="Liberation Serif1" fo:font-style="normal" fo:font-weight="normal" officeooo:rsid="04b6ba5b" style:font-name-asian="Liberation Mono" style:font-style-asian="normal" style:font-weight-asian="normal" style:font-name-complex="Liberation Mono" style:font-style-complex="normal" style:font-weight-complex="normal"/>
    </style:style>
    <style:style style:name="T1460" style:family="text">
      <style:text-properties style:font-name="Liberation Serif1" fo:font-style="normal" fo:font-weight="normal" officeooo:rsid="04b854fe" style:font-name-asian="Liberation Mono" style:font-style-asian="normal" style:font-weight-asian="normal" style:font-name-complex="Liberation Mono" style:font-style-complex="normal" style:font-weight-complex="normal"/>
    </style:style>
    <style:style style:name="T1461" style:family="text">
      <style:text-properties style:font-name="Liberation Serif1" fo:font-style="normal" fo:font-weight="normal" officeooo:rsid="04b8e372" style:font-name-asian="Liberation Mono" style:font-style-asian="normal" style:font-weight-asian="normal" style:font-name-complex="Liberation Mono" style:font-style-complex="normal" style:font-weight-complex="normal"/>
    </style:style>
    <style:style style:name="T1462" style:family="text">
      <style:text-properties style:font-name="Liberation Serif1" fo:font-style="normal" fo:font-weight="normal" officeooo:rsid="04ba642a" style:font-name-asian="Liberation Mono" style:font-style-asian="normal" style:font-weight-asian="normal" style:font-name-complex="Liberation Mono" style:font-style-complex="normal" style:font-weight-complex="normal"/>
    </style:style>
    <style:style style:name="T1463" style:family="text">
      <style:text-properties style:font-name="Liberation Serif1" fo:font-style="normal" fo:font-weight="normal" officeooo:rsid="04bc4501" style:font-name-asian="Liberation Mono" style:font-style-asian="normal" style:font-weight-asian="normal" style:font-name-complex="Liberation Mono" style:font-style-complex="normal" style:font-weight-complex="normal"/>
    </style:style>
    <style:style style:name="T1464" style:family="text">
      <style:text-properties style:font-name="Liberation Serif1" fo:font-style="normal" fo:font-weight="normal" officeooo:rsid="04bc7459" style:font-name-asian="Liberation Mono" style:font-style-asian="normal" style:font-weight-asian="normal" style:font-name-complex="Liberation Mono" style:font-style-complex="normal" style:font-weight-complex="normal"/>
    </style:style>
    <style:style style:name="T1465" style:family="text">
      <style:text-properties style:font-name="Liberation Serif1" fo:font-style="normal" fo:font-weight="normal" officeooo:rsid="04bd50da" style:font-name-asian="Liberation Mono" style:font-style-asian="normal" style:font-weight-asian="normal" style:font-name-complex="Liberation Mono" style:font-style-complex="normal" style:font-weight-complex="normal"/>
    </style:style>
    <style:style style:name="T1466" style:family="text">
      <style:text-properties style:font-name="Liberation Serif1" fo:font-style="normal" fo:font-weight="normal" officeooo:rsid="04be06ee" style:font-name-asian="Liberation Mono" style:font-style-asian="normal" style:font-weight-asian="normal" style:font-name-complex="Liberation Mono" style:font-style-complex="normal" style:font-weight-complex="normal"/>
    </style:style>
    <style:style style:name="T1467" style:family="text">
      <style:text-properties style:font-name="Liberation Serif1" fo:font-style="normal" fo:font-weight="normal" officeooo:rsid="04bef11b" style:font-name-asian="Liberation Mono" style:font-style-asian="normal" style:font-weight-asian="normal" style:font-name-complex="Liberation Mono" style:font-style-complex="normal" style:font-weight-complex="normal"/>
    </style:style>
    <style:style style:name="T1468" style:family="text">
      <style:text-properties style:font-name="Liberation Serif1" fo:font-style="normal" fo:font-weight="normal" officeooo:rsid="04c0c350" style:font-name-asian="Liberation Mono" style:font-style-asian="normal" style:font-weight-asian="normal" style:font-name-complex="Liberation Mono" style:font-style-complex="normal" style:font-weight-complex="normal"/>
    </style:style>
    <style:style style:name="T1469" style:family="text">
      <style:text-properties style:font-name="Liberation Serif1" fo:font-style="normal" fo:font-weight="normal" officeooo:rsid="04c2237d" style:font-name-asian="Liberation Mono" style:font-style-asian="normal" style:font-weight-asian="normal" style:font-name-complex="Liberation Mono" style:font-style-complex="normal" style:font-weight-complex="normal"/>
    </style:style>
    <style:style style:name="T1470" style:family="text">
      <style:text-properties style:font-name="Liberation Serif1" fo:font-style="normal" fo:font-weight="normal" officeooo:rsid="04c2fbc4" style:font-name-asian="Liberation Mono" style:font-style-asian="normal" style:font-weight-asian="normal" style:font-name-complex="Liberation Mono" style:font-style-complex="normal" style:font-weight-complex="normal"/>
    </style:style>
    <style:style style:name="T1471" style:family="text">
      <style:text-properties style:font-name="Liberation Serif1" fo:font-style="normal" fo:font-weight="normal" officeooo:rsid="04c46ba1" style:font-name-asian="Liberation Mono" style:font-style-asian="normal" style:font-weight-asian="normal" style:font-name-complex="Liberation Mono" style:font-style-complex="normal" style:font-weight-complex="normal"/>
    </style:style>
    <style:style style:name="T1472" style:family="text">
      <style:text-properties style:font-name="Liberation Serif1" fo:font-style="normal" fo:font-weight="normal" officeooo:rsid="04c4f363" style:font-name-asian="Liberation Mono" style:font-style-asian="normal" style:font-weight-asian="normal" style:font-name-complex="Liberation Mono" style:font-style-complex="normal" style:font-weight-complex="normal"/>
    </style:style>
    <style:style style:name="T1473" style:family="text">
      <style:text-properties style:font-name="Liberation Serif1" fo:font-style="normal" fo:font-weight="normal" officeooo:rsid="04c60ccd" style:font-name-asian="Liberation Mono" style:font-style-asian="normal" style:font-weight-asian="normal" style:font-name-complex="Liberation Mono" style:font-style-complex="normal" style:font-weight-complex="normal"/>
    </style:style>
    <style:style style:name="T1474" style:family="text">
      <style:text-properties style:font-name="Liberation Serif1" fo:font-style="normal" fo:font-weight="normal" officeooo:rsid="04c714ce" style:font-name-asian="Liberation Mono" style:font-style-asian="normal" style:font-weight-asian="normal" style:font-name-complex="Liberation Mono" style:font-style-complex="normal" style:font-weight-complex="normal"/>
    </style:style>
    <style:style style:name="T1475" style:family="text">
      <style:text-properties style:font-name="Liberation Serif1" fo:font-style="normal" fo:font-weight="normal" officeooo:rsid="04c88333" style:font-name-asian="Liberation Mono" style:font-style-asian="normal" style:font-weight-asian="normal" style:font-name-complex="Liberation Mono" style:font-style-complex="normal" style:font-weight-complex="normal"/>
    </style:style>
    <style:style style:name="T1476" style:family="text">
      <style:text-properties style:font-name="Liberation Serif1" fo:font-style="normal" fo:font-weight="normal" officeooo:rsid="04c9d90a" style:font-name-asian="Liberation Mono" style:font-style-asian="normal" style:font-weight-asian="normal" style:font-name-complex="Liberation Mono" style:font-style-complex="normal" style:font-weight-complex="normal"/>
    </style:style>
    <style:style style:name="T1477" style:family="text">
      <style:text-properties style:font-name="Liberation Serif1" fo:font-style="normal" fo:font-weight="normal" officeooo:rsid="04ca0633" style:font-name-asian="Liberation Mono" style:font-style-asian="normal" style:font-weight-asian="normal" style:font-name-complex="Liberation Mono" style:font-style-complex="normal" style:font-weight-complex="normal"/>
    </style:style>
    <style:style style:name="T1478" style:family="text">
      <style:text-properties style:font-name="Liberation Serif1" fo:font-style="normal" fo:font-weight="normal" officeooo:rsid="04cb82d4" style:font-name-asian="Liberation Mono" style:font-style-asian="normal" style:font-weight-asian="normal" style:font-name-complex="Liberation Mono" style:font-style-complex="normal" style:font-weight-complex="normal"/>
    </style:style>
    <style:style style:name="T1479" style:family="text">
      <style:text-properties style:font-name="Liberation Serif1" fo:font-style="normal" fo:font-weight="normal" officeooo:rsid="04cd1500" style:font-name-asian="Liberation Mono" style:font-style-asian="normal" style:font-weight-asian="normal" style:font-name-complex="Liberation Mono" style:font-style-complex="normal" style:font-weight-complex="normal"/>
    </style:style>
    <style:style style:name="T1480" style:family="text">
      <style:text-properties style:font-name="Liberation Serif1" fo:font-style="normal" fo:font-weight="normal" officeooo:rsid="04cd2265" style:font-name-asian="Liberation Mono" style:font-style-asian="normal" style:font-weight-asian="normal" style:font-name-complex="Liberation Mono" style:font-style-complex="normal" style:font-weight-complex="normal"/>
    </style:style>
    <style:style style:name="T1481" style:family="text">
      <style:text-properties style:font-name="Liberation Serif1" fo:font-style="normal" fo:font-weight="normal" officeooo:rsid="04ce775e" style:font-name-asian="Liberation Mono" style:font-style-asian="normal" style:font-weight-asian="normal" style:font-name-complex="Liberation Mono" style:font-style-complex="normal" style:font-weight-complex="normal"/>
    </style:style>
    <style:style style:name="T1482" style:family="text">
      <style:text-properties style:font-name="Liberation Serif1" fo:font-style="normal" fo:font-weight="normal" officeooo:rsid="04cfedf3" style:font-name-asian="Liberation Mono" style:font-style-asian="normal" style:font-weight-asian="normal" style:font-name-complex="Liberation Mono" style:font-style-complex="normal" style:font-weight-complex="normal"/>
    </style:style>
    <style:style style:name="T1483" style:family="text">
      <style:text-properties style:font-name="Liberation Serif1" fo:font-style="normal" fo:font-weight="normal" officeooo:rsid="04d09ebb" style:font-name-asian="Liberation Mono" style:font-style-asian="normal" style:font-weight-asian="normal" style:font-name-complex="Liberation Mono" style:font-style-complex="normal" style:font-weight-complex="normal"/>
    </style:style>
    <style:style style:name="T1484" style:family="text">
      <style:text-properties style:font-name="Liberation Serif1" fo:font-style="normal" fo:font-weight="normal" officeooo:rsid="04d2a2fc" style:font-name-asian="Liberation Mono" style:font-style-asian="normal" style:font-weight-asian="normal" style:font-name-complex="Liberation Mono" style:font-style-complex="normal" style:font-weight-complex="normal"/>
    </style:style>
    <style:style style:name="T1485" style:family="text">
      <style:text-properties style:font-name="Liberation Serif1" fo:font-style="normal" fo:font-weight="normal" officeooo:rsid="04d2c8e4" style:font-name-asian="Liberation Mono" style:font-style-asian="normal" style:font-weight-asian="normal" style:font-name-complex="Liberation Mono" style:font-style-complex="normal" style:font-weight-complex="normal"/>
    </style:style>
    <style:style style:name="T1486" style:family="text">
      <style:text-properties style:font-name="Liberation Serif1" fo:font-style="normal" fo:font-weight="normal" officeooo:rsid="04d31bfa" style:font-name-asian="Liberation Mono" style:font-style-asian="normal" style:font-weight-asian="normal" style:font-name-complex="Liberation Mono" style:font-style-complex="normal" style:font-weight-complex="normal"/>
    </style:style>
    <style:style style:name="T1487" style:family="text">
      <style:text-properties style:font-name="Liberation Serif1" fo:font-style="normal" fo:font-weight="normal" officeooo:rsid="04d3424e" style:font-name-asian="Liberation Mono" style:font-style-asian="normal" style:font-weight-asian="normal" style:font-name-complex="Liberation Mono" style:font-style-complex="normal" style:font-weight-complex="normal"/>
    </style:style>
    <style:style style:name="T1488" style:family="text">
      <style:text-properties style:font-name="Liberation Serif1" fo:font-style="normal" fo:font-weight="normal" officeooo:rsid="04d3feda" style:font-name-asian="Liberation Mono" style:font-style-asian="normal" style:font-weight-asian="normal" style:font-name-complex="Liberation Mono" style:font-style-complex="normal" style:font-weight-complex="normal"/>
    </style:style>
    <style:style style:name="T1489" style:family="text">
      <style:text-properties style:font-name="Liberation Serif1" fo:font-style="normal" fo:font-weight="normal" officeooo:rsid="04d5ba1d" style:font-name-asian="Liberation Mono" style:font-style-asian="normal" style:font-weight-asian="normal" style:font-name-complex="Liberation Mono" style:font-style-complex="normal" style:font-weight-complex="normal"/>
    </style:style>
    <style:style style:name="T1490" style:family="text">
      <style:text-properties style:font-name="Liberation Serif1" fo:font-style="normal" fo:font-weight="normal" officeooo:rsid="04d7aca8" style:font-name-asian="Liberation Mono" style:font-style-asian="normal" style:font-weight-asian="normal" style:font-name-complex="Liberation Mono" style:font-style-complex="normal" style:font-weight-complex="normal"/>
    </style:style>
    <style:style style:name="T1491" style:family="text">
      <style:text-properties style:font-name="Liberation Serif1" fo:font-style="normal" fo:font-weight="normal" officeooo:rsid="04d8f361" style:font-name-asian="Liberation Mono" style:font-style-asian="normal" style:font-weight-asian="normal" style:font-name-complex="Liberation Mono" style:font-style-complex="normal" style:font-weight-complex="normal"/>
    </style:style>
    <style:style style:name="T1492" style:family="text">
      <style:text-properties style:font-name="Liberation Serif1" fo:font-style="normal" fo:font-weight="normal" officeooo:rsid="04da3397" style:font-name-asian="Liberation Mono" style:font-style-asian="normal" style:font-weight-asian="normal" style:font-name-complex="Liberation Mono" style:font-style-complex="normal" style:font-weight-complex="normal"/>
    </style:style>
    <style:style style:name="T1493" style:family="text">
      <style:text-properties style:font-name="Liberation Serif1" fo:font-style="normal" fo:font-weight="normal" officeooo:rsid="04dada97" style:font-name-asian="Liberation Mono" style:font-style-asian="normal" style:font-weight-asian="normal" style:font-name-complex="Liberation Mono" style:font-style-complex="normal" style:font-weight-complex="normal"/>
    </style:style>
    <style:style style:name="T1494" style:family="text">
      <style:text-properties style:font-name="Liberation Serif1" fo:font-style="normal" fo:font-weight="normal" officeooo:rsid="04db64b3" style:font-name-asian="Liberation Mono" style:font-style-asian="normal" style:font-weight-asian="normal" style:font-name-complex="Liberation Mono" style:font-style-complex="normal" style:font-weight-complex="normal"/>
    </style:style>
    <style:style style:name="T1495" style:family="text">
      <style:text-properties style:font-name="Liberation Serif1" fo:font-style="normal" fo:font-weight="normal" officeooo:rsid="04db7d63" style:font-name-asian="Liberation Mono" style:font-style-asian="normal" style:font-weight-asian="normal" style:font-name-complex="Liberation Mono" style:font-style-complex="normal" style:font-weight-complex="normal"/>
    </style:style>
    <style:style style:name="T1496" style:family="text">
      <style:text-properties style:font-name="Liberation Serif1" fo:font-style="normal" fo:font-weight="normal" officeooo:rsid="04dc23ca" style:font-name-asian="Liberation Mono" style:font-style-asian="normal" style:font-weight-asian="normal" style:font-name-complex="Liberation Mono" style:font-style-complex="normal" style:font-weight-complex="normal"/>
    </style:style>
    <style:style style:name="T1497" style:family="text">
      <style:text-properties style:font-name="Liberation Serif1" fo:font-style="normal" fo:font-weight="normal" officeooo:rsid="04dd780e" style:font-name-asian="Liberation Mono" style:font-style-asian="normal" style:font-weight-asian="normal" style:font-name-complex="Liberation Mono" style:font-style-complex="normal" style:font-weight-complex="normal"/>
    </style:style>
    <style:style style:name="T1498" style:family="text">
      <style:text-properties style:font-name="Liberation Serif1" fo:font-style="normal" fo:font-weight="normal" officeooo:rsid="04df0c54" style:font-name-asian="Liberation Mono" style:font-style-asian="normal" style:font-weight-asian="normal" style:font-name-complex="Liberation Mono" style:font-style-complex="normal" style:font-weight-complex="normal"/>
    </style:style>
    <style:style style:name="T1499" style:family="text">
      <style:text-properties style:font-name="Liberation Serif1" fo:font-style="normal" fo:font-weight="normal" officeooo:rsid="04e09bac" style:font-name-asian="Liberation Mono" style:font-style-asian="normal" style:font-weight-asian="normal" style:font-name-complex="Liberation Mono" style:font-style-complex="normal" style:font-weight-complex="normal"/>
    </style:style>
    <style:style style:name="T1500" style:family="text">
      <style:text-properties style:font-name="Liberation Serif1" fo:font-style="normal" fo:font-weight="normal" officeooo:rsid="04e297cf" style:font-name-asian="Liberation Mono" style:font-style-asian="normal" style:font-weight-asian="normal" style:font-name-complex="Liberation Mono" style:font-style-complex="normal" style:font-weight-complex="normal"/>
    </style:style>
    <style:style style:name="T1501" style:family="text">
      <style:text-properties style:font-name="Liberation Serif1" fo:font-style="normal" fo:font-weight="normal" officeooo:rsid="04e41411" style:font-name-asian="Liberation Mono" style:font-style-asian="normal" style:font-weight-asian="normal" style:font-name-complex="Liberation Mono" style:font-style-complex="normal" style:font-weight-complex="normal"/>
    </style:style>
    <style:style style:name="T1502" style:family="text">
      <style:text-properties style:font-name="Liberation Serif1" fo:font-style="normal" fo:font-weight="normal" officeooo:rsid="04e4f9b2" style:font-name-asian="Liberation Mono" style:font-style-asian="normal" style:font-weight-asian="normal" style:font-name-complex="Liberation Mono" style:font-style-complex="normal" style:font-weight-complex="normal"/>
    </style:style>
    <style:style style:name="T1503" style:family="text">
      <style:text-properties style:font-name="Liberation Serif1" fo:font-style="normal" fo:font-weight="normal" officeooo:rsid="04e6afbc" style:font-name-asian="Liberation Mono" style:font-style-asian="normal" style:font-weight-asian="normal" style:font-name-complex="Liberation Mono" style:font-style-complex="normal" style:font-weight-complex="normal"/>
    </style:style>
    <style:style style:name="T1504" style:family="text">
      <style:text-properties style:font-name="Liberation Serif1" fo:font-style="normal" fo:font-weight="normal" officeooo:rsid="04e8341f" style:font-name-asian="Liberation Mono" style:font-style-asian="normal" style:font-weight-asian="normal" style:font-name-complex="Liberation Mono" style:font-style-complex="normal" style:font-weight-complex="normal"/>
    </style:style>
    <style:style style:name="T1505" style:family="text">
      <style:text-properties style:font-name="Liberation Serif1" fo:font-style="normal" fo:font-weight="normal" officeooo:rsid="04e9439a" style:font-name-asian="Liberation Mono" style:font-style-asian="normal" style:font-weight-asian="normal" style:font-name-complex="Liberation Mono" style:font-style-complex="normal" style:font-weight-complex="normal"/>
    </style:style>
    <style:style style:name="T1506" style:family="text">
      <style:text-properties style:font-name="Liberation Serif1" fo:font-style="normal" fo:font-weight="normal" officeooo:rsid="04ea9835" style:font-name-asian="Liberation Mono" style:font-style-asian="normal" style:font-weight-asian="normal" style:font-name-complex="Liberation Mono" style:font-style-complex="normal" style:font-weight-complex="normal"/>
    </style:style>
    <style:style style:name="T1507" style:family="text">
      <style:text-properties style:font-name="Liberation Serif1" fo:font-style="normal" fo:font-weight="normal" officeooo:rsid="04eb9439" style:font-name-asian="Liberation Mono" style:font-style-asian="normal" style:font-weight-asian="normal" style:font-name-complex="Liberation Mono" style:font-style-complex="normal" style:font-weight-complex="normal"/>
    </style:style>
    <style:style style:name="T1508" style:family="text">
      <style:text-properties style:font-name="Liberation Serif1" fo:font-style="normal" fo:font-weight="normal" officeooo:rsid="04ebb6c4" style:font-name-asian="Liberation Mono" style:font-style-asian="normal" style:font-weight-asian="normal" style:font-name-complex="Liberation Mono" style:font-style-complex="normal" style:font-weight-complex="normal"/>
    </style:style>
    <style:style style:name="T1509" style:family="text">
      <style:text-properties style:font-name="Liberation Serif1" fo:font-style="normal" fo:font-weight="normal" officeooo:rsid="04ebc6c6" style:font-name-asian="Liberation Mono" style:font-style-asian="normal" style:font-weight-asian="normal" style:font-name-complex="Liberation Mono" style:font-style-complex="normal" style:font-weight-complex="normal"/>
    </style:style>
    <style:style style:name="T1510" style:family="text">
      <style:text-properties style:font-name="Liberation Serif1" fo:font-style="normal" fo:font-weight="normal" officeooo:rsid="04ed3827" style:font-name-asian="Liberation Mono" style:font-style-asian="normal" style:font-weight-asian="normal" style:font-name-complex="Liberation Mono" style:font-style-complex="normal" style:font-weight-complex="normal"/>
    </style:style>
    <style:style style:name="T1511" style:family="text">
      <style:text-properties style:font-name="Liberation Serif1" fo:font-style="normal" fo:font-weight="normal" officeooo:rsid="04eec3e8" style:font-name-asian="Liberation Mono" style:font-style-asian="normal" style:font-weight-asian="normal" style:font-name-complex="Liberation Mono" style:font-style-complex="normal" style:font-weight-complex="normal"/>
    </style:style>
    <style:style style:name="T1512" style:family="text">
      <style:text-properties style:font-name="Liberation Serif1" fo:font-style="normal" fo:font-weight="normal" officeooo:rsid="04ef76fe" style:font-name-asian="Liberation Mono" style:font-style-asian="normal" style:font-weight-asian="normal" style:font-name-complex="Liberation Mono" style:font-style-complex="normal" style:font-weight-complex="normal"/>
    </style:style>
    <style:style style:name="T1513" style:family="text">
      <style:text-properties style:font-name="Liberation Serif1" fo:font-style="normal" fo:font-weight="normal" officeooo:rsid="04efb9c0" style:font-name-asian="Liberation Mono" style:font-style-asian="normal" style:font-weight-asian="normal" style:font-name-complex="Liberation Mono" style:font-style-complex="normal" style:font-weight-complex="normal"/>
    </style:style>
    <style:style style:name="T1514" style:family="text">
      <style:text-properties style:font-name="Liberation Serif1" fo:font-style="normal" fo:font-weight="normal" officeooo:rsid="04f0bf62" style:font-name-asian="Liberation Mono" style:font-style-asian="normal" style:font-weight-asian="normal" style:font-name-complex="Liberation Mono" style:font-style-complex="normal" style:font-weight-complex="normal"/>
    </style:style>
    <style:style style:name="T1515" style:family="text">
      <style:text-properties style:font-name="Liberation Serif1" fo:font-style="normal" fo:font-weight="normal" officeooo:rsid="04f24abf" style:font-name-asian="Liberation Mono" style:font-style-asian="normal" style:font-weight-asian="normal" style:font-name-complex="Liberation Mono" style:font-style-complex="normal" style:font-weight-complex="normal"/>
    </style:style>
    <style:style style:name="T1516" style:family="text">
      <style:text-properties style:font-name="Liberation Serif1" fo:font-style="normal" fo:font-weight="normal" officeooo:rsid="04f31260" style:font-name-asian="Liberation Mono" style:font-style-asian="normal" style:font-weight-asian="normal" style:font-name-complex="Liberation Mono" style:font-style-complex="normal" style:font-weight-complex="normal"/>
    </style:style>
    <style:style style:name="T1517" style:family="text">
      <style:text-properties style:font-name="Liberation Serif1" fo:font-style="normal" fo:font-weight="normal" officeooo:rsid="04f455db" style:font-name-asian="Liberation Mono" style:font-style-asian="normal" style:font-weight-asian="normal" style:font-name-complex="Liberation Mono" style:font-style-complex="normal" style:font-weight-complex="normal"/>
    </style:style>
    <style:style style:name="T1518" style:family="text">
      <style:text-properties style:font-name="Liberation Serif1" fo:font-style="normal" fo:font-weight="normal" officeooo:rsid="04f4cd72" style:font-name-asian="Liberation Mono" style:font-style-asian="normal" style:font-weight-asian="normal" style:font-name-complex="Liberation Mono" style:font-style-complex="normal" style:font-weight-complex="normal"/>
    </style:style>
    <style:style style:name="T1519" style:family="text">
      <style:text-properties style:font-name="Liberation Serif1" fo:font-style="normal" fo:font-weight="normal" officeooo:rsid="04f5a337" style:font-name-asian="Liberation Mono" style:font-style-asian="normal" style:font-weight-asian="normal" style:font-name-complex="Liberation Mono" style:font-style-complex="normal" style:font-weight-complex="normal"/>
    </style:style>
    <style:style style:name="T1520" style:family="text">
      <style:text-properties style:font-name="Liberation Serif1" fo:font-style="normal" fo:font-weight="normal" officeooo:rsid="04f68491" style:font-name-asian="Liberation Mono" style:font-style-asian="normal" style:font-weight-asian="normal" style:font-name-complex="Liberation Mono" style:font-style-complex="normal" style:font-weight-complex="normal"/>
    </style:style>
    <style:style style:name="T1521" style:family="text">
      <style:text-properties style:font-name="Liberation Serif1" fo:font-style="normal" fo:font-weight="normal" officeooo:rsid="04f83d68" style:font-name-asian="Liberation Mono" style:font-style-asian="normal" style:font-weight-asian="normal" style:font-name-complex="Liberation Mono" style:font-style-complex="normal" style:font-weight-complex="normal"/>
    </style:style>
    <style:style style:name="T1522" style:family="text">
      <style:text-properties style:font-name="Liberation Serif1" fo:font-style="normal" fo:font-weight="normal" officeooo:rsid="04f9f8c9" style:font-name-asian="Liberation Mono" style:font-style-asian="normal" style:font-weight-asian="normal" style:font-name-complex="Liberation Mono" style:font-style-complex="normal" style:font-weight-complex="normal"/>
    </style:style>
    <style:style style:name="T1523" style:family="text">
      <style:text-properties style:font-name="Liberation Serif1" fo:font-style="normal" fo:font-weight="normal" officeooo:rsid="04fbf6d6" style:font-name-asian="Liberation Mono" style:font-style-asian="normal" style:font-weight-asian="normal" style:font-name-complex="Liberation Mono" style:font-style-complex="normal" style:font-weight-complex="normal"/>
    </style:style>
    <style:style style:name="T1524" style:family="text">
      <style:text-properties style:font-name="Liberation Serif1" fo:font-style="normal" fo:font-weight="normal" officeooo:rsid="04fc886a" style:font-name-asian="Liberation Mono" style:font-style-asian="normal" style:font-weight-asian="normal" style:font-name-complex="Liberation Mono" style:font-style-complex="normal" style:font-weight-complex="normal"/>
    </style:style>
    <style:style style:name="T1525" style:family="text">
      <style:text-properties style:font-name="Liberation Serif1" fo:font-style="normal" fo:font-weight="normal" officeooo:rsid="04fe5527" style:font-name-asian="Liberation Mono" style:font-style-asian="normal" style:font-weight-asian="normal" style:font-name-complex="Liberation Mono" style:font-style-complex="normal" style:font-weight-complex="normal"/>
    </style:style>
    <style:style style:name="T1526" style:family="text">
      <style:text-properties style:font-name="Liberation Serif1" fo:font-style="normal" fo:font-weight="normal" officeooo:rsid="04fe8d46" style:font-name-asian="Liberation Mono" style:font-style-asian="normal" style:font-weight-asian="normal" style:font-name-complex="Liberation Mono" style:font-style-complex="normal" style:font-weight-complex="normal"/>
    </style:style>
    <style:style style:name="T1527" style:family="text">
      <style:text-properties style:font-name="Liberation Serif1" fo:font-style="normal" fo:font-weight="normal" officeooo:rsid="04ff26bc" style:font-name-asian="Liberation Mono" style:font-style-asian="normal" style:font-weight-asian="normal" style:font-name-complex="Liberation Mono" style:font-style-complex="normal" style:font-weight-complex="normal"/>
    </style:style>
    <style:style style:name="T1528" style:family="text">
      <style:text-properties style:font-name="Liberation Serif1" fo:font-style="normal" fo:font-weight="normal" officeooo:rsid="04ffa81d" style:font-name-asian="Liberation Mono" style:font-style-asian="normal" style:font-weight-asian="normal" style:font-name-complex="Liberation Mono" style:font-style-complex="normal" style:font-weight-complex="normal"/>
    </style:style>
    <style:style style:name="T1529" style:family="text">
      <style:text-properties style:font-name="Liberation Serif1" fo:font-style="normal" fo:font-weight="normal" officeooo:rsid="0500f384" style:font-name-asian="Liberation Mono" style:font-style-asian="normal" style:font-weight-asian="normal" style:font-name-complex="Liberation Mono" style:font-style-complex="normal" style:font-weight-complex="normal"/>
    </style:style>
    <style:style style:name="T1530" style:family="text">
      <style:text-properties style:font-name="Liberation Serif1" fo:font-style="normal" fo:font-weight="normal" officeooo:rsid="05019c7d" style:font-name-asian="Liberation Mono" style:font-style-asian="normal" style:font-weight-asian="normal" style:font-name-complex="Liberation Mono" style:font-style-complex="normal" style:font-weight-complex="normal"/>
    </style:style>
    <style:style style:name="T1531" style:family="text">
      <style:text-properties style:font-name="Liberation Serif1" fo:font-style="normal" fo:font-weight="normal" officeooo:rsid="05031b48" style:font-name-asian="Liberation Mono" style:font-style-asian="normal" style:font-weight-asian="normal" style:font-name-complex="Liberation Mono" style:font-style-complex="normal" style:font-weight-complex="normal"/>
    </style:style>
    <style:style style:name="T1532" style:family="text">
      <style:text-properties style:font-name="Liberation Serif1" fo:font-style="normal" fo:font-weight="normal" officeooo:rsid="0503bd7d" style:font-name-asian="Liberation Mono" style:font-style-asian="normal" style:font-weight-asian="normal" style:font-name-complex="Liberation Mono" style:font-style-complex="normal" style:font-weight-complex="normal"/>
    </style:style>
    <style:style style:name="T1533" style:family="text">
      <style:text-properties style:font-name="Liberation Serif1" fo:font-style="normal" fo:font-weight="normal" officeooo:rsid="05055085" style:font-name-asian="Liberation Mono" style:font-style-asian="normal" style:font-weight-asian="normal" style:font-name-complex="Liberation Mono" style:font-style-complex="normal" style:font-weight-complex="normal"/>
    </style:style>
    <style:style style:name="T1534" style:family="text">
      <style:text-properties style:font-name="Liberation Serif1" fo:font-style="normal" fo:font-weight="normal" officeooo:rsid="0506e0a7" style:font-name-asian="Liberation Mono" style:font-style-asian="normal" style:font-weight-asian="normal" style:font-name-complex="Liberation Mono" style:font-style-complex="normal" style:font-weight-complex="normal"/>
    </style:style>
    <style:style style:name="T1535" style:family="text">
      <style:text-properties style:font-name="Liberation Serif1" fo:font-style="normal" fo:font-weight="normal" officeooo:rsid="05074163" style:font-name-asian="Liberation Mono" style:font-style-asian="normal" style:font-weight-asian="normal" style:font-name-complex="Liberation Mono" style:font-style-complex="normal" style:font-weight-complex="normal"/>
    </style:style>
    <style:style style:name="T1536" style:family="text">
      <style:text-properties style:font-name="Liberation Serif1" fo:font-style="normal" fo:font-weight="normal" officeooo:rsid="0508187c" style:font-name-asian="Liberation Mono" style:font-style-asian="normal" style:font-weight-asian="normal" style:font-name-complex="Liberation Mono" style:font-style-complex="normal" style:font-weight-complex="normal"/>
    </style:style>
    <style:style style:name="T1537" style:family="text">
      <style:text-properties style:font-name="Liberation Serif1" fo:font-style="normal" fo:font-weight="normal" officeooo:rsid="050a0c5f" style:font-name-asian="Liberation Mono" style:font-style-asian="normal" style:font-weight-asian="normal" style:font-name-complex="Liberation Mono" style:font-style-complex="normal" style:font-weight-complex="normal"/>
    </style:style>
    <style:style style:name="T1538" style:family="text">
      <style:text-properties style:font-name="Liberation Serif1" fo:font-style="normal" fo:font-weight="normal" officeooo:rsid="050b88d4" style:font-name-asian="Liberation Mono" style:font-style-asian="normal" style:font-weight-asian="normal" style:font-name-complex="Liberation Mono" style:font-style-complex="normal" style:font-weight-complex="normal"/>
    </style:style>
    <style:style style:name="T1539" style:family="text">
      <style:text-properties style:font-name="Liberation Serif1" fo:font-style="normal" fo:font-weight="normal" officeooo:rsid="050ccaf4" style:font-name-asian="Liberation Mono" style:font-style-asian="normal" style:font-weight-asian="normal" style:font-name-complex="Liberation Mono" style:font-style-complex="normal" style:font-weight-complex="normal"/>
    </style:style>
    <style:style style:name="T1540" style:family="text">
      <style:text-properties style:font-name="Liberation Serif1" fo:font-style="normal" fo:font-weight="normal" officeooo:rsid="050de99d" style:font-name-asian="Liberation Mono" style:font-style-asian="normal" style:font-weight-asian="normal" style:font-name-complex="Liberation Mono" style:font-style-complex="normal" style:font-weight-complex="normal"/>
    </style:style>
    <style:style style:name="T1541" style:family="text">
      <style:text-properties style:font-name="Liberation Serif1" fo:font-style="normal" fo:font-weight="normal" officeooo:rsid="050eefd6" style:font-name-asian="Liberation Mono" style:font-style-asian="normal" style:font-weight-asian="normal" style:font-name-complex="Liberation Mono" style:font-style-complex="normal" style:font-weight-complex="normal"/>
    </style:style>
    <style:style style:name="T1542" style:family="text">
      <style:text-properties style:font-name="Liberation Serif1" fo:font-style="normal" fo:font-weight="normal" officeooo:rsid="050ff46c" style:font-name-asian="Liberation Mono" style:font-style-asian="normal" style:font-weight-asian="normal" style:font-name-complex="Liberation Mono" style:font-style-complex="normal" style:font-weight-complex="normal"/>
    </style:style>
    <style:style style:name="T1543" style:family="text">
      <style:text-properties style:font-name="Liberation Serif1" fo:font-style="normal" fo:font-weight="normal" officeooo:rsid="0510d7b3" style:font-name-asian="Liberation Mono" style:font-style-asian="normal" style:font-weight-asian="normal" style:font-name-complex="Liberation Mono" style:font-style-complex="normal" style:font-weight-complex="normal"/>
    </style:style>
    <style:style style:name="T1544" style:family="text">
      <style:text-properties style:font-name="Liberation Serif1" fo:font-style="normal" fo:font-weight="normal" officeooo:rsid="05129ca2" style:font-name-asian="Liberation Mono" style:font-style-asian="normal" style:font-weight-asian="normal" style:font-name-complex="Liberation Mono" style:font-style-complex="normal" style:font-weight-complex="normal"/>
    </style:style>
    <style:style style:name="T1545" style:family="text">
      <style:text-properties style:font-name="Liberation Serif1" fo:font-style="normal" fo:font-weight="normal" officeooo:rsid="051418e9" style:font-name-asian="Liberation Mono" style:font-style-asian="normal" style:font-weight-asian="normal" style:font-name-complex="Liberation Mono" style:font-style-complex="normal" style:font-weight-complex="normal"/>
    </style:style>
    <style:style style:name="T1546" style:family="text">
      <style:text-properties style:font-name="Liberation Serif1" fo:font-style="normal" style:text-underline-style="none" fo:font-weight="normal" officeooo:rsid="051418e9" style:font-name-asian="Liberation Mono" style:font-style-asian="normal" style:font-weight-asian="normal" style:font-name-complex="Liberation Mono" style:font-style-complex="normal" style:font-weight-complex="normal"/>
    </style:style>
    <style:style style:name="T1547" style:family="text">
      <style:text-properties style:font-name="Liberation Serif1" fo:font-style="normal" style:text-underline-style="none" fo:font-weight="normal" officeooo:rsid="05144a1b" style:font-name-asian="Liberation Mono" style:font-style-asian="normal" style:font-weight-asian="normal" style:font-name-complex="Liberation Mono" style:font-style-complex="normal" style:font-weight-complex="normal"/>
    </style:style>
    <style:style style:name="T1548" style:family="text">
      <style:text-properties style:font-name="Liberation Serif1" fo:font-style="normal" style:text-underline-style="none" fo:font-weight="normal" officeooo:rsid="05172e8f" style:font-name-asian="Liberation Mono" style:font-style-asian="normal" style:font-weight-asian="normal" style:font-name-complex="Liberation Mono" style:font-style-complex="normal" style:font-weight-complex="normal"/>
    </style:style>
    <style:style style:name="T1549" style:family="text">
      <style:text-properties style:font-name="Liberation Serif1" fo:font-style="normal" style:text-underline-style="none" fo:font-weight="normal" officeooo:rsid="0518e78a" style:font-name-asian="Liberation Mono" style:font-style-asian="normal" style:font-weight-asian="normal" style:font-name-complex="Liberation Mono" style:font-style-complex="normal" style:font-weight-complex="normal"/>
    </style:style>
    <style:style style:name="T1550" style:family="text">
      <style:text-properties style:font-name="Liberation Serif1" fo:font-style="normal" style:text-underline-style="none" fo:font-weight="normal" officeooo:rsid="051949ce" style:font-name-asian="Liberation Mono" style:font-style-asian="normal" style:font-weight-asian="normal" style:font-name-complex="Liberation Mono" style:font-style-complex="normal" style:font-weight-complex="normal"/>
    </style:style>
    <style:style style:name="T1551" style:family="text">
      <style:text-properties style:font-name="Liberation Serif1" fo:font-style="normal" style:text-underline-style="none" fo:font-weight="normal" officeooo:rsid="05198347" style:font-name-asian="Liberation Mono" style:font-style-asian="normal" style:font-weight-asian="normal" style:font-name-complex="Liberation Mono" style:font-style-complex="normal" style:font-weight-complex="normal"/>
    </style:style>
    <style:style style:name="T1552" style:family="text">
      <style:text-properties style:font-name="Liberation Serif1" fo:font-style="normal" style:text-underline-style="none" fo:font-weight="normal" officeooo:rsid="051a965d" style:font-name-asian="Liberation Mono" style:font-style-asian="normal" style:font-weight-asian="normal" style:font-name-complex="Liberation Mono" style:font-style-complex="normal" style:font-weight-complex="normal"/>
    </style:style>
    <style:style style:name="T1553" style:family="text">
      <style:text-properties style:font-name="Liberation Serif1" fo:font-style="normal" style:text-underline-style="none" fo:font-weight="normal" officeooo:rsid="051ae569" style:font-name-asian="Liberation Mono" style:font-style-asian="normal" style:font-weight-asian="normal" style:font-name-complex="Liberation Mono" style:font-style-complex="normal" style:font-weight-complex="normal"/>
    </style:style>
    <style:style style:name="T1554" style:family="text">
      <style:text-properties style:font-name="Liberation Serif1" fo:font-style="normal" style:text-underline-style="none" fo:font-weight="normal" officeooo:rsid="051ae8b0" style:font-name-asian="Liberation Mono" style:font-style-asian="normal" style:font-weight-asian="normal" style:font-name-complex="Liberation Mono" style:font-style-complex="normal" style:font-weight-complex="normal"/>
    </style:style>
    <style:style style:name="T1555" style:family="text">
      <style:text-properties style:font-name="Liberation Serif1" fo:font-style="normal" style:text-underline-style="none" fo:font-weight="normal" officeooo:rsid="051e93e0" style:font-name-asian="Liberation Mono" style:font-style-asian="normal" style:font-weight-asian="normal" style:font-name-complex="Liberation Mono" style:font-style-complex="normal" style:font-weight-complex="normal"/>
    </style:style>
    <style:style style:name="T1556" style:family="text">
      <style:text-properties style:font-name="Liberation Serif1" fo:font-style="normal" style:text-underline-style="none" fo:font-weight="normal" officeooo:rsid="051f0024" style:font-name-asian="Liberation Mono" style:font-style-asian="normal" style:font-weight-asian="normal" style:font-name-complex="Liberation Mono" style:font-style-complex="normal" style:font-weight-complex="normal"/>
    </style:style>
    <style:style style:name="T1557" style:family="text">
      <style:text-properties style:font-name="Liberation Serif1" fo:font-style="normal" style:text-underline-style="none" fo:font-weight="normal" officeooo:rsid="052014a4" style:font-name-asian="Liberation Mono" style:font-style-asian="normal" style:font-weight-asian="normal" style:font-name-complex="Liberation Mono" style:font-style-complex="normal" style:font-weight-complex="normal"/>
    </style:style>
    <style:style style:name="T1558" style:family="text">
      <style:text-properties style:font-name="Liberation Serif1" fo:font-style="normal" style:text-underline-style="none" fo:font-weight="normal" officeooo:rsid="0521d4ad" style:font-name-asian="Liberation Mono" style:font-style-asian="normal" style:font-weight-asian="normal" style:font-name-complex="Liberation Mono" style:font-style-complex="normal" style:font-weight-complex="normal"/>
    </style:style>
    <style:style style:name="T1559" style:family="text">
      <style:text-properties style:font-name="Liberation Serif1" fo:font-style="normal" style:text-underline-style="none" fo:font-weight="normal" officeooo:rsid="0523a7d7" style:font-name-asian="Liberation Mono" style:font-style-asian="normal" style:font-weight-asian="normal" style:font-name-complex="Liberation Mono" style:font-style-complex="normal" style:font-weight-complex="normal"/>
    </style:style>
    <style:style style:name="T1560" style:family="text">
      <style:text-properties style:font-name="Liberation Serif1" fo:font-style="normal" style:text-underline-style="none" fo:font-weight="normal" officeooo:rsid="0523ca7d" style:font-name-asian="Liberation Mono" style:font-style-asian="normal" style:font-weight-asian="normal" style:font-name-complex="Liberation Mono" style:font-style-complex="normal" style:font-weight-complex="normal"/>
    </style:style>
    <style:style style:name="T1561" style:family="text">
      <style:text-properties style:font-name="Liberation Serif1" fo:font-style="normal" style:text-underline-style="none" fo:font-weight="normal" officeooo:rsid="05241f9d" style:font-name-asian="Liberation Mono" style:font-style-asian="normal" style:font-weight-asian="normal" style:font-name-complex="Liberation Mono" style:font-style-complex="normal" style:font-weight-complex="normal"/>
    </style:style>
    <style:style style:name="T1562" style:family="text">
      <style:text-properties style:font-name="Liberation Serif1" fo:font-style="normal" style:text-underline-style="none" fo:font-weight="normal" officeooo:rsid="05249d40" style:font-name-asian="Liberation Mono" style:font-style-asian="normal" style:font-weight-asian="normal" style:font-name-complex="Liberation Mono" style:font-style-complex="normal" style:font-weight-complex="normal"/>
    </style:style>
    <style:style style:name="T1563" style:family="text">
      <style:text-properties style:font-name="Liberation Serif1" fo:font-style="normal" style:text-underline-style="none" fo:font-weight="normal" officeooo:rsid="05256b54" style:font-name-asian="Liberation Mono" style:font-style-asian="normal" style:font-weight-asian="normal" style:font-name-complex="Liberation Mono" style:font-style-complex="normal" style:font-weight-complex="normal"/>
    </style:style>
    <style:style style:name="T1564" style:family="text">
      <style:text-properties style:font-name="Liberation Serif1" fo:font-style="normal" style:text-underline-style="none" fo:font-weight="normal" officeooo:rsid="0526b21c" style:font-name-asian="Liberation Mono" style:font-style-asian="normal" style:font-weight-asian="normal" style:font-name-complex="Liberation Mono" style:font-style-complex="normal" style:font-weight-complex="normal"/>
    </style:style>
    <style:style style:name="T1565" style:family="text">
      <style:text-properties style:font-name="Liberation Serif1" fo:font-style="normal" style:text-underline-style="none" fo:font-weight="normal" officeooo:rsid="0526c37b" style:font-name-asian="Liberation Mono" style:font-style-asian="normal" style:font-weight-asian="normal" style:font-name-complex="Liberation Mono" style:font-style-complex="normal" style:font-weight-complex="normal"/>
    </style:style>
    <style:style style:name="T1566" style:family="text">
      <style:text-properties style:font-name="Liberation Serif1" fo:font-style="normal" style:text-underline-style="none" fo:font-weight="normal" officeooo:rsid="0527175e" style:font-name-asian="Liberation Mono" style:font-style-asian="normal" style:font-weight-asian="normal" style:font-name-complex="Liberation Mono" style:font-style-complex="normal" style:font-weight-complex="normal"/>
    </style:style>
    <style:style style:name="T1567" style:family="text">
      <style:text-properties style:font-name="Liberation Serif1" fo:font-style="normal" style:text-underline-style="none" fo:font-weight="normal" officeooo:rsid="05272af6" style:font-name-asian="Liberation Mono" style:font-style-asian="normal" style:font-weight-asian="normal" style:font-name-complex="Liberation Mono" style:font-style-complex="normal" style:font-weight-complex="normal"/>
    </style:style>
    <style:style style:name="T1568" style:family="text">
      <style:text-properties style:font-name="Liberation Serif1" fo:font-style="normal" style:text-underline-style="none" fo:font-weight="normal" officeooo:rsid="0528ea8c" style:font-name-asian="Liberation Mono" style:font-style-asian="normal" style:font-weight-asian="normal" style:font-name-complex="Liberation Mono" style:font-style-complex="normal" style:font-weight-complex="normal"/>
    </style:style>
    <style:style style:name="T1569" style:family="text">
      <style:text-properties style:font-name="Liberation Serif1" fo:font-style="normal" style:text-underline-style="none" fo:font-weight="normal" officeooo:rsid="052ae223" style:font-name-asian="Liberation Mono" style:font-style-asian="normal" style:font-weight-asian="normal" style:font-name-complex="Liberation Mono" style:font-style-complex="normal" style:font-weight-complex="normal"/>
    </style:style>
    <style:style style:name="T1570" style:family="text">
      <style:text-properties style:font-name="Liberation Serif1" fo:font-style="normal" style:text-underline-style="none" fo:font-weight="normal" officeooo:rsid="052b0bd0" style:font-name-asian="Liberation Mono" style:font-style-asian="normal" style:font-weight-asian="normal" style:font-name-complex="Liberation Mono" style:font-style-complex="normal" style:font-weight-complex="normal"/>
    </style:style>
    <style:style style:name="T1571" style:family="text">
      <style:text-properties style:font-name="Liberation Serif1" fo:font-style="normal" style:text-underline-style="none" fo:font-weight="normal" officeooo:rsid="052db78a" style:font-name-asian="Liberation Mono" style:font-style-asian="normal" style:font-weight-asian="normal" style:font-name-complex="Liberation Mono" style:font-style-complex="normal" style:font-weight-complex="normal"/>
    </style:style>
    <style:style style:name="T1572" style:family="text">
      <style:text-properties style:font-name="Liberation Serif1" fo:font-style="normal" style:text-underline-style="none" fo:font-weight="normal" officeooo:rsid="052e5903" style:font-name-asian="Liberation Mono" style:font-style-asian="normal" style:font-weight-asian="normal" style:font-name-complex="Liberation Mono" style:font-style-complex="normal" style:font-weight-complex="normal"/>
    </style:style>
    <style:style style:name="T1573" style:family="text">
      <style:text-properties style:font-name="Liberation Serif1" fo:font-style="normal" style:text-underline-style="none" fo:font-weight="normal" officeooo:rsid="052ec58e" style:font-name-asian="Liberation Mono" style:font-style-asian="normal" style:font-weight-asian="normal" style:font-name-complex="Liberation Mono" style:font-style-complex="normal" style:font-weight-complex="normal"/>
    </style:style>
    <style:style style:name="T1574" style:family="text">
      <style:text-properties style:font-name="Liberation Serif1" fo:font-style="normal" style:text-underline-style="none" fo:font-weight="normal" officeooo:rsid="0530b171" style:font-name-asian="Liberation Mono" style:font-style-asian="normal" style:font-weight-asian="normal" style:font-name-complex="Liberation Mono" style:font-style-complex="normal" style:font-weight-complex="normal"/>
    </style:style>
    <style:style style:name="T1575" style:family="text">
      <style:text-properties style:font-name="Liberation Serif1" fo:font-style="normal" style:text-underline-style="none" fo:font-weight="normal" officeooo:rsid="0532791b" style:font-name-asian="Liberation Mono" style:font-style-asian="normal" style:font-weight-asian="normal" style:font-name-complex="Liberation Mono" style:font-style-complex="normal" style:font-weight-complex="normal"/>
    </style:style>
    <style:style style:name="T1576" style:family="text">
      <style:text-properties style:font-name="Liberation Serif1" fo:font-style="normal" style:text-underline-style="none" fo:font-weight="normal" officeooo:rsid="05335eb5" style:font-name-asian="Liberation Mono" style:font-style-asian="normal" style:font-weight-asian="normal" style:font-name-complex="Liberation Mono" style:font-style-complex="normal" style:font-weight-complex="normal"/>
    </style:style>
    <style:style style:name="T1577" style:family="text">
      <style:text-properties style:font-name="Liberation Serif1" fo:font-style="normal" style:text-underline-style="none" fo:font-weight="normal" officeooo:rsid="053496e3" style:font-name-asian="Liberation Mono" style:font-style-asian="normal" style:font-weight-asian="normal" style:font-name-complex="Liberation Mono" style:font-style-complex="normal" style:font-weight-complex="normal"/>
    </style:style>
    <style:style style:name="T1578" style:family="text">
      <style:text-properties style:font-name="Liberation Serif1" fo:font-style="normal" style:text-underline-style="none" fo:font-weight="normal" officeooo:rsid="05353595" style:font-name-asian="Liberation Mono" style:font-style-asian="normal" style:font-weight-asian="normal" style:font-name-complex="Liberation Mono" style:font-style-complex="normal" style:font-weight-complex="normal"/>
    </style:style>
    <style:style style:name="T1579" style:family="text">
      <style:text-properties style:font-name="Liberation Serif1" fo:font-style="normal" style:text-underline-style="none" fo:font-weight="normal" officeooo:rsid="053dc660" style:font-name-asian="Liberation Mono" style:font-style-asian="normal" style:font-weight-asian="normal" style:font-name-complex="Liberation Mono" style:font-style-complex="normal" style:font-weight-complex="normal"/>
    </style:style>
    <style:style style:name="T1580" style:family="text">
      <style:text-properties style:font-name="Liberation Serif1" fo:font-style="normal" style:text-underline-style="none" fo:font-weight="normal" officeooo:rsid="053f4904" style:font-name-asian="Liberation Mono" style:font-style-asian="normal" style:font-weight-asian="normal" style:font-name-complex="Liberation Mono" style:font-style-complex="normal" style:font-weight-complex="normal"/>
    </style:style>
    <style:style style:name="T1581" style:family="text">
      <style:text-properties style:font-name="Liberation Serif1" fo:font-style="normal" style:text-underline-style="none" fo:font-weight="normal" officeooo:rsid="054097d3" style:font-name-asian="Liberation Mono" style:font-style-asian="normal" style:font-weight-asian="normal" style:font-name-complex="Liberation Mono" style:font-style-complex="normal" style:font-weight-complex="normal"/>
    </style:style>
    <style:style style:name="T1582" style:family="text">
      <style:text-properties style:font-name="Liberation Serif1" fo:font-style="normal" style:text-underline-style="none" fo:font-weight="normal" officeooo:rsid="05416bfc" style:font-name-asian="Liberation Mono" style:font-style-asian="normal" style:font-weight-asian="normal" style:font-name-complex="Liberation Mono" style:font-style-complex="normal" style:font-weight-complex="normal"/>
    </style:style>
    <style:style style:name="T1583" style:family="text">
      <style:text-properties style:font-name="Liberation Serif1" fo:font-style="normal" style:text-underline-style="none" fo:font-weight="normal" officeooo:rsid="0541c31e" style:font-name-asian="Liberation Mono" style:font-style-asian="normal" style:font-weight-asian="normal" style:font-name-complex="Liberation Mono" style:font-style-complex="normal" style:font-weight-complex="normal"/>
    </style:style>
    <style:style style:name="T1584" style:family="text">
      <style:text-properties style:font-name="Liberation Serif1" fo:font-style="normal" style:text-underline-style="none" fo:font-weight="normal" officeooo:rsid="05438e76" style:font-name-asian="Liberation Mono" style:font-style-asian="normal" style:font-weight-asian="normal" style:font-name-complex="Liberation Mono" style:font-style-complex="normal" style:font-weight-complex="normal"/>
    </style:style>
    <style:style style:name="T1585" style:family="text">
      <style:text-properties style:font-name="Liberation Serif1" fo:font-style="normal" style:text-underline-style="none" fo:font-weight="normal" officeooo:rsid="054572c9" style:font-name-asian="Liberation Mono" style:font-style-asian="normal" style:font-weight-asian="normal" style:font-name-complex="Liberation Mono" style:font-style-complex="normal" style:font-weight-complex="normal"/>
    </style:style>
    <style:style style:name="T1586" style:family="text">
      <style:text-properties style:font-name="Liberation Serif1" fo:font-style="normal" style:text-underline-style="none" fo:font-weight="normal" officeooo:rsid="05492b44" style:font-name-asian="Liberation Mono" style:font-style-asian="normal" style:font-weight-asian="normal" style:font-name-complex="Liberation Mono" style:font-style-complex="normal" style:font-weight-complex="normal"/>
    </style:style>
    <style:style style:name="T1587" style:family="text">
      <style:text-properties style:font-name="Liberation Serif1" fo:font-style="normal" style:text-underline-style="none" fo:font-weight="normal" officeooo:rsid="0549d78c" style:font-name-asian="Liberation Mono" style:font-style-asian="normal" style:font-weight-asian="normal" style:font-name-complex="Liberation Mono" style:font-style-complex="normal" style:font-weight-complex="normal"/>
    </style:style>
    <style:style style:name="T1588" style:family="text">
      <style:text-properties style:font-name="Liberation Serif1" fo:font-style="normal" style:text-underline-style="none" fo:font-weight="normal" officeooo:rsid="054baee5" style:font-name-asian="Liberation Mono" style:font-style-asian="normal" style:font-weight-asian="normal" style:font-name-complex="Liberation Mono" style:font-style-complex="normal" style:font-weight-complex="normal"/>
    </style:style>
    <style:style style:name="T1589" style:family="text">
      <style:text-properties style:font-name="Liberation Serif1" fo:font-style="normal" style:text-underline-style="none" fo:font-weight="normal" officeooo:rsid="054c1856" style:font-name-asian="Liberation Mono" style:font-style-asian="normal" style:font-weight-asian="normal" style:font-name-complex="Liberation Mono" style:font-style-complex="normal" style:font-weight-complex="normal"/>
    </style:style>
    <style:style style:name="T1590" style:family="text">
      <style:text-properties style:font-name="Liberation Serif1" fo:font-style="normal" style:text-underline-style="none" fo:font-weight="normal" officeooo:rsid="054d9c99" style:font-name-asian="Liberation Mono" style:font-style-asian="normal" style:font-weight-asian="normal" style:font-name-complex="Liberation Mono" style:font-style-complex="normal" style:font-weight-complex="normal"/>
    </style:style>
    <style:style style:name="T1591" style:family="text">
      <style:text-properties style:font-name="Liberation Serif1" fo:font-style="normal" style:text-underline-style="none" fo:font-weight="normal" officeooo:rsid="054f7b0e" style:font-name-asian="Liberation Mono" style:font-style-asian="normal" style:font-weight-asian="normal" style:font-name-complex="Liberation Mono" style:font-style-complex="normal" style:font-weight-complex="normal"/>
    </style:style>
    <style:style style:name="T1592" style:family="text">
      <style:text-properties style:font-name="Liberation Serif1" fo:font-style="normal" style:text-underline-style="none" fo:font-weight="normal" officeooo:rsid="05510f38" style:font-name-asian="Liberation Mono" style:font-style-asian="normal" style:font-weight-asian="normal" style:font-name-complex="Liberation Mono" style:font-style-complex="normal" style:font-weight-complex="normal"/>
    </style:style>
    <style:style style:name="T1593" style:family="text">
      <style:text-properties style:font-name="Liberation Serif1" fo:font-style="normal" style:text-underline-style="none" fo:font-weight="normal" officeooo:rsid="055190a7" style:font-name-asian="Liberation Mono" style:font-style-asian="normal" style:font-weight-asian="normal" style:font-name-complex="Liberation Mono" style:font-style-complex="normal" style:font-weight-complex="normal"/>
    </style:style>
    <style:style style:name="T1594" style:family="text">
      <style:text-properties style:font-name="Liberation Serif1" fo:font-style="normal" style:text-underline-style="none" fo:font-weight="normal" officeooo:rsid="05526549" style:font-name-asian="Liberation Mono" style:font-style-asian="normal" style:font-weight-asian="normal" style:font-name-complex="Liberation Mono" style:font-style-complex="normal" style:font-weight-complex="normal"/>
    </style:style>
    <style:style style:name="T1595" style:family="text">
      <style:text-properties style:font-name="Liberation Serif1" fo:font-style="normal" style:text-underline-style="none" fo:font-weight="normal" officeooo:rsid="0555a257" style:font-name-asian="Liberation Mono" style:font-style-asian="normal" style:font-weight-asian="normal" style:font-name-complex="Liberation Mono" style:font-style-complex="normal" style:font-weight-complex="normal"/>
    </style:style>
    <style:style style:name="T1596" style:family="text">
      <style:text-properties style:font-name="Liberation Serif1" fo:font-style="normal" style:text-underline-style="none" fo:font-weight="normal" officeooo:rsid="05578ed7" style:font-name-asian="Liberation Mono" style:font-style-asian="normal" style:font-weight-asian="normal" style:font-name-complex="Liberation Mono" style:font-style-complex="normal" style:font-weight-complex="normal"/>
    </style:style>
    <style:style style:name="T1597" style:family="text">
      <style:text-properties style:font-name="Liberation Serif1" fo:font-style="normal" style:text-underline-style="none" fo:font-weight="normal" officeooo:rsid="0558d6a6" style:font-name-asian="Liberation Mono" style:font-style-asian="normal" style:font-weight-asian="normal" style:font-name-complex="Liberation Mono" style:font-style-complex="normal" style:font-weight-complex="normal"/>
    </style:style>
    <style:style style:name="T1598" style:family="text">
      <style:text-properties style:font-name="Liberation Serif1" fo:font-style="normal" style:text-underline-style="none" fo:font-weight="normal" officeooo:rsid="0559b412" style:font-name-asian="Liberation Mono" style:font-style-asian="normal" style:font-weight-asian="normal" style:font-name-complex="Liberation Mono" style:font-style-complex="normal" style:font-weight-complex="normal"/>
    </style:style>
    <style:style style:name="T1599" style:family="text">
      <style:text-properties style:font-name="Liberation Serif1" fo:font-style="normal" style:text-underline-style="none" fo:font-weight="normal" officeooo:rsid="055a5cef" style:font-name-asian="Liberation Mono" style:font-style-asian="normal" style:font-weight-asian="normal" style:font-name-complex="Liberation Mono" style:font-style-complex="normal" style:font-weight-complex="normal"/>
    </style:style>
    <style:style style:name="T1600" style:family="text">
      <style:text-properties style:font-name="Liberation Serif1" fo:font-style="normal" style:text-underline-style="none" fo:font-weight="normal" officeooo:rsid="055a8e03" style:font-name-asian="Liberation Mono" style:font-style-asian="normal" style:font-weight-asian="normal" style:font-name-complex="Liberation Mono" style:font-style-complex="normal" style:font-weight-complex="normal"/>
    </style:style>
    <style:style style:name="T1601" style:family="text">
      <style:text-properties style:font-name="Liberation Serif1" fo:font-style="normal" style:text-underline-style="none" fo:font-weight="normal" officeooo:rsid="055b2fed" style:font-name-asian="Liberation Mono" style:font-style-asian="normal" style:font-weight-asian="normal" style:font-name-complex="Liberation Mono" style:font-style-complex="normal" style:font-weight-complex="normal"/>
    </style:style>
    <style:style style:name="T1602" style:family="text">
      <style:text-properties style:font-name="Liberation Serif1" fo:font-style="normal" style:text-underline-style="none" fo:font-weight="normal" officeooo:rsid="055c55ab" style:font-name-asian="Liberation Mono" style:font-style-asian="normal" style:font-weight-asian="normal" style:font-name-complex="Liberation Mono" style:font-style-complex="normal" style:font-weight-complex="normal"/>
    </style:style>
    <style:style style:name="T1603" style:family="text">
      <style:text-properties style:font-name="Liberation Serif1" fo:font-style="normal" style:text-underline-style="none" fo:font-weight="normal" officeooo:rsid="055ded1d" style:font-name-asian="Liberation Mono" style:font-style-asian="normal" style:font-weight-asian="normal" style:font-name-complex="Liberation Mono" style:font-style-complex="normal" style:font-weight-complex="normal"/>
    </style:style>
    <style:style style:name="T1604" style:family="text">
      <style:text-properties style:font-name="Liberation Serif1" fo:font-style="normal" style:text-underline-style="none" fo:font-weight="normal" officeooo:rsid="055e1681" style:font-name-asian="Liberation Mono" style:font-style-asian="normal" style:font-weight-asian="normal" style:font-name-complex="Liberation Mono" style:font-style-complex="normal" style:font-weight-complex="normal"/>
    </style:style>
    <style:style style:name="T1605" style:family="text">
      <style:text-properties style:font-name="Liberation Serif1" fo:font-style="normal" style:text-underline-style="none" fo:font-weight="normal" officeooo:rsid="055eb5d2" style:font-name-asian="Liberation Mono" style:font-style-asian="normal" style:font-weight-asian="normal" style:font-name-complex="Liberation Mono" style:font-style-complex="normal" style:font-weight-complex="normal"/>
    </style:style>
    <style:style style:name="T1606" style:family="text">
      <style:text-properties style:font-name="Liberation Serif1" fo:font-style="normal" style:text-underline-style="none" fo:font-weight="normal" officeooo:rsid="05600432" style:font-name-asian="Liberation Mono" style:font-style-asian="normal" style:font-weight-asian="normal" style:font-name-complex="Liberation Mono" style:font-style-complex="normal" style:font-weight-complex="normal"/>
    </style:style>
    <style:style style:name="T1607" style:family="text">
      <style:text-properties style:font-name="Liberation Serif1" fo:font-style="normal" style:text-underline-style="none" fo:font-weight="normal" officeooo:rsid="0560c551" style:font-name-asian="Liberation Mono" style:font-style-asian="normal" style:font-weight-asian="normal" style:font-name-complex="Liberation Mono" style:font-style-complex="normal" style:font-weight-complex="normal"/>
    </style:style>
    <style:style style:name="T1608" style:family="text">
      <style:text-properties style:font-name="Liberation Serif1" fo:font-style="normal" style:text-underline-style="none" fo:font-weight="normal" officeooo:rsid="0562ae12" style:font-name-asian="Liberation Mono" style:font-style-asian="normal" style:font-weight-asian="normal" style:font-name-complex="Liberation Mono" style:font-style-complex="normal" style:font-weight-complex="normal"/>
    </style:style>
    <style:style style:name="T1609" style:family="text">
      <style:text-properties style:font-name="Liberation Serif1" fo:font-style="normal" style:text-underline-style="none" fo:font-weight="normal" officeooo:rsid="0562f287" style:font-name-asian="Liberation Mono" style:font-style-asian="normal" style:font-weight-asian="normal" style:font-name-complex="Liberation Mono" style:font-style-complex="normal" style:font-weight-complex="normal"/>
    </style:style>
    <style:style style:name="T1610" style:family="text">
      <style:text-properties style:font-name="Liberation Serif1" fo:font-style="normal" style:text-underline-style="none" fo:font-weight="normal" officeooo:rsid="05697829" style:font-name-asian="Liberation Mono" style:font-style-asian="normal" style:font-weight-asian="normal" style:font-name-complex="Liberation Mono" style:font-style-complex="normal" style:font-weight-complex="normal"/>
    </style:style>
    <style:style style:name="T1611" style:family="text">
      <style:text-properties style:font-name="Liberation Serif1" fo:font-style="normal" style:text-underline-style="none" fo:font-weight="normal" officeooo:rsid="056c2a15" style:font-name-asian="Liberation Mono" style:font-style-asian="normal" style:font-weight-asian="normal" style:font-name-complex="Liberation Mono" style:font-style-complex="normal" style:font-weight-complex="normal"/>
    </style:style>
    <style:style style:name="T1612" style:family="text">
      <style:text-properties style:font-name="Liberation Serif1" fo:font-style="normal" style:text-underline-style="none" fo:font-weight="normal" officeooo:rsid="056daf6c" style:font-name-asian="Liberation Mono" style:font-style-asian="normal" style:font-weight-asian="normal" style:font-name-complex="Liberation Mono" style:font-style-complex="normal" style:font-weight-complex="normal"/>
    </style:style>
    <style:style style:name="T1613" style:family="text">
      <style:text-properties style:font-name="Liberation Serif1" fo:font-style="normal" style:text-underline-style="none" fo:font-weight="normal" officeooo:rsid="056f4ae5" style:font-name-asian="Liberation Mono" style:font-style-asian="normal" style:font-weight-asian="normal" style:font-name-complex="Liberation Mono" style:font-style-complex="normal" style:font-weight-complex="normal"/>
    </style:style>
    <style:style style:name="T1614" style:family="text">
      <style:text-properties style:font-name="Liberation Serif1" fo:font-style="normal" style:text-underline-style="none" fo:font-weight="normal" officeooo:rsid="05700a37" style:font-name-asian="Liberation Mono" style:font-style-asian="normal" style:font-weight-asian="normal" style:font-name-complex="Liberation Mono" style:font-style-complex="normal" style:font-weight-complex="normal"/>
    </style:style>
    <style:style style:name="T1615" style:family="text">
      <style:text-properties style:font-name="Liberation Serif1" fo:font-style="normal" style:text-underline-style="none" fo:font-weight="normal" officeooo:rsid="05713a1f" style:font-name-asian="Liberation Mono" style:font-style-asian="normal" style:font-weight-asian="normal" style:font-name-complex="Liberation Mono" style:font-style-complex="normal" style:font-weight-complex="normal"/>
    </style:style>
    <style:style style:name="T1616" style:family="text">
      <style:text-properties style:font-name="Liberation Serif1" fo:font-style="normal" style:text-underline-style="none" fo:font-weight="normal" officeooo:rsid="057250db" style:font-name-asian="Liberation Mono" style:font-style-asian="normal" style:font-weight-asian="normal" style:font-name-complex="Liberation Mono" style:font-style-complex="normal" style:font-weight-complex="normal"/>
    </style:style>
    <style:style style:name="T1617" style:family="text">
      <style:text-properties style:font-name="Liberation Serif1" fo:font-style="normal" style:text-underline-style="none" fo:font-weight="normal" officeooo:rsid="0573cf7c" style:font-name-asian="Liberation Mono" style:font-style-asian="normal" style:font-weight-asian="normal" style:font-name-complex="Liberation Mono" style:font-style-complex="normal" style:font-weight-complex="normal"/>
    </style:style>
    <style:style style:name="T1618" style:family="text">
      <style:text-properties style:font-name="Liberation Serif1" fo:font-style="normal" style:text-underline-style="none" fo:font-weight="normal" officeooo:rsid="057523c8" style:font-name-asian="Liberation Mono" style:font-style-asian="normal" style:font-weight-asian="normal" style:font-name-complex="Liberation Mono" style:font-style-complex="normal" style:font-weight-complex="normal"/>
    </style:style>
    <style:style style:name="T1619" style:family="text">
      <style:text-properties style:font-name="Liberation Serif1" fo:font-style="normal" style:text-underline-style="none" fo:font-weight="normal" officeooo:rsid="0576c912" style:font-name-asian="Liberation Mono" style:font-style-asian="normal" style:font-weight-asian="normal" style:font-name-complex="Liberation Mono" style:font-style-complex="normal" style:font-weight-complex="normal"/>
    </style:style>
    <style:style style:name="T1620" style:family="text">
      <style:text-properties style:font-name="Liberation Serif1" fo:font-style="normal" style:text-underline-style="none" fo:font-weight="normal" officeooo:rsid="057752fe" style:font-name-asian="Liberation Mono" style:font-style-asian="normal" style:font-weight-asian="normal" style:font-name-complex="Liberation Mono" style:font-style-complex="normal" style:font-weight-complex="normal"/>
    </style:style>
    <style:style style:name="T1621" style:family="text">
      <style:text-properties style:font-name="Liberation Serif1" fo:font-style="normal" style:text-underline-style="none" fo:font-weight="normal" officeooo:rsid="05782259" style:font-name-asian="Liberation Mono" style:font-style-asian="normal" style:font-weight-asian="normal" style:font-name-complex="Liberation Mono" style:font-style-complex="normal" style:font-weight-complex="normal"/>
    </style:style>
    <style:style style:name="T1622" style:family="text">
      <style:text-properties style:font-name="Liberation Serif1" fo:font-style="normal" style:text-underline-style="none" fo:font-weight="normal" officeooo:rsid="0578b482" style:font-name-asian="Liberation Mono" style:font-style-asian="normal" style:font-weight-asian="normal" style:font-name-complex="Liberation Mono" style:font-style-complex="normal" style:font-weight-complex="normal"/>
    </style:style>
    <style:style style:name="T1623" style:family="text">
      <style:text-properties style:font-name="Liberation Serif1"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1624" style:family="text">
      <style:text-properties style:font-name="Liberation Serif1" fo:font-style="normal" style:text-underline-style="none" fo:font-weight="normal" officeooo:rsid="057a66ad" style:font-name-asian="Liberation Mono" style:font-style-asian="normal" style:font-weight-asian="normal" style:font-name-complex="Liberation Mono" style:font-style-complex="normal" style:font-weight-complex="normal"/>
    </style:style>
    <style:style style:name="T1625" style:family="text">
      <style:text-properties style:font-name="Liberation Serif1" fo:font-style="normal" style:text-underline-style="none" fo:font-weight="normal" officeooo:rsid="057bd3a2" style:font-name-asian="Liberation Mono" style:font-style-asian="normal" style:font-weight-asian="normal" style:font-name-complex="Liberation Mono" style:font-style-complex="normal" style:font-weight-complex="normal"/>
    </style:style>
    <style:style style:name="T1626" style:family="text">
      <style:text-properties style:font-name="Liberation Serif1" fo:font-style="normal" style:text-underline-style="none" fo:font-weight="normal" officeooo:rsid="057cd8b2" style:font-name-asian="Liberation Mono" style:font-style-asian="normal" style:font-weight-asian="normal" style:font-name-complex="Liberation Mono" style:font-style-complex="normal" style:font-weight-complex="normal"/>
    </style:style>
    <style:style style:name="T1627" style:family="text">
      <style:text-properties style:font-name="Liberation Serif1" fo:font-style="normal" style:text-underline-style="none" fo:font-weight="normal" officeooo:rsid="057e1f1e" style:font-name-asian="Liberation Mono" style:font-style-asian="normal" style:font-weight-asian="normal" style:font-name-complex="Liberation Mono" style:font-style-complex="normal" style:font-weight-complex="normal"/>
    </style:style>
    <style:style style:name="T1628" style:family="text">
      <style:text-properties style:font-name="Liberation Serif1" fo:font-style="normal" style:text-underline-style="none" fo:font-weight="normal" officeooo:rsid="057fc461" style:font-name-asian="Liberation Mono" style:font-style-asian="normal" style:font-weight-asian="normal" style:font-name-complex="Liberation Mono" style:font-style-complex="normal" style:font-weight-complex="normal"/>
    </style:style>
    <style:style style:name="T1629" style:family="text">
      <style:text-properties style:font-name="Liberation Serif1" fo:font-style="normal" style:text-underline-style="none" fo:font-weight="normal" officeooo:rsid="057fc66f" style:font-name-asian="Liberation Mono" style:font-style-asian="normal" style:font-weight-asian="normal" style:font-name-complex="Liberation Mono" style:font-style-complex="normal" style:font-weight-complex="normal"/>
    </style:style>
    <style:style style:name="T1630" style:family="text">
      <style:text-properties style:font-name="Liberation Serif1" fo:font-style="normal" style:text-underline-style="none" fo:font-weight="normal" officeooo:rsid="057fed4a" style:font-name-asian="Liberation Mono" style:font-style-asian="normal" style:font-weight-asian="normal" style:font-name-complex="Liberation Mono" style:font-style-complex="normal" style:font-weight-complex="normal"/>
    </style:style>
    <style:style style:name="T1631" style:family="text">
      <style:text-properties style:font-name="Liberation Serif1" fo:font-style="normal" style:text-underline-style="none" fo:font-weight="normal" officeooo:rsid="0581e7f0" style:font-name-asian="Liberation Mono" style:font-style-asian="normal" style:font-weight-asian="normal" style:font-name-complex="Liberation Mono" style:font-style-complex="normal" style:font-weight-complex="normal"/>
    </style:style>
    <style:style style:name="T1632" style:family="text">
      <style:text-properties style:font-name="Liberation Serif1" fo:font-style="normal" style:text-underline-style="none" fo:font-weight="normal" officeooo:rsid="0582f803" style:font-name-asian="Liberation Mono" style:font-style-asian="normal" style:font-weight-asian="normal" style:font-name-complex="Liberation Mono" style:font-style-complex="normal" style:font-weight-complex="normal"/>
    </style:style>
    <style:style style:name="T1633" style:family="text">
      <style:text-properties style:font-name="Liberation Serif1" fo:font-style="normal" style:text-underline-style="none" fo:font-weight="normal" officeooo:rsid="05837057" style:font-name-asian="Liberation Mono" style:font-style-asian="normal" style:font-weight-asian="normal" style:font-name-complex="Liberation Mono" style:font-style-complex="normal" style:font-weight-complex="normal"/>
    </style:style>
    <style:style style:name="T1634" style:family="text">
      <style:text-properties style:font-name="Liberation Serif1" fo:font-style="normal" style:text-underline-style="none" fo:font-weight="normal" officeooo:rsid="05838bff" style:font-name-asian="Liberation Mono" style:font-style-asian="normal" style:font-weight-asian="normal" style:font-name-complex="Liberation Mono" style:font-style-complex="normal" style:font-weight-complex="normal"/>
    </style:style>
    <style:style style:name="T1635" style:family="text">
      <style:text-properties style:font-name="Liberation Serif1"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1636" style:family="text">
      <style:text-properties style:font-name="Liberation Serif1" fo:font-style="normal" style:text-underline-style="none" fo:font-weight="normal" officeooo:rsid="058679f6" style:font-name-asian="Liberation Mono" style:font-style-asian="normal" style:font-weight-asian="normal" style:font-name-complex="Liberation Mono" style:font-style-complex="normal" style:font-weight-complex="normal"/>
    </style:style>
    <style:style style:name="T1637" style:family="text">
      <style:text-properties style:font-name="Liberation Serif1"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1638" style:family="text">
      <style:text-properties style:font-name="Liberation Serif1" fo:font-style="normal" style:text-underline-style="none" fo:font-weight="normal" officeooo:rsid="05893ddf" style:font-name-asian="Liberation Mono" style:font-style-asian="normal" style:font-weight-asian="normal" style:font-name-complex="Liberation Mono" style:font-style-complex="normal" style:font-weight-complex="normal"/>
    </style:style>
    <style:style style:name="T1639" style:family="text">
      <style:text-properties style:font-name="Liberation Serif1" fo:font-style="italic" fo:font-weight="normal" officeooo:rsid="049ac1ec" style:font-name-asian="Liberation Mono" style:font-style-asian="italic" style:font-weight-asian="normal" style:font-name-complex="Liberation Mono" style:font-style-complex="italic" style:font-weight-complex="normal"/>
    </style:style>
    <style:style style:name="T1640" style:family="text">
      <style:text-properties style:font-name="Liberation Serif1" fo:font-style="italic" fo:font-weight="normal" officeooo:rsid="049f46ee" style:font-name-asian="Liberation Mono" style:font-style-asian="italic" style:font-weight-asian="normal" style:font-name-complex="Liberation Mono" style:font-style-complex="italic" style:font-weight-complex="normal"/>
    </style:style>
    <style:style style:name="T1641" style:family="text">
      <style:text-properties style:font-name="Liberation Serif1" fo:font-style="italic" fo:font-weight="normal" officeooo:rsid="04a2a9a1" style:font-name-asian="Liberation Mono" style:font-style-asian="italic" style:font-weight-asian="normal" style:font-name-complex="Liberation Mono" style:font-style-complex="italic" style:font-weight-complex="normal"/>
    </style:style>
    <style:style style:name="T1642" style:family="text">
      <style:text-properties style:font-name="Liberation Serif1" fo:font-style="italic" fo:font-weight="normal" officeooo:rsid="04aa27ea" style:font-name-asian="Liberation Mono" style:font-style-asian="italic" style:font-weight-asian="normal" style:font-name-complex="Liberation Mono" style:font-style-complex="italic" style:font-weight-complex="normal"/>
    </style:style>
    <style:style style:name="T1643" style:family="text">
      <style:text-properties style:font-name="Liberation Serif1" fo:font-style="italic" fo:font-weight="normal" officeooo:rsid="04ad52fe" style:font-name-asian="Liberation Mono" style:font-style-asian="italic" style:font-weight-asian="normal" style:font-name-complex="Liberation Mono" style:font-style-complex="italic" style:font-weight-complex="normal"/>
    </style:style>
    <style:style style:name="T1644" style:family="text">
      <style:text-properties style:font-name="Liberation Serif1" fo:font-style="italic" fo:font-weight="normal" officeooo:rsid="04ba642a" style:font-name-asian="Liberation Mono" style:font-style-asian="italic" style:font-weight-asian="normal" style:font-name-complex="Liberation Mono" style:font-style-complex="italic" style:font-weight-complex="normal"/>
    </style:style>
    <style:style style:name="T1645" style:family="text">
      <style:text-properties style:font-name="Liberation Serif1" fo:font-style="italic" fo:font-weight="normal" officeooo:rsid="04bc7459" style:font-name-asian="Liberation Mono" style:font-style-asian="italic" style:font-weight-asian="normal" style:font-name-complex="Liberation Mono" style:font-style-complex="italic" style:font-weight-complex="normal"/>
    </style:style>
    <style:style style:name="T1646" style:family="text">
      <style:text-properties style:font-name="Liberation Serif1" fo:font-style="italic" fo:font-weight="normal" officeooo:rsid="04c60ccd" style:font-name-asian="Liberation Mono" style:font-style-asian="italic" style:font-weight-asian="normal" style:font-name-complex="Liberation Mono" style:font-style-complex="italic" style:font-weight-complex="normal"/>
    </style:style>
    <style:style style:name="T1647" style:family="text">
      <style:text-properties style:font-name="Liberation Serif1" fo:font-style="italic" fo:font-weight="normal" officeooo:rsid="04cb82d4" style:font-name-asian="Liberation Mono" style:font-style-asian="italic" style:font-weight-asian="normal" style:font-name-complex="Liberation Mono" style:font-style-complex="italic" style:font-weight-complex="normal"/>
    </style:style>
    <style:style style:name="T1648" style:family="text">
      <style:text-properties style:font-name="Liberation Serif1" fo:font-style="italic" fo:font-weight="normal" officeooo:rsid="04cd1500" style:font-name-asian="Liberation Mono" style:font-style-asian="italic" style:font-weight-asian="normal" style:font-name-complex="Liberation Mono" style:font-style-complex="italic" style:font-weight-complex="normal"/>
    </style:style>
    <style:style style:name="T1649" style:family="text">
      <style:text-properties style:font-name="Liberation Serif1" fo:font-style="italic" fo:font-weight="normal" officeooo:rsid="04cd2265" style:font-name-asian="Liberation Mono" style:font-style-asian="italic" style:font-weight-asian="normal" style:font-name-complex="Liberation Mono" style:font-style-complex="italic" style:font-weight-complex="normal"/>
    </style:style>
    <style:style style:name="T1650" style:family="text">
      <style:text-properties style:font-name="Liberation Serif1" fo:font-style="italic" fo:font-weight="normal" officeooo:rsid="04ce775e" style:font-name-asian="Liberation Mono" style:font-style-asian="italic" style:font-weight-asian="normal" style:font-name-complex="Liberation Mono" style:font-style-complex="italic" style:font-weight-complex="normal"/>
    </style:style>
    <style:style style:name="T1651" style:family="text">
      <style:text-properties style:font-name="Liberation Serif1" fo:font-style="italic" fo:font-weight="normal" officeooo:rsid="04e297cf" style:font-name-asian="Liberation Mono" style:font-style-asian="italic" style:font-weight-asian="normal" style:font-name-complex="Liberation Mono" style:font-style-complex="italic" style:font-weight-complex="normal"/>
    </style:style>
    <style:style style:name="T1652" style:family="text">
      <style:text-properties style:font-name="Liberation Serif1" fo:font-style="italic" fo:font-weight="normal" officeooo:rsid="04e9439a" style:font-name-asian="Liberation Mono" style:font-style-asian="italic" style:font-weight-asian="normal" style:font-name-complex="Liberation Mono" style:font-style-complex="italic" style:font-weight-complex="normal"/>
    </style:style>
    <style:style style:name="T1653" style:family="text">
      <style:text-properties style:font-name="Liberation Serif1" fo:font-style="italic" fo:font-weight="normal" officeooo:rsid="04f4cd72" style:font-name-asian="Liberation Mono" style:font-style-asian="italic" style:font-weight-asian="normal" style:font-name-complex="Liberation Mono" style:font-style-complex="italic" style:font-weight-complex="normal"/>
    </style:style>
    <style:style style:name="T1654" style:family="text">
      <style:text-properties style:font-name="Liberation Serif1" fo:font-style="italic" fo:font-weight="normal" officeooo:rsid="04f83d68" style:font-name-asian="Liberation Mono" style:font-style-asian="italic" style:font-weight-asian="normal" style:font-name-complex="Liberation Mono" style:font-style-complex="italic" style:font-weight-complex="normal"/>
    </style:style>
    <style:style style:name="T1655" style:family="text">
      <style:text-properties style:font-name="Liberation Serif1" fo:font-style="italic" fo:font-weight="normal" officeooo:rsid="04f9f8c9" style:font-name-asian="Liberation Mono" style:font-style-asian="italic" style:font-weight-asian="normal" style:font-name-complex="Liberation Mono" style:font-style-complex="italic" style:font-weight-complex="normal"/>
    </style:style>
    <style:style style:name="T1656" style:family="text">
      <style:text-properties style:font-name="Liberation Serif1" fo:font-style="italic" fo:font-weight="normal" officeooo:rsid="04fbf6d6" style:font-name-asian="Liberation Mono" style:font-style-asian="italic" style:font-weight-asian="normal" style:font-name-complex="Liberation Mono" style:font-style-complex="italic" style:font-weight-complex="normal"/>
    </style:style>
    <style:style style:name="T1657" style:family="text">
      <style:text-properties style:font-name="Liberation Serif1" fo:font-style="italic" fo:font-weight="normal" officeooo:rsid="04fe5527" style:font-name-asian="Liberation Mono" style:font-style-asian="italic" style:font-weight-asian="normal" style:font-name-complex="Liberation Mono" style:font-style-complex="italic" style:font-weight-complex="normal"/>
    </style:style>
    <style:style style:name="T1658" style:family="text">
      <style:text-properties style:font-name="Liberation Serif1" fo:font-style="italic" fo:font-weight="normal" officeooo:rsid="05129ca2" style:font-name-asian="Liberation Mono" style:font-style-asian="italic" style:font-weight-asian="normal" style:font-name-complex="Liberation Mono" style:font-style-complex="italic" style:font-weight-complex="normal"/>
    </style:style>
    <style:style style:name="T1659" style:family="text">
      <style:text-properties style:font-name="Liberation Serif1" fo:font-style="italic" fo:font-weight="normal" officeooo:rsid="051418e9" style:font-name-asian="Liberation Mono" style:font-style-asian="italic" style:font-weight-asian="normal" style:font-name-complex="Liberation Mono" style:font-style-complex="italic" style:font-weight-complex="normal"/>
    </style:style>
    <style:style style:name="T1660" style:family="text">
      <style:text-properties style:font-name="Liberation Serif1" fo:font-style="italic" fo:font-weight="normal" officeooo:rsid="087a7688" style:font-name-asian="Liberation Mono" style:font-style-asian="italic" style:font-weight-asian="normal" style:font-name-complex="Liberation Mono" style:font-style-complex="italic" style:font-weight-complex="normal"/>
    </style:style>
    <style:style style:name="T1661" style:family="text">
      <style:text-properties style:font-name="Liberation Serif1" fo:font-style="italic" style:text-underline-style="none" fo:font-weight="normal" officeooo:rsid="05198347" style:font-name-asian="Liberation Mono" style:font-style-asian="italic" style:font-weight-asian="normal" style:font-name-complex="Liberation Mono" style:font-style-complex="italic" style:font-weight-complex="normal"/>
    </style:style>
    <style:style style:name="T1662" style:family="text">
      <style:text-properties style:font-name="Liberation Serif1" fo:font-style="italic" style:text-underline-style="none" fo:font-weight="normal" officeooo:rsid="051ae8b0" style:font-name-asian="Liberation Mono" style:font-style-asian="italic" style:font-weight-asian="normal" style:font-name-complex="Liberation Mono" style:font-style-complex="italic" style:font-weight-complex="normal"/>
    </style:style>
    <style:style style:name="T1663" style:family="text">
      <style:text-properties style:font-name="Liberation Serif1" fo:font-style="italic" style:text-underline-style="none" fo:font-weight="normal" officeooo:rsid="051cccdc" style:font-name-asian="Liberation Mono" style:font-style-asian="italic" style:font-weight-asian="normal" style:font-name-complex="Liberation Mono" style:font-style-complex="italic" style:font-weight-complex="normal"/>
    </style:style>
    <style:style style:name="T1664" style:family="text">
      <style:text-properties style:font-name="Liberation Serif1" fo:font-style="italic" style:text-underline-style="none" fo:font-weight="normal" officeooo:rsid="051f0024" style:font-name-asian="Liberation Mono" style:font-style-asian="italic" style:font-weight-asian="normal" style:font-name-complex="Liberation Mono" style:font-style-complex="italic" style:font-weight-complex="normal"/>
    </style:style>
    <style:style style:name="T1665" style:family="text">
      <style:text-properties style:font-name="Liberation Serif1" fo:font-style="italic" style:text-underline-style="none" fo:font-weight="normal" officeooo:rsid="0527175e" style:font-name-asian="Liberation Mono" style:font-style-asian="italic" style:font-weight-asian="normal" style:font-name-complex="Liberation Mono" style:font-style-complex="italic" style:font-weight-complex="normal"/>
    </style:style>
    <style:style style:name="T1666" style:family="text">
      <style:text-properties style:font-name="Liberation Serif1" fo:font-style="italic" style:text-underline-style="none" fo:font-weight="normal" officeooo:rsid="053496e3" style:font-name-asian="Liberation Mono" style:font-style-asian="italic" style:font-weight-asian="normal" style:font-name-complex="Liberation Mono" style:font-style-complex="italic" style:font-weight-complex="normal"/>
    </style:style>
    <style:style style:name="T1667" style:family="text">
      <style:text-properties style:font-name="Liberation Serif1" fo:font-style="italic" style:text-underline-style="none" fo:font-weight="normal" officeooo:rsid="054097d3" style:font-name-asian="Liberation Mono" style:font-style-asian="italic" style:font-weight-asian="normal" style:font-name-complex="Liberation Mono" style:font-style-complex="italic" style:font-weight-complex="normal"/>
    </style:style>
    <style:style style:name="T1668" style:family="text">
      <style:text-properties style:font-name="Liberation Serif1" fo:font-style="italic" style:text-underline-style="none" fo:font-weight="normal" officeooo:rsid="05492b44" style:font-name-asian="Liberation Mono" style:font-style-asian="italic" style:font-weight-asian="normal" style:font-name-complex="Liberation Mono" style:font-style-complex="italic" style:font-weight-complex="normal"/>
    </style:style>
    <style:style style:name="T1669" style:family="text">
      <style:text-properties style:font-name="Liberation Serif1" fo:font-style="italic" style:text-underline-style="none" fo:font-weight="normal" officeooo:rsid="0549d78c" style:font-name-asian="Liberation Mono" style:font-style-asian="italic" style:font-weight-asian="normal" style:font-name-complex="Liberation Mono" style:font-style-complex="italic" style:font-weight-complex="normal"/>
    </style:style>
    <style:style style:name="T1670" style:family="text">
      <style:text-properties style:font-name="Liberation Serif1" fo:font-style="italic" style:text-underline-style="none" fo:font-weight="normal" officeooo:rsid="05510f38" style:font-name-asian="Liberation Mono" style:font-style-asian="italic" style:font-weight-asian="normal" style:font-name-complex="Liberation Mono" style:font-style-complex="italic" style:font-weight-complex="normal"/>
    </style:style>
    <style:style style:name="T1671" style:family="text">
      <style:text-properties style:font-name="Liberation Serif1" fo:font-style="italic" style:text-underline-style="none" fo:font-weight="normal" officeooo:rsid="055190a7" style:font-name-asian="Liberation Mono" style:font-style-asian="italic" style:font-weight-asian="normal" style:font-name-complex="Liberation Mono" style:font-style-complex="italic" style:font-weight-complex="normal"/>
    </style:style>
    <style:style style:name="T1672" style:family="text">
      <style:text-properties style:font-name="Liberation Serif1" fo:font-style="italic" style:text-underline-style="none" fo:font-weight="normal" officeooo:rsid="0558d6a6" style:font-name-asian="Liberation Mono" style:font-style-asian="italic" style:font-weight-asian="normal" style:font-name-complex="Liberation Mono" style:font-style-complex="italic" style:font-weight-complex="normal"/>
    </style:style>
    <style:style style:name="T1673" style:family="text">
      <style:text-properties style:font-name="Liberation Serif1" fo:font-style="italic" style:text-underline-style="none" fo:font-weight="normal" officeooo:rsid="0559b412" style:font-name-asian="Liberation Mono" style:font-style-asian="italic" style:font-weight-asian="normal" style:font-name-complex="Liberation Mono" style:font-style-complex="italic" style:font-weight-complex="normal"/>
    </style:style>
    <style:style style:name="T1674" style:family="text">
      <style:text-properties style:font-name="Liberation Serif1" fo:font-style="italic" style:text-underline-style="none" fo:font-weight="normal" officeooo:rsid="055a5cef" style:font-name-asian="Liberation Mono" style:font-style-asian="italic" style:font-weight-asian="normal" style:font-name-complex="Liberation Mono" style:font-style-complex="italic" style:font-weight-complex="normal"/>
    </style:style>
    <style:style style:name="T1675" style:family="text">
      <style:text-properties style:font-name="Liberation Serif1" fo:font-style="italic" style:text-underline-style="none" fo:font-weight="normal" officeooo:rsid="0562ae12" style:font-name-asian="Liberation Mono" style:font-style-asian="italic" style:font-weight-asian="normal" style:font-name-complex="Liberation Mono" style:font-style-complex="italic" style:font-weight-complex="normal"/>
    </style:style>
    <style:style style:name="T1676" style:family="text">
      <style:text-properties style:font-name="Liberation Serif1" fo:font-style="italic" style:text-underline-style="none" fo:font-weight="normal" officeooo:rsid="056daf6c" style:font-name-asian="Liberation Mono" style:font-style-asian="italic" style:font-weight-asian="normal" style:font-name-complex="Liberation Mono" style:font-style-complex="italic" style:font-weight-complex="normal"/>
    </style:style>
    <style:style style:name="T1677" style:family="text">
      <style:text-properties style:font-name="Liberation Serif1" fo:font-style="italic" style:text-underline-style="none" fo:font-weight="normal" officeooo:rsid="05700a37" style:font-name-asian="Liberation Mono" style:font-style-asian="italic" style:font-weight-asian="normal" style:font-name-complex="Liberation Mono" style:font-style-complex="italic" style:font-weight-complex="normal"/>
    </style:style>
    <style:style style:name="T1678" style:family="text">
      <style:text-properties style:font-name="Liberation Serif1" fo:font-style="italic" style:text-underline-style="none" fo:font-weight="normal" officeooo:rsid="05713a1f" style:font-name-asian="Liberation Mono" style:font-style-asian="italic" style:font-weight-asian="normal" style:font-name-complex="Liberation Mono" style:font-style-complex="italic" style:font-weight-complex="normal"/>
    </style:style>
    <style:style style:name="T1679" style:family="text">
      <style:text-properties style:font-name="Liberation Serif1" fo:font-style="italic" style:text-underline-style="none" fo:font-weight="normal" officeooo:rsid="05782259" style:font-name-asian="Liberation Mono" style:font-style-asian="italic" style:font-weight-asian="normal" style:font-name-complex="Liberation Mono" style:font-style-complex="italic" style:font-weight-complex="normal"/>
    </style:style>
    <style:style style:name="T1680" style:family="text">
      <style:text-properties officeooo:rsid="013fa35b"/>
    </style:style>
    <style:style style:name="T1681" style:family="text">
      <style:text-properties officeooo:rsid="014505b5"/>
    </style:style>
    <style:style style:name="T1682" style:family="text">
      <style:text-properties officeooo:rsid="014902d8"/>
    </style:style>
    <style:style style:name="T1683" style:family="text">
      <style:text-properties officeooo:rsid="014a27e7"/>
    </style:style>
    <style:style style:name="T1684" style:family="text">
      <style:text-properties officeooo:rsid="014e6d1b"/>
    </style:style>
    <style:style style:name="T1685" style:family="text">
      <style:text-properties officeooo:rsid="014f8b5b"/>
    </style:style>
    <style:style style:name="T1686" style:family="text">
      <style:text-properties officeooo:rsid="01513594"/>
    </style:style>
    <style:style style:name="T1687" style:family="text">
      <style:text-properties officeooo:rsid="01550fb3"/>
    </style:style>
    <style:style style:name="T1688" style:family="text">
      <style:text-properties officeooo:rsid="015b9ba0"/>
    </style:style>
    <style:style style:name="T1689" style:family="text">
      <style:text-properties officeooo:rsid="0162a5bc"/>
    </style:style>
    <style:style style:name="T1690" style:family="text">
      <style:text-properties officeooo:rsid="016947b1"/>
    </style:style>
    <style:style style:name="T1691" style:family="text">
      <style:text-properties officeooo:rsid="01697e0b"/>
    </style:style>
    <style:style style:name="T1692" style:family="text">
      <style:text-properties officeooo:rsid="016f763d"/>
    </style:style>
    <style:style style:name="T1693" style:family="text">
      <style:text-properties officeooo:rsid="01735a37"/>
    </style:style>
    <style:style style:name="T1694" style:family="text">
      <style:text-properties officeooo:rsid="0176735d"/>
    </style:style>
    <style:style style:name="T1695" style:family="text">
      <style:text-properties officeooo:rsid="0177ff5d"/>
    </style:style>
    <style:style style:name="T1696" style:family="text">
      <style:text-properties officeooo:rsid="017fe353"/>
    </style:style>
    <style:style style:name="T1697" style:family="text">
      <style:text-properties officeooo:rsid="01850e20"/>
    </style:style>
    <style:style style:name="T1698" style:family="text">
      <style:text-properties officeooo:rsid="01875499"/>
    </style:style>
    <style:style style:name="T1699" style:family="text">
      <style:text-properties officeooo:rsid="0189c69e"/>
    </style:style>
    <style:style style:name="T1700" style:family="text">
      <style:text-properties officeooo:rsid="018e2a11"/>
    </style:style>
    <style:style style:name="T1701" style:family="text">
      <style:text-properties officeooo:rsid="01932064"/>
    </style:style>
    <style:style style:name="T1702" style:family="text">
      <style:text-properties officeooo:rsid="0193ec39"/>
    </style:style>
    <style:style style:name="T1703" style:family="text">
      <style:text-properties officeooo:rsid="01948e23"/>
    </style:style>
    <style:style style:name="T1704" style:family="text">
      <style:text-properties officeooo:rsid="019c08b0"/>
    </style:style>
    <style:style style:name="T1705" style:family="text">
      <style:text-properties officeooo:rsid="019d1ad0"/>
    </style:style>
    <style:style style:name="T1706" style:family="text">
      <style:text-properties officeooo:rsid="019f95f7"/>
    </style:style>
    <style:style style:name="T1707" style:family="text">
      <style:text-properties officeooo:rsid="01a26031"/>
    </style:style>
    <style:style style:name="T1708" style:family="text">
      <style:text-properties officeooo:rsid="01a8ed59"/>
    </style:style>
    <style:style style:name="T1709" style:family="text">
      <style:text-properties officeooo:rsid="01ab72f7"/>
    </style:style>
    <style:style style:name="T1710" style:family="text">
      <style:text-properties officeooo:rsid="01b06fb7"/>
    </style:style>
    <style:style style:name="T1711" style:family="text">
      <style:text-properties officeooo:rsid="01b1f69c"/>
    </style:style>
    <style:style style:name="T1712" style:family="text">
      <style:text-properties officeooo:rsid="01bbae20"/>
    </style:style>
    <style:style style:name="T1713" style:family="text">
      <style:text-properties officeooo:rsid="01bf0653"/>
    </style:style>
    <style:style style:name="T1714" style:family="text">
      <style:text-properties officeooo:rsid="01c81895"/>
    </style:style>
    <style:style style:name="T1715" style:family="text">
      <style:text-properties officeooo:rsid="01cf215b"/>
    </style:style>
    <style:style style:name="T1716" style:family="text">
      <style:text-properties officeooo:rsid="01d144e9"/>
    </style:style>
    <style:style style:name="T1717" style:family="text">
      <style:text-properties officeooo:rsid="01d493f2"/>
    </style:style>
    <style:style style:name="T1718" style:family="text">
      <style:text-properties officeooo:rsid="01d7861b"/>
    </style:style>
    <style:style style:name="T1719" style:family="text">
      <style:text-properties officeooo:rsid="01dd6289"/>
    </style:style>
    <style:style style:name="T1720" style:family="text">
      <style:text-properties officeooo:rsid="01df413e"/>
    </style:style>
    <style:style style:name="T1721" style:family="text">
      <style:text-properties officeooo:rsid="01e0ab2c"/>
    </style:style>
    <style:style style:name="T1722" style:family="text">
      <style:text-properties officeooo:rsid="01e19b93"/>
    </style:style>
    <style:style style:name="T1723" style:family="text">
      <style:text-properties officeooo:rsid="01e2c670"/>
    </style:style>
    <style:style style:name="T1724" style:family="text">
      <style:text-properties officeooo:rsid="01e3d738"/>
    </style:style>
    <style:style style:name="T1725" style:family="text">
      <style:text-properties officeooo:rsid="01e6efc0"/>
    </style:style>
    <style:style style:name="T1726" style:family="text">
      <style:text-properties officeooo:rsid="01e7243a"/>
    </style:style>
    <style:style style:name="T1727" style:family="text">
      <style:text-properties officeooo:rsid="01e77783"/>
    </style:style>
    <style:style style:name="T1728" style:family="text">
      <style:text-properties officeooo:rsid="01ebffad"/>
    </style:style>
    <style:style style:name="T1729" style:family="text">
      <style:text-properties officeooo:rsid="01ed3b8d"/>
    </style:style>
    <style:style style:name="T1730" style:family="text">
      <style:text-properties officeooo:rsid="01ef452b"/>
    </style:style>
    <style:style style:name="T1731" style:family="text">
      <style:text-properties officeooo:rsid="01f036a0"/>
    </style:style>
    <style:style style:name="T1732" style:family="text">
      <style:text-properties officeooo:rsid="01f0ea24"/>
    </style:style>
    <style:style style:name="T1733" style:family="text">
      <style:text-properties officeooo:rsid="01f23090"/>
    </style:style>
    <style:style style:name="T1734" style:family="text">
      <style:text-properties officeooo:rsid="01f636db"/>
    </style:style>
    <style:style style:name="T1735" style:family="text">
      <style:text-properties officeooo:rsid="01f95a93"/>
    </style:style>
    <style:style style:name="T1736" style:family="text">
      <style:text-properties officeooo:rsid="01fec762"/>
    </style:style>
    <style:style style:name="T1737" style:family="text">
      <style:text-properties officeooo:rsid="0201c564"/>
    </style:style>
    <style:style style:name="T1738" style:family="text">
      <style:text-properties officeooo:rsid="020293e3"/>
    </style:style>
    <style:style style:name="T1739" style:family="text">
      <style:text-properties officeooo:rsid="0205adbf"/>
    </style:style>
    <style:style style:name="T1740" style:family="text">
      <style:text-properties officeooo:rsid="020cc7df"/>
    </style:style>
    <style:style style:name="T1741" style:family="text">
      <style:text-properties officeooo:rsid="02114a32"/>
    </style:style>
    <style:style style:name="T1742" style:family="text">
      <style:text-properties officeooo:rsid="02129022"/>
    </style:style>
    <style:style style:name="T1743" style:family="text">
      <style:text-properties officeooo:rsid="0214533b"/>
    </style:style>
    <style:style style:name="T1744" style:family="text">
      <style:text-properties officeooo:rsid="021711f3"/>
    </style:style>
    <style:style style:name="T1745" style:family="text">
      <style:text-properties officeooo:rsid="02193e7f"/>
    </style:style>
    <style:style style:name="T1746" style:family="text">
      <style:text-properties officeooo:rsid="02199297"/>
    </style:style>
    <style:style style:name="T1747" style:family="text">
      <style:text-properties officeooo:rsid="0221d8a7"/>
    </style:style>
    <style:style style:name="T1748" style:family="text">
      <style:text-properties officeooo:rsid="0225be5e"/>
    </style:style>
    <style:style style:name="T1749" style:family="text">
      <style:text-properties officeooo:rsid="0226f4ce"/>
    </style:style>
    <style:style style:name="T1750" style:family="text">
      <style:text-properties officeooo:rsid="0227d0c5"/>
    </style:style>
    <style:style style:name="T1751" style:family="text">
      <style:text-properties officeooo:rsid="022927b8"/>
    </style:style>
    <style:style style:name="T1752" style:family="text">
      <style:text-properties officeooo:rsid="022ad238"/>
    </style:style>
    <style:style style:name="T1753" style:family="text">
      <style:text-properties officeooo:rsid="022e36ff"/>
    </style:style>
    <style:style style:name="T1754" style:family="text">
      <style:text-properties officeooo:rsid="023171b8"/>
    </style:style>
    <style:style style:name="T1755" style:family="text">
      <style:text-properties officeooo:rsid="0231b24c"/>
    </style:style>
    <style:style style:name="T1756" style:family="text">
      <style:text-properties officeooo:rsid="02334ceb"/>
    </style:style>
    <style:style style:name="T1757" style:family="text">
      <style:text-properties officeooo:rsid="02343bde"/>
    </style:style>
    <style:style style:name="T1758" style:family="text">
      <style:text-properties officeooo:rsid="02362e0d"/>
    </style:style>
    <style:style style:name="T1759" style:family="text">
      <style:text-properties officeooo:rsid="02371e3c"/>
    </style:style>
    <style:style style:name="T1760" style:family="text">
      <style:text-properties officeooo:rsid="02387068"/>
    </style:style>
    <style:style style:name="T1761" style:family="text">
      <style:text-properties officeooo:rsid="0239b0fe"/>
    </style:style>
    <style:style style:name="T1762" style:family="text">
      <style:text-properties officeooo:rsid="023d1519"/>
    </style:style>
    <style:style style:name="T1763" style:family="text">
      <style:text-properties officeooo:rsid="023f862e"/>
    </style:style>
    <style:style style:name="T1764" style:family="text">
      <style:text-properties officeooo:rsid="023f9a96"/>
    </style:style>
    <style:style style:name="T1765" style:family="text">
      <style:text-properties officeooo:rsid="023fb3ee"/>
    </style:style>
    <style:style style:name="T1766" style:family="text">
      <style:text-properties officeooo:rsid="02423a70"/>
    </style:style>
    <style:style style:name="T1767" style:family="text">
      <style:text-properties officeooo:rsid="024321c4"/>
    </style:style>
    <style:style style:name="T1768" style:family="text">
      <style:text-properties officeooo:rsid="024580d4"/>
    </style:style>
    <style:style style:name="T1769" style:family="text">
      <style:text-properties officeooo:rsid="02466825"/>
    </style:style>
    <style:style style:name="T1770" style:family="text">
      <style:text-properties officeooo:rsid="0249ff24"/>
    </style:style>
    <style:style style:name="T1771" style:family="text">
      <style:text-properties officeooo:rsid="024a992d"/>
    </style:style>
    <style:style style:name="T1772" style:family="text">
      <style:text-properties officeooo:rsid="024e1eee"/>
    </style:style>
    <style:style style:name="T1773" style:family="text">
      <style:text-properties officeooo:rsid="024ffbc7"/>
    </style:style>
    <style:style style:name="T1774" style:family="text">
      <style:text-properties officeooo:rsid="02508050"/>
    </style:style>
    <style:style style:name="T1775" style:family="text">
      <style:text-properties officeooo:rsid="0250d4d2"/>
    </style:style>
    <style:style style:name="T1776" style:family="text">
      <style:text-properties officeooo:rsid="0253a56a"/>
    </style:style>
    <style:style style:name="T1777" style:family="text">
      <style:text-properties officeooo:rsid="02595af3"/>
    </style:style>
    <style:style style:name="T1778" style:family="text">
      <style:text-properties officeooo:rsid="0259ca07"/>
    </style:style>
    <style:style style:name="T1779" style:family="text">
      <style:text-properties officeooo:rsid="025a9308"/>
    </style:style>
    <style:style style:name="T1780" style:family="text">
      <style:text-properties officeooo:rsid="025c6f68"/>
    </style:style>
    <style:style style:name="T1781" style:family="text">
      <style:text-properties officeooo:rsid="025e3220"/>
    </style:style>
    <style:style style:name="T1782" style:family="text">
      <style:text-properties officeooo:rsid="025e6a9b"/>
    </style:style>
    <style:style style:name="T1783" style:family="text">
      <style:text-properties fo:font-weight="bold" officeooo:rsid="025e6a9b" style:font-weight-asian="bold" style:font-weight-complex="bold"/>
    </style:style>
    <style:style style:name="T1784" style:family="text">
      <style:text-properties officeooo:rsid="025f653e"/>
    </style:style>
    <style:style style:name="T1785" style:family="text">
      <style:text-properties officeooo:rsid="025f9e0e"/>
    </style:style>
    <style:style style:name="T1786" style:family="text">
      <style:text-properties officeooo:rsid="0261823d"/>
    </style:style>
    <style:style style:name="T1787" style:family="text">
      <style:text-properties officeooo:rsid="026387cf"/>
    </style:style>
    <style:style style:name="T1788" style:family="text">
      <style:text-properties officeooo:rsid="026c6c18"/>
    </style:style>
    <style:style style:name="T1789" style:family="text">
      <style:text-properties officeooo:rsid="026c7df2"/>
    </style:style>
    <style:style style:name="T1790" style:family="text">
      <style:text-properties officeooo:rsid="026da8dd"/>
    </style:style>
    <style:style style:name="T1791" style:family="text">
      <style:text-properties officeooo:rsid="02705c20"/>
    </style:style>
    <style:style style:name="T1792" style:family="text">
      <style:text-properties officeooo:rsid="02711161"/>
    </style:style>
    <style:style style:name="T1793" style:family="text">
      <style:text-properties officeooo:rsid="0272cd7d"/>
    </style:style>
    <style:style style:name="T1794" style:family="text">
      <style:text-properties officeooo:rsid="02746f80"/>
    </style:style>
    <style:style style:name="T1795" style:family="text">
      <style:text-properties officeooo:rsid="0274d108"/>
    </style:style>
    <style:style style:name="T1796" style:family="text">
      <style:text-properties officeooo:rsid="0275ee16"/>
    </style:style>
    <style:style style:name="T1797" style:family="text">
      <style:text-properties officeooo:rsid="0277a205"/>
    </style:style>
    <style:style style:name="T1798" style:family="text">
      <style:text-properties officeooo:rsid="0277a842"/>
    </style:style>
    <style:style style:name="T1799" style:family="text">
      <style:text-properties officeooo:rsid="027822db"/>
    </style:style>
    <style:style style:name="T1800" style:family="text">
      <style:text-properties officeooo:rsid="02797e3a"/>
    </style:style>
    <style:style style:name="T1801" style:family="text">
      <style:text-properties officeooo:rsid="027ae545"/>
    </style:style>
    <style:style style:name="T1802" style:family="text">
      <style:text-properties officeooo:rsid="027c7ed5"/>
    </style:style>
    <style:style style:name="T1803" style:family="text">
      <style:text-properties officeooo:rsid="02812dc4"/>
    </style:style>
    <style:style style:name="T1804" style:family="text">
      <style:text-properties officeooo:rsid="02823829"/>
    </style:style>
    <style:style style:name="T1805" style:family="text">
      <style:text-properties officeooo:rsid="0284908a"/>
    </style:style>
    <style:style style:name="T1806" style:family="text">
      <style:text-properties officeooo:rsid="028537f3"/>
    </style:style>
    <style:style style:name="T1807" style:family="text">
      <style:text-properties officeooo:rsid="02880feb"/>
    </style:style>
    <style:style style:name="T1808" style:family="text">
      <style:text-properties officeooo:rsid="028bf133"/>
    </style:style>
    <style:style style:name="T1809" style:family="text">
      <style:text-properties officeooo:rsid="028dc2d7"/>
    </style:style>
    <style:style style:name="T1810" style:family="text">
      <style:text-properties officeooo:rsid="02939d2c"/>
    </style:style>
    <style:style style:name="T1811" style:family="text">
      <style:text-properties officeooo:rsid="0294fac7"/>
    </style:style>
    <style:style style:name="T1812" style:family="text">
      <style:text-properties officeooo:rsid="0295b27c"/>
    </style:style>
    <style:style style:name="T1813" style:family="text">
      <style:text-properties officeooo:rsid="0296fd06"/>
    </style:style>
    <style:style style:name="T1814" style:family="text">
      <style:text-properties officeooo:rsid="029a31c6"/>
    </style:style>
    <style:style style:name="T1815" style:family="text">
      <style:text-properties officeooo:rsid="029f3352"/>
    </style:style>
    <style:style style:name="T1816" style:family="text">
      <style:text-properties officeooo:rsid="02a250e8"/>
    </style:style>
    <style:style style:name="T1817" style:family="text">
      <style:text-properties officeooo:rsid="02b2b881"/>
    </style:style>
    <style:style style:name="T1818" style:family="text">
      <style:text-properties officeooo:rsid="02b3b5c2"/>
    </style:style>
    <style:style style:name="T1819" style:family="text">
      <style:text-properties officeooo:rsid="02b7a1fc"/>
    </style:style>
    <style:style style:name="T1820" style:family="text">
      <style:text-properties officeooo:rsid="02ba7fc8"/>
    </style:style>
    <style:style style:name="T1821" style:family="text">
      <style:text-properties officeooo:rsid="02bf0e31"/>
    </style:style>
    <style:style style:name="T1822" style:family="text">
      <style:text-properties officeooo:rsid="02c1a870"/>
    </style:style>
    <style:style style:name="T1823" style:family="text">
      <style:text-properties officeooo:rsid="02c347d7"/>
    </style:style>
    <style:style style:name="T1824" style:family="text">
      <style:text-properties officeooo:rsid="02c75f43"/>
    </style:style>
    <style:style style:name="T1825" style:family="text">
      <style:text-properties officeooo:rsid="02c8d3e9"/>
    </style:style>
    <style:style style:name="T1826" style:family="text">
      <style:text-properties officeooo:rsid="02ce1f04"/>
    </style:style>
    <style:style style:name="T1827" style:family="text">
      <style:text-properties officeooo:rsid="02ceda63"/>
    </style:style>
    <style:style style:name="T1828" style:family="text">
      <style:text-properties officeooo:rsid="02d094e6"/>
    </style:style>
    <style:style style:name="T1829" style:family="text">
      <style:text-properties officeooo:rsid="02d1fcc5"/>
    </style:style>
    <style:style style:name="T1830" style:family="text">
      <style:text-properties officeooo:rsid="02d2982e"/>
    </style:style>
    <style:style style:name="T1831" style:family="text">
      <style:text-properties officeooo:rsid="02d40163"/>
    </style:style>
    <style:style style:name="T1832" style:family="text">
      <style:text-properties officeooo:rsid="02d4e167"/>
    </style:style>
    <style:style style:name="T1833" style:family="text">
      <style:text-properties officeooo:rsid="02d76b85"/>
    </style:style>
    <style:style style:name="T1834" style:family="text">
      <style:text-properties officeooo:rsid="02d7e4bb"/>
    </style:style>
    <style:style style:name="T1835" style:family="text">
      <style:text-properties officeooo:rsid="02da2fd7"/>
    </style:style>
    <style:style style:name="T1836" style:family="text">
      <style:text-properties officeooo:rsid="02dd7efe"/>
    </style:style>
    <style:style style:name="T1837" style:family="text">
      <style:text-properties officeooo:rsid="02deab72"/>
    </style:style>
    <style:style style:name="T1838" style:family="text">
      <style:text-properties officeooo:rsid="02e2c4cc"/>
    </style:style>
    <style:style style:name="T1839" style:family="text">
      <style:text-properties officeooo:rsid="02ec21e7"/>
    </style:style>
    <style:style style:name="T1840" style:family="text">
      <style:text-properties officeooo:rsid="02ecd7cb"/>
    </style:style>
    <style:style style:name="T1841" style:family="text">
      <style:text-properties officeooo:rsid="02ef3e2a"/>
    </style:style>
    <style:style style:name="T1842" style:family="text">
      <style:text-properties officeooo:rsid="02efdce3"/>
    </style:style>
    <style:style style:name="T1843" style:family="text">
      <style:text-properties officeooo:rsid="02f46446"/>
    </style:style>
    <style:style style:name="T1844" style:family="text">
      <style:text-properties officeooo:rsid="02f5343f"/>
    </style:style>
    <style:style style:name="T1845" style:family="text">
      <style:text-properties officeooo:rsid="02f6c291"/>
    </style:style>
    <style:style style:name="T1846" style:family="text">
      <style:text-properties officeooo:rsid="02f8919f"/>
    </style:style>
    <style:style style:name="T1847" style:family="text">
      <style:text-properties officeooo:rsid="02f93ab7"/>
    </style:style>
    <style:style style:name="T1848" style:family="text">
      <style:text-properties officeooo:rsid="02fc82ed"/>
    </style:style>
    <style:style style:name="T1849" style:family="text">
      <style:text-properties officeooo:rsid="02fcd843"/>
    </style:style>
    <style:style style:name="T1850" style:family="text">
      <style:text-properties officeooo:rsid="03067ab1"/>
    </style:style>
    <style:style style:name="T1851" style:family="text">
      <style:text-properties officeooo:rsid="030f65e3"/>
    </style:style>
    <style:style style:name="T1852" style:family="text">
      <style:text-properties officeooo:rsid="03114010"/>
    </style:style>
    <style:style style:name="T1853" style:family="text">
      <style:text-properties officeooo:rsid="031249dc"/>
    </style:style>
    <style:style style:name="T1854" style:family="text">
      <style:text-properties officeooo:rsid="031378df"/>
    </style:style>
    <style:style style:name="T1855" style:family="text">
      <style:text-properties officeooo:rsid="03154bf8"/>
    </style:style>
    <style:style style:name="T1856" style:family="text">
      <style:text-properties officeooo:rsid="03159ecd"/>
    </style:style>
    <style:style style:name="T1857" style:family="text">
      <style:text-properties officeooo:rsid="0317d492"/>
    </style:style>
    <style:style style:name="T1858" style:family="text">
      <style:text-properties officeooo:rsid="031a2707"/>
    </style:style>
    <style:style style:name="T1859" style:family="text">
      <style:text-properties officeooo:rsid="031a6967"/>
    </style:style>
    <style:style style:name="T1860" style:family="text">
      <style:text-properties officeooo:rsid="031b36b3"/>
    </style:style>
    <style:style style:name="T1861" style:family="text">
      <style:text-properties officeooo:rsid="031c4163"/>
    </style:style>
    <style:style style:name="T1862" style:family="text">
      <style:text-properties officeooo:rsid="0325cdd3"/>
    </style:style>
    <style:style style:name="T1863" style:family="text">
      <style:text-properties officeooo:rsid="0327b48c"/>
    </style:style>
    <style:style style:name="T1864" style:family="text">
      <style:text-properties officeooo:rsid="03287fde"/>
    </style:style>
    <style:style style:name="T1865" style:family="text">
      <style:text-properties officeooo:rsid="032e6ea2"/>
    </style:style>
    <style:style style:name="T1866" style:family="text">
      <style:text-properties officeooo:rsid="03300cad"/>
    </style:style>
    <style:style style:name="T1867" style:family="text">
      <style:text-properties officeooo:rsid="03351614"/>
    </style:style>
    <style:style style:name="T1868" style:family="text">
      <style:text-properties officeooo:rsid="0335c972"/>
    </style:style>
    <style:style style:name="T1869" style:family="text">
      <style:text-properties officeooo:rsid="03424e36"/>
    </style:style>
    <style:style style:name="T1870" style:family="text">
      <style:text-properties officeooo:rsid="0347328d"/>
    </style:style>
    <style:style style:name="T1871" style:family="text">
      <style:text-properties officeooo:rsid="0351327f"/>
    </style:style>
    <style:style style:name="T1872" style:family="text">
      <style:text-properties officeooo:rsid="035d6708"/>
    </style:style>
    <style:style style:name="T1873" style:family="text">
      <style:text-properties officeooo:rsid="035f7425"/>
    </style:style>
    <style:style style:name="T1874" style:family="text">
      <style:text-properties officeooo:rsid="036d26e2"/>
    </style:style>
    <style:style style:name="T1875" style:family="text">
      <style:text-properties officeooo:rsid="037edca1"/>
    </style:style>
    <style:style style:name="T1876" style:family="text">
      <style:text-properties officeooo:rsid="038c89aa"/>
    </style:style>
    <style:style style:name="T1877" style:family="text">
      <style:text-properties officeooo:rsid="038ef054"/>
    </style:style>
    <style:style style:name="T1878" style:family="text">
      <style:text-properties officeooo:rsid="03932579"/>
    </style:style>
    <style:style style:name="T1879" style:family="text">
      <style:text-properties officeooo:rsid="03976937"/>
    </style:style>
    <style:style style:name="T1880" style:family="text">
      <style:text-properties officeooo:rsid="03992279"/>
    </style:style>
    <style:style style:name="T1881" style:family="text">
      <style:text-properties officeooo:rsid="039cd4e1"/>
    </style:style>
    <style:style style:name="T1882" style:family="text">
      <style:text-properties officeooo:rsid="039eea51"/>
    </style:style>
    <style:style style:name="T1883" style:family="text">
      <style:text-properties officeooo:rsid="03a4d788"/>
    </style:style>
    <style:style style:name="T1884" style:family="text">
      <style:text-properties officeooo:rsid="03a93435"/>
    </style:style>
    <style:style style:name="T1885" style:family="text">
      <style:text-properties officeooo:rsid="03b0ee69"/>
    </style:style>
    <style:style style:name="T1886" style:family="text">
      <style:text-properties officeooo:rsid="03b27331"/>
    </style:style>
    <style:style style:name="T1887" style:family="text">
      <style:text-properties officeooo:rsid="03b512ad"/>
    </style:style>
    <style:style style:name="T1888" style:family="text">
      <style:text-properties officeooo:rsid="03b654d3"/>
    </style:style>
    <style:style style:name="T1889" style:family="text">
      <style:text-properties officeooo:rsid="03b68b4b"/>
    </style:style>
    <style:style style:name="T1890" style:family="text">
      <style:text-properties officeooo:rsid="03b86da5"/>
    </style:style>
    <style:style style:name="T1891" style:family="text">
      <style:text-properties officeooo:rsid="03c0abc5"/>
    </style:style>
    <style:style style:name="T1892" style:family="text">
      <style:text-properties officeooo:rsid="03c1e515"/>
    </style:style>
    <style:style style:name="T1893" style:family="text">
      <style:text-properties officeooo:rsid="03c5486b"/>
    </style:style>
    <style:style style:name="T1894" style:family="text">
      <style:text-properties officeooo:rsid="03c7958c"/>
    </style:style>
    <style:style style:name="T1895" style:family="text">
      <style:text-properties officeooo:rsid="03c982de"/>
    </style:style>
    <style:style style:name="T1896" style:family="text">
      <style:text-properties officeooo:rsid="03cf2e5c"/>
    </style:style>
    <style:style style:name="T1897" style:family="text">
      <style:text-properties officeooo:rsid="03d1b535"/>
    </style:style>
    <style:style style:name="T1898" style:family="text">
      <style:text-properties officeooo:rsid="03d84817"/>
    </style:style>
    <style:style style:name="T1899" style:family="text">
      <style:text-properties officeooo:rsid="03e59b48"/>
    </style:style>
    <style:style style:name="T1900" style:family="text">
      <style:text-properties officeooo:rsid="03e7870e"/>
    </style:style>
    <style:style style:name="T1901" style:family="text">
      <style:text-properties officeooo:rsid="03e7ca3c"/>
    </style:style>
    <style:style style:name="T1902" style:family="text">
      <style:text-properties officeooo:rsid="03e8d58c"/>
    </style:style>
    <style:style style:name="T1903" style:family="text">
      <style:text-properties officeooo:rsid="03e9c910"/>
    </style:style>
    <style:style style:name="T1904" style:family="text">
      <style:text-properties officeooo:rsid="03f1121f"/>
    </style:style>
    <style:style style:name="T1905" style:family="text">
      <style:text-properties officeooo:rsid="03f65a15"/>
    </style:style>
    <style:style style:name="T1906" style:family="text">
      <style:text-properties officeooo:rsid="03fbbb24"/>
    </style:style>
    <style:style style:name="T1907" style:family="text">
      <style:text-properties officeooo:rsid="040601e0"/>
    </style:style>
    <style:style style:name="T1908" style:family="text">
      <style:text-properties officeooo:rsid="040a2a8b"/>
    </style:style>
    <style:style style:name="T1909" style:family="text">
      <style:text-properties officeooo:rsid="040da7db"/>
    </style:style>
    <style:style style:name="T1910" style:family="text">
      <style:text-properties officeooo:rsid="040ea4a9"/>
    </style:style>
    <style:style style:name="T1911" style:family="text">
      <style:text-properties officeooo:rsid="04114933"/>
    </style:style>
    <style:style style:name="T1912" style:family="text">
      <style:text-properties officeooo:rsid="041664b1"/>
    </style:style>
    <style:style style:name="T1913" style:family="text">
      <style:text-properties officeooo:rsid="04185270"/>
    </style:style>
    <style:style style:name="T1914" style:family="text">
      <style:text-properties officeooo:rsid="041a035b"/>
    </style:style>
    <style:style style:name="T1915" style:family="text">
      <style:text-properties officeooo:rsid="042463fa"/>
    </style:style>
    <style:style style:name="T1916" style:family="text">
      <style:text-properties officeooo:rsid="0428e50e"/>
    </style:style>
    <style:style style:name="T1917" style:family="text">
      <style:text-properties officeooo:rsid="042a81b8"/>
    </style:style>
    <style:style style:name="T1918" style:family="text">
      <style:text-properties officeooo:rsid="042ef3be"/>
    </style:style>
    <style:style style:name="T1919" style:family="text">
      <style:text-properties officeooo:rsid="0430b161"/>
    </style:style>
    <style:style style:name="T1920" style:family="text">
      <style:text-properties officeooo:rsid="043659f4"/>
    </style:style>
    <style:style style:name="T1921" style:family="text">
      <style:text-properties officeooo:rsid="04800dce"/>
    </style:style>
    <style:style style:name="T1922" style:family="text">
      <style:text-properties style:font-name="Liberation Serif"/>
    </style:style>
    <style:style style:name="T1923" style:family="text">
      <style:text-properties style:font-name="Liberation Serif" officeooo:rsid="0481af48" style:font-name-asian="Liberation Mono" style:font-name-complex="Liberation Mono"/>
    </style:style>
    <style:style style:name="T1924" style:family="text">
      <style:text-properties style:font-name="Liberation Serif" officeooo:rsid="0483a52b"/>
    </style:style>
    <style:style style:name="T1925" style:family="text">
      <style:text-properties style:font-name="Liberation Serif" officeooo:rsid="048490d1"/>
    </style:style>
    <style:style style:name="T1926" style:family="text">
      <style:text-properties style:font-name="Liberation Serif" officeooo:rsid="0485ab4b"/>
    </style:style>
    <style:style style:name="T1927" style:family="text">
      <style:text-properties style:font-name="Liberation Serif" officeooo:rsid="0485b6ee"/>
    </style:style>
    <style:style style:name="T1928" style:family="text">
      <style:text-properties style:font-name="Liberation Serif" officeooo:rsid="04875461"/>
    </style:style>
    <style:style style:name="T1929" style:family="text">
      <style:text-properties style:font-name="Liberation Serif" officeooo:rsid="0488d145"/>
    </style:style>
    <style:style style:name="T1930" style:family="text">
      <style:text-properties style:font-name="Liberation Serif" officeooo:rsid="04898598"/>
    </style:style>
    <style:style style:name="T1931" style:family="text">
      <style:text-properties style:font-name="Liberation Serif" officeooo:rsid="0489b1aa"/>
    </style:style>
    <style:style style:name="T1932" style:family="text">
      <style:text-properties style:font-name="Liberation Serif" fo:font-style="italic" officeooo:rsid="0489b1aa" style:font-style-asian="italic" style:font-style-complex="italic"/>
    </style:style>
    <style:style style:name="T1933" style:family="text">
      <style:text-properties style:font-name="Liberation Serif" fo:font-style="italic" officeooo:rsid="048a4ce0" style:font-style-asian="italic" style:font-style-complex="italic"/>
    </style:style>
    <style:style style:name="T1934" style:family="text">
      <style:text-properties style:font-name="Liberation Serif" fo:font-style="italic" officeooo:rsid="048bdace" style:font-style-asian="italic" style:font-style-complex="italic"/>
    </style:style>
    <style:style style:name="T1935" style:family="text">
      <style:text-properties style:font-name="Liberation Serif" fo:font-style="italic" officeooo:rsid="048c95cb" style:font-style-asian="italic" style:font-style-complex="italic"/>
    </style:style>
    <style:style style:name="T1936" style:family="text">
      <style:text-properties style:font-name="Liberation Serif" fo:font-style="italic" officeooo:rsid="049ac1ec" style:font-style-asian="italic" style:font-style-complex="italic"/>
    </style:style>
    <style:style style:name="T1937" style:family="text">
      <style:text-properties style:font-name="Liberation Serif" fo:font-style="italic" officeooo:rsid="097564c0" style:font-style-asian="italic" style:font-style-complex="italic"/>
    </style:style>
    <style:style style:name="T1938" style:family="text">
      <style:text-properties style:font-name="Liberation Serif" fo:font-style="italic" officeooo:rsid="09792ddc" style:font-style-asian="italic" style:font-style-complex="italic"/>
    </style:style>
    <style:style style:name="T1939" style:family="text">
      <style:text-properties style:font-name="Liberation Serif" fo:font-style="italic" officeooo:rsid="0997384c" style:font-style-asian="italic" style:font-style-complex="italic"/>
    </style:style>
    <style:style style:name="T1940" style:family="text">
      <style:text-properties style:font-name="Liberation Serif" fo:font-style="italic" officeooo:rsid="097bab4f" style:font-style-asian="italic" style:font-style-complex="italic"/>
    </style:style>
    <style:style style:name="T1941" style:family="text">
      <style:text-properties style:font-name="Liberation Serif" fo:font-style="italic" fo:font-weight="normal" officeooo:rsid="0495e563" style:font-style-asian="italic" style:font-weight-asian="normal" style:font-style-complex="italic" style:font-weight-complex="normal"/>
    </style:style>
    <style:style style:name="T1942" style:family="text">
      <style:text-properties style:font-name="Liberation Serif" fo:font-style="italic" fo:font-weight="normal" officeooo:rsid="0499271b" style:font-style-asian="italic" style:font-weight-asian="normal" style:font-style-complex="italic" style:font-weight-complex="normal"/>
    </style:style>
    <style:style style:name="T1943" style:family="text">
      <style:text-properties style:font-name="Liberation Serif" fo:font-style="normal" officeooo:rsid="0489b1aa" style:font-style-asian="normal" style:font-style-complex="normal"/>
    </style:style>
    <style:style style:name="T1944" style:family="text">
      <style:text-properties style:font-name="Liberation Serif" fo:font-style="normal" officeooo:rsid="048a4ce0" style:font-style-asian="normal" style:font-style-complex="normal"/>
    </style:style>
    <style:style style:name="T1945" style:family="text">
      <style:text-properties style:font-name="Liberation Serif" fo:font-style="normal" officeooo:rsid="048bcdc3" style:font-style-asian="normal" style:font-style-complex="normal"/>
    </style:style>
    <style:style style:name="T1946" style:family="text">
      <style:text-properties style:font-name="Liberation Serif" fo:font-style="normal" officeooo:rsid="048bdace" style:font-style-asian="normal" style:font-style-complex="normal"/>
    </style:style>
    <style:style style:name="T1947" style:family="text">
      <style:text-properties style:font-name="Liberation Serif" fo:font-style="normal" officeooo:rsid="048c95cb" style:font-style-asian="normal" style:font-style-complex="normal"/>
    </style:style>
    <style:style style:name="T1948" style:family="text">
      <style:text-properties style:font-name="Liberation Serif" fo:font-style="normal" officeooo:rsid="049ac1ec" style:font-style-asian="normal" style:font-style-complex="normal"/>
    </style:style>
    <style:style style:name="T1949" style:family="text">
      <style:text-properties style:font-name="Liberation Serif" fo:font-style="normal" officeooo:rsid="049badc2" style:font-style-asian="normal" style:font-style-complex="normal"/>
    </style:style>
    <style:style style:name="T1950" style:family="text">
      <style:text-properties style:font-name="Liberation Serif" fo:font-style="normal" officeooo:rsid="097bab4f" style:font-style-asian="normal" style:font-style-complex="normal"/>
    </style:style>
    <style:style style:name="T1951" style:family="text">
      <style:text-properties style:font-name="Liberation Serif" fo:font-style="normal" officeooo:rsid="099ac04f" style:font-style-asian="normal" style:font-style-complex="normal"/>
    </style:style>
    <style:style style:name="T1952" style:family="text">
      <style:text-properties style:font-name="Liberation Serif" fo:font-style="normal" officeooo:rsid="099b03f0" style:font-style-asian="normal" style:font-style-complex="normal"/>
    </style:style>
    <style:style style:name="T1953" style:family="text">
      <style:text-properties style:font-name="Liberation Serif" fo:font-style="normal" officeooo:rsid="099b771a" style:font-style-asian="normal" style:font-style-complex="normal"/>
    </style:style>
    <style:style style:name="T1954" style:family="text">
      <style:text-properties style:font-name="Liberation Serif" fo:font-style="normal" officeooo:rsid="099d084a" style:font-style-asian="normal" style:font-style-complex="normal"/>
    </style:style>
    <style:style style:name="T1955" style:family="text">
      <style:text-properties style:font-name="Liberation Serif" fo:font-style="normal" officeooo:rsid="099ef1cd" style:font-style-asian="normal" style:font-style-complex="normal"/>
    </style:style>
    <style:style style:name="T1956" style:family="text">
      <style:text-properties style:font-name="Liberation Serif" fo:font-style="normal" officeooo:rsid="099f3655" style:font-style-asian="normal" style:font-style-complex="normal"/>
    </style:style>
    <style:style style:name="T1957" style:family="text">
      <style:text-properties style:font-name="Liberation Serif" fo:font-style="normal" officeooo:rsid="09a099c3" style:font-style-asian="normal" style:font-style-complex="normal"/>
    </style:style>
    <style:style style:name="T1958" style:family="text">
      <style:text-properties style:font-name="Liberation Serif" fo:font-style="normal" officeooo:rsid="09a26f51" style:font-style-asian="normal" style:font-style-complex="normal"/>
    </style:style>
    <style:style style:name="T1959" style:family="text">
      <style:text-properties style:font-name="Liberation Serif" fo:font-style="normal" officeooo:rsid="09a44f9c" style:font-style-asian="normal" style:font-style-complex="normal"/>
    </style:style>
    <style:style style:name="T1960" style:family="text">
      <style:text-properties style:font-name="Liberation Serif" fo:font-style="normal" officeooo:rsid="09a5fce5" style:font-style-asian="normal" style:font-style-complex="normal"/>
    </style:style>
    <style:style style:name="T1961" style:family="text">
      <style:text-properties style:font-name="Liberation Serif" fo:font-style="normal" officeooo:rsid="09a625d6" style:font-style-asian="normal" style:font-style-complex="normal"/>
    </style:style>
    <style:style style:name="T1962" style:family="text">
      <style:text-properties style:font-name="Liberation Serif" fo:font-style="normal" officeooo:rsid="09a7dcd4" style:font-style-asian="normal" style:font-style-complex="normal"/>
    </style:style>
    <style:style style:name="T1963" style:family="text">
      <style:text-properties style:font-name="Liberation Serif" fo:font-style="normal" officeooo:rsid="09a929e1" style:font-style-asian="normal" style:font-style-complex="normal"/>
    </style:style>
    <style:style style:name="T1964" style:family="text">
      <style:text-properties style:font-name="Liberation Serif" fo:font-style="normal" officeooo:rsid="09aac633" style:font-style-asian="normal" style:font-style-complex="normal"/>
    </style:style>
    <style:style style:name="T1965" style:family="text">
      <style:text-properties style:font-name="Liberation Serif" fo:font-style="normal" officeooo:rsid="09ac8d2d" style:font-style-asian="normal" style:font-style-complex="normal"/>
    </style:style>
    <style:style style:name="T1966" style:family="text">
      <style:text-properties style:font-name="Liberation Serif" fo:font-style="normal" officeooo:rsid="09ad65ef" style:font-style-asian="normal" style:font-style-complex="normal"/>
    </style:style>
    <style:style style:name="T1967" style:family="text">
      <style:text-properties style:font-name="Liberation Serif" fo:font-style="normal" officeooo:rsid="09aecadc" style:font-style-asian="normal" style:font-style-complex="normal"/>
    </style:style>
    <style:style style:name="T1968" style:family="text">
      <style:text-properties style:font-name="Liberation Serif" fo:font-style="normal" officeooo:rsid="09af4201" style:font-style-asian="normal" style:font-style-complex="normal"/>
    </style:style>
    <style:style style:name="T1969" style:family="text">
      <style:text-properties style:font-name="Liberation Serif" fo:font-style="normal" officeooo:rsid="09b085de" style:font-style-asian="normal" style:font-style-complex="normal"/>
    </style:style>
    <style:style style:name="T1970" style:family="text">
      <style:text-properties style:font-name="Liberation Serif" fo:font-style="normal" officeooo:rsid="09b10cb3" style:font-style-asian="normal" style:font-style-complex="normal"/>
    </style:style>
    <style:style style:name="T1971" style:family="text">
      <style:text-properties style:font-name="Liberation Serif" fo:font-style="normal" officeooo:rsid="09b233fb" style:font-style-asian="normal" style:font-style-complex="normal"/>
    </style:style>
    <style:style style:name="T1972" style:family="text">
      <style:text-properties style:font-name="Liberation Serif" fo:font-style="normal" officeooo:rsid="09b24074" style:font-style-asian="normal" style:font-style-complex="normal"/>
    </style:style>
    <style:style style:name="T1973" style:family="text">
      <style:text-properties style:font-name="Liberation Serif" fo:font-style="normal" fo:font-weight="bold" officeooo:rsid="0483a52b" style:font-style-asian="normal" style:font-weight-asian="bold" style:font-style-complex="normal" style:font-weight-complex="bold"/>
    </style:style>
    <style:style style:name="T1974" style:family="text">
      <style:text-properties style:font-name="Liberation Serif" fo:font-style="normal" fo:font-weight="normal" officeooo:rsid="048c95cb" style:font-style-asian="normal" style:font-weight-asian="normal" style:font-style-complex="normal" style:font-weight-complex="normal"/>
    </style:style>
    <style:style style:name="T1975" style:family="text">
      <style:text-properties style:font-name="Liberation Serif" fo:font-style="normal" fo:font-weight="normal" officeooo:rsid="048bdace" style:font-style-asian="normal" style:font-weight-asian="normal" style:font-style-complex="normal" style:font-weight-complex="normal"/>
    </style:style>
    <style:style style:name="T1976" style:family="text">
      <style:text-properties style:font-name="Liberation Serif" fo:font-style="normal" fo:font-weight="normal" officeooo:rsid="048e039a" style:font-style-asian="normal" style:font-weight-asian="normal" style:font-style-complex="normal" style:font-weight-complex="normal"/>
    </style:style>
    <style:style style:name="T1977" style:family="text">
      <style:text-properties style:font-name="Liberation Serif" fo:font-style="normal" fo:font-weight="normal" officeooo:rsid="0494f4be" style:font-style-asian="normal" style:font-weight-asian="normal" style:font-style-complex="normal" style:font-weight-complex="normal"/>
    </style:style>
    <style:style style:name="T1978" style:family="text">
      <style:text-properties style:font-name="Liberation Serif" fo:font-style="normal" fo:font-weight="normal" officeooo:rsid="049527bf" style:font-style-asian="normal" style:font-weight-asian="normal" style:font-style-complex="normal" style:font-weight-complex="normal"/>
    </style:style>
    <style:style style:name="T1979" style:family="text">
      <style:text-properties style:font-name="Liberation Serif" fo:font-style="normal" fo:font-weight="normal" officeooo:rsid="0495e563" style:font-style-asian="normal" style:font-weight-asian="normal" style:font-style-complex="normal" style:font-weight-complex="normal"/>
    </style:style>
    <style:style style:name="T1980" style:family="text">
      <style:text-properties style:font-name="Liberation Serif" fo:font-style="normal" fo:font-weight="normal" officeooo:rsid="049618ad" style:font-style-asian="normal" style:font-weight-asian="normal" style:font-style-complex="normal" style:font-weight-complex="normal"/>
    </style:style>
    <style:style style:name="T1981" style:family="text">
      <style:text-properties style:font-name="Liberation Serif" fo:font-style="normal" fo:font-weight="normal" officeooo:rsid="04962972" style:font-style-asian="normal" style:font-weight-asian="normal" style:font-style-complex="normal" style:font-weight-complex="normal"/>
    </style:style>
    <style:style style:name="T1982" style:family="text">
      <style:text-properties style:font-name="Liberation Serif" fo:font-style="normal" fo:font-weight="normal" officeooo:rsid="0497f370" style:font-style-asian="normal" style:font-weight-asian="normal" style:font-style-complex="normal" style:font-weight-complex="normal"/>
    </style:style>
    <style:style style:name="T1983" style:family="text">
      <style:text-properties style:font-name="Liberation Serif" fo:font-style="normal" fo:font-weight="normal" officeooo:rsid="0499271b" style:font-style-asian="normal" style:font-weight-asian="normal" style:font-style-complex="normal" style:font-weight-complex="normal"/>
    </style:style>
    <style:style style:name="T1984" style:family="text">
      <style:text-properties style:font-name="Liberation Serif" fo:font-style="normal" fo:font-weight="normal" officeooo:rsid="049ac1ec" style:font-style-asian="normal" style:font-weight-asian="normal" style:font-style-complex="normal" style:font-weight-complex="normal"/>
    </style:style>
    <style:style style:name="T1985" style:family="text">
      <style:text-properties style:font-name="Liberation Serif" fo:font-style="normal" fo:font-weight="normal" officeooo:rsid="049badc2" style:font-style-asian="normal" style:font-weight-asian="normal" style:font-style-complex="normal" style:font-weight-complex="normal"/>
    </style:style>
    <style:style style:name="T1986" style:family="text">
      <style:text-properties style:font-name="Liberation Serif" officeooo:rsid="049ac1ec"/>
    </style:style>
    <style:style style:name="T1987" style:family="text">
      <style:text-properties style:font-name="Liberation Serif" officeooo:rsid="096e418f"/>
    </style:style>
    <style:style style:name="T1988" style:family="text">
      <style:text-properties style:font-name="Liberation Serif" officeooo:rsid="096f16e3"/>
    </style:style>
    <style:style style:name="T1989" style:family="text">
      <style:text-properties style:font-name="Liberation Serif" officeooo:rsid="096f8475"/>
    </style:style>
    <style:style style:name="T1990" style:family="text">
      <style:text-properties style:font-name="Liberation Serif" officeooo:rsid="0972d379"/>
    </style:style>
    <style:style style:name="T1991" style:family="text">
      <style:text-properties style:font-name="Liberation Serif" officeooo:rsid="0974b083"/>
    </style:style>
    <style:style style:name="T1992" style:family="text">
      <style:text-properties style:font-name="Liberation Serif" officeooo:rsid="097564c0"/>
    </style:style>
    <style:style style:name="T1993" style:family="text">
      <style:text-properties style:font-name="Liberation Serif" officeooo:rsid="0975fc6c"/>
    </style:style>
    <style:style style:name="T1994" style:family="text">
      <style:text-properties style:font-name="Liberation Serif" officeooo:rsid="09792ddc"/>
    </style:style>
    <style:style style:name="T1995" style:family="text">
      <style:text-properties style:font-name="Liberation Serif" officeooo:rsid="097947f3"/>
    </style:style>
    <style:style style:name="T1996" style:family="text">
      <style:text-properties style:font-name="Liberation Serif" officeooo:rsid="097ace2a"/>
    </style:style>
    <style:style style:name="T1997" style:family="text">
      <style:text-properties style:font-name="Liberation Serif" officeooo:rsid="097afb3f"/>
    </style:style>
    <style:style style:name="T1998" style:family="text">
      <style:text-properties style:font-name="Liberation Serif" officeooo:rsid="097bab4f"/>
    </style:style>
    <style:style style:name="T1999" style:family="text">
      <style:text-properties style:font-name="Liberation Serif" officeooo:rsid="097c01ed"/>
    </style:style>
    <style:style style:name="T2000" style:family="text">
      <style:text-properties style:font-name="Liberation Serif" officeooo:rsid="097c88c6"/>
    </style:style>
    <style:style style:name="T2001" style:family="text">
      <style:text-properties style:font-name="Liberation Serif" officeooo:rsid="097d907e"/>
    </style:style>
    <style:style style:name="T2002" style:family="text">
      <style:text-properties style:font-name="Liberation Serif" officeooo:rsid="097e59f2"/>
    </style:style>
    <style:style style:name="T2003" style:family="text">
      <style:text-properties style:font-name="Liberation Serif" officeooo:rsid="097ff647"/>
    </style:style>
    <style:style style:name="T2004" style:family="text">
      <style:text-properties style:font-name="Liberation Serif" officeooo:rsid="0980dbb4"/>
    </style:style>
    <style:style style:name="T2005" style:family="text">
      <style:text-properties style:font-name="Liberation Serif" officeooo:rsid="09822025"/>
    </style:style>
    <style:style style:name="T2006" style:family="text">
      <style:text-properties style:font-name="Liberation Serif" officeooo:rsid="098348f6"/>
    </style:style>
    <style:style style:name="T2007" style:family="text">
      <style:text-properties style:font-name="Liberation Serif" officeooo:rsid="09837f6c"/>
    </style:style>
    <style:style style:name="T2008" style:family="text">
      <style:text-properties style:font-name="Liberation Serif" officeooo:rsid="099339a4"/>
    </style:style>
    <style:style style:name="T2009" style:family="text">
      <style:text-properties style:font-name="Liberation Serif" officeooo:rsid="0994dd97"/>
    </style:style>
    <style:style style:name="T2010" style:family="text">
      <style:text-properties style:font-name="Liberation Serif" officeooo:rsid="09966fb4"/>
    </style:style>
    <style:style style:name="T2011" style:family="text">
      <style:text-properties style:font-name="Liberation Serif" officeooo:rsid="0997384c"/>
    </style:style>
    <style:style style:name="T2012" style:family="text">
      <style:text-properties style:font-name="Liberation Serif" officeooo:rsid="0997584b"/>
    </style:style>
    <style:style style:name="T2013" style:family="text">
      <style:text-properties style:font-name="Liberation Serif" officeooo:rsid="09987a1a"/>
    </style:style>
    <style:style style:name="T2014" style:family="text">
      <style:text-properties style:font-name="Liberation Serif" officeooo:rsid="0998ddb9"/>
    </style:style>
    <style:style style:name="T2015" style:family="text">
      <style:text-properties style:font-name="Liberation Serif" officeooo:rsid="09998d9e"/>
    </style:style>
    <style:style style:name="T2016" style:family="text">
      <style:text-properties style:font-name="Liberation Serif" fo:language="ru" fo:country="RU" fo:font-style="normal" style:text-underline-style="none" fo:font-weight="normal" officeooo:rsid="09b48720" style:font-style-asian="normal" style:font-weight-asian="normal" style:font-style-complex="normal" style:font-weight-complex="normal"/>
    </style:style>
    <style:style style:name="T2017" style:family="text">
      <style:text-properties style:font-name="Liberation Serif" officeooo:rsid="09b7742f"/>
    </style:style>
    <style:style style:name="T2018" style:family="text">
      <style:text-properties style:font-name="Liberation Serif" officeooo:rsid="09b819aa"/>
    </style:style>
    <style:style style:name="T2019" style:family="text">
      <style:text-properties style:font-name="Liberation Serif" officeooo:rsid="09b97482"/>
    </style:style>
    <style:style style:name="T2020" style:family="text">
      <style:text-properties style:font-name="Liberation Serif" officeooo:rsid="09ba2f6c"/>
    </style:style>
    <style:style style:name="T2021" style:family="text">
      <style:text-properties officeooo:rsid="0624d679"/>
    </style:style>
    <style:style style:name="T2022" style:family="text">
      <style:text-properties officeooo:rsid="0714b3f6"/>
    </style:style>
    <style:style style:name="T2023" style:family="text">
      <style:text-properties style:text-position="sub 58%" style:font-name="Liberation Serif1" fo:language="ru" fo:country="RU" fo:font-style="normal" style:text-underline-style="none" fo:font-weight="normal" officeooo:rsid="07f5d983" style:font-name-asian="Liberation Mono" style:font-style-asian="normal" style:font-weight-asian="normal" style:font-name-complex="Liberation Mono" style:font-style-complex="normal" style:font-weight-complex="normal"/>
    </style:style>
    <style:style style:name="T2024" style:family="text">
      <style:text-properties officeooo:rsid="082cb598"/>
    </style:style>
    <style:style style:name="T2025" style:family="text">
      <style:text-properties officeooo:rsid="08319b6c"/>
    </style:style>
    <style:style style:name="T2026" style:family="text">
      <style:text-properties officeooo:rsid="0833009d"/>
    </style:style>
    <style:style style:name="T2027" style:family="text">
      <style:text-properties officeooo:rsid="0836e07c"/>
    </style:style>
    <style:style style:name="T2028" style:family="text">
      <style:text-properties officeooo:rsid="0837c55b"/>
    </style:style>
    <style:style style:name="T2029" style:family="text">
      <style:text-properties officeooo:rsid="083d0927"/>
    </style:style>
    <style:style style:name="T2030" style:family="text">
      <style:text-properties officeooo:rsid="0842b747"/>
    </style:style>
    <style:style style:name="T2031" style:family="text">
      <style:text-properties style:text-position="super 58%" style:font-name="Liberation Serif1" fo:language="ru" fo:country="RU" fo:font-style="normal" style:text-underline-style="none" fo:font-weight="normal" officeooo:rsid="0a364c76" style:font-name-asian="Liberation Mono" style:font-style-asian="normal" style:font-weight-asian="normal" style:font-name-complex="Liberation Mono" style:font-style-complex="normal" style:font-weight-complex="normal"/>
    </style:style>
    <style:style style:name="T2032" style:family="text">
      <style:text-properties style:text-line-through-style="none" style:text-line-through-type="none" style:font-name="Liberation Serif1" fo:language="ru" fo:country="RU" fo:font-style="normal" style:text-underline-style="none" fo:font-weight="normal" officeooo:rsid="0a381220" style:font-name-asian="Liberation Mono" style:font-style-asian="normal" style:font-weight-asian="normal" style:font-name-complex="Liberation Mono" style:font-style-complex="normal" style:font-weight-complex="normal"/>
    </style:style>
    <style:style style:name="T2033" style:family="text">
      <style:text-properties style:text-line-through-style="none" style:text-line-through-type="none" style:font-name="Liberation Serif1" fo:language="ru" fo:country="RU" fo:font-style="normal" style:text-underline-style="none" fo:font-weight="normal" officeooo:rsid="0a364c76" style:font-name-asian="Liberation Mono" style:font-style-asian="normal" style:font-weight-asian="normal" style:font-name-complex="Liberation Mono" style:font-style-complex="normal" style:font-weight-complex="normal"/>
    </style:style>
    <style:style style:name="T2034" style:family="text">
      <style:text-properties style:text-line-through-style="none" style:text-line-through-type="none" style:font-name="Liberation Serif1" fo:language="ru" fo:country="RU" fo:font-style="normal" style:text-underline-style="none" fo:font-weight="normal" officeooo:rsid="0a3938c4" style:font-name-asian="Liberation Mono" style:font-style-asian="normal" style:font-weight-asian="normal" style:font-name-complex="Liberation Mono" style:font-style-complex="normal" style:font-weight-complex="normal"/>
    </style:style>
    <style:style style:name="T2035" style:family="text">
      <style:text-properties style:text-line-through-style="none" style:text-line-through-type="none" style:font-name="Liberation Serif1" fo:language="ru" fo:country="RU" fo:font-style="normal" style:text-underline-style="none" fo:font-weight="normal" officeooo:rsid="0a3a783a" style:font-name-asian="Liberation Mono" style:font-style-asian="normal" style:font-weight-asian="normal" style:font-name-complex="Liberation Mono" style:font-style-complex="normal" style:font-weight-complex="normal"/>
    </style:style>
    <style:style style:name="T2036" style:family="text">
      <style:text-properties style:text-line-through-style="none" style:text-line-through-type="none" style:font-name="Liberation Serif1" fo:language="ru" fo:country="RU" fo:font-style="normal" style:text-underline-style="none" fo:font-weight="normal" officeooo:rsid="0a33a9f6" style:font-name-asian="Liberation Mono" style:font-style-asian="normal" style:font-weight-asian="normal" style:font-name-complex="Liberation Mono" style:font-style-complex="normal" style:font-weight-complex="normal"/>
    </style:style>
    <style:style style:name="T2037" style:family="text">
      <style:text-properties style:text-line-through-style="none" style:text-line-through-type="none" style:font-name="Liberation Serif1" fo:language="ru" fo:country="RU" fo:font-style="normal" style:text-underline-style="none" fo:font-weight="normal" officeooo:rsid="0a3c02be" style:font-name-asian="Liberation Mono" style:font-style-asian="normal" style:font-weight-asian="normal" style:font-name-complex="Liberation Mono" style:font-style-complex="normal" style:font-weight-complex="normal"/>
    </style:style>
    <style:style style:name="T2038" style:family="text">
      <style:text-properties style:text-line-through-style="none" style:text-line-through-type="none" style:font-name="Liberation Serif1" fo:language="ru" fo:country="RU" fo:font-style="normal" style:text-underline-style="none" fo:font-weight="normal" officeooo:rsid="0a3d7e54" style:font-name-asian="Liberation Mono" style:font-style-asian="normal" style:font-weight-asian="normal" style:font-name-complex="Liberation Mono" style:font-style-complex="normal" style:font-weight-complex="normal"/>
    </style:style>
    <style:style style:name="T2039" style:family="text">
      <style:text-properties style:text-line-through-style="none" style:text-line-through-type="none" style:font-name="Liberation Serif1" fo:language="ru" fo:country="RU" fo:font-style="normal" style:text-underline-style="none" fo:font-weight="normal" officeooo:rsid="0a3ecd9f" style:font-name-asian="Liberation Mono" style:font-style-asian="normal" style:font-weight-asian="normal" style:font-name-complex="Liberation Mono" style:font-style-complex="normal" style:font-weight-complex="normal"/>
    </style:style>
    <style:style style:name="T2040" style:family="text">
      <style:text-properties style:text-line-through-style="none" style:text-line-through-type="none" style:font-name="Liberation Serif1" fo:language="ru" fo:country="RU" fo:font-style="normal" style:text-underline-style="none" fo:font-weight="normal" officeooo:rsid="0a407320" style:font-name-asian="Liberation Mono" style:font-style-asian="normal" style:font-weight-asian="normal" style:font-name-complex="Liberation Mono" style:font-style-complex="normal" style:font-weight-complex="normal"/>
    </style:style>
    <style:style style:name="T2041" style:family="text">
      <style:text-properties style:text-line-through-style="none" style:text-line-through-type="none" style:font-name="Liberation Serif1" fo:language="ru" fo:country="RU" fo:font-style="normal" style:text-underline-style="none" fo:font-weight="normal" officeooo:rsid="0a420ee7" style:font-name-asian="Liberation Mono" style:font-style-asian="normal" style:font-weight-asian="normal" style:font-name-complex="Liberation Mono" style:font-style-complex="normal" style:font-weight-complex="normal"/>
    </style:style>
    <style:style style:name="T2042" style:family="text">
      <style:text-properties style:text-line-through-style="none" style:text-line-through-type="none" style:font-name="Liberation Serif1" fo:language="ru" fo:country="RU" fo:font-style="normal" style:text-underline-style="none" fo:font-weight="normal" officeooo:rsid="0a435ae0" style:font-name-asian="Liberation Mono" style:font-style-asian="normal" style:font-weight-asian="normal" style:font-name-complex="Liberation Mono" style:font-style-complex="normal" style:font-weight-complex="normal"/>
    </style:style>
    <style:style style:name="T2043" style:family="text">
      <style:text-properties style:text-line-through-style="none" style:text-line-through-type="none" style:font-name="Liberation Serif1" fo:language="ru" fo:country="RU" fo:font-style="normal" style:text-underline-style="none" fo:font-weight="normal" officeooo:rsid="0a446125" style:font-name-asian="Liberation Mono" style:font-style-asian="normal" style:font-weight-asian="normal" style:font-name-complex="Liberation Mono" style:font-style-complex="normal" style:font-weight-complex="normal"/>
    </style:style>
    <style:style style:name="T2044" style:family="text">
      <style:text-properties style:text-line-through-style="none" style:text-line-through-type="none" style:font-name="Liberation Serif1" fo:language="ru" fo:country="RU" fo:font-style="normal" style:text-underline-style="none" fo:font-weight="normal" officeooo:rsid="0a464807" style:font-name-asian="Liberation Mono" style:font-style-asian="normal" style:font-weight-asian="normal" style:font-name-complex="Liberation Mono" style:font-style-complex="normal" style:font-weight-complex="normal"/>
    </style:style>
    <style:style style:name="T2045" style:family="text">
      <style:text-properties style:text-line-through-style="none" style:text-line-through-type="none" style:font-name="Liberation Serif1" fo:language="ru" fo:country="RU" fo:font-style="normal" style:text-underline-style="none" fo:font-weight="normal" officeooo:rsid="0a46e6c5" style:font-name-asian="Liberation Mono" style:font-style-asian="normal" style:font-weight-asian="normal" style:font-name-complex="Liberation Mono" style:font-style-complex="normal" style:font-weight-complex="normal"/>
    </style:style>
    <style:style style:name="T2046" style:family="text">
      <style:text-properties style:text-line-through-style="none" style:text-line-through-type="none" style:font-name="Liberation Serif1" fo:language="ru" fo:country="RU" fo:font-style="normal" style:text-underline-style="none" fo:font-weight="normal" officeooo:rsid="0a472622" style:font-name-asian="Liberation Mono" style:font-style-asian="normal" style:font-weight-asian="normal" style:font-name-complex="Liberation Mono" style:font-style-complex="normal" style:font-weight-complex="normal"/>
    </style:style>
    <style:style style:name="T2047" style:family="text">
      <style:text-properties style:text-line-through-style="none" style:text-line-through-type="none" style:font-name="Liberation Serif1" fo:language="ru" fo:country="RU" fo:font-style="normal" style:text-underline-style="none" fo:font-weight="normal" officeooo:rsid="0a4911cd" style:font-name-asian="Liberation Mono" style:font-style-asian="normal" style:font-weight-asian="normal" style:font-name-complex="Liberation Mono" style:font-style-complex="normal" style:font-weight-complex="normal"/>
    </style:style>
    <style:style style:name="T2048" style:family="text">
      <style:text-properties style:text-line-through-style="none" style:text-line-through-type="none" style:font-name="Liberation Serif1" fo:language="ru" fo:country="RU" fo:font-style="normal" style:text-underline-style="none" fo:font-weight="normal" officeooo:rsid="0a4a2b6a" style:font-name-asian="Liberation Mono" style:font-style-asian="normal" style:font-weight-asian="normal" style:font-name-complex="Liberation Mono" style:font-style-complex="normal" style:font-weight-complex="normal"/>
    </style:style>
    <style:style style:name="T2049" style:family="text">
      <style:text-properties style:text-line-through-style="none" style:text-line-through-type="none" style:font-name="Liberation Serif1" fo:language="ru" fo:country="RU" fo:font-style="normal" style:text-underline-style="none" fo:font-weight="normal" officeooo:rsid="0a4bb3a7" style:font-name-asian="Liberation Mono" style:font-style-asian="normal" style:font-weight-asian="normal" style:font-name-complex="Liberation Mono" style:font-style-complex="normal" style:font-weight-complex="normal"/>
    </style:style>
    <style:style style:name="T2050" style:family="text">
      <style:text-properties style:text-line-through-style="none" style:text-line-through-type="none" style:font-name="Liberation Serif1" fo:language="ru" fo:country="RU" fo:font-style="normal" style:text-underline-style="none" fo:font-weight="normal" officeooo:rsid="0a4c0a6b" style:font-name-asian="Liberation Mono" style:font-style-asian="normal" style:font-weight-asian="normal" style:font-name-complex="Liberation Mono" style:font-style-complex="normal" style:font-weight-complex="normal"/>
    </style:style>
    <style:style style:name="T2051" style:family="text">
      <style:text-properties style:text-line-through-style="none" style:text-line-through-type="none" style:font-name="Liberation Serif1" fo:language="ru" fo:country="RU" fo:font-style="normal" style:text-underline-style="none" fo:font-weight="normal" officeooo:rsid="0a4d0ebc" style:font-name-asian="Liberation Mono" style:font-style-asian="normal" style:font-weight-asian="normal" style:font-name-complex="Liberation Mono" style:font-style-complex="normal" style:font-weight-complex="normal"/>
    </style:style>
    <style:style style:name="T2052" style:family="text">
      <style:text-properties style:text-line-through-style="none" style:text-line-through-type="none" style:font-name="Liberation Serif1" fo:language="ru" fo:country="RU" fo:font-style="normal" style:text-underline-style="none" fo:font-weight="normal" officeooo:rsid="0a4e9bb9" style:font-name-asian="Liberation Mono" style:font-style-asian="normal" style:font-weight-asian="normal" style:font-name-complex="Liberation Mono" style:font-style-complex="normal" style:font-weight-complex="normal"/>
    </style:style>
    <style:style style:name="T2053" style:family="text">
      <style:text-properties style:text-line-through-style="none" style:text-line-through-type="none" style:font-name="Liberation Serif1" fo:language="ru" fo:country="RU" fo:font-style="normal" style:text-underline-style="none" fo:font-weight="normal" officeooo:rsid="0a4f824e" style:font-name-asian="Liberation Mono" style:font-style-asian="normal" style:font-weight-asian="normal" style:font-name-complex="Liberation Mono" style:font-style-complex="normal" style:font-weight-complex="normal"/>
    </style:style>
    <style:style style:name="T2054" style:family="text">
      <style:text-properties style:text-line-through-style="none" style:text-line-through-type="none" style:font-name="Liberation Serif1" fo:language="ru" fo:country="RU" fo:font-style="normal" style:text-underline-style="none" fo:font-weight="normal" officeooo:rsid="0a4fe243" style:font-name-asian="Liberation Mono" style:font-style-asian="normal" style:font-weight-asian="normal" style:font-name-complex="Liberation Mono" style:font-style-complex="normal" style:font-weight-complex="normal"/>
    </style:style>
    <style:style style:name="T2055" style:family="text">
      <style:text-properties style:text-line-through-style="none" style:text-line-through-type="none" style:font-name="Liberation Serif1" fo:language="ru" fo:country="RU" fo:font-style="normal" style:text-underline-style="none" fo:font-weight="normal" officeooo:rsid="0a51c11c" style:font-name-asian="Liberation Mono" style:font-style-asian="normal" style:font-weight-asian="normal" style:font-name-complex="Liberation Mono" style:font-style-complex="normal" style:font-weight-complex="normal"/>
    </style:style>
    <style:style style:name="T2056" style:family="text">
      <style:text-properties style:text-line-through-style="none" style:text-line-through-type="none" style:font-name="Liberation Serif1" fo:language="ru" fo:country="RU" fo:font-style="normal" style:text-underline-style="none" fo:font-weight="normal" officeooo:rsid="0a533af9" style:font-name-asian="Liberation Mono" style:font-style-asian="normal" style:font-weight-asian="normal" style:font-name-complex="Liberation Mono" style:font-style-complex="normal" style:font-weight-complex="normal"/>
    </style:style>
    <style:style style:name="T2057" style:family="text">
      <style:text-properties style:text-line-through-style="none" style:text-line-through-type="none" style:font-name="Liberation Serif1" fo:language="ru" fo:country="RU" fo:font-style="normal" style:text-underline-style="none" fo:font-weight="normal" officeooo:rsid="0a54f5a9" style:font-name-asian="Liberation Mono" style:font-style-asian="normal" style:font-weight-asian="normal" style:font-name-complex="Liberation Mono" style:font-style-complex="normal" style:font-weight-complex="normal"/>
    </style:style>
    <style:style style:name="T2058" style:family="text">
      <style:text-properties style:text-line-through-style="none" style:text-line-through-type="none" style:font-name="Liberation Serif1" fo:language="ru" fo:country="RU" fo:font-style="normal" style:text-underline-style="none" fo:font-weight="normal" officeooo:rsid="0a564a9d" style:font-name-asian="Liberation Mono" style:font-style-asian="normal" style:font-weight-asian="normal" style:font-name-complex="Liberation Mono" style:font-style-complex="normal" style:font-weight-complex="normal"/>
    </style:style>
    <style:style style:name="T2059" style:family="text">
      <style:text-properties style:text-line-through-style="none" style:text-line-through-type="none" style:font-name="Liberation Serif1" fo:language="ru" fo:country="RU" fo:font-style="normal" style:text-underline-style="none" fo:font-weight="normal" officeooo:rsid="0a57d5e4" style:font-name-asian="Liberation Mono" style:font-style-asian="normal" style:font-weight-asian="normal" style:font-name-complex="Liberation Mono" style:font-style-complex="normal" style:font-weight-complex="normal"/>
    </style:style>
    <style:style style:name="T2060" style:family="text">
      <style:text-properties style:text-line-through-style="none" style:text-line-through-type="none" style:font-name="Liberation Serif1" fo:language="ru" fo:country="RU" fo:font-style="normal" style:text-underline-style="none" fo:font-weight="normal" officeooo:rsid="0a5973ca" style:font-name-asian="Liberation Mono" style:font-style-asian="normal" style:font-weight-asian="normal" style:font-name-complex="Liberation Mono" style:font-style-complex="normal" style:font-weight-complex="normal"/>
    </style:style>
    <style:style style:name="T2061" style:family="text">
      <style:text-properties style:text-line-through-style="none" style:text-line-through-type="none" style:font-name="Liberation Serif1" fo:language="ru" fo:country="RU" fo:font-style="normal" style:text-underline-style="none" fo:font-weight="normal" officeooo:rsid="0a5b67da" style:font-name-asian="Liberation Mono" style:font-style-asian="normal" style:font-weight-asian="normal" style:font-name-complex="Liberation Mono" style:font-style-complex="normal" style:font-weight-complex="normal"/>
    </style:style>
    <style:style style:name="T2062" style:family="text">
      <style:text-properties style:text-line-through-style="none" style:text-line-through-type="none" style:font-name="Liberation Serif1" fo:language="ru" fo:country="RU" fo:font-style="normal" style:text-underline-style="none" fo:font-weight="normal" officeooo:rsid="0a5cdf48" style:font-name-asian="Liberation Mono" style:font-style-asian="normal" style:font-weight-asian="normal" style:font-name-complex="Liberation Mono" style:font-style-complex="normal" style:font-weight-complex="normal"/>
    </style:style>
    <style:style style:name="T2063" style:family="text">
      <style:text-properties style:text-line-through-style="none" style:text-line-through-type="none" style:font-name="Liberation Serif1" fo:language="ru" fo:country="RU" fo:font-style="normal" style:text-underline-style="none" fo:font-weight="normal" officeooo:rsid="0a5d0864" style:font-name-asian="Liberation Mono" style:font-style-asian="normal" style:font-weight-asian="normal" style:font-name-complex="Liberation Mono" style:font-style-complex="normal" style:font-weight-complex="normal"/>
    </style:style>
    <style:style style:name="T2064" style:family="text">
      <style:text-properties style:text-line-through-style="none" style:text-line-through-type="none" style:font-name="Liberation Serif1" fo:language="ru" fo:country="RU" fo:font-style="normal" style:text-underline-style="none" fo:font-weight="normal" officeooo:rsid="0a5d78d3" style:font-name-asian="Liberation Mono" style:font-style-asian="normal" style:font-weight-asian="normal" style:font-name-complex="Liberation Mono" style:font-style-complex="normal" style:font-weight-complex="normal"/>
    </style:style>
    <style:style style:name="T2065" style:family="text">
      <style:text-properties style:text-line-through-style="none" style:text-line-through-type="none" style:font-name="Liberation Serif1" fo:language="ru" fo:country="RU" fo:font-style="normal" style:text-underline-style="none" fo:font-weight="normal" officeooo:rsid="0a5f57a9" style:font-name-asian="Liberation Mono" style:font-style-asian="normal" style:font-weight-asian="normal" style:font-name-complex="Liberation Mono" style:font-style-complex="normal" style:font-weight-complex="normal"/>
    </style:style>
    <style:style style:name="T2066" style:family="text">
      <style:text-properties style:text-line-through-style="none" style:text-line-through-type="none" style:font-name="Liberation Serif1" fo:language="ru" fo:country="RU" fo:font-style="normal" style:text-underline-style="none" fo:font-weight="normal" officeooo:rsid="0a6020c0" style:font-name-asian="Liberation Mono" style:font-style-asian="normal" style:font-weight-asian="normal" style:font-name-complex="Liberation Mono" style:font-style-complex="normal" style:font-weight-complex="normal"/>
    </style:style>
    <style:style style:name="T2067" style:family="text">
      <style:text-properties style:text-line-through-style="none" style:text-line-through-type="none" style:font-name="Liberation Serif1" fo:language="ru" fo:country="RU" fo:font-style="normal" style:text-underline-style="none" fo:font-weight="normal" officeooo:rsid="0a608510" style:font-name-asian="Liberation Mono" style:font-style-asian="normal" style:font-weight-asian="normal" style:font-name-complex="Liberation Mono" style:font-style-complex="normal" style:font-weight-complex="normal"/>
    </style:style>
    <style:style style:name="T2068" style:family="text">
      <style:text-properties style:text-line-through-style="none" style:text-line-through-type="none" style:font-name="Liberation Serif1" fo:language="ru" fo:country="RU" fo:font-style="normal" style:text-underline-style="none" fo:font-weight="normal" officeooo:rsid="0a60c3b5" style:font-name-asian="Liberation Mono" style:font-style-asian="normal" style:font-weight-asian="normal" style:font-name-complex="Liberation Mono" style:font-style-complex="normal" style:font-weight-complex="normal"/>
    </style:style>
    <style:style style:name="T2069" style:family="text">
      <style:text-properties style:text-line-through-style="none" style:text-line-through-type="none" style:font-name="Liberation Serif1" fo:language="ru" fo:country="RU" fo:font-style="normal" style:text-underline-style="none" fo:font-weight="normal" officeooo:rsid="0a628e84" style:font-name-asian="Liberation Mono" style:font-style-asian="normal" style:font-weight-asian="normal" style:font-name-complex="Liberation Mono" style:font-style-complex="normal" style:font-weight-complex="normal"/>
    </style:style>
    <style:style style:name="T2070" style:family="text">
      <style:text-properties style:text-line-through-style="none" style:text-line-through-type="none" style:font-name="Liberation Serif1" fo:language="ru" fo:country="RU" fo:font-style="normal" style:text-underline-style="none" fo:font-weight="normal" officeooo:rsid="0a6471b6" style:font-name-asian="Liberation Mono" style:font-style-asian="normal" style:font-weight-asian="normal" style:font-name-complex="Liberation Mono" style:font-style-complex="normal" style:font-weight-complex="normal"/>
    </style:style>
    <style:style style:name="T2071" style:family="text">
      <style:text-properties style:text-line-through-style="none" style:text-line-through-type="none" style:font-name="Liberation Serif1" fo:language="ru" fo:country="RU" fo:font-style="normal" style:text-underline-style="none" fo:font-weight="normal" officeooo:rsid="0a64c742" style:font-name-asian="Liberation Mono" style:font-style-asian="normal" style:font-weight-asian="normal" style:font-name-complex="Liberation Mono" style:font-style-complex="normal" style:font-weight-complex="normal"/>
    </style:style>
    <style:style style:name="T2072" style:family="text">
      <style:text-properties style:text-line-through-style="none" style:text-line-through-type="none" style:font-name="Liberation Serif1" fo:language="ru" fo:country="RU" fo:font-style="normal" style:text-underline-style="none" fo:font-weight="normal" officeooo:rsid="0a6610b8" style:font-name-asian="Liberation Mono" style:font-style-asian="normal" style:font-weight-asian="normal" style:font-name-complex="Liberation Mono" style:font-style-complex="normal" style:font-weight-complex="normal"/>
    </style:style>
    <style:style style:name="T2073" style:family="text">
      <style:text-properties style:text-line-through-style="none" style:text-line-through-type="none" style:font-name="Liberation Serif1" fo:language="ru" fo:country="RU" fo:font-style="normal" style:text-underline-style="none" fo:font-weight="normal" officeooo:rsid="0a67dad5" style:font-name-asian="Liberation Mono" style:font-style-asian="normal" style:font-weight-asian="normal" style:font-name-complex="Liberation Mono" style:font-style-complex="normal" style:font-weight-complex="normal"/>
    </style:style>
    <style:style style:name="T2074" style:family="text">
      <style:text-properties style:text-line-through-style="none" style:text-line-through-type="none" style:font-name="Liberation Serif1" fo:language="ru" fo:country="RU" fo:font-style="normal" style:text-underline-style="none" fo:font-weight="normal" officeooo:rsid="0a68474e" style:font-name-asian="Liberation Mono" style:font-style-asian="normal" style:font-weight-asian="normal" style:font-name-complex="Liberation Mono" style:font-style-complex="normal" style:font-weight-complex="normal"/>
    </style:style>
    <style:style style:name="T2075" style:family="text">
      <style:text-properties style:text-line-through-style="none" style:text-line-through-type="none" style:font-name="Liberation Serif1" fo:language="ru" fo:country="RU" fo:font-style="normal" style:text-underline-style="none" fo:font-weight="normal" officeooo:rsid="0a69b734" style:font-name-asian="Liberation Mono" style:font-style-asian="normal" style:font-weight-asian="normal" style:font-name-complex="Liberation Mono" style:font-style-complex="normal" style:font-weight-complex="normal"/>
    </style:style>
    <style:style style:name="T2076" style:family="text">
      <style:text-properties style:text-line-through-style="none" style:text-line-through-type="none" style:font-name="Liberation Serif1" fo:language="ru" fo:country="RU" fo:font-style="normal" style:text-underline-style="none" fo:font-weight="normal" officeooo:rsid="0a6adf18" style:font-name-asian="Liberation Mono" style:font-style-asian="normal" style:font-weight-asian="normal" style:font-name-complex="Liberation Mono" style:font-style-complex="normal" style:font-weight-complex="normal"/>
    </style:style>
    <style:style style:name="T2077" style:family="text">
      <style:text-properties style:text-line-through-style="none" style:text-line-through-type="none" style:font-name="Liberation Serif1" fo:language="ru" fo:country="RU" fo:font-style="normal" style:text-underline-style="none" fo:font-weight="normal" officeooo:rsid="0a6bcd90" style:font-name-asian="Liberation Mono" style:font-style-asian="normal" style:font-weight-asian="normal" style:font-name-complex="Liberation Mono" style:font-style-complex="normal" style:font-weight-complex="normal"/>
    </style:style>
    <style:style style:name="T2078" style:family="text">
      <style:text-properties style:text-line-through-style="none" style:text-line-through-type="none" style:font-name="Liberation Serif1" fo:language="ru" fo:country="RU" fo:font-style="normal" style:text-underline-style="none" fo:font-weight="normal" officeooo:rsid="0a6cd816" style:font-name-asian="Liberation Mono" style:font-style-asian="normal" style:font-weight-asian="normal" style:font-name-complex="Liberation Mono" style:font-style-complex="normal" style:font-weight-complex="normal"/>
    </style:style>
    <style:style style:name="T2079" style:family="text">
      <style:text-properties style:text-line-through-style="none" style:text-line-through-type="none" style:font-name="Liberation Serif1" fo:language="ru" fo:country="RU" fo:font-style="normal" style:text-underline-style="none" fo:font-weight="normal" officeooo:rsid="0a6e412e" style:font-name-asian="Liberation Mono" style:font-style-asian="normal" style:font-weight-asian="normal" style:font-name-complex="Liberation Mono" style:font-style-complex="normal" style:font-weight-complex="normal"/>
    </style:style>
    <style:style style:name="T2080" style:family="text">
      <style:text-properties style:text-line-through-style="none" style:text-line-through-type="none" style:font-name="Liberation Serif1" fo:language="ru" fo:country="RU" fo:font-style="normal" style:text-underline-style="none" fo:font-weight="normal" officeooo:rsid="0a6e4b7f" style:font-name-asian="Liberation Mono" style:font-style-asian="normal" style:font-weight-asian="normal" style:font-name-complex="Liberation Mono" style:font-style-complex="normal" style:font-weight-complex="normal"/>
    </style:style>
    <style:style style:name="T2081" style:family="text">
      <style:text-properties style:text-line-through-style="none" style:text-line-through-type="none" style:font-name="Liberation Serif1" fo:language="ru" fo:country="RU" fo:font-style="normal" style:text-underline-style="none" fo:font-weight="normal" officeooo:rsid="0a6f0c1c" style:font-name-asian="Liberation Mono" style:font-style-asian="normal" style:font-weight-asian="normal" style:font-name-complex="Liberation Mono" style:font-style-complex="normal" style:font-weight-complex="normal"/>
    </style:style>
    <style:style style:name="T2082" style:family="text">
      <style:text-properties style:text-line-through-style="none" style:text-line-through-type="none" style:font-name="Liberation Serif1" fo:language="ru" fo:country="RU" fo:font-style="normal" style:text-underline-style="none" fo:font-weight="normal" officeooo:rsid="0a7060a7" style:font-name-asian="Liberation Mono" style:font-style-asian="normal" style:font-weight-asian="normal" style:font-name-complex="Liberation Mono" style:font-style-complex="normal" style:font-weight-complex="normal"/>
    </style:style>
    <style:style style:name="T2083" style:family="text">
      <style:text-properties style:text-line-through-style="none" style:text-line-through-type="none" style:font-name="Liberation Serif1" fo:language="ru" fo:country="RU" fo:font-style="normal" style:text-underline-style="none" fo:font-weight="normal" officeooo:rsid="0a711d95" style:font-name-asian="Liberation Mono" style:font-style-asian="normal" style:font-weight-asian="normal" style:font-name-complex="Liberation Mono" style:font-style-complex="normal" style:font-weight-complex="normal"/>
    </style:style>
    <style:style style:name="T2084" style:family="text">
      <style:text-properties style:text-line-through-style="none" style:text-line-through-type="none" style:font-name="Liberation Serif1" fo:language="ru" fo:country="RU" fo:font-style="normal" style:text-underline-style="none" fo:font-weight="normal" officeooo:rsid="0a721ab4" style:font-name-asian="Liberation Mono" style:font-style-asian="normal" style:font-weight-asian="normal" style:font-name-complex="Liberation Mono" style:font-style-complex="normal" style:font-weight-complex="normal"/>
    </style:style>
    <style:style style:name="T2085" style:family="text">
      <style:text-properties style:text-line-through-style="none" style:text-line-through-type="none" style:font-name="Liberation Serif1" fo:language="ru" fo:country="RU" fo:font-style="normal" style:text-underline-style="none" fo:font-weight="normal" officeooo:rsid="0a731594" style:font-name-asian="Liberation Mono" style:font-style-asian="normal" style:font-weight-asian="normal" style:font-name-complex="Liberation Mono" style:font-style-complex="normal" style:font-weight-complex="normal"/>
    </style:style>
    <style:style style:name="T2086" style:family="text">
      <style:text-properties style:text-line-through-style="none" style:text-line-through-type="none" style:font-name="Liberation Serif1" fo:language="ru" fo:country="RU" fo:font-style="normal" style:text-underline-style="none" fo:font-weight="normal" officeooo:rsid="0a741e55" style:font-name-asian="Liberation Mono" style:font-style-asian="normal" style:font-weight-asian="normal" style:font-name-complex="Liberation Mono" style:font-style-complex="normal" style:font-weight-complex="normal"/>
    </style:style>
    <style:style style:name="T2087" style:family="text">
      <style:text-properties style:text-line-through-style="none" style:text-line-through-type="none" style:font-name="Liberation Serif1" fo:language="ru" fo:country="RU" fo:font-style="normal" style:text-underline-style="none" fo:font-weight="normal" officeooo:rsid="0a75591b" style:font-name-asian="Liberation Mono" style:font-style-asian="normal" style:font-weight-asian="normal" style:font-name-complex="Liberation Mono" style:font-style-complex="normal" style:font-weight-complex="normal"/>
    </style:style>
    <style:style style:name="T2088" style:family="text">
      <style:text-properties style:text-line-through-style="none" style:text-line-through-type="none" style:font-name="Liberation Serif1" fo:language="ru" fo:country="RU" fo:font-style="normal" style:text-underline-style="none" fo:font-weight="normal" officeooo:rsid="0a773880" style:font-name-asian="Liberation Mono" style:font-style-asian="normal" style:font-weight-asian="normal" style:font-name-complex="Liberation Mono" style:font-style-complex="normal" style:font-weight-complex="normal"/>
    </style:style>
    <style:style style:name="T2089" style:family="text">
      <style:text-properties style:text-line-through-style="none" style:text-line-through-type="none" style:font-name="Liberation Serif1" fo:language="ru" fo:country="RU" fo:font-style="normal" style:text-underline-style="none" fo:font-weight="normal" officeooo:rsid="0a78dddd" style:font-name-asian="Liberation Mono" style:font-style-asian="normal" style:font-weight-asian="normal" style:font-name-complex="Liberation Mono" style:font-style-complex="normal" style:font-weight-complex="normal"/>
    </style:style>
    <style:style style:name="T2090" style:family="text">
      <style:text-properties style:text-line-through-style="none" style:text-line-through-type="none" style:font-name="Liberation Serif1" fo:language="ru" fo:country="RU" fo:font-style="normal" style:text-underline-style="none" fo:font-weight="normal" officeooo:rsid="0a796e9b" style:font-name-asian="Liberation Mono" style:font-style-asian="normal" style:font-weight-asian="normal" style:font-name-complex="Liberation Mono" style:font-style-complex="normal" style:font-weight-complex="normal"/>
    </style:style>
    <style:style style:name="T2091" style:family="text">
      <style:text-properties style:text-line-through-style="none" style:text-line-through-type="none" style:font-name="Liberation Serif1" fo:language="ru" fo:country="RU" fo:font-style="normal" style:text-underline-style="none" fo:font-weight="normal" officeooo:rsid="0a7b6b89" style:font-name-asian="Liberation Mono" style:font-style-asian="normal" style:font-weight-asian="normal" style:font-name-complex="Liberation Mono" style:font-style-complex="normal" style:font-weight-complex="normal"/>
    </style:style>
    <style:style style:name="T2092" style:family="text">
      <style:text-properties style:text-line-through-style="none" style:text-line-through-type="none" style:font-name="Liberation Serif1" fo:language="ru" fo:country="RU" fo:font-style="normal" style:text-underline-style="none" fo:font-weight="normal" officeooo:rsid="0a7b8d14" style:font-name-asian="Liberation Mono" style:font-style-asian="normal" style:font-weight-asian="normal" style:font-name-complex="Liberation Mono" style:font-style-complex="normal" style:font-weight-complex="normal"/>
    </style:style>
    <style:style style:name="T2093" style:family="text">
      <style:text-properties style:text-line-through-style="none" style:text-line-through-type="none" style:font-name="Liberation Serif1" fo:language="ru" fo:country="RU" fo:font-style="normal" style:text-underline-style="none" fo:font-weight="normal" officeooo:rsid="0a7be5a0" style:font-name-asian="Liberation Mono" style:font-style-asian="normal" style:font-weight-asian="normal" style:font-name-complex="Liberation Mono" style:font-style-complex="normal" style:font-weight-complex="normal"/>
    </style:style>
    <style:style style:name="T2094" style:family="text">
      <style:text-properties style:text-line-through-style="none" style:text-line-through-type="none" style:font-name="Liberation Serif1" fo:language="ru" fo:country="RU" fo:font-style="normal" style:text-underline-style="none" fo:font-weight="normal" officeooo:rsid="0a7d78fb" style:font-name-asian="Liberation Mono" style:font-style-asian="normal" style:font-weight-asian="normal" style:font-name-complex="Liberation Mono" style:font-style-complex="normal" style:font-weight-complex="normal"/>
    </style:style>
    <style:style style:name="T2095" style:family="text">
      <style:text-properties style:text-line-through-style="none" style:text-line-through-type="none" style:font-name="Liberation Serif1" fo:language="ru" fo:country="RU" fo:font-style="normal" style:text-underline-style="none" fo:font-weight="normal" officeooo:rsid="0a7db18c" style:font-name-asian="Liberation Mono" style:font-style-asian="normal" style:font-weight-asian="normal" style:font-name-complex="Liberation Mono" style:font-style-complex="normal" style:font-weight-complex="normal"/>
    </style:style>
    <style:style style:name="T2096" style:family="text">
      <style:text-properties style:text-line-through-style="none" style:text-line-through-type="none" style:font-name="Liberation Serif1" fo:language="ru" fo:country="RU" fo:font-style="normal" style:text-underline-style="none" fo:font-weight="normal" officeooo:rsid="0a7e13fe" style:font-name-asian="Liberation Mono" style:font-style-asian="normal" style:font-weight-asian="normal" style:font-name-complex="Liberation Mono" style:font-style-complex="normal" style:font-weight-complex="normal"/>
    </style:style>
    <style:style style:name="T2097" style:family="text">
      <style:text-properties style:text-line-through-style="none" style:text-line-through-type="none" style:font-name="Liberation Serif1" fo:language="ru" fo:country="RU" fo:font-style="normal" style:text-underline-style="none" fo:font-weight="normal" officeooo:rsid="0a80f2e3" style:font-name-asian="Liberation Mono" style:font-style-asian="normal" style:font-weight-asian="normal" style:font-name-complex="Liberation Mono" style:font-style-complex="normal" style:font-weight-complex="normal"/>
    </style:style>
    <style:style style:name="T2098" style:family="text">
      <style:text-properties style:text-line-through-style="none" style:text-line-through-type="none" style:font-name="Liberation Serif1" fo:language="ru" fo:country="RU" fo:font-style="normal" style:text-underline-style="none" fo:font-weight="normal" officeooo:rsid="0a824ee2" style:font-name-asian="Liberation Mono" style:font-style-asian="normal" style:font-weight-asian="normal" style:font-name-complex="Liberation Mono" style:font-style-complex="normal" style:font-weight-complex="normal"/>
    </style:style>
    <style:style style:name="T2099" style:family="text">
      <style:text-properties style:text-line-through-style="none" style:text-line-through-type="none" style:font-name="Liberation Serif1" fo:language="ru" fo:country="RU" fo:font-style="normal" style:text-underline-style="none" fo:font-weight="normal" officeooo:rsid="0a83901c" style:font-name-asian="Liberation Mono" style:font-style-asian="normal" style:font-weight-asian="normal" style:font-name-complex="Liberation Mono" style:font-style-complex="normal" style:font-weight-complex="normal"/>
    </style:style>
    <style:style style:name="T2100" style:family="text">
      <style:text-properties style:text-line-through-style="none" style:text-line-through-type="none" style:font-name="Liberation Serif1" fo:language="ru" fo:country="RU" fo:font-style="normal" style:text-underline-style="none" fo:font-weight="normal" officeooo:rsid="0a83fd86" style:font-name-asian="Liberation Mono" style:font-style-asian="normal" style:font-weight-asian="normal" style:font-name-complex="Liberation Mono" style:font-style-complex="normal" style:font-weight-complex="normal"/>
    </style:style>
    <style:style style:name="T2101" style:family="text">
      <style:text-properties style:text-line-through-style="none" style:text-line-through-type="none" style:font-name="Liberation Serif1" fo:language="ru" fo:country="RU" fo:font-style="normal" style:text-underline-style="none" fo:font-weight="normal" officeooo:rsid="0a845045" style:font-name-asian="Liberation Mono" style:font-style-asian="normal" style:font-weight-asian="normal" style:font-name-complex="Liberation Mono" style:font-style-complex="normal" style:font-weight-complex="normal"/>
    </style:style>
    <style:style style:name="T2102" style:family="text">
      <style:text-properties style:text-line-through-style="none" style:text-line-through-type="none" style:font-name="Liberation Serif1" fo:language="ru" fo:country="RU" fo:font-style="normal" style:text-underline-style="none" fo:font-weight="normal" officeooo:rsid="0a857ca8" style:font-name-asian="Liberation Mono" style:font-style-asian="normal" style:font-weight-asian="normal" style:font-name-complex="Liberation Mono" style:font-style-complex="normal" style:font-weight-complex="normal"/>
    </style:style>
    <style:style style:name="T2103" style:family="text">
      <style:text-properties style:text-line-through-style="none" style:text-line-through-type="none" style:font-name="Liberation Serif1" fo:language="ru" fo:country="RU" fo:font-style="normal" style:text-underline-style="none" fo:font-weight="normal" officeooo:rsid="0a859e4a" style:font-name-asian="Liberation Mono" style:font-style-asian="normal" style:font-weight-asian="normal" style:font-name-complex="Liberation Mono" style:font-style-complex="normal" style:font-weight-complex="normal"/>
    </style:style>
    <style:style style:name="T2104" style:family="text">
      <style:text-properties style:text-line-through-style="none" style:text-line-through-type="none" style:font-name="Liberation Serif1" fo:language="ru" fo:country="RU" fo:font-style="normal" style:text-underline-style="none" fo:font-weight="normal" officeooo:rsid="0a8645f2" style:font-name-asian="Liberation Mono" style:font-style-asian="normal" style:font-weight-asian="normal" style:font-name-complex="Liberation Mono" style:font-style-complex="normal" style:font-weight-complex="normal"/>
    </style:style>
    <style:style style:name="T2105" style:family="text">
      <style:text-properties style:text-line-through-style="none" style:text-line-through-type="none" style:font-name="Liberation Serif1" fo:language="ru" fo:country="RU" fo:font-style="normal" style:text-underline-style="none" fo:font-weight="normal" officeooo:rsid="0a86de49" style:font-name-asian="Liberation Mono" style:font-style-asian="normal" style:font-weight-asian="normal" style:font-name-complex="Liberation Mono" style:font-style-complex="normal" style:font-weight-complex="normal"/>
    </style:style>
    <style:style style:name="T2106" style:family="text">
      <style:text-properties style:text-line-through-style="none" style:text-line-through-type="none" style:font-name="Liberation Serif1" fo:language="ru" fo:country="RU" fo:font-style="normal" style:text-underline-style="none" fo:font-weight="normal" officeooo:rsid="0a887f16" style:font-name-asian="Liberation Mono" style:font-style-asian="normal" style:font-weight-asian="normal" style:font-name-complex="Liberation Mono" style:font-style-complex="normal" style:font-weight-complex="normal"/>
    </style:style>
    <style:style style:name="T2107" style:family="text">
      <style:text-properties style:text-line-through-style="none" style:text-line-through-type="none" style:font-name="Liberation Serif1" fo:language="ru" fo:country="RU" fo:font-style="normal" style:text-underline-style="none" fo:font-weight="normal" officeooo:rsid="0a890f0a" style:font-name-asian="Liberation Mono" style:font-style-asian="normal" style:font-weight-asian="normal" style:font-name-complex="Liberation Mono" style:font-style-complex="normal" style:font-weight-complex="normal"/>
    </style:style>
    <style:style style:name="T2108" style:family="text">
      <style:text-properties style:text-line-through-style="none" style:text-line-through-type="none" style:font-name="Liberation Serif1" fo:language="ru" fo:country="RU" fo:font-style="normal" style:text-underline-style="none" fo:font-weight="normal" officeooo:rsid="0a8a9ac8" style:font-name-asian="Liberation Mono" style:font-style-asian="normal" style:font-weight-asian="normal" style:font-name-complex="Liberation Mono" style:font-style-complex="normal" style:font-weight-complex="normal"/>
    </style:style>
    <style:style style:name="T2109" style:family="text">
      <style:text-properties style:text-line-through-style="none" style:text-line-through-type="none" style:font-name="Liberation Serif1" fo:language="ru" fo:country="RU" fo:font-style="normal" style:text-underline-style="none" fo:font-weight="normal" officeooo:rsid="0a8c4d7e" style:font-name-asian="Liberation Mono" style:font-style-asian="normal" style:font-weight-asian="normal" style:font-name-complex="Liberation Mono" style:font-style-complex="normal" style:font-weight-complex="normal"/>
    </style:style>
    <style:style style:name="T2110" style:family="text">
      <style:text-properties style:text-line-through-style="none" style:text-line-through-type="none" style:font-name="Liberation Serif1" fo:language="ru" fo:country="RU" fo:font-style="normal" style:text-underline-style="none" fo:font-weight="normal" officeooo:rsid="0a8d1985" style:font-name-asian="Liberation Mono" style:font-style-asian="normal" style:font-weight-asian="normal" style:font-name-complex="Liberation Mono" style:font-style-complex="normal" style:font-weight-complex="normal"/>
    </style:style>
    <style:style style:name="T2111" style:family="text">
      <style:text-properties style:text-line-through-style="none" style:text-line-through-type="none" style:font-name="Liberation Serif1" fo:language="ru" fo:country="RU" fo:font-style="normal" style:text-underline-style="none" fo:font-weight="normal" officeooo:rsid="0a8d6c32" style:font-name-asian="Liberation Mono" style:font-style-asian="normal" style:font-weight-asian="normal" style:font-name-complex="Liberation Mono" style:font-style-complex="normal" style:font-weight-complex="normal"/>
    </style:style>
    <style:style style:name="T2112" style:family="text">
      <style:text-properties style:text-line-through-style="none" style:text-line-through-type="none" style:font-name="Liberation Serif1" fo:language="ru" fo:country="RU" fo:font-style="normal" style:text-underline-style="none" fo:font-weight="normal" officeooo:rsid="0a8f1c40" style:font-name-asian="Liberation Mono" style:font-style-asian="normal" style:font-weight-asian="normal" style:font-name-complex="Liberation Mono" style:font-style-complex="normal" style:font-weight-complex="normal"/>
    </style:style>
    <style:style style:name="T2113" style:family="text">
      <style:text-properties style:text-line-through-style="none" style:text-line-through-type="none" style:font-name="Liberation Serif1" fo:language="ru" fo:country="RU" fo:font-style="normal" style:text-underline-style="none" fo:font-weight="normal" officeooo:rsid="0a8f3f18" style:font-name-asian="Liberation Mono" style:font-style-asian="normal" style:font-weight-asian="normal" style:font-name-complex="Liberation Mono" style:font-style-complex="normal" style:font-weight-complex="normal"/>
    </style:style>
    <style:style style:name="T2114" style:family="text">
      <style:text-properties style:text-line-through-style="none" style:text-line-through-type="none" style:font-name="Liberation Serif1" fo:language="ru" fo:country="RU" fo:font-style="normal" style:text-underline-style="none" fo:font-weight="normal" officeooo:rsid="0a90b5a8" style:font-name-asian="Liberation Mono" style:font-style-asian="normal" style:font-weight-asian="normal" style:font-name-complex="Liberation Mono" style:font-style-complex="normal" style:font-weight-complex="normal"/>
    </style:style>
    <style:style style:name="T2115" style:family="text">
      <style:text-properties style:text-line-through-style="none" style:text-line-through-type="none" style:font-name="Liberation Serif1" fo:language="ru" fo:country="RU" fo:font-style="normal" style:text-underline-style="none" fo:font-weight="normal" officeooo:rsid="0a910b24" style:font-name-asian="Liberation Mono" style:font-style-asian="normal" style:font-weight-asian="normal" style:font-name-complex="Liberation Mono" style:font-style-complex="normal" style:font-weight-complex="normal"/>
    </style:style>
    <style:style style:name="T2116" style:family="text">
      <style:text-properties style:text-line-through-style="none" style:text-line-through-type="none" style:font-name="Liberation Serif1" fo:language="ru" fo:country="RU" fo:font-style="normal" style:text-underline-style="none" fo:font-weight="normal" officeooo:rsid="0a92f3c8" style:font-name-asian="Liberation Mono" style:font-style-asian="normal" style:font-weight-asian="normal" style:font-name-complex="Liberation Mono" style:font-style-complex="normal" style:font-weight-complex="normal"/>
    </style:style>
    <style:style style:name="T2117" style:family="text">
      <style:text-properties style:text-line-through-style="none" style:text-line-through-type="none" style:font-name="Liberation Serif1" fo:language="ru" fo:country="RU" fo:font-style="normal" style:text-underline-style="none" fo:font-weight="normal" officeooo:rsid="0a9449e9" style:font-name-asian="Liberation Mono" style:font-style-asian="normal" style:font-weight-asian="normal" style:font-name-complex="Liberation Mono" style:font-style-complex="normal" style:font-weight-complex="normal"/>
    </style:style>
    <style:style style:name="T2118" style:family="text">
      <style:text-properties style:text-line-through-style="none" style:text-line-through-type="none" style:font-name="Liberation Serif1" fo:language="ru" fo:country="RU" fo:font-style="normal" style:text-underline-style="none" fo:font-weight="normal" officeooo:rsid="0a961542" style:font-name-asian="Liberation Mono" style:font-style-asian="normal" style:font-weight-asian="normal" style:font-name-complex="Liberation Mono" style:font-style-complex="normal" style:font-weight-complex="normal"/>
    </style:style>
    <style:style style:name="T2119" style:family="text">
      <style:text-properties style:text-line-through-style="none" style:text-line-through-type="none" style:font-name="Liberation Serif1" fo:language="ru" fo:country="RU" fo:font-style="italic" style:text-underline-style="none" fo:font-weight="normal" officeooo:rsid="0a3d7e54" style:font-name-asian="Liberation Mono" style:font-style-asian="italic" style:font-weight-asian="normal" style:font-name-complex="Liberation Mono" style:font-style-complex="italic" style:font-weight-complex="normal"/>
    </style:style>
    <style:style style:name="T2120" style:family="text">
      <style:text-properties style:text-line-through-style="none" style:text-line-through-type="none" style:font-name="Liberation Serif1" fo:language="ru" fo:country="RU" fo:font-style="italic" style:text-underline-style="none" fo:font-weight="normal" officeooo:rsid="0a564a9d" style:font-name-asian="Liberation Mono" style:font-style-asian="italic" style:font-weight-asian="normal" style:font-name-complex="Liberation Mono" style:font-style-complex="italic" style:font-weight-complex="normal"/>
    </style:style>
    <style:style style:name="T2121" style:family="text">
      <style:text-properties style:text-line-through-style="none" style:text-line-through-type="none" style:font-name="Liberation Serif1" fo:language="ru" fo:country="RU" fo:font-style="italic" style:text-underline-style="none" fo:font-weight="normal" officeooo:rsid="0a57d5e4" style:font-name-asian="Liberation Mono" style:font-style-asian="italic" style:font-weight-asian="normal" style:font-name-complex="Liberation Mono" style:font-style-complex="italic" style:font-weight-complex="normal"/>
    </style:style>
    <style:style style:name="T2122" style:family="text">
      <style:text-properties style:text-line-through-style="none" style:text-line-through-type="none" style:font-name="Liberation Serif1" fo:language="ru" fo:country="RU" fo:font-style="italic" style:text-underline-style="none" fo:font-weight="normal" officeooo:rsid="0a5b67da" style:font-name-asian="Liberation Mono" style:font-style-asian="italic" style:font-weight-asian="normal" style:font-name-complex="Liberation Mono" style:font-style-complex="italic" style:font-weight-complex="normal"/>
    </style:style>
    <style:style style:name="T2123" style:family="text">
      <style:text-properties style:text-line-through-style="none" style:text-line-through-type="none" style:font-name="Liberation Serif1" fo:language="ru" fo:country="RU" fo:font-style="italic" style:text-underline-style="none" fo:font-weight="normal" officeooo:rsid="0a5f57a9" style:font-name-asian="Liberation Mono" style:font-style-asian="italic" style:font-weight-asian="normal" style:font-name-complex="Liberation Mono" style:font-style-complex="italic" style:font-weight-complex="normal"/>
    </style:style>
    <style:style style:name="T2124" style:family="text">
      <style:text-properties style:text-line-through-style="none" style:text-line-through-type="none" style:font-name="Liberation Serif1" fo:language="ru" fo:country="RU" fo:font-style="italic" style:text-underline-style="none" fo:font-weight="normal" officeooo:rsid="0a67dad5" style:font-name-asian="Liberation Mono" style:font-style-asian="italic" style:font-weight-asian="normal" style:font-name-complex="Liberation Mono" style:font-style-complex="italic" style:font-weight-complex="normal"/>
    </style:style>
    <style:style style:name="T2125" style:family="text">
      <style:text-properties style:text-line-through-style="none" style:text-line-through-type="none" style:font-name="Liberation Serif1" fo:language="ru" fo:country="RU" fo:font-style="italic" style:text-underline-style="none" fo:font-weight="normal" officeooo:rsid="0a6adf18" style:font-name-asian="Liberation Mono" style:font-style-asian="italic" style:font-weight-asian="normal" style:font-name-complex="Liberation Mono" style:font-style-complex="italic" style:font-weight-complex="normal"/>
    </style:style>
    <style:style style:name="T2126" style:family="text">
      <style:text-properties style:text-line-through-style="none" style:text-line-through-type="none" style:font-name="Liberation Serif1" fo:language="ru" fo:country="RU" fo:font-style="italic" style:text-underline-style="none" fo:font-weight="normal" officeooo:rsid="0a6e4b7f" style:font-name-asian="Liberation Mono" style:font-style-asian="italic" style:font-weight-asian="normal" style:font-name-complex="Liberation Mono" style:font-style-complex="italic" style:font-weight-complex="normal"/>
    </style:style>
    <style:style style:name="T2127" style:family="text">
      <style:text-properties style:text-line-through-style="none" style:text-line-through-type="none" style:font-name="Liberation Serif1" fo:language="ru" fo:country="RU" fo:font-style="italic" style:text-underline-style="none" fo:font-weight="normal" officeooo:rsid="0a6f0c1c" style:font-name-asian="Liberation Mono" style:font-style-asian="italic" style:font-weight-asian="normal" style:font-name-complex="Liberation Mono" style:font-style-complex="italic" style:font-weight-complex="normal"/>
    </style:style>
    <style:style style:name="T2128" style:family="text">
      <style:text-properties style:text-line-through-style="none" style:text-line-through-type="none" style:font-name="Liberation Serif1" fo:language="ru" fo:country="RU" fo:font-style="italic" style:text-underline-style="none" fo:font-weight="normal" officeooo:rsid="0a7060a7" style:font-name-asian="Liberation Mono" style:font-style-asian="italic" style:font-weight-asian="normal" style:font-name-complex="Liberation Mono" style:font-style-complex="italic" style:font-weight-complex="normal"/>
    </style:style>
    <style:style style:name="T2129" style:family="text">
      <style:text-properties style:text-line-through-style="none" style:text-line-through-type="none" style:font-name="Liberation Serif1" fo:language="ru" fo:country="RU" fo:font-style="italic" style:text-underline-style="none" fo:font-weight="normal" officeooo:rsid="0a7b8d14" style:font-name-asian="Liberation Mono" style:font-style-asian="italic" style:font-weight-asian="normal" style:font-name-complex="Liberation Mono" style:font-style-complex="italic" style:font-weight-complex="normal"/>
    </style:style>
    <style:style style:name="T2130" style:family="text">
      <style:text-properties style:text-line-through-style="none" style:text-line-through-type="none" style:font-name="Liberation Serif1" fo:language="ru" fo:country="RU" fo:font-style="italic" style:text-underline-style="none" fo:font-weight="normal" officeooo:rsid="0a857ca8" style:font-name-asian="Liberation Mono" style:font-style-asian="italic" style:font-weight-asian="normal" style:font-name-complex="Liberation Mono" style:font-style-complex="italic" style:font-weight-complex="normal"/>
    </style:style>
    <style:style style:name="T2131" style:family="text">
      <style:text-properties style:text-line-through-style="none" style:text-line-through-type="none" style:font-name="Liberation Serif1" fo:language="ru" fo:country="RU" fo:font-style="italic" style:text-underline-style="none" fo:font-weight="normal" officeooo:rsid="0a8d6c32" style:font-name-asian="Liberation Mono" style:font-style-asian="italic" style:font-weight-asian="normal" style:font-name-complex="Liberation Mono" style:font-style-complex="italic"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nobord">
      <style:graphic-properties style:vertical-pos="from-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697">Природа не знает уничтожения; ей известно лишь превращение. Всё, чему меня научила наука, и продолжает учить, подтверждает мо<text:span text:style-name="T1686">ю</text:span> убеждённость в продолжении нашего духовного <text:span text:style-name="T2022">бытия</text:span>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99">Тронулись</text:span>. Потянулись цепочкой, покидая вокзал, покидая центр города, <text:span text:style-name="T99">покатили через</text:span> его старые, <text:span text:style-name="T4">заброшенные</text:span> районы. <text:span text:style-name="T100">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102">Поезд</text:span> остановил<text:span text:style-name="T103">ся</text:span>. Дальше <text:span text:style-name="T103">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98">ё</text:span> невидим<text:span text:style-name="T98">о</text:span>е <text:span text:style-name="T98">помещение</text:span> с другими. Не видно не зги, да, <text:span text:style-name="T101">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96">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96">, приятель….»</text:span></text:p>
      <text:p text:style-name="P272">Выхода нет. Лежи и жди, лежи тихо, не двигайся. <text:span text:style-name="T97">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105">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106">стиснув пустые или полупустые бутылки, этот развесился на стуле, тот </text:span><text:span text:style-name="T155">свернулся</text:span><text:span text:style-name="T106"> калачиком в холодном камине, те раскинулись на диванах, на пыльных коврах, в шезлонгах на разных уровнях громадного зала, </text:span><text:span text:style-name="T108">храпя</text:span><text:span text:style-name="T106"> и сопя на все лады самоповторным хором, покуда свет Лондона, зимний тягучий свет, ширится в </text:span><text:span text:style-name="T109">вертикальных</text:span><text:span text:style-name="T107"> </text:span><text:span text:style-name="T109">переплётах </text:span><text:span text:style-name="T107">окон, </text:span><text:span text:style-name="T108">ширится в слоях вчерашнего дыма, что всё ещё висит, редея, с навощённых балок потолка. </text:span><text:span text:style-name="T109">А</text:span><text:span text:style-name="T108"> эти распростёртые горизонтал</text:span><text:span text:style-name="T109">ы</text:span><text:span text:style-name="T108">, товарищи по оружию, </text:span><text:span text:style-name="T109">что </text:span><text:span text:style-name="T108">разрумянились, как компашка голландских мужиков, </text:span><text:span text:style-name="T109">которые</text:span><text:span text:style-name="T108"> видят </text:span><text:span text:style-name="T109">в снах</text:span><text:span text:style-name="T108"> своё воскрешении в следующие пару минут.</text:span></text:p>
      <text:p text:style-name="P274"><text:span text:style-name="T108">Е</text:span><text:span text:style-name="T104">го </text:span><text:span text:style-name="T109">звание</text:span><text:span text:style-name="T104"> капитан, </text:span><text:span text:style-name="T109">имя</text:span><text:span text:style-name="T104"> Джефри («Пират») Прентис. </text:span><text:span text:style-name="T110">Он ук</text:span><text:span text:style-name="T122">рыт</text:span><text:span text:style-name="T110"> т</text:span><text:span text:style-name="T122">ёплым</text:span><text:span text:style-name="T110">ым одеялом, <text:s/></text:span><text:span text:style-name="T122">шотландская расцветка из</text:span><text:span text:style-name="T110"> оранжевого, ржавого, алого. У его черепа такое ощущение, словно он из металла. </text:span></text:p>
      <text:p text:style-name="P275"><text:span text:style-name="T124">Прямиком</text:span><text:span text:style-name="T104"> над ним, на высоте четырёх метров, Тэди Блот вот-вот свалится с балкончика музыкантов, выбрав для падения </text:span><text:span text:style-name="T111">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112">воткнутый в задний карман, который как-то там зацепился—</text:span></text:p>
      <text:p text:style-name="P276"><text:span text:style-name="T104">На этот момент Пирату уже удалось сесть на своей узкой холостяцкой кровати и зыркнуть вверх. Как ужасно. </text:span><text:span text:style-name="T122">Просто</text:span><text:span text:style-name="T104"> ужасно бля… </text:span><text:span text:style-name="T122">вверху раздался</text:span><text:span text:style-name="T104"> треск материи. </text:span><text:span text:style-name="T113">Подготовка к выполнению спецзаданий выработала в нём быстроту реакций. </text:span><text:span text:style-name="T123">С</text:span><text:span text:style-name="T113">прыг</text:span><text:span text:style-name="T123">нув</text:span><text:span text:style-name="T113"> с кровати,</text:span><text:span text:style-name="T123"> он</text:span><text:span text:style-name="T113"> ударом ноги посылает её кат</text:span><text:span text:style-name="T123">ну</text:span><text:span text:style-name="T113">ться на своих колёсиках в направлении Блота. </text:span><text:span text:style-name="T123">Оборвавшись</text:span><text:span text:style-name="T113">, Блот шмякнулся точно посерёдке под громкий звяк пружин сетки. Одна ножка отлетела. «</text:span><text:span text:style-name="T114">Добро</text:span><text:span text:style-name="T125">е</text:span><text:span text:style-name="T114"> утро»</text:span><text:span text:style-name="T115">,–</text:span><text:span text:style-name="T114"> отметил Пират. </text:span><text:span text:style-name="T116">Блот кратко улыбнулся и снова уснул, уютно укутавшись в одеяло Пирата.</text:span></text:p>
      <text:p text:style-name="P277"><text:span text:style-name="T116">Б</text:span><text:span text:style-name="T104">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17">и увлекался культивацией фармацевтических растений на крыше здания (недавно молодой Осби Фил возродил эту традицию),</text:span><text:span text:style-name="T118"> слишком мало, чтоб выдержать туманы и мороз и в основном возвращались, в виде фрагментов </text:span><text:span text:style-name="T122">специфичных</text:span><text:span text:style-name="T118"> алкалоидов, в почву на крыше, так же как и удобрение от троицы призовых Вессекских свиноматок размещённых там </text:span><text:span text:style-name="T125">восприемником</text:span><text:span text:style-name="T119"> Роспа, </text:span><text:span text:style-name="T120">и опавшие листья многих декоративных деревьев </text:span><text:span text:style-name="T121">трансплантированных на крышу </text:span><text:span text:style-name="T120">последующими обитателями,</text:span><text:span text:style-name="T125">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26">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26">дефицитом военного времени на бананы, </text:span><text:span text:style-name="T132">решил соорудить на крыше стеклянную оранжерею и </text:span><text:span text:style-name="T126">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26">П</text:span><text:span text:style-name="T104">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104">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31">а </text:span><text:span text:style-name="T104">электростанци</text:span><text:span text:style-name="T131">и</text:span><text:span text:style-name="T104"> и нефтеперегонный за нею </text:span><text:span text:style-name="T130">проступают</text:span><text:span text:style-name="T127"> чётко: трубы, сифоны, башни, </text:span><text:span text:style-name="T129">колонны</text:span><text:span text:style-name="T127">, </text:span><text:span text:style-name="T128">круч</text:span><text:span text:style-name="T130">ен</text:span><text:span text:style-name="T128">ные</text:span><text:span text:style-name="T127"> </text:span><text:span text:style-name="T129">клубы</text:span><text:span text:style-name="T127"> пара и дыма….</text:span></text:p>
      <text:p text:style-name="P279"><text:span text:style-name="T127">– </text:span><text:span text:style-name="T133">Ххахх!</text:span><text:span text:style-name="T127">– </text:span><text:span text:style-name="T133">Пират в беззвучном рёве следит как его выдох всплывает над парапетами, «ххахх!» <text:s/>Верхушки крыш в утреннем танце. </text:span><text:span text:style-name="T134">Его гигантские вязки бананов, </text:span><text:span text:style-name="T136">сияюще</text:span><text:span text:style-name="T134"> жёлты</text:span><text:span text:style-name="T137">х</text:span><text:span text:style-name="T134">, влажно зелёны</text:span><text:span text:style-name="T137">х</text:span><text:span text:style-name="T134">. </text:span><text:span text:style-name="T135">Его друзья внизу предвкушают в своих снах Банановый Завтрак. Этот надраенный день обещает быть не хуже, чем любой—</text:span></text:p>
      <text:p text:style-name="P280"><text:span text:style-name="T104">Так ли? Далеко на востоке, в самом низу розовеющего неба что-то сверкнуло, очень ярко. </text:span><text:span text:style-name="T138">Новая звезда, совсем незаметная. Он опирается на парапет, всматриваясь. </text:span><text:span text:style-name="T139">Искорка точки уже превратилась в белую вертикальную чёрточку. </text:span><text:span text:style-name="T140">Должно быть уже где-то над Северным морем… не ближе… внизу ледяные поля и холодное пятно солнца….</text:span></text:p>
      <text:p text:style-name="P281"><text:span text:style-name="T104">Что это? </text:span><text:span text:style-name="T141">Такого раньше не бывало. Но Пират всё равно знает что. Он видел филь</text:span><text:span text:style-name="T143">м</text:span><text:span text:style-name="T141">, всего пару недель назад… это след испарения. Уже на ширину пальца выше. И это не самолёт. Отвесно вверх самолёт не запускают. </text:span><text:span text:style-name="T142">Это новая, и всё ещё Самая Секретная, немецкая ракета бомба.</text:span></text:p>
      <text:p text:style-name="P279"><text:span text:style-name="T127">– </text:span><text:span text:style-name="T142">Входящая почта.</text:span><text:span text:style-name="T127">– </text:span><text:span text:style-name="T142">он произнёс это или только подумал? </text:span><text:span text:style-name="T143">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43">О? </text:span><text:span text:style-name="T104">Никаких о: за дугой поверхности земного шара, к востоку, солнце </text:span><text:span text:style-name="T144">оттуда</text:span><text:span text:style-name="T104">, только что взошло над Голландией, ударяет в выхлопные пары ракеты, все </text:span><text:span text:style-name="T144">эти </text:span><text:span text:style-name="T104">капли, кристалы, заставля</text:span><text:span text:style-name="T144">ет</text:span><text:span text:style-name="T104"> ярко блестеть через море….</text:span></text:p>
      <text:p text:style-name="P283"><text:span text:style-name="T104">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45">к</text:span><text:span text:style-name="T104">ета будет тут прежде, чем Пират увидит восход солнца.</text:span></text:p>
      <text:p text:style-name="P283"><text:span text:style-name="T104">След, смазанный, слегка порванный натрое, висит в небе. </text:span><text:span text:style-name="T145">Сама ракета, уже как чисто баллистический снаряд, поднялась выше. Теперь невидима.</text:span></text:p>
      <text:p text:style-name="P284"><text:span text:style-name="T104">Может надо что-то сделать… дозвониться в штаб в Станморе, должны засечь её радарами над Проливом</text:span><text:span text:style-name="T135">—</text:span><text:span text:style-name="T104">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104">Собирай бананы. Он топает по чёрному компосту </text:span><text:span text:style-name="T147">в </text:span><text:span text:style-name="T104">оранжере</text:span><text:span text:style-name="T147">ю</text:span><text:span text:style-name="T104">.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104">….</text:span></text:p>
      <text:p text:style-name="P286"><text:soft-page-break/><text:span text:style-name="T104">Каркас пронизан дневным светом, молочные стёкла благодушно лучатся вниз. Откуда тут быть зиме</text:span><text:span text:style-name="T135">—</text:span><text:span text:style-name="T104">даже </text:span><text:span text:style-name="T146">этой</text:span><text:span text:style-name="T135">—</text:span><text:span text:style-name="T146">достаточно</text:span><text:span text:style-name="T104"> суровой чтобы состарить это железо, которое может петь на ветру, </text:span><text:span text:style-name="T146">или за</text:span><text:span text:style-name="T147">ст</text:span><text:span text:style-name="T146">ить эти окна, что открываются в другую пору года, обманно сохранённую?</text:span></text:p>
      <text:p text:style-name="P287"><text:span text:style-name="T146">П</text:span><text:span text:style-name="T104">ират взглядывает на свои часы. Не с чего отсчитать. Поры лица начинает пощипывать. </text:span><text:span text:style-name="T148">Стирая все мысли</text:span><text:span text:style-name="T135">—</text:span><text:span text:style-name="T148">как учат коммандос</text:span><text:span text:style-name="T135">—</text:span><text:span text:style-name="T148">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48">О</text:span><text:span text:style-name="T104">братно в зиму. Бывший след напрочь исчез с неба. Кожу Пирата покрыл пот холодный почти как лёд. </text:span></text:p>
      <text:p text:style-name="P288"><text:span text:style-name="T104">Какое-то время уходит, чтобы закурить сигарету. Он не услышит как </text:span><text:span text:style-name="T149">долетит</text:span><text:span text:style-name="T104"> эта штука. </text:span><text:span text:style-name="T149">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104">Что если попадёт точнёхонько</text:span><text:span text:style-name="T135">—</text:span><text:span text:style-name="T104">ах, нет</text:span><text:span text:style-name="T135">—</text:span><text:span text:style-name="T104">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200">уж</text:span> не вспомнить… Нарезать бананы кусками. За<text:span text:style-name="T208">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99">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99">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208">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201">С</text:span>транн<text:span text:style-name="T201">ый вид</text:span>, нет? С тех пор всё тихо, а ты слышал? Наверно, недолёт. В море, что ли.</text:p>
      <text:p text:style-name="P3">– <text:span text:style-name="T201">Десять минут?</text:span>– <text:span text:style-name="T201">пытается свериться со своими часами.</text:span></text:p>
      <text:p text:style-name="P3">– <text:span text:style-name="T201">Не меньше.</text:span>– <text:span text:style-name="T201">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202">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202">.»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203">Не кисни,</text:span>– <text:span text:style-name="T203">говорит Блот пробираясь обратно к разваленной койке.</text:span>– <text:span text:style-name="T203">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204">и каждая может свалиться на него</text:span>. <text:span text:style-name="T204">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205">А ну-ка,</text:span> оторв<text:span text:style-name="T205">и</text:span> сво<text:span text:style-name="T205">ю жопу</text:span> от пола,</text:p>
      <text:p text:style-name="P8">(пожуй банан-чик)</text:p>
      <text:p text:style-name="P8">Зубы почисть и вперёд, на войну!</text:p>
      <text:p text:style-name="P8"><text:span text:style-name="T205">Махни</text:span> на прощанье спящей стране,</text:p>
      <text:p text:style-name="P8">И мечт<text:span text:style-name="T205">ам пошли</text:span> поцелуй,</text:p>
      <text:p text:style-name="P8">Скажи Мисс Гребл,</text:p>
      <text:p text:style-name="P8">У тебя не стоит,</text:p>
      <text:p text:style-name="P8"><text:span text:style-name="T206">И не</text:span> встанет до самой Победы, о,</text:p>
      <text:p text:style-name="P8">Но <text:span text:style-name="T206">потом </text:span>на гражданке всё <text:span text:style-name="T206">будет</text:span> торчком,</text:p>
      <text:p text:style-name="P8">(пожуй банан-чик)</text:p>
      <text:p text:style-name="P9">Вино шипучее, девульки жгучие<text:span text:style-name="T206">—</text:span></text:p>
      <text:p text:style-name="P10">Осталось лишь пару немчур победить,</text:p>
      <text:p text:style-name="P10">Так улыбнись пошире, <text:span text:style-name="T206">улыбкой лучшей в мире,</text:span></text:p>
      <text:p text:style-name="P11">И не заставляй нас повторять—</text:p>
      <text:p text:style-name="P10"><text:span text:style-name="T206">Тебе пора</text:span> от пола жопу <text:span text:style-name="T206">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207">налитый в верхнюю ёмкость</text:span> пароварки Пирата, <text:span text:style-name="T207">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210">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209">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211">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212">(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213">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214">Твой работодатель.</text:span></text:p>
      <text:p text:style-name="P18">– <text:span text:style-name="T214">Это нечестно,</text:span>– <text:span text:style-name="T214">стонет Пират,</text:span>– <text:span text:style-name="T214">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215">Доставлено изумительным способом,»</text:span>– <text:span text:style-name="T215">голос повышен и раздражён,</text:span>– «<text:span text:style-name="T215">никто из </text:span><text:span text:style-name="T11">моих</text:span><text:span text:style-name="T215"> знакомых так не умничает. </text:span><text:span text:style-name="T11">Мне</text:span><text:span text:style-name="T215">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216">С подъёмом <text:s/>солнца, утро кажется всё холоднее. Облака всё же начали собираться. </text:span><text:soft-page-break/><text:span text:style-name="T216">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220"> чем</text:span> титьк<text:span text:style-name="T220">и <text:s/></text:span>ведьмы!</text:p>
      <text:p text:style-name="P24">Холодней ведра </text:p>
      <text:p text:style-name="P24">пингвиньего дерьма!</text:p>
      <text:p text:style-name="P24">Холодней, <text:span text:style-name="T220">чем</text:span> шерст<text:span text:style-name="T220">ь</text:span></text:p>
      <text:p text:style-name="P24"><text:s/>на заднице полярного медведя!</text:p>
      <text:p text:style-name="P23"><text:span text:style-name="T221">И даже</text:span>, <text:span text:style-name="T220">чем</text:span> иней на фужере</text:p>
      <text:p text:style-name="P24">шампанско<text:span text:style-name="T220">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218">Ну, здрасьте, хе-хе, опять наплывает на Пирата его Состояние, когда меньше всего ждал, как обычно</text:span>—<text:span text:style-name="T219">тут можно упомянуть о том, что в досье Пирата Прентиса отмечено как странный дар</text:span>—<text:span text:style-name="T219">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217">—</text:span>я<text:span text:style-name="T217">—</text:span>тот</text:p>
      <text:p text:style-name="P26">Самый, кто бредёт сквозь их фан-тази-и!</text:p>
      <text:p text:style-name="P26">Переживаю вместо них<text:span text:style-name="T217">—</text:span></text:p>
      <text:p text:style-name="P28">Даже когда на девушку я вла-зи-ю<text:span text:style-name="T217">—</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222">в одной октаве</text:span>]</text:p>
      <text:p text:style-name="P29">И мне по барабану, что опааааасно это,</text:p>
      <text:p text:style-name="P29">Опасность – крыша, с которой я упал давным-давно<text:span text:style-name="T217">—</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217">—</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223">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223">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223">.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223">,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224">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225">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225">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226">Наконец, в один <text:s/>истинно Шерлок Холмсовский лондонский вечер, на Пирата несомненно пахн</text:span><text:span text:style-name="T227">у́</text:span><text:span text:style-name="T226">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226">.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229">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249">т</text:span>фортах, <text:span text:style-name="T249">пока в другой сфере лорд Осмо продолжает </text:span><text:span text:style-name="T14">ассимилироваться</text:span><text:span text:style-name="T249">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250">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250">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250">, как бы… в себя, обратно…» «Какие-нибудь, типа, </text:span><text:span text:style-name="T15">звуки</text:span><text:span text:style-name="T250">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250">!.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250">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250">! Сметает весь наблюдательный пункт потоком какой-то отвратительно оранжевой слякоти, которая </text:span><text:span text:style-name="T15">переваривает</text:span><text:span text:style-name="T250"> несчастных—но вместо криков только хохот, им </text:span><text:span text:style-name="T252">это</text:span><text:span text:style-name="T15"> по кайфу</text:span><text:span text:style-name="T250">….</text:span></text:p>
      <text:p text:style-name="P38">Задание Пирата/Осмо наладить связь с Аденоидом. <text:span text:style-name="T255">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255">.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231">Каждый день на протяжении <text:s/>2</text:span>½ <text:span text:style-name="T256">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232">—</text:span><text:span text:style-name="T233">подтаскивая белую субстанцию коробами, по очереди, по соседним лестницам, чтобы </text:span><text:span text:style-name="T234">швырять</text:span><text:span text:style-name="T233"> по </text:span><text:span text:style-name="T234">колышливому</text:span><text:span text:style-name="T233"> гланд</text:span><text:span text:style-name="T234">оподобному</text:span><text:span text:style-name="T233"> и </text:span><text:span text:style-name="T234">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234">В</text:span><text:span text:style-name="T230">сё же у лорда Блатрарда Осмо смог наконец уделять всё своё время Нови Пазару. В начале 1939, его обнаружили утонувшим </text:span><text:span text:style-name="T248">при загадочных обстоятельствах </text:span><text:span text:style-name="T230">в ванне </text:span><text:span text:style-name="T248">на</text:span><text:span text:style-name="T230">пол</text:span><text:span text:style-name="T248">не</text:span><text:span text:style-name="T230">н</text:span><text:span text:style-name="T248">н</text:span><text:span text:style-name="T230">ой тапиочн</text:span><text:span text:style-name="T248">ым</text:span><text:span text:style-name="T230"> пудинг</text:span><text:span text:style-name="T248">ом</text:span><text:span text:style-name="T230">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235">мечущимся в их постелях от его грандиозности</text:span><text:span text:style-name="T232">—</text:span><text:span text:style-name="T236">хотя</text:span><text:span text:style-name="T235">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257">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257">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230">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237">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237">П</text:span><text:span text:style-name="T230">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238">многие уже оприходовали вторую или третью кружку или фужер, что </text:span><text:span text:style-name="T239">создаёт тут</text:span><text:span text:style-name="T238"> некую ауру отчаяния. </text:span><text:span text:style-name="T240">Но сейчас</text:span><text:span text:style-name="T239">, минуя вход обложенный мешками с песком (временные пирамиды </text:span><text:span text:style-name="T240">воздвигнутые для слишком любопытных</text:span><text:span text:style-name="T239">), </text:span><text:span text:style-name="T240">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230">Добродушная, резинкожвачная, девушка-очкарик на контроле приглашающе махнула ему, чтоб подымался дальше по лестнице. </text:span><text:span text:style-name="T241">Адьютанты в плотно-шерстяном расходятся по коридорам по совещаниям, замы-завы, час-другой </text:span><text:span text:style-name="T242">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243">ТОТСССГ</text:span><text:span text:style-name="T242">….</text:span></text:p>
      <text:p text:style-name="P297"><text:span text:style-name="T242">С</text:span><text:span text:style-name="T230">тарое здание поделено распорядителями трущоб войны. ТОТСССГ сокращение от «</text:span><text:span text:style-name="T242">Т</text:span><text:span text:style-name="T230">ехнические Отделы Трансакций Союзных Сил по Северной Германии». </text:span><text:span text:style-name="T244">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245">Блот заглядывает в кабинет своего старого друга по Колледжу Исуса в Кембридже. </text:span><text:span text:style-name="T246">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230">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247">Столы их поставлены под прямым углом, так что и не не посмотреть в глаза <text:s/>друг к другу, пока не скрипнешь стулом на 90</text:span><text:span text:style-name="T259">°. </text:span><text:span text:style-name="T260">Стол Тантиви аккуратен, у Слотропа жуткая свалка, где и чёрт ногу сломит. Он не </text:span><text:span text:style-name="T261">рас</text:span><text:span text:style-name="T260">чищался до столешницы с 1942. </text:span><text:span text:style-name="T262">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63">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64">кнопки, огрызки ручек, обломки карандашей всех цветов и оттенков включая так-трудно-находимые гелиотропный и горчичный, </text:span><text:span text:style-name="T287">Скользкий</text:span><text:span text:style-name="T264"> Вяз Таблетки Тейя от Горла, присланные мамой Слотропа, Налиной, аж из Масачусетса, кусочки лент, бечёвок, мела… </text:span><text:span text:style-name="T265">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66">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66">не пробовать.) </text:span><text:span text:style-name="T267">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68">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69">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70">ТОТСССГ </text:span><text:span text:style-name="T269">в конце коридора</text:span><text:span text:style-name="T271">—</text:span><text:span text:style-name="T269">технический словарь немецкого языка, </text:span><text:span text:style-name="T1304">Специальный Справочник</text:span><text:span text:style-name="T269"> или </text:span><text:span text:style-name="T1304">План Города</text:span><text:span text:style-name="T269"> изданный МИДом</text:span><text:span text:style-name="T271">—</text:span><text:span text:style-name="T272">и обычно</text:span><text:span text:style-name="T269">, </text:span><text:span text:style-name="T272">если не утащили или не выброшен, номер </text:span><text:span text:style-name="T1305">Новости Мира</text:span><text:span text:style-name="T272"> тоже где-нибудь воткнут</text:span><text:span text:style-name="T271">—</text:span><text:span text:style-name="T272">Слотроп заядлый читатель.</text:span></text:p>
      <text:p text:style-name="P299"><text:span text:style-name="T258">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71">—</text:span><text:span text:style-name="T258">кто-то заглянет, просто роняешь камеру в раскрытую пла</text:span><text:span text:style-name="T273">н</text:span><text:span text:style-name="T258">шетку </text:span><text:span text:style-name="T273">где банановый сэндвич смягчает падение, маскирует подозрительный звук и заснятую кассету данных, всё враз.</text:span></text:p>
      <text:p text:style-name="P300"><text:span text:style-name="T274">Жаль, что тот кто платит за эт</text:span><text:span text:style-name="T275">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78">е</text:span><text:span text:style-name="T275">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258"> </text:span><text:span text:style-name="T275">Сэлли</text:span><text:span text:style-name="T271">—</text:span><text:span text:style-name="T275">тут в основном красный и синий</text:span><text:span text:style-name="T271">—</text:span><text:span text:style-name="T276">гроздь возле Тауэр-Хилла, фиолетовый сплошняк вокруг Кове</text:span><text:span text:style-name="T277">н</text:span><text:span text:style-name="T276">т Гарден, туманность перетекает в Мэйфэйр, Сохо, и дальше к Вимбли и наверх к Хэмпстед-Хит</text:span><text:span text:style-name="T271">—</text:span><text:span text:style-name="T276">в любом направлении расходится это небесное мерцание частью отклеившихся звёзд из Каролин, Марий, Анн, Сюзан, Элизабет.</text:span></text:p>
      <text:p text:style-name="P301"><text:span text:style-name="T276">Н</text:span><text:span text:style-name="T258">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1303">(мы знаем, что вы учились вместе, но задействовать его было бы рискованно)</text:span><text:span text:style-name="T258">,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70">ТОТСССГ </text:span><text:span text:style-name="T258">разрушений причинённых ракетами-бомбами</text:span><text:span text:style-name="T271">—</text:span><text:span text:style-name="T279">и в путешествиях по места смерти</text:span><text:span text:style-name="T258"> у него явно оставалось время, чтоб </text:span><text:span text:style-name="T279">и</text:span><text:span text:style-name="T258"> за девушками гоняться. </text:span><text:span text:style-name="T280">Если есть какая-то причина клеить эти бумажные звезды каждую пару дней, то он о ней не распространяется</text:span><text:span text:style-name="T271">—</text:span><text:span text:style-name="T280">она, похоже, не для посторонних. Карту видит только лишь Тантиви и тот </text:span><text:span text:style-name="T281">относится к ней со снисходительностью</text:span><text:span text:style-name="T280"> дружелюбного антрополога: «Какая-то разновидность безвредного хобби Янка»,– </text:span><text:span text:style-name="T281">говорит он своему другу Блоту. «</text:span><text:span text:style-name="T282">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84">всё ещё </text:span><text:span text:style-name="T282">аппетитной мамочки, </text:span><text:span text:style-name="T284">и </text:span><text:span text:style-name="T282">о ставке в целый фунт </text:span><text:span text:style-name="T283">на игру Блеквуд-Престон в Норт-Енде, </text:span><text:span text:style-name="T284">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84">Л</text:span><text:span text:style-name="T258">адно. Дело сделано. Планшетку застегнул, лампу выключил и поставил где была. Может успеет перехватить Тантиви в М</text:span><text:span text:style-name="T286">еханике</text:span><text:span text:style-name="T258"> И К</text:span><text:span text:style-name="T286">оленвале</text:span><text:span text:style-name="T258">,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85">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1680">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1681">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1680">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1680">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1682">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1683">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1684">Боже, не должно же </text:span><text:span text:style-name="T17">так</text:span><text:span text:style-name="T1684"> продолжаться….</text:span></text:p>
      <text:p text:style-name="P47">– <text:span text:style-name="T1685">Кстати, Слотроп, у тебя уже одна во рту.</text:span></text:p>
      <text:p text:style-name="P48">– <text:span text:style-name="T1685">Это от нервов,</text:span>– <text:span text:style-name="T1685">Слотроп всё равно <text:s/>прикуривает.</text:span></text:p>
      <text:p text:style-name="P48">– <text:span text:style-name="T1685">Ну, только </text:span><text:span text:style-name="T18">не мои</text:span><text:span text:style-name="T1685">,</text:span>– <text:span text:style-name="T1685">упрашивает Тантиви.</text:span></text:p>
      <text:p text:style-name="P49"><text:soft-page-break/>– <text:span text:style-name="T1685">Две за раз, видал?</text:span>– <text:span text:style-name="T1685">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1687">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1687">,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1685">—</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1685">—</text:span>как можно! Никто не видит эту карту, кроме Тантиви, <text:span text:style-name="T1688">к тому же, Исусе, они </text:span><text:span text:style-name="T20">все</text:span><text:span text:style-name="T1688">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1689">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1689">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1689">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1689">.</text:span></text:p>
      <text:p text:style-name="P53">И всё же Слотроп продолжает свою карту ежедневно, с дурацкой неотступность. В лучшем случае, она дань течению <text:span text:style-name="T1691">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1692">И что дальше?</text:span>– <text:span text:style-name="T1692">От Слотропа ни звука. </text:span>– <text:span text:style-name="T1692">Эти две твои морячки… когда увидели тебя...</text:span>– <text:span text:style-name="T1692">И тут он замечает, что Слотроп, вместо того, чтоб продолжить рассказ, трясётся. Да, он дрожал и перед этим, тут холодно, но не настолько же.</text:span>– <text:span text:style-name="T1692">Слотроп!</text:span></text:p>
      <text:p text:style-name="P54">– <text:span text:style-name="T1692">Я не пойму. Исусе.</text:span>– <text:span text:style-name="T1692">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1690">– </text:span>Их не слышно, когда на подходе.</text:p>
      <text:p text:style-name="P58">Тантиви знает кто эти «они». Он отводит глаза. Недолгое молчание.</text:p>
      <text:p text:style-name="P55">– <text:span text:style-name="T1693">Конечно, не слышно, у них скорость больше скорости звука.</text:span></text:p>
      <text:p text:style-name="P55">– <text:span text:style-name="T1693">Да, но—я не про то,</text:span>– <text:span text:style-name="T1693">слова вырываются между волнами дрожи.</text:span>– <text:span text:style-name="T1693">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1693"> слышишь.</text:span></text:p>
      <text:p text:style-name="P55">– <text:span text:style-name="T1693">То же самсое и в пехоте. Сам знаешь. Никогда не слышишь ту, которая в тебя.</text:span></text:p>
      <text:p text:style-name="P55">– <text:span text:style-name="T1693">У, но—</text:span></text:p>
      <text:p text:style-name="P55">– <text:span text:style-name="T1693">Считай, что это такая большая пуля, Слотроп. С плавниками.</text:span></text:p>
      <text:p text:style-name="P55">– <text:span text:style-name="T1693">Исусе,</text:span>– <text:span text:style-name="T1693">зубы стучат,</text:span>– <text:span text:style-name="T1693">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1694">в </text:span>попыт<text:span text:style-name="T1694">ке</text:span> развеять и снять её.<text:span text:style-name="T1690">– </text:span>Может тебе стоит посмотреть места, где они взрывались….</text:p>
      <text:p text:style-name="P56">– <text:span text:style-name="T1694">Зачем? От них же ничего не остаётся. Не так разве?</text:span></text:p>
      <text:p text:style-name="P56">– <text:span text:style-name="T1694">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1693">—</text:span>каждое утро<text:span text:style-name="T1693">—</text:span>кто-то из Гражданской Обороны направлял в ТОТСССГ <text:span text:style-name="T1695">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1695">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1693">—</text:span>всё, что он мог предложить <text:span text:style-name="T2021">Скользкий</text:span> Вяз Тэя. Он чувствовал себя идиотом. <text:span text:style-name="T1696">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1696">—</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1697">Да, такое может пригодиться,</text:span>– Тантиви<text:span text:style-name="T1697"> позабавлено посматривает на него, </text:span>– <text:span text:style-name="T1697">верное дело, особенно в бою, знаешь, </text:span><text:span text:style-name="T23">просимулировать</text:span><text:span text:style-name="T1697"> что-то в таком роде. Полный верняк. Назови это «боевая паранойя» или типа того. Но— </text:span></text:p>
      <text:p text:style-name="P57">– <text:span text:style-name="T1697">Кто симулирует?</text:span>– <text:span text:style-name="T1697">закуривает сигарету, встряхивая чубом в дыму,</text:span>– <text:span text:style-name="T1697">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1696">—</text:span>вдруг газы, взрыв, и после никаких следов… без предупреждения, Слово тебе на ухо, а потом вечная тишь. <text:span text:style-name="T1698">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1699">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1699">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1699">– Нет, это </text:span><text:span text:style-name="T24">не</text:span><text:span text:style-name="T1699">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1699">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1697">—</text:span>это империальное присутствие, что живёт и движется. Люди пересекали улицы и площади, направляясь во все стороны. Автобусы <text:span text:style-name="T1700">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1697">—</text:span>что такое? да, точно, загляни в его армейские трусы, зашевелился в <text:span text:style-name="T5">эрекции</text:span>, вот-вот торчком вспрыгнет<text:span text:style-name="T1697">—</text:span>Боже праведный, а <text:span text:style-name="T5">это</text:span> вдруг с чего?</text:p>
      <text:p text:style-name="P67"><text:span text:style-name="T1701">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1701">?)</text:span> </text:p>
      <text:p text:style-name="P68">На старом аспидном сланце надгробного камня на кладбище Конгрегационалистской церкви дома в Минчборо, штат Масачусетс, <text:span text:style-name="T1702">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1703">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1704">засольщики</text:span> и <text:span text:style-name="T1704">коптильщики</text:span> <text:span text:style-name="T1704">бекона</text:span>, <text:span text:style-name="T1704">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1705">—</text:span>хотя всё это начало скисать примерно в те времена, или около того, когда Эмили Дикинсон писала:</text:p>
      <text:p text:style-name="P76"/>
      <text:p text:style-name="P76"><text:span text:style-name="T1706">Падение</text:span> дьявольский труд,</text:p>
      <text:p text:style-name="P77">Ведётся <text:span text:style-name="T1706">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1705">—</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1705">—</text:span>рядом с затопленными карьерами и холмами из-под <text:span text:style-name="T1708">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1707">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1708">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1709">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1705">—</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1710">давно заснули</text:span>, а взрослые пили кофе и рассказывали друг другу какие пожары они видели в другие <text:span text:style-name="T1710">годы</text:span>.</text:p>
      <text:p text:style-name="P83">Но это что за сияние? Какие призраки тут командуют? Что если в следующий момент всё <text:span text:style-name="T1711">заслонит</text:span> <text:span text:style-name="T1711">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1705">—</text:span><text:span text:style-name="T26">небо прямо сейчас</text:span><text:span text:style-name="T1705">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1719">меди</text:span>, пылает газовый <text:s/>факел, ровно и <text:span text:style-name="T1712">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1713">священнослужители</text:span>, <text:span text:style-name="T1713">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1713">– Всё дело в контроле. Всё это пошло из-за одной трудности: контроль. Впервые он оказался </text:span><text:span text:style-name="T28">внутри</text:span><text:span text:style-name="T1713">,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1713">– Рынок уже не нуждается в управлении Невидимой Рукой, но может теперь </text:span><text:span text:style-name="T28">создавать себя</text:span><text:span text:style-name="T1713"> сам—свою логику, импульс, стиль, </text:span><text:span text:style-name="T28">изнутри</text:span><text:span text:style-name="T1713">.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1713">.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1714">Гонит белиберду Успенского,</text:span>– <text:span text:style-name="T1714">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1714">,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1714"> месте почти наверняка.</text:span></text:p>
      <text:p text:style-name="P108">Джессика стоит недалеко от стола для сеанса <text:span text:style-name="T1715">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1716">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1720">классно так</text:span> <text:span text:style-name="T1720">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1720">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1717">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1717">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1718">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1713">– Ха,– </text:span><text:span text:style-name="T28">это</text:span><text:span text:style-name="T1713">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1713">– А какое </text:span><text:span text:style-name="T28">самое</text:span><text:span text:style-name="T1713">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1721">Кстати, а где это ваш молодой безумец?</text:span></text:p>
      <text:p text:style-name="P100">– <text:span text:style-name="T1721">Роджер с капитаном Прентисом.</text:span>– <text:span text:style-name="T1721">неопределённый взмах руки.</text:span>– <text:span text:style-name="T1722">Как обычно: непонятные <text:s/>Микроплёночные Маневры.</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1723">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1724">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1723">—</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1725">Генерал-майор, вы не можете поддерживать такое.</text:span></text:p>
      <text:p text:style-name="P101">– <text:span text:style-name="T1725">Мы следим за ним круглые сутки. Физически, расположение он не покидает, это точно.</text:span></text:p>
      <text:p text:style-name="P102"><text:soft-page-break/>– <text:span text:style-name="T1726">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1726">Гитлер так и делает.</text:span></text:p>
      <text:p text:style-name="P102">– <text:span text:style-name="T1726">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1727">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1727">,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1727">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1728">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1728">Этого вообще не понять,</text:span>– <text:span text:style-name="T1728">говорил Роджер Мехико,</text:span>– <text:span text:style-name="T1729">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1729">указывая на медиума, который в другом конце комнаты болтает с Гевином Трефойлом,</text:span>– <text:span text:style-name="T1729">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1729"> фашизма…</text:span></text:p>
      <text:p text:style-name="P104">– <text:span text:style-name="T1730">Полегче, Мехико, ты опять теряешь старую добрую объективность—человеку науки это не к лицу. Это уж совсем не по-научному.</text:span></text:p>
      <text:p text:style-name="P105">– <text:span text:style-name="T1731">Придурок. И ты за них. Ты не почувствовал, когда заходил сюда сегодня? Это громадное болотище паранойи.</text:span></text:p>
      <text:p text:style-name="P106">– <text:span text:style-name="T1731">Это мой дар, кто спорит,</text:span>– <text:span text:style-name="T1731">зная, что скажет резкость, Пират пытается сперва загладить,</text:span>– <text:span text:style-name="T1732">но не знаю готов ли я к таким </text:span><text:span text:style-name="T35">разнообразным</text:span><text:span text:style-name="T1732"> её проявлениям….</text:span></text:p>
      <text:p text:style-name="P106">– <text:span text:style-name="T1732">А, Прентис.</text:span>– Н<text:span text:style-name="T1732">и бровью не повел. Терпимость. А.</text:span></text:p>
      <text:p text:style-name="P107">– <text:span text:style-name="T1733">Ты бы зашёл, пусть доктор Грост проверит на своей ЭЭГ.</text:span></text:p>
      <text:p text:style-name="P107">– <text:span text:style-name="T1733">Ладно, как только выберу время.</text:span>– <text:span text:style-name="T1733">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1734">том </text:span>чь<text:span text:style-name="T1734">я</text:span> капитуляци<text:span text:style-name="T1734">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1735">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1735">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text:span text:style-name="T1736">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1737">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1738">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1737">—</text:span>всё равно 98% заражены венерическими болезнями<text:span text:style-name="T1737">—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1739">ый, как</text:span> он чувствовал, <text:span text:style-name="T1739">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1739">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1739">, знать, как знал Пират, о чём </text:span><text:span text:style-name="T36">на самом деле</text:span><text:span text:style-name="T1739">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1740">То-то и </text:span><text:span text:style-name="T37">оно,</text:span><text:span text:style-name="T1740">»–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1740">,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1741">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1742"> и вправду пират,</text:span>– <text:span text:style-name="T1742">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1743">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1746">ецах</text:span>, бегали по всей станции, глотали <text:span text:style-name="T1746">свои</text:span> предот<text:span text:style-name="T1745">ъ</text:span>ездные шоколадки и выстраивались <text:span text:style-name="T1746">в ряд </text:span>для новых фото. Белое как тальк лицо Скорпии <text:span text:style-name="T1744">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1747">сгорбившись, как Дракула, в своём Бербери, Джессика в миллионах крохотных капелек, мягкой сетью осевших на </text:span><text:soft-page-break/><text:span text:style-name="T1747">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1748">У нас их называют «служащими,»</text:span>– <text:span text:style-name="T1748">отвечает Роджер,</text:span>– <text:span text:style-name="T1748">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1749">в скулящей матрице стресса—</text:span></text:p>
      <text:p text:style-name="P140">– Бедный Роджер, бедный ягнёночек, попал на такую бяку войну.</text:p>
      <text:p text:style-name="P137">– <text:span text:style-name="T1749">Ну, ладно,</text:span>– <text:span text:style-name="T1749">его голова трясётся в пене «б» или «п», что отказывается взорваться,</text:span>– <text:span text:style-name="T1749">ууух, какая ты умная, да,</text:span>– <text:span text:style-name="T1749">Роджер в бешенстве, руки бросили руль, помогая словам выйти, «дворники» ползают по стеклу, прищёлкивая,</text:span>– <text:span text:style-name="T1750">когда-никогда вы сбиваете робота-бомбу, ты и твой друг, дорогой Нутрия—</text:span></text:p>
      <text:p text:style-name="P137">– <text:s/><text:span text:style-name="T1750">Бобёр.</text:span></text:p>
      <text:p text:style-name="P138">– <text:span text:style-name="T1750">Точно, и весь тот превосходный боевой дух, которым вы так славитесь, но что-то не слыхать, чтоб вы сбивали </text:span><text:span text:style-name="T38">ракеты</text:span><text:span text:style-name="T1750">, ха-ха!</text:span>– <text:span text:style-name="T1750">выдаёт свою самую злую улыбку, жмуря глаза и наморщив нос,</text:span>– <text:span text:style-name="T1751">больше, чем я, больше, чем Пойнтсмен, ну, и кто </text:span><text:span text:style-name="T39">теперь</text:span><text:span text:style-name="T1751"> лучше кого, дорогуша?</text:span>– <text:span text:style-name="T1751">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1752">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1752">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1752">—</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1753">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1757">крутым</text:span> знакомством», в Т<text:span text:style-name="T1757">а</text:span>нбридж-Веллз, в его сердцевине 18-го столетия, Роджер гнал свой подержанный Ягуар, а Джессика на обочине неотразимо бор<text:span text:style-name="T1757">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1753">—</text:span></text:p>
      <text:p text:style-name="P144">– <text:span text:style-name="T1755">Ну, ты даёшь, красавица,</text:span>– <text:span text:style-name="T1755">провизжав тормозами,</text:span>– <text:span text:style-name="T1755">Тут тебе не закулисье старой Мельницы, знаешь ли.</text:span></text:p>
      <text:p text:style-name="P151"><text:soft-page-break/>Она знала. «Гм,»<text:span text:style-name="T1754">– </text:span>упавшая прядка, щекоча её нос, добавила больше, чем обычно, едкости в её ответ:<text:span text:style-name="T1754">– «</text:span>Я не знала, что маленьких мальчиков пускают в такие места».</text:p>
      <text:p text:style-name="P145">– <text:span text:style-name="T1756">Как я вижу,</text:span>– <text:span text:style-name="T1756">уже научившись не замечать подобных замечаний по поводу его внешности,</text:span>– <text:span text:style-name="T1756">девочкам из твоего звена скаутов, ещё никто не позвонил.</text:span></text:p>
      <text:p text:style-name="P145">– <text:span text:style-name="T1756">Мне двадцать.</text:span></text:p>
      <text:p text:style-name="P145">– <text:span text:style-name="T1756">Ура, тогда имеешь полное право прокатиться на этом Ягуаре аж до Лондона.</text:span></text:p>
      <text:p text:style-name="P145">– <text:span text:style-name="T1756">Мне в другую сторон. Почти в Гастингс.</text:span></text:p>
      <text:p text:style-name="P145">– <text:span text:style-name="T1756">Ну, тогда туда и обратно.</text:span></text:p>
      <text:p text:style-name="P152">Убирая волосы со своего лица:<text:span text:style-name="T1754">– </text:span>А твоя мама знает, как ты себя ведёшь <text:span text:style-name="T5">не</text:span> дома?</text:p>
      <text:p text:style-name="P145">– <text:span text:style-name="T1756">Моя мама война,</text:span>– <text:span text:style-name="T1756">провозглашает Роджер Мехико, склоняясь, чтобы открыть дверь.</text:span></text:p>
      <text:p text:style-name="P146">– <text:span text:style-name="T1757">Это странно слышать,</text:span>– <text:span text:style-name="T1757">маленькая заляпанная туфелька повременила на подножке.</text:span></text:p>
      <text:p text:style-name="P146">– <text:span text:style-name="T1757">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1758">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1759">Я в твоей власти,</text:span>– <text:s/><text:span text:style-name="T1759">вскрикивает она.</text:span>– <text:span text:style-name="T41">Полностью</text:span><text:span text:style-name="T1759">.</text:span></text:p>
      <text:p text:style-name="P148">– <text:span text:style-name="T1760">Гм,</text:span>– <text:span text:style-name="T1760">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1761">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1762">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1762">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1762">бомбардировщиков… да </text:span><text:span text:style-name="T42">что угодно</text:span><text:span text:style-name="T1762">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1771">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1763">—</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1763">—</text:span></text:p>
      <text:p text:style-name="P149">– <text:span text:style-name="T1764">Кто они?</text:span></text:p>
      <text:p text:style-name="P160">Роджер пожимает плечами, «они» для них достаточно:<text:span text:style-name="T1754">– </text:span>Не слишком <text:span text:style-name="T1768">дружелюбная</text:span> компашка.</text:p>
      <text:p text:style-name="P150">– <text:span text:style-name="T1765">Кто бы говорил!</text:span>– <text:s/><text:span text:style-name="T1765">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1766">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1767">злой, усталый, это уже перестало его задевать… значение</text:span><text:span text:style-name="T44"> эн</text:span><text:span text:style-name="T1767"> может быть разным для каждого из нас, но, извини меня: рано или поздно….</text:span></text:p>
      <text:p text:style-name="P163">И помимо изнеможения от всего есть ещё и это. <text:span text:style-name="T1769">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1769">—</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1770">День начинается с чашки горячего и сигареты за маленьким столом с поломанной ножкой, которую Роджер починил, временно,</text:span> <text:span text:style-name="T1770">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1770">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1772">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1773">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1775">щ</text:span>е в погребе. <text:span text:style-name="T1775">Невозможно всунуться</text:span> <text:span text:style-name="T1775">в унитаз даже чтоб развязать его ёбаный </text:span><text:span text:style-name="T45">ботинок</text:span><text:span text:style-name="T1775">….</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1774">—</text:span>затем прихрамывая, <text:span text:style-name="T1778">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1776">ц</text:span>елевшего дома, от которого начинаются развалины. Если он с доктором перекинулись словом, сейчас ни один не подаёт вида. <text:span text:style-name="T1776">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1776">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1778">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1779">Обниматься?</text:span>– <text:span text:style-name="T1779">Роджер вот-вот завопит.</text:span>– <text:span text:style-name="T46">Обниматься</text:span><text:span text:style-name="T5">?</text:span></text:p>
      <text:p text:style-name="P170">– <text:span text:style-name="T1779">Мехико.</text:span>– <text:span text:style-name="T1779">Это доктор опять, на ноге унитаз, вязаный шлем перекошен.</text:span></text:p>
      <text:p text:style-name="P171">– <text:span text:style-name="T1779">Опаньки! Ходить не мешает? Наверняка, да… сюда, просуньте в дверь, ага, так, хорошо,</text:span>– <text:span text:style-name="T1780"><text:s text:c="2"/>закрыв обратно дверь вокруг лодыжки Пойнтсмена, Роджер привалился к бедру Джессики,</text:span>– <text:span text:style-name="T1780">теперь тяните, со всей силы, как можете.</text:span></text:p>
      <text:p text:style-name="P291"><text:span text:style-name="T150">Думая </text:span><text:span text:style-name="T47">молодой прохиндей</text:span><text:span text:style-name="T150"> и </text:span><text:span text:style-name="T47">издевается придурок, </text:span><text:span text:style-name="T150">доктор откачивается назад, кряхтит, унитаз ворочается туда-сюда. Удерживая дверь, Роджер внимательно уставился в место заглота ноги.</text:span><text:span text:style-name="T151">–</text:span><text:span text:style-name="T150"> Сюда бы немного вазелина, тогда бы мы</text:span><text:span text:style-name="T152">—</text:span><text:span text:style-name="T150">что-нибудь скользкое. Стоп! Держите</text:span><text:span text:style-name="T154">сь</text:span><text:span text:style-name="T150"> так, Пойнстмен, есть способ… </text:span><text:span text:style-name="T153">Он уже под машиной, импульсивный парень, отыскивает заглушку картера, когда Пойнтсмен, наконец, может выговорить:</text:span><text:span text:style-name="T151">– </text:span><text:span text:style-name="T153">Нет </text:span><text:span text:style-name="T48">времени</text:span><text:span text:style-name="T153">, Мехико, он убежит, он убежит. </text:span></text:p>
      <text:p text:style-name="P172"><text:span text:style-name="T1781">– Точно,</text:span>– <text:span text:style-name="T1782">опять на ногах, нашаривает фонарик в кармане.</text:span>– <text:span text:style-name="T1782">Я напугаю его светом, а вы поджидайте с сеткой. Сможете дойти? Нехорошо если свалитесь, или ещё что, когда он рванёт смыться.</text:span></text:p>
      <text:p text:style-name="P172">– <text:span text:style-name="T1782">Ради бога,</text:span>– <text:span text:style-name="T1782">Пойнтсмен бухает вслед за ним в развалины,</text:span>– <text:span text:style-name="T1783"><text:s/></text:span><text:span text:style-name="T253">не напугайте его, Мехико, тут не сафари в Кении, он нужен нам близким к норме, насколько возможно.</text:span></text:p>
      <text:p text:style-name="P175"><text:span text:style-name="T251">К норме? </text:span><text:span text:style-name="T95">К норме?</text:span></text:p>
      <text:p text:style-name="P176"><text:span text:style-name="T254">– </text:span><text:span text:style-name="T251">Ясно</text:span><text:span text:style-name="T95">,</text:span><text:span text:style-name="T254">– </text:span><text:span text:style-name="T251">откликается Роджер, сигналя ему фонариком, короткий-длинный-короткий.</text:span></text:p>
      <text:p text:style-name="P173">– <text:span text:style-name="T1784">Посмотрим,</text:span>– <text:span text:style-name="T1784">бормочет Джессика, на цыпочках за ними следом.</text:span></text:p>
      <text:p text:style-name="P174">– <text:span text:style-name="T1785">Давай, приятель,</text:span>– <text:span text:style-name="T1785">уговаривает Роджер,</text:span>– <text:span text:style-name="T1785">тут для тебя бутылочка </text:span><text:span text:style-name="T49">эфира</text:span><text:span text:style-name="T1785">.</text:span>– <text:s/><text:span text:style-name="T1785">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1786">Так это ж м-с Насбом!</text:span>– <text:span text:style-name="T1786">вскрикивает Роджер, точь-в-точь как это делает Фред Ален передачах Би-Би-Си, по средам.</text:span></text:p>
      <text:p text:style-name="P174">– <text:span text:style-name="T1786">А шо, ты може думал шо то </text:span><text:span text:style-name="T50">Лесси</text:span><text:span text:style-name="T1786">?</text:span>– <text:span text:style-name="T1786">отвечает пёс.</text:span></text:p>
      <text:p text:style-name="P177">Роджер чувствует крепкий запах паров эфира, начиная свой осторожный спуск в погреб.<text:span text:style-name="T1777">–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1787">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1787">!–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1787">—</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1787">—</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1789">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1788">—</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1790">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1791">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1792">не </text:span>оставляя ничего кроме дождя, что льётся со всех скатов и завитков в надписи <text:span text:style-name="T1792">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1793">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1794">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1796">у</text:span> (это его общее имя для любого пациента—дай три круга бегом вокруг здания, <text:span text:style-name="T1796">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1797">Не </text:span><text:span text:style-name="T52">очень</text:span><text:span text:style-name="T1797"> хорошо выглядишь.</text:span></text:p>
      <text:p text:style-name="P193">– <text:span text:style-name="T1797">А, этот старый ублюдок, он меня вывел. Каждый </text:span><text:span text:style-name="T52">день</text:span><text:span text:style-name="T1797"> схватываемся, Спектро, я уже не...</text:span>– <text:span text:style-name="T1798">хмурится вниз на свои очки, которые протирает рубашкой,</text:span>– <text:span text:style-name="T1798">в этом чёртовом Падинге больше, чем могу понять… всегда подбросит какой-нибудь свой… старческий сюрпризик.</text:span></text:p>
      <text:p text:style-name="P194">– <text:span text:style-name="T1799">Так это возраст такой, Право же.</text:span></text:p>
      <text:p text:style-name="P195">– <text:span text:style-name="T1800">Ну, это <text:s/>я б ещё стерпел, но он такой, чёрт побери</text:span>—<text:span text:style-name="T1800">такой </text:span><text:span text:style-name="T53">ублюдок</text:span><text:span text:style-name="T1800">, он никогда не </text:span><text:span text:style-name="T53">спит</text:span><text:span text:style-name="T1800">, он </text:span><text:span text:style-name="T53">придумывает</text:span><text:span text:style-name="T1800"> как ещё…</text:span></text:p>
      <text:p text:style-name="P195"><text:soft-page-break/>– <text:span text:style-name="T1801">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1801">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1802">Мне это не нравится, Пойнтсмен. Если уж спрашиваешь.</text:span></text:p>
      <text:p text:style-name="P197">– <text:span text:style-name="T1802">Почему нет?</text:span>– <text:s/><text:span text:style-name="T1802">Молчание.</text:span>– <text:s/><text:span text:style-name="T1803">Неэтично?</text:span></text:p>
      <text:p text:style-name="P197">– <text:s/><text:span text:style-name="T1803">Да, ради бога. А </text:span><text:span text:style-name="T55">это</text:span><text:span text:style-name="T1803"> этично?</text:span>– <text:span text:style-name="T1803">подняв руку к двери в палату, в почти фашистском салюте.</text:span>– <text:span text:style-name="T1803">Нет, я думаю об обоснованности эксперимента. Не нахожу доводов. Тут всего один человек.</text:span></text:p>
      <text:p text:style-name="P197">– <text:span text:style-name="T1803">Этот Слотроп. Ты знаешь о нём. Даже Мехико считает… о, самый обычный. Предзнание. Психокинез. У них свои проблемы, в </text:span><text:span text:style-name="T55">той</text:span><text:span text:style-name="T1803">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1795">– </text:span>Если бы он не был одним из <text:span text:style-name="T1816">подопечных</text:span> Ласло Джамфа, <text:span text:style-name="T1804">твой интерес к нему был бы столь же </text:span>настойчив?</text:p>
      <text:p text:style-name="P198">– <text:span text:style-name="T1804">Ну, конечно.</text:span></text:p>
      <text:p text:style-name="P198">– <text:s/><text:span text:style-name="T1804">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1804">—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1805">Спектро качает головой:</text:span>– <text:span text:style-name="T1806">Ты ставишь реакцию прежде стимула.</text:span></text:p>
      <text:p text:style-name="P200">– <text:span text:style-name="T1806">Вовсе нет. Сам подумай. Он гуляет и может ч</text:span><text:span text:style-name="T56">увствовать их приближение</text:span><text:span text:style-name="T1806"> за несколько дней. Но это рефлекс. Реакция на что-то пребывающее вокруг</text:span><text:span text:style-name="T56">. </text:span><text:span text:style-name="T1806">С нашим слишком грубым строением, мы не в состоянии ощутить это, а </text:span><text:span text:style-name="T56">Слотроп</text:span><text:span text:style-name="T1806"> </text:span><text:span text:style-name="T56">может</text:span><text:span text:style-name="T1806">.</text:span></text:p>
      <text:p text:style-name="P201">– Но это и есть экстрасенсорность.</text:p>
      <text:p text:style-name="P212"><text:span text:style-name="T1795">– А почему бы не сказать «ощутимый намёк, на который</text:span> <text:span text:style-name="T1807">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1807">—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1807">—</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1808">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1808">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1809">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1809">,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1809"> и ответ </text:span><text:span text:style-name="T59">доверься нам,</text:span><text:span text:style-name="T1809">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1810">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1813">раздорожье</text:span> (<text:span text:style-name="T1813">по</text:span> прибы<text:span text:style-name="T1813">тии</text:span> на эт<text:span text:style-name="T1813">у имитацию</text:span> паркет<text:span text:style-name="T1813">а</text:span> с нашлёпками жевательной резинки зашмыганной до черноты, с пятнами ночной блевотины, светло-жёлт<text:span text:style-name="T1812">ой</text:span>, прозрачн<text:span text:style-name="T1812">ой</text:span> как флюиды богов, <text:span text:style-name="T1811">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1813">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1814">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1814">—</text:span>да, гигантская каракатица из фильмов ужасов по имени Григори: серый, слизистый, <text:span text:style-name="T1815">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1795">– </text:span>Мне <text:span text:style-name="T5">постоянно</text:span> говорят завести животное.<text:span text:style-name="T1795">–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1795"> смог жить с такой тварью?</text:span></text:p>
      <text:p text:style-name="P213"><text:span text:style-name="T1795">–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1795">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1795">–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1795"> на </text:span><text:span text:style-name="T60">реверсивно</text:span><text:span text:style-name="T1795">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1795">–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1795">.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1817">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1818">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1819">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1820">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1821">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1822">Почему твои уравнения только для ангелов, Роджер? Почему </text:span><text:span text:style-name="T61">мы</text:span><text:span text:style-name="T1822"> не можем снизу повлиять?Какое-нибудь уравнение, чтоб мы <text:s/>смогли найти более безопасное место?</text:span></text:p>
      <text:p text:style-name="P235">– <text:span text:style-name="T1823">Как меня угораздило попасть,</text:span>– <text:span text:style-name="T1823">его дежурный сочувственный ответ,</text:span>– <text:span text:style-name="T1823">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1824">как</text:span> предпис<text:span text:style-name="T1824">ано</text:span> учебниками про уравнение Поиссона. <text:span text:style-name="T1825">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1826">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1826">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1828">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1829">А вы могли бы… </text:span><text:span text:style-name="T62">сказать</text:span><text:span text:style-name="T1829">,</text:span>– <text:span text:style-name="T1829">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1829">из этой вашей карты, в какие места безопаснее всего заходить, безопаснее от ракет.</text:span></text:p>
      <text:p text:style-name="P240">– <text:span text:style-name="T1829">Нет.</text:span></text:p>
      <text:p text:style-name="P240">– <text:span text:style-name="T1829">Но позвольте—</text:span></text:p>
      <text:p text:style-name="P240">– <text:span text:style-name="T1829">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1830">Но квадраты, которые уже получили несколько попаданий, я имею в виду—</text:span></text:p>
      <text:p text:style-name="P241">– <text:span text:style-name="T1831">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1832">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1832">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1833">Римляне,</text:span>– <text:span text:style-name="T1833">Роджер и его преподобие д-р Де ла Нут однажды вечером напились вместе,</text:span>–<text:span text:style-name="T1833">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1827">– </text:span>Интересно,<text:span text:style-name="T1827">– </text:span>обшаривая свои карманы, один за другим, чёрт, никогда когда надо<text:span text:style-name="T1830">—</text:span>а, вот, наконец-то:<text:span text:style-name="T1827">– </text:span>последует ли этот случай уравнению Поиссон… посмотрим…</text:p>
      <text:p text:style-name="P257"><text:soft-page-break/><text:span text:style-name="T1827">– </text:span>Ехико,<text:span text:style-name="T1827">– </text:span>подавшись вперёд с явной враждебностью.<text:span text:style-name="T1827">– </text:span>Проросшие стебли они применяли для лечения больных. <text:span text:style-name="T1834">У</text:span> них <text:span text:style-name="T1834">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1835"><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1827">– <text:s/></text:span>Ну. Прекрати.</text:p>
      <text:p text:style-name="P245">– <text:span text:style-name="T1836">Иногда...</text:span>–<text:span text:style-name="T1836">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1837">Вы хотите сказать, он не заплатил…,</text:span>– <text:span text:style-name="T1837">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1838">Чем больше </text:span>V-2 <text:span text:style-name="T1838">ждут запуска оттуда, чтоб долететь сюда,</text:span>– <text:span text:style-name="T1838">сказал капитан Прентис,</text:span>– <text:span text:style-name="T1838">тем больше у него шансов получить свою. Конечно же, нельзя сказать, что он не вносит минимальной платы. Но кто из нас нет.</text:span></text:p>
      <text:p text:style-name="P248">– <text:span text:style-name="T1838">Ну,</text:span>–<text:span text:style-name="T1838"> покивал Роджер позднее, когда она ему рассказала, глаза притуманились, обдумывая то, что он услышал,</text:span>– <text:span text:style-name="T1838">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1839">Я знала, что ты рассердишься,</text:span>– <text:s/><text:span text:style-name="T1839">пробормотала она.</text:span></text:p>
      <text:p text:style-name="P249">– <text:span text:style-name="T1840">Я не сержусь. Нисколько. Так дешевле. Но как в таком случае, он хочет,</text:span>– <text:span text:style-name="T1840">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1840">«ну, что вы все хотите от меня, день за днём работаю среди полных лунатиков,»</text:span>– <text:span text:style-name="T1840">Джессика, вздыхая о боже, подтягивает свои красивые ноги </text:span><text:soft-page-break/><text:span text:style-name="T1840">вверх на кресло,</text:span>– «<text:span text:style-name="T1841">они верят в жизнь после смерти, о связи от-сознания-к-сознанию, в пророчества, ясновидение, телепортацию—они </text:span><text:span text:style-name="T64">верят</text:span><text:span text:style-name="T1841">, Джес! и—и—,»</text:span>– <text:span text:style-name="T1841">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1841">,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1842">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1843">Как это всё было? До войны?</text:span>– <text:s/><text:span text:style-name="T1843">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1844">Ну, в общем,</text:span>– <text:span text:style-name="T1844">скрипучим голосом старого пердуна, парализованная рука тянется щипнуть её за грудь самым мерзкоим образом, какой он знает,</text:span>– <text:span text:style-name="T1844">это, девонька, зависит от того </text:span><text:span text:style-name="T65">какую</text:span><text:span text:style-name="T1844"> войну, ты </text:span><text:span text:style-name="T65">имеешь в виду</text:span><text:span text:style-name="T1844">.</text:span>– <text:span text:style-name="T1844">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1844">Брось, Роджер. Я серьёзно. Я не помню.</text:span>– <text:span text:style-name="T1845">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1845">…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1846">Я помню только, что это было глупо. Просто потрясающе глупо. Ничего не происходило. Ах, да Эдвард VIII отрёкся. Он полюбил—</text:span></text:p>
      <text:p text:style-name="P252">– <text:span text:style-name="T1846">Это я знаю. Читаю журналы. Но на что это было </text:span><text:span text:style-name="T67">похоже</text:span><text:span text:style-name="T1846">?</text:span></text:p>
      <text:p text:style-name="P252">– <text:span text:style-name="T1846">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1847">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1848">Ничего такого, что пропало бы полностью, чего я больше не смогу найти.</text:span></text:p>
      <text:p text:style-name="P253"><text:soft-page-break/>– <text:span text:style-name="T1848">Даже так. А по </text:span><text:span text:style-name="T68">моим</text:span><text:span text:style-name="T1848"> воспоминаниям—</text:span></text:p>
      <text:p text:style-name="P253">– <text:s/><text:span text:style-name="T1848">Ну, и?</text:span>– <text:span text:style-name="T1848">Они оба улыбаются.</text:span></text:p>
      <text:p text:style-name="P253">– <text:span text:style-name="T1848">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1849">А кто-то постоянно плачет, уа, уа...,</text:span>– <text:span text:style-name="T1849">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1850">ш</text:span>ла в дверь <text:span text:style-name="T1850">через</text:span> кухн<text:span text:style-name="T1850">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1860">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6">Парен<text:span text:style-name="T1888">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698">Искренне Ваш,</text:p>
      <text:p text:style-name="P698">лейт. Тайрон Слотроп</text:p>
      <text:p text:style-name="P304"/>
      <text:p text:style-name="P700">Общая Почта</text:p>
      <text:p text:style-name="P700">Кеноша, Виск., США</text:p>
      <text:p text:style-name="P305">несколькими днями позже</text:p>
      <text:p text:style-name="P305"/>
      <text:p text:style-name="P305">Тайрон<text:span text:style-name="T1888">у</text:span> Слотроп<text:span text:style-name="T1888">у</text:span>, Эскв.</text:p>
      <text:p text:style-name="Standard"><text:span text:style-name="T1860">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699">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1889">с</text:span>делал «Кеношу», паренёк.</text:p>
      <text:p text:style-name="P306"/>
      <text:p text:style-name="P306">(2.1) Х.Ю.: Блин! Я делал все те танцы, я делал «Кика <text:span text:style-name="T1860">В</text:span>ок<text:span text:style-name="T1860">а</text:span>», и я делал «Линди» тоже!</text:p>
      <text:p text:style-name="P307"><text:tab/><text:span text:style-name="T1851">С.Т.В.: <text:s/></text:span>Спорим, ты никогда не <text:span text:style-name="T1889">с</text:span>делал «<text:span text:style-name="T1851">П</text:span>ар<text:span text:style-name="T1852">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1852">П</text:span>арень из Кеноши <text:span text:style-name="T1852">и на секунду не подумал будто </text:span><text:span text:style-name="T69">ты…</text:span></text:p>
      <text:p text:style-name="P309"/>
      <text:p text:style-name="P310">(3.1) Старший (изумлённо): <text:span text:style-name="T1851">Тебя? Да, никогда! </text:span>Чтоб П<text:span text:style-name="T1851">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1853">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1854">один</text:span> cc <text:span text:style-name="T1854">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1855">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1856">Мой</text:span> кулак <text:span text:style-name="T1856">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1861">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1857">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1859">Я в</text:span> жизн<text:span text:style-name="T1859">и</text:span> не слыхал столь-сладких-звуков,</text:p>
      <text:p text:style-name="P317"><text:span text:style-name="T1858">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1862">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1863">зачем вот так вот сразу…</text:span></text:p>
      <text:p text:style-name="P321">Белые ребята из колледжа, орут заказы <text:span text:style-name="T1869">групке</text:span> джазменов на возвышении. Голоса из восточных частных школ, выговаривая «жопа» чуть округляют губы и получается «жёпя»… они <text:span text:style-name="T1869">оттягиваются</text:span>, отрываются. <text:span text:style-name="T1864">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1865">й</text:span> <text:span text:style-name="T1865">уборной</text:span> Бального Зала Роузленд он млеет коленопреклонённый над туалетным унитазом, <text:span text:style-name="T1865">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1865">, отвратную </text:span><text:span text:style-name="T70">дыру! </text:span><text:span text:style-name="T1866">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1866">,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1867">Вслед</text:span>? <text:span text:style-name="T1868">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1868">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1868">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1870">распускают</text:span> его пояс, <text:s/>расстёгивают <text:span text:style-name="T1870">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1870">,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1871">а другие прокряхтят, эх жаль, но Слотроп не сказал ни так: ни эдак, потому что он особо ничего не </text:span><text:span text:style-name="T74">чувствует</text:span><text:span text:style-name="T1871">. А и его потерянную гармошку </text:span><text:span text:style-name="T74">всё ещё</text:span><text:span text:style-name="T1871"> нигде не видно. Свет тут внизу тёмно серый и </text:span><text:soft-page-break/><text:span text:style-name="T1871">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1871">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1872">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1873">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1873">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1874">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1875">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1876">У</text:span>же <text:span text:style-name="T1876">не помнишь</text:span> Красного Малкольма, <text:span text:style-name="T1876">что</text:span> наверху <text:span text:style-name="T1876">остался,</text:span></text:p>
      <text:p text:style-name="P333">В причёске Красный Дьявол до Волос Дорвался…</text:p>
      <text:p text:style-name="P333"/>
      <text:p text:style-name="P334">Ну, <text:span text:style-name="T1878">и</text:span> вот <text:span text:style-name="T1878">этот самый</text:span> Крачфилд, или Крочфилд, западопроходец. Не «архитипический» западопроходец, но <text:span text:style-name="T5">единственный</text:span>. <text:span text:style-name="T1877">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1877">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701">Долин<text:span text:style-name="T1880">ы</text:span> Красной Реки</text:p>
      <text:p text:style-name="P338">В унитаз, говорят, тебя смыло<text:span text:style-name="T156">—</text:span></text:p>
      <text:p text:style-name="P337">Присядь, отдохни, <text:span text:style-name="T1879">держи нос свой вверх</text:span></text:p>
      <text:p text:style-name="P337">Канализация кончается скоро,</text:p>
      <text:p text:style-name="P339">А говно на наших берегах круче всех.</text:p>
      <text:p text:style-name="P339"/>
      <text:p text:style-name="P340">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1881">а </text:span>у женщин ноги волосатые, всё им отдай или взорвут <text:span text:style-name="T1881">круглой чёрной железякой посреди ночи кровавой через Полаков в серых шапках, всяких оки, ниггеров, да, особенно через нигеров…)</text:span></text:p>
      <text:p text:style-name="P341">Ну, тут, в общем, дружок Крачфилда как раз вышел из сарая. <text:span text:style-name="T1882">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1"/>
      <text:p text:style-name="P342">Одного бандитика в Сан Берду,</text:p>
      <text:p text:style-name="P343">Одного китайчонка, что смылся с железной дороги,</text:p>
      <text:p text:style-name="P343">Одного с триппером, одного с зобом,</text:p>
      <text:p text:style-name="P343">Одного в последней стадии прока-зи,</text:p>
      <text:p text:style-name="P344">Хромого на левую ногу, хромого на правую ногу,</text:p>
      <text:p text:style-name="P344">Хромого на обе, всех будет три!</text:p>
      <text:p text:style-name="P345">Одного гомика, даже лесбу одну,</text:p>
      <text:p text:style-name="P345">Одного негришку, одного евреишку,</text:p>
      <text:p text:style-name="P345">Одного краснокожего с одним бизоном,</text:p>
      <text:p text:style-name="P345">И охотника на бизонов из Нью Мексико</text:p>
      <text:p text:style-name="P345"/>
      <text:p text:style-name="P346"><text:span text:style-name="T1883">И так далее, и так далее, по одному от всего, он Белый Йобмен в </text:span><text:span text:style-name="T5">terre mauvaise</text:span> <text:span text:style-name="T1883">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1883">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1883">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7">– <text:span text:style-name="T1884">Ах, Крачфилд,– вскидывая руку,– как мило, что ты явился.</text:span></text:p>
      <text:p text:style-name="P348">– <text:span text:style-name="T1884">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1884">.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9">Отв.: Да.</text:p>
      <text:p text:style-name="P349">Вопр.: Значит одна девушка индейка…</text:p>
      <text:p text:style-name="P349">Отв.: Одна <text:span text:style-name="T5">чисто</text:span> индейка. Одна <text:span text:style-name="T5">mestiza</text:span>. Одна <text:span text:style-name="T5">criolla</text:span>. Потом: одна якви. Одна навахо. Одна аппачи—</text:p>
      <text:p text:style-name="P349">Вопр.: Минуточку! Начнём с того, что был только один индеец, которого Кранчфилд убил.</text:p>
      <text:p text:style-name="P349">Отв.: <text:span text:style-name="T1885">Да.</text:span></text:p>
      <text:p text:style-name="P351">Рассматривайте это как вопрос оптимизации. Страна в состоянии хорошо поддерживать только одного от всякого.</text:p>
      <text:p text:style-name="P349">Вопр.: <text:span text:style-name="T1885">Тогда как же все остальные? Бостон. Лондон. Те что живут в городах. Те люди реальны или как?</text:span></text:p>
      <text:p text:style-name="P349">Отв.: <text:span text:style-name="T1885">Некоторые реальны, а некоторые нет.</text:span></text:p>
      <text:p text:style-name="P349">Вопр.: <text:span text:style-name="T1885">Ну, а реальные, они нужны? или не нужны?</text:span></text:p>
      <text:p text:style-name="P350">Отв.: <text:span text:style-name="T1885">Это зависит от того, что вы имеете в виду.</text:span></text:p>
      <text:p text:style-name="P349">Вопр.: <text:span text:style-name="T1885">Блядь, я ничего не имею в виду.</text:span></text:p>
      <text:p text:style-name="P349">Отв.: <text:span text:style-name="T1885">Зато </text:span><text:span text:style-name="T77">мы</text:span><text:span text:style-name="T1885"> имеем.</text:span></text:p>
      <text:p text:style-name="P349"><text:s/><text:span text:style-name="T1886">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1886">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2">Но зарулим сегвей на склон Роксбери. Снег набился в его дуги, в рубчатые бороздки на его чёрных резиновых подошвах. <text:span text:style-name="T1887">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4">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P353">Слотроп: Где он? Почему не пришёл? Ты кто?</text:p>
      <text:p text:style-name="P353">Голос: Парня прикончили. И ты знаешь меня Слотроп. Забыл? Меня зовут Никогда.</text:p>
      <text:p text:style-name="P353">Слотроп: (вглядываясь) <text:span text:style-name="T5">Ты</text:span> Никогда? (пауза) <text:span text:style-name="T5">Сделал</text:span> Парня из Кеноши?</text:p>
      <text:p text:style-name="P355"><draw:frame draw:style-name="fr1" draw:name="Image11" text:anchor-type="paragraph" svg:width="6.9252in" svg:height="0.3661in" draw:z-index="10"><draw:image xlink:href="Pictures/1000000000000B720000009B428C9716555D8079.png" xlink:type="simple" xlink:show="embed" xlink:actuate="onLoad" loext:mime-type="image/png"/></draw:frame>«<text:span text:style-name="T1890">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span></text:p>
      <text:p text:style-name="P702">—<text:span text:style-name="T1891">Проф. Др. Ласло Джамф, «Криптосем» (рекламная </text:span></text:p>
      <text:p text:style-name="P703">брошюра) Агфа, Берлин, 1934</text:p>
      <text:p text:style-name="P356"/>
      <text:p text:style-name="P356">Чертёж на плотной кремовой бумаге под чёрно-буквенным штампом <text:s/>GEHEIME</text:p>
      <text:p text:style-name="P357">KOMMANDOSACHE, <text:span text:style-name="T1892">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span></text:p>
      <text:p text:style-name="P358">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text:span text:style-name="T1893">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text:span text:style-name="T78">ещё</text:span><text:span text:style-name="T1893"> Они знают?</text:span></text:p>
      <text:p text:style-name="P359">– <text:span text:style-name="T1894">Тсс,</text:span>– <text:s/><text:span text:style-name="T1895">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text:span>– «<text:span text:style-name="T1896">Я оставлю его. Мы переедем жить тут. Будем всё время заниматься любовью. Я твоя, я всегда </text:span><text:soft-page-break/><text:span text:style-name="T1896">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span></text:p>
      <text:p text:style-name="P360">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text:span text:style-name="T1897">ической </text:span>транспозиции, <text:span text:style-name="T1897">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span></text:p>
      <text:p text:style-name="P361">Далеко, сквозь дождь, доносится взрыв ещё одной германской ракеты. Третья за сегодня. Они штурмуют небо как Вотан и его обезумелая рать.</text:p>
      <text:p text:style-name="P362"><draw:frame draw:style-name="fr2" draw:name="Image12" text:anchor-type="paragraph" svg:x="0.0244in" svg:y="0.6783in" svg:width="6.9252in" svg:height="0.3661in" draw:z-index="11"><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В Германии, всё ближе к концу, <text:span text:style-name="T1898">непрестанными письменами на стенах было WAS TUST DU FÜR </text:span>DIE FRONT, FÜR DEN SIEG? WAS HAST DU HEUTE FÜR DEUTSCHLAND GETAN? <text:span text:style-name="T1898">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span></text:p>
      <text:p text:style-name="P367">– Я и не думал,– Ле Фройд продолжает вглядываться в море.</text:p>
      <text:p text:style-name="P368">– Тогда что ты тут делаешь?А?</text:p>
      <text:p text:style-name="P368">– Хотел посмотреть на море,– объясняет Ле Фройд.– Я никогда не видел. Хотя родственник, по крови, знаете ли ,морю.</text:p>
      <text:p text:style-name="P369">– Вон оно что,– хитрый Стаглз подбирается всё ближе,– значит родственников посещаете, как мило.</text:p>
      <text:p text:style-name="P370">– Я могу слышать Бога Моря!– кричит Ле Фройд изумлённо.</text:p>
      <text:p text:style-name="P371">– Ну и ну, и как его зовут?– Они оба, с мокрыми лицами, орут против ветра.</text:p>
      <text:p text:style-name="P371">– Не знаю,– кричит Ле Фройд,– а какое подошло бы?</text:p>
      <text:p text:style-name="P372"><text:soft-page-break/>– Берт,– предлагает констебль и пытается вспомнить правой рукой схватить левую <text:s/>повыше локтя, или левой рукой схватить…</text:p>
      <text:p text:style-name="P363">Ле Фройд оборачивается и в первый раз видит собеседника и толпу. <text:span text:style-name="T1899">Глаза его становятся круглыми и кроткими. –«Берт хорошее имя.»– Говорит он и делает шаг спиною вперёд в пустоту.</text:span></text:p>
      <text:p text:style-name="P364">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text:span text:style-name="T1902">что из</text:span>лива<text:span text:style-name="T1902">ет</text:span> каждый день беспроволочной истории в песню, <text:span text:style-name="T1902">на фоне </text:span>закат<text:span text:style-name="T1902">ов</text:span> над променадом, глазниц линз постоянно меняющи<text:span text:style-name="T1902">х</text:span>ся в свете моря, <text:span text:style-name="T1902">который</text:span> разливается то <text:span text:style-name="T1902">буйно</text:span>, то <text:span text:style-name="T1902">утихомирено</text:span> в небе, аспирина на ночь—т<text:span text:style-name="T1901">о</text:span>лько прыжо<text:span text:style-name="T1901">к</text:span> Ле Фройда <text:span text:style-name="T1901">единственный аттракцион до начала войны.</text:span></text:p>
      <text:p text:style-name="P365">С разгромом Польши, министерские кортежи вдруг начали замечаться в любой час ночи в направлении «Белого Посещения», тихие как шхуны, моторы приглушены<text:span text:style-name="T1900">—</text:span>чёрные машины без хрома, что поблескивали в свете звёзд, а без них маскировались лицом, которое вот-вот вспомнишь, если бы память не подводила…. <text:span text:style-name="T1903">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span></text:p>
      <text:p text:style-name="P366">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text:span text:style-name="T1904">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span></text:p>
      <text:p text:style-name="P373">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text:span text:style-name="T1909">э</text:span>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text:span text:style-name="T1905">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text:span text:style-name="T79">делают</text:span><text:span text:style-name="T1905">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pan><text:soft-page-break/><text:span text:style-name="T1905">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span></text:p>
      <text:p text:style-name="P374">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text:span text:style-name="T1906">состояние</text:span>, чьим гражданином он начал себя чувствовать, <text:span text:style-name="T1906">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span></text:p>
      <text:p text:style-name="P375">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text:span text:style-name="T1906">—</text:span>Падинг может только оглядываться и стараться быть повежливее. Не такой рослый, как его отец, <text:span text:style-name="T1907">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span></text:p>
      <text:p text:style-name="P376">Возраст старого бригадного генерала неясен, хотя наверняка волочит за 80<text:span text:style-name="T1907">—</text:span>призван из отставки в 1940, задействован в новом качестве, не только на поле боя<text:span text:style-name="T1907">—</text:span>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5">в точности как они</text:span>… так что, лучше «как петля»)<text:span text:style-name="T1907">—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text:span> <text:span text:style-name="T1908">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span></text:p>
      <text:p text:style-name="P377">Кто не заблудится среди этого <text:span text:style-name="T1910">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span></text:p>
      <text:p text:style-name="P378">Эрнест Падинг был воспитан верить в буквальную Цепь Командования, как церковники ранних столетий веровали в Цепь Бытия. <text:span text:style-name="T1911">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span></text:p>
      <text:p text:style-name="P379">Ему пришло в голову сосредоточиться на европейском балансе сил, <text:span text:style-name="T1913">по причине</text:span> хронической патологии <text:span text:style-name="T1913">которого </text:span>он однажды очутился в глубоком, без надежд на пробуждение, кошмаре Фландрии. Он начал необъятный труд озаглавленный <text:span text:style-name="T80">Что Могло бы Случиться в Европейской Политике</text:span><text:span text:style-name="T5">.</text:span> <text:span text:style-name="T1912">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span></text:p>
      <text:p text:style-name="P380">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text:span text:style-name="T1914">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text:span text:style-name="T81">теперь</text:span><text:span text:style-name="T1914">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pan><text:soft-page-break/><text:span text:style-name="T1914">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span></text:p>
      <text:p text:style-name="P381">Снежный свет вливается через высокие многостворчатые окна, тёмный день, свет включ<text:span text:style-name="T1915">ё</text:span>н лишь в некоторых кабинетах. <text:span text:style-name="T1915">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span></text:p>
      <text:p text:style-name="P382">В крыле ОИА, краденные собаки спят, чешутся, вспоминают тени запахов людей, которые возможно их любили, угрюмо слушают осцил<text:span text:style-name="T1917">ля</text:span>торы и метрономы Неда Пойнтсмена. <text:span text:style-name="T1916">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span></text:p>
      <text:p text:style-name="P383">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text:span text:style-name="T1918">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span></text:p>
      <text:p text:style-name="P384">Теперь, когда он вошёл в «эквивалентную» фазу, это первая из трансграничных фаз, <text:span text:style-name="T1919">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2">интерфейс</text:span><text:span text:style-name="T1919">—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T82">Вспоминая Брайтон</text:span><text:span text:style-name="T1919">,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span></text:p>
      <text:p text:style-name="P385">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P386">– <text:span text:style-name="T1920">Эт-от старык не име-эт стыд,</text:span>– <text:span text:style-name="T1920">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pan><text:soft-page-break/><text:span text:style-name="T1920">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text:span text:style-name="T83">кроме</text:span><text:span text:style-name="T1920"> картошки, конечно же, не какой-нибудь заумный «Сюрприз!», какая-то намятая кашица вся лиловая из </text:span><text:span text:style-name="T83">гранатов</text:span><text:span text:style-name="T1920">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text:span text:style-name="T83">ве</text:span><text:span text:style-name="T1920">! что это? беф </text:span><text:span text:style-name="T83">rissolé? </text:span><text:span text:style-name="T1920">фаршированный беф </text:span><text:span text:style-name="T83">rissolé?</text:span><text:span text:style-name="T1920">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text:span text:style-name="T83">rissolé</text:span><text:span text:style-name="T84"> </text:span><text:span text:style-name="T157">не напоминают обычную «Жабу», а скорее </text:span><text:span text:style-name="T158">испорченных полоумных созданий, с которыми Молодые Ребята из Королей Дороги имеют Связи в шуточных стишках—у Падинга </text:span><text:span text:style-name="T85">тысячи</text:span><text:span text:style-name="T158">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text:span><text:span text:style-name="T159">затем возможно долгий отчёт о всех его финансовых затруднениях, всех, </text:span><text:span text:style-name="T161">начиная со</text:span><text:span text:style-name="T159"> времён ещё даже предшествовавших возникновению Электра Хаус Груп… </text:span><text:span text:style-name="T160">о его междоусобицах, которые он вёл </text:span><text:span text:style-name="T161">своими</text:span><text:span text:style-name="T160"> письмами в </text:span><text:span text:style-name="T86">Таймз</text:span><text:span text:style-name="T160"> против критиков Хайга….</text:span></text:p>
      <text:p text:style-name="P387"><text:span text:style-name="T160">И </text:span><text:span text:style-name="T104">все они </text:span><text:span text:style-name="T5">сидели</text:span><text:span text:style-name="T104"> там под очень высокими почернелыми </text:span><text:span text:style-name="T162">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text:span><text:span text:style-name="T163">с пятнами печени на коже бригадного генерала Падинга</text:span><text:span text:style-name="T162">—</text:span><text:span text:style-name="T164">а эмигранты-прочих-убеждений россыпью между этими двумя крылами: баланс сил, если таковой когда-либо существовал в «Белом Посещении».</text:span></text:p>
      <text:p text:style-name="P388"><text:span text:style-name="T164">Д-</text:span><text:span text:style-name="T104">р Рожавёлги чувствует, что вполне мог бы и быть, если бы ребята «разыграли свои карты правильно». </text:span><text:span text:style-name="T165">Главная задача сейчас выжить</text:span><text:span text:style-name="T162">—</text:span><text:span text:style-name="T165">пережить жуткий интерфейс Дня Победы, жить в светлом новом После Войны </text:span><text:span text:style-name="T166">сохраняя чувства и память здравыми. Нельзя допустить, чтобы ПРПУК отправился под молот с остальным блеющим стадом. </text:span><text:span text:style-name="T167">Должен подняться, и чертовски скоро, способный сплотить их в фалангу, в сконцентрированную точку света, некий лидер или </text:span><text:soft-page-break/><text:span text:style-name="T167">программа достаточно мощная, чтобы продолжать её ещё кто знает сколько лет После Войны. </text:span><text:span text:style-name="T168">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text:span><text:span text:style-name="T169">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text:span><text:span text:style-name="T170">ко</text:span><text:span text:style-name="T169"> хватит времени и ресурсов….</text:span></text:p>
      <text:p text:style-name="P389"><text:span text:style-name="T104">Нужно ли пояснять, что главную ставку д-р Рожавёлги делает на этот последний проект, вокруг фигуры лейтенанта Слотропа? </text:span><text:span text:style-name="T171">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text:span><text:span text:style-name="T172">Служебный стол содрогнулся. «Напри-мэр: его Мине</text:span><text:span text:style-name="T87">со</text:span><text:span text:style-name="T172">-та, Мул-тэ-фазык Лыч-ност-ный Пере-чэн чрэз-вы-чаэно нерав-но-мэрны, всегда <text:s text:c="2"/></text:span><text:span text:style-name="T173">к псико-паты</text:span><text:span text:style-name="T174">чн</text:span><text:span text:style-name="T173">и и нездоро-вы скло-ност.</text:span></text:p>
      <text:p text:style-name="P390"><text:span text:style-name="T173">О</text:span><text:span text:style-name="T104">днако, преподобный д-р Де ла Нут не любит ММЛП:– «Рожа, разве имеются весы для измерения межличностных </text:span><text:span text:style-name="T175">характерных черт?» Орлиный нос пробует, пробует, глаза опущены в политичной кротости. </text:span><text:span text:style-name="T104">–«</text:span><text:span text:style-name="T175">А для </text:span><text:span text:style-name="T88">общечеловеческих</text:span><text:span text:style-name="T175"> ценностей. Вера, честность, любовь? Имеются ли—простите мою особую настойчивость—весы религиозности, вообще?</text:span></text:p>
      <text:p text:style-name="P394"><text:span text:style-name="T104">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text:span><text:span text:style-name="T168">—</text:span><text:span text:style-name="T104">тесты времён до Войны—кажутся Полу Де ла Нут более гуманными. </text:span><text:span text:style-name="T176">Похоже всё, что определяют тесты ММЛП, это станет ли человек хорошим солдатом, или плохим солдатом.</text:span></text:p>
      <text:p text:style-name="P391"><text:span text:style-name="T176">– На солдат нынче большой спрос, преподобный Доктор,</text:span><text:span text:style-name="T104">– </text:span><text:span text:style-name="T176">бормочет Пойнтсмен.</text:span></text:p>
      <text:p text:style-name="P33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P392"><text:span text:style-name="T176">– Имэн-но почэму,</text:span><text:span text:style-name="T104">– </text:span><text:span text:style-name="T176">впрыгивает Рожавёлги,</text:span><text:span text:style-name="T104">– </text:span><text:span text:style-name="T176">мы тепэр предлага-эм дат Слотропу совэр-шэнно ын-ной рода тэст. </text:span><text:span text:style-name="T177">Мы разраба-ты-ваэм для нэго так называ-эм <text:s/>проэктыв-ни тэст. </text:span><text:span text:style-name="T178">Наибол-шэ знакоми примэр этот тип, ест Роршач кляксы. Основни тэория ест, когда мы предлага-эт </text:span><text:span text:style-name="T179">не-струк-туры-ровани стимулюс, </text:span><text:span text:style-name="T180">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text:span><text:span text:style-name="T176">– </text:span><text:span text:style-name="T180">Брови движутся милю в час, необычайно плавная изысканная жестикуляция рук, напоминающая</text:span><text:span text:style-name="T168">—</text:span><text:span text:style-name="T181">скорее всего, так и задумано, но кто упрекнёт Рожу за использование случая</text:span><text:span text:style-name="T168">—</text:span><text:span text:style-name="T181">одного из самых знаменитых его земляков, хотя имеются и нежелательные побочные эффекты: сотрудники, которые клянутся, что видели </text:span><text:span text:style-name="T182">его </text:span><text:span text:style-name="T181">ползущим вниз головой по северному фасаду «Белого Посещения», например. «</text:span><text:span text:style-name="T182">И-так мы в пол-ном сог-ла-сыи, Преподобны Доктор. Тэст, как ММЛП, в дан-ны слу-чай, не-адекват-эн. </text:span><text:span text:style-name="T183">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span></text:p>
      <text:p text:style-name="P393"><text:span text:style-name="T176">– </text:span><text:span text:style-name="T184">Должен заметить, это не похоже на вашу чашку чая, Пойнсмен,</text:span><text:span text:style-name="T176">– </text:span><text:span text:style-name="T184">улыбается д-р Аарон Тровстер.</text:span><text:span text:style-name="T176">– </text:span><text:span text:style-name="T184">У вас, по большей части, стимулы структурированы.</text:span></text:p>
      <text:p text:style-name="P393"><text:span text:style-name="T176">– </text:span><text:span text:style-name="T184">Ну, скажем, я нахожу в этом некое постыдное очарование.</text:span></text:p>
      <text:p text:style-name="P393"><text:span text:style-name="T176">– </text:span><text:span text:style-name="T184">Нет, не скажем. Не говорите мне, будто вы не собираетесь приложить свою милую Павловскую руку к этому всему.</text:span></text:p>
      <text:p text:style-name="P393"><text:span text:style-name="T176">– </text:span><text:span text:style-name="T184">Ну, отчасти, Тровстер, отчасти. Раз уж вы затронули. Мы </text:span><text:span text:style-name="T89">тоже</text:span><text:span text:style-name="T184"> рассчитываем на весьма структурированны</text:span><text:span text:style-name="T185">й</text:span><text:span text:style-name="T184"> стимул. </text:span><text:span text:style-name="T185">Тот самый, фактически, что вызвал наш интерес. Мы хотим подвергнуть Слотропа немецкой ракете….</text:span></text:p>
      <text:p text:style-name="P395"><text:soft-page-break/><text:span text:style-name="T185">В</text:span><text:span text:style-name="T104">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text:span><text:span text:style-name="T186">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text:span><text:span text:style-name="T187">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text:span><text:span text:style-name="T188">ц</text:span><text:span text:style-name="T187">ентричность вигов доведена в этом доме до самых нездоровых крайностей. </text:span><text:span text:style-name="T188">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text:span><text:span text:style-name="T189">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text:span><text:span text:style-name="T190">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text:span><text:span text:style-name="T191">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text:span><text:span text:style-name="T192">прежде , чем уступить лиственницам и вязам: утки, бутылки, улитки и всадники в стиплчейзе сходят на нет у дороги с железным ограждением </text:span><text:span text:style-name="T193">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text:span><text:span text:style-name="T196">натасканные</text:span><text:span text:style-name="T193"> и смертельные, следят за тобой из перелесков. Вскоре, когда подступает вечер, редкие горькие снежинки начинают </text:span><text:span text:style-name="T197">падать</text:span><text:span text:style-name="T193">.</text:span></text:p>
      <text:p text:style-name="P396"><draw:frame draw:style-name="fr1" draw:name="Image13" text:anchor-type="paragraph" svg:width="6.9252in" svg:height="0.3661in" draw:z-index="12"><draw:image xlink:href="Pictures/1000000000000B720000009B428C9716555D8079.png" xlink:type="simple" xlink:show="embed" xlink:actuate="onLoad" loext:mime-type="image/png"/></draw:frame><text:span text:style-name="T193">А </text:span><text:span text:style-name="T104">будешь ерепениться, пошлём тебя обратно к д-ру Джамф</text:span><text:span text:style-name="T194">у</text:span><text:span text:style-name="T104">!</text:span></text:p>
      <text:p text:style-name="P397"><text:span text:style-name="T104"><text:s/>Джамф </text:span><text:span text:style-name="T198">укоренил</text:span><text:span text:style-name="T104"> в нём рефлекс, и выбросил стимул.</text:span></text:p>
      <text:p text:style-name="P398"><text:span text:style-name="T104">Похоже д-р Джамф сегодня проверял твою </text:span><text:span text:style-name="T195">пипетку</text:span><text:span text:style-name="T104">, а?</text:span></text:p>
      <text:p text:style-name="center-norm">—<text:span text:style-name="T90">Нейл Носпикер </text:span><text:span text:style-name="T1921">50,000 Оскорблений, </text:span><text:span text:style-name="Source_20_Text"><text:span text:style-name="T1923">§ 6.72</text:span></text:span></text:p>
      <text:p text:style-name="P704"><text:span text:style-name="Source_20_Text"><text:span text:style-name="T1923">«Невежа Недоросль», Найлан Смит Прес,</text:span></text:span></text:p>
      <text:p text:style-name="P704"><text:span text:style-name="Source_20_Text"><text:span text:style-name="T1923">Кембридж (Массач.) 1933</text:span></text:span></text:p>
      <text:p text:style-name="P704"><text:span text:style-name="Source_20_Text"><text:span text:style-name="T1923"/></text:span></text:p>
      <text:p text:style-name="P399"><text:span text:style-name="Source_20_Text"><text:span text:style-name="T1924">Падинг: Но не слишком ли это—</text:span></text:span></text:p>
      <text:p text:style-name="Standard"><text:span text:style-name="Source_20_Text"><text:span text:style-name="T1922">Пойнтсмен: </text:span></text:span><text:span text:style-name="Source_20_Text"><text:span text:style-name="T1924">Сэр?</text:span></text:span></text:p>
      <text:p text:style-name="P399"><text:span text:style-name="Source_20_Text"><text:span text:style-name="T1924">Падинг: Разве это не убого, Пойнтсмен? Так вот вмешиваться в сознание другого человека?</text:span></text:span></text:p>
      <text:p text:style-name="P399"><text:span text:style-name="Source_20_Text"><text:span text:style-name="T1924">Пойнтсмен: </text:span></text:span><text:span text:style-name="Source_20_Text"><text:span text:style-name="T1925">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P399"><text:span text:style-name="Source_20_Text"><text:span text:style-name="T1924">Падинг: </text:span></text:span><text:span text:style-name="Source_20_Text"><text:span text:style-name="T1925">Мы не можем, Пойнтсмен, это зверство</text:span></text:span></text:p>
      <text:p text:style-name="P400"><text:soft-page-break/><text:span text:style-name="Source_20_Text"><text:span text:style-name="T1924">Пойнтсмен:</text:span></text:span><text:span text:style-name="Source_20_Text"><text:span text:style-name="T1925">Но американцы уже им занимались! разве не ясно? Не то, чтобы мы совращали девственницу, или что</text:span></text:span><text:span text:style-name="Source_20_Text"><text:span text:style-name="T1924">—</text:span></text:span></text:p>
      <text:p text:style-name="P400"><text:span text:style-name="Source_20_Text"><text:span text:style-name="T1924">Падинг: </text:span></text:span><text:span text:style-name="Source_20_Text"><text:span text:style-name="T1925">Так что нам делать это потому, что американцы делают так? Позволим им совратить нас?</text:span></text:span></text:p>
      <text:p text:style-name="P401"><text:span text:style-name="Source_20_Text"><text:span text:style-name="T1926">Ещё где-то в 1920, д-р Ласло Джамф полагал, что если Ватсону и Райнеру успешно удалось привить «Дитю Альберту» рефлекс ужаса перед чем-либо мохнатым, </text:span></text:span><text:span text:style-name="Source_20_Text"><text:span text:style-name="T1928">будь то </text:span></text:span><text:span text:style-name="Source_20_Text"><text:span text:style-name="T1926">даже <text:s/>мехово</text:span></text:span><text:span text:style-name="Source_20_Text"><text:span text:style-name="T1928">е</text:span></text:span><text:span text:style-name="Source_20_Text"><text:span text:style-name="T1926"> боа его матери, то Джамф, конечно же, сможет </text:span></text:span><text:span text:style-name="Source_20_Text"><text:span text:style-name="T1928">сделать</text:span></text:span><text:span text:style-name="Source_20_Text"><text:span text:style-name="T1926"> то же самое своему Дитю Тайрону относительно младенческого </text:span></text:span><text:span text:style-name="Source_20_Text"><text:span text:style-name="T1927">полового</text:span></text:span><text:span text:style-name="Source_20_Text"><text:span text:style-name="T1926"> рефлекса. </text:span></text:span><text:span text:style-name="Source_20_Text"><text:span text:style-name="T1928">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text:span></text:span><text:span text:style-name="Source_20_Text"><text:span text:style-name="T1929">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text:span></text:span><text:span text:style-name="Source_20_Text"><text:span text:style-name="T1986">э</text:span></text:span><text:span text:style-name="Source_20_Text"><text:span text:style-name="T1929">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text:span></text:span><text:span text:style-name="Source_20_Text"><text:span text:style-name="T1930">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P402"><text:span text:style-name="Source_20_Text"><text:span text:style-name="T1930">Однако, эрекция либо есть, либо нет. Элегантная бинарность. </text:span></text:span><text:span text:style-name="Source_20_Text"><text:span text:style-name="T1931">Задание наблюдения может исполнить даже </text:span></text:span><text:span text:style-name="Source_20_Text"><text:span text:style-name="T1932">студент</text:span></text:span><text:span text:style-name="Source_20_Text"><text:span text:style-name="T1931">.</text:span></text:span></text:p>
      <text:p text:style-name="P403"><text:span text:style-name="Source_20_Text"><text:span text:style-name="T1931">Безусловный стимул = поглаживание пениса антисептичным ватным тампоном.</text:span></text:span></text:p>
      <text:p text:style-name="P403"><text:span text:style-name="Source_20_Text"><text:span text:style-name="T1931">Безусловная реакция = эрекция.</text:span></text:span></text:p>
      <text:p text:style-name="P403"><text:span text:style-name="Source_20_Text"><text:span text:style-name="T1931">Условный стимул =</text:span></text:span><text:span text:style-name="Source_20_Text"><text:span text:style-name="T1932"> х.</text:span></text:span></text:p>
      <text:p text:style-name="P403"><text:span text:style-name="Source_20_Text"><text:span text:style-name="T1943">Условный рефлекс = эрекция в присутствии </text:span></text:span><text:span text:style-name="Source_20_Text"><text:span text:style-name="T1932">х</text:span></text:span><text:span text:style-name="Source_20_Text"><text:span text:style-name="T1943">, поглаживание уже не нужно, всё, что требуется это только </text:span></text:span><text:span text:style-name="Source_20_Text"><text:span text:style-name="T1932">х</text:span></text:span><text:span text:style-name="Source_20_Text"><text:span text:style-name="T1943">.</text:span></text:span></text:p>
      <text:p text:style-name="P404"><text:span text:style-name="Source_20_Text"><text:span text:style-name="T1944">Значит </text:span></text:span><text:span text:style-name="Source_20_Text"><text:span text:style-name="T1933">х</text:span></text:span><text:span text:style-name="Source_20_Text"><text:span text:style-name="T1944">? а что такое </text:span></text:span><text:span text:style-name="Source_20_Text"><text:span text:style-name="T1933">х</text:span></text:span><text:span text:style-name="Source_20_Text"><text:span text:style-name="T1944">?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text:span></text:span><text:span text:style-name="Source_20_Text"><text:span text:style-name="T1945">полностью совпадает со</text:span></text:span><text:span text:style-name="Source_20_Text"><text:span text:style-name="T1944"> </text:span></text:span><text:span text:style-name="Source_20_Text"><text:span text:style-name="T1945">средней </text:span></text:span><text:span text:style-name="Source_20_Text"><text:span text:style-name="T1944">длин</text:span></text:span><text:span text:style-name="Source_20_Text"><text:span text:style-name="T1945">ой отражённой</text:span></text:span><text:span text:style-name="Source_20_Text"><text:span text:style-name="T1944"> в отчете Джамфа об эрекции Дитя Т.</text:span></text:span></text:p>
      <text:p text:style-name="P405"><text:span text:style-name="Source_20_Text"><text:span text:style-name="T1945">Следующим шагом, по традиции в данных вопросах, сосунка следует лишить условия. Джамфу должен, используя терминологию Павлова, «</text:span></text:span><text:span text:style-name="Source_20_Text"><text:span text:style-name="T1948">подавить</text:span></text:span><text:span text:style-name="Source_20_Text"><text:span text:style-name="T1945">»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text:span></text:span><text:span text:style-name="Source_20_Text"><text:span text:style-name="T1948">подавлении</text:span></text:span><text:span text:style-name="Source_20_Text"><text:span text:style-name="T1945"> условного рефлекса, нам следует также понять, </text:span></text:span><text:span text:style-name="Source_20_Text"><text:span text:style-name="T1946">что </text:span></text:span><text:span text:style-name="Source_20_Text"><text:span text:style-name="T1948">за</text:span></text:span><text:span text:style-name="Source_20_Text"><text:span text:style-name="T1946">тухани</text:span></text:span><text:span text:style-name="Source_20_Text"><text:span text:style-name="T1948">е </text:span></text:span><text:span text:style-name="Source_20_Text"><text:span text:style-name="T1946">может продолжаться </text:span></text:span><text:span text:style-name="Source_20_Text"><text:span text:style-name="T1934">за пределы</text:span></text:span><text:span text:style-name="Source_20_Text"><text:span text:style-name="T1946">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1934">скрытое </text:span></text:span><text:span text:style-name="Source_20_Text"><text:span text:style-name="T1936">подавление</text:span></text:span><text:span text:style-name="Source_20_Text"><text:span text:style-name="T1934"> за пределы нуля.</text:span></text:span><text:span text:style-name="Source_20_Text"><text:span text:style-name="T1946">» Курсив м-ра Пойнтсмена.</text:span></text:span></text:p>
      <text:p text:style-name="P409"><text:span text:style-name="Source_20_Text"><text:span text:style-name="T1947">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1935"> х</text:span></text:span><text:span text:style-name="Source_20_Text"><text:span text:style-name="T1947">, </text:span></text:span><text:span text:style-name="Source_20_Text"><text:span text:style-name="T1949">и </text:span></text:span><text:span text:style-name="Source_20_Text"><text:span text:style-name="T1947">прекратил на этом? Может он забыл</text:span></text:span><text:span text:style-name="Source_20_Text"><text:span text:style-name="T1973">—</text:span></text:span><text:span text:style-name="Source_20_Text"><text:span text:style-name="T1974">или проигнорировал</text:span></text:span><text:span text:style-name="Source_20_Text"><text:span text:style-name="T1973">—«</text:span></text:span><text:span text:style-name="Source_20_Text"><text:span text:style-name="T1975">скрытое </text:span></text:span><text:span text:style-name="Source_20_Text"><text:span text:style-name="T1985">подавление</text:span></text:span><text:span text:style-name="Source_20_Text"><text:span text:style-name="T1975"> за пределы нуля»? </text:span></text:span><text:span text:style-name="Source_20_Text"><text:span text:style-name="T1974">Если проигнорировал, то почему? Что может сказать Национальный Совет по Исследованиям </text:span></text:span><text:span text:style-name="Source_20_Text"><text:span text:style-name="T1985">по этому поводу</text:span></text:span><text:span text:style-name="Source_20_Text"><text:span text:style-name="T1974">?</text:span></text:span></text:p>
      <text:p text:style-name="P406"><text:soft-page-break/><text:span text:style-name="Source_20_Text"><text:span text:style-name="T1976">Когда Слотроп был открыт, в конце 1944, «Белым Посещением»</text:span></text:span><text:span text:style-name="Source_20_Text"><text:span text:style-name="T1973">—</text:span></text:span><text:span text:style-name="Source_20_Text"><text:span text:style-name="T1976">хотя многие там уже знали его как знаменитого Дитя Тайрона</text:span></text:span><text:span text:style-name="Source_20_Text"><text:span text:style-name="T1973">—</text:span></text:span><text:span text:style-name="Source_20_Text"><text:span text:style-name="T1976">подобно открыти</text:span></text:span><text:span text:style-name="Source_20_Text"><text:span text:style-name="T1977">ю</text:span></text:span><text:span text:style-name="Source_20_Text"><text:span text:style-name="T1976"> Нового Света, разные люди сочли, что они открыли разные вещи.</text:span></text:span></text:p>
      <text:p text:style-name="P407"><text:span text:style-name="Source_20_Text"><text:span text:style-name="T1977">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text:span></text:span><text:span text:style-name="Source_20_Text"><text:span text:style-name="T1978">само </text:span></text:span><text:span text:style-name="Source_20_Text"><text:span text:style-name="T1977">слово: </text:span></text:span><text:span text:style-name="Source_20_Text"><text:span text:style-name="T1978">это взрывное «т» вслед за «с», переходит</text:span></text:span><text:span text:style-name="Source_20_Text"><text:span text:style-name="T1977">—</text:span></text:span><text:span text:style-name="Source_20_Text"><text:span text:style-name="T1978">за пределом своего нуля</text:span></text:span><text:span text:style-name="Source_20_Text"><text:span text:style-name="T1977">—</text:span></text:span><text:span text:style-name="Source_20_Text"><text:span text:style-name="T1978">в иную область.</text:span></text:span></text:p>
      <text:p text:style-name="P407"><text:span text:style-name="Source_20_Text"><text:span text:style-name="T1978">Ролло Грост </text:span></text:span><text:span text:style-name="Source_20_Text"><text:span text:style-name="T1985">называет</text:span></text:span><text:span text:style-name="Source_20_Text"><text:span text:style-name="T1978">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P407"><text:span text:style-name="Source_20_Text"><text:span text:style-name="T1978">Но Эдвин Трикл, самый фрейдитски настроенный среди физических исследователей, полагает, что дар Слотропа заключается в психокинезе. </text:span></text:span><text:span text:style-name="Source_20_Text"><text:span text:style-name="T1979">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1941">звездой</text:span></text:span><text:span text:style-name="Source_20_Text"><text:span text:style-name="T1979">, </text:span></text:span><text:span text:style-name="Source_20_Text"><text:span text:style-name="T1980">этой анало-садистской эмблемой успеха в классе, которой так пропитано начальное образование в Америке….»</text:span></text:span></text:p>
      <text:p text:style-name="P408"><text:span text:style-name="Source_20_Text"><text:span text:style-name="T1985">Именно от</text:span></text:span><text:span text:style-name="Source_20_Text"><text:span text:style-name="T1981"> карт</text:span></text:span><text:span text:style-name="Source_20_Text"><text:span text:style-name="T1985">ы</text:span></text:span><text:span text:style-name="Source_20_Text"><text:span text:style-name="T1981"> все они впадают в ужас, </text:span></text:span><text:span text:style-name="Source_20_Text"><text:span text:style-name="T1985">той </text:span></text:span><text:span text:style-name="Source_20_Text"><text:span text:style-name="T1981">карт</text:span></text:span><text:span text:style-name="Source_20_Text"><text:span text:style-name="T1985">ы</text:span></text:span><text:span text:style-name="Source_20_Text"><text:span text:style-name="T1981">, </text:span></text:span><text:span text:style-name="Source_20_Text"><text:span text:style-name="T1985">где</text:span></text:span><text:span text:style-name="Source_20_Text"><text:span text:style-name="T1981"> Слотроп держал <text:s/>учёт своих девушек. </text:span></text:span><text:span text:style-name="Source_20_Text"><text:span text:style-name="T1982">Звёзды рассыпаны в дистрибуции Поиссона, </text:span></text:span><text:span text:style-name="Source_20_Text"><text:span text:style-name="T1983">как на карте</text:span></text:span><text:span text:style-name="Source_20_Text"><text:span text:style-name="T1982"> ракетны</text:span></text:span><text:span text:style-name="Source_20_Text"><text:span text:style-name="T1983">х</text:span></text:span><text:span text:style-name="Source_20_Text"><text:span text:style-name="T1982"> удар</text:span></text:span><text:span text:style-name="Source_20_Text"><text:span text:style-name="T1983">ов</text:span></text:span><text:span text:style-name="Source_20_Text"><text:span text:style-name="T1982"> на карте </text:span></text:span><text:span text:style-name="Source_20_Text"><text:span text:style-name="T1983">составляемой </text:span></text:span><text:span text:style-name="Source_20_Text"><text:span text:style-name="T1982">Мехико о Блице роботов.</text:span></text:span></text:p>
      <text:p text:style-name="P408"><text:span text:style-name="Source_20_Text"><text:span text:style-name="T1985">Да</text:span></text:span><text:span text:style-name="Source_20_Text"><text:span text:style-name="T1983">, </text:span></text:span><text:span text:style-name="Source_20_Text"><text:span text:style-name="T1985">но</text:span></text:span><text:span text:style-name="Source_20_Text"><text:span text:style-name="T1983">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P408"><text:span text:style-name="Source_20_Text"><text:span text:style-name="T1983">Весьма удачно, Слотроп ставил даты на свои звёзды. Звезда всегда появляется </text:span></text:span><text:span text:style-name="Source_20_Text"><text:span text:style-name="T1942">до</text:span></text:span><text:span text:style-name="Source_20_Text"><text:span text:style-name="T1983"> соответствующего ракетного удара. Удар может случится так скоро, как через два дня, либо задержаться так надолго, как десять. </text:span></text:span><text:span text:style-name="Source_20_Text"><text:span text:style-name="T1984">Средняя продолжительность оттяжки 4 </text:span></text:span><text:span text:style-name="Source_20_Text"><text:span text:style-name="T1434">½ дней.</text:span></text:span></text:p>
      <text:p text:style-name="P410"><text:span text:style-name="Source_20_Text"><text:span text:style-name="T1434">Допустим, рассуждает Пойнтсмен, что стимулом </text:span></text:span><text:span text:style-name="Source_20_Text"><text:span text:style-name="T1639">х</text:span></text:span><text:span text:style-name="Source_20_Text"><text:span text:style-name="T1434"> у Джамфа служил какой-то громкий шум, как </text:span></text:span><text:span text:style-name="Source_20_Text"><text:span text:style-name="T1435">и</text:span></text:span><text:span text:style-name="Source_20_Text"><text:span text:style-name="T1434"> в эксперименте Ватсона-Райнера. Допустим, что, в случае Слотропа, рефлекс эрекции не был окончательно подавлен. </text:span></text:span><text:span text:style-name="Source_20_Text"><text:span text:style-name="T1435">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text:span></text:span><text:span text:style-name="Source_20_Text"><text:span text:style-name="T1436">затем пауза и тишина, нарастающее напряжённость и—взрыв. Бац, эрекция. </text:span></text:span><text:span text:style-name="Source_20_Text"><text:span text:style-name="T1437">Но, о, нет. Слотроп получает эрекцию, когда последовательность направлена </text:span></text:span><text:span text:style-name="Source_20_Text"><text:span text:style-name="T1640">вспять</text:span></text:span><text:span text:style-name="Source_20_Text"><text:span text:style-name="T1437">. </text:span></text:span><text:span text:style-name="Source_20_Text"><text:span text:style-name="T1438">Сперва взрыв, затем звук приближения: </text:span></text:span><text:span text:style-name="Source_20_Text"><text:span text:style-name="T1435">V-</text:span></text:span><text:span text:style-name="Source_20_Text"><text:span text:style-name="T1438">2.</text:span></text:span></text:p>
      <text:p text:style-name="P411"><text:span text:style-name="Source_20_Text"><text:span text:style-name="T1439">И всё-таки стимулом, каким-то образом </text:span></text:span><text:span text:style-name="Source_20_Text"><text:span text:style-name="T1641">должна</text:span></text:span><text:span text:style-name="Source_20_Text"><text:span text:style-name="T1439">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text:span></text:span><text:span text:style-name="Source_20_Text"><text:span text:style-name="T1440">Происходят ли какие-то колебания на секс рынке, в порнографии и у проституток, возможно увязанные с изменением курсов на <text:s/></text:span></text:span><text:span text:style-name="Source_20_Text"><text:span text:style-name="T1441">самой</text:span></text:span><text:span text:style-name="Source_20_Text"><text:span text:style-name="T1440"> бирже, </text:span></text:span><text:span text:style-name="Source_20_Text"><text:span text:style-name="T1441">о</text:span></text:span><text:span text:style-name="Source_20_Text"><text:span text:style-name="T1440"> </text:span></text:span><text:span text:style-name="Source_20_Text"><text:span text:style-name="T1441">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text:span></text:span><text:span text:style-name="Source_20_Text"><text:span text:style-name="T1442">чёрт побери, какой намёк под самым нашим носом у нас не хватает ума, или смелости, заметить?…</text:span></text:span></text:p>
      <text:p text:style-name="P412"><text:span text:style-name="Source_20_Text"><text:span text:style-name="T1443">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1443">всего, каждой души. Останется слишком мало места для каких-то надежд вообще. Сами понимаете, насколько важным будет такое открытие.</text:span></text:span></text:p>
      <text:p text:style-name="P412"><text:span text:style-name="Source_20_Text"><text:span text:style-name="T1443">Они шагают вдоль присыпанных снегом собачьих вол</text:span></text:span><text:span text:style-name="Source_20_Text"><text:span text:style-name="T1444">ь</text:span></text:span><text:span text:style-name="Source_20_Text"><text:span text:style-name="T1443">еров, </text:span></text:span><text:span text:style-name="Source_20_Text"><text:span text:style-name="T1444">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text:span></text:span><text:span text:style-name="Source_20_Text"><text:span text:style-name="T1445">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P413"><text:span text:style-name="Source_20_Text"><text:span text:style-name="T144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text:span></text:span><text:span text:style-name="Source_20_Text"><text:span text:style-name="T1446">Что напрочь прогнало его сон. В своей усталости до костей, он лежал ещё час, с широко открытыми глазами, думая о девушках.</text:span></text:span></text:p>
      <text:p text:style-name="P414"><text:span text:style-name="Source_20_Text"><text:span text:style-name="T1446">Теперь, зная, что без толку: </text:span></text:span><text:span text:style-name="Source_20_Text"><text:span text:style-name="T1445">–«</text:span></text:span><text:span text:style-name="Source_20_Text"><text:span text:style-name="T1446">Пойнтсмен, а что если Эдвин Трикл прав? Это ПК. Что если Слотроп—даже не осознавая—</text:span></text:span><text:span text:style-name="Source_20_Text"><text:span text:style-name="T1642">заставляет</text:span></text:span><text:span text:style-name="Source_20_Text"><text:span text:style-name="T1446"> их падать именно там?»</text:span></text:span></text:p>
      <text:p text:style-name="P414"><text:span text:style-name="Source_20_Text"><text:span text:style-name="T1445">– </text:span></text:span><text:span text:style-name="Source_20_Text"><text:span text:style-name="T1446">Ну, тогда у вас есть кое-что, не так ли.</text:span></text:span></text:p>
      <text:p text:style-name="P414"><text:span text:style-name="Source_20_Text"><text:span text:style-name="T1445">– </text:span></text:span><text:span text:style-name="Source_20_Text"><text:span text:style-name="T1446">Но… зачем ему. Если они падают </text:span></text:span><text:span text:style-name="Source_20_Text"><text:span text:style-name="T1447">т</text:span></text:span><text:span text:style-name="Source_20_Text"><text:span text:style-name="T1446">ам где он был—</text:span></text:span></text:p>
      <text:p text:style-name="P414"><text:span text:style-name="Source_20_Text"><text:span text:style-name="T1445">– </text:span></text:span><text:span text:style-name="Source_20_Text"><text:span text:style-name="T1446">Может он ненавидит женщин.</text:span></text:span></text:p>
      <text:p text:style-name="P414"><text:span text:style-name="Source_20_Text"><text:span text:style-name="T1445">– </text:span></text:span><text:span text:style-name="Source_20_Text"><text:span text:style-name="T1446">Нет, я серьёзно.</text:span></text:span></text:p>
      <text:p text:style-name="P414"><text:span text:style-name="Source_20_Text"><text:span text:style-name="T1445">– </text:span></text:span><text:span text:style-name="Source_20_Text"><text:span text:style-name="T1447">Мехико. Вас это действительно трогает?</text:span></text:span></text:p>
      <text:p text:style-name="P414"><text:span text:style-name="Source_20_Text"><text:span text:style-name="T1445">– </text:span></text:span><text:span text:style-name="Source_20_Text"><text:span text:style-name="T1447">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P415"><text:span text:style-name="Source_20_Text"><text:span text:style-name="T1447">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text:span></text:span><text:span text:style-name="Source_20_Text"><text:span text:style-name="T1446">—</text:span></text:span><text:span text:style-name="Source_20_Text"><text:span text:style-name="T1448">остальная массы тронута обесцвеченным розовым или пурпурным…. </text:span></text:span><text:span text:style-name="Source_20_Text"><text:span text:style-name="T1449">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text:span></text:span><text:span text:style-name="Source_20_Text"><text:span text:style-name="T1453">улавливает</text:span></text:span><text:span text:style-name="Source_20_Text"><text:span text:style-name="T1449"> все подвернувшиеся плоскости в монотонный туско-серый. Самолёты плывут дальше, чинно, </text:span></text:span><text:span text:style-name="Source_20_Text"><text:span text:style-name="T1450">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P416"><text:span text:style-name="Source_20_Text"><text:span text:style-name="T1451">Пойнтсмен обсуждал паранойю и «идею противоположностей». Он чиркал восклицательные знаки и </text:span></text:span><text:span text:style-name="Source_20_Text"><text:span text:style-name="T1643">как верно </text:span></text:span><text:span text:style-name="Source_20_Text"><text:span text:style-name="T1451">в Книге по всем полям открытого письма Паавлова к Жане насчёт </text:span></text:span><text:span text:style-name="Source_20_Text"><text:span text:style-name="T1643">ощущений внешнего воздействия </text:span></text:span><text:span text:style-name="Source_20_Text"><text:span text:style-name="T1451">и в </text:span></text:span><text:span text:style-name="Source_20_Text"><text:span text:style-name="T1452">Г</text:span></text:span><text:span text:style-name="Source_20_Text"><text:span text:style-name="T1451">лаве LV, «Попытка физиологической интерпретации </text:span></text:span><text:span text:style-name="Source_20_Text"><text:span text:style-name="T1452">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text:span></text:span><text:span text:style-name="Source_20_Text"><text:span text:style-name="T1453">)</text:span></text:span><text:span text:style-name="Source_20_Text"><text:span text:style-name="T1452">. </text:span></text:span><text:span text:style-name="Source_20_Text"><text:span text:style-name="T1453">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text:span></text:span><text:span text:style-name="Source_20_Text"><text:span text:style-name="T1454">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text:span></text:span><text:span text:style-name="Source_20_Text"><text:span text:style-name="T1455">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1455">его экспериментальным стендам… и разве скальпель и зонд не столь же декоративно утончённые орудия, как бич и хлыст?</text:span></text:span></text:p>
      <text:p text:style-name="P417"><text:span text:style-name="Source_20_Text"><text:span text:style-name="T1456">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text:span></text:span><text:span text:style-name="Source_20_Text"><text:span text:style-name="T1457">уже</text:span></text:span><text:span text:style-name="Source_20_Text"><text:span text:style-name="T1456"> проходил </text:span></text:span><text:span text:style-name="Source_20_Text"><text:span text:style-name="T1457">этим путём, встречать то там, то тут последствия своего более молодого, полного понимания…. Но ведь она его предупреждала—разве нет? </text:span></text:span><text:span text:style-name="Source_20_Text"><text:span text:style-name="T1458">о</text:span></text:span><text:span text:style-name="Source_20_Text"><text:span text:style-name="T1457">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text:span></text:span><text:span text:style-name="Source_20_Text"><text:span text:style-name="T1458">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text:span></text:span><text:span text:style-name="Source_20_Text"><text:span text:style-name="T1457">—</text:span></text:span><text:span text:style-name="Source_20_Text"><text:span text:style-name="T1458">эти агенты Синдиката, которому она тоже должна платить</text:span></text:span><text:span text:style-name="Source_20_Text"><text:span text:style-name="T1457">—</text:span></text:span><text:span text:style-name="Source_20_Text"><text:span text:style-name="T1458">ждут в центральн</text:span></text:span><text:span text:style-name="Source_20_Text"><text:span text:style-name="T1459">ом зале</text:span></text:span><text:span text:style-name="Source_20_Text"><text:span text:style-name="T1458">, пока он под</text:span></text:span><text:span text:style-name="Source_20_Text"><text:span text:style-name="T1459">тягивается</text:span></text:span><text:span text:style-name="Source_20_Text"><text:span text:style-name="T1458"> ближе… </text:span></text:span><text:span text:style-name="Source_20_Text"><text:span text:style-name="T1459">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P418"><text:span text:style-name="Source_20_Text"><text:span text:style-name="T1445">– </text:span></text:span><text:span text:style-name="Source_20_Text"><text:span text:style-name="T1460">Пьер Жане</text:span></text:span><text:span text:style-name="Source_20_Text"><text:span text:style-name="T1457">—</text:span></text:span><text:span text:style-name="Source_20_Text"><text:span text:style-name="T1460">он иногда вещал как восточный мистик. Никогда по настоящему не понял противоположност</text:span></text:span><text:span text:style-name="Source_20_Text"><text:span text:style-name="T1461">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text:span></text:span><text:span text:style-name="Source_20_Text"><text:span text:style-name="T1457">—</text:span></text:span><text:span text:style-name="Source_20_Text"><text:span text:style-name="T1461">Последнее прибежище неисправим</text:span></text:span><text:span text:style-name="Source_20_Text"><text:span text:style-name="T1462">ых</text:span></text:span><text:span text:style-name="Source_20_Text"><text:span text:style-name="T1461"> </text:span></text:span><text:span text:style-name="Source_20_Text"><text:span text:style-name="T1462">лодырей,</text:span></text:span><text:span text:style-name="Source_20_Text"><text:span text:style-name="T1461"> Мехико, как раз </text:span></text:span><text:span text:style-name="Source_20_Text"><text:span text:style-name="T1462">такая вот</text:span></text:span><text:span text:style-name="Source_20_Text"><text:span text:style-name="T1461"> йинь-янов</text:span></text:span><text:span text:style-name="Source_20_Text"><text:span text:style-name="T1462">а</text:span></text:span><text:span text:style-name="Source_20_Text"><text:span text:style-name="T1461"> галиматьи. </text:span></text:span><text:span text:style-name="Source_20_Text"><text:span text:style-name="T1462">Способ</text:span></text:span><text:span text:style-name="Source_20_Text"><text:span text:style-name="T1461"> </text:span></text:span><text:span text:style-name="Source_20_Text"><text:span text:style-name="T1463">увильнуть от</text:span></text:span><text:span text:style-name="Source_20_Text"><text:span text:style-name="T1461"> тягот работ</text:span></text:span><text:span text:style-name="Source_20_Text"><text:span text:style-name="T1462">ы</text:span></text:span><text:span text:style-name="Source_20_Text"><text:span text:style-name="T1461"> в лаб</text:span></text:span><text:span text:style-name="Source_20_Text"><text:span text:style-name="T1462">о</text:span></text:span><text:span text:style-name="Source_20_Text"><text:span text:style-name="T1461">ратории. </text:span></text:span><text:span text:style-name="Source_20_Text"><text:span text:style-name="T1462">Но что он </text:span></text:span><text:span text:style-name="Source_20_Text"><text:span text:style-name="T1644">сказал</text:span></text:span><text:span text:style-name="Source_20_Text"><text:span text:style-name="T1462"> этим?</text:span></text:span></text:p>
      <text:p text:style-name="P419"><text:span text:style-name="Source_20_Text"><text:span text:style-name="T1445">– </text:span></text:span><text:span text:style-name="Source_20_Text"><text:span text:style-name="T1463">Я не хочу вступать в религиозный диспут с вами,</text:span></text:span><text:span text:style-name="Source_20_Text"><text:span text:style-name="T1445">– </text:span></text:span><text:span text:style-name="Source_20_Text"><text:span text:style-name="T1463">невыспавшийся Мехико сегодня </text:span></text:span><text:span text:style-name="Source_20_Text"><text:span text:style-name="T1464">более резок, чем обычно,</text:span></text:span><text:span text:style-name="Source_20_Text"><text:span text:style-name="T1445">– </text:span></text:span><text:span text:style-name="Source_20_Text"><text:span text:style-name="T1464">но иногда думаю, не чересчур ли вы учёные</text:span></text:span><text:span text:style-name="Source_20_Text"><text:span text:style-name="T1457">—</text:span></text:span><text:span text:style-name="Source_20_Text"><text:span text:style-name="T1464">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1645">вы</text:span></text:span><text:span text:style-name="Source_20_Text"><text:span text:style-name="T1464"> что сказали?</text:span></text:span></text:p>
      <text:p text:style-name="P420"><text:span text:style-name="Source_20_Text"><text:span text:style-name="T1465">Подобные диспуты Пойнтсмену тоже не по вкусу. </text:span></text:span><text:span text:style-name="Source_20_Text"><text:span text:style-name="T1466">Но он остро взглядывает на этого юного анархиста в его красном шарфе:</text:span></text:span><text:span text:style-name="Source_20_Text"><text:span text:style-name="T1445">– «</text:span></text:span><text:span text:style-name="Source_20_Text"><text:span text:style-name="T1466">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P421"><text:span text:style-name="Source_20_Text"><text:span text:style-name="T1445">– </text:span></text:span><text:span text:style-name="Source_20_Text"><text:span text:style-name="T1467">Это не мой конёк, конечно,</text:span></text:span><text:span text:style-name="Source_20_Text"><text:span text:style-name="T1445">– <text:s/></text:span></text:span><text:span text:style-name="Source_20_Text"><text:span text:style-name="T1467">Мехико и вправду не хочет обижать, но ведь сколько можно,</text:span></text:span><text:span text:style-name="Source_20_Text"><text:span text:style-name="T1445">– </text:span></text:span><text:span text:style-name="Source_20_Text"><text:span text:style-name="T1467">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P421"><text:span text:style-name="Source_20_Text"><text:span text:style-name="T1445">– </text:span></text:span><text:span text:style-name="Source_20_Text"><text:span text:style-name="T1467">Нет, не «ударить». Отступить. Вам тридцать, молодой человек. «Других углов не существует». Есть лишь вперёд</text:span></text:span><text:span text:style-name="Source_20_Text"><text:span text:style-name="T1457">—</text:span></text:span><text:span text:style-name="Source_20_Text"><text:span text:style-name="T1467">прямиком</text:span></text:span><text:span text:style-name="Source_20_Text"><text:span text:style-name="T1457">—</text:span></text:span><text:span text:style-name="Source_20_Text"><text:span text:style-name="T1467">либо назад.</text:span></text:span></text:p>
      <text:p text:style-name="P422"><text:span text:style-name="Source_20_Text"><text:span text:style-name="T1468">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 </text:span></text:span></text:p>
      <text:p text:style-name="P422"><text:span text:style-name="Source_20_Text"><text:span text:style-name="T1468">Пойнтсмен обернулся и… О, Боже. Он улыбается. Есть нечто столь древнее в этом </text:span></text:span><text:span text:style-name="Source_20_Text"><text:span text:style-name="T1470">предположении</text:span></text:span><text:span text:style-name="Source_20_Text"><text:span text:style-name="T1468"> братства, что—не сейчас, парой месяцев позже, когда весна вступит в свои </text:span></text:span><text:soft-page-break/><text:span text:style-name="Source_20_Text"><text:span text:style-name="T1468">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text:span></text:span><text:span text:style-name="Source_20_Text"><text:span text:style-name="T1469">Они прекратили шагать. Роджер смотрит в ответ. Анти-Мехико. </text:span></text:span><text:span text:style-name="Source_20_Text"><text:span text:style-name="T1470">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P423"><text:span text:style-name="Source_20_Text"><text:span text:style-name="T1445">– </text:span></text:span><text:span text:style-name="Source_20_Text"><text:span text:style-name="T1471">У нас обоих есть Слотроп,</text:span></text:span><text:span text:style-name="Source_20_Text"><text:span text:style-name="T1445">– </text:span></text:span><text:span text:style-name="Source_20_Text"><text:span text:style-name="T1471">вот что только что сказал Пойнтсмен.</text:span></text:span></text:p>
      <text:p text:style-name="P423"><text:span text:style-name="Source_20_Text"><text:span text:style-name="T1445">– <text:s/></text:span></text:span><text:span text:style-name="Source_20_Text"><text:span text:style-name="T1471">Пойнтсмен</text:span></text:span><text:span text:style-name="Source_20_Text"><text:span text:style-name="T1468">—</text:span></text:span><text:span text:style-name="Source_20_Text"><text:span text:style-name="T1471">что вам с этого? Кроме славы, я имею в виду.</text:span></text:span></text:p>
      <text:p text:style-name="P424"><text:span text:style-name="Source_20_Text"><text:span text:style-name="T1445">– Не</text:span></text:span><text:span text:style-name="Source_20_Text"><text:span text:style-name="T1471">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text:span></text:span><text:span text:style-name="Source_20_Text"><text:span text:style-name="T1472">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text:span></text:span><text:span text:style-name="Source_20_Text"><text:span text:style-name="T1471"> </text:span></text:span><text:span text:style-name="Source_20_Text"><text:span text:style-name="T1472">его матери, которая пыталась кастрировать его или что-то там ещё. Я без претензий, Мехико. Я скромный, методичный</text:span></text:span><text:span text:style-name="Source_20_Text"><text:span text:style-name="T1471">—</text:span></text:span></text:p>
      <text:p text:style-name="P424"><text:span text:style-name="Source_20_Text"><text:span text:style-name="T1445">– </text:span></text:span><text:span text:style-name="Source_20_Text"><text:span text:style-name="T1472">Смиренный.</text:span></text:span></text:p>
      <text:p text:style-name="P425"><text:span text:style-name="Source_20_Text"><text:span text:style-name="T1445">– </text:span></text:span><text:span text:style-name="Source_20_Text"><text:span text:style-name="T1473">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1646">возможно</text:span></text:span><text:span text:style-name="Source_20_Text"><text:span text:style-name="T1473">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text:span></text:span><text:span text:style-name="Source_20_Text"><text:span text:style-name="T1471">—</text:span></text:span><text:span text:style-name="Source_20_Text"><text:span text:style-name="T1473">то быть по сему.</text:span></text:span></text:p>
      <text:p text:style-name="P426"><text:span text:style-name="Source_20_Text"><text:span text:style-name="T1445">– </text:span></text:span><text:span text:style-name="Source_20_Text"><text:span text:style-name="T1474">И чего вы добиваетесь?</text:span></text:span></text:p>
      <text:p text:style-name="P426"><text:span text:style-name="Source_20_Text"><text:span text:style-name="T1445">– </text:span></text:span><text:span text:style-name="Source_20_Text"><text:span text:style-name="T1474">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text:span></text:span><text:span text:style-name="Source_20_Text"><text:span text:style-name="T1471">—</text:span></text:span><text:span text:style-name="Source_20_Text"><text:span text:style-name="T1474">ну, Павлов полагал, что навязчивые идеи и параноидальные мании являются результатом неких</text:span></text:span><text:span text:style-name="Source_20_Text"><text:span text:style-name="T1471">—</text:span></text:span><text:span text:style-name="Source_20_Text"><text:span text:style-name="T1474">назовём их клетками, нейронами, в мозаике мозга, возбуждённых </text:span></text:span><text:span text:style-name="Source_20_Text"><text:span text:style-name="T1475">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text:span></text:span><text:span text:style-name="Source_20_Text"><text:span text:style-name="T1474">, </text:span></text:span><text:span text:style-name="Source_20_Text"><text:span text:style-name="T1475">от всяких идей, чувств, самокритики, что только раздувает её пламя, возвращаете её к нормальности. Он называл это «точкой патологической инерции». </text:span></text:span><text:span text:style-name="Source_20_Text"><text:span text:style-name="T1476">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text:span></text:span><text:span text:style-name="Source_20_Text"><text:span text:style-name="T1477">к</text:span></text:span><text:span text:style-name="Source_20_Text"><text:span text:style-name="T1476">сальной фазой, </text:span></text:span><text:span text:style-name="Source_20_Text"><text:span text:style-name="T1477">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text:span></text:span><text:span text:style-name="Source_20_Text"><text:span text:style-name="T1478">почему ракеты падают туда, куда падают—хотя признаю, с вашей поддержкой это стало намного проще.</text:span></text:span></text:p>
      <text:p text:style-name="P427"><text:span text:style-name="Source_20_Text"><text:span text:style-name="T1445">– </text:span></text:span><text:span text:style-name="Source_20_Text"><text:span text:style-name="T1478">Зачем?</text:span></text:span><text:span text:style-name="Source_20_Text"><text:span text:style-name="T1445">– <text:s/></text:span></text:span><text:span text:style-name="Source_20_Text"><text:span text:style-name="T1478">что пробрало, Мехико?</text:span></text:span><text:span text:style-name="Source_20_Text"><text:span text:style-name="T1445">– </text:span></text:span><text:span text:style-name="Source_20_Text"><text:span text:style-name="T1478">Зачем я вам нужен?</text:span></text:span></text:p>
      <text:p text:style-name="P427"><text:span text:style-name="Source_20_Text"><text:span text:style-name="T1445">– <text:s/></text:span></text:span><text:span text:style-name="Source_20_Text"><text:span text:style-name="T1478">Я не знаю. Но вы нужны.</text:span></text:span></text:p>
      <text:p text:style-name="P427"><text:span text:style-name="Source_20_Text"><text:span text:style-name="T1445">– </text:span></text:span><text:span text:style-name="Source_20_Text"><text:span text:style-name="T1647">У вас</text:span></text:span><text:span text:style-name="Source_20_Text"><text:span text:style-name="T1478"> навязчивая идея.</text:span></text:span></text:p>
      <text:p text:style-name="P427"><text:soft-page-break/><text:span text:style-name="Source_20_Text"><text:span text:style-name="T1445">– </text:span></text:span><text:span text:style-name="Source_20_Text"><text:span text:style-name="T1478">Мехико.</text:span></text:span><text:span text:style-name="Source_20_Text"><text:span text:style-name="T1445">– </text:span></text:span><text:span text:style-name="Source_20_Text"><text:span text:style-name="T1478">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text:span></text:span><text:span text:style-name="Source_20_Text"><text:span text:style-name="T1445">– <text:s/></text:span></text:span><text:span text:style-name="Source_20_Text"><text:span text:style-name="T1478">Помогите мне.</text:span></text:span></text:p>
      <text:p text:style-name="P428"><text:span text:style-name="Source_20_Text"><text:span text:style-name="T1479">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1660">Как</text:span></text:span><text:span text:style-name="Source_20_Text"><text:span text:style-name="T1648"> </text:span></text:span><text:span text:style-name="Source_20_Text"><text:span text:style-name="T1660">же</text:span></text:span><text:span text:style-name="Source_20_Text"><text:span text:style-name="T1648"> девушки? </text:span></text:span><text:span text:style-name="Source_20_Text"><text:span text:style-name="T1480">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1649"> О, Джесси</text:span></text:span><text:span text:style-name="Source_20_Text"><text:span text:style-name="T1480">, уткнувшись лицом в её голую, спящую, замысловато сплетённую из костей и сухожилий спину, </text:span></text:span><text:span text:style-name="Source_20_Text"><text:span text:style-name="T1650">мне не доходит всё это….</text:span></text:span></text:p>
      <text:p text:style-name="P429"><text:span text:style-name="Source_20_Text"><text:span text:style-name="T1481">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text:span></text:span><text:span text:style-name="Source_20_Text"><text:span text:style-name="T1482">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text:span></text:span><text:span text:style-name="Source_20_Text"><text:span text:style-name="T1483">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span></text:span></text:p>
      <text:p text:style-name="P430"><text:span text:style-name="Source_20_Text"><text:span text:style-name="T1484">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text:span></text:span><text:span text:style-name="Source_20_Text"><text:span text:style-name="T1485">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text:span></text:span><text:span text:style-name="Source_20_Text"><text:span text:style-name="T1486">Ты сумасшедший»,</text:span></text:span><text:span text:style-name="Source_20_Text"><text:span text:style-name="T1445">– </text:span></text:span><text:span text:style-name="Source_20_Text"><text:span text:style-name="T1486">шепчет она. «Я похотливый»,</text:span></text:span><text:span text:style-name="Source_20_Text"><text:span text:style-name="T1445">– </text:span></text:span><text:span text:style-name="Source_20_Text"><text:span text:style-name="T1486">улыбается он и снова щёлкает её подвязкой, мальчик-и-рогатка.</text:span></text:span></text:p>
      <text:p text:style-name="P431"><text:span text:style-name="Source_20_Text"><text:span text:style-name="T1487">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text:span></text:span><text:span text:style-name="Source_20_Text"><text:span text:style-name="T1488">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text:span></text:span><text:span text:style-name="Source_20_Text"><text:span text:style-name="T1489">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P432"><text:span text:style-name="Source_20_Text"><text:span text:style-name="T1489">Зима в неопределённости</text:span></text:span><text:span text:style-name="Source_20_Text"><text:span text:style-name="T1476">—</text:span></text:span><text:span text:style-name="Source_20_Text"><text:span text:style-name="T1489">всё небо тусклый светящийся гель. Внизу на пляже, Пойнтсмен выудил рулон туалетной бумаги, </text:span></text:span><text:span text:style-name="Source_20_Text"><text:span text:style-name="T1490">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text:span></text:span><text:span text:style-name="Source_20_Text"><text:span text:style-name="T1492">язычок</text:span></text:span><text:span text:style-name="Source_20_Text"><text:span text:style-name="T1490"> </text:span></text:span><text:soft-page-break/><text:span text:style-name="Source_20_Text"><text:span text:style-name="T1490">алого, очень остр</text:span></text:span><text:span text:style-name="Source_20_Text"><text:span text:style-name="T1492">ый</text:span></text:span><text:span text:style-name="Source_20_Text"><text:span text:style-name="T1490">, оставленные ими следы </text:span></text:span><text:span text:style-name="Source_20_Text"><text:span text:style-name="T1491">длинная замерзающая последовательность погасших звёзд, облачность отражается в остекленелом пляже почти белой….</text:span></text:span></text:p>
      <text:p text:style-name="P433"><text:span text:style-name="Source_20_Text"><text:span text:style-name="T1492">Мы потеряли их. Никто не слушал тех ранних бесед</text:span></text:span><text:span text:style-name="Source_20_Text"><text:span text:style-name="T1476">—</text:span></text:span><text:span text:style-name="Source_20_Text"><text:span text:style-name="T1492">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P486"><draw:frame draw:style-name="fr1" draw:name="Image14" text:anchor-type="paragraph" svg:width="6.9252in" svg:height="0.3661in" draw:z-index="13"><draw:image xlink:href="Pictures/1000000000000B720000009B428C9716555D8079.png" xlink:type="simple" xlink:show="embed" xlink:actuate="onLoad" loext:mime-type="image/png"/></draw:frame><text:span text:style-name="Source_20_Text"><text:span text:style-name="T1493">В молчании, скрытно от неё, камера следит как она движется намеренно никуда по комнатам, длинноногая, подростковая широта и </text:span></text:span><text:span text:style-name="Source_20_Text"><text:span text:style-name="T1494">при</text:span></text:span><text:span text:style-name="Source_20_Text"><text:span text:style-name="T1493">сутул</text:span></text:span><text:span text:style-name="Source_20_Text"><text:span text:style-name="T1494">енность</text:span></text:span><text:span text:style-name="Source_20_Text"><text:span text:style-name="T1493"> плеч, <text:s/></text:span></text:span><text:span text:style-name="Source_20_Text"><text:span text:style-name="T1495">волосы не резко голландские, нет, а присобраны в модный взлёт вверх </text:span></text:span><text:span text:style-name="Source_20_Text"><text:span text:style-name="T389">под </text:span></text:span><text:span text:style-name="Source_20_Text"><text:span text:style-name="T387">старинн</text:span></text:span><text:span text:style-name="Source_20_Text"><text:span text:style-name="T389">ую</text:span></text:span><text:span text:style-name="Source_20_Text"><text:span text:style-name="T387"> корон</text:span></text:span><text:span text:style-name="Source_20_Text"><text:span text:style-name="T389">у</text:span></text:span><text:span text:style-name="Source_20_Text"><text:span text:style-name="T387"> </text:span></text:span><text:span text:style-name="Source_20_Text"><text:span text:style-name="T388">матового</text:span></text:span><text:span text:style-name="Source_20_Text"><text:span text:style-name="T387"> серебра</text:span></text:span><text:span text:style-name="Source_20_Text"><text:span text:style-name="T1495">, </text:span></text:span><text:span text:style-name="Source_20_Text"><text:span text:style-name="T1496">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text:span></text:span><text:span text:style-name="Source_20_Text"><text:span text:style-name="T1497">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P434"><text:span text:style-name="Source_20_Text"><text:span text:style-name="T1498">Она в доме одна, кроме спрятанного оператора и Осби Фила, который на кухне готовит нечто загадочное из урожая грибов с крыши. </text:span></text:span><text:span text:style-name="Source_20_Text"><text:span text:style-name="T1499">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text:span></text:span><text:span text:style-name="Source_20_Text"><text:span text:style-name="T1500">на его ребяческую возню с </text:span></text:span><text:span text:style-name="Source_20_Text"><text:span text:style-name="T1651">Amanita muscaria</text:span></text:span><text:span text:style-name="Source_20_Text"><text:span text:style-name="T1500"> </text:span></text:span><text:span text:style-name="Source_20_Text"><text:span text:style-name="T1501">(потому что именно этот родственник ядовитого Ангела Убийцы занимает внимание Осби, или что там у него проходит за внимание)—</text:span></text:span><text:span text:style-name="Source_20_Text"><text:span text:style-name="T1502">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text:span></text:span><text:span text:style-name="Source_20_Text"><text:span text:style-name="T1503">умом в её окаймлённых светлыми ресницами глазах, или спрятанными за тёмными стёклами, когда она на улице, </text:span></text:span><text:span text:style-name="Source_20_Text"><text:span text:style-name="T1504">остатками младенческой пухлости в ямочках по обе стороны её рта. (Когда совсем рядом, на её почти идеальной коже </text:span></text:span><text:span text:style-name="Source_20_Text"><text:span text:style-name="T1505">заметно</text:span></text:span><text:span text:style-name="Source_20_Text"><text:span text:style-name="T1504"> лёгкая пудра </text:span></text:span><text:span text:style-name="Source_20_Text"><text:span text:style-name="T1505">и шелушение, ресницы капельку подчернены, брови подправлены на два-три волоска).</text:span></text:span></text:p>
      <text:p text:style-name="P435"><text:span text:style-name="Source_20_Text"><text:span text:style-name="T1505">Но </text:span></text:span><text:span text:style-name="Source_20_Text"><text:span text:style-name="T1652">что</text:span></text:span><text:span text:style-name="Source_20_Text"><text:span text:style-name="T1505"> это надумал юный Осби? </text:span></text:span><text:span text:style-name="Source_20_Text"><text:span text:style-name="T1506">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text:span></text:span><text:span text:style-name="Source_20_Text"><text:span text:style-name="T1507">Затем он расстилает грибное пюре на тонкий </text:span></text:span><text:span text:style-name="Source_20_Text"><text:span text:style-name="T1508">жестяной</text:span></text:span><text:span text:style-name="Source_20_Text"><text:span text:style-name="T1507">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text:span></text:span><text:span text:style-name="Source_20_Text"><text:span text:style-name="T1508">Пестиком в ступке он </text:span></text:span><text:span text:style-name="Source_20_Text"><text:span text:style-name="T1509">растирает</text:span></text:span><text:span text:style-name="Source_20_Text"><text:span text:style-name="T1508"> вещество в пыль, </text:span></text:span><text:span text:style-name="Source_20_Text"><text:span text:style-name="T1509">чтоб пересыпать</text:span></text:span><text:span text:style-name="Source_20_Text"><text:span text:style-name="T1508"> в старую коробку из-под печенья Хантли &amp; Палмерс, </text:span></text:span><text:span text:style-name="Source_20_Text"><text:span text:style-name="T1509">придержав лишь на самокрутку, которую сноровисто свернул из </text:span></text:span><text:span text:style-name="Source_20_Text"><text:span text:style-name="T1511">лакричной </text:span></text:span><text:span text:style-name="Source_20_Text"><text:span text:style-name="T1509">сигаретной бумаги Ризла.</text:span></text:span></text:p>
      <text:p text:style-name="P436"><text:span text:style-name="Source_20_Text"><text:span text:style-name="T1509">Но так совпало, что она заглянула как раз в тот момент, когда Осби открывал гулкую печь-духовку. </text:span></text:span><text:span text:style-name="Source_20_Text"><text:span text:style-name="T1510">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text:span></text:span><text:span text:style-name="Source_20_Text"><text:span text:style-name="T1511">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text:span></text:span><text:span text:style-name="Source_20_Text"><text:span text:style-name="T1512">Этот город на все свои исковырянные бомбами </text:span></text:span><text:soft-page-break/><text:span text:style-name="Source_20_Text"><text:span text:style-name="T1512">мили: эта неистощимо опутанная жертва… кожа из отблескивающего шифера крыш, копоть на кирпиче залитом </text:span></text:span><text:span text:style-name="Source_20_Text"><text:span text:style-name="T1513">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text:span></text:span><text:span text:style-name="Source_20_Text"><text:span text:style-name="T1514">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text:span></text:span><text:span text:style-name="Source_20_Text"><text:span text:style-name="T1515">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text:span></text:span><text:span text:style-name="Source_20_Text"><text:span text:style-name="T1516">ь</text:span></text:span><text:span text:style-name="Source_20_Text"><text:span text:style-name="T1515">е, лицо, волосы, руки, стройные икры, </text:span></text:span><text:span text:style-name="Source_20_Text"><text:span text:style-name="T1516">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P437"><text:span text:style-name="Source_20_Text"><text:span text:style-name="T1517">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text:span></text:span><text:span text:style-name="Source_20_Text"><text:span text:style-name="T1518">неким жестоким образом, о котором никто из них не может догадаться, </text:span></text:span><text:span text:style-name="Source_20_Text"><text:span text:style-name="T1517">она принадлежит </text:span></text:span><text:span text:style-name="Source_20_Text"><text:span text:style-name="T1518">Печи…</text:span></text:span><text:span text:style-name="Source_20_Text"><text:span text:style-name="T1653"> Der Kinderofen. . . </text:span></text:span><text:span text:style-name="Source_20_Text"><text:span text:style-name="T1518">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text:span></text:span><text:span text:style-name="Source_20_Text"><text:span text:style-name="T1519">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text:span></text:span><text:span text:style-name="Source_20_Text"><text:span text:style-name="T1520">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text:span></text:span><text:span text:style-name="Source_20_Text"><text:span text:style-name="T1521">она думает о математической функции, что будет расширяться у неё подобно цветению в серии степеней </text:span></text:span><text:span text:style-name="Source_20_Text"><text:span text:style-name="T1654">без общего </text:span></text:span><text:span text:style-name="Source_20_Text"><text:span text:style-name="T1655">термина, </text:span></text:span><text:span text:style-name="Source_20_Text"><text:span text:style-name="T1522">бесконечно, </text:span></text:span><text:span text:style-name="Source_20_Text"><text:span text:style-name="T1523">непостижимо, но предсказуемо)… его фраза <text:s/></text:span></text:span><text:span text:style-name="Source_20_Text"><text:span text:style-name="T1656">Padre Ignacio, </text:span></text:span><text:span text:style-name="Source_20_Text"><text:span text:style-name="T1523">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text:span></text:span><text:span text:style-name="Source_20_Text"><text:span text:style-name="T1524">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text:span></text:span><text:span text:style-name="Source_20_Text"><text:span text:style-name="T1525">и то и другое ручная работа пресловутой </text:span></text:span><text:span text:style-name="Source_20_Text"><text:span text:style-name="T1657">Mme.</text:span></text:span><text:span text:style-name="Source_20_Text"><text:span text:style-name="T152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text:span></text:span><text:span text:style-name="Source_20_Text"><text:span text:style-name="T1526">а затем оставлять абстрактные отпечатки кровавых поцелуев на золотистой спине своего «брата» Готфрида. Брат по играм, брат по рабству… </text:span></text:span><text:span text:style-name="Source_20_Text"><text:span text:style-name="T1527">она никогда прежде не </text:span></text:span><text:soft-page-break/><text:span text:style-name="Source_20_Text"><text:span text:style-name="T1527">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text:span></text:span><text:span text:style-name="Source_20_Text"><text:span text:style-name="T1525">—</text:span></text:span><text:span text:style-name="Source_20_Text"><text:span text:style-name="T1527">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text:span></text:span><text:span text:style-name="Source_20_Text"><text:span text:style-name="T1528">м шипованного</text:span></text:span><text:span text:style-name="Source_20_Text"><text:span text:style-name="T1527"> собачьего ошейника, </text:span></text:span><text:span text:style-name="Source_20_Text"><text:span text:style-name="T1528">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text:span></text:span><text:span text:style-name="Source_20_Text"><text:span text:style-name="T1529">или к небу, которое ему подменяли потолки, с опущенными глазами, как он чаще всего их и держал</text:span></text:span><text:span text:style-name="Source_20_Text"><text:span text:style-name="T1525">—</text:span></text:span><text:span text:style-name="Source_20_Text"><text:span text:style-name="T1529">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text:span></text:span><text:span text:style-name="Source_20_Text"><text:span text:style-name="T1530">Может быть</text:span></text:span><text:span text:style-name="Source_20_Text"><text:span text:style-name="T1529">»,– говорит он ей,– «я обстригу твои волосы». Он улыбается Готфриду:– «</text:span></text:span><text:span text:style-name="Source_20_Text"><text:span text:style-name="T1530">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text:span></text:span><text:span text:style-name="Source_20_Text"><text:span text:style-name="T1531">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text:span></text:span><text:span text:style-name="Source_20_Text"><text:span text:style-name="T1532">Но постриг ли </text:span></text:span><text:span text:style-name="Source_20_Text"><text:span text:style-name="T1533">ей </text:span></text:span><text:span text:style-name="Source_20_Text"><text:span text:style-name="T1532">Блисеро волосы? Теперь она уже не помнит. </text:span></text:span><text:span text:style-name="Source_20_Text"><text:span text:style-name="T1533">Помнится лишь, что пару раз она одевала форму Готфрида (волосы, конечно же) прятала под фуражку), </text:span></text:span><text:span text:style-name="Source_20_Text"><text:span text:style-name="T1534">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 </text:span></text:span></text:p>
      <text:p text:style-name="P438"><text:span text:style-name="Source_20_Text"><text:span text:style-name="T1534">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text:span></text:span><text:span text:style-name="Source_20_Text"><text:span text:style-name="T1535">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text:span></text:span><text:span text:style-name="Source_20_Text"><text:span text:style-name="T1536">абсолютная власть случая, их собственная жалкая случайность здесь, посреди всего….</text:span></text:span></text:p>
      <text:p text:style-name="P439"><text:span text:style-name="Source_20_Text"><text:span text:style-name="T1537">Это небезопасно, даже внутри, в доме...</text:span></text:span><text:span text:style-name="Source_20_Text"><text:span text:style-name="T1538">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text:span></text:span><text:span text:style-name="Source_20_Text"><text:span text:style-name="T1535">—</text:span></text:span><text:span text:style-name="Source_20_Text"><text:span text:style-name="T1538">она бы даже сказала нигилистическим</text:span></text:span><text:span text:style-name="Source_20_Text"><text:span text:style-name="T1535">—</text:span></text:span><text:span text:style-name="Source_20_Text"><text:span text:style-name="T1538">наслаждением, сказал, что заряд Аматола в боеголовке тоже взорвался, делая из них такую же цель, как и стартовая площадка…. </text:span></text:span><text:span text:style-name="Source_20_Text"><text:span text:style-name="T1539">Что все они обречены. Дом расположен к западу от ипподрома Дунидингт, противоположно направлению на Лондон, но никакое направление не исключается</text:span></text:span><text:span text:style-name="Source_20_Text"><text:span text:style-name="T1535">—</text:span></text:span><text:span text:style-name="Source_20_Text"><text:span text:style-name="T1539">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text:span></text:span><text:span text:style-name="Source_20_Text"><text:span text:style-name="T1540">прожектора спотыкаются над </text:span></text:span><text:soft-page-break/><text:span text:style-name="Source_20_Text"><text:span text:style-name="T1540">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P440"><text:span text:style-name="Source_20_Text"><text:span text:style-name="T1540">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text:span></text:span><text:span text:style-name="Source_20_Text"><text:span text:style-name="T1541">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text:span></text:span><text:span text:style-name="Source_20_Text"><text:span text:style-name="T1542">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text:span></text:span><text:span text:style-name="Source_20_Text"><text:span text:style-name="T1543">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text:span></text:span><text:span text:style-name="Source_20_Text"><text:span text:style-name="T1544">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1658">резонами</text:span></text:span><text:span text:style-name="Source_20_Text"><text:span text:style-name="T1544">…. «</text:span></text:span><text:span text:style-name="Source_20_Text"><text:span text:style-name="T1545">Желайте перемены»,– сказал однажды Рильке,– «у пламени берите вдохновенье!» В лавр, в соловья, в ветер… </text:span></text:span><text:span text:style-name="Source_20_Text"><text:span text:style-name="T1659">желать</text:span></text:span><text:span text:style-name="Source_20_Text"><text:span text:style-name="T154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P440"><text:span text:style-name="Source_20_Text"><text:span text:style-name="T1546">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text:span></text:span><text:span text:style-name="Source_20_Text"><text:span text:style-name="T1547">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text:span></text:span><text:span text:style-name="Source_20_Text"><text:span text:style-name="T1548">е.</text:span></text:span></text:p>
      <text:p text:style-name="P441"><text:span text:style-name="Source_20_Text"><text:span text:style-name="T1548">Он ничего не может поделать. Посреди умирающего рейха, </text:span></text:span><text:span text:style-name="Source_20_Text"><text:span text:style-name="T1549">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text:span></text:span><text:span text:style-name="Source_20_Text"><text:span text:style-name="T1550">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text:span></text:span><text:span text:style-name="Source_20_Text"><text:span text:style-name="T1549">—</text:span></text:span><text:span text:style-name="Source_20_Text"><text:span text:style-name="T1550">а он знает, что она не может: что по какому-то волшебству, глубже сокровенных резонансов любых слов, </text:span></text:span><text:span text:style-name="Source_20_Text"><text:span text:style-name="T1551">британский налёт исключён как оборот из всех возможных толчков сзади, в железо Печи и последнее лето. Придёт, она придёт, его Судьба… по другому</text:span></text:span><text:span text:style-name="Source_20_Text"><text:span text:style-name="T1549">—</text:span></text:span><text:span text:style-name="Source_20_Text"><text:span text:style-name="T1551">но она придёт… </text:span></text:span><text:span text:style-name="Source_20_Text"><text:span text:style-name="T1661">Und nicht einmal sein Schritt klingt aus dem tonlosen Los. . . . </text:span></text:span><text:span text:style-name="Source_20_Text"><text:span text:style-name="T1552">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text:span></text:span><text:span text:style-name="Source_20_Text"><text:span text:style-name="T1553">только что умерший юноша, обнимает свою Безутешность, свою последнюю связь, </text:span></text:span><text:span text:style-name="Source_20_Text"><text:span text:style-name="T1554">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1662">Ни разу </text:span></text:span><text:span text:style-name="Source_20_Text"><text:span text:style-name="T1663">шаг</text:span></text:span><text:span text:style-name="Source_20_Text"><text:span text:style-name="T1662"> его </text:span></text:span><text:span text:style-name="Source_20_Text"><text:span text:style-name="T1663">не </text:span></text:span><text:span text:style-name="Source_20_Text"><text:span text:style-name="T1664">встретил</text:span></text:span><text:span text:style-name="Source_20_Text"><text:span text:style-name="T1663"> эх</text:span></text:span><text:span text:style-name="Source_20_Text"><text:span text:style-name="T1664">а</text:span></text:span><text:span text:style-name="Source_20_Text"><text:span text:style-name="T1663"> от</text:span></text:span><text:span text:style-name="Source_20_Text"><text:span text:style-name="T1662"> Судьбы безгласной</text:span></text:span><text:span text:style-name="Source_20_Text"><text:span text:style-name="T1554">…. </text:span></text:span><text:span text:style-name="Source_20_Text"><text:span text:style-name="T1555">Это он, Блисеро, взбирается на гору, как и взбирался почти уже 20 лет, задолго до того как принял пламя </text:span></text:span><text:soft-page-break/><text:span text:style-name="Source_20_Text"><text:span text:style-name="T1555">Рейха, со времё</text:span></text:span><text:span text:style-name="Source_20_Text"><text:span text:style-name="T1556">н</text:span></text:span><text:span text:style-name="Source_20_Text"><text:span text:style-name="T1555"> Юго-Запада… в одиночку. </text:span></text:span><text:span text:style-name="Source_20_Text"><text:span text:style-name="T1557">Какой бы плотью не пытался умиротворить Ведьму, людоедку, колдунью, размахивающую орудиями боли</text:span></text:span><text:span text:style-name="Source_20_Text"><text:span text:style-name="T1549">—</text:span></text:span><text:span text:style-name="Source_20_Text"><text:span text:style-name="T1557">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text:span></text:span><text:span text:style-name="Source_20_Text"><text:span text:style-name="T1558">Спортсмен и его умения разные вещи…. </text:span></text:span><text:span text:style-name="Source_20_Text"><text:span text:style-name="T1559">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text:span></text:span><text:span text:style-name="Source_20_Text"><text:span text:style-name="T1560">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text:span></text:span><text:span text:style-name="Source_20_Text"><text:span text:style-name="T1561">импровизированных ударов так невозможно высок, так чётко параболичен, </text:span></text:span><text:span text:style-name="Source_20_Text"><text:span text:style-name="T1562">мяч взмыл на мили вверх, чтобы пройти точно меж двух высоких, фалличных электрических колонн <text:s/>Ufa-театра на Фридрихштрассе… </text:span></text:span><text:span text:style-name="Source_20_Text"><text:span text:style-name="T1563">он мог удерживать мяч на голове по несколько кварталов напролёт, часами, ноги чётки, как поэтическая строка… </text:span></text:span><text:span text:style-name="Source_20_Text"><text:span text:style-name="T1564">Но только лишь качал головой, стараясь быть хорошим парнем, когда его спрашивали, но не в силах объяснить:– «ну, это... так получается… <text:s/>мускулы делают сами»</text:span></text:span><text:span text:style-name="Source_20_Text"><text:span text:style-name="T1560">—</text:span></text:span><text:span text:style-name="Source_20_Text"><text:span text:style-name="T1564">потом, припомнив выражение старого тренера</text:span></text:span><text:span text:style-name="Source_20_Text"><text:span text:style-name="T1560">—«</text:span></text:span><text:span text:style-name="Source_20_Text"><text:span text:style-name="T1564">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text:span></text:span><text:span text:style-name="Source_20_Text"><text:span text:style-name="T1565">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text:span></text:span><text:span text:style-name="Source_20_Text"><text:span text:style-name="T1566">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1665">кто-нибудь</text:span></text:span><text:span text:style-name="Source_20_Text"><text:span text:style-name="T1566"> из них, это сырьё, «хотят Перемены»? </text:span></text:span><text:span text:style-name="Source_20_Text"><text:span text:style-name="T1567">Или хотя бы знают? Он сомневается…. Их рефлексы просто используются, сотнями тысяч за раз—королевскими молями, которых вдохновило Пламя. </text:span></text:span><text:span text:style-name="Source_20_Text"><text:span text:style-name="T1568">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text:span></text:span><text:span text:style-name="Source_20_Text"><text:span text:style-name="T1569">Это длится уже слишком долго, игра им избрана не ради чего-то другого кроме конца, которым она закончится, <text:s/>nicht wahr? </text:span></text:span><text:span text:style-name="Source_20_Text"><text:span text:style-name="T1570">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text:span></text:span><text:span text:style-name="Source_20_Text"><text:span text:style-name="T1571">прочее лишь</text:span></text:span><text:span text:style-name="Source_20_Text"><text:span text:style-name="T1570"> любовная игра перед актом.</text:span></text:span></text:p>
      <text:p text:style-name="P442"><text:span text:style-name="Source_20_Text"><text:span text:style-name="T1572">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text:span></text:span><text:span text:style-name="Source_20_Text"><text:span text:style-name="T1573">он возвращается вновь и вновь</text:span></text:span><text:span text:style-name="Source_20_Text"><text:span text:style-name="T1572"> </text:span></text:span><text:span text:style-name="Source_20_Text"><text:span text:style-name="T1573">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text:span></text:span><text:span text:style-name="Source_20_Text"><text:span text:style-name="T1574">Непредусмотрительность детей...и вежливый парадокс этого их Состояньица, основой которому всё та же Печь, что всё должна уничтожить….</text:span></text:span></text:p>
      <text:p text:style-name="P443"><text:span text:style-name="Source_20_Text"><text:span text:style-name="T157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text:span></text:span><text:span text:style-name="Source_20_Text"><text:span text:style-name="T1576">в</text:span></text:span><text:span text:style-name="Source_20_Text"><text:span text:style-name="T1575">, </text:span></text:span><text:span text:style-name="Source_20_Text"><text:span text:style-name="T1576">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text:span></text:span><text:span text:style-name="Source_20_Text"><text:span text:style-name="T1577">Увозя в своём ранце экземпляр <text:s/></text:span></text:span><text:span text:style-name="Source_20_Text"><text:span text:style-name="T1666">Duino Elegies</text:span></text:span><text:span text:style-name="Source_20_Text"><text:span text:style-name="T1577">, только что напечатанных, когда он отправлялся на Юго-Запад, подарок </text:span></text:span><text:soft-page-break/><text:span text:style-name="Source_20_Text"><text:span text:style-name="T1577">Матери на причале, запах свежей типографской краски кружил его голову по ночам, </text:span></text:span><text:span text:style-name="Source_20_Text"><text:span text:style-name="T1578">пока старый пароход бороздил тропик за тропиком… </text:span></text:span><text:span text:style-name="Source_20_Text"><text:span text:style-name="T1579">пока созвездия, как новые звёзды </text:span></text:span><text:span text:style-name="Source_20_Text"><text:span text:style-name="T1580">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P444"><text:span text:style-name="Source_20_Text"><text:span text:style-name="T1581">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1667">мы делать Нджамби Карунга сейчас, омахона…</text:span></text:span><text:span text:style-name="Source_20_Text"><text:span text:style-name="T1581"> </text:span></text:span><text:span text:style-name="Source_20_Text"><text:span text:style-name="T1582">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text:span></text:span><text:span text:style-name="Source_20_Text"><text:span text:style-name="T1583">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text:span></text:span><text:span text:style-name="Source_20_Text"><text:span text:style-name="T1584">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text:span></text:span><text:span text:style-name="Source_20_Text"><text:span text:style-name="T1585">(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P445"><text:span text:style-name="Source_20_Text"><text:span text:style-name="T1586">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1668">auf Wiedersehen</text:span></text:span><text:span text:style-name="Source_20_Text"><text:span text:style-name="T1586">. Он сидит, живот обвис, гланды полны недомогания, склонившись над панелью управления в окрашенной пятнами машине управления пуском. </text:span></text:span><text:span text:style-name="Source_20_Text"><text:span text:style-name="T1587">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1669">Bodenplatte</text:span></text:span><text:span text:style-name="Source_20_Text"><text:span text:style-name="T1587">—бетонная плита положенная на обрезки стали—уложена на землю между трёх деревьев </text:span></text:span><text:span text:style-name="Source_20_Text"><text:span text:style-name="T1589">с пометками</text:span></text:span><text:span text:style-name="Source_20_Text"><text:span text:style-name="T1588">, чтобы обеспечить точное направление, 260°, на Лондон. </text:span></text:span><text:span text:style-name="Source_20_Text"><text:span text:style-name="T1589">Отметкой служит грубо н</text:span></text:span><text:span text:style-name="Source_20_Text"><text:span text:style-name="T1588">амалёванн</text:span></text:span><text:span text:style-name="Source_20_Text"><text:span text:style-name="T1589">ая</text:span></text:span><text:span text:style-name="Source_20_Text"><text:span text:style-name="T1588"> мандала, красный круг с жирным чёрным крестом внутри, опозна</text:span></text:span><text:span text:style-name="Source_20_Text"><text:span text:style-name="T1590">ваемая</text:span></text:span><text:span text:style-name="Source_20_Text"><text:span text:style-name="T1588"> как древний символ колеса-солнца, из которого, как говор</text:span></text:span><text:span text:style-name="Source_20_Text"><text:span text:style-name="T1590">ят</text:span></text:span><text:span text:style-name="Source_20_Text"><text:span text:style-name="T1588"> легенд</text:span></text:span><text:span text:style-name="Source_20_Text"><text:span text:style-name="T1590">ы</text:span></text:span><text:span text:style-name="Source_20_Text"><text:span text:style-name="T1588">, ранние христиане выломили свастику, для маскировки своего запретного символа.</text:span></text:span></text:p>
      <text:p text:style-name="P446"><text:span text:style-name="Source_20_Text"><text:span text:style-name="T1591">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text:span></text:span><text:span text:style-name="Source_20_Text"><text:span text:style-name="T1592">Бледно-жёлтые верхушки обрезанных комлей проглядывают вокруг <text:s/></text:span></text:span><text:span text:style-name="Source_20_Text"><text:span text:style-name="T1669">Bodenplatte, </text:span></text:span><text:span text:style-name="Source_20_Text"><text:span text:style-name="T1592">свежие щепки</text:span></text:span><text:span text:style-name="Source_20_Text"><text:span text:style-name="T1670"> </text:span></text:span><text:span text:style-name="Source_20_Text"><text:span text:style-name="T1592">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text:span></text:span><text:span text:style-name="Source_20_Text"><text:span text:style-name="T1593">Блестяще-</text:span></text:span><text:span text:style-name="Source_20_Text"><text:span text:style-name="T1594">ч</text:span></text:span><text:span text:style-name="Source_20_Text"><text:span text:style-name="T1593">ёрный каучук кабелей уползает в лес подключить наземное оборудование к голандской линии на 380 вольт. </text:span></text:span><text:span text:style-name="Source_20_Text"><text:span text:style-name="T1671">Erwartung</text:span></text:span><text:span text:style-name="Source_20_Text"><text:span text:style-name="T1593">. . . .</text:span></text:span></text:p>
      <text:p text:style-name="P447"><text:span text:style-name="Source_20_Text"><text:span text:style-name="T159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text:span></text:span><text:span text:style-name="Source_20_Text"><text:span text:style-name="T1596">невинный сбор цветков-воспоминаний. Его </text:span></text:span><text:soft-page-break/><text:span text:style-name="Source_20_Text"><text:span text:style-name="T1596">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text:span></text:span><text:span text:style-name="Source_20_Text"><text:span text:style-name="T1597">одно из названий горечавки с горного склона у Рильке, нордического цвета, принесённой в долины:</text:span></text:span></text:p>
      <text:p text:style-name="P447"><text:span text:style-name="Source_20_Text"><text:span text:style-name="T1597"/></text:span></text:p>
      <text:p text:style-name="P447"><text:span text:style-name="Source_20_Text"><text:span text:style-name="T1672">Bringt doch der Wanderer auch vom Hange des Bergrands nicht eine</text:span></text:span></text:p>
      <text:p text:style-name="P447"><text:span text:style-name="Source_20_Text"><text:span text:style-name="T1672">Hand voll Erde ins Tal, die alle unsägliche, sondern ein erworbenes</text:span></text:span></text:p>
      <text:p text:style-name="P447"><text:span text:style-name="Source_20_Text"><text:span text:style-name="T1672">Wort, reines, den gelben und blaun Enzian.</text:span></text:span></text:p>
      <text:p text:style-name="P447"><text:span text:style-name="Source_20_Text"><text:span text:style-name="T1672"/></text:span></text:p>
      <text:p text:style-name="P447"><text:span text:style-name="Source_20_Text"><text:span text:style-name="T1597">– Омухона… посмотри на меня. Я красный и коричневый… </text:span></text:span><text:span text:style-name="Source_20_Text"><text:span text:style-name="T1672">чёрный</text:span></text:span><text:span text:style-name="Source_20_Text"><text:span text:style-name="T1597">, омухона.</text:span></text:span></text:p>
      <text:p text:style-name="P448"><text:span text:style-name="Source_20_Text"><text:span text:style-name="T1597">– Liebchen, это другой край земли, в Германии ты был бы жёлтым и синим.– Метафизика зеркальных отражений. </text:span></text:span><text:span text:style-name="Source_20_Text"><text:span text:style-name="T1598">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1673">такие</text:span></text:span><text:span text:style-name="Source_20_Text"><text:span text:style-name="T1598">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text:span></text:span><text:span text:style-name="Source_20_Text"><text:span text:style-name="T1599">однако, любое «провидение» исключено</text:span></text:span><text:span text:style-name="Source_20_Text"><text:span text:style-name="T1596">—</text:span></text:span><text:span text:style-name="Source_20_Text"><text:span text:style-name="T1674">запредельность </text:span></text:span><text:span text:style-name="Source_20_Text"><text:span text:style-name="T1599">была чем-то </text:span></text:span><text:span text:style-name="Source_20_Text"><text:span text:style-name="T1610">воздыхающим</text:span></text:span><text:span text:style-name="Source_20_Text"><text:span text:style-name="T1599">,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text:span></text:span><text:span text:style-name="Source_20_Text"><text:span text:style-name="T1600">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pan></text:span><text:span text:style-name="Source_20_Text"><text:span text:style-name="T1601"><text:s/></text:span></text:span><text:span text:style-name="Source_20_Text"><text:span text:style-name="T1600">чем пророчествовать.</text:span></text:span></text:p>
      <text:p text:style-name="P449"><text:span text:style-name="Source_20_Text"><text:span text:style-name="T1601">Менее всего о её нежданном уходе из игры. Такого оборота он не предвидел, может и впрямь из-за того, что никогда не увидел ту чёрную девочку. </text:span></text:span><text:span text:style-name="Source_20_Text"><text:span text:style-name="T1602">Возможно, чёрная девочка была гением мета-решений—опрокинуть шахматную доску, пр</text:span></text:span><text:span text:style-name="Source_20_Text"><text:span text:style-name="T1603">и</text:span></text:span><text:span text:style-name="Source_20_Text"><text:span text:style-name="T1602">стрелить судью. </text:span></text:span><text:span text:style-name="Source_20_Text"><text:span text:style-name="T1603">Но после такого ранения, разлома, что станет с маленьким царством Печи? Можно ли поправить? </text:span></text:span><text:span text:style-name="Source_20_Text"><text:span text:style-name="T1604">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P450"><text:span text:style-name="Source_20_Text"><text:span text:style-name="T1604">Готфрид, в клетке, </text:span></text:span><text:span text:style-name="Source_20_Text"><text:span text:style-name="T1605">наблюдает как она сбрасывает её путы и уходит. Светлый и стройный, волосы на его ногах заметны лишь в солнечном свете и то как тон</text:span></text:span><text:span text:style-name="Source_20_Text"><text:span text:style-name="T1606">ч</text:span></text:span><text:span text:style-name="Source_20_Text"><text:span text:style-name="T1605">айшая невесомая сеточка золота, по его векам уже потянулись странные </text:span></text:span><text:span text:style-name="Source_20_Text"><text:span text:style-name="T1606">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text:span></text:span><text:span text:style-name="Source_20_Text"><text:span text:style-name="T1607">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text:span></text:span><text:span text:style-name="Source_20_Text"><text:span text:style-name="T1608">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1675">пронеси</text:span></text:span><text:span text:style-name="Source_20_Text"><text:span text:style-name="T1608">, набирая скорость до последнего возможного момента, </text:span></text:span><text:span text:style-name="Source_20_Text"><text:span text:style-name="T1675">пронеси</text:span></text:span><text:span text:style-name="Source_20_Text"><text:span text:style-name="T1608"> его единственная молитва на ночь. </text:span></text:span><text:span text:style-name="Source_20_Text"><text:span text:style-name="T1609">Опасность, которая, как он </text:span></text:span><text:soft-page-break/><text:span text:style-name="Source_20_Text"><text:span text:style-name="T1609">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text:span></text:span><text:span text:style-name="Source_20_Text"><text:span text:style-name="T1611">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text:span></text:span><text:span text:style-name="Source_20_Text"><text:span text:style-name="T1612">ты думаешь только—будет что рассказать в столовой, написать домой к </text:span></text:span><text:span text:style-name="Source_20_Text"><text:span text:style-name="T1676">Mutti…</text:span></text:span><text:span text:style-name="Source_20_Text"><text:span text:style-name="T1612">. </text:span></text:span><text:span text:style-name="Source_20_Text"><text:span text:style-name="T1613">Эти ракеты его любимые звери, едва приручённые, часто непослушные, даже могут развернуться. </text:span></text:span><text:span text:style-name="Source_20_Text"><text:span text:style-name="T1614">Он любит их, как любил бы лошадей или танки Тигр, если б туда призвали.</text:span></text:span></text:p>
      <text:p text:style-name="P451"><text:span text:style-name="Source_20_Text"><text:span text:style-name="T1614">Здесь он чувствует, что </text:span></text:span><text:span text:style-name="Source_20_Text"><text:span text:style-name="T1677">пронесло</text:span></text:span><text:span text:style-name="Source_20_Text"><text:span text:style-name="T1614">, тут легко. На что мог бы он надеяться без Войны? </text:span></text:span><text:span text:style-name="Source_20_Text"><text:span text:style-name="T1615">Но участвовать в </text:span></text:span><text:span text:style-name="Source_20_Text"><text:span text:style-name="T1678">таком</text:span></text:span><text:span text:style-name="Source_20_Text"><text:span text:style-name="T1615"> приключении… </text:span></text:span><text:span text:style-name="Source_20_Text"><text:span text:style-name="T1678">Если ты не можешь петь Зигфрид ты всё же можешь нести копьё…</text:span></text:span><text:span text:style-name="Source_20_Text"><text:span text:style-name="T1615"> На каком горном склоне, от какого загорелого любимого лица слышал он эти слова? </text:span></text:span><text:span text:style-name="Source_20_Text"><text:span text:style-name="T1616">Всё что он помнить белый взмыв вверх, квадраты лугов окружённые тучей… </text:span></text:span><text:span text:style-name="Source_20_Text"><text:span text:style-name="T1617">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text:span></text:span><text:span text:style-name="Source_20_Text"><text:span text:style-name="T1618">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text:span></text:span><text:span text:style-name="Source_20_Text"><text:span text:style-name="T1619">теперь слово сука произнесённое особым тоном голоса вызывает у него эрекцию, которую онне может подавить</text:span></text:span><text:span text:style-name="Source_20_Text"><text:span text:style-name="T1618">—</text:span></text:span><text:span text:style-name="Source_20_Text"><text:span text:style-name="T1619">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text:span></text:span><text:span text:style-name="Source_20_Text"><text:span text:style-name="T1620">заговаривать с ним после этого зова в её лице, пробуждает его трепещущим среди ночи, </text:span></text:span><text:span text:style-name="Source_20_Text"><text:span text:style-name="T1621">изнеможённое</text:span></text:span><text:span text:style-name="Source_20_Text"><text:span text:style-name="T1620"> лицо капитана в полуметре, над шёлком серебряных складок, </text:span></text:span><text:span text:style-name="Source_20_Text"><text:span text:style-name="T1621">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1679">смотрела</text:span></text:span><text:span text:style-name="Source_20_Text"><text:span text:style-name="T1621"> на него….</text:span></text:span></text:p>
      <text:p text:style-name="P452"><text:span text:style-name="Source_20_Text"><text:span text:style-name="T1622">Капитан видел её, конечно же. А кто нет? </text:span></text:span><text:span text:style-name="Source_20_Text"><text:span text:style-name="T1623">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P453"><text:span text:style-name="Source_20_Text"><text:span text:style-name="T1623">– </text:span></text:span><text:span text:style-name="Source_20_Text"><text:span text:style-name="T1624">Но если она вернётся—</text:span></text:span></text:p>
      <text:p text:style-name="P453"><text:span text:style-name="Source_20_Text"><text:span text:style-name="T1623">– </text:span></text:span><text:span text:style-name="Source_20_Text"><text:span text:style-name="T1624">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text:span></text:span><text:span text:style-name="Source_20_Text"><text:span text:style-name="T1625">Твоя розочка расцвела. Тебе стало нечего, даже твой на тот момент невинный рот, терять….</text:span></text:span></text:p>
      <text:p text:style-name="P454"><text:span text:style-name="Source_20_Text"><text:span text:style-name="T1626">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1626">независимо от того, что каждый из них может хотеть. </text:span></text:span><text:span text:style-name="Source_20_Text"><text:span text:style-name="T1627">От того, уйдёт она или останется. </text:span></text:span><text:span text:style-name="Source_20_Text"><text:span text:style-name="T1628">Поэтому когда Катя оставляет игру навсегда, он молчит.</text:span></text:span></text:p>
      <text:p text:style-name="P455"><text:span text:style-name="Source_20_Text"><text:span text:style-name="T1629">Блисеро проклинает её. Швыряет подставку для обуви в дорог</text:span></text:span><text:span text:style-name="Source_20_Text"><text:span text:style-name="T1630">ую картину тер Борха. </text:span></text:span><text:span text:style-name="Source_20_Text"><text:span text:style-name="T1631">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text:span></text:span><text:span text:style-name="Source_20_Text"><text:span text:style-name="T1632">Все сидят в круг, пьют Оude Genever, и чистят сыры. </text:span></text:span><text:span text:style-name="Source_20_Text"><text:span text:style-name="T1633">Рассказывают истории, в основном смешные, из до Войны. </text:span></text:span><text:span text:style-name="Source_20_Text"><text:span text:style-name="T1634">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text:span></text:span><text:span text:style-name="Source_20_Text"><text:span text:style-name="T1635">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P456"><text:span text:style-name="Source_20_Text"><text:span text:style-name="T1623">– </text:span></text:span><text:span text:style-name="Source_20_Text"><text:span text:style-name="T1636">Извини, но нет, пуля нам понадобится.</text:span></text:span><text:span text:style-name="Source_20_Text"><text:span text:style-name="T1623">– <text:s/></text:span></text:span><text:span text:style-name="Source_20_Text"><text:span text:style-name="T1636">Лицо Вима в тени, куда не может проникнуть её взгляд, отрывисто шепчет под Шевенингенским пиром, неровные шаги толпы над головой,</text:span></text:span><text:span text:style-name="Source_20_Text"><text:span text:style-name="T1623">– </text:span></text:span><text:span text:style-name="Source_20_Text"><text:span text:style-name="T1636">нужна каждая ёбаная пуля. Нам нужна тишина. </text:span></text:span><text:span text:style-name="Source_20_Text"><text:span text:style-name="T1637">У нас нет человека, чтобы избавиться от трупа. Я уже пять минут с тобой потерял,</text:span></text:span><text:span text:style-name="Source_20_Text"><text:span text:style-name="T1623">– <text:s/></text:span></text:span><text:span text:style-name="Source_20_Text"><text:span text:style-name="T1637">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text:span></text:span><text:span text:style-name="Source_20_Text"><text:span text:style-name="T1638">как увязать его </text:span></text:span><text:span text:style-name="Source_20_Text"><text:span text:style-name="T1637">чувств</text:span></text:span><text:span text:style-name="Source_20_Text"><text:span text:style-name="T1638">а</text:span></text:span><text:span text:style-name="Source_20_Text"><text:span text:style-name="T1637"> год назад под прохладной </text:span></text:span><text:span text:style-name="Source_20_Text"><text:span text:style-name="T288">синелью, до того как у него появились все эти мускулы, и эти шрамы на плече и ляжке—</text:span></text:span><text:span text:style-name="Source_20_Text"><text:span text:style-name="T289">тугодум, нейтральный человек наконец выведенный за свой порог, но она любила его до этого… наверное, да….</text:span></text:span></text:p>
      <text:p text:style-name="P457"><text:span text:style-name="Source_20_Text"><text:span text:style-name="T289">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text:span></text:span><text:span text:style-name="Source_20_Text"><text:span text:style-name="T290">Да, местоположение часто менялось. </text:span></text:span><text:span text:style-name="Source_20_Text"><text:span text:style-name="T291">И невозможно было продвинуть её ближе к </text:span></text:span><text:span text:style-name="Source_20_Text"><text:span text:style-name="T292">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text:span></text:span><text:span text:style-name="Source_20_Text"><text:span text:style-name="T293">—</text:span></text:span><text:span text:style-name="Source_20_Text"><text:span text:style-name="T292">три еврейские семьи отправлен на восток</text:span></text:span><text:span text:style-name="Source_20_Text"><text:span text:style-name="T293">—</text:span></text:span><text:span text:style-name="Source_20_Text"><text:span text:style-name="T292">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text:span></text:span><text:span text:style-name="Source_20_Text"><text:span text:style-name="T294">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text:span></text:span><text:span text:style-name="Source_20_Text"><text:span text:style-name="T293">—</text:span></text:span><text:span text:style-name="Source_20_Text"><text:span text:style-name="T294">это же она, нет? Чего же ещё они хотят? </text:span></text:span><text:span text:style-name="Source_20_Text"><text:span text:style-name="T295">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text:span></text:span><text:span text:style-name="Source_20_Text"><text:span text:style-name="T296">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text:span></text:span><text:span text:style-name="Source_20_Text"><text:span text:style-name="T297">Лучше всего, что массовая смерть является стимулом для простых людей, маленьких человеков, ухватить кусок от этого Пирога, пока они ещё тут, и заглотать его.</text:span></text:span><text:span text:style-name="Source_20_Text"><text:span text:style-name="T296"> <text:s/></text:span></text:span><text:span text:style-name="Source_20_Text"><text:span text:style-name="T297">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297">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text:span></text:span><text:span text:style-name="Source_20_Text"><text:span text:style-name="T298">К тому же в евреях имеется <text:s/>элемент вины, либо шантажа в будущем, что действует, ессесн, в пользу профессионалов. </text:span></text:span><text:span text:style-name="Source_20_Text"><text:span text:style-name="T299">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text:span></text:span><text:span text:style-name="Source_20_Text"><text:span text:style-name="T300">на лодочном причале <text:s/>у замасленной набережной, рядом с кошкой, что опустила взгляд своих янтарных глаз, в блоке старых квартир и с дождём во дворе, </text:span></text:span><text:span text:style-name="Source_20_Text"><text:span text:style-name="T301">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P458"><text:span text:style-name="Source_20_Text"><text:span text:style-name="T302">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P459"><text:span text:style-name="Source_20_Text"><text:span text:style-name="T303">– </text:span></text:span><text:span text:style-name="Source_20_Text"><text:span text:style-name="T304">Но куда вы теперь?</text:span></text:span><text:span text:style-name="Source_20_Text"><text:span text:style-name="T303">– </text:span></text:span><text:span text:style-name="Source_20_Text"><text:span text:style-name="T304">Руки обоих в карманах, шарфы плотно затянуты, камни оставле</text:span></text:span><text:span text:style-name="Source_20_Text"><text:span text:style-name="T306">н</text:span></text:span><text:span text:style-name="Source_20_Text"><text:span text:style-name="T304">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P461"><text:span text:style-name="Source_20_Text"><text:span text:style-name="T303">– </text:span></text:span><text:span text:style-name="Source_20_Text"><text:span text:style-name="T305">Не знаю. Куда м</text:span></text:span><text:span text:style-name="Source_20_Text"><text:span text:style-name="T307">не будет</text:span></text:span><text:span text:style-name="Source_20_Text"><text:span text:style-name="T305"> лучше?</text:span></text:span></text:p>
      <text:p text:style-name="P460"><text:span text:style-name="Source_20_Text"><text:span text:style-name="T303">– «</text:span></text:span><text:span text:style-name="Source_20_Text"><text:span text:style-name="T305">Белое Посещение».</text:span></text:span><text:span text:style-name="Source_20_Text"><text:span text:style-name="T303">– <text:s/></text:span></text:span><text:span text:style-name="Source_20_Text"><text:span text:style-name="T305">Предлагает Пират.</text:span></text:span></text:p>
      <text:p text:style-name="P460"><text:span text:style-name="Source_20_Text"><text:span text:style-name="T303">– «</text:span></text:span><text:span text:style-name="Source_20_Text"><text:span text:style-name="T305">Белое Посещение» неплохо,</text:span></text:span><text:span text:style-name="Source_20_Text"><text:span text:style-name="T303">– </text:span></text:span><text:span text:style-name="Source_20_Text"><text:span text:style-name="T305">сказала она и ступила в пустоту….</text:span></text:span></text:p>
      <text:p text:style-name="P462"><text:span text:style-name="Source_20_Text"><text:span text:style-name="T303">– </text:span></text:span><text:span text:style-name="Source_20_Text"><text:span text:style-name="T308">Осби, я что с ума сошёл?</text:span></text:span><text:span text:style-name="Source_20_Text"><text:span text:style-name="T303">– </text:span></text:span><text:span text:style-name="Source_20_Text"><text:span text:style-name="T308">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text:span></text:span><text:span text:style-name="Source_20_Text"><text:span text:style-name="T309">на корточки</text:span></text:span><text:span text:style-name="Source_20_Text"><text:span text:style-name="T308">, вялая и </text:span></text:span><text:span text:style-name="Source_20_Text"><text:span text:style-name="T309">похоже как распсихованная, в тёмном углу.</text:span></text:span></text:p>
      <text:p text:style-name="P463"><text:span text:style-name="Source_20_Text"><text:span text:style-name="T303">– </text:span></text:span><text:span text:style-name="Source_20_Text"><text:span text:style-name="T309">Конечно, конечно,</text:span></text:span><text:span text:style-name="Source_20_Text"><text:span text:style-name="T303">– </text:span></text:span><text:span text:style-name="Source_20_Text"><text:span text:style-name="T309">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1306">Белом Зомби</text:span></text:span><text:span text:style-name="Source_20_Text"><text:span text:style-name="T309">, самый первый фильм, из всех что видел Осби и в определённом смысле последний в его Списке Всех, </text:span></text:span><text:span text:style-name="Source_20_Text"><text:span text:style-name="T310">вместе с </text:span></text:span><text:span text:style-name="Source_20_Text"><text:span text:style-name="T1307">Сыном Франкенштейна</text:span></text:span><text:span text:style-name="Source_20_Text"><text:span text:style-name="T310">, </text:span></text:span><text:span text:style-name="Source_20_Text"><text:span text:style-name="T1307">Чокнутые Летят в Рио</text:span></text:span><text:span text:style-name="Source_20_Text"><text:span text:style-name="T310"> и, возможно, </text:span></text:span><text:span text:style-name="Source_20_Text"><text:span text:style-name="T1307">Дамбо.</text:span></text:span><text:span text:style-name="Source_20_Text"><text:span text:style-name="T310">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P464"><text:span text:style-name="Source_20_Text"><text:span text:style-name="T303">– </text:span></text:span><text:span text:style-name="Source_20_Text"><text:span text:style-name="T310">Нет,</text:span></text:span><text:span text:style-name="Source_20_Text"><text:span text:style-name="T303">– <text:s/></text:span></text:span><text:span text:style-name="Source_20_Text"><text:span text:style-name="T311">поскольку Пират уже не понял что вообще там Осби говорил,</text:span></text:span><text:span text:style-name="Source_20_Text"><text:span text:style-name="T303">– <text:s/></text:span></text:span><text:span text:style-name="Source_20_Text"><text:span text:style-name="T311">не </text:span></text:span><text:span text:style-name="Source_20_Text"><text:span text:style-name="T303">«</text:span></text:span><text:span text:style-name="Source_20_Text"><text:span text:style-name="T311">конечно, ты сошёл с ума» это не то совсем.…</text:span></text:span></text:p>
      <text:p text:style-name="P464"><text:span text:style-name="Source_20_Text"><text:span text:style-name="T303">– </text:span></text:span><text:span text:style-name="Source_20_Text"><text:span text:style-name="T311">А что?</text:span></text:span><text:span text:style-name="Source_20_Text"><text:span text:style-name="T303">– </text:span></text:span><text:span text:style-name="Source_20_Text"><text:span text:style-name="T311">спрашивает Пират, когда пауза Осби затянулась дольше минуты.</text:span></text:span></text:p>
      <text:p text:style-name="P464"><text:span text:style-name="Source_20_Text"><text:span text:style-name="T303">– <text:s/></text:span></text:span><text:span text:style-name="Source_20_Text"><text:span text:style-name="T311">А?</text:span></text:span><text:span text:style-name="Source_20_Text"><text:span text:style-name="T303">– </text:span></text:span><text:span text:style-name="Source_20_Text"><text:span text:style-name="T311">грит Осби.</text:span></text:span></text:p>
      <text:p text:style-name="P465"><text:span text:style-name="Source_20_Text"><text:span text:style-name="T312">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text:span></text:span><text:span text:style-name="Source_20_Text"><text:span text:style-name="T302">—</text:span></text:span><text:span text:style-name="Source_20_Text"><text:span text:style-name="T312">часто до слёз</text:span></text:span><text:span text:style-name="Source_20_Text"><text:span text:style-name="T302">—</text:span></text:span><text:span text:style-name="Source_20_Text"><text:span text:style-name="T312">и он как-то не совсем понимает того, что говорится, ещё меньше соотнести с самим кристаллом. </text:span></text:span><text:span text:style-name="Source_20_Text"><text:span text:style-name="T313">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text:span></text:span><text:span text:style-name="Source_20_Text"><text:span text:style-name="T302">—</text:span></text:span><text:span text:style-name="Source_20_Text"><text:span text:style-name="T313">а уже потом не моги продолжить в том же духе….</text:span></text:span><text:span text:style-name="Source_20_Text"><text:span text:style-name="T314">Не обязательно, чтоб было резко, с показухой</text:span></text:span><text:span text:style-name="Source_20_Text"><text:span text:style-name="T302">—</text:span></text:span><text:span text:style-name="Source_20_Text"><text:span text:style-name="T314">может придти мягко</text:span></text:span><text:span text:style-name="Source_20_Text"><text:span text:style-name="T302">—</text:span></text:span><text:span text:style-name="Source_20_Text"><text:span text:style-name="T314">и неважно какой счёт, сколько зрителей, какая их коллективная воля, сколько пенальти могут </text:span></text:span><text:soft-page-break/><text:span text:style-name="Source_20_Text"><text:span text:style-name="T314">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1308">на хуй</text:span></text:span><text:span text:style-name="Source_20_Text"><text:span text:style-name="T314">, и бросит игру, бросит </text:span></text:span><text:span text:style-name="Source_20_Text"><text:span text:style-name="T315">и всё тут…</text:span></text:span><text:span text:style-name="Source_20_Text"><text:span text:style-name="T314">.</text:span></text:span></text:p>
      <text:p text:style-name="P466"><text:span text:style-name="Source_20_Text"><text:span text:style-name="T303">– </text:span></text:span><text:span text:style-name="Source_20_Text"><text:span text:style-name="T316">Хорошо,</text:span></text:span><text:span text:style-name="Source_20_Text"><text:span text:style-name="T303">– <text:s/></text:span></text:span><text:span text:style-name="Source_20_Text"><text:span text:style-name="T316">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text:span></text:span><text:span text:style-name="Source_20_Text"><text:span text:style-name="T303">– </text:span></text:span><text:span text:style-name="Source_20_Text"><text:span text:style-name="T316">значит это причуда характера, бзик. Как ношение долбанного Мендозы.</text:span></text:span><text:span text:style-name="Source_20_Text"><text:span text:style-name="T303">– <text:s/></text:span></text:span><text:span text:style-name="Source_20_Text"><text:span text:style-name="T316">Все </text:span></text:span><text:span text:style-name="Source_20_Text"><text:span text:style-name="T1309">остальные</text:span></text:span><text:span text:style-name="Source_20_Text"><text:span text:style-name="T316"> в Фирме пользуются Стеном, знаете ли. Мендоза весит в три раза больше, никто даже не </text:span></text:span><text:span text:style-name="Source_20_Text"><text:span text:style-name="T1310">видал</text:span></text:span><text:span text:style-name="Source_20_Text"><text:span text:style-name="T316"> 7-милиметровых патронов для мексиканского маузера в последнее время, даже и на Портобелло-роуд не найти: </text:span></text:span><text:span text:style-name="Source_20_Text"><text:span text:style-name="T317">в нём нет великой Гаражной Простоты или скорострельности, но он всё равно его любит (да, скорее всего это любовь в наше время),</text:span></text:span><text:span text:style-name="Source_20_Text"><text:span text:style-name="T303">– </text:span></text:span><text:span text:style-name="Source_20_Text"><text:span text:style-name="T317"><text:s/>понимашь, всё чем-то лучче, чем-то не,</text:span></text:span><text:span text:style-name="Source_20_Text"><text:span text:style-name="T303">– </text:span></text:span><text:span text:style-name="Source_20_Text"><text:span text:style-name="T317">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text:span></text:span><text:span text:style-name="Source_20_Text"><text:span text:style-name="T303">– </text:span></text:span><text:span text:style-name="Source_20_Text"><text:span text:style-name="T318">Ну, и что, если тяжелее? Это моя </text:span></text:span><text:span text:style-name="Source_20_Text"><text:span text:style-name="T1310">причуда</text:span></text:span><text:span text:style-name="Source_20_Text"><text:span text:style-name="T318">. Мне вес без разницы, иначе не вытащил бы девушку обратно, так?</text:span></text:span></text:p>
      <text:p text:style-name="P466"><text:span text:style-name="Source_20_Text"><text:span text:style-name="T303">– </text:span></text:span><text:span text:style-name="Source_20_Text"><text:span text:style-name="T318">Я не твоя подопечная.</text:span></text:span><text:span text:style-name="Source_20_Text"><text:span text:style-name="T303">– </text:span></text:span><text:span text:style-name="Source_20_Text"><text:span text:style-name="T318">Статуя в узорном бархате винного цвета от шеи до запястий и щиколоток, и как давно, джентльмены, она наблюдает из тени?</text:span></text:span></text:p>
      <text:p text:style-name="P467"><text:span text:style-name="Source_20_Text"><text:span text:style-name="T303">– </text:span></text:span><text:span text:style-name="Source_20_Text"><text:span text:style-name="T319">О,</text:span></text:span><text:span text:style-name="Source_20_Text"><text:span text:style-name="T303">– </text:span></text:span><text:span text:style-name="Source_20_Text"><text:span text:style-name="T319">Пират становится простачком,</text:span></text:span><text:span text:style-name="Source_20_Text"><text:span text:style-name="T303">– </text:span></text:span><text:span text:style-name="Source_20_Text"><text:span text:style-name="T319">я за тебя отвечаю, знаешь ли.</text:span></text:span></text:p>
      <text:p text:style-name="P467"><text:span text:style-name="Source_20_Text"><text:span text:style-name="T303">– </text:span></text:span><text:span text:style-name="Source_20_Text"><text:span text:style-name="T319">Счастливая парочка!</text:span></text:span><text:span text:style-name="Source_20_Text"><text:span text:style-name="T303">– </text:span></text:span><text:span text:style-name="Source_20_Text"><text:span text:style-name="T319">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P468"><text:span text:style-name="Source_20_Text"><text:span text:style-name="T303">– </text:span></text:span><text:span text:style-name="Source_20_Text"><text:span text:style-name="T320">Значит, мне надо было тебя там бросить?</text:span></text:span><text:span text:style-name="Source_20_Text"><text:span text:style-name="T303">– <text:s/></text:span></text:span><text:span text:style-name="Source_20_Text"><text:span text:style-name="T320">И когда она лишь сжала губы, с раздражением:</text:span></text:span><text:span text:style-name="Source_20_Text"><text:span text:style-name="T303">– <text:s/></text:span></text:span><text:span text:style-name="Source_20_Text"><text:span text:style-name="T320">Или ты думаешь кто-то здесь обязан был тебя вытащить?</text:span></text:span></text:p>
      <text:p text:style-name="P468"><text:span text:style-name="Source_20_Text"><text:span text:style-name="T303">– </text:span></text:span><text:span text:style-name="Source_20_Text"><text:span text:style-name="T320">Нет.</text:span></text:span><text:span text:style-name="Source_20_Text"><text:span text:style-name="T303">– </text:span></text:span><text:span text:style-name="Source_20_Text"><text:span text:style-name="T320">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P468"><text:span text:style-name="Source_20_Text"><text:span text:style-name="T320"/></text:span></text:p>
      <text:p text:style-name="P468"><text:span text:style-name="Source_20_Text"><text:span text:style-name="T1311">ic heb u liever dan ên everswîn,</text:span></text:span></text:p>
      <text:p text:style-name="P468"><text:span text:style-name="Source_20_Text"><text:span text:style-name="T1311">al waert van finen goude ghewracht</text:span></text:span></text:p>
      <text:p text:style-name="P468"><text:span text:style-name="Source_20_Text"><text:span text:style-name="T320"/></text:span></text:p>
      <text:p text:style-name="P469"><text:span text:style-name="Source_20_Text"><text:span text:style-name="T321">любовь не измерить золотом, ни золотым тельцом, ни, как в этой песне, золотой свиньёй. </text:span></text:span><text:span text:style-name="Source_20_Text"><text:span text:style-name="T322">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text:span></text:span><text:span text:style-name="Source_20_Text"><text:span text:style-name="T328">аркебузу</text:span></text:span><text:span text:style-name="Source_20_Text"><text:span text:style-name="T322"> по эбонитовым лесам, через болота и лавовые потоки, с</text:span></text:span><text:span text:style-name="Source_20_Text"><text:span text:style-name="T323">и</text:span></text:span><text:span text:style-name="Source_20_Text"><text:span text:style-name="T322">стематически убивая местных </text:span></text:span><text:span text:style-name="Source_20_Text"><text:span text:style-name="T323">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text:span></text:span><text:span text:style-name="Source_20_Text"><text:span text:style-name="T324">медленно нажимал курок, не сводя глаз с расплывчатого уродства, покуда рядом в медленном подобии, смоченный в вине, зажатый челюстями змия, <text:s/>спускался </text:span></text:span><text:span text:style-name="Source_20_Text"><text:span text:style-name="T325">красновато тлеющий цвет</text:span></text:span><text:span text:style-name="Source_20_Text"><text:span text:style-name="T324">, опаляя жаром щёку, </text:span></text:span><text:span text:style-name="Source_20_Text"><text:span text:style-name="T1312">как моё собственное маленькое светило</text:span></text:span><text:span text:style-name="Source_20_Text"><text:span text:style-name="T324">, писал од домой своему старшему брату Хендрику, </text:span></text:span><text:span text:style-name="Source_20_Text"><text:span text:style-name="T1312">повелитель моего Знака</text:span></text:span><text:span text:style-name="Source_20_Text"><text:span text:style-name="T324">...</text:span></text:span><text:span text:style-name="Source_20_Text"><text:span text:style-name="T32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1313">что</text:span></text:span><text:span text:style-name="Source_20_Text"><text:span text:style-name="T325"> они вообще годятся?—</text:span></text:span><text:span text:style-name="Source_20_Text"><text:span text:style-name="T326">теперь неспособная даже увидеть своего убийцу, вскинувшись, брызжа кровью, с квохтаньем умирала….</text:span></text:span></text:p>
      <text:p text:style-name="P470"><text:soft-page-break/><text:span text:style-name="Source_20_Text"><text:span text:style-name="T327">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text:span></text:span><text:span text:style-name="Source_20_Text"><text:span text:style-name="T328">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text:span></text:span><text:span text:style-name="Source_20_Text"><text:span text:style-name="T329">за</text:span></text:span><text:span text:style-name="Source_20_Text"><text:span text:style-name="T328">бивая <text:s/></text:span></text:span><text:span text:style-name="Source_20_Text"><text:span text:style-name="T329">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P471"><text:span text:style-name="Source_20_Text"><text:span text:style-name="T330">Он оставляет додо гнить, терпеть не может их </text:span></text:span><text:span text:style-name="Source_20_Text"><text:span text:style-name="T331">мясо</text:span></text:span><text:span text:style-name="Source_20_Text"><text:span text:style-name="T330">. </text:span></text:span><text:span text:style-name="Source_20_Text"><text:span text:style-name="T331">Обычно, он охотился один. Но зачастую, спустя месяцы, уединённость начинала менять его, менять сами его ощущения</text:span></text:span><text:span text:style-name="Source_20_Text"><text:span text:style-name="T329">—</text:span></text:span><text:span text:style-name="Source_20_Text"><text:span text:style-name="T332">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text:span></text:span><text:span text:style-name="Source_20_Text"><text:span text:style-name="T333">Голоса</text:span></text:span><text:span text:style-name="Source_20_Text"><text:span text:style-name="T329">—</text:span></text:span><text:span text:style-name="Source_20_Text"><text:span text:style-name="T333">у него бессоница, южные звёзды слишком густы, чтоб складываться в созвездия, сбиваются в лица и существ из мифов немыслемее, чем додо</text:span></text:span><text:span text:style-name="Source_20_Text"><text:span text:style-name="T329">—</text:span></text:span><text:span text:style-name="Source_20_Text"><text:span text:style-name="T333">произносят слова спящих, напевно, дуэтно, хором. Ритмы и тембры голландские, но без какого-либо явного смысла. </text:span></text:span><text:span text:style-name="Source_20_Text"><text:span text:style-name="T334">Кроме того, что они, как ему кажется, предупреждают о чём-то… ругают, сердятся, что он не может понять. </text:span></text:span><text:span text:style-name="Source_20_Text"><text:span text:style-name="T335">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text:span></text:span><text:span text:style-name="Source_20_Text"><text:span text:style-name="T337">пошевеливаемом прохладным</text:span></text:span><text:span text:style-name="Source_20_Text"><text:span text:style-name="T336"> юго-восточным ветром… </text:span></text:span><text:span text:style-name="Source_20_Text"><text:span text:style-name="T337">Он следил вдоль ствола час за часом. </text:span></text:span><text:span text:style-name="Source_20_Text"><text:span text:style-name="T338">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text:span></text:span><text:span text:style-name="Source_20_Text"><text:span text:style-name="T339">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text:span></text:span><text:span text:style-name="Source_20_Text"><text:span text:style-name="T340">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P472"><text:span text:style-name="Source_20_Text"><text:span text:style-name="T341">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text:span></text:span><text:span text:style-name="Source_20_Text"><text:span text:style-name="T342">потливость</text:span></text:span><text:span text:style-name="Source_20_Text"><text:span text:style-name="T341">, небо наполовину малиновое от вулкана, </text:span></text:span><text:span text:style-name="Source_20_Text"><text:span text:style-name="T342"><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span></text:span></text:p>
      <text:p text:style-name="P473"><text:span text:style-name="Source_20_Text"><text:span text:style-name="T342">Эта бешеная ватага были лузеры выдававшие себя за расу избранных Богом. Колония, предприятие, умирали—как эбонитовые деревья, </text:span></text:span><text:span text:style-name="Source_20_Text"><text:span text:style-name="T343">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P474"><text:span text:style-name="Source_20_Text"><text:span text:style-name="T344">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344">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text:span></text:span><text:span text:style-name="Source_20_Text"><text:span text:style-name="T345">которого </text:span></text:span><text:span text:style-name="Source_20_Text"><text:span text:style-name="T344">они понимали.</text:span></text:span></text:p>
      <text:p text:style-name="P475"><text:span text:style-name="Source_20_Text"><text:span text:style-name="T34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P476"><text:span text:style-name="Source_20_Text"><text:span text:style-name="T345">Франц не мог знать, что за исключение пары других на острове Воссоединения, это были единственные додо во всём Творении </text:span></text:span><text:span text:style-name="Source_20_Text"><text:span text:style-name="T346">и что он помогал <text:s/>уничтожению расы. </text:span></text:span><text:span text:style-name="Source_20_Text"><text:span text:style-name="T347">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text:span></text:span><text:span text:style-name="Source_20_Text"><text:span text:style-name="T348">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span text:style-name="Source_20_Text"><text:span text:style-name="T347">»</text:span></text:span></text:p>
      <text:p text:style-name="P477"><text:span text:style-name="Source_20_Text"><text:span text:style-name="T349">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text:span></text:span><text:span text:style-name="Source_20_Text"><text:span text:style-name="T350">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text:span></text:span><text:span text:style-name="Source_20_Text"><text:span text:style-name="T351">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1314">Ибо, поскольку есть они твореньями Господа, имеющими дар разумного общения, признающими, что лишь в Слове Его возможно найти жиз</text:span></text:span><text:span text:style-name="Source_20_Text"><text:span text:style-name="T1315">н</text:span></text:span><text:span text:style-name="Source_20_Text"><text:span text:style-name="T1314">ь вечную</text:span></text:span><text:span text:style-name="Source_20_Text"><text:span text:style-name="T352">...</text:span></text:span><text:span text:style-name="Source_20_Text"><text:span text:style-name="T353">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P478"><text:span text:style-name="Source_20_Text"><text:span text:style-name="T354">Вот наичистейшая форма европейского продвижения. </text:span></text:span><text:span text:style-name="Source_20_Text"><text:span text:style-name="T355">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text:span></text:span><text:span text:style-name="Source_20_Text"><text:span text:style-name="T356">нашего необходимого клинка? </text:span></text:span><text:span text:style-name="Source_20_Text"><text:span text:style-name="T357">Повящённые, теперь они будут кормить нас, посвящённые <text:s/>останки их и помёт будут удобрять наши урожаи. </text:span></text:span><text:span text:style-name="Source_20_Text"><text:span text:style-name="T358">Мы говорили им о «Спасении»? Мы имели в виду вечную жизнь во Граде? </text:span></text:span><text:span text:style-name="Source_20_Text"><text:span text:style-name="T359">Жизнь вечную? </text:span></text:span><text:span text:style-name="Source_20_Text"><text:span text:style-name="T360">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text:span></text:span><text:span text:style-name="Source_20_Text"><text:span text:style-name="T359"> </text:span></text:span><text:span text:style-name="Source_20_Text"><text:span text:style-name="T360">Право же, коль они спасают нас от голода в мире этом, тогда в следующем, в царстве Христовом, наши спасения должны быть, в равной же мере, </text:span></text:span><text:span text:style-name="Source_20_Text"><text:span text:style-name="T361">неотделимы. Иначе додо будут только тем, чем кажутся в иллюзорном свете мира</text:span></text:span><text:span text:style-name="Source_20_Text"><text:span text:style-name="T355">—</text:span></text:span><text:span text:style-name="Source_20_Text"><text:span text:style-name="T361">всего лишь нашей дичью. </text:span></text:span><text:span text:style-name="Source_20_Text"><text:span text:style-name="T362">Бог не может быть настолько жестоким.</text:span></text:span></text:p>
      <text:p text:style-name="P479"><text:span text:style-name="Source_20_Text"><text:span text:style-name="T363">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363">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1316">его</text:span></text:span><text:span text:style-name="Source_20_Text"><text:span text:style-name="T363"> причуда….»</text:span></text:span></text:p>
      <text:p text:style-name="P480"><text:span text:style-name="Source_20_Text"><text:span text:style-name="T364">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text:span></text:span><text:span text:style-name="Source_20_Text"><text:span text:style-name="T365">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text:span></text:span><text:span text:style-name="Source_20_Text"><text:span text:style-name="T366">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text:span></text:span><text:span text:style-name="Source_20_Text"><text:span text:style-name="T367">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text:span></text:span><text:span text:style-name="Source_20_Text"><text:span text:style-name="T368">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text:span></text:span><text:span text:style-name="Source_20_Text"><text:span text:style-name="T365"> </text:span></text:span><text:span text:style-name="Source_20_Text"><text:span text:style-name="T368">Они летят колцами, концентрическими кольцами на экранах радаров. Операторы называют их «ангелами».</text:span></text:span></text:p>
      <text:p text:style-name="P481"><text:span text:style-name="Source_20_Text"><text:span text:style-name="T368">– </text:span></text:span><text:span text:style-name="Source_20_Text"><text:span text:style-name="T369">Он за тобой увязался,</text:span></text:span><text:span text:style-name="Source_20_Text"><text:span text:style-name="T368">– </text:span></text:span><text:span text:style-name="Source_20_Text"><text:span text:style-name="T369">Осби затягивается мухоморной сигаретой.</text:span></text:span></text:p>
      <text:p text:style-name="P481"><text:span text:style-name="Source_20_Text"><text:span text:style-name="T368">– </text:span></text:span><text:span text:style-name="Source_20_Text"><text:span text:style-name="T369">Да,</text:span></text:span><text:span text:style-name="Source_20_Text"><text:span text:style-name="T368">– </text:span></text:span><text:span text:style-name="Source_20_Text"><text:span text:style-name="T369">Пират инспектирует края сада на крыше, недовольный в закате,</text:span></text:span><text:span text:style-name="Source_20_Text"><text:span text:style-name="T368">– </text:span></text:span><text:span text:style-name="Source_20_Text"><text:span text:style-name="T369">но в это совсем не хочется верить. Хватит с меня и того…</text:span></text:span></text:p>
      <text:p text:style-name="P481"><text:span text:style-name="Source_20_Text"><text:span text:style-name="T368">– </text:span></text:span><text:span text:style-name="Source_20_Text"><text:span text:style-name="T370">И что ты думаешь про неё, вообще.</text:span></text:span></text:p>
      <text:p text:style-name="P482"><text:span text:style-name="Source_20_Text"><text:span text:style-name="T368">– </text:span></text:span><text:span text:style-name="Source_20_Text"><text:span text:style-name="T370">Кто-то может её использовать, я думаю,</text:span></text:span><text:span text:style-name="Source_20_Text"><text:span text:style-name="T368">– </text:span></text:span><text:span text:style-name="Source_20_Text"><text:span text:style-name="T370">решив так вчера на станции Чаринг-Крос, когда она уезжала в «Белое Посещение».</text:span></text:span><text:span text:style-name="Source_20_Text"><text:span text:style-name="T368">– <text:s/></text:span></text:span><text:span text:style-name="Source_20_Text"><text:span text:style-name="T370">Нежданная прибыль кому-то.</text:span></text:span></text:p>
      <text:p text:style-name="P483"><text:span text:style-name="Source_20_Text"><text:span text:style-name="T368">– </text:span></text:span><text:span text:style-name="Source_20_Text"><text:span text:style-name="T371">А </text:span></text:span><text:span text:style-name="Source_20_Text"><text:span text:style-name="T372">ты знаешь </text:span></text:span><text:span text:style-name="Source_20_Text"><text:span text:style-name="T371">что они там надумали?</text:span></text:span></text:p>
      <text:p text:style-name="P484"><text:span text:style-name="Source_20_Text"><text:span text:style-name="T372">Только то, что они замышляют что-то с использованием гигантского осьминога. </text:span></text:span><text:span text:style-name="Source_20_Text"><text:span text:style-name="T373">Но в Лондоне никто ничего определённого не знает. Даже в «Белом Посещении» идёт эта нежданная суматоха, и вязкая неясность отчего. </text:span></text:span><text:span text:style-name="Source_20_Text"><text:span text:style-name="T374">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text:span></text:span><text:span text:style-name="Source_20_Text"><text:span text:style-name="T375">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text:span></text:span><text:span text:style-name="Source_20_Text"><text:span text:style-name="T376">даже когда пожарные расчёты с воем несутся по улицам, а огненный смерч уносит кислород в небо и клиенты валятся задохнувшись как клопы в присутствие ДДТ… </text:span></text:span><text:span text:style-name="Source_20_Text"><text:span text:style-name="T377">однако, коммерция нисколько не умалила </text:span></text:span><text:span text:style-name="Source_20_Text"><text:span text:style-name="T376"><text:s/></text:span></text:span><text:span text:style-name="Source_20_Text"><text:span text:style-name="T377">Манеру фон Гёля: теперь она стала более </text:span></text:span><text:span text:style-name="Source_20_Text"><text:span text:style-name="T378">прочувствованной</text:span></text:span><text:span text:style-name="Source_20_Text"><text:span text:style-name="T377">, чем прежде. </text:span></text:span><text:span text:style-name="Source_20_Text"><text:span text:style-name="T379">В начальных отрывках чёрный человек в форме SS движется на фоне модели ракеты и трейлера (постоянно снято через сосны, снег, </text:span></text:span><text:span text:style-name="Source_20_Text"><text:span text:style-name="T380">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text:span></text:span><text:span text:style-name="Source_20_Text"><text:span text:style-name="T381">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381">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text:span></text:span><text:span text:style-name="Source_20_Text"><text:span text:style-name="T382">почернелых и частью расплавившихся бутылок джина, будут найдены фрагменты тщательно сфальфсифицированных документов <text:s/></text:span></text:span><text:span text:style-name="Source_20_Text"><text:span text:style-name="T380">Schwarzkommando </text:span></text:span><text:span text:style-name="Source_20_Text"><text:span text:style-name="T382">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P484"><text:span text:style-name="Source_20_Text"><text:span text:style-name="T382">«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text:span></text:span><text:span text:style-name="Source_20_Text"><text:span text:style-name="T383">лож</text:span></text:span><text:span text:style-name="Source_20_Text"><text:span text:style-name="T382">ить фон Гёль, или даже представить </text:span></text:span><text:span text:style-name="Source_20_Text"><text:span text:style-name="T383">с его тогдашней точки зрения».</text:span></text:span></text:p>
      <text:p text:style-name="P485"><text:span text:style-name="Source_20_Text"><text:span text:style-name="T383">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text:span></text:span><text:span text:style-name="Source_20_Text"><text:span text:style-name="T384">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text:span></text:span><text:span text:style-name="Source_20_Text"><text:span text:style-name="T389">К</text:span></text:span><text:span text:style-name="Source_20_Text"><text:span text:style-name="T385">амера следит как она движется намеренно никуда по комнатам, длинноногая, подростковая широта и </text:span></text:span><text:span text:style-name="Source_20_Text"><text:span text:style-name="T386">при</text:span></text:span><text:span text:style-name="Source_20_Text"><text:span text:style-name="T385">сутул</text:span></text:span><text:span text:style-name="Source_20_Text"><text:span text:style-name="T386">енность</text:span></text:span><text:span text:style-name="Source_20_Text"><text:span text:style-name="T385"> плеч, <text:s/></text:span></text:span><text:span text:style-name="Source_20_Text"><text:span text:style-name="T387">волосы не резко голландские, нет, а присобраны в модный взлёт вверх </text:span></text:span><text:span text:style-name="Source_20_Text"><text:span text:style-name="T389">под </text:span></text:span><text:span text:style-name="Source_20_Text"><text:span text:style-name="T387">старинн</text:span></text:span><text:span text:style-name="Source_20_Text"><text:span text:style-name="T389">ую</text:span></text:span><text:span text:style-name="Source_20_Text"><text:span text:style-name="T387"> корон</text:span></text:span><text:span text:style-name="Source_20_Text"><text:span text:style-name="T389">у</text:span></text:span><text:span text:style-name="Source_20_Text"><text:span text:style-name="T387"> </text:span></text:span><text:span text:style-name="Source_20_Text"><text:span text:style-name="T388">матового</text:span></text:span><text:span text:style-name="Source_20_Text"><text:span text:style-name="T387"> серебра….</text:span></text:span></text:p>
      <text:p text:style-name="P487"><draw:frame draw:style-name="fr1" draw:name="Image15" text:anchor-type="paragraph" svg:width="6.9252in" svg:height="0.3661in" draw:z-index="14"><draw:image xlink:href="Pictures/1000000000000B720000009B428C9716555D8079.png" xlink:type="simple" xlink:show="embed" xlink:actuate="onLoad" loext:mime-type="image/png"/></draw:frame><text:span text:style-name="Source_20_Text"><text:span text:style-name="T390">Было очень раннее утро. Он проспотыкался наружу один в улочку мокрого кирпича. К югу заградительные аэростаты, сёрфингисты на утренних перистых, </text:span></text:span><text:span text:style-name="Source_20_Text"><text:span text:style-name="T391">мерцали, розово-жемчужные, в рассвете.</text:span></text:span></text:p>
      <text:p text:style-name="P488"><text:span text:style-name="Source_20_Text"><text:span text:style-name="T391">Они выпустили Слотропа на волю, снова гуляет, блядь, последний шанс на дембель как чокнутому, и он его прошлёпал….</text:span></text:span></text:p>
      <text:p text:style-name="P489"><text:span text:style-name="Source_20_Text"><text:span text:style-name="T392">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text:span></text:span><text:span text:style-name="Source_20_Text"><text:span text:style-name="T393">ТОТСССГ. </text:span></text:span><text:span text:style-name="Source_20_Text"><text:span text:style-name="T394">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text:span></text:span><text:span text:style-name="Source_20_Text"><text:span text:style-name="T395">механизм сдерживания</text:span></text:span><text:span text:style-name="Source_20_Text"><text:span text:style-name="T394"> и до хрена счислений о порядке категоризации старушки, </text:span></text:span><text:span text:style-name="Source_20_Text"><text:span text:style-name="T395">как</text:span></text:span><text:span text:style-name="Source_20_Text"><text:span text:style-name="T394"> отвести её свинью домой через перелаз, </text:span></text:span><text:span text:style-name="Source_20_Text"><text:span text:style-name="T395">а тут, на тебе!</text:span></text:span><text:span text:style-name="Source_20_Text"><text:span text:style-name="T392">—</text:span></text:span><text:span text:style-name="Source_20_Text"><text:span text:style-name="T395">и снова тот же Лондон.</text:span></text:span></text:p>
      <text:p text:style-name="P490"><text:span text:style-name="Source_20_Text"><text:span text:style-name="T396">Но что-то не так… что-то... </text:span></text:span><text:span text:style-name="Source_20_Text"><text:span text:style-name="T1317">поменялось</text:span></text:span><text:span text:style-name="Source_20_Text"><text:span text:style-name="T396">… не хочу скулить, братаны, но</text:span></text:span><text:span text:style-name="Source_20_Text"><text:span text:style-name="T392">—</text:span></text:span><text:span text:style-name="Source_20_Text"><text:span text:style-name="T396">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text:span></text:span><text:span text:style-name="Source_20_Text"><text:span text:style-name="T397">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1318">что-то</text:span></text:span><text:span text:style-name="Source_20_Text"><text:span text:style-name="T397"> постоянно присутствует в маленькой рамочке, довело до того, что начал оглядываться на другие машины выезжая по утрам на работу. </text:span></text:span><text:span text:style-name="Source_20_Text"><text:span text:style-name="T398">Вещи на его столе в <text:s/></text:span></text:span><text:span text:style-name="Source_20_Text"><text:span text:style-name="T393">ТОТСССГ </text:span></text:span><text:span text:style-name="Source_20_Text"><text:span text:style-name="T398">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P490"><text:span text:style-name="Source_20_Text"><text:span text:style-name="T398">Отсек возле Гросвенор-сквер начинает всё больше смахивать на капкан. Он проводит время, иногда целые дни, бродя по Ист-Енду, вдыхая резкий воздух Темзы, </text:span></text:span><text:span text:style-name="Source_20_Text"><text:span text:style-name="T399">выискивая мста где хвосты не смогут идти следом.</text:span></text:span></text:p>
      <text:p text:style-name="P491"><text:soft-page-break/><text:span text:style-name="Source_20_Text"><text:span text:style-name="T399">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text:span></text:span><text:span text:style-name="Source_20_Text"><text:span text:style-name="T402">т</text:span></text:span><text:span text:style-name="Source_20_Text"><text:span text:style-name="T399"> её, э-э, ну, </text:span></text:span><text:span text:style-name="Source_20_Text"><text:span text:style-name="T402">а</text:span></text:span><text:span text:style-name="Source_20_Text"><text:span text:style-name="T399">—Дарлин. </text:span></text:span><text:span text:style-name="Source_20_Text"><text:span text:style-name="T400">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text:span></text:span><text:span text:style-name="Source_20_Text"><text:span text:style-name="T401">фолликулит, хлоазма</text:span></text:span><text:span text:style-name="Source_20_Text"><text:span text:style-name="T400">, </text:span></text:span><text:span text:style-name="Source_20_Text"><text:span text:style-name="T401">и аденома сальных желез, совсем недавно добавилась щепоточка цинги. В общем, вышла за зелёными лимонами для квартирной хозяйки, </text:span></text:span><text:span text:style-name="Source_20_Text"><text:span text:style-name="T402">и тут фрукты начали скакать и сыпаться из её соломенной корзинки и покатились жёлто-зелёные вдоль по улице, </text:span></text:span><text:span text:style-name="Source_20_Text"><text:span text:style-name="T403">молоденькая Дарлин бегом вдогонку в своей шапочке медсестры, её груди как мягкие буфера для этой встречи в сером море города.</text:span></text:span></text:p>
      <text:p text:style-name="P491"><text:span text:style-name="Source_20_Text"><text:span text:style-name="T402">– Ты вернулся! Ах, Тайро</text:span></text:span><text:span text:style-name="Source_20_Text"><text:span text:style-name="T403">н, ты </text:span></text:span><text:span text:style-name="Source_20_Text"><text:span text:style-name="T1319">вернулся</text:span></text:span><text:span text:style-name="Source_20_Text"><text:span text:style-name="T402">,</text:span></text:span><text:span text:style-name="Source_20_Text"><text:span text:style-name="T403">–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P491"><text:span text:style-name="Source_20_Text"><text:span text:style-name="T403">– Это я, милая…</text:span></text:span></text:p>
      <text:p text:style-name="P491"><text:span text:style-name="Source_20_Text"><text:span text:style-name="T403">Колея шин в слякоти обернулась жемчугом, мягким жемчугом. Чайки медленно кружат на фоне высоких безоконных </text:span></text:span><text:span text:style-name="Source_20_Text"><text:span text:style-name="T402">кирпичных ст</text:span></text:span><text:span text:style-name="Source_20_Text"><text:span text:style-name="T403">ен</text:span></text:span><text:span text:style-name="Source_20_Text"><text:span text:style-name="T402"> </text:span></text:span><text:span text:style-name="Source_20_Text"><text:span text:style-name="T403">района.</text:span></text:span></text:p>
      <text:p text:style-name="P492"><text:span text:style-name="Source_20_Text"><text:span text:style-name="T40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text:span></text:span><text:span text:style-name="Source_20_Text"><text:span text:style-name="T407">чик</text:span></text:span><text:span text:style-name="Source_20_Text"><text:span text:style-name="T404"> из цветов.</text:span></text:span></text:p>
      <text:p text:style-name="P493"><text:span text:style-name="Source_20_Text"><text:span text:style-name="T403">– <text:s/></text:span></text:span><text:span text:style-name="Source_20_Text"><text:span text:style-name="T405">Вы заходили, когда у меня была банальная лихорадка,</text:span></text:span><text:span text:style-name="Source_20_Text"><text:span text:style-name="T403">– </text:span></text:span><text:span text:style-name="Source_20_Text"><text:span text:style-name="T405">вспоминает она Слотропа,</text:span></text:span><text:span text:style-name="Source_20_Text"><text:span text:style-name="T403">– </text:span></text:span><text:span text:style-name="Source_20_Text"><text:span text:style-name="T405">мы в тот день заварили чай из полыни.</text:span></text:span><text:span text:style-name="Source_20_Text"><text:span text:style-name="T403">– </text:span></text:span><text:span text:style-name="Source_20_Text"><text:span text:style-name="T405">Ну, конечно, сейчас даже вкус, поднимаясь сквозь подошвы его башмаков, пронимает его. Они переиначивают… должно быть это в</text:span></text:span><text:span text:style-name="Source_20_Text"><text:span text:style-name="T407">н</text:span></text:span><text:span text:style-name="Source_20_Text"><text:span text:style-name="T405">е его памяти… холодный чистый интерьер, девушка и женщина, независимо от его стенографии звёзд… так много осунувшихся девушек, </text:span></text:span><text:span text:style-name="Source_20_Text"><text:span text:style-name="T407">продутых </text:span></text:span><text:span text:style-name="Source_20_Text"><text:span text:style-name="T406">ветр</text:span></text:span><text:span text:style-name="Source_20_Text"><text:span text:style-name="T407">ом </text:span></text:span><text:span text:style-name="Source_20_Text"><text:span text:style-name="T406">набережных, сиделок, прощаний на автобусных остановках, как можно ждать, чтоб он запомнил? но это комната </text:span></text:span><text:span text:style-name="Source_20_Text"><text:span text:style-name="T408">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text:span></text:span><text:span text:style-name="Source_20_Text"><text:span text:style-name="T409">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text:span></text:span><text:span text:style-name="Source_20_Text"><text:span text:style-name="T410">где в прошлый раз дикие астры приветствовали в перепутанице из </text:span></text:span><text:span text:style-name="Source_20_Text"><text:span text:style-name="T411">маленькой </text:span></text:span><text:span text:style-name="Source_20_Text"><text:span text:style-name="T410">вазы сервского фарфора, которую она вместе с Остином нашли давны-давно в магазине на Вардор-Стрит….</text:span></text:span></text:p>
      <text:p text:style-name="P494"><text:span text:style-name="Source_20_Text"><text:span text:style-name="T403">– </text:span></text:span><text:span text:style-name="Source_20_Text"><text:span text:style-name="T411">Он был моим здоровьем,</text:span></text:span><text:span text:style-name="Source_20_Text"><text:span text:style-name="T403">– <text:s/></text:span></text:span><text:span text:style-name="Source_20_Text"><text:span text:style-name="T411">часто говорит м-с Квод,</text:span></text:span><text:span text:style-name="Source_20_Text"><text:span text:style-name="T403">– </text:span></text:span><text:span text:style-name="Source_20_Text"><text:span text:style-name="T411">с тех пор как он умер, мне пришлось стать полной ведьмой из чистого самосохранения.</text:span></text:span><text:span text:style-name="Source_20_Text"><text:span text:style-name="T403">– <text:s/></text:span></text:span><text:span text:style-name="Source_20_Text"><text:span text:style-name="T411">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text:span></text:span><text:span text:style-name="Source_20_Text"><text:span text:style-name="T403">– «</text:span></text:span><text:span text:style-name="Source_20_Text"><text:span text:style-name="T411">Тайрон помоги мне снять ту—нет рядом, высокая банка, спасибо милый».—обратно на кухню, скрипнув крахмалом, полыхнув розовым. </text:span></text:span><text:span text:style-name="Source_20_Text"><text:span text:style-name="T403">–«</text:span></text:span><text:span text:style-name="Source_20_Text"><text:span text:style-name="T412">Тут ни у кого нет памяти, кроме меня»,</text:span></text:span><text:span text:style-name="Source_20_Text"><text:span text:style-name="T403">– </text:span></text:span><text:span text:style-name="Source_20_Text"><text:span text:style-name="T412">вздыхает м-с Квод,</text:span></text:span><text:span text:style-name="Source_20_Text"><text:span text:style-name="T403">– «</text:span></text:span><text:span text:style-name="Source_20_Text"><text:span text:style-name="T412">мы помогаем друг другу, как видите.»</text:span></text:span><text:span text:style-name="Source_20_Text"><text:span text:style-name="T403">– </text:span></text:span><text:span text:style-name="Source_20_Text"><text:span text:style-name="T412">Из-под кретонового камуфляжа она достаёт большую вазу с конфетами. </text:span></text:span><text:span text:style-name="Source_20_Text"><text:span text:style-name="T403">– «</text:span></text:span><text:span text:style-name="Source_20_Text"><text:span text:style-name="T412">А теперь,»</text:span></text:span><text:span text:style-name="Source_20_Text"><text:span text:style-name="T403">– <text:s/></text:span></text:span><text:span text:style-name="Source_20_Text"><text:span text:style-name="T412">просияла она к Слотропу,</text:span></text:span><text:span text:style-name="Source_20_Text"><text:span text:style-name="T403">– «</text:span></text:span><text:span text:style-name="Source_20_Text"><text:span text:style-name="T412">Вот: винные желе. Они довоенные».</text:span></text:span></text:p>
      <text:p text:style-name="P495"><text:span text:style-name="Source_20_Text"><text:span text:style-name="T403">– </text:span></text:span><text:span text:style-name="Source_20_Text"><text:span text:style-name="T413">Теперь я вспомнил вас—леди со связями в Министерстве Снабжения!</text:span></text:span><text:span text:style-name="Source_20_Text"><text:span text:style-name="T403">– </text:span></text:span><text:span text:style-name="Source_20_Text"><text:span text:style-name="T414">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text:span></text:span><text:span text:style-name="Source_20_Text"><text:span text:style-name="T415">Мам</text:span></text:span><text:span text:style-name="Source_20_Text"><text:span text:style-name="T414">. </text:span></text:span><text:span text:style-name="Source_20_Text"><text:span text:style-name="T415">Они не такие как мне. Наверно это из-за климата. </text:span></text:span><text:span text:style-name="Source_20_Text"><text:span text:style-name="T416">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1320">конфета</text:span></text:span><text:span text:style-name="Source_20_Text"><text:span text:style-name="T416">, Мам! Придумай как скормить одну из них Гитлеру и война закончится </text:span></text:span><text:span text:style-name="Source_20_Text"><text:span text:style-name="T1320">завтра</text:span></text:span><text:span text:style-name="Source_20_Text"><text:span text:style-name="T416"> же!» </text:span></text:span><text:span text:style-name="Source_20_Text"><text:span text:style-name="T417">Сейчас он снова лицом к лицу с этими рыжеватыми предметами из </text:span></text:span><text:soft-page-break/><text:span text:style-name="Source_20_Text"><text:span text:style-name="T417">желатина, кивает, как он надеется радостно м-с Квод. На них выпукло написаны имена различных вин.</text:span></text:span></text:p>
      <text:p text:style-name="P496"><text:span text:style-name="Source_20_Text"><text:span text:style-name="T403">– <text:s/></text:span></text:span><text:span text:style-name="Source_20_Text"><text:span text:style-name="T417">И ещё капельку ментола,</text:span></text:span><text:span text:style-name="Source_20_Text"><text:span text:style-name="T403">– </text:span></text:span><text:span text:style-name="Source_20_Text"><text:span text:style-name="T417">м-с Квод закладывает в рот <text:s/>одну.</text:span></text:span><text:span text:style-name="Source_20_Text"><text:span text:style-name="T403">– </text:span></text:span><text:span text:style-name="Source_20_Text"><text:span text:style-name="T417">Прелесть.</text:span></text:span></text:p>
      <text:p text:style-name="P497"><text:span text:style-name="Source_20_Text"><text:span text:style-name="T417">Слотроп наконец выбрал одну с барельефом <text:s/>Lafitte Rothschild и отправляет в свой целовальник:</text:span></text:span><text:span text:style-name="Source_20_Text"><text:span text:style-name="T403">– <text:s/>«</text:span></text:span><text:span text:style-name="Source_20_Text"><text:span text:style-name="T417">О, да. Да. Ммм. Великолепно.»</text:span></text:span></text:p>
      <text:p text:style-name="P498"><text:span text:style-name="Source_20_Text"><text:span text:style-name="T403">– </text:span></text:span><text:span text:style-name="Source_20_Text"><text:span text:style-name="T418">Если вы хотите что-то совсем </text:span></text:span><text:span text:style-name="Source_20_Text"><text:span text:style-name="T1321">особенное</text:span></text:span><text:span text:style-name="Source_20_Text"><text:span text:style-name="T418"> попробуйте Бернкаслер Доктор. О! </text:span></text:span><text:span text:style-name="Source_20_Text"><text:span text:style-name="T419">Не вы ли мне принесли тогда те миленькое американские штучки, слизистый вяз.</text:span></text:span></text:p>
      <text:p text:style-name="P498"><text:span text:style-name="Source_20_Text"><text:span text:style-name="T403">– </text:span></text:span><text:span text:style-name="Source_20_Text"><text:span text:style-name="T419">Скользкий вяз. </text:span></text:span><text:span text:style-name="Source_20_Text"><text:span text:style-name="T420">Какая жалость, они вчера кончились.</text:span></text:span></text:p>
      <text:p text:style-name="P499"><text:span text:style-name="Source_20_Text"><text:span text:style-name="T421">Входит Дарин с горячим чайником и тремя чашками на подносе.</text:span></text:span></text:p>
      <text:p text:style-name="P499"><text:span text:style-name="Source_20_Text"><text:span text:style-name="T403">– </text:span></text:span><text:span text:style-name="Source_20_Text"><text:span text:style-name="T421">Что тут?</text:span></text:span><text:span text:style-name="Source_20_Text"><text:span text:style-name="T403">– </text:span></text:span><text:span text:style-name="Source_20_Text"><text:span text:style-name="T421">Слотроп малость поспешно.</text:span></text:span></text:p>
      <text:p text:style-name="P500"><text:span text:style-name="Source_20_Text"><text:span text:style-name="T403">– </text:span></text:span><text:span text:style-name="Source_20_Text"><text:span text:style-name="T422">Тебе лучше не знать, Тайрон.</text:span></text:span></text:p>
      <text:p text:style-name="P501"><text:span text:style-name="Source_20_Text"><text:span text:style-name="T403">– </text:span></text:span><text:span text:style-name="Source_20_Text"><text:span text:style-name="T422">Это точно,</text:span></text:span><text:span text:style-name="Source_20_Text"><text:span text:style-name="T403">– <text:s/></text:span></text:span><text:span text:style-name="Source_20_Text"><text:span text:style-name="T422">после первого глотка, жалея, что она мало добавила лимонного сока, или хоть чего-нибудь, чтоб убит основной вкус, убийственно горький. </text:span></text:span><text:span text:style-name="Source_20_Text"><text:span text:style-name="T423">Эти люди и впрямь сумасшедшие. И без сахара, есес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text:span></text:span><text:span text:style-name="Source_20_Text"><text:span text:style-name="T403">– «</text:span></text:span><text:span text:style-name="Source_20_Text"><text:span text:style-name="T423">О, я думала мы от них всех избавились </text:span></text:span><text:span text:style-name="Source_20_Text"><text:span text:style-name="T424">от всех тех—«Жильберт <text:s/>&amp; Саливан неподдельное наслаждение»—года </text:span></text:span><text:span text:style-name="Source_20_Text"><text:span text:style-name="T1323">два</text:span></text:span><text:span text:style-name="Source_20_Text"><text:span text:style-name="T424"> назад.»</text:span></text:span><text:span text:style-name="Source_20_Text"><text:span text:style-name="T403">– </text:span></text:span><text:span text:style-name="Source_20_Text"><text:span text:style-name="T432">как раз в тот</text:span></text:span><text:span text:style-name="Source_20_Text"><text:span text:style-name="T424"> в момент, когда Слотроп </text:span></text:span><text:span text:style-name="Source_20_Text"><text:span text:style-name="T425">достигает тягуче-жидкую сердцевину со вкусом майонеза и корок апельсина.</text:span></text:span></text:p>
      <text:p text:style-name="P502"><text:span text:style-name="Source_20_Text"><text:span text:style-name="T403">– </text:span></text:span><text:span text:style-name="Source_20_Text"><text:span text:style-name="T426">Вы забрали <text:s/>последнюю из моих Мармеладный Сюрпризов!</text:span></text:span><text:span text:style-name="Source_20_Text"><text:span text:style-name="T403">– <text:s/></text:span></text:span><text:span text:style-name="Source_20_Text"><text:span text:style-name="T426">вскрикивает м-с Квод, с быстротой фокусника доставая сладость в форме яйца мягко зелёного цвета, всю усыпанную лавандовым типографским шрифтом.</text:span></text:span><text:span text:style-name="Source_20_Text"><text:span text:style-name="T403">– </text:span></text:span><text:span text:style-name="Source_20_Text"><text:span text:style-name="T426">И за это не получите ни одной кремовой рабарбы.</text:span></text:span><text:span text:style-name="Source_20_Text"><text:span text:style-name="T403">– </text:span></text:span><text:span text:style-name="Source_20_Text"><text:span text:style-name="T426">И вся та штука исчезает в её рту.</text:span></text:span></text:p>
      <text:p text:style-name="P503"><text:span text:style-name="Source_20_Text"><text:span text:style-name="T403">– </text:span></text:span><text:span text:style-name="Source_20_Text"><text:span text:style-name="T427">Так мне и надо,</text:span></text:span><text:span text:style-name="Source_20_Text"><text:span text:style-name="T403">– </text:span></text:span><text:span text:style-name="Source_20_Text"><text:span text:style-name="T427">говорит Слотроп, удивляясь что он этим хотел сказать, прихлёбывая чай из трав, чтобы снять вкус конфеты из майонеза—чёрт! </text:span></text:span><text:span text:style-name="Source_20_Text"><text:span text:style-name="T429">и</text:span></text:span><text:span text:style-name="Source_20_Text"><text:span text:style-name="T427"> это было ошибкой, точно, потому что его рот снова наполняет <text:s/>жутк</text:span></text:span><text:span text:style-name="Source_20_Text"><text:span text:style-name="T429">ая</text:span></text:span><text:span text:style-name="Source_20_Text"><text:span text:style-name="T427"> алкалоидн</text:span></text:span><text:span text:style-name="Source_20_Text"><text:span text:style-name="T429">ая</text:span></text:span><text:span text:style-name="Source_20_Text"><text:span text:style-name="T427"> разрух</text:span></text:span><text:span text:style-name="Source_20_Text"><text:span text:style-name="T429">а</text:span></text:span><text:span text:style-name="Source_20_Text"><text:span text:style-name="T427">, аж до самого мягкого нёба, </text:span></text:span><text:span text:style-name="Source_20_Text"><text:span text:style-name="T429">гд</text:span></text:span><text:span text:style-name="Source_20_Text"><text:span text:style-name="T427">е она и осе</text:span></text:span><text:span text:style-name="Source_20_Text"><text:span text:style-name="T429">ла</text:span></text:span><text:span text:style-name="Source_20_Text"><text:span text:style-name="T427">. Дарлин, сочувственная Соловушка, подаёт ему твёрдую красную конфету в форме малины… мм, как ни странно, у неё даже вкус малины, хотя </text:span></text:span><text:span text:style-name="Source_20_Text"><text:span text:style-name="T428">не может снять всё ту горечь. </text:span></text:span><text:span text:style-name="Source_20_Text"><text:span text:style-name="T430">Нетерпеливо, вгрызается он и уже по ходу знает, ёбаный идиот, что опять нарвался, </text:span></text:span><text:span text:style-name="Source_20_Text"><text:span text:style-name="T431">по языку разливается самая жуткая кристаллиновая концентрация, Боже, наверное это сама нитритная кислота.</text:span></text:span><text:span text:style-name="Source_20_Text"><text:span text:style-name="T403">– </text:span></text:span><text:span text:style-name="Source_20_Text"><text:span text:style-name="T432">Ой-йой, эта уж вправду </text:span></text:span><text:span text:style-name="Source_20_Text"><text:span text:style-name="T1322">кисленькая</text:span></text:span><text:span text:style-name="Source_20_Text"><text:span text:style-name="T432">.</text:span></text:span><text:span text:style-name="Source_20_Text"><text:span text:style-name="T403">– </text:span></text:span><text:span text:style-name="Source_20_Text"><text:span text:style-name="T433">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1324">не видит</text:span></text:span><text:span text:style-name="Source_20_Text"><text:span text:style-name="T433">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text:span></text:span><text:span text:style-name="Source_20_Text"><text:span text:style-name="T434">М-с Квод тем временем занята поглощением, кусочек за кусочечком, пироженого </text:span></text:span><text:span text:style-name="Source_20_Text"><text:span text:style-name="T1325"><text:s/>petit four</text:span></text:span><text:span text:style-name="Source_20_Text"><text:span text:style-name="T434"> из вишни с хинином. </text:span></text:span><text:span text:style-name="Source_20_Text"><text:span text:style-name="T435">Она излучает </text:span></text:span><text:span text:style-name="Source_20_Text"><text:span text:style-name="T436">довольство</text:span></text:span><text:span text:style-name="Source_20_Text"><text:span text:style-name="T435"> на молодых людей по ту сторону вазы с конфетами. </text:span></text:span><text:span text:style-name="Source_20_Text"><text:span text:style-name="T437">Слотроп, забывшись, снова тянется к чаю. Теперь не получается галантно увильнуть. </text:span></text:span><text:span text:style-name="Source_20_Text"><text:span text:style-name="T438">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1326">чавк</text:span></text:span><text:span text:style-name="Source_20_Text"><text:span text:style-name="T438">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P504"><text:span text:style-name="Source_20_Text"><text:span text:style-name="T438">– </text:span></text:span><text:span text:style-name="Source_20_Text"><text:span text:style-name="T439">Вот вы и догадались!</text:span></text:span><text:span text:style-name="Source_20_Text"><text:span text:style-name="T438">– <text:s/></text:span></text:span><text:span text:style-name="Source_20_Text"><text:span text:style-name="T439">М-с Квод машет ему пёстрым конгломератом из корня имбиря, ириски и <text:s/>семени аниса,</text:span></text:span><text:span text:style-name="Source_20_Text"><text:span text:style-name="T438">– </text:span></text:span><text:span text:style-name="Source_20_Text"><text:span text:style-name="T439">понимаете всегда надо наслаждаться внешним </text:span></text:span><text:span text:style-name="Source_20_Text"><text:span text:style-name="T1327">видом</text:span></text:span><text:span text:style-name="Source_20_Text"><text:span text:style-name="T439">. И почему вы, американцы, такие импульсивные?</text:span></text:span></text:p>
      <text:p text:style-name="P504"><text:span text:style-name="Source_20_Text"><text:span text:style-name="T438">– </text:span></text:span><text:span text:style-name="Source_20_Text"><text:span text:style-name="T439">Ну,</text:span></text:span><text:span text:style-name="Source_20_Text"><text:span text:style-name="T438">– <text:s/></text:span></text:span><text:span text:style-name="Source_20_Text"><text:span text:style-name="T439">бормочет,</text:span></text:span><text:span text:style-name="Source_20_Text"><text:span text:style-name="T438">– </text:span></text:span><text:span text:style-name="Source_20_Text"><text:span text:style-name="T439">обычно мы не доходим до чего-то более сложного, чем плитки Херши, понимаете…</text:span></text:span></text:p>
      <text:p text:style-name="P504"><text:span text:style-name="Source_20_Text"><text:span text:style-name="T438">– </text:span></text:span><text:span text:style-name="Source_20_Text"><text:span text:style-name="T439">О, попробуй это!</text:span></text:span><text:span text:style-name="Source_20_Text"><text:span text:style-name="T438">– </text:span></text:span><text:span text:style-name="Source_20_Text"><text:span text:style-name="T439">кричит Дарлин ухватившись за горло и качаясь на него.</text:span></text:span></text:p>
      <text:p text:style-name="P505"><text:soft-page-break/><text:span text:style-name="Source_20_Text"><text:span text:style-name="T438">– </text:span></text:span><text:span text:style-name="Source_20_Text"><text:span text:style-name="T440">Ух-ты, это наверняка что-то,</text:span></text:span><text:span text:style-name="Source_20_Text"><text:span text:style-name="T438">– <text:s/></text:span></text:span><text:span text:style-name="Source_20_Text"><text:span text:style-name="T440">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P506"><text:span text:style-name="Source_20_Text"><text:span text:style-name="T438">– </text:span></text:span><text:span text:style-name="Source_20_Text"><text:span text:style-name="T441">Ну, давай,</text:span></text:span><text:span text:style-name="Source_20_Text"><text:span text:style-name="T438">– <text:s/></text:span></text:span><text:span text:style-name="Source_20_Text"><text:span text:style-name="T441">Дарлин ухватив его руку с конфетой, пытается засунуть в его рот.</text:span></text:span></text:p>
      <text:p text:style-name="P507"><text:span text:style-name="Source_20_Text"><text:span text:style-name="T438">– <text:s/></text:span></text:span><text:span text:style-name="Source_20_Text"><text:span text:style-name="T442">Да, просто, знаешь, смотрю на вид, как советует м-с Квод.</text:span></text:span></text:p>
      <text:p text:style-name="P507"><text:span text:style-name="Source_20_Text"><text:span text:style-name="T438">– </text:span></text:span><text:span text:style-name="Source_20_Text"><text:span text:style-name="T442">Но плющить в руке не честно, </text:span></text:span><text:span text:style-name="Source_20_Text"><text:span text:style-name="T443">Тайрон</text:span></text:span><text:span text:style-name="Source_20_Text"><text:span text:style-name="T442">.</text:span></text:span></text:p>
      <text:p text:style-name="P508"><text:span text:style-name="Source_20_Text"><text:span text:style-name="T44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text:span></text:span><text:span text:style-name="Source_20_Text"><text:span text:style-name="T445">от к</text:span></text:span><text:span text:style-name="Source_20_Text"><text:span text:style-name="T448">а</text:span></text:span><text:span text:style-name="Source_20_Text"><text:span text:style-name="T445">мфорных испарений, глаза слезятся, язык в неизбывном холокосте. Кубеб? Ему случалось лишь курить эту дрянь.</text:span></text:span><text:span text:style-name="Source_20_Text"><text:span text:style-name="T438">– <text:s/></text:span></text:span><text:span text:style-name="Source_20_Text"><text:span text:style-name="T445">Отравлен...</text:span></text:span><text:span text:style-name="Source_20_Text"><text:span text:style-name="T438">– </text:span></text:span><text:span text:style-name="Source_20_Text"><text:span text:style-name="T445">удаётся ему выстонать.</text:span></text:span></text:p>
      <text:p text:style-name="P508"><text:span text:style-name="Source_20_Text"><text:span text:style-name="T438">– </text:span></text:span><text:span text:style-name="Source_20_Text"><text:span text:style-name="T445">Ну, же, по-мужски,</text:span></text:span><text:span text:style-name="Source_20_Text"><text:span text:style-name="T438">– </text:span></text:span><text:span text:style-name="Source_20_Text"><text:span text:style-name="T445">советует м-с Квод.</text:span></text:span></text:p>
      <text:p text:style-name="P508"><text:span text:style-name="Source_20_Text"><text:span text:style-name="T438">– <text:s/></text:span></text:span><text:span text:style-name="Source_20_Text"><text:span text:style-name="T445">Да,</text:span></text:span><text:span text:style-name="Source_20_Text"><text:span text:style-name="T438">– </text:span></text:span><text:span text:style-name="Source_20_Text"><text:span text:style-name="T445">Дарин через слои обсосанной карамели,</text:span></text:span><text:span text:style-name="Source_20_Text"><text:span text:style-name="T438">– </text:span></text:span><text:span text:style-name="Source_20_Text"><text:span text:style-name="T445">не забывай, война идёт. Давай, милый, отрой ротик.</text:span></text:span></text:p>
      <text:p text:style-name="P510"><text:span text:style-name="Source_20_Text"><text:span text:style-name="T446">Сквозь слёзы он </text:span></text:span><text:span text:style-name="Source_20_Text"><text:span text:style-name="T448">н</text:span></text:span><text:span text:style-name="Source_20_Text"><text:span text:style-name="T446">е может толком разглядеть, но слышит, как м-с Квод напротив за столом </text:span></text:span><text:span text:style-name="Source_20_Text"><text:span text:style-name="T447">долдонит:</text:span></text:span><text:span text:style-name="Source_20_Text"><text:span text:style-name="T438">– «</text:span></text:span><text:span text:style-name="Source_20_Text"><text:span text:style-name="T447">Ням, ням, ням»,</text:span></text:span><text:span text:style-name="Source_20_Text"><text:span text:style-name="T438">– <text:s/></text:span></text:span><text:span text:style-name="Source_20_Text"><text:span text:style-name="T447">а Дарин </text:span></text:span><text:span text:style-name="Source_20_Text"><text:span text:style-name="T448">давится</text:span></text:span><text:span text:style-name="Source_20_Text"><text:span text:style-name="T447"> смехом. Это большущее и мягкое, как зефир, но почему-то—если только у него всерьёз не сдвинулись мозги—по вкусу похоже на джин. </text:span></text:span><text:span text:style-name="Source_20_Text"><text:span text:style-name="T438">– </text:span></text:span><text:span text:style-name="Source_20_Text"><text:span text:style-name="T447">Эа шо,</text:span></text:span><text:span text:style-name="Source_20_Text"><text:span text:style-name="T438">–</text:span></text:span><text:span text:style-name="Source_20_Text"><text:span text:style-name="T447"> спрашивает он непрожёванно.</text:span></text:span></text:p>
      <text:p text:style-name="P509"><text:span text:style-name="Source_20_Text"><text:span text:style-name="T438">– </text:span></text:span><text:span text:style-name="Source_20_Text"><text:span text:style-name="T447">Джиновый зефир,</text:span></text:span><text:span text:style-name="Source_20_Text"><text:span text:style-name="T438">– </text:span></text:span><text:span text:style-name="Source_20_Text"><text:span text:style-name="T447">грит м-с Квод.</text:span></text:span></text:p>
      <text:p text:style-name="P509"><text:span text:style-name="Source_20_Text"><text:span text:style-name="T438">– </text:span></text:span><text:span text:style-name="Source_20_Text"><text:span text:style-name="T447">Аааа…</text:span></text:span></text:p>
      <text:p text:style-name="P511"><text:span text:style-name="Source_20_Text"><text:span text:style-name="T438">– </text:span></text:span><text:span text:style-name="Source_20_Text"><text:span text:style-name="T449">О, это ещё что, попробуйте одну такую...</text:span></text:span><text:span text:style-name="Source_20_Text"><text:span text:style-name="T438">– </text:span></text:span><text:span text:style-name="Source_20_Text"><text:span text:style-name="T449">Его зубы </text:span></text:span><text:span text:style-name="Source_20_Text"><text:span text:style-name="T450">с</text:span></text:span><text:span text:style-name="Source_20_Text"><text:span text:style-name="T449"> како</text:span></text:span><text:span text:style-name="Source_20_Text"><text:span text:style-name="T450">й</text:span></text:span><text:span text:style-name="Source_20_Text"><text:span text:style-name="T449">-то </text:span></text:span><text:span text:style-name="Source_20_Text"><text:span text:style-name="T450">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P511"><text:span text:style-name="Source_20_Text"><text:span text:style-name="T438">– </text:span></text:span><text:span text:style-name="Source_20_Text"><text:span text:style-name="T450">Ещё чаю?</text:span></text:span><text:span text:style-name="Source_20_Text"><text:span text:style-name="T438">– </text:span></text:span><text:span text:style-name="Source_20_Text"><text:span text:style-name="T450">предлагает Дарин. Слотроп в безудержном кашле, вдохнув малость той начинки из долек.</text:span></text:span></text:p>
      <text:p text:style-name="P512"><text:span text:style-name="Source_20_Text"><text:span text:style-name="T438">– </text:span></text:span><text:span text:style-name="Source_20_Text"><text:span text:style-name="T451">Нехороший кашель,</text:span></text:span><text:span text:style-name="Source_20_Text"><text:span text:style-name="T438">– </text:span></text:span><text:span text:style-name="Source_20_Text"><text:span text:style-name="T451">м-с Квод предлагает коробочку тех невероятных английских капель от кашля, Меггезон,</text:span></text:span><text:span text:style-name="Source_20_Text"><text:span text:style-name="T438">– <text:s/></text:span></text:span><text:span text:style-name="Source_20_Text"><text:span text:style-name="T451">Дарлин, чая просто чудесный, я чувствую как моя цинга проходит, просто чувствую.</text:span></text:span></text:p>
      <text:p text:style-name="P512"><text:span text:style-name="Source_20_Text"><text:span text:style-name="T451">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text:span></text:span><text:span text:style-name="Source_20_Text"><text:span text:style-name="T452">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P513"><text:span text:style-name="Source_20_Text"><text:span text:style-name="T453">Даже час спустя привкус Меггезона не проходит, в воздухе призрак мяты. </text:span></text:span><text:span text:style-name="Source_20_Text"><text:span text:style-name="T454">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text:span></text:span><text:span text:style-name="Source_20_Text"><text:span text:style-name="T455">была Райское Пламя,та знаменитая сладость по дорогой цене и переменчивого вкуса</text:span></text:span><text:span text:style-name="Source_20_Text"><text:span text:style-name="T454">—</text:span></text:span><text:span text:style-name="Source_20_Text"><text:span text:style-name="T455">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text:span></text:span><text:span text:style-name="Source_20_Text"><text:span text:style-name="T454">—</text:span></text:span><text:span text:style-name="Source_20_Text"><text:span text:style-name="T455">напоминают описание ядовитых и одуряющих газов в тренировочных инструкциях, «кисло-сладкий баклажан» самое, пожалуй, длинное на данный момент. </text:span></text:span><text:span text:style-name="Source_20_Text"><text:span text:style-name="T456">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456">банок затуманенных временем, среди других подобных предметов, иногда просто одна конфета на всю банку, </text:span></text:span><text:span text:style-name="Source_20_Text"><text:span text:style-name="T457">почти скрытая окружающими турмалинами в немецком золоте, резные эбонитовые напёрстки из прошлого столетия, шпильки, </text:span></text:span><text:span text:style-name="Source_20_Text"><text:span text:style-name="T458">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text:span></text:span><text:span text:style-name="Source_20_Text"><text:span text:style-name="T459">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P514"><text:span text:style-name="Source_20_Text"><text:span text:style-name="T460">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text:span></text:span><text:span text:style-name="Source_20_Text"><text:span text:style-name="T461">в гущу рододендроном и нежданного дождя, Остин кричит </text:span></text:span><text:span text:style-name="Source_20_Text"><text:span text:style-name="T1329">Прикоснитесь к</text:span></text:span><text:span text:style-name="Source_20_Text"><text:span text:style-name="T1328"> <text:s/>её горл</text:span></text:span><text:span text:style-name="Source_20_Text"><text:span text:style-name="T1329">у</text:span></text:span><text:span text:style-name="Source_20_Text"><text:span text:style-name="T1328">, Величество. </text:span></text:span><text:span text:style-name="Source_20_Text"><text:span text:style-name="T1329">Прикоснитесь</text:span></text:span><text:span text:style-name="Source_20_Text"><text:span text:style-name="T1328">!</text:span></text:span><text:span text:style-name="Source_20_Text"><text:span text:style-name="T461">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text:span></text:span><text:span text:style-name="Source_20_Text"><text:span text:style-name="T463">е</text:span></text:span><text:span text:style-name="Source_20_Text"><text:span text:style-name="T461">тся к ней сквозь дождь </text:span></text:span><text:span text:style-name="Source_20_Text"><text:span text:style-name="T462">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text:span></text:span><text:span text:style-name="Source_20_Text"><text:span text:style-name="T463">лёгкое…</text:span></text:span><text:span text:style-name="Source_20_Text"><text:span text:style-name="T462"> </text:span></text:span><text:span text:style-name="Source_20_Text"><text:span text:style-name="T463">прикосновение…</text:span></text:span></text:p>
      <text:p text:style-name="P515"><text:span text:style-name="Source_20_Text"><text:span text:style-name="T1329">Вспышка молнии—</text:span></text:span></text:p>
      <text:p text:style-name="P516"><text:span text:style-name="Source_20_Text"><text:span text:style-name="T463">И Слотроп зевает: </text:span></text:span><text:span text:style-name="Source_20_Text"><text:span text:style-name="T438">– </text:span></text:span><text:span text:style-name="Source_20_Text"><text:span text:style-name="T463">Который час?</text:span></text:span><text:span text:style-name="Source_20_Text"><text:span text:style-name="T438">– </text:span></text:span><text:span text:style-name="Source_20_Text"><text:span text:style-name="T464">а Дарин всплывает из сна. </text:span></text:span><text:span text:style-name="Source_20_Text"><text:span text:style-name="T465">Когда без предупреждения, комната полна полдня, слепяще-белого, каждый волосок взбитый у неё на загривке отчётли</text:span></text:span><text:span text:style-name="Source_20_Text"><text:span text:style-name="T466">в</text:span></text:span><text:span text:style-name="Source_20_Text"><text:span text:style-name="T465"> как днём,</text:span></text:span><text:span text:style-name="Source_20_Text"><text:span text:style-name="T466"> и сотрясение обрушивается на них, потрясая дом до его бедных косточек, ударяя в оконную занавеску, обернувшуюся чёрно-белой сеткой траурных карточек. </text:span></text:span><text:span text:style-name="Source_20_Text"><text:span text:style-name="T467">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text:span></text:span><text:span text:style-name="Source_20_Text"><text:span text:style-name="T468">постоянное мерцание за занавеской, она начала удивляться… как одно с другим… но они уже заняты еблей, и какая разница, </text:span></text:span><text:span text:style-name="Source_20_Text"><text:span text:style-name="T470">а</text:span></text:span><text:span text:style-name="Source_20_Text"><text:span text:style-name="T468"> Бога ради почему и не быть хоть какой-то пользе от этого дурацкого Блица?</text:span></text:span></text:p>
      <text:p text:style-name="P517"><text:span text:style-name="Source_20_Text"><text:span text:style-name="T468">Но кто там, в просвете оранжевой занавески, сдерживает дыхание? Подсматривает? Ну, и где же по вашему, составители карт, </text:span></text:span><text:span text:style-name="Source_20_Text"><text:span text:style-name="T469">мастера</text:span></text:span><text:span text:style-name="Source_20_Text"><text:span text:style-name="T468"> слежки, упадёт следующая?</text:span></text:span></text:p>
      <text:p text:style-name="P518"><draw:frame draw:style-name="fr1" draw:name="Image16" text:anchor-type="paragraph" svg:width="6.9252in" svg:height="0.3661in" draw:z-index="15"><draw:image xlink:href="Pictures/1000000000000B720000009B428C9716555D8079.png" xlink:type="simple" xlink:show="embed" xlink:actuate="onLoad" loext:mime-type="image/png"/></draw:frame><text:span text:style-name="Source_20_Text"><text:span text:style-name="T471">Самое прервое прикосновение: он говорил какую-то гадость, обычное для Мехико самобичевание—ты меня не знаешь, я ещё тот стервец—«Нет»,– она </text:span></text:span><text:span text:style-name="Source_20_Text"><text:span text:style-name="T472">хотела </text:span></text:span><text:span text:style-name="Source_20_Text"><text:span text:style-name="T471">приложи</text:span></text:span><text:span text:style-name="Source_20_Text"><text:span text:style-name="T472">ть</text:span></text:span><text:span text:style-name="Source_20_Text"><text:span text:style-name="T471"> свой палец к его губам,– «не говори так.»– </text:span></text:span><text:span text:style-name="Source_20_Text"><text:span text:style-name="T472">Когда она <text:s/>потянулась, он не задумываясь </text:span></text:span><text:span text:style-name="Source_20_Text"><text:span text:style-name="T473">пере</text:span></text:span><text:span text:style-name="Source_20_Text"><text:span text:style-name="T472">хватил её запястье и отвёл <text:s/>руку, чистая самозащита</text:span></text:span><text:span text:style-name="Source_20_Text"><text:span text:style-name="T471">—</text:span></text:span><text:span text:style-name="Source_20_Text"><text:span text:style-name="T472">но продолжал </text:span></text:span><text:span text:style-name="Source_20_Text"><text:span text:style-name="T473">у</text:span></text:span><text:span text:style-name="Source_20_Text"><text:span text:style-name="T472">держ</text:span></text:span><text:span text:style-name="Source_20_Text"><text:span text:style-name="T473">ив</text:span></text:span><text:span text:style-name="Source_20_Text"><text:span text:style-name="T472">ать её. </text:span></text:span><text:span text:style-name="Source_20_Text"><text:span text:style-name="T474">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text:span></text:span><text:span text:style-name="Source_20_Text"><text:span text:style-name="T471">–«</text:span></text:span><text:span text:style-name="Source_20_Text"><text:span text:style-name="T474">Ооо»,</text:span></text:span><text:span text:style-name="Source_20_Text"><text:span text:style-name="T471">– </text:span></text:span><text:span text:style-name="Source_20_Text"><text:span text:style-name="T474">вырвалось у неё и она потянулась обнять его, отбросив всякую сдержанность, открыта, дрожа, </text:span></text:span><text:span text:style-name="Source_20_Text"><text:span text:style-name="T475">пока</text:span></text:span><text:span text:style-name="Source_20_Text"><text:span text:style-name="T474"> они прижимались друг к другу. </text:span></text:span><text:span text:style-name="Source_20_Text"><text:span text:style-name="T476">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P519"><text:soft-page-break/><text:span text:style-name="Source_20_Text"><text:span text:style-name="T477">Когда это происходит, свет для них становится очень красным.</text:span></text:span></text:p>
      <text:p text:style-name="P520"><text:span text:style-name="Source_20_Text"><text:span text:style-name="T478">Однажды они встретились в чайной: на ней был красный свитер с короткими рукавами и её обнажённые руки теплились красным по бокам. </text:span></text:span><text:span text:style-name="Source_20_Text"><text:span text:style-name="T479">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text:span></text:span><text:span text:style-name="Source_20_Text"><text:span text:style-name="T480">Сердце Роджера наполняется эрекцией и кончает. Такое ощущение. Резко вверх до уровня кожи, выплёскиваясь по его соскам… это любовь, это изумительно. </text:span></text:span><text:span text:style-name="Source_20_Text"><text:span text:style-name="T481">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P521"><text:span text:style-name="Source_20_Text"><text:span text:style-name="T481">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text:span></text:span><text:span text:style-name="Source_20_Text"><text:span text:style-name="T482">Она ведь никак не может</text:span></text:span><text:span text:style-name="Source_20_Text"><text:span text:style-name="T471">—</text:span></text:span><text:span text:style-name="Source_20_Text"><text:span text:style-name="T482">или может?</text:span></text:span><text:span text:style-name="Source_20_Text"><text:span text:style-name="T471">—</text:span></text:span><text:span text:style-name="Source_20_Text"><text:span text:style-name="T482">Делать Такие же Вещи с Джереми. </text:span></text:span><text:span text:style-name="Source_20_Text"><text:span text:style-name="T483">Разве может этот мудак</text:span></text:span><text:span text:style-name="Source_20_Text"><text:span text:style-name="T471">—</text:span></text:span><text:span text:style-name="Source_20_Text"><text:span text:style-name="T483">она же не потянется вокруг когда они ебуться, а и чтоб вставить свой хулиганский палец, </text:span></text:span><text:span text:style-name="Source_20_Text"><text:span text:style-name="T484">его английскую розу, в жопу Джереми? </text:span></text:span><text:span text:style-name="Source_20_Text"><text:span text:style-name="T485">Стоп, прекрати это (но сосёт ли она его хуй? </text:span></text:span><text:span text:style-name="Source_20_Text"><text:span text:style-name="T486">Бы</text:span></text:span><text:span text:style-name="Source_20_Text"><text:span text:style-name="T488">ва</text:span></text:span><text:span text:style-name="Source_20_Text"><text:span text:style-name="T486">ла ли когда-нибудь его постоянно наглая рожа между её сладеньких ягодиц?), </text:span></text:span><text:span text:style-name="Source_20_Text"><text:span text:style-name="T487">бесполезно, </text:span></text:span><text:span text:style-name="Source_20_Text"><text:span text:style-name="T488">это полоса юношеского помешательства и сидел бы сейчас лучше в Тиволи, да смотрел очередную серию Марии Монтез и Йона Хола, или же наблюдал леопардов </text:span></text:span><text:span text:style-name="Source_20_Text"><text:span text:style-name="T489">и карибских вепрей в</text:span></text:span><text:span text:style-name="Source_20_Text"><text:span text:style-name="T488"> <text:s/>зоопарке Регент Парка и </text:span></text:span><text:span text:style-name="Source_20_Text"><text:span text:style-name="T489">гадал бы</text:span></text:span><text:span text:style-name="Source_20_Text"><text:span text:style-name="T488"> пойдёт ли дождь до 4:30.</text:span></text:span></text:p>
      <text:p text:style-name="P522"><text:span text:style-name="Source_20_Text"><text:span text:style-name="T490">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P522"><text:span text:style-name="Source_20_Text"><text:span text:style-name="T490">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P523"><text:span text:style-name="Source_20_Text"><text:span text:style-name="T491">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text:span></text:span><text:span text:style-name="Source_20_Text"><text:span text:style-name="T492">Отель Мэйфловер: –«Кое у кого реактивная скорость, опоздала всего на полчаса.»</text:span></text:span></text:p>
      <text:p text:style-name="P524"><text:span text:style-name="Source_20_Text"><text:span text:style-name="T492">– Ну,– девушки из <text:s/></text:span></text:span><text:span text:style-name="Source_20_Text"><text:span text:style-name="T500">ЖКМС</text:span></text:span><text:span text:style-name="Source_20_Text"><text:span text:style-name="T492"> </text:span></text:span><text:span text:style-name="Source_20_Text"><text:span text:style-name="T500">и УФАА</text:span></text:span><text:span text:style-name="Source_20_Text"><text:span text:style-name="T492">, ювелирно украшенные юные вдовы, косятся со всех сторон,– надеюсь ты время зря не терял.</text:span></text:span></text:p>
      <text:p text:style-name="P525"><text:span text:style-name="Source_20_Text"><text:span text:style-name="T492">–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text:span></text:span><text:span text:style-name="Source_20_Text"><text:span text:style-name="T493">и на </text:span></text:span><text:span text:style-name="Source_20_Text"><text:span text:style-name="T1330">данный</text:span></text:span><text:span text:style-name="Source_20_Text"><text:span text:style-name="T493"> момент обеспеченная беременность, или две, если только…</text:span></text:span></text:p>
      <text:p text:style-name="P525"><text:span text:style-name="Source_20_Text"><text:span text:style-name="T492">– </text:span></text:span><text:span text:style-name="Source_20_Text"><text:span text:style-name="T493">Ах!</text:span></text:span><text:span text:style-name="Source_20_Text"><text:span text:style-name="T492">– </text:span></text:span><text:span text:style-name="Source_20_Text"><text:span text:style-name="T493">Она подскакивает радостно (вверх, не на),</text:span></text:span><text:span text:style-name="Source_20_Text"><text:span text:style-name="T492">– </text:span></text:span><text:span text:style-name="Source_20_Text"><text:span text:style-name="T493">это мне </text:span></text:span><text:span text:style-name="Source_20_Text"><text:span text:style-name="T1330">напомнило…</text:span></text:span></text:p>
      <text:p text:style-name="P525"><text:span text:style-name="Source_20_Text"><text:span text:style-name="T492">– </text:span></text:span><text:span text:style-name="Source_20_Text"><text:span text:style-name="T493">Вуууййй!</text:span></text:span><text:span text:style-name="Source_20_Text"><text:span text:style-name="T492">– </text:span></text:span><text:span text:style-name="Source_20_Text"><text:span text:style-name="T493">Роджер отшатывается назад к растению в горшке, под разухабистые саксофоны Роланда Пичи и Его Оркестра, исполняющие «Вот, я <text:s/>Ляпнул Это Снова», и </text:span></text:span><text:span text:style-name="Source_20_Text"><text:span text:style-name="T494">роняет голову на грудь.</text:span></text:span></text:p>
      <text:p text:style-name="P526"><text:span text:style-name="Source_20_Text"><text:span text:style-name="T492">– </text:span></text:span><text:span text:style-name="Source_20_Text"><text:span text:style-name="T494">Так </text:span></text:span><text:span text:style-name="Source_20_Text"><text:span text:style-name="T1331">вот</text:span></text:span><text:span text:style-name="Source_20_Text"><text:span text:style-name="T494">, что у тебя на уме. Если, конечно, </text:span></text:span><text:span text:style-name="Source_20_Text"><text:span text:style-name="T1331">ум</text:span></text:span><text:span text:style-name="Source_20_Text"><text:span text:style-name="T494"> подходящее слово.</text:span></text:span></text:p>
      <text:p text:style-name="P527"><text:span text:style-name="Source_20_Text"><text:span text:style-name="T495">Они приводят всех в замешательство. Выглядят такими невинными. Люди сразу же хотят защитить их: следят за собой, чтобы не говорить о смерти, </text:span></text:span><text:span text:style-name="Source_20_Text"><text:span text:style-name="T496">делах</text:span></text:span><text:span text:style-name="Source_20_Text"><text:span text:style-name="T495">, </text:span></text:span><text:span text:style-name="Source_20_Text"><text:span text:style-name="T496">изменах</text:span></text:span><text:span text:style-name="Source_20_Text"><text:span text:style-name="T495">, когда Роджер и Джессика рядом. Всё только про дефициты, песни, дружков, фильмы и блузки…</text:span></text:span></text:p>
      <text:p text:style-name="P528"><text:span text:style-name="Source_20_Text"><text:span text:style-name="T497">С волосами заложенными за уши, с её мягким подбородком, она выглядит 9, 10-летней, </text:span></text:span><text:span text:style-name="Source_20_Text"><text:span text:style-name="T498">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1332">о, о…</text:span></text:span></text:p>
      <text:p text:style-name="P529"><text:span text:style-name="Source_20_Text"><text:span text:style-name="T499">Однажды ночью, </text:span></text:span><text:span text:style-name="Source_20_Text"><text:span text:style-name="T501">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text:span></text:span><text:span text:style-name="Source_20_Text"><text:span text:style-name="T502">Д</text:span></text:span><text:span text:style-name="Source_20_Text"><text:span text:style-name="T501">ве-три ноты, </text:span></text:span><text:span text:style-name="Source_20_Text"><text:span text:style-name="T502">к</text:span></text:span><text:span text:style-name="Source_20_Text"><text:span text:style-name="T501">азалось, </text:span></text:span><text:span text:style-name="Source_20_Text"><text:span text:style-name="T502">звучат </text:span></text:span><text:span text:style-name="Source_20_Text"><text:span text:style-name="T503">вместе</text:span></text:span><text:span text:style-name="Source_20_Text"><text:span text:style-name="T502">, хрипло, колеблясь, </text:span></text:span><text:span text:style-name="Source_20_Text"><text:span text:style-name="T503">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03">домами, за каналами или рекой, за простеньким парком. </text:span></text:span><text:span text:style-name="Source_20_Text"><text:span text:style-name="T504">О, и ещ</text:span></text:span><text:span text:style-name="Source_20_Text"><text:span text:style-name="T505">ё</text:span></text:span><text:span text:style-name="Source_20_Text"><text:span text:style-name="T504"> собаки и коты, что выбрались потоптаться </text:span></text:span><text:span text:style-name="Source_20_Text"><text:span text:style-name="T505">по</text:span></text:span><text:span text:style-name="Source_20_Text"><text:span text:style-name="T504"> мягком</text:span></text:span><text:span text:style-name="Source_20_Text"><text:span text:style-name="T505">у</text:span></text:span><text:span text:style-name="Source_20_Text"><text:span text:style-name="T504"> снегу….</text:span></text:span></text:p>
      <text:p text:style-name="P529"><text:span text:style-name="Source_20_Text"><text:span text:style-name="T504"/></text:span></text:p>
      <text:p text:style-name="P530"><text:span text:style-name="Source_20_Text"><text:span text:style-name="T504">«… </text:span></text:span><text:span text:style-name="Source_20_Text"><text:span text:style-name="T506">картины, ну, ладно, сцены </text:span></text:span><text:span text:style-name="Source_20_Text"><text:span text:style-name="T507">вмелькивают, Роджер. Сами собой, серьёзно, я их не выдумываю….» </text:span></text:span><text:span text:style-name="Source_20_Text"><text:span text:style-name="T508">Яркий рой их проплывает на фоне низкого изотонического мерцания потолка. Он и она лежат и дышат кверху, его мягкий хуй млеет</text:span></text:span><text:span text:style-name="Source_20_Text"><text:span text:style-name="T513">,</text:span></text:span><text:span text:style-name="Source_20_Text"><text:span text:style-name="T508">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text:span></text:span><text:span text:style-name="Source_20_Text"><text:span text:style-name="T512">л</text:span></text:span><text:span text:style-name="Source_20_Text"><text:span text:style-name="T508">ся </text:span></text:span><text:span text:style-name="Source_20_Text"><text:span text:style-name="T512">вовек</text:span></text:span><text:span text:style-name="Source_20_Text"><text:span text:style-name="T508"> неисправим, заигрывает из зерка</text:span></text:span><text:span text:style-name="Source_20_Text"><text:span text:style-name="T509">л</text:span></text:span><text:span text:style-name="Source_20_Text"><text:span text:style-name="T508">ьной рамы </text:span></text:span><text:span text:style-name="Source_20_Text"><text:span text:style-name="T509">в чём-то зелёно-полосатом, панталон</text:span></text:span><text:span text:style-name="Source_20_Text"><text:span text:style-name="T512">ы</text:span></text:span><text:span text:style-name="Source_20_Text"><text:span text:style-name="T509">, волосы дыбом</text:span></text:span><text:span text:style-name="Source_20_Text"><text:span text:style-name="T508">—</text:span></text:span><text:span text:style-name="Source_20_Text"><text:span text:style-name="T509">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1333">амирают в безмолвном ожидании</text:span></text:span><text:span text:style-name="Source_20_Text"><text:span text:style-name="T509"> и <text:s/></text:span></text:span><text:span text:style-name="Source_20_Text"><text:span text:style-name="T513">в этом</text:span></text:span><text:span text:style-name="Source_20_Text"><text:span text:style-name="T509"> уже, </text:span></text:span><text:span text:style-name="Source_20_Text"><text:span text:style-name="T510">должно быть,</text:span></text:span><text:span text:style-name="Source_20_Text"><text:span text:style-name="T509"> </text:span></text:span><text:span text:style-name="Source_20_Text"><text:span text:style-name="T512">некая </text:span></text:span><text:span text:style-name="Source_20_Text"><text:span text:style-name="T509">зловещая традиция, </text:span></text:span><text:span text:style-name="Source_20_Text"><text:span text:style-name="T510"><text:s/></text:span></text:span><text:span text:style-name="Source_20_Text"><text:span text:style-name="T509">длинные стройные создания, </text:span></text:span><text:span text:style-name="Source_20_Text"><text:span text:style-name="T510">тяжёлая парфюмерия и </text:span></text:span><text:span text:style-name="Source_20_Text"><text:span text:style-name="T514">мулеты</text:span></text:span><text:span text:style-name="Source_20_Text"><text:span text:style-name="T510"> по комнатам подвергшимся атаке среди ночи, проткнуты винтовыми лестницами, сине-лепестковыми беседками, </text:span></text:span><text:span text:style-name="Source_20_Text"><text:span text:style-name="T511">окружение в котором никто, как угодно разъярённый или сдвинутый, моя юная леди, никогда не Испускает Вздоха. </text:span></text:span><text:span text:style-name="Source_20_Text"><text:span text:style-name="T512">Так не делается.</text:span></text:span></text:p>
      <text:p text:style-name="P531"><text:span text:style-name="Source_20_Text"><text:span text:style-name="T513">Но тут. С </text:span></text:span><text:span text:style-name="Source_20_Text"><text:span text:style-name="T1334">этой</text:span></text:span><text:span text:style-name="Source_20_Text"><text:span text:style-name="T513"> юной леди. </text:span></text:span><text:span text:style-name="Source_20_Text"><text:span text:style-name="T514">Бумазея в клеточку. Взъерошенные брови. Распоясалась, что удержу нет. Красный бархат. На «слаб</text:span></text:span><text:span text:style-name="Source_20_Text"><text:span text:style-name="T228">о́</text:span></text:span><text:span text:style-name="Source_20_Text"><text:span text:style-name="T514">» она сняла свою блузку, в движении по основной магистрали возле Ловер Бидинга.</text:span></text:span></text:p>
      <text:p text:style-name="P531"><text:span text:style-name="Source_20_Text"><text:span text:style-name="T514">– О, Боже, она чокнулась, за что </text:span></text:span><text:span text:style-name="Source_20_Text"><text:span text:style-name="T1335">мне</text:span></text:span><text:span text:style-name="Source_20_Text"><text:span text:style-name="T514"> попадаются только такие?</text:span></text:span></text:p>
      <text:p text:style-name="P532"><text:span text:style-name="Source_20_Text"><text:span text:style-name="T514">– </text:span></text:span><text:span text:style-name="Source_20_Text"><text:span text:style-name="T515">Ну, ха, ха,</text:span></text:span><text:span text:style-name="Source_20_Text"><text:span text:style-name="T514">– </text:span></text:span><text:span text:style-name="Source_20_Text"><text:span text:style-name="T515">Джессика помахивает своим форменным галстуком как стриптизёрша,</text:span></text:span><text:span text:style-name="Source_20_Text"><text:span text:style-name="T514">– </text:span></text:span><text:span text:style-name="Source_20_Text"><text:span text:style-name="T515">сказал, побоюсь, да? </text:span></text:span><text:span text:style-name="Source_20_Text"><text:span text:style-name="T516">Гри-и-л. Назвал меня «трусишка пироженка, трусишка», я помню.</text:span></text:span><text:span text:style-name="Source_20_Text"><text:span text:style-name="T514">– </text:span></text:span><text:span text:style-name="Source_20_Text"><text:span text:style-name="T516">И конечно же, без лифчика, она никогда их не носит.</text:span></text:span></text:p>
      <text:p text:style-name="P533"><text:span text:style-name="Source_20_Text"><text:span text:style-name="T514">– </text:span></text:span><text:span text:style-name="Source_20_Text"><text:span text:style-name="T517">Послушай,</text:span></text:span><text:span text:style-name="Source_20_Text"><text:span text:style-name="T514">– </text:span></text:span><text:span text:style-name="Source_20_Text"><text:span text:style-name="T517">смотрит искоса,</text:span></text:span><text:span text:style-name="Source_20_Text"><text:span text:style-name="T514">– <text:s/></text:span></text:span><text:span text:style-name="Source_20_Text"><text:span text:style-name="T517">ты знаешь, что тебя могут арестовать? Забудь про «тебя»,</text:span></text:span><text:span text:style-name="Source_20_Text"><text:span text:style-name="T514">– <text:s/></text:span></text:span><text:span text:style-name="Source_20_Text"><text:span text:style-name="T517">ему только что дошло,</text:span></text:span><text:span text:style-name="Source_20_Text"><text:span text:style-name="T514">– <text:s/></text:span></text:span><text:span text:style-name="Source_20_Text"><text:span text:style-name="T1336">меня</text:span></text:span><text:span text:style-name="Source_20_Text"><text:span text:style-name="T517"> арестуют!</text:span></text:span></text:p>
      <text:p text:style-name="P534"><text:span text:style-name="Source_20_Text"><text:span text:style-name="T514">– </text:span></text:span><text:span text:style-name="Source_20_Text"><text:span text:style-name="T518">Скажут, что ты виноват, ла, ла.</text:span></text:span><text:span text:style-name="Source_20_Text"><text:span text:style-name="T514">– </text:span></text:span><text:span text:style-name="Source_20_Text"><text:span text:style-name="T518">Нижние зубы выпятила в улыбке зловредины.</text:span></text:span><text:span text:style-name="Source_20_Text"><text:span text:style-name="T514">– <text:s/></text:span></text:span><text:span text:style-name="Source_20_Text"><text:span text:style-name="T518">Я просто невинный ягнёночек, а этот,</text:span></text:span><text:span text:style-name="Source_20_Text"><text:span text:style-name="T514">– <text:s/></text:span></text:span><text:span text:style-name="Source_20_Text"><text:span text:style-name="T518">чуть вскидывает руку, резкий отсвет светлых волосков на её предплечье,</text:span></text:span><text:span text:style-name="Source_20_Text"><text:span text:style-name="T514">– </text:span></text:span><text:span text:style-name="Source_20_Text"><text:span text:style-name="T519">этот Роджер-держи-морджер! вот этот </text:span></text:span><text:span text:style-name="Source_20_Text"><text:span text:style-name="T521">ужасный</text:span></text:span><text:span text:style-name="Source_20_Text"><text:span text:style-name="T519"> зверюга! заставляет меня делать всякие гадкие...</text:span></text:span></text:p>
      <text:p text:style-name="P535"><text:span text:style-name="Source_20_Text"><text:span text:style-name="T520">Тем временем, самый здоровенный грузовик из всех, что Роджер видел в своей жизни, </text:span></text:span><text:span text:style-name="Source_20_Text"><text:span text:style-name="T521">делает обгон сотрясаясь сталью, и теперь не только водитель, но и несколько—ну, это вообще жуть… </text:span></text:span><text:span text:style-name="Source_20_Text"><text:span text:style-name="T1337">коротышек, </text:span></text:span><text:span text:style-name="Source_20_Text"><text:span text:style-name="T522">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text:span></text:span><text:span text:style-name="Source_20_Text"><text:span text:style-name="T523">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1338">есть</text:span></text:span><text:span text:style-name="Source_20_Text"><text:span text:style-name="T523">, машина военной полиции. </text:span></text:span><text:span text:style-name="Source_20_Text"><text:span text:style-name="T524">Он не может сбавить, а если попытается обогнать это и </text:span></text:span><text:span text:style-name="Source_20_Text"><text:span text:style-name="T1339">впрямь</text:span></text:span><text:span text:style-name="Source_20_Text"><text:span text:style-name="T524"> будет подозрительно….</text:span></text:span></text:p>
      <text:p text:style-name="P536"><text:span text:style-name="Source_20_Text"><text:span text:style-name="T514">– </text:span></text:span><text:span text:style-name="Source_20_Text"><text:span text:style-name="T525">Э, Джеси, пожалуйста, оденься, э, ладно милая?</text:span></text:span><text:span text:style-name="Source_20_Text"><text:span text:style-name="T514">– <text:s/></text:span></text:span><text:span text:style-name="Source_20_Text"><text:span text:style-name="T526">делая вид, что ищет свою расчёску, которая, как обычно, утеряна, </text:span></text:span><text:span text:style-name="Source_20_Text"><text:span text:style-name="T528">задержанный</text:span></text:span><text:span text:style-name="Source_20_Text"><text:span text:style-name="T526"> известен как злостный расчёсколюб…</text:span></text:span></text:p>
      <text:p text:style-name="P537"><text:span text:style-name="Source_20_Text"><text:span text:style-name="T527">Водитель здоровенного ревущего грузовика пытается привлечь внимание Роджера, остальные коротышки, сгрудившись у окон, орут «Эй! Эй!», издавая сальн</text:span></text:span><text:span text:style-name="Source_20_Text"><text:span text:style-name="T529">ые</text:span></text:span><text:span text:style-name="Source_20_Text"><text:span text:style-name="T527"> гортанные смешки. </text:span></text:span><text:span text:style-name="Source_20_Text"><text:span text:style-name="T529">Их старший говорит на английском с невыразимо отвратным европейским акцентом. Тоже с кучей подмигов и подёргов: </text:span></text:span><text:span text:style-name="Source_20_Text"><text:span text:style-name="T514">– «</text:span></text:span><text:span text:style-name="Source_20_Text"><text:span text:style-name="T529">Мийстир! Ай, ти! </text:span></text:span><text:span text:style-name="Source_20_Text"><text:span text:style-name="T530">Какий малишка, а?»</text:span></text:span><text:span text:style-name="Source_20_Text"><text:span text:style-name="T514">– <text:s/></text:span></text:span><text:span text:style-name="Source_20_Text"><text:span text:style-name="T530">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1340">делают</text:span></text:span><text:span text:style-name="Source_20_Text"><text:span text:style-name="T530">, Приксбери, тебе видно?</text:span></text:span></text:p>
      <text:p text:style-name="P537"><text:span text:style-name="Source_20_Text"><text:span text:style-name="T514">– </text:span></text:span><text:span text:style-name="Source_20_Text"><text:span text:style-name="T530">Похоже мужчина и женщина, сэр.</text:span></text:span></text:p>
      <text:p text:style-name="P537"><text:soft-page-break/><text:span text:style-name="Source_20_Text"><text:span text:style-name="T514">– </text:span></text:span><text:span text:style-name="Source_20_Text"><text:span text:style-name="T530">Придурок.</text:span></text:span><text:span text:style-name="Source_20_Text"><text:span text:style-name="T514">– <text:s/></text:span></text:span><text:span text:style-name="Source_20_Text"><text:span text:style-name="T530">И достаёт чёрный бинокль.</text:span></text:span></text:p>
      <text:p text:style-name="P535"><text:span text:style-name="Source_20_Text"><text:span text:style-name="T524"/></text:span></text:p>
      <text:p text:style-name="P538"><text:span text:style-name="Source_20_Text"><text:span text:style-name="T531">Сквозь дождь… потом сквозь замечтавшееся стекло, зелёное от вечера. И </text:span></text:span><text:span text:style-name="Source_20_Text"><text:span text:style-name="T534">сама она</text:span></text:span><text:span text:style-name="Source_20_Text"><text:span text:style-name="T531"> в кресле, в старомодной шляпке, смотрит на запад, вдоль диска Земли, геено-красн</text:span></text:span><text:span text:style-name="Source_20_Text"><text:span text:style-name="T534">ого</text:span></text:span><text:span text:style-name="Source_20_Text"><text:span text:style-name="T531"> по краям, и дальше в коричневые с золотом тучи…</text:span></text:span></text:p>
      <text:p text:style-name="P539"><text:span text:style-name="Source_20_Text"><text:span text:style-name="T532">Потом, вдруг, ночь: Пустое кресло-качалка залито голубовато-меловым от</text:span></text:span><text:span text:style-name="Source_20_Text"><text:span text:style-name="T530">—</text:span></text:span><text:span text:style-name="Source_20_Text"><text:span text:style-name="T532">это луна, или какой-то другой свет с неба? просто деревянное кресло, уже пустое, посреди <text:s/>очень ясной ночи и этот свет спускается….</text:span></text:span></text:p>
      <text:p text:style-name="P540"><text:span text:style-name="Source_20_Text"><text:span text:style-name="T533">Образы продолжаются, расцветают, приходят и уходят, некоторые красивы, какие-то просто ужасны… </text:span></text:span><text:span text:style-name="Source_20_Text"><text:span text:style-name="T534">но ей тут так уютно </text:span></text:span><text:span text:style-name="Source_20_Text"><text:span text:style-name="T535">с её ягнёнком, её Роджером, и как же она любит очертание его шеи вся прямо такая</text:span></text:span><text:span text:style-name="Source_20_Text"><text:span text:style-name="T530">—</text:span></text:span><text:span text:style-name="Source_20_Text"><text:span text:style-name="T535">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P540"><text:span text:style-name="Source_20_Text"><text:span text:style-name="T535"/></text:span></text:p>
      <text:p text:style-name="P541"><text:span text:style-name="Source_20_Text"><text:span text:style-name="T536">Однажды утром</text:span></text:span><text:span text:style-name="Source_20_Text"><text:span text:style-name="T530">—</text:span></text:span><text:span text:style-name="Source_20_Text"><text:span text:style-name="T536">он не видел её уже около полумесяца</text:span></text:span><text:span text:style-name="Source_20_Text"><text:span text:style-name="T530">—</text:span></text:span><text:span text:style-name="Source_20_Text"><text:span text:style-name="T536">он проснулся в своей келье отшельника в «Белом Посещении» </text:span></text:span><text:span text:style-name="Source_20_Text"><text:span text:style-name="T537">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text:span></text:span><text:span text:style-name="Source_20_Text"><text:span text:style-name="T530">—</text:span></text:span><text:span text:style-name="Source_20_Text"><text:span text:style-name="T537">он не встречался с ней. Он всхлипнул пару раз, потом чихнул. </text:span></text:span><text:span text:style-name="Source_20_Text"><text:span text:style-name="T538">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1341"><text:s/>je ne sais quoi de sinistre. </text:span></text:span><text:span text:style-name="Source_20_Text"><text:span text:style-name="T538">Ему надо поссать. Шаркая к уборной, его серая армейская фланель </text:span></text:span><text:span text:style-name="Source_20_Text"><text:span text:style-name="T539">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text:span></text:span><text:span text:style-name="Source_20_Text"><text:span text:style-name="T540">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text:span></text:span><text:span text:style-name="Source_20_Text"><text:span text:style-name="T541">Только потом уже он начал думать о Джессике</text:span></text:span><text:span text:style-name="Source_20_Text"><text:span text:style-name="T530">—</text:span></text:span><text:span text:style-name="Source_20_Text"><text:span text:style-name="T541">о её безопасности. Заботливый Роджер. </text:span></text:span><text:span text:style-name="Source_20_Text"><text:span text:style-name="T542">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30">—</text:span></text:span><text:span text:style-name="Source_20_Text"><text:span text:style-name="T1342">о. О</text:span></text:span><text:span text:style-name="Source_20_Text"><text:span text:style-name="T542">, нет. </text:span></text:span><text:span text:style-name="Source_20_Text"><text:span text:style-name="T543">Закрой тот вентиль, Нетель, да прикинь </text:span></text:span><text:span text:style-name="Source_20_Text"><text:span text:style-name="T1343">про это вот</text:span></text:span><text:span text:style-name="Source_20_Text"><text:span text:style-name="T543">. Он стоял, полусогнутым, над раковиной, </text:span></text:span><text:span text:style-name="Source_20_Text"><text:span text:style-name="T544">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1344">сейчас</text:span></text:span><text:span text:style-name="Source_20_Text"><text:span text:style-name="T544">… </text:span></text:span><text:span text:style-name="Source_20_Text"><text:span text:style-name="T545">о, да, самая чёткая вероятность нашла почву в его мозгу и пустила корни. Что если все они, вся эта шайка психов из Секции Пси сговорились против него? </text:span></text:span><text:span text:style-name="Source_20_Text"><text:span text:style-name="T546">Ну, как? Да: предположим они </text:span></text:span><text:span text:style-name="Source_20_Text"><text:span text:style-name="T1345">могут</text:span></text:span><text:span text:style-name="Source_20_Text"><text:span text:style-name="T546"> читать твоё сознание! а и что если</text:span></text:span><text:span text:style-name="Source_20_Text"><text:span text:style-name="T530">—</text:span></text:span><text:span text:style-name="Source_20_Text"><text:span text:style-name="T546">что если это </text:span></text:span><text:span text:style-name="Source_20_Text"><text:span text:style-name="T1345">гипнотизм</text:span></text:span><text:span text:style-name="Source_20_Text"><text:span text:style-name="T546">? А? Исусе: тогда целая куча других оккультных заморочек, таких как астральное наущение, контроль сознания (ну, в </text:span></text:span><text:span text:style-name="Source_20_Text"><text:span text:style-name="T1345">этом-то</text:span></text:span><text:span text:style-name="Source_20_Text"><text:span text:style-name="T546"> ничего оккультного), </text:span></text:span><text:span text:style-name="Source_20_Text"><text:span text:style-name="T547">тайные проклятия, чтоб вызвать импотенцию, флюс, сумасшествие, вуууййй!—</text:span></text:span><text:span text:style-name="Source_20_Text"><text:span text:style-name="T1346">зелья</text:span></text:span><text:span text:style-name="Source_20_Text"><text:span text:style-name="T548">! </text:span></text:span><text:span text:style-name="Source_20_Text"><text:span text:style-name="T549">(когда он наконец распрямился и умственным взором, </text:span></text:span><text:span text:style-name="Source_20_Text"><text:span text:style-name="T1347">очень</text:span></text:span><text:span text:style-name="Source_20_Text"><text:span text:style-name="T549"> осторожно, обращается к толкучке в кофейном баре, о, </text:span></text:span><text:span text:style-name="Source_20_Text"><text:span text:style-name="T1347">Боже…</text:span></text:span><text:span text:style-name="Source_20_Text"><text:span text:style-name="T549">), </text:span></text:span><text:span text:style-name="Source_20_Text"><text:span text:style-name="T550">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text:span></text:span><text:span text:style-name="Source_20_Text"><text:span text:style-name="T530">—</text:span></text:span><text:span text:style-name="Source_20_Text"><text:span text:style-name="T550">особенно посреди этого служебного сортира, с лицом Гавина Трефола <text:s/></text:span></text:span><text:span text:style-name="Source_20_Text"><text:span text:style-name="T551">маджентной окраски, яркий цвет клевера на ветру, Рональд Черикок выхаркивает ком зеленоватой с прожилками мокроты в раковину—</text:span></text:span><text:span text:style-name="Source_20_Text"><text:span text:style-name="T552">что это всё, </text:span></text:span><text:span text:style-name="Source_20_Text"><text:span text:style-name="T1348">кто все эти люди</text:span></text:span><text:span text:style-name="Source_20_Text"><text:span text:style-name="T552">…. Чёкнутые.</text:span></text:span><text:span text:style-name="Source_20_Text"><text:span text:style-name="T1348">Чёёёёкнутые! </text:span></text:span><text:span text:style-name="Source_20_Text"><text:span text:style-name="T552">Его обложили! </text:span></text:span><text:span text:style-name="Source_20_Text"><text:span text:style-name="T553">они были тут всё эту войну, прослушива</text:span></text:span><text:span text:style-name="Source_20_Text"><text:span text:style-name="T558">ли</text:span></text:span><text:span text:style-name="Source_20_Text"><text:span text:style-name="T553"> его мозг, телепаты, ведьмаки, Сатанинские механики всех мастей, </text:span></text:span><text:span text:style-name="Source_20_Text"><text:span text:style-name="T554">подключаются во </text:span></text:span><text:span text:style-name="Source_20_Text"><text:span text:style-name="T1349">всё</text:span></text:span><text:span text:style-name="Source_20_Text"><text:span text:style-name="T530">—</text:span></text:span><text:span text:style-name="Source_20_Text"><text:span text:style-name="T554">даже когда они с Джессикой в постели </text:span></text:span><text:span text:style-name="Source_20_Text"><text:span text:style-name="T1349">ебуться</text:span></text:span><text:span text:style-name="Source_20_Text"><text:span text:style-name="T530">—</text:span></text:span></text:p>
      <text:p text:style-name="P542"><text:soft-page-break/><text:span text:style-name="Source_20_Text"><text:span text:style-name="T555">Старайся не подавать виду, старина, паникуй, если уж должен, но потом, не здесь…. </text:span></text:span><text:span text:style-name="Source_20_Text"><text:span text:style-name="T556">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543"><text:span text:style-name="Source_20_Text"><text:span text:style-name="T557">Чудесное утро, Вторая Мировая Война. </text:span></text:span><text:span text:style-name="Source_20_Text"><text:span text:style-name="T559">Всё, что он может удерживать на поверхности своего сознания, это слова </text:span></text:span><text:span text:style-name="Source_20_Text"><text:span text:style-name="T1350">Мне нужно перевестись</text:span></text:span><text:span text:style-name="Source_20_Text"><text:span text:style-name="T559">, типа, мурлыканье без музыки перед зеркалом, да, сэр, должен подать рапорт немедля. </text:span></text:span><text:span text:style-name="Source_20_Text"><text:span text:style-name="T560">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1351">Нацистов в Новостях, </text:span></text:span><text:span text:style-name="Source_20_Text"><text:span text:style-name="T560">втиснутой между объявлениями Мерсисайдского отделения лейбористов ищущих публициста и Лондонского рекламного агентства </text:span></text:span><text:span text:style-name="Source_20_Text"><text:span text:style-name="T561">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text:span></text:span><text:span text:style-name="Source_20_Text"><text:span text:style-name="T562">спортивной честности, и прочему такому, а? </text:span></text:span><text:span text:style-name="Source_20_Text"><text:span text:style-name="T563">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text:span></text:span><text:span text:style-name="Source_20_Text"><text:span text:style-name="T514">– </text:span></text:span><text:span text:style-name="Source_20_Text"><text:span text:style-name="T563">Роджер бредёт обратно в свою узкую комнату,</text:span></text:span><text:span text:style-name="Source_20_Text"><text:span text:style-name="T514">–«</text:span></text:span><text:span text:style-name="Source_20_Text"><text:span text:style-name="T563">что угодно, </text:span></text:span><text:span text:style-name="Source_20_Text"><text:span text:style-name="T564">только не</text:span></text:span><text:span text:style-name="Source_20_Text"><text:span text:style-name="T563"> это….»</text:span></text:span></text:p>
      <text:p text:style-name="P544"><text:span text:style-name="Source_20_Text"><text:span text:style-name="T56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545"><text:span text:style-name="Source_20_Text"><text:span text:style-name="T566">Его повело тогда, на полминуты, дрожащего и зевающего, в длинном нижнем белье, мягком, почти невидимом в </text:span></text:span><text:span text:style-name="Source_20_Text"><text:span text:style-name="T567">ограждении декабрьского рассвета, среди множества острых краёв книг, рулонов, калек, схем и карт </text:span></text:span><text:span text:style-name="Source_20_Text"><text:span text:style-name="T568">(и главная, красные оспины на чистой белой коже леди Лондон, смотрящая на всё… </text:span></text:span><text:span text:style-name="Source_20_Text"><text:span text:style-name="T1352">погоди</text:span></text:span><text:span text:style-name="Source_20_Text"><text:span text:style-name="T568">… болезнь кожи… </text:span></text:span><text:span text:style-name="Source_20_Text"><text:span text:style-name="T1353">может</text:span></text:span><text:span text:style-name="Source_20_Text"><text:span text:style-name="T569"> она носит роковую инфекцию внутри себя? </text:span></text:span><text:span text:style-name="Source_20_Text"><text:span text:style-name="T570">Возможно, места предопределены и полёт ракеты, фактически, следует из фатального нарыва </text:span></text:span><text:span text:style-name="Source_20_Text"><text:span text:style-name="T1354">в скрытом состоянии среди города…</text:span></text:span><text:span text:style-name="Source_20_Text"><text:span text:style-name="T570"> </text:span></text:span><text:span text:style-name="Source_20_Text"><text:span text:style-name="T571">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text:span></text:span><text:span text:style-name="Source_20_Text"><text:span text:style-name="T572">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text:span></text:span><text:span text:style-name="Source_20_Text"><text:span text:style-name="T573">хоть как-то цепляться <text:s/>за</text:span></text:span><text:span text:style-name="Source_20_Text"><text:span text:style-name="T572"> воспоминания)…</text:span></text:span></text:p>
      <text:p text:style-name="P546"><text:span text:style-name="Source_20_Text"><text:span text:style-name="T574">Его жизнь была увязана с прошлым. Он видел себя точкой в бегущей волне, движимым по стерильной истории</text:span></text:span><text:span text:style-name="Source_20_Text"><text:span text:style-name="T572">—</text:span></text:span><text:span text:style-name="Source_20_Text"><text:span text:style-name="T574">известное прошлое, проецируемое будущее. Но Джессика была разломом этой волны. Нежданно, впереди был пляж, непредсказуемое… новая жизнь. </text:span></text:span><text:span text:style-name="Source_20_Text"><text:span text:style-name="T575">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text:span></text:span><text:span text:style-name="Source_20_Text"><text:span text:style-name="T576">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546"><text:span text:style-name="Source_20_Text"><text:span text:style-name="T576"/></text:span></text:p>
      <text:p text:style-name="P547"><text:span text:style-name="Source_20_Text"><text:span text:style-name="T577">Она кружит суетясь по спальне, клянчит у девушек затяжку-другую залежалых Вудбиндз, наборы починки нейлона, воробьино шустрые </text:span></text:span><text:span text:style-name="Source_20_Text"><text:span text:style-name="T581">шуточки</text:span></text:span><text:span text:style-name="Source_20_Text"><text:span text:style-name="T577"> войны сходят за </text:span></text:span><text:span text:style-name="Source_20_Text"><text:span text:style-name="T578">взаимопонимание. </text:span></text:span><text:span text:style-name="Source_20_Text"><text:span text:style-name="T579">В эту ночь она будет с Джереми, её лейтенантом, но она хочет быть с Роджером. Хотя на самом деле не хочет. Или хочет? </text:span></text:span><text:span text:style-name="Source_20_Text"><text:span text:style-name="T580">Она и не упомнит, чтоб когда-нибудь была в такой растерянности. Когда она с Роджером, это сплошная любовь, но на любом отдалении</text:span></text:span><text:span text:style-name="Source_20_Text"><text:span text:style-name="T572">—</text:span></text:span><text:span text:style-name="Source_20_Text"><text:span text:style-name="T580">на </text:span></text:span><text:span text:style-name="Source_20_Text"><text:span text:style-name="T1355">любом</text:span></text:span><text:span text:style-name="Source_20_Text"><text:span text:style-name="T580">, </text:span></text:span><text:span text:style-name="Source_20_Text"><text:span text:style-name="T581">Джек</text:span></text:span><text:span text:style-name="Source_20_Text"><text:span text:style-name="T572">—</text:span></text:span><text:span text:style-name="Source_20_Text"><text:span text:style-name="T581">она обнаруживает, что он её гнетёт и даже пугает. Верхом на нём, в </text:span></text:span><text:span text:style-name="Source_20_Text"><text:span text:style-name="T605">бешеные</text:span></text:span><text:span text:style-name="Source_20_Text"><text:span text:style-name="T581"> ночи скачки вверх-вниз по его хую </text:span></text:span><text:soft-page-break/><text:span text:style-name="Source_20_Text"><text:span text:style-name="T581">своею осью, </text:span></text:span><text:span text:style-name="Source_20_Text"><text:span text:style-name="T582">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1356">Роджер, Роджер, о, любимый</text:span></text:span><text:span text:style-name="Source_20_Text"><text:span text:style-name="T582"> до скончания дыхания. </text:span></text:span><text:span text:style-name="Source_20_Text"><text:span text:style-name="T583">Но вне постели, в хождении-говорении, его горечь, непроглядность, ранят глубже, чем Война, чем зима: </text:span></text:span><text:span text:style-name="Source_20_Text"><text:span text:style-name="T584">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text:span></text:span><text:span text:style-name="Source_20_Text"><text:span text:style-name="T585">Она не позволяет себе слишком часто задаваться этим вопросом, но он есть. </text:span></text:span><text:span text:style-name="Source_20_Text"><text:span text:style-name="T586">Три года с Джереми. Считай, почти что женаты. Три года что-то да значат. </text:span></text:span><text:span text:style-name="Source_20_Text"><text:span text:style-name="T587">Ежедневные маленькие стежки и разглаживанья. </text:span></text:span><text:span text:style-name="Source_20_Text"><text:span text:style-name="T588">Она одевала старые банные халаты Бобра, заваривала ему чай и кофе, </text:span></text:span><text:span text:style-name="Source_20_Text"><text:span text:style-name="T589">искала его взгляд на стоянках грузовиков, </text:span></text:span><text:span text:style-name="Source_20_Text"><text:span text:style-name="T590">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text:span></text:span><text:span text:style-name="Source_20_Text"><text:span text:style-name="T591">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1357">мальчишки</text:span></text:span><text:span text:style-name="Source_20_Text"><text:span text:style-name="T591">, честное слово. Охренеть, да ему же должно быть за тридцать, он на несколько лет старше неё. </text:span></text:span><text:span text:style-name="Source_20_Text"><text:span text:style-name="T592">Должен же был чему-то научиться, правда ведь? Мужчина с опытом?</text:span></text:span></text:p>
      <text:p text:style-name="P548"><text:span text:style-name="Source_20_Text"><text:span text:style-name="T593">Хуже всего, что ей не с кем об этом поговорить. Политическая жизнь этой смешанной батареи, профессиональное кровосмешение, </text:span></text:span><text:span text:style-name="Source_20_Text"><text:span text:style-name="T594">нездоровая тормознутость на том кто что кому сказал весной</text:span></text:span><text:span text:style-name="Source_20_Text"><text:span text:style-name="T1358"> 1942</text:span></text:span><text:span text:style-name="Source_20_Text"><text:span text:style-name="T594">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549"><text:span text:style-name="Source_20_Text"><text:span text:style-name="T594">– Девушка в горе, Джесс?– Мэгги Дакёрк, проходя мимо разглаживает свои перчатки. </text:span></text:span><text:span text:style-name="Source_20_Text"><text:span text:style-name="T595">Через громкоговоритель оркестр свинга Би-Би-Си жарко выдувает синкопированную рождественскую музыку.</text:span></text:span></text:p>
      <text:p text:style-name="P550"><text:span text:style-name="Source_20_Text"><text:span text:style-name="T594">– </text:span></text:span><text:span text:style-name="Source_20_Text"><text:span text:style-name="T596">Сигарета найдётся, Мэг?</text:span></text:span><text:span text:style-name="Source_20_Text"><text:span text:style-name="T594">– </text:span></text:span><text:span text:style-name="Source_20_Text"><text:span text:style-name="T596">уже автоматически, те так ли. Джес?</text:span></text:span></text:p>
      <text:p text:style-name="P550"><text:span text:style-name="Source_20_Text"><text:span text:style-name="T596">Ну, так—«Думала, тут, типа, фильм с Гарбо, блин, а не всегдашняя никотиновая голодуха, опять не угадала, пока...»</text:span></text:span></text:p>
      <text:p text:style-name="P550"><text:span text:style-name="Source_20_Text"><text:span text:style-name="T596">О, <text:s/>да проваливай уже: </text:span></text:span><text:span text:style-name="Source_20_Text"><text:span text:style-name="T594">– «</text:span></text:span><text:span text:style-name="Source_20_Text"><text:span text:style-name="T596">Думала про свой рождественский шопинг».</text:span></text:span></text:p>
      <text:p text:style-name="P551"><text:span text:style-name="Source_20_Text"><text:span text:style-name="T594">– </text:span></text:span><text:span text:style-name="Source_20_Text"><text:span text:style-name="T597">Что возьмёшь Бобру?</text:span></text:span></text:p>
      <text:p text:style-name="P552"><text:span text:style-name="Source_20_Text"><text:span text:style-name="T598">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text:span></text:span><text:span text:style-name="Source_20_Text"><text:span text:style-name="T599">взблескивают</text:span></text:span><text:span text:style-name="Source_20_Text"><text:span text:style-name="T598"> серебром под или позади </text:span></text:span><text:span text:style-name="Source_20_Text"><text:span text:style-name="T599">красного лака на её ногтях, словно струи <text:s/>отдалённых фонтанов за красными фигурно стриженными деревьями, Джессика отвечает: </text:span></text:span><text:span text:style-name="Source_20_Text"><text:span text:style-name="T594">– «</text:span></text:span><text:span text:style-name="Source_20_Text"><text:span text:style-name="T599">О. Мм. Трубку, наверное...»</text:span></text:span></text:p>
      <text:p text:style-name="P552"><text:span text:style-name="Source_20_Text"><text:span text:style-name="T599"/></text:span></text:p>
      <text:p text:style-name="P553"><text:span text:style-name="Source_20_Text"><text:span text:style-name="T600">Однажды ночью недалеко от её батареи, </text:span></text:span><text:span text:style-name="Source_20_Text"><text:span text:style-name="T601">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text:span></text:span><text:span text:style-name="Source_20_Text"><text:span text:style-name="T602">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text:span></text:span><text:span text:style-name="Source_20_Text"><text:span text:style-name="T603">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554"><text:span text:style-name="Source_20_Text"><text:span text:style-name="T603">Роджер свернул и они смотрели на </text:span></text:span><text:span text:style-name="Source_20_Text"><text:span text:style-name="T604">поношенную замызганную униформу сходившихся к вечерне. Ветер пах свежим снегом.</text:span></text:span></text:p>
      <text:p text:style-name="P555"><text:span text:style-name="Source_20_Text"><text:span text:style-name="T602">– </text:span></text:span><text:span text:style-name="Source_20_Text"><text:span text:style-name="T604">Нам надо домой,</text:span></text:span><text:span text:style-name="Source_20_Text"><text:span text:style-name="T602">– </text:span></text:span><text:span text:style-name="Source_20_Text"><text:span text:style-name="T604">сказала она,</text:span></text:span><text:span text:style-name="Source_20_Text"><text:span text:style-name="T602">– </text:span></text:span><text:span text:style-name="Source_20_Text"><text:span text:style-name="T604">поздно уже.</text:span></text:span></text:p>
      <text:p text:style-name="P555"><text:soft-page-break/><text:span text:style-name="Source_20_Text"><text:span text:style-name="T602">– </text:span></text:span><text:span text:style-name="Source_20_Text"><text:span text:style-name="T604">Можно просто зайти на минутку.</text:span></text:span></text:p>
      <text:p text:style-name="P556"><text:span text:style-name="Source_20_Text"><text:span text:style-name="T604">Ну, уж </text:span></text:span><text:span text:style-name="Source_20_Text"><text:span text:style-name="T1359">это</text:span></text:span><text:span text:style-name="Source_20_Text"><text:span text:style-name="T604"> её удивило, </text:span></text:span><text:span text:style-name="Source_20_Text"><text:span text:style-name="T605">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text:span></text:span><text:span text:style-name="Source_20_Text"><text:span text:style-name="T606">и нарекания его росли с приближением дней рождественского шопинга. </text:span></text:span><text:span text:style-name="Source_20_Text"><text:span text:style-name="T602">–«</text:span></text:span><text:span text:style-name="Source_20_Text"><text:span text:style-name="T607">Это как бы не в твоём стиле»,</text:span></text:span><text:span text:style-name="Source_20_Text"><text:span text:style-name="T602">– </text:span></text:span><text:span text:style-name="Source_20_Text"><text:span text:style-name="T607">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text:span></text:span><text:span text:style-name="Source_20_Text"><text:span text:style-name="T608">а</text:span></text:span><text:span text:style-name="Source_20_Text"><text:span text:style-name="T607">ми, </text:span></text:span><text:span text:style-name="Source_20_Text"><text:span text:style-name="T608">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557"><text:span text:style-name="Source_20_Text"><text:span text:style-name="T609">Они шагали по следам оставленным другими на снегу, она хмуро на его руке, ветер взмётывал её волосы в завитки, каблуки один раз заскользили по льду. </text:span></text:span><text:span text:style-name="Source_20_Text"><text:span text:style-name="T602">–«</text:span></text:span><text:span text:style-name="Source_20_Text"><text:span text:style-name="T609">Послушать музыку»,</text:span></text:span><text:span text:style-name="Source_20_Text"><text:span text:style-name="T602">– </text:span></text:span><text:span text:style-name="Source_20_Text"><text:span text:style-name="T609">пояснил он.</text:span></text:span></text:p>
      <text:p text:style-name="P558"><text:span text:style-name="Source_20_Text"><text:span text:style-name="T610">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text:span></text:span><text:span text:style-name="Source_20_Text"><text:span text:style-name="T611">ы</text:span></text:span><text:span text:style-name="Source_20_Text"><text:span text:style-name="T610"> сквозь сумерки, бездушные, </text:span></text:span><text:span text:style-name="Source_20_Text"><text:span text:style-name="T611">сквозь заштрихованные стенки, превращая их в марлю, по которой барабанит дождь. </text:span></text:span><text:span text:style-name="Source_20_Text"><text:span text:style-name="T612">Правда, было одно чёрное лицо, высокий альт, капрал с Ямайки, привезённый с его тёплого острова на этот</text:span></text:span><text:span text:style-name="Source_20_Text"><text:span text:style-name="T608">—</text:span></text:span><text:span text:style-name="Source_20_Text"><text:span text:style-name="T612">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text:span></text:span><text:span text:style-name="Source_20_Text"><text:span text:style-name="T613">и отбегают через улицу с хихиканьем, или приходят увести девушек в коротких юбках, девушек-островитянок, китаянок или француженок… </text:span></text:span><text:span text:style-name="Source_20_Text"><text:span text:style-name="T614">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text:span></text:span><text:span text:style-name="Source_20_Text"><text:span text:style-name="T615">а девушки перешёптываются и смеются… каждое утро он пересчитывал полкармана монеток всех наций. </text:span></text:span><text:span text:style-name="Source_20_Text"><text:span text:style-name="T616">Из Кингстона с его пальмами, сложные потребности Англо-Американской Империи (1939-1945) </text:span></text:span><text:span text:style-name="Source_20_Text"><text:span text:style-name="T617">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pan></text:span><text:span text:style-name="Source_20_Text"><text:span text:style-name="T614"><text:s/></text:span></text:span><text:span text:style-name="Source_20_Text"><text:span text:style-name="T617">Хайрику Сусщ:</text:span></text:span></text:p>
      <text:p text:style-name="P558"><text:span text:style-name="Source_20_Text"><text:span text:style-name="T617"/></text:span></text:p>
      <text:p text:style-name="P558"><text:span text:style-name="Source_20_Text"><text:span text:style-name="T1360">In dulci jubilo</text:span></text:span></text:p>
      <text:p text:style-name="P558"><text:span text:style-name="Source_20_Text"><text:span text:style-name="T1360">Nun singet und seid froh!</text:span></text:span></text:p>
      <text:p text:style-name="P558"><text:span text:style-name="Source_20_Text"><text:span text:style-name="T1360">Unsers Herzens Wonne</text:span></text:span></text:p>
      <text:p text:style-name="P558"><text:span text:style-name="Source_20_Text"><text:span text:style-name="T1360">Leit in praesipio,</text:span></text:span></text:p>
      <text:p text:style-name="P558"><text:span text:style-name="Source_20_Text"><text:span text:style-name="T1360">Leuchtet vor die Sonne</text:span></text:span></text:p>
      <text:p text:style-name="P558"><text:span text:style-name="Source_20_Text"><text:span text:style-name="T1360">Matris in gremio.</text:span></text:span></text:p>
      <text:p text:style-name="P558"><text:span text:style-name="Source_20_Text"><text:span text:style-name="T1360">Alpha es et O.</text:span></text:span></text:p>
      <text:p text:style-name="P558"><text:span text:style-name="Source_20_Text"><text:span text:style-name="T1360"/></text:span></text:p>
      <text:p text:style-name="P559"><text:span text:style-name="Source_20_Text"><text:span text:style-name="T618">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text:span></text:span><text:span text:style-name="Source_20_Text"><text:span text:style-name="T619">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1361">немецкий</text:span></text:span><text:span text:style-name="Source_20_Text"><text:span text:style-name="T619">? в английской церкви? </text:span></text:span><text:soft-page-break/><text:span text:style-name="Source_20_Text"><text:span text:style-name="T620">Ну, это не столько ереси, как имперские издержки, неизбежные как присутствие чёрного человека, из актов лёгкого сюрреализма</text:span></text:span><text:span text:style-name="Source_20_Text"><text:span text:style-name="T619">—</text:span></text:span><text:span text:style-name="Source_20_Text"><text:span text:style-name="T620">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text:span></text:span><text:span text:style-name="Source_20_Text"><text:span text:style-name="T621">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text:span></text:span><text:span text:style-name="Source_20_Text"><text:span text:style-name="T622">отвергающим, нет и намёка даже на дешёвый пофигизм. </text:span></text:span><text:span text:style-name="Source_20_Text"><text:span text:style-name="T623">Он бы…</text:span></text:span></text:p>
      <text:p text:style-name="P560"><text:span text:style-name="Source_20_Text"><text:span text:style-name="T62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text:span></text:span><text:span text:style-name="Source_20_Text"><text:span text:style-name="T625">к</text:span></text:span><text:span text:style-name="Source_20_Text"><text:span text:style-name="T624">ак и ночь снаружи. </text:span></text:span><text:span text:style-name="Source_20_Text"><text:span text:style-name="T625">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text:span></text:span><text:span text:style-name="Source_20_Text"><text:span text:style-name="T626">.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text:span></text:span><text:span text:style-name="Source_20_Text"><text:span text:style-name="T627">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text:span></text:span><text:span text:style-name="Source_20_Text"><text:span text:style-name="T628">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text:span></text:span><text:span text:style-name="Source_20_Text"><text:span text:style-name="T629">хмурых</text:span></text:span><text:span text:style-name="Source_20_Text"><text:span text:style-name="T628"> людских утр сделаны терпимыми, </text:span></text:span><text:span text:style-name="Source_20_Text"><text:span text:style-name="T629">превращены в мятный дух и мрачную песню, что оставила белые брызги на ртути зеркал от Харроу до Грейвсенда, </text:span></text:span><text:span text:style-name="Source_20_Text"><text:span text:style-name="T630">тысяч детишек, взбивавших пену в ступках своих ртов, и потеряли в тысячу раз больше слов в меловых пузырях—</text:span></text:span><text:span text:style-name="Source_20_Text"><text:span text:style-name="T631">жалоб на ночь глядя, несмелых признаний в любви, новостей от толстых или тех что аж светятся, грубых и мягких существ в стране под покрывалом</text:span></text:span><text:span text:style-name="Source_20_Text"><text:span text:style-name="T630">—</text:span></text:span><text:span text:style-name="Source_20_Text"><text:span text:style-name="T632">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text:span></text:span><text:span text:style-name="Source_20_Text"><text:span text:style-name="T633">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text:span></text:span><text:span text:style-name="Source_20_Text"><text:span text:style-name="T634">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text:span></text:span><text:span text:style-name="Source_20_Text"><text:span text:style-name="T635">умножаясь в море, пока эти тюбики пасты один за другим опорожня</text:span></text:span><text:span text:style-name="Source_20_Text"><text:span text:style-name="T636">ются</text:span></text:span><text:span text:style-name="Source_20_Text"><text:span text:style-name="T635"> и </text:span></text:span><text:span text:style-name="Source_20_Text"><text:span text:style-name="T636">отдаются обратно</text:span></text:span><text:span text:style-name="Source_20_Text"><text:span text:style-name="T635"> Войне, </text:span></text:span><text:span text:style-name="Source_20_Text"><text:span text:style-name="T636">кучи чуть пахучего метала, призраки острой мяты в зимних будках, каждыый тюбик сморщен или выдавлен не сознающими руками Лондона, </text:span></text:span><text:span text:style-name="Source_20_Text"><text:span text:style-name="T637">исписанные несхожими почерками, каракули против каракулей, теперь дожидаются</text:span></text:span><text:span text:style-name="Source_20_Text"><text:span text:style-name="T630">—</text:span></text:span><text:span text:style-name="Source_20_Text"><text:span text:style-name="T637">это истинное возвращение</text:span></text:span><text:span text:style-name="Source_20_Text"><text:span text:style-name="T630">—</text:span></text:span><text:span text:style-name="Source_20_Text"><text:span text:style-name="T638">чтобы быть расплавленными для припоя, лужения, пойти добавкой в отливку, в подшипники, </text:span></text:span><text:span text:style-name="Source_20_Text"><text:span text:style-name="T639">уплотнители, </text:span></text:span><text:span text:style-name="Source_20_Text"><text:span text:style-name="T640">скрытая дымовздыбленная реинкарнация, которую дети иного, домашнего воплощения никогда не увидят. </text:span></text:span><text:span text:style-name="Source_20_Text"><text:span text:style-name="T641">Однако продолжаемость, плоти в единокровные металлы, дома в безграничное море, сохранена. </text:span></text:span><text:span text:style-name="Source_20_Text"><text:span text:style-name="T642">И вовсе не смерть разделяет эти инкарнации, а бумага: </text:span></text:span><text:span text:style-name="Source_20_Text"><text:span text:style-name="T643">назначение бумаг, бумажные рутины. </text:span></text:span><text:span text:style-name="Source_20_Text"><text:span text:style-name="T644">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1362">ein Volk ein Führer</text:span></text:span><text:span text:style-name="Source_20_Text"><text:span text:style-name="T644">—</text:span></text:span><text:span text:style-name="Source_20_Text"><text:span text:style-name="T645">ей нужна машина из множества разных частей, не монолитность, но усложнённость… Хотя кто отважится утверждать </text:span></text:span><text:span text:style-name="Source_20_Text"><text:span text:style-name="T1363">что</text:span></text:span><text:span text:style-name="Source_20_Text"><text:span text:style-name="T645"> нужно </text:span></text:span><text:soft-page-break/><text:span text:style-name="Source_20_Text"><text:span text:style-name="T645">Войне, настолько она обширна, </text:span></text:span><text:span text:style-name="Source_20_Text"><text:span text:style-name="T646">настолько вознесена… такая </text:span></text:span><text:span text:style-name="Source_20_Text"><text:span text:style-name="T1364">заочная</text:span></text:span><text:span text:style-name="Source_20_Text"><text:span text:style-name="T646">. Пожалуй, Война даже не осознание—даже вовсе не жизнь, правда. В чём-то может случиться некое грубое, случайное подобие жизни. </text:span></text:span><text:span text:style-name="Source_20_Text"><text:span text:style-name="T647">В «Белом Посещении» есть застарелый шизик, знаете ли, который считает </text:span></text:span><text:span text:style-name="Source_20_Text"><text:span text:style-name="T1365">себя</text:span></text:span><text:span text:style-name="Source_20_Text"><text:span text:style-name="T647"> Второй Мировой Войной. </text:span></text:span><text:span text:style-name="Source_20_Text"><text:span text:style-name="T648">Он не получает газет, отказывается слушать радио, и всё-таки в день высадки в Нормандии его температура почему-то подскочила до 104°. </text:span></text:span><text:span text:style-name="Source_20_Text"><text:span text:style-name="T649">Теперь, когда эти клещи с востока и запада продолжают их медленное рефлективное сокращение, он говорит о тьме охватывающей его сознание, что теряет себя…. </text:span></text:span><text:span text:style-name="Source_20_Text"><text:span text:style-name="T650">Правда, контр-наступление Рундштедта его взбодрило, дало ему новый импульс к жизни</text:span></text:span><text:span text:style-name="Source_20_Text"><text:span text:style-name="T644">—«</text:span></text:span><text:span text:style-name="Source_20_Text"><text:span text:style-name="T650">Прекрасный Рождественский подарок»,– признался он </text:span></text:span><text:span text:style-name="Source_20_Text"><text:span text:style-name="T654">другому </text:span></text:span><text:span text:style-name="Source_20_Text"><text:span text:style-name="T650">жильцу в его палате». Когда ракеты падают</text:span></text:span><text:span text:style-name="Source_20_Text"><text:span text:style-name="T644">—</text:span></text:span><text:span text:style-name="Source_20_Text"><text:span text:style-name="T650">из тех, чьи взрывы не слышны</text:span></text:span><text:span text:style-name="Source_20_Text"><text:span text:style-name="T644">—</text:span></text:span><text:span text:style-name="Source_20_Text"><text:span text:style-name="T650">он улыбается, слёзы вот-вот брызнут из уголков его весёлых глаз, охваченный </text:span></text:span><text:span text:style-name="Source_20_Text"><text:span text:style-name="T651">румяной взвинченностью, которая не может не подбодрить таких же пациентов. </text:span></text:span><text:span text:style-name="Source_20_Text"><text:span text:style-name="T652">Его дни сочтены. Он умрёт на День Победы. </text:span></text:span><text:span text:style-name="Source_20_Text"><text:span text:style-name="T653">Если он не действительно сама Война, то значие её подставное дитя, живёт по полной какой-то срок, но приходит торжественный день и смотри в оба. </text:span></text:span><text:span text:style-name="Source_20_Text"><text:span text:style-name="T654">Истинный </text:span></text:span><text:span text:style-name="Source_20_Text"><text:span text:style-name="T655">царь</text:span></text:span><text:span text:style-name="Source_20_Text"><text:span text:style-name="T654"> умирает только лишь притворной смертью. Запомни. Любое число молодых людей могут быть назначены умереть вместо него, покуда настоящий </text:span></text:span><text:span text:style-name="Source_20_Text"><text:span text:style-name="T655">царь</text:span></text:span><text:span text:style-name="Source_20_Text"><text:span text:style-name="T654">, старый лисий ублюдок, продолжает своё. </text:span></text:span><text:span text:style-name="Source_20_Text"><text:span text:style-name="T655">Покажется ли он под Звездой, исподтишка преклонить колени в числе прочих царей, пока к нам близится зимнее солнцестояние? </text:span></text:span><text:span text:style-name="Source_20_Text"><text:span text:style-name="T656">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text:span></text:span><text:span text:style-name="Source_20_Text"><text:span text:style-name="T661">распространяясь</text:span></text:span><text:span text:style-name="Source_20_Text"><text:span text:style-name="T656"> сверху, тянется предложить свой дар, </text:span></text:span><text:span text:style-name="Source_20_Text"><text:span text:style-name="T657">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561"><text:span text:style-name="Source_20_Text"><text:span text:style-name="T658">Приближение дует с моря, которое сегодня на закате сияло зеленью и гладью, как стекло насыщенное железом: </text:span></text:span><text:span text:style-name="Source_20_Text"><text:span text:style-name="T659">дует каждый день на нас всё небо вверху брюхатится святыми и тонкими трубами герольдов. </text:span></text:span><text:span text:style-name="Source_20_Text"><text:span text:style-name="T660">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text:span></text:span><text:span text:style-name="Source_20_Text"><text:span text:style-name="T661">и только чуть всколыхиваются, когда проходишь мимо, зритель… гость </text:span></text:span><text:span text:style-name="Source_20_Text"><text:span text:style-name="T662">всех тупиков города…. </text:span></text:span><text:span text:style-name="Source_20_Text"><text:span text:style-name="T663">Уловив в платьях собственное отраженье пару раз, на полпути из тени, лишь смазано яркие цвета по </text:span></text:span><text:span text:style-name="Source_20_Text"><text:span text:style-name="T1366"><text:s/>peau de soie, </text:span></text:span><text:span text:style-name="Source_20_Text"><text:span text:style-name="T663">тянешься туда, где услышишь первый жуткий </text:span></text:span><text:span text:style-name="Source_20_Text"><text:span text:style-name="T664">запашок</text:span></text:span><text:span text:style-name="Source_20_Text"><text:span text:style-name="T663"> плесени, но так и было задумано, впрочем—прикрыть малейший след её собственного запаха, </text:span></text:span><text:span text:style-name="Source_20_Text"><text:span text:style-name="T665">вспотелость брачующейся из среднего класса, благовоспитанное мыло с пудрой. </text:span></text:span><text:span text:style-name="Source_20_Text"><text:span text:style-name="T666">Но девственна в своём сердце, в своих надеждах. </text:span></text:span><text:span text:style-name="Source_20_Text"><text:span text:style-name="T667">Никакого тебе тут ярко-швейцарского или кристаллинового сезона, </text:span></text:span><text:span text:style-name="Source_20_Text"><text:span text:style-name="T668">но тёмно затянутый тучами день </text:span></text:span><text:span text:style-name="Source_20_Text"><text:span text:style-name="T669">и снег валит халатами загородом, халаты зимы, мягкие ночью, почти безветренное дыхание вокруг тебя. </text:span></text:span><text:span text:style-name="Source_20_Text"><text:span text:style-name="T670">На станциях города пленные вернулись из Индо-Китая </text:span></text:span><text:span text:style-name="Source_20_Text"><text:span text:style-name="T671">прогуливают свои несчастные выступающие кости, лёгкие как тот соня, или сони на лике луны, </text:span></text:span><text:span text:style-name="Source_20_Text"><text:span text:style-name="T672">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text:span></text:span><text:span text:style-name="Source_20_Text"><text:span text:style-name="T673">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text:span></text:span><text:span text:style-name="Source_20_Text"><text:span text:style-name="T674">смотрят на женщин на упрямства их сотни—</text:span></text:span><text:span text:style-name="Source_20_Text"><text:span text:style-name="T675">глаза из посиневших орбит, сквоз</text:span></text:span><text:span text:style-name="Source_20_Text"><text:span text:style-name="T679">ь</text:span></text:span><text:span text:style-name="Source_20_Text"><text:span text:style-name="T675"> головную боль, которую не может снять никакой Алазилс. </text:span></text:span><text:span text:style-name="Source_20_Text"><text:span text:style-name="T676">Итальянцы военнопленные ругаются под мешками с почтой, </text:span></text:span><text:span text:style-name="Source_20_Text"><text:span text:style-name="T677">что пухнут, ежечасно прибывая с гулким эхом, в сезонной толщине, </text:span></text:span><text:span text:style-name="Source_20_Text"><text:span text:style-name="T678">обсев заснеженный груз на платформах поезда словно грибы, как будто поезда всё ночь шли под землёй через страну мёртвых. </text:span></text:span><text:span text:style-name="Source_20_Text"><text:span text:style-name="T680">Если кто из итальяшек иногда и запоёт, то, уж конечно, не фашистский гимн </text:span></text:span><text:span text:style-name="Source_20_Text"><text:span text:style-name="T1367">Giovinezza</text:span></text:span><text:span text:style-name="Source_20_Text"><text:span text:style-name="T680">, а что-нибудь, наверное, из </text:span></text:span><text:span text:style-name="Source_20_Text"><text:span text:style-name="T1367">Rigoletto</text:span></text:span><text:span text:style-name="Source_20_Text"><text:span text:style-name="T680"> или </text:span></text:span><text:span text:style-name="Source_20_Text"><text:span text:style-name="T1367">La Bohème</text:span></text:span><text:span text:style-name="Source_20_Text"><text:span text:style-name="T680">—Почтовое </text:span></text:span><text:soft-page-break/><text:span text:style-name="Source_20_Text"><text:span text:style-name="T680">Управление и впрямь рассматривает вопрос разработки списка Неприемлемых Песен, с таблатурой для укелеле, чтоб облегчить опознание. </text:span></text:span><text:span text:style-name="Source_20_Text"><text:span text:style-name="T681">Их жизнерадостность и любовь к песням, среди этих, </text:span></text:span><text:span text:style-name="Source_20_Text"><text:span text:style-name="T682">довольно искренни</text:span></text:span><text:span text:style-name="Source_20_Text"><text:span text:style-name="T680">—</text:span></text:span><text:span text:style-name="Source_20_Text"><text:span text:style-name="T683">но с нарастающей нагрузкой в эти дни, и эта оргия рождественских поздравлений растёт день ото дня за всякие разумные пределы </text:span></text:span><text:span text:style-name="Source_20_Text"><text:span text:style-name="T684">и сдержанности можно не ждать до следующего за рождеством <text:s/>дня, они решили, за себя, </text:span></text:span><text:span text:style-name="Source_20_Text"><text:span text:style-name="T685">держаться</text:span></text:span><text:span text:style-name="Source_20_Text"><text:span text:style-name="T684"> профессионально</text:span></text:span><text:span text:style-name="Source_20_Text"><text:span text:style-name="T685">го</text:span></text:span><text:span text:style-name="Source_20_Text"><text:span text:style-name="T684"> итальянс</text:span></text:span><text:span text:style-name="Source_20_Text"><text:span text:style-name="T685">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1368">cioé</text:span></text:span><text:span text:style-name="Source_20_Text"><text:span text:style-name="T685">, </text:span></text:span><text:span text:style-name="Source_20_Text"><text:span text:style-name="T686">то есть, условно живой</text:span></text:span><text:span text:style-name="Source_20_Text"><text:span text:style-name="T685">—</text:span></text:span><text:span text:style-name="Source_20_Text"><text:span text:style-name="T686">где толпа густеет женщинами, бесцельно… ну, что посдобнее. </text:span></text:span><text:span text:style-name="Source_20_Text"><text:span text:style-name="T687">Жизнь должна продолжаться. Пленные обоих видов признают это, но для англичан вернувшихся из КБИ <text:s/>никакой </text:span></text:span><text:span text:style-name="Source_20_Text"><text:span text:style-name="T1369">mano morta,</text:span></text:span><text:span text:style-name="Source_20_Text"><text:span text:style-name="T687"> никакого прыжка из мёртвой в ожившую </text:span></text:span><text:span text:style-name="Source_20_Text"><text:span text:style-name="T688">по лёгкому позволению подходящего бедра или ляжки—никаких </text:span></text:span><text:span text:style-name="Source_20_Text"><text:span text:style-name="T1370">игрищ</text:span></text:span><text:span text:style-name="Source_20_Text"><text:span text:style-name="T688">, Бога ради, на тему жизнь-и-смерть! </text:span></text:span><text:span text:style-name="Source_20_Text"><text:span text:style-name="T689">Хватит с них приключений: </text:span></text:span><text:span text:style-name="Source_20_Text"><text:span text:style-name="T690">только старая жена, чтобы возилась со старой плитой или согревала старую постель, какой крокет среди зимы, им хочется </text:span></text:span><text:span text:style-name="Source_20_Text"><text:span text:style-name="T691">полуотдельной воскресной сонливости опавших листьев усохшего сада. </text:span></text:span><text:span text:style-name="Source_20_Text"><text:span text:style-name="T692">Если же вдруг подвернётся новый храбрый мир, типа, яблоко сброшенное ветром к ногам, ну, будет время как-то и приноровиться… </text:span></text:span><text:span text:style-name="Source_20_Text"><text:span text:style-name="T693">Но они хотят почти послевоейнной роскоши на этой неделе, купить </text:span></text:span><text:span text:style-name="Source_20_Text"><text:span text:style-name="T694">набор </text:span></text:span><text:span text:style-name="Source_20_Text"><text:span text:style-name="T693">электрическ</text:span></text:span><text:span text:style-name="Source_20_Text"><text:span text:style-name="T694">ого</text:span></text:span><text:span text:style-name="Source_20_Text"><text:span text:style-name="T693"> поезда для ребёнка, </text:span></text:span><text:span text:style-name="Source_20_Text"><text:span text:style-name="T695">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text:span></text:span><text:span text:style-name="Source_20_Text"><text:span text:style-name="T696">безрассудно</text:span></text:span><text:span text:style-name="Source_20_Text"><text:span text:style-name="T695"> губительные знаки любви. </text:span></text:span><text:span text:style-name="Source_20_Text"><text:span text:style-name="T697">Дети развернули прошлогодние <text:s/>игрушки и нашли реинкарнации </text:span></text:span><text:span text:style-name="Source_20_Text"><text:span text:style-name="T698">жестянок от мясного пирога</text:span></text:span><text:span text:style-name="Source_20_Text"><text:span text:style-name="T697">, они уясняют, что это другая и, кто знает, </text:span></text:span><text:span text:style-name="Source_20_Text"><text:span text:style-name="T698">наверное,</text:span></text:span><text:span text:style-name="Source_20_Text"><text:span text:style-name="T697"> неизбежная сторона игры в Рождество. </text:span></text:span><text:span text:style-name="Source_20_Text"><text:span text:style-name="T699">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text:span></text:span><text:span text:style-name="Source_20_Text"><text:span text:style-name="T700">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text:span></text:span><text:span text:style-name="Source_20_Text"><text:span text:style-name="T701">Что Такое </text:span></text:span><text:span text:style-name="Source_20_Text"><text:span text:style-name="T707">Геморрой</text:span></text:span><text:span text:style-name="Source_20_Text"><text:span text:style-name="T701">?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1371">вот</text:span></text:span><text:span text:style-name="Source_20_Text"><text:span text:style-name="T701"> склон, небо </text:span></text:span><text:span text:style-name="Source_20_Text"><text:span text:style-name="T1371">может</text:span></text:span><text:span text:style-name="Source_20_Text"><text:span text:style-name="T701"> показаться светлее—</text:span></text:span><text:span text:style-name="Source_20_Text"><text:span text:style-name="T707">словно</text:span></text:span><text:span text:style-name="Source_20_Text"><text:span text:style-name="T702"> трепет, </text:span></text:span><text:span text:style-name="Source_20_Text"><text:span text:style-name="T707">как</text:span></text:span><text:span text:style-name="Source_20_Text"><text:span text:style-name="T702"> хороший момент, которого тебе так хотелось, не совсем полный облом, но всё же далеко не чудо… </text:span></text:span><text:span text:style-name="Source_20_Text"><text:span text:style-name="T703">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text:span></text:span><text:span text:style-name="Source_20_Text"><text:span text:style-name="T704">Совсем уже нагишом, блестящие костюмы и наряды шатания по </text:span></text:span><text:span text:style-name="Source_20_Text"><text:span text:style-name="T729">паб</text:span></text:span><text:span text:style-name="Source_20_Text"><text:span text:style-name="T704">ам в поры их расцвета давно разодраны на полосы обмотать трубы горячей воды и нагреватели квартирных хозяев, чужаков, чтоб дома оставались домами зимой. </text:span></text:span><text:span text:style-name="Source_20_Text"><text:span text:style-name="T705">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text:span></text:span><text:span text:style-name="Source_20_Text"><text:span text:style-name="T706">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text:span></text:span><text:span text:style-name="Source_20_Text"><text:span text:style-name="T708">Меридиана. </text:span></text:span><text:span text:style-name="Source_20_Text"><text:span text:style-name="T709">Ночью, в самых глубоких бетонных колодцах ночи, </text:span></text:span><text:span text:style-name="Source_20_Text"><text:span text:style-name="T710">турбины засекреченного местонахождения крутятся быстрее </text:span></text:span><text:span text:style-name="Source_20_Text"><text:span text:style-name="T711">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text:span></text:span><text:span text:style-name="Source_20_Text"><text:span text:style-name="T712">Веселье под тенями минутных стрелок. </text:span></text:span><text:soft-page-break/><text:span text:style-name="Source_20_Text"><text:span text:style-name="T713">Истерика на бледных лицах </text:span></text:span><text:span text:style-name="Source_20_Text"><text:span text:style-name="T714">циферблатов. </text:span></text:span><text:span text:style-name="Source_20_Text"><text:span text:style-name="T715">Электрокомпании говорят о нагрузках, </text:span></text:span><text:span text:style-name="Source_20_Text"><text:span text:style-name="T716">военные потребности столь велики, что часы снова замедлятся, </text:span></text:span><text:span text:style-name="Source_20_Text"><text:span text:style-name="T717">если только этот ночной марш не украден, </text:span></text:span><text:span text:style-name="Source_20_Text"><text:span text:style-name="T718">но предположенные нагрузки не случаются каждый день и Сеть </text:span></text:span><text:span text:style-name="Source_20_Text"><text:span text:style-name="T719">понемногу набирает обороты, и старые лица оборачиваются к циферблатам и думают </text:span></text:span><text:span text:style-name="Source_20_Text"><text:span text:style-name="T1372">сговор</text:span></text:span><text:span text:style-name="Source_20_Text"><text:span text:style-name="T719">, </text:span></text:span><text:span text:style-name="Source_20_Text"><text:span text:style-name="T720">а</text:span></text:span><text:span text:style-name="Source_20_Text"><text:span text:style-name="T719"> цифры вертятся к </text:span></text:span><text:span text:style-name="Source_20_Text"><text:span text:style-name="T721">Рождению, потугам, </text:span></text:span><text:span text:style-name="Source_20_Text"><text:span text:style-name="T722">к воссиянию новой звезды сердца, </text:span></text:span><text:span text:style-name="Source_20_Text"><text:span text:style-name="T723">что обратит нас всех, изменит нас навсегда к самым забытым корням кто мы на самом деле. Но над морем туман сегодня </text:span></text:span><text:span text:style-name="Source_20_Text"><text:span text:style-name="T724">всё ещё тихо раскрывшийся жемчуг. </text:span></text:span><text:span text:style-name="Source_20_Text"><text:span text:style-name="T725">В центре города дуговые лампы трещат, взъерепенясь, в укутанном сиянии над центральными линиями улиц, </text:span></text:span><text:span text:style-name="Source_20_Text"><text:span text:style-name="T726">слишком льдистого цвета для свечек, </text:span></text:span><text:span text:style-name="Source_20_Text"><text:span text:style-name="T727">в </text:span></text:span><text:span text:style-name="Source_20_Text"><text:span text:style-name="T726">слишком </text:span></text:span><text:span text:style-name="Source_20_Text"><text:span text:style-name="T727">густой измороси для жертвоприношения… </text:span></text:span><text:span text:style-name="Source_20_Text"><text:span text:style-name="T728">высокие красные автобусы шатаются, со всех фар маскировка снята по недавнему распоряжению </text:span></text:span><text:span text:style-name="Source_20_Text"><text:span text:style-name="T730">теперь уворачивайся, пересекай ослеплённый, </text:span></text:span><text:span text:style-name="Source_20_Text"><text:span text:style-name="T731">громадные выдранные в кулаки клочья сырости дуют мимо, </text:span></text:span><text:span text:style-name="Source_20_Text"><text:span text:style-name="T732">одинокие как пляжи под </text:span></text:span><text:span text:style-name="Source_20_Text"><text:span text:style-name="T733">перламутровым </text:span></text:span><text:span text:style-name="Source_20_Text"><text:span text:style-name="T732">туманом, </text:span></text:span><text:span text:style-name="Source_20_Text"><text:span text:style-name="T734">чьё колючая проволока, что никогда не знала внутреннего укуса тока, что лишь пассивно растянулась, окисляясь в ночи, </text:span></text:span><text:span text:style-name="Source_20_Text"><text:span text:style-name="T735">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text:span></text:span><text:span text:style-name="Source_20_Text"><text:span text:style-name="T736">празднуя прощание с прежним миром, вином, оливковой рощицей трубочным дымко</text:span></text:span><text:span text:style-name="Source_20_Text"><text:span text:style-name="T737">й</text:span></text:span><text:span text:style-name="Source_20_Text"><text:span text:style-name="T736"> вечеров, прощаясь до другого края Войны, </text:span></text:span><text:span text:style-name="Source_20_Text"><text:span text:style-name="T738">теперь обнажён </text:span></text:span><text:span text:style-name="Source_20_Text"><text:span text:style-name="T739">до</text:span></text:span><text:span text:style-name="Source_20_Text"><text:span text:style-name="T738"> ржавы</text:span></text:span><text:span text:style-name="Source_20_Text"><text:span text:style-name="T739">х стоек</text:span></text:span><text:span text:style-name="Source_20_Text"><text:span text:style-name="T738"> и распор</text:span></text:span><text:span text:style-name="Source_20_Text"><text:span text:style-name="T739">ок </text:span></text:span><text:span text:style-name="Source_20_Text"><text:span text:style-name="T740">пахнущих такой же морской горечью как и этот пляж, по которому тебе даже ходить нельзя потому что Война. </text:span></text:span><text:span text:style-name="Source_20_Text"><text:span text:style-name="T741">На возвышенности, </text:span></text:span><text:span text:style-name="Source_20_Text"><text:span text:style-name="T742">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text:span></text:span><text:span text:style-name="Source_20_Text"><text:span text:style-name="T743">безгласные на вопрошанье хора: где радости? </text:span></text:span><text:span text:style-name="Source_20_Text"><text:span text:style-name="T744">Где же ещё как не там, где Ангелы поют новые песни и разливаются колокола при дворе Царя. </text:span></text:span><text:span text:style-name="Source_20_Text"><text:span text:style-name="T1373">Eia</text:span></text:span><text:span text:style-name="Source_20_Text"><text:span text:style-name="T744">—</text:span></text:span><text:span text:style-name="Source_20_Text"><text:span text:style-name="T745">странный вздох, тысячелетний—</text:span></text:span><text:span text:style-name="Source_20_Text"><text:span text:style-name="T1374">eia, wärn wir da!</text:span></text:span><text:span text:style-name="Source_20_Text"><text:span text:style-name="T745"> нам бы туда…. </text:span></text:span><text:span text:style-name="Source_20_Text"><text:span text:style-name="T746">Усталые люди и их чёрный вожак <text:s/>с бубенцом </text:span></text:span><text:span text:style-name="Source_20_Text"><text:span text:style-name="T747">от</text:span></text:span><text:span text:style-name="Source_20_Text"><text:span text:style-name="T748">даляющиеся</text:span></text:span><text:span text:style-name="Source_20_Text"><text:span text:style-name="T747"> насколько смогут, </text:span></text:span><text:span text:style-name="Source_20_Text"><text:span text:style-name="T748">так далеко от своих овечьих одёжек, насколько год дозволит им отбрести. </text:span></text:span><text:span text:style-name="Source_20_Text"><text:span text:style-name="T749">Так придите же. Оставьте свою Войну пока что, бумажную или железную войну, бензиновую или плотскую, придите с вашей любовью, с вашим страхом </text:span></text:span><text:span text:style-name="Source_20_Text"><text:span text:style-name="T750">поражения, вашим изнеможением от неё. </text:span></text:span><text:span text:style-name="Source_20_Text"><text:span text:style-name="T751">Она была с вами весь день, убеждая, прибалтывая, </text:span></text:span><text:span text:style-name="Source_20_Text"><text:span text:style-name="T752">требуя верить во столько всего что неправд</text:span></text:span><text:span text:style-name="Source_20_Text"><text:span text:style-name="T753">а</text:span></text:span><text:span text:style-name="Source_20_Text"><text:span text:style-name="T752">. </text:span></text:span><text:span text:style-name="Source_20_Text"><text:span text:style-name="T754">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1302">—</text:span></text:span><text:span text:style-name="Source_20_Text"><text:span text:style-name="T755">или может осталась с твоей душенькой, у Служебного Входа Столовой, </text:span></text:span><text:span text:style-name="Source_20_Text"><text:span text:style-name="T756">где они пересчитывают ночной приход, девушки из УФАА, </text:span></text:span><text:span text:style-name="Source_20_Text"><text:span text:style-name="T757">девушки по имени Айлин, </text:span></text:span><text:span text:style-name="Source_20_Text"><text:span text:style-name="T758">аккуратно сортирующие по морозным отделениям резиново </text:span></text:span><text:span text:style-name="Source_20_Text"><text:span text:style-name="T759">буро-малиновые</text:span></text:span><text:span text:style-name="Source_20_Text"><text:span text:style-name="T758"> органы с их желтоватой приправой жира—</text:span></text:span><text:span text:style-name="Source_20_Text"><text:span text:style-name="T760">о, Линда, иди сюда пощупай-</text:span></text:span><text:span text:style-name="Source_20_Text"><text:span text:style-name="T761">ка</text:span></text:span><text:span text:style-name="Source_20_Text"><text:span text:style-name="T760"> этот, засунь палец <text:s/>в этот желудочек, обалдеть, всё ещё </text:span></text:span><text:span text:style-name="Source_20_Text"><text:span text:style-name="T1375">дёргается</text:span></text:span><text:span text:style-name="Source_20_Text"><text:span text:style-name="T760">….</text:span></text:span><text:span text:style-name="Source_20_Text"><text:span text:style-name="T762">Каждый, на кого ты и не подумал бы, все замешаны, каждый, кроме тебя: </text:span></text:span><text:span text:style-name="Source_20_Text"><text:span text:style-name="T763">священик, доктор, твоя мать надеется прицепить на флаг ту Золотую Звезду за погибшего, плоская сопрано из вчерашней программы Би-Би-Си, </text:span></text:span><text:span text:style-name="Source_20_Text"><text:span text:style-name="T764">и не забудем м-ра Ноэла Трусса такого стильного и умного на тему смерти и последующей жизни, </text:span></text:span><text:span text:style-name="Source_20_Text"><text:span text:style-name="T765">штампует напропалую четвёртый год подряд, </text:span></text:span><text:span text:style-name="Source_20_Text"><text:span text:style-name="T766">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text:span></text:span><text:span text:style-name="Source_20_Text"><text:span text:style-name="T767">Детишки не здесь, спят, но у Империи нет места для снов </text:span></text:span><text:span text:style-name="Source_20_Text"><text:span text:style-name="T768">и сегодня тут вечер Только Для Взрослый, в этом убежище </text:span></text:span><text:span text:style-name="Source_20_Text"><text:span text:style-name="T769">с лампами в глубоком горении в до-Кэмбрийском выдохе, </text:span></text:span><text:span text:style-name="Source_20_Text"><text:span text:style-name="T770">душистом как готовящийся обед, тяжёлом, как сажа. </text:span></text:span><text:span text:style-name="Source_20_Text"><text:span text:style-name="T771">А выше на 60 миль ракеты зависли на неизмеримый миг над чёрным Северным морем</text:span></text:span><text:span text:style-name="Source_20_Text"><text:span text:style-name="T766">, </text:span></text:span><text:span text:style-name="Source_20_Text"><text:span text:style-name="T771">прежде, чем упасть, всё ускоряясь, до оранжевого жара, Рождественская звезда, в неудержимом рывке к Земле. </text:span></text:span><text:span text:style-name="Source_20_Text"><text:span text:style-name="T772">В небе пониже ещё и летающие бомбы, ревут как Вражина, </text:span></text:span><text:span text:style-name="Source_20_Text"><text:span text:style-name="T773">выискивают кого им сожрать. </text:span></text:span><text:span text:style-name="Source_20_Text"><text:span text:style-name="T774">Сегодня путь домой неблизок. </text:span></text:span><text:span text:style-name="Source_20_Text"><text:span text:style-name="T775">Слушай пение этих </text:span></text:span><text:soft-page-break/><text:span text:style-name="Source_20_Text"><text:span text:style-name="T775">поддельных ангелов, </text:span></text:span><text:span text:style-name="Source_20_Text"><text:span text:style-name="T776">причащайся хотя бы слухом, </text:span></text:span><text:span text:style-name="Source_20_Text"><text:span text:style-name="T777">пусть даже они не выскажут твои надежды в точности, <text:s/>в точности не передадут твой тёмный ужас, слушай. </text:span></text:span><text:span text:style-name="Source_20_Text"><text:span text:style-name="T778">Здесь должно было быть песнопение задолго до вести про Христа. </text:span></text:span><text:span text:style-name="Source_20_Text"><text:span text:style-name="T779">Наверняка, если только были такие же плохие ночи как эта—</text:span></text:span><text:span text:style-name="Source_20_Text"><text:span text:style-name="T780">хоть что-то чтобы повысить возможность другой ночи что могла бы действительно, </text:span></text:span><text:span text:style-name="Source_20_Text"><text:span text:style-name="T781">любовью и рассветом, осветить путь домой, изгнать Вражину, разрушить границы между нашими странами, </text:span></text:span><text:span text:style-name="Source_20_Text"><text:span text:style-name="T782">нашими телами, нашими историями, всё брехня, о том кто мы такие: на одну ночь, оставляя лишь ясный путь домой и </text:span></text:span><text:span text:style-name="Source_20_Text"><text:span text:style-name="T783">память</text:span></text:span><text:span text:style-name="Source_20_Text"><text:span text:style-name="T782"> о младенце, которого ты видел, </text:span></text:span><text:span text:style-name="Source_20_Text"><text:span text:style-name="T784">почти слишком хрупк</text:span></text:span><text:span text:style-name="Source_20_Text"><text:span text:style-name="T787">ого</text:span></text:span><text:span text:style-name="Source_20_Text"><text:span text:style-name="T784">, </text:span></text:span><text:span text:style-name="Source_20_Text"><text:span text:style-name="T785">слишком много дерьма на этих улицах, </text:span></text:span><text:span text:style-name="Source_20_Text"><text:span text:style-name="T786">верблюды и прочая скотина <text:s/>тяжело ворочаются снаружи, </text:span></text:span><text:span text:style-name="Source_20_Text"><text:span text:style-name="T787">каждое копыто шанс растоптать его</text:span></text:span><text:span text:style-name="Source_20_Text"><text:span text:style-name="T659">, </text:span></text:span><text:span text:style-name="Source_20_Text"><text:span text:style-name="T788">сделать из него всего лишь другого Мессию, и наверняка кто-то уже делает ставки на это, </text:span></text:span><text:span text:style-name="Source_20_Text"><text:span text:style-name="T789">пока тут в этом городе еврейские колабрационисты <text:s/>продают ценную информацию Имперской Разведслужбе, </text:span></text:span><text:span text:style-name="Source_20_Text"><text:span text:style-name="T790">а местные проститутки ублаготворяют необрезанных интервентов, заламывая цену на сколько выгорит, </text:span></text:span><text:span text:style-name="Source_20_Text"><text:span text:style-name="T791">в точности как держатели гостиниц, </text:span></text:span><text:span text:style-name="Source_20_Text"><text:span text:style-name="T792">которые естественно в восторге от постановления про регистрацию, </text:span></text:span><text:span text:style-name="Source_20_Text"><text:span text:style-name="T793">а в столице уже задумываются не пора ли, возможно, дать каждому </text:span></text:span><text:span text:style-name="Source_20_Text"><text:span text:style-name="T1376">номер</text:span></text:span><text:span text:style-name="Source_20_Text"><text:span text:style-name="T793">, </text:span></text:span><text:span text:style-name="Source_20_Text"><text:span text:style-name="T794">да, пронумеровать</text:span></text:span><text:span text:style-name="Source_20_Text"><text:span text:style-name="T867">, что поспособствует</text:span></text:span><text:span text:style-name="Source_20_Text"><text:span text:style-name="T794"> <text:s/>SPQR держать </text:span></text:span><text:span text:style-name="Source_20_Text"><text:span text:style-name="T795">У</text:span></text:span><text:span text:style-name="Source_20_Text"><text:span text:style-name="T794">чёт… </text:span></text:span><text:span text:style-name="Source_20_Text"><text:span text:style-name="T796">И Ирод или Гитлер, </text:span></text:span><text:span text:style-name="Source_20_Text"><text:span text:style-name="T797">парни (полевые священники тута в Балгии мужиковатые, обтрёпанные и крепко пьющие), что это за мир («</text:span></text:span><text:span text:style-name="Source_20_Text"><text:span text:style-name="T798">Забыли Рузвельта, падре»,– </text:span></text:span><text:span text:style-name="Source_20_Text"><text:span text:style-name="T799">доносятся голоса сзади, святой отец не может их увидеть, </text:span></text:span><text:span text:style-name="Source_20_Text"><text:span text:style-name="T801">эти искусители</text:span></text:span><text:span text:style-name="Source_20_Text"><text:span text:style-name="T799"> преследуют его даже в его снах: </text:span></text:span><text:span text:style-name="Source_20_Text"><text:span text:style-name="T798">–«</text:span></text:span><text:span text:style-name="Source_20_Text"><text:span text:style-name="T800">Вендель Вилки!», «Как насчёт Черчиля?», «Арри Полит!») </text:span></text:span><text:span text:style-name="Source_20_Text"><text:span text:style-name="T802">для младенца, чтобы явиться, показ</text:span></text:span><text:span text:style-name="Source_20_Text"><text:span text:style-name="T803">ать</text:span></text:span><text:span text:style-name="Source_20_Text"><text:span text:style-name="T802"> 7 фунтов 8 унций на весах Толедо и думать будто он тут всё искупит, блин, ему надо провериться в порядке ли мозги….</text:span></text:span></text:p>
      <text:p text:style-name="P562"><text:span text:style-name="Source_20_Text"><text:span text:style-name="T804">Но по пути домой в эту ночь, </text:span></text:span><text:span text:style-name="Source_20_Text"><text:span text:style-name="T805">тебе хочется поднять его, подержать чуть-чуть. </text:span></text:span><text:span text:style-name="Source_20_Text"><text:span text:style-name="T806">Просто подержать его, близко к своему сердцу, </text:span></text:span><text:span text:style-name="Source_20_Text"><text:span text:style-name="T807">его щеку у впадины твоей ключицы, спящего. </text:span></text:span><text:span text:style-name="Source_20_Text"><text:span text:style-name="T808">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562"><text:span text:style-name="Source_20_Text"><text:span text:style-name="T808"/></text:span></text:p>
      <text:p text:style-name="P562"><text:span text:style-name="Source_20_Text"><text:span text:style-name="T1377">O Jesu parvule,</text:span></text:span></text:p>
      <text:p text:style-name="P562"><text:span text:style-name="Source_20_Text"><text:span text:style-name="T1377">Nach dir ist mir so weh .</text:span></text:span><text:span text:style-name="Source_20_Text"><text:span text:style-name="T808"> . .</text:span></text:span></text:p>
      <text:p text:style-name="P562"><text:span text:style-name="Source_20_Text"><text:span text:style-name="T808"/></text:span></text:p>
      <text:p text:style-name="P563"><text:span text:style-name="Source_20_Text"><text:span text:style-name="T809">Итак эта </text:span></text:span><text:span text:style-name="Source_20_Text"><text:span text:style-name="T814">случайная</text:span></text:span><text:span text:style-name="Source_20_Text"><text:span text:style-name="T809"> группа, эти ссыльные и пацаны, у которых встал, хмурые гражданские призванные в среднем возрасте, мужчины толстеющие несмотря на их голод, </text:span></text:span><text:span text:style-name="Source_20_Text"><text:span text:style-name="T810">и оттого мучаются газами, грубые, сопленосые, красноглазые, больногорлые, мочевспухшие мужчины </text:span></text:span><text:span text:style-name="Source_20_Text"><text:span text:style-name="T811">страдающие болью в крестце, от непробудного похмелья, желающие смерти офицерам, которых они искренне ненавидят, </text:span></text:span><text:span text:style-name="Source_20_Text"><text:span text:style-name="T812">мужчины которых ты видел </text:span></text:span><text:span text:style-name="Source_20_Text"><text:span text:style-name="T813">неулыбчиво шагающими</text:span></text:span><text:span text:style-name="Source_20_Text"><text:span text:style-name="T812"> в городах, но </text:span></text:span><text:span text:style-name="Source_20_Text"><text:span text:style-name="T813">забыл, мужчины, которые тоже тебя не помнят, </text:span></text:span><text:span text:style-name="Source_20_Text"><text:span text:style-name="T815">знающие что им бы поспать, а не тут выступать <text:s/>перед чужаками, выдают тебе это вечернее песнопение, достигающ</text:span></text:span><text:span text:style-name="Source_20_Text"><text:span text:style-name="T816">и</text:span></text:span><text:span text:style-name="Source_20_Text"><text:span text:style-name="T815">е сейчас </text:span></text:span><text:span text:style-name="Source_20_Text"><text:span text:style-name="T817">вершины </text:span></text:span><text:span text:style-name="Source_20_Text"><text:span text:style-name="T815"><text:s/>сво</text:span></text:span><text:span text:style-name="Source_20_Text"><text:span text:style-name="T816">им</text:span></text:span><text:span text:style-name="Source_20_Text"><text:span text:style-name="T815"> высок</text:span></text:span><text:span text:style-name="Source_20_Text"><text:span text:style-name="T816">им</text:span></text:span><text:span text:style-name="Source_20_Text"><text:span text:style-name="T815"> фрагмент</text:span></text:span><text:span text:style-name="Source_20_Text"><text:span text:style-name="T816">ом какой-то древней гаммы, </text:span></text:span><text:span text:style-name="Source_20_Text"><text:span text:style-name="T817">голоса накладываются втрое, вчетверо, вверх, эхом наполняя всю пустоту церкви—</text:span></text:span><text:span text:style-name="Source_20_Text"><text:span text:style-name="T818">никакого поддельного младенца, никакого оглашения Царства, </text:span></text:span><text:span text:style-name="Source_20_Text"><text:span text:style-name="T819">нет даже попытки согреть или осветить эту жуткую ночь, </text:span></text:span><text:span text:style-name="Source_20_Text"><text:span text:style-name="T820">а только, будь мы прокляты, наш непременный шелудивый скулёж, </text:span></text:span><text:span text:style-name="Source_20_Text"><text:span text:style-name="T821">предел выразимого нами—</text:span></text:span><text:span text:style-name="Source_20_Text"><text:span text:style-name="T1378">слава Богу!</text:span></text:span><text:span text:style-name="Source_20_Text"><text:span text:style-name="T821">—</text:span></text:span><text:span text:style-name="Source_20_Text"><text:span text:style-name="T822">чтоб тебе было с чем вернуться к своему военному адресу, к своей военной личине, </text:span></text:span><text:span text:style-name="Source_20_Text"><text:span text:style-name="T823">через следы в снегу и отпечатки шин, </text:span></text:span><text:span text:style-name="Source_20_Text"><text:span text:style-name="T824">наконец к пути, который ты должен создать сам, один в темноте. </text:span></text:span><text:span text:style-name="Source_20_Text"><text:span text:style-name="T825">Хочешь ли ты этого или нет, и какие бы моря ты не пересёк, путь домой….</text:span></text:span></text:p>
      <text:p text:style-name="P563"><text:span text:style-name="Source_20_Text"><text:span text:style-name="T825"/></text:span></text:p>
      <text:p text:style-name="P564"><draw:frame draw:style-name="fr1" draw:name="Image17" text:anchor-type="paragraph" svg:width="6.9252in" svg:height="0.3661in" draw:z-index="16"><draw:image xlink:href="Pictures/1000000000000B720000009B428C9716555D8079.png" xlink:type="simple" xlink:show="embed" xlink:actuate="onLoad" loext:mime-type="image/png"/></draw:frame><text:span text:style-name="Source_20_Text"><text:span text:style-name="T826">Парадоксальная фаза, когда слабые стимулы вызывают сильную реакцию.… </text:span></text:span><text:span text:style-name="Source_20_Text"><text:span text:style-name="T827">Когда это было? </text:span></text:span><text:span text:style-name="Source_20_Text"><text:span text:style-name="T828">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text:span></text:span><text:span text:style-name="Source_20_Text"><text:span text:style-name="T829">целый час, пара разреженных зимних облаков плыли под стальными заклёпками брюха ночи, вибрируя </text:span></text:span><text:soft-page-break/><text:span text:style-name="Source_20_Text"><text:span text:style-name="T829">постоянством, ужасом, от такой армады бомбардировщиков улетающих на задание. </text:span></text:span><text:span text:style-name="Source_20_Text"><text:span text:style-name="T830">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1379">привычно пустой…</text:span></text:span><text:span text:style-name="Source_20_Text"><text:span text:style-name="T830">. </text:span></text:span><text:span text:style-name="Source_20_Text"><text:span text:style-name="T831">Твои ступни направлены к высокой прорези окна в дальнем конце комнаты. </text:span></text:span><text:span text:style-name="Source_20_Text"><text:span text:style-name="T832">Свет звёзд, непрестанный звук отлёта бомбардировщиков, </text:span></text:span><text:span text:style-name="Source_20_Text"><text:span text:style-name="T833">вкрадывающийся ледяной воздух. </text:span></text:span><text:span text:style-name="Source_20_Text"><text:span text:style-name="T834">Стол завален книгами в истрёпанных обложках, набрски колонок озаглавленных </text:span></text:span><text:span text:style-name="Source_20_Text"><text:span text:style-name="T1380">Время / Стимул / Секреция (30) / Замечания, ч</text:span></text:span><text:span text:style-name="Source_20_Text"><text:span text:style-name="T83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text:span></text:span><text:span text:style-name="Source_20_Text"><text:span text:style-name="T835">Тут, неожиданно, он снова появляется, курс у него линейный как всегда, справа налево. </text:span></text:span><text:span text:style-name="Source_20_Text"><text:span text:style-name="T836">На этот раз он не постоянный—он светится уже сверкая яркими вспышками или сполохами. </text:span></text:span><text:span text:style-name="Source_20_Text"><text:span text:style-name="T837">Явление, на этот раз, воспринято присутствующими как предупреждение—что-то не так, что-то совсем не так на сегодня… </text:span></text:span><text:span text:style-name="Source_20_Text"><text:span text:style-name="T838">Никто не знал что означает круг света. </text:span></text:span><text:span text:style-name="Source_20_Text"><text:span text:style-name="T839">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text:span></text:span><text:span text:style-name="Source_20_Text"><text:span text:style-name="T840">Ты выходишь и тебя окружает вечер. Это улица перед домом твоего детства: каменистая, в колдобинах и трещинах. </text:span></text:span><text:span text:style-name="Source_20_Text"><text:span text:style-name="T841">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text:span></text:span><text:span text:style-name="Source_20_Text"><text:span text:style-name="T842">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text:span></text:span><text:span text:style-name="Source_20_Text"><text:span text:style-name="T843">Иногда ты летаешь. Но никогда не можешь подняться больше определённой высоты. Чувствуешь как тебя замедляет, до неумолимого стопа: </text:span></text:span><text:span text:style-name="Source_20_Text"><text:span text:style-name="T844">не то, чтобы острый ужас падения, а только запрет, и просить бесполезно… и ландшафт начинает расплываться... </text:span></text:span><text:span text:style-name="Source_20_Text"><text:span text:style-name="T1381">ты знаешь… что…</text:span></text:span><text:span text:style-name="Source_20_Text"><text:span text:style-name="T84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text:span></text:span><text:span text:style-name="Source_20_Text"><text:span text:style-name="T845">о</text:span></text:span><text:span text:style-name="Source_20_Text"><text:span text:style-name="T844"> лет. </text:span></text:span><text:span text:style-name="Source_20_Text"><text:span text:style-name="T845">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text:span></text:span><text:span text:style-name="Source_20_Text"><text:span text:style-name="T846">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text:span></text:span><text:span text:style-name="Source_20_Text"><text:span text:style-name="T847">света </text:span></text:span><text:span text:style-name="Source_20_Text"><text:span text:style-name="T846">по двери.</text:span></text:span></text:p>
      <text:p text:style-name="P565"><text:span text:style-name="Source_20_Text"><text:span text:style-name="T847">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text:span></text:span><text:span text:style-name="Source_20_Text"><text:span text:style-name="T848">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565"><text:span text:style-name="Source_20_Text"><text:span text:style-name="T848"/></text:span></text:p>
      <text:p text:style-name="P566"><text:span text:style-name="Source_20_Text"><text:span text:style-name="T849">И призраки толпятся под карнизами. </text:span></text:span><text:span text:style-name="Source_20_Text"><text:span text:style-name="T851">Растягиваются</text:span></text:span><text:span text:style-name="Source_20_Text"><text:span text:style-name="T849"> среди заснеженных закопчённых печных труб, </text:span></text:span><text:span text:style-name="Source_20_Text"><text:span text:style-name="T850">подвывают в воздушные шахты, сами слишком разрежены, чтоб производить звуки, теперь навсегда сухие в эт</text:span></text:span><text:span text:style-name="Source_20_Text"><text:span text:style-name="T851">их</text:span></text:span><text:span text:style-name="Source_20_Text"><text:span text:style-name="T850"> мокр</text:span></text:span><text:span text:style-name="Source_20_Text"><text:span text:style-name="T851">ых вихрях</text:span></text:span><text:span text:style-name="Source_20_Text"><text:span text:style-name="T850">, растянут</text:span></text:span><text:span text:style-name="Source_20_Text"><text:span text:style-name="T851">ы, но никогда не перервутся, </text:span></text:span><text:span text:style-name="Source_20_Text"><text:span text:style-name="T852">подхлёстнутые </text:span></text:span><text:soft-page-break/><text:span text:style-name="Source_20_Text"><text:span text:style-name="T852">стеклянистой гонкой с французистыми завитками над верхушкам крыш</text:span></text:span><text:span text:style-name="Source_20_Text"><text:span text:style-name="T853">, вдоль посеребрённых низин, проскальзывают где море замерзая бьётся о берега. </text:span></text:span><text:span text:style-name="Source_20_Text"><text:span text:style-name="T854">Они собираются, плотнее день ото дня, </text:span></text:span><text:span text:style-name="Source_20_Text"><text:span text:style-name="T855">английские призраки, </text:span></text:span><text:span text:style-name="Source_20_Text"><text:span text:style-name="T856">такое столпотворение по ночам, воспоминания рассеивающиеся в зиме, семена, что никогда не прорастут, </text:span></text:span><text:span text:style-name="Source_20_Text"><text:span text:style-name="T857">такие потерянные, нынче самое часто слово, </text:span></text:span><text:span text:style-name="Source_20_Text"><text:span text:style-name="T858">намёк живущим —«Лис</text:span></text:span><text:span text:style-name="Source_20_Text"><text:span text:style-name="T862">ы</text:span></text:span><text:span text:style-name="Source_20_Text"><text:span text:style-name="T858">», </text:span></text:span><text:span text:style-name="Source_20_Text"><text:span text:style-name="T862">взывает</text:span></text:span><text:span text:style-name="Source_20_Text"><text:span text:style-name="T858"> Спектро</text:span></text:span><text:span text:style-name="Source_20_Text"><text:span text:style-name="T2023">Е</text:span></text:span><text:span text:style-name="Source_20_Text"><text:span text:style-name="T858"> </text:span></text:span><text:span text:style-name="Source_20_Text"><text:span text:style-name="T859">через астральные пространства, </text:span></text:span><text:span text:style-name="Source_20_Text"><text:span text:style-name="T860">это слово адресовано м-ру Пойнсмену, который тут не присутствует, которому не передадут, </text:span></text:span><text:span text:style-name="Source_20_Text"><text:span text:style-name="T861">потому что пара-другая из Секции Пси способные расслышать получают загадочный хлам такого сорта на каждом сеансе—</text:span></text:span><text:span text:style-name="Source_20_Text"><text:span text:style-name="T862">если вообще замечено, оно попадёт в проект Мильтона Гломинга с </text:span></text:span><text:span text:style-name="Source_20_Text"><text:span text:style-name="T863">его </text:span></text:span><text:span text:style-name="Source_20_Text"><text:span text:style-name="T862">подсчётом слов—«</text:span></text:span><text:span text:style-name="Source_20_Text"><text:span text:style-name="T863">Лисы», зудящее эхо </text:span></text:span><text:span text:style-name="Source_20_Text"><text:span text:style-name="T864">в этот день, Кэрол Эвентир, медиум живущий в «Белом Посещении», </text:span></text:span><text:span text:style-name="Source_20_Text"><text:span text:style-name="T865">завитки плотно приглажены поперёк его го</text:span></text:span><text:span text:style-name="Source_20_Text"><text:span text:style-name="T866">л</text:span></text:span><text:span text:style-name="Source_20_Text"><text:span text:style-name="T865">овы, </text:span></text:span><text:span text:style-name="Source_20_Text"><text:span text:style-name="T866">выговаривает слово «Лисы» своими очень красными, тонкими губами… </text:span></text:span><text:span text:style-name="Source_20_Text"><text:span text:style-name="T868">у половина госпиталя Св. Вероники этим утром разнесло крышу, оставив лишь стены как в древнем аббатстве Ик Регис, <text:s text:c="2"/>в </text:span></text:span><text:span text:style-name="Source_20_Text"><text:span text:style-name="T869">мелкий </text:span></text:span><text:span text:style-name="Source_20_Text"><text:span text:style-name="T868">прах, </text:span></text:span><text:span text:style-name="Source_20_Text"><text:span text:style-name="T869">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text:span></text:span><text:span text:style-name="Source_20_Text"><text:span text:style-name="T870">только что </text:span></text:span><text:span text:style-name="Source_20_Text"><text:span text:style-name="T869">произведённые ею. </text:span></text:span><text:span text:style-name="Source_20_Text"><text:span text:style-name="T871">Потом тишина. Ещё один «случай» для Роджера Мехико, воткнуть </text:span></text:span><text:span text:style-name="Source_20_Text"><text:span text:style-name="T872">круглоголовую кнопку в его карту, </text:span></text:span><text:span text:style-name="Source_20_Text"><text:span text:style-name="T873">квадрат перешёл из двх к трём попаданиям, помогая заполнить три </text:span></text:span><text:span text:style-name="Source_20_Text"><text:span text:style-name="T874">предположения, что как-то отставали в последнее время….</text:span></text:span></text:p>
      <text:p text:style-name="P567"><text:span text:style-name="Source_20_Text"><text:span text:style-name="T875">Кнопка? </text:span></text:span><text:span text:style-name="Source_20_Text"><text:span text:style-name="T876">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text:span></text:span><text:span text:style-name="Source_20_Text"><text:span text:style-name="T877">Пойнтсмен один, беспомощно </text:span></text:span><text:span text:style-name="Source_20_Text"><text:span text:style-name="T878">чхнув</text:span></text:span><text:span text:style-name="Source_20_Text"><text:span text:style-name="T877"> в своём расплывающемся бюро, </text:span></text:span><text:span text:style-name="Source_20_Text"><text:span text:style-name="T878">под</text:span></text:span><text:span text:style-name="Source_20_Text"><text:span text:style-name="T877"> </text:span></text:span><text:span text:style-name="Source_20_Text"><text:span text:style-name="T878">лай из конур приглушённый и расплющенный холодом, покачивает головой </text:span></text:span><text:span text:style-name="Source_20_Text"><text:span text:style-name="T1382">нет…</text:span></text:span><text:span text:style-name="Source_20_Text"><text:span text:style-name="T877"> </text:span></text:span><text:span text:style-name="Source_20_Text"><text:span text:style-name="T879">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text:span></text:span><text:span text:style-name="Source_20_Text"><text:span text:style-name="T880">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text:span></text:span><text:span text:style-name="Source_20_Text"><text:span text:style-name="T881">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568"><text:span text:style-name="Source_20_Text"><text:span text:style-name="T881">– </text:span></text:span><text:span text:style-name="Source_20_Text"><text:span text:style-name="T882">Ах, </text:span></text:span><text:span text:style-name="Source_20_Text"><text:span text:style-name="T883">не иначе</text:span></text:span><text:span text:style-name="Source_20_Text"><text:span text:style-name="T882">. Проклятие мумии, ты идиот. </text:span></text:span><text:span text:style-name="Source_20_Text"><text:span text:style-name="T883">Боже, Боже, я созрел для Крыла Д.</text:span></text:span></text:p>
      <text:p text:style-name="P569"><text:span text:style-name="Source_20_Text"><text:span text:style-name="T884">В общем, Крыло Д это прикрытие «Белого Посещения», всё ещё содержащее пару настоящих пациентов. </text:span></text:span><text:span text:style-name="Source_20_Text"><text:span text:style-name="T885">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text:span></text:span><text:span text:style-name="Source_20_Text"><text:span text:style-name="T886">Точно так же как, в свою очередь, штат ПРПУКа терпит садовое и довоенное сума</text:span></text:span><text:span text:style-name="Source_20_Text"><text:span text:style-name="T887">с</text:span></text:span><text:span text:style-name="Source_20_Text"><text:span text:style-name="T886">шествие Крыла Д, лишь изредка находя возможность обмена информацией о лечении и симптомах. </text:span></text:span><text:span text:style-name="Source_20_Text"><text:span text:style-name="T887">Да, могли бы сотрудничать потеснее. </text:span></text:span><text:span text:style-name="Source_20_Text"><text:span text:style-name="T888">Истерика, в конце концов, разве не истерика. </text:span></text:span><text:span text:style-name="Source_20_Text"><text:span text:style-name="T889">А вот</text:span></text:span><text:span text:style-name="Source_20_Text"><text:span text:style-name="T888">, нет, </text:span></text:span><text:span text:style-name="Source_20_Text"><text:span text:style-name="T889">приходишь к тому, что нет. </text:span></text:span><text:span text:style-name="Source_20_Text"><text:span text:style-name="T890">Как можно долго чувствовать себя таким правым и уверенным относительно перехода? </text:span></text:span><text:span text:style-name="Source_20_Text"><text:span text:style-name="T891">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1383">словах</text:span></text:span><text:span text:style-name="Source_20_Text"><text:span text:style-name="T891">, </text:span></text:span><text:span text:style-name="Source_20_Text"><text:span text:style-name="T892">которые</text:span></text:span><text:span text:style-name="Source_20_Text"><text:span text:style-name="T891"> могут ужаснуть настолько до состояния, </text:span></text:span><text:span text:style-name="Source_20_Text"><text:span text:style-name="T892">что Спектро каждый день встречал в своей палате, уже не существующей… </text:span></text:span><text:span text:style-name="Source_20_Text"><text:span text:style-name="T893">до того, что Пойнтсмен находит в <text:s/>Собаках Пётр, Наташа, Николай, Сергей, Катенька</text:span></text:span><text:span text:style-name="Source_20_Text"><text:span text:style-name="T887">—</text:span></text:span><text:span text:style-name="Source_20_Text"><text:span text:style-name="T893">или Павел Сергеевич, Варвара Николаевна, </text:span></text:span><text:span text:style-name="Source_20_Text"><text:span text:style-name="T894">а</text:span></text:span><text:span text:style-name="Source_20_Text"><text:span text:style-name="T893"> потом их детей, </text:span></text:span><text:span text:style-name="Source_20_Text"><text:span text:style-name="T894">и—Когда это так отчётливо читается в лицах врачей… </text:span></text:span><text:span text:style-name="Source_20_Text"><text:span text:style-name="T895">Гвенхидви под его мохнатой бородой </text:span></text:span><text:span text:style-name="Source_20_Text"><text:span text:style-name="T896">не такой уж непроницаемый, как может ему хотелось бы, Спектро поспешающий со шприцем к своему Лису, </text:span></text:span><text:span text:style-name="Source_20_Text"><text:span text:style-name="T897">когда ничто не может в самом деле остановить Абреакцию Бога Ночи, если не прекратится Блиц, ракеты будут разобраны, и вся плёнка </text:span></text:span><text:span text:style-name="Source_20_Text"><text:span text:style-name="T898">прокручена</text:span></text:span><text:span text:style-name="Source_20_Text"><text:span text:style-name="T897"> сзаду наперёд: </text:span></text:span><text:span text:style-name="Source_20_Text"><text:span text:style-name="T899">зачищенная обшивка обратно в листовое железо обратно в отливки, в белую раскалённость, в руду, в Землю. </text:span></text:span><text:span text:style-name="Source_20_Text"><text:span text:style-name="T900">Но действительность не обратима. Каждый </text:span></text:span><text:soft-page-break/><text:span text:style-name="Source_20_Text"><text:span text:style-name="T900">вспыхивающий цвет огня, за которым следует взрыв потом звук падения просто насмешка (может это быть нечаянным?) обратимости процесса: </text:span></text:span><text:span text:style-name="Source_20_Text"><text:span text:style-name="T901">каждым из них Господь утверждает своё Государство, а мы, кто не может его найти, ни даже увидеть, начинаем думать о смерти не чаще, честное слово, чем раньше… </text:span></text:span><text:span text:style-name="Source_20_Text"><text:span text:style-name="T902">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text:span></text:span><text:span text:style-name="Source_20_Text"><text:span text:style-name="T903">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569"><draw:frame draw:style-name="fr3" draw:name="Object1" text:anchor-type="char" svg:y="0in" svg:width="2.3953in" svg:height="0.4571in" draw:z-index="17"><draw:object xlink:href="./Object 1" xlink:type="simple" xlink:show="embed" xlink:actuate="onLoad"/><draw:image xlink:href="./ObjectReplacements/Object 1" xlink:type="simple" xlink:show="embed" xlink:actuate="onLoad"/></draw:frame></text:p>
      <text:p text:style-name="P705"/>
      <text:p text:style-name="P705"/>
      <text:p text:style-name="P705">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text:span text:style-name="T2024">при </text:span>верховой езд<text:span text:style-name="T2024">е</text:span>, группы крови, радиоактивный распад, количество воен за год….</text:p>
      <text:p text:style-name="P621">Пойнтсмен стоит у окна, <text:span text:style-name="T2024">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span></text:p>
      <text:p text:style-name="P622">Ну… А почему вообще не отказаться от книги Нед, отдать и всё, устаревающие данные, <text:span text:style-name="T2025">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span></text:p>
      <text:p text:style-name="P623">– <text:span text:style-name="T2026">Осёл. Суеверный осёл.</text:span>– <text:span text:style-name="T2026">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text:span>–«<text:span text:style-name="T2027">Неужто во мне»,</text:span>– <text:span text:style-name="T2027">шепчет он стеклу, аспираторные согласные туманят холодную плоскость веерами дыхания, тёплого, безутешного дыхания,</text:span>–«<text:span text:style-name="T2028">столько гордыни?» Невозможно, </text:span><text:span text:style-name="T91">для него</text:span><text:span text:style-name="T2028">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span></text:p>
      <text:p text:style-name="P624">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text:span text:style-name="T2029">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text:span text:style-name="T92">бывает</text:span><text:span text:style-name="T2029">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text:span text:style-name="T92">вправду </text:span><text:span text:style-name="T93">можно</text:span><text:span text:style-name="T92"> развизжались…</text:span><text:span text:style-name="T2029">.</text:span></text:p>
      <text:p text:style-name="P625">Вот пожалуйста, шевельнулась эрекция, сегодня ночью он будет мастурбировать на сон грядущий. Безрадостная постоянная, составная в его жизни. <text:span text:style-name="T2030">Но подстёгивая его к яркому пику, какие образы нахлынут? Конечно же, башенки и синие воды, паруса и церковные шпили </text:span><text:soft-page-break/><text:span text:style-name="T2030">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text:span text:style-name="T94">сплошь</text:span><text:span text:style-name="T2030">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text:span text:style-name="T94">Потом, как станешь старше, поймёшь,</text:span><text:span text:style-name="T2030"> говорили ему. Да, и это ему доходит, каждый год равен дюжине в мирное время, ей-ей, до чего ж они были правы.</text:span></text:p>
      <text:p text:style-name="P570"><text:span text:style-name="Source_20_Text"><text:span text:style-name="T90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text:span></text:span><text:span text:style-name="Source_20_Text"><text:span text:style-name="T905">Тезейских скитаний </text:span></text:span><text:span text:style-name="Source_20_Text"><text:span text:style-name="T906">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571"><text:span text:style-name="Source_20_Text"><text:span text:style-name="T907">Одного за другим их прибирает вокруг него: в небольшом кругу коллег пропорция нарастает до дисбаланса, </text:span></text:span><text:span text:style-name="Source_20_Text"><text:span text:style-name="T908">всё больше призраков, больше с каждой зимой, ме</text:span></text:span><text:span text:style-name="Source_20_Text"><text:span text:style-name="T909">н</text:span></text:span><text:span text:style-name="Source_20_Text"><text:span text:style-name="T908">ьше живых… </text:span></text:span><text:span text:style-name="Source_20_Text"><text:span text:style-name="T909">и после каждого ему кажется словно чувствует как затухают очертания на его коре мозга, отправляя к вечному сну </text:span></text:span><text:span text:style-name="Source_20_Text"><text:span text:style-name="T910">части того кто уж там был, обращаясь в нетронутую химию….</text:span></text:span></text:p>
      <text:p text:style-name="P572"><text:span text:style-name="Source_20_Text"><text:span text:style-name="T911">Кевин Спектро не проводил такого чёткого разграничения как он между Внешним и Внутренним. </text:span></text:span><text:span text:style-name="Source_20_Text"><text:span text:style-name="T912">Он представлял кору как орган-интерфейс, посредник между обоими , но и </text:span></text:span><text:span text:style-name="Source_20_Text"><text:span text:style-name="T1384">часть каждого из них. </text:span></text:span><text:span text:style-name="Source_20_Text"><text:span text:style-name="T912">«Когда ты увидел как оно на самом деле»,– спросил он однажды,– «как можем мы, любой из нас, быть по отдельности». </text:span></text:span><text:span text:style-name="Source_20_Text"><text:span text:style-name="T913">Он мой Пьер Жане, подумал Пойнтсмен….</text:span></text:span></text:p>
      <text:p text:style-name="P573"><text:span text:style-name="Source_20_Text"><text:span text:style-name="T914">Скоро, по диалектике Книги, Пойнтсмен останется один, в тёмном поле, скатываясь в однонаправленность, к нулю, ожидая стать последним уходящим… </text:span></text:span><text:span text:style-name="Source_20_Text"><text:span text:style-name="T915">Хватит ли времени? Он </text:span></text:span><text:span text:style-name="Source_20_Text"><text:span text:style-name="T1385">должен</text:span></text:span><text:span text:style-name="Source_20_Text"><text:span text:style-name="T915"> выжить… </text:span></text:span><text:span text:style-name="Source_20_Text"><text:span text:style-name="T916">попытаться на Премию, не для собственной славы, нет—а сдержать обещание, человеческому полю из семи, которым он когда-то был, перед теми кто не дотянул…. </text:span></text:span><text:span text:style-name="Source_20_Text"><text:span text:style-name="T917">Такой средний кадр, </text:span></text:span><text:span text:style-name="Source_20_Text"><text:span text:style-name="T918">он сам в освещении сзади, один перед высоким окном в Гранд-Отеле, стакан виски поднят к бледному небу суб-Арктики </text:span></text:span><text:span text:style-name="Source_20_Text"><text:span text:style-name="T919">и за вас парни, завтра на сцене будем мы все, просто Неду Пойнтсмену случилось выжить… </text:span></text:span><text:span text:style-name="Source_20_Text"><text:span text:style-name="T920">В СТОКГОЛЬМ его девиз и знамя, а после Стокгольма расплывчатость, долгая золотистая сумеречность…. </text:span></text:span></text:p>
      <text:p text:style-name="P574"><text:span text:style-name="Source_20_Text"><text:span text:style-name="T921">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text:span></text:span><text:span text:style-name="Source_20_Text"><text:span text:style-name="T922">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text:span></text:span><text:span text:style-name="Source_20_Text"><text:span text:style-name="T923">(но на этот раз тут будет бой, кровь Минотавра ёбаного зверя, крики из далей <text:s/></text:span></text:span><text:span text:style-name="Source_20_Text"><text:span text:style-name="T924">внутри н</text:span></text:span><text:span text:style-name="Source_20_Text"><text:span text:style-name="T923">его, </text:span></text:span><text:span text:style-name="Source_20_Text"><text:span text:style-name="T924">их</text:span></text:span><text:span text:style-name="Source_20_Text"><text:span text:style-name="T923"> мужеств</text:span></text:span><text:span text:style-name="Source_20_Text"><text:span text:style-name="T924">енность</text:span></text:span><text:span text:style-name="Source_20_Text"><text:span text:style-name="T923"> и жестокость изумляют его самого)…. </text:span></text:span><text:span text:style-name="Source_20_Text"><text:span text:style-name="T925">Это был сон.</text:span></text:span><text:span text:style-name="Source_20_Text"><text:span text:style-name="T926">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text:span></text:span><text:span text:style-name="Source_20_Text"><text:span text:style-name="T927">свеже-прошлангованная мостовая пестрит жирно-коричневыми, брезенто-верхие оливковые грузовики стоят, каждый со своей тайной, каждый ждёт… </text:span></text:span><text:span text:style-name="Source_20_Text"><text:span text:style-name="T928">но он знает, что внутри одного из них… </text:span></text:span><text:span text:style-name="Source_20_Text"><text:span text:style-name="T929">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1386">он знает</text:span></text:span><text:span text:style-name="Source_20_Text"><text:span text:style-name="T929">, начинает оборачиваться… </text:span></text:span><text:span text:style-name="Source_20_Text"><text:span text:style-name="T930">но основная структура поворот лица, встреча глаз… </text:span></text:span><text:span text:style-name="Source_20_Text"><text:span text:style-name="T931">делающий стойку Райх</text:span></text:span><text:span text:style-name="Source_20_Text"><text:span text:style-name="T934">с</text:span></text:span><text:span text:style-name="Source_20_Text"><text:span text:style-name="T931">зигер фон Танац Альпдрукен, самый неуловимый из нацистских гончих, чемпион Ваймаранер 1941 года, номер родословной книги 416832, </text:span></text:span><text:span text:style-name="Source_20_Text"><text:span text:style-name="T932">вытатуирован внутри его уха через Лондонизированную Германию, его печёночно-серые очертания </text:span></text:span><text:span text:style-name="Source_20_Text"><text:span text:style-name="T933">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text:span></text:span><text:span text:style-name="Source_20_Text"><text:span text:style-name="T934">кожа уха собаки мягко колышется, темя черепа ярко отражает зимние облака, в убежище лежащее под бронёй за мили под городом, опера Балкансой интриги, </text:span></text:span><text:soft-page-break/><text:span text:style-name="Source_20_Text"><text:span text:style-name="T934">в чьей герметичной безопасности, среди синих пучков непериодично подчёркнутого <text:s/>диссонанса которой</text:span></text:span><text:span text:style-name="Source_20_Text"><text:span text:style-name="T933"> </text:span></text:span><text:span text:style-name="Source_20_Text"><text:span text:style-name="T934">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text:span></text:span><text:span text:style-name="Source_20_Text"><text:span text:style-name="T935">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575"><text:span text:style-name="Source_20_Text"><text:span text:style-name="T936">Всякий раз, на всяком повороте, </text:span></text:span><text:span text:style-name="Source_20_Text"><text:span text:style-name="T937">его собственная кровь и вердце приласканы, избиты, </text:span></text:span><text:span text:style-name="Source_20_Text"><text:span text:style-name="T938">приведены в радостный восторг, сброшены к леденящим ноктилукам, в полыханье термитной сварки, </text:span></text:span><text:span text:style-name="Source_20_Text"><text:span text:style-name="T939">пока он начинает расширяться, неудержимый свет, </text:span></text:span><text:span text:style-name="Source_20_Text"><text:span text:style-name="T940">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576"><text:span text:style-name="Source_20_Text"><text:span text:style-name="T941">Много лет назад. Сны, которые он почти забыл. Издавна зачастили посредники между ним его последним зверем. </text:span></text:span><text:span text:style-name="Source_20_Text"><text:span text:style-name="T942">Они не позволят ему даже лёгкой настойчивости быть влюблённым в собственную смерть…</text:span></text:span></text:p>
      <text:p text:style-name="P577"><text:span text:style-name="Source_20_Text"><text:span text:style-name="T943">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578"><text:span text:style-name="Source_20_Text"><text:span text:style-name="T944">Слотроп к этому времени должен быть на Ривьере, в тепле, в добре, по уши в ебле. </text:span></text:span><text:span text:style-name="Source_20_Text"><text:span text:style-name="T945">Но здесь, в позднюю английскую зиму, брошенные собаки всё ещё бродят по проулкам и задним дворам, </text:span></text:span><text:span text:style-name="Source_20_Text"><text:span text:style-name="T946">обнюхивают мусорные ящики, </text:span></text:span><text:span text:style-name="Source_20_Text"><text:span text:style-name="T947">оскальзываются на полосах снега, схватываются друг с другом, </text:span></text:span><text:span text:style-name="Source_20_Text"><text:span text:style-name="T948">бросаются наутёк</text:span></text:span><text:span text:style-name="Source_20_Text"><text:span text:style-name="T947">, </text:span></text:span><text:span text:style-name="Source_20_Text"><text:span text:style-name="T948">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579"><text:span text:style-name="Source_20_Text"><text:span text:style-name="T949">Отказался ли от них Пойнтсмен ради одного единственного, непроверенного человеческого субъекта? </text:span></text:span><text:span text:style-name="Source_20_Text"><text:span text:style-name="T950">Не сочтите будто у него нет сомнений хотя бы относительно валидности этого проекта. </text:span></text:span><text:span text:style-name="Source_20_Text"><text:span text:style-name="T951">Пусть викарий Де ла Нут беспокоится о «правильности», он штатный священник. Но… <text:s/></text:span></text:span><text:span text:style-name="Source_20_Text"><text:span text:style-name="T952">как же</text:span></text:span><text:span text:style-name="Source_20_Text"><text:span text:style-name="T951"> с собаками? </text:span></text:span><text:span text:style-name="Source_20_Text"><text:span text:style-name="T952">Пойнтсмем знает их. Мигом подбирает отмычки к </text:span></text:span><text:span text:style-name="Source_20_Text"><text:span text:style-name="T953">их осторожности. У них нет секретов. </text:span></text:span><text:span text:style-name="Source_20_Text"><text:span text:style-name="T954">Он может делать их сумасшедшими, и адекватными дозами бромидов возвращать в норму. Но Слотроп…</text:span></text:span></text:p>
      <text:p text:style-name="P580"><text:span text:style-name="Source_20_Text"><text:span text:style-name="T955">И вот Павловец меряет шагами свой кабинет, чувствуя себя взвинченным и старым. </text:span></text:span><text:span text:style-name="Source_20_Text"><text:span text:style-name="T956">Ему бы поспать, но он не может. </text:span></text:span><text:span text:style-name="Source_20_Text"><text:span text:style-name="T957">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text:span></text:span><text:span text:style-name="Source_20_Text"><text:span text:style-name="T958">Спектро погиб, а Слотроп <text:s/>(</text:span></text:span><text:span text:style-name="Source_20_Text"><text:span text:style-name="T1387">sentiments d’emprise</text:span></text:span><text:span text:style-name="Source_20_Text"><text:span text:style-name="T958">, старина, полегче тут) был со своей Дарлин за пару кварталов от Св. Вероники двумя днями раньше.</text:span></text:span></text:p>
      <text:p text:style-name="P581"><text:span text:style-name="Source_20_Text"><text:span text:style-name="T959">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text:span></text:span><text:span text:style-name="Source_20_Text"><text:span text:style-name="T960">Причинность должна быть установлена, и найдено лечение.</text:span></text:span></text:p>
      <text:p text:style-name="P582"><text:span text:style-name="Source_20_Text"><text:span text:style-name="T960">В этом предприятии, и Пойнтсмену это известно, есть доля соблазна. </text:span></text:span><text:span text:style-name="Source_20_Text"><text:span text:style-name="T961">Из-за симметрии… Он всегда руководствовался, знаете ли, продвигаясь по дорожке сада, симметрией: </text:span></text:span><text:span text:style-name="Source_20_Text"><text:span text:style-name="T962">в некоторых результатах опытов… </text:span></text:span><text:span text:style-name="Source_20_Text"><text:span text:style-name="T963">в предположении, что механизм может опираться на зеркальное отражение—«излучение», например, или «взаимо-индукция»… а кто доказал, что и то и то </text:span></text:span><text:soft-page-break/><text:span text:style-name="Source_20_Text"><text:span text:style-name="T963">существует? Может и в данном случае так тоже получится. </text:span></text:span><text:span text:style-name="Source_20_Text"><text:span text:style-name="T964">Но что преследует его, так это симметрия этих двух видов секретного оружия, </text:span></text:span><text:span text:style-name="Source_20_Text"><text:span text:style-name="T968">Сн</text:span></text:span><text:span text:style-name="Source_20_Text"><text:span text:style-name="T964">аружи, </text:span></text:span><text:span text:style-name="Source_20_Text"><text:span text:style-name="T965">в Блице , звуки <text:s/>V-1 и V-2, каждый обратная направленность другого… </text:span></text:span><text:span text:style-name="Source_20_Text"><text:span text:style-name="T966">Павлов показал какими сбивчивыми могут быть зеркальные образы Внутри. Его идеи противоположностей. </text:span></text:span><text:span text:style-name="Source_20_Text"><text:span text:style-name="T967">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583"><text:span text:style-name="Source_20_Text"><text:span text:style-name="T969">Знак и симптомы. </text:span></text:span><text:span text:style-name="Source_20_Text"><text:span text:style-name="T970">Возможно Спектро прав? Может быть Снаружи и Внутри часть общего поля? Н</text:span></text:span><text:span text:style-name="Source_20_Text"><text:span text:style-name="T971">о</text:span></text:span><text:span text:style-name="Source_20_Text"><text:span text:style-name="T970"> если честно, до конца… </text:span></text:span><text:span text:style-name="Source_20_Text"><text:span text:style-name="T971">Пойнтсмену следовало искать ответы в интерфейсе… </text:span></text:span><text:span text:style-name="Source_20_Text"><text:span text:style-name="T972">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text:span></text:span><text:span text:style-name="Source_20_Text"><text:span text:style-name="T973">Да, Бога ради, каждый день там в Вайтхолле </text:span></text:span><text:span text:style-name="Source_20_Text"><text:span text:style-name="T974">они планируют и идут на риск по сравнению с которым его, в данном случае, почти тривиален. </text:span></text:span><text:span text:style-name="Source_20_Text"><text:span text:style-name="T975">Почти. </text:span></text:span><text:span text:style-name="Source_20_Text"><text:span text:style-name="T976">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text:span></text:span><text:span text:style-name="Source_20_Text"><text:span text:style-name="T977">Он должен поймать сейчас, или остаться обречённым на всё те же каменные при</text:span></text:span><text:span text:style-name="Source_20_Text"><text:span text:style-name="T1059">ёмные</text:span></text:span><text:span text:style-name="Source_20_Text"><text:span text:style-name="T977">, которые он знает как кончаются. </text:span></text:span><text:span text:style-name="Source_20_Text"><text:span text:style-name="T978">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text:span></text:span><text:span text:style-name="Source_20_Text"><text:span text:style-name="T979">нельзя сомневаться, что он, физиологически, исторически, выродок. </text:span></text:span><text:span text:style-name="Source_20_Text"><text:span text:style-name="T1388">Нам ни в коем случае нельзя потерять контроль</text:span></text:span><text:span text:style-name="Source_20_Text"><text:span text:style-name="T980">. Мысль о нём затерявшемся в мире людей, после войны, наполняет меня глубоким ужасом, от которого я не могу избавиться….»</text:span></text:span></text:p>
      <text:p text:style-name="P584"><draw:frame draw:style-name="fr1" draw:name="Image18" text:anchor-type="paragraph" svg:width="6.9252in" svg:height="0.3661in" draw:z-index="18"><draw:image xlink:href="Pictures/1000000000000B720000009B428C9716555D8079.png" xlink:type="simple" xlink:show="embed" xlink:actuate="onLoad" loext:mime-type="image/png"/></draw:frame><text:span text:style-name="Source_20_Text"><text:span text:style-name="T981">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text:span></text:span><text:span text:style-name="Source_20_Text"><text:span text:style-name="T993">бесподобной</text:span></text:span><text:span text:style-name="Source_20_Text"><text:span text:style-name="T981"> слабости». </text:span></text:span><text:span text:style-name="Source_20_Text"><text:span text:style-name="T982">Он проявился поздно в жизни: </text:span></text:span><text:span text:style-name="Source_20_Text"><text:span text:style-name="T983">ему было 35, когда из другого мира, однажды утром на Набережной, </text:span></text:span><text:span text:style-name="Source_20_Text"><text:span text:style-name="T984">между <text:s/>штрихами художника </text:span></text:span><text:span text:style-name="Source_20_Text"><text:span text:style-name="T985">на тротуаре, два рисунка мелом, лосось темнеющий до светло-коричневого, и группа долговязых человеческих фигур, оборвано-траурных вдали переплетающихся с </text:span></text:span><text:span text:style-name="Source_20_Text"><text:span text:style-name="T986">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text:span></text:span><text:span text:style-name="Source_20_Text"><text:span text:style-name="T987">В тот момент нет. Это было что-то на немецком, она запомнила несколько слов. </text:span></text:span><text:span text:style-name="Source_20_Text"><text:span text:style-name="T988">Она бы спросила своего мужа, с которым встречалась в тот день в Сюрей—</text:span></text:span><text:span text:style-name="Source_20_Text"><text:span text:style-name="T989">но он опаздывал, </text:span></text:span><text:span text:style-name="Source_20_Text"><text:span text:style-name="T990">все тени, мужчин и женщин, собак, труб, такие длинные и чёрные поперёк необъятной </text:span></text:span><text:span text:style-name="Source_20_Text"><text:span text:style-name="T991">лужайки, </text:span></text:span><text:span text:style-name="Source_20_Text"><text:span text:style-name="T992">и она мелком охры, едва различимой в позднем солнце, набросала очертание <text:s/>веера у края своей вуали—</text:span></text:span><text:span text:style-name="Source_20_Text"><text:span text:style-name="T993">этот цвет она выхватила из деревянного ящика тротуаро-писца и быстро, плавно обернувшись, </text:span></text:span><text:span text:style-name="Source_20_Text"><text:span text:style-name="T994">касаясь лишь кончика туфли и кремового жёлтого </text:span></text:span><text:span text:style-name="Source_20_Text"><text:span text:style-name="T1057">столбца</text:span></text:span><text:span text:style-name="Source_20_Text"><text:span text:style-name="T994"> рассыпающегося по поверхности, ни на миг не выпуская его, нарисовала пятиконечную звезду на </text:span></text:span><text:span text:style-name="Source_20_Text"><text:span text:style-name="T995">асфальте, </text:span></text:span><text:span text:style-name="Source_20_Text"><text:span text:style-name="T996">чуть выше по течению реки от недружелюбного подобия Ллойд Джорджа в </text:span></text:span><text:span text:style-name="Source_20_Text"><text:span text:style-name="T997">гелиотропно-сиреневом и море-зелёном: </text:span></text:span><text:span text:style-name="Source_20_Text"><text:span text:style-name="T998">потянув Эвентира за руку встать во внутреннем пентагоне, морские чайки стонущей диадемой над головой, </text:span></text:span><text:span text:style-name="Source_20_Text"><text:span text:style-name="T999">затем вступила и сама, инстинктивн</text:span></text:span><text:span text:style-name="Source_20_Text"><text:span text:style-name="T1058">о</text:span></text:span><text:span text:style-name="Source_20_Text"><text:span text:style-name="T999">, </text:span></text:span><text:span text:style-name="Source_20_Text"><text:span text:style-name="T1058">по-</text:span></text:span><text:span text:style-name="Source_20_Text"><text:span text:style-name="T999">матерински, какой она была со всеми, кого любила. </text:span></text:span><text:span text:style-name="Source_20_Text"><text:span text:style-name="T1000">Пентограмму она нарисовала даже и вполовину не шутки ради. </text:span></text:span><text:span text:style-name="Source_20_Text"><text:span text:style-name="T1001">Никогда нельзя быть слишком уверенным, зло никогда не дремлет….</text:span></text:span></text:p>
      <text:p text:style-name="P584"><text:span text:style-name="Source_20_Text"><text:span text:style-name="T1002">Почувствовал ли он её, даже тогда, отдаляясь… </text:span></text:span><text:span text:style-name="Source_20_Text"><text:span text:style-name="T1003">окликнул ли свой контроль из-за Стены пытаясь удержаться? </text:span></text:span><text:span text:style-name="Source_20_Text"><text:span text:style-name="T1004">Она уходила из его яви, из его взгляда как свет на краю вечера, когда, примерно, на гибельных минут десять</text:span></text:span><text:span text:style-name="Source_20_Text"><text:span text:style-name="T1001"> <text:s/></text:span></text:span><text:span text:style-name="Source_20_Text"><text:span text:style-name="T1004">ничего не помогает: одень очки, включи лампы, сядь у западного окна, </text:span></text:span><text:span text:style-name="Source_20_Text"><text:span text:style-name="T1005">а всё равно уходит, ты теряешь свет и, может быть, в этот раз навсегда… хорошее время суток научиться </text:span></text:span><text:span text:style-name="Source_20_Text"><text:span text:style-name="T1006">подчинению</text:span></text:span><text:span text:style-name="Source_20_Text"><text:span text:style-name="T1005">, научиться угасать как сввет, как некоторая музыка. </text:span></text:span><text:soft-page-break/><text:span text:style-name="Source_20_Text"><text:span text:style-name="T1006">Это подчинение его единственный дар. </text:span></text:span><text:span text:style-name="Source_20_Text"><text:span text:style-name="T1007">Потом он ничего не может вспомнить. </text:span></text:span><text:span text:style-name="Source_20_Text"><text:span text:style-name="T1008">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text:span></text:span><text:span text:style-name="Source_20_Text"><text:span text:style-name="T1009">Он проверялся на детекторе лжи Р</text:span></text:span><text:span text:style-name="Source_20_Text"><text:span text:style-name="T1010">о</text:span></text:span><text:span text:style-name="Source_20_Text"><text:span text:style-name="T1009">лло Гроста бесчисленное множество раз с тех пор как явился в «Белое Посещение», </text:span></text:span><text:span text:style-name="Source_20_Text"><text:span text:style-name="T1011">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text:span></text:span><text:span text:style-name="Source_20_Text"><text:span text:style-name="T1012">н</text:span></text:span><text:span text:style-name="Source_20_Text"><text:span text:style-name="T1011">ного, право же—</text:span></text:span><text:span text:style-name="Source_20_Text"><text:span text:style-name="T1012">настоящая борьба мнений в стиле есть-ли-каналы-на Марсе продолжалась в эти годы между разными наблюдателями—</text:span></text:span><text:span text:style-name="Source_20_Text"><text:span text:style-name="T1013">Аарон Тровстер клянётся, что он видел медленные дельтовидные волны из левой лобовой и подозревает опухоль, прошлым летом Эдвин Трикл отметил «</text:span></text:span><text:span text:style-name="Source_20_Text"><text:span text:style-name="T1014">приглушённо эпилептические пик-волна изменения, </text:span></text:span><text:span text:style-name="Source_20_Text"><text:span text:style-name="T1015">что любопытно, намного медленнее обычных трёх в секунду»—</text:span></text:span><text:span text:style-name="Source_20_Text"><text:span text:style-name="T1016">хотя, бесспорно, Трикл был Лондоне всю ночь перед этим </text:span></text:span><text:span text:style-name="Source_20_Text"><text:span text:style-name="T1017">в загуле с Аленом Ламплайтером и его компанией азартных игроков. </text:span></text:span><text:span text:style-name="Source_20_Text"><text:span text:style-name="T1018">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pan></text:span><text:span text:style-name="Source_20_Text"><text:span text:style-name="T1016"><text:s/></text:span></text:span><text:span text:style-name="Source_20_Text"><text:span text:style-name="T1018">чувствующий. </text:span></text:span><text:span text:style-name="Source_20_Text"><text:span text:style-name="T1019">Ламплайтер предложил сделать ставки 5 к 2. Но с тех пор он замолчал: </text:span></text:span><text:span text:style-name="Source_20_Text"><text:span text:style-name="T1020">ничего такого на мягких ацетатно/металлических дисках или в распечатках записей что не могло бы исходить от дюжины других душ….</text:span></text:span></text:p>
      <text:p text:style-name="P585"><text:span text:style-name="Source_20_Text"><text:span text:style-name="T1021">Приезжали, в своё время, аж из института в Бристоле, поглазеть, измерить и систематически усомниться в ненормальных Секции Пси. </text:span></text:span><text:span text:style-name="Source_20_Text"><text:span text:style-name="T1022">Вот Рональд Черикок, известный психометрист, глаза слегка помигивают, </text:span></text:span><text:span text:style-name="Source_20_Text"><text:span text:style-name="T1023">руки не ближе чем на дюйм от коробки в коричневой упаковке где надёжно скрыты некоторые памятки более раннего периода Войны, </text:span></text:span><text:span text:style-name="Source_20_Text"><text:span text:style-name="T1024">тёмно-малиновый галстук, поломанная авторучка Шэфер, поблекшее пенсне белого золота, всё принадлежности капитана эскадрильи «Молотилы» Сэнт-Блейза, </text:span></text:span><text:span text:style-name="Source_20_Text"><text:span text:style-name="T1025">расквартированы <text:s/>к северу от Лондона…</text:span></text:span><text:span text:style-name="Source_20_Text"><text:span text:style-name="T1024"> </text:span></text:span><text:span text:style-name="Source_20_Text"><text:span text:style-name="T1025">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text:span></text:span><text:span text:style-name="Source_20_Text"><text:span text:style-name="T1026">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text:span></text:span><text:span text:style-name="Source_20_Text"><text:span text:style-name="T1027">Действительно, как Черикок это делает? </text:span></text:span><text:span text:style-name="Source_20_Text"><text:span text:style-name="T1028">Как это делают все остальные? Как Маргарет Квортертон </text:span></text:span><text:span text:style-name="Source_20_Text"><text:span text:style-name="T1029">воспроизводит голоса с пластинки или в радиоприёмнике на расстоянии во много миль не разговаривая и физически не прикасаясь к оборудованию? </text:span></text:span><text:span text:style-name="Source_20_Text"><text:span text:style-name="T1030">и какие динамики теперь начинают собирать? </text:span></text:span><text:span text:style-name="Source_20_Text"><text:span text:style-name="T1031">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text:span></text:span><text:span text:style-name="Source_20_Text"><text:span text:style-name="T1032">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1389">lingua franca? </text:span></text:span><text:span text:style-name="Source_20_Text"><text:span text:style-name="T1033">Турбуленции в эфире, неопределённости из ветров кармы. </text:span></text:span><text:span text:style-name="Source_20_Text"><text:span text:style-name="T1034">Те души по ту сторону интерфейса, те кого мы зовём покойными, всё более осторожны и уклончивы. </text:span></text:span><text:span text:style-name="Source_20_Text"><text:span text:style-name="T1035">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text:span></text:span><text:span text:style-name="Source_20_Text"><text:span text:style-name="T1026">—</text:span></text:span><text:span text:style-name="Source_20_Text"><text:span text:style-name="T1035">когда есть послания для передачи</text:span></text:span><text:span text:style-name="Source_20_Text"><text:span text:style-name="T1026">—</text:span></text:span><text:span text:style-name="Source_20_Text"><text:span text:style-name="T1035">даже Сачса занервничал….</text:span></text:span></text:p>
      <text:p text:style-name="P617"><text:span text:style-name="Source_20_Text"><text:span text:style-name="T1036">С недавних пор, всё словно </text:span></text:span><text:span text:style-name="Source_20_Text"><text:span text:style-name="T1037">бы</text:span></text:span><text:span text:style-name="Source_20_Text"><text:span text:style-name="T1036">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text:span></text:span><text:span text:style-name="Source_20_Text"><text:span text:style-name="T1037">пускового вопросы, чтоб завестись на 200 спотыкливых слов в минуту про свои особые, жуткие способности. </text:span></text:span><text:span text:style-name="Source_20_Text"><text:span text:style-name="T1038">Нашествие. </text:span></text:span><text:span text:style-name="Source_20_Text"><text:span text:style-name="T1039">Ну, и что нам делать с Гевином Трефойлом у чьего </text:span></text:span><text:soft-page-break/><text:span text:style-name="Source_20_Text"><text:span text:style-name="T1039">дара ещё даже имени нет? (Ролло Грост хочет назвать это </text:span></text:span><text:span text:style-name="Source_20_Text"><text:span text:style-name="T1390">автохроматизмом</text:span></text:span><text:span text:style-name="Source_20_Text"><text:span text:style-name="T1039">). Гевин, самый молодой здесь, всего 17, ему каким-то образом удаётся по своей воле метаболизировать одну из своих аминокислот, тайросин. </text:span></text:span><text:span text:style-name="Source_20_Text"><text:span text:style-name="T1040">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text:span></text:span><text:span text:style-name="Source_20_Text"><text:span text:style-name="T1026">—</text:span></text:span><text:span text:style-name="Source_20_Text"><text:span text:style-name="T1040">как кажется</text:span></text:span><text:span text:style-name="Source_20_Text"><text:span text:style-name="T1026">—</text:span></text:span><text:span text:style-name="Source_20_Text"><text:span text:style-name="T1040">изменения уровня фенилаланина в </text:span></text:span><text:span text:style-name="Source_20_Text"><text:span text:style-name="T1041">своей</text:span></text:span><text:span text:style-name="Source_20_Text"><text:span text:style-name="T1040"> крови. </text:span></text:span><text:span text:style-name="Source_20_Text"><text:span text:style-name="T1041">Таким образом, он может менять свой цвет от почти призрачно альбиносового до, через плавные градации спектра, очень глубокого, лиловато, чёрного. </text:span></text:span><text:span text:style-name="Source_20_Text"><text:span text:style-name="T1042">Сосредоточившись, он может удерживать его, на любой стадии, неделями. </text:span></text:span><text:span text:style-name="Source_20_Text"><text:span text:style-name="T1043">Обычно он отвлекается, или забывает и постепенно откатывается обратно к своему истинному состоянию, веснушчатой окраске рыжеголового бледнолицего. </text:span></text:span><text:span text:style-name="Source_20_Text"><text:span text:style-name="T1044">Но можете себе представить как он пригодился Герхардту фон Гёлю во время съёмок плёнки о Schwarzkommando: </text:span></text:span><text:span text:style-name="Source_20_Text"><text:span text:style-name="T1045">он помог съэкономить буквально часы гримировки и установки освещения, работая как регулируемый отражатель. </text:span></text:span><text:span text:style-name="Source_20_Text"><text:span text:style-name="T1046">Ролло выдвинул лучшую из теорий как это, но она безнадёжно неясна</text:span></text:span><text:span text:style-name="Source_20_Text"><text:span text:style-name="T1026">—</text:span></text:span><text:span text:style-name="Source_20_Text"><text:span text:style-name="T1046">нам известно, </text:span></text:span><text:span text:style-name="Source_20_Text"><text:span text:style-name="T1047">что дермальные клетки вырабатывающие меланин</text:span></text:span><text:span text:style-name="Source_20_Text"><text:span text:style-name="T1026">—</text:span></text:span><text:span text:style-name="Source_20_Text"><text:span text:style-name="T1047">меланоциты</text:span></text:span><text:span text:style-name="Source_20_Text"><text:span text:style-name="T1026">—</text:span></text:span><text:span text:style-name="Source_20_Text"><text:span text:style-name="T1047">когда-то были, в каждом из нас, на ранней стадии эмбрионального роста, частью центральной нервной системы. </text:span></text:span><text:span text:style-name="Source_20_Text"><text:span text:style-name="T1048">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text:span></text:span><text:span text:style-name="Source_20_Text"><text:span text:style-name="T1049">Они сохраняют свою изначальную трёх-палую форму, аксон и отростки <text:s/>типичн</text:span></text:span><text:span text:style-name="Source_20_Text"><text:span text:style-name="T1050">ой</text:span></text:span><text:span text:style-name="Source_20_Text"><text:span text:style-name="T1049"> нервн</text:span></text:span><text:span text:style-name="Source_20_Text"><text:span text:style-name="T1050">ой</text:span></text:span><text:span text:style-name="Source_20_Text"><text:span text:style-name="T1049"> клетк</text:span></text:span><text:span text:style-name="Source_20_Text"><text:span text:style-name="T1050">и</text:span></text:span><text:span text:style-name="Source_20_Text"><text:span text:style-name="T1049">. </text:span></text:span><text:span text:style-name="Source_20_Text"><text:span text:style-name="T1051">Но отростки теперь испоьзуются не для передачи электрического сигнала, а для пигментации кожи. </text:span></text:span><text:span text:style-name="Source_20_Text"><text:span text:style-name="T1052">Ролло Грост предполагает существование некоей связи, пока не открытой</text:span></text:span><text:span text:style-name="Source_20_Text"><text:span text:style-name="T1026">—</text:span></text:span><text:span text:style-name="Source_20_Text"><text:span text:style-name="T1052">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text:span></text:span><text:span text:style-name="Source_20_Text"><text:span text:style-name="T1053">Это часть»,– пишет Ролло домой старшему д-ру Гросту в Ланкашире, в </text:span></text:span><text:span text:style-name="Source_20_Text"><text:span text:style-name="T1059">виде </text:span></text:span><text:span text:style-name="Source_20_Text"><text:span text:style-name="T1053">изысканной мести за сказки детства про Дженни Зелёный Клык, </text:span></text:span><text:span text:style-name="Source_20_Text"><text:span text:style-name="T1059">что </text:span></text:span><text:span text:style-name="Source_20_Text"><text:span text:style-name="T1053">дожида</text:span></text:span><text:span text:style-name="Source_20_Text"><text:span text:style-name="T1059">ется</text:span></text:span><text:span text:style-name="Source_20_Text"><text:span text:style-name="T1053"> в болотах, чтоб утопить его,– «</text:span></text:span><text:span text:style-name="Source_20_Text"><text:span text:style-name="T1054">часть давней тайной драмы, для которой человеческое тело служит всего лишь набором весьма непрямых, шифрованных программных заметок</text:span></text:span><text:span text:style-name="Source_20_Text"><text:span text:style-name="T1026">—</text:span></text:span><text:span text:style-name="Source_20_Text"><text:span text:style-name="T1054">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text:span></text:span><text:span text:style-name="Source_20_Text"><text:span text:style-name="T1055">Извилины языка не допустили нас! </text:span></text:span><text:span text:style-name="Source_20_Text"><text:span text:style-name="T1056">великая Сцена, даже темнее, чем привычный мрак м-ра Кутри…. Позолота и зеркала, красный бархат, лож</text:span></text:span><text:span text:style-name="Source_20_Text"><text:span text:style-name="T1185">и,</text:span></text:span><text:span text:style-name="Source_20_Text"><text:span text:style-name="T1056"> </text:span></text:span><text:span text:style-name="Source_20_Text"><text:span text:style-name="T1185">ярус над ярусом,</text:span></text:span><text:span text:style-name="Source_20_Text"><text:span text:style-name="T1056"> тоже все в тени, словно где-то внизу, в <text:s text:c="2"/>глубине просцениума, глубже, чем изв</text:span></text:span><text:span text:style-name="Source_20_Text"><text:span text:style-name="T1185">е</text:span></text:span><text:span text:style-name="Source_20_Text"><text:span text:style-name="T1056">стные нам геометрии, голоса обмениваются секретами, которых нам никогда не </text:span></text:span><text:span text:style-name="Source_20_Text"><text:span text:style-name="T1058">доверяют</text:span></text:span><text:span text:style-name="Source_20_Text"><text:span text:style-name="T1056">….»</text:span></text:span></text:p>
      <text:p text:style-name="P586"><text:span text:style-name="Source_20_Text"><text:span text:style-name="T1056">– </text:span></text:span><text:span text:style-name="Source_20_Text"><text:span text:style-name="T1060">Всё входящее от ЦНС мы должны хранить здесь, видишь ли. Это очень скоро чертовски надоедает. В основном, полная чепуха. </text:span></text:span><text:span text:style-name="Source_20_Text"><text:span text:style-name="T1061">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587"><text:span text:style-name="Source_20_Text"><text:span text:style-name="T1056">– </text:span></text:span><text:span text:style-name="Source_20_Text"><text:span text:style-name="T1062">А когда-нибудь приходится выходить на… ну, на Внешний Уровень?</text:span></text:span></text:p>
      <text:p text:style-name="P588"><text:span text:style-name="Source_20_Text"><text:span text:style-name="T1063">(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text:span></text:span><text:span text:style-name="Source_20_Text"><text:span text:style-name="T1056">– </text:span></text:span><text:span text:style-name="Source_20_Text"><text:span text:style-name="T1063">Я… я прошу прощения. Я не хотела быть—</text:span></text:span></text:p>
      <text:p text:style-name="P589"><text:span text:style-name="Source_20_Text"><text:span text:style-name="T1056">– </text:span></text:span><text:span text:style-name="Source_20_Text"><text:span text:style-name="T1064">(Отрывисто.) Мне придётся сказать тебе это по ходу инструктажа.</text:span></text:span></text:p>
      <text:p text:style-name="P589"><text:span text:style-name="Source_20_Text"><text:span text:style-name="T1056">– </text:span></text:span><text:span text:style-name="Source_20_Text"><text:span text:style-name="T1064">Сказать мне что?</text:span></text:span></text:p>
      <text:p text:style-name="P589"><text:span text:style-name="Source_20_Text"><text:span text:style-name="T1056">– </text:span></text:span><text:span text:style-name="Source_20_Text"><text:span text:style-name="T106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text:span></text:span><text:span text:style-name="Source_20_Text"><text:span text:style-name="T1066">Из благовоспитанности , теперь она старается говорить негромко, пожалуй даже мягко.) Мы </text:span></text:span><text:span text:style-name="Source_20_Text"><text:span text:style-name="T1391">все</text:span></text:span><text:span text:style-name="Source_20_Text"><text:span text:style-name="T1066"> выходим на Верхний Уровень, молодой человек. </text:span></text:span><text:span text:style-name="Source_20_Text"><text:span text:style-name="T1067">Некоторые сразу, другие чуть погодя. Но рано или поздно каждый тут должен стать Эпидермой. Без исключения.</text:span></text:span></text:p>
      <text:p text:style-name="P590"><text:span text:style-name="Source_20_Text"><text:span text:style-name="T1056">– </text:span></text:span><text:span text:style-name="Source_20_Text"><text:span text:style-name="T1067">Должен…</text:span></text:span></text:p>
      <text:p text:style-name="P590"><text:span text:style-name="Source_20_Text"><text:span text:style-name="T1056">– </text:span></text:span><text:span text:style-name="Source_20_Text"><text:span text:style-name="T1067">Сожалею.</text:span></text:span></text:p>
      <text:p text:style-name="P590"><text:span text:style-name="Source_20_Text"><text:span text:style-name="T1056">– </text:span></text:span><text:span text:style-name="Source_20_Text"><text:span text:style-name="T1067">Но разве тут… я думал это только</text:span></text:span><text:span text:style-name="Source_20_Text"><text:span text:style-name="T1063">—</text:span></text:span><text:span text:style-name="Source_20_Text"><text:span text:style-name="T1067">ну, уровень. Место, которое проходишь. Разве нет…?</text:span></text:span></text:p>
      <text:p text:style-name="P590"><text:soft-page-break/><text:span text:style-name="Source_20_Text"><text:span text:style-name="T1056">– </text:span></text:span><text:span text:style-name="Source_20_Text"><text:span text:style-name="T1067">Заморские пейзажи, о, да, и я так думала—необычные формирования, заглянуть в Наружную Лучистость. Но всё это из </text:span></text:span><text:span text:style-name="Source_20_Text"><text:span text:style-name="T1392">нас</text:span></text:span><text:span text:style-name="Source_20_Text"><text:span text:style-name="T1067">, пойми. Миллионов </text:span></text:span><text:span text:style-name="Source_20_Text"><text:span text:style-name="T1392">нас</text:span></text:span><text:span text:style-name="Source_20_Text"><text:span text:style-name="T1067">, изменённых, чтоб стать интерфейсом, ороговеть, не чувствовать и умолкнуть.</text:span></text:span></text:p>
      <text:p text:style-name="P591"><text:span text:style-name="Source_20_Text"><text:span text:style-name="T1056">– </text:span></text:span><text:span text:style-name="Source_20_Text"><text:span text:style-name="T1068">О, Боже. (Пауза пока он пытается осознать—</text:span></text:span><text:span text:style-name="Source_20_Text"><text:span text:style-name="T1069">затем, в панике, отвергает.) Нет—как можно говорить такое—разве </text:span></text:span><text:span text:style-name="Source_20_Text"><text:span text:style-name="T1070">ты </text:span></text:span><text:span text:style-name="Source_20_Text"><text:span text:style-name="T1069">не чувствуешь </text:span></text:span><text:span text:style-name="Source_20_Text"><text:span text:style-name="T1393">памяти</text:span></text:span><text:span text:style-name="Source_20_Text"><text:span text:style-name="T1069">? тяги... мы в изгнании, но у нас есть дом! (В ответ молчание.) Вернуться туда! Не наверх в интерфейс. Обратно в ЦНС!</text:span></text:span></text:p>
      <text:p text:style-name="P592"><text:span text:style-name="Source_20_Text"><text:span text:style-name="T1056">– </text:span></text:span><text:span text:style-name="Source_20_Text"><text:span text:style-name="T1071">(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593"><text:span text:style-name="Source_20_Text"><text:span text:style-name="T1072">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text:span></text:span><text:span text:style-name="Source_20_Text"><text:span text:style-name="T1073">навис</text:span></text:span><text:span text:style-name="Source_20_Text"><text:span text:style-name="T1077">ающая</text:span></text:span><text:span text:style-name="Source_20_Text"><text:span text:style-name="T1072"> ажур</text:span></text:span><text:span text:style-name="Source_20_Text"><text:span text:style-name="T1073">ность</text:span></text:span><text:span text:style-name="Source_20_Text"><text:span text:style-name="T1072"> кованного железа, </text:span></text:span><text:span text:style-name="Source_20_Text"><text:span text:style-name="T1074">долгий, долгий проход по сцене, поедая апельсин, дольку за кислой долькой, она идёт, халат из шёлка </text:span></text:span><text:span text:style-name="Source_20_Text"><text:span text:style-name="T1394">faille</text:span></text:span><text:span text:style-name="Source_20_Text"><text:span text:style-name="T1074">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text:span></text:span><text:span text:style-name="Source_20_Text"><text:span text:style-name="T1075">ов</text:span></text:span><text:span text:style-name="Source_20_Text"><text:span text:style-name="T1074">—</text:span></text:span><text:span text:style-name="Source_20_Text"><text:span text:style-name="T1076">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text:span></text:span><text:span text:style-name="Source_20_Text"><text:span text:style-name="T1077">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text:span></text:span><text:span text:style-name="Source_20_Text"><text:span text:style-name="T1078">а они его отторгают </text:span></text:span><text:span text:style-name="Source_20_Text"><text:span text:style-name="T1077">словно это поцелуй мазохиста. </text:span></text:span><text:span text:style-name="Source_20_Text"><text:span text:style-name="T1079">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text:span></text:span><text:span text:style-name="Source_20_Text"><text:span text:style-name="T1080">Свет по её туфлям течёт и замирает как послеполуденное уличное движение. Она останавливается о чём-то вспомнив: армейская юбка </text:span></text:span><text:span text:style-name="Source_20_Text"><text:span text:style-name="T1081">трепещет</text:span></text:span><text:span text:style-name="Source_20_Text"><text:span text:style-name="T1080">, </text:span></text:span><text:span text:style-name="Source_20_Text"><text:span text:style-name="T1081">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594"><text:span text:style-name="Source_20_Text"><text:span text:style-name="T1082">А он</text:span></text:span><text:span text:style-name="Source_20_Text"><text:span text:style-name="T1076">—</text:span></text:span><text:span text:style-name="Source_20_Text"><text:span text:style-name="T1082">пассивно, как в трансе, позволяет её красоте</text:span></text:span><text:span text:style-name="Source_20_Text"><text:span text:style-name="T1076">— </text:span></text:span><text:span text:style-name="Source_20_Text"><text:span text:style-name="T1082">войти в него или покинуть, как ей будет угодно.</text:span></text:span><text:span text:style-name="Source_20_Text"><text:span text:style-name="T1080"> </text:span></text:span><text:span text:style-name="Source_20_Text"><text:span text:style-name="T1083">Разве может он быть чем-то кроме как покорным воспринимающим, заполнителем <text:s/>молчаний? </text:span></text:span><text:span text:style-name="Source_20_Text"><text:span text:style-name="T1084">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text:span></text:span><text:span text:style-name="Source_20_Text"><text:span text:style-name="T1085">Эту умудрённую специалистку в «бесподобной слабости», влекомый не похотью, ни даже желанием, а лишь вакуумом: отсутствием всякой человечьей надежды. Она </text:span></text:span><text:span text:style-name="Source_20_Text"><text:span text:style-name="T1086">от</text:span></text:span><text:span text:style-name="Source_20_Text"><text:span text:style-name="T1085">пуг</text:span></text:span><text:span text:style-name="Source_20_Text"><text:span text:style-name="T1086">ив</text:span></text:span><text:span text:style-name="Source_20_Text"><text:span text:style-name="T1085">ает. </text:span></text:span><text:span text:style-name="Source_20_Text"><text:span text:style-name="T1086">Кто-то назвал её эротичным нигилистом… каждый из них, Черикок, Пол де ла Нут, даже, он может это представить, юный Трефойл, даже</text:span></text:span><text:span text:style-name="Source_20_Text"><text:span text:style-name="T1076">—</text:span></text:span><text:span text:style-name="Source_20_Text"><text:span text:style-name="T1086">как он слышал</text:span></text:span><text:span text:style-name="Source_20_Text"><text:span text:style-name="T1076">—</text:span></text:span><text:span text:style-name="Source_20_Text"><text:span text:style-name="T1086">Маргарет Квотертон, каждый из них ради идеологии Нуля делали… великую самоотверженность Норы ещё более потрясающей. </text:span></text:span><text:span text:style-name="Source_20_Text"><text:span text:style-name="T1087">Потому что… если она любит его: если все эти слова, десятилетие комнат и бесед ничего не значат...</text:span></text:span><text:span text:style-name="Source_20_Text"><text:span text:style-name="T1088">если она любит его и всё же отвергнет, выбрав меньшую ставку 5-к-2, отве</text:span></text:span><text:span text:style-name="Source_20_Text"><text:span text:style-name="T1089">р</text:span></text:span><text:span text:style-name="Source_20_Text"><text:span text:style-name="T1088">гнет его дар, </text:span></text:span><text:span text:style-name="Source_20_Text"><text:span text:style-name="T1089">отвергнет что наполняет каждую его клеточку… тогда…</text:span></text:span></text:p>
      <text:p text:style-name="P595"><text:span text:style-name="Source_20_Text"><text:span text:style-name="T1090">Если она любит его. Он слишком пассивен, у него нет решимости проникнуть, как однажды пытался Черикок… </text:span></text:span><text:span text:style-name="Source_20_Text"><text:span text:style-name="T1091">Конечно же Черикок странный. Он слишком часто смеётся. Не то, чтобы бесцельно, но </text:span></text:span><text:span text:style-name="Source_20_Text"><text:span text:style-name="T1396">обращаясь к чему-то</text:span></text:span><text:span text:style-name="Source_20_Text"><text:span text:style-name="T1091"> что он думает каждый тоже может увидеть. </text:span></text:span><text:span text:style-name="Source_20_Text"><text:span text:style-name="T1092">Каждый из нас смотрит нек</text:span></text:span><text:span text:style-name="Source_20_Text"><text:span text:style-name="T1093">ую скособоченную сводку киноновостей, луч из проектора падает молочно-белый, густея от дыма трубок и сигар, Кэмелов и Вудбайнзов...</text:span></text:span><text:span text:style-name="Source_20_Text"><text:span text:style-name="T1092"> </text:span></text:span><text:span text:style-name="Source_20_Text"><text:span text:style-name="T1094">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text:span></text:span><text:span text:style-name="Source_20_Text"><text:span text:style-name="T1095">блестящая округлость шёлковой ножки лениво </text:span></text:span><text:soft-page-break/><text:span text:style-name="Source_20_Text"><text:span text:style-name="T1095">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text:span></text:span><text:span text:style-name="Source_20_Text"><text:span text:style-name="T1096">смолой из трещин, </text:span></text:span><text:span text:style-name="Source_20_Text"><text:span text:style-name="T1097">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1395">им</text:span></text:span><text:span text:style-name="Source_20_Text"><text:span text:style-name="T1097">. </text:span></text:span><text:span text:style-name="Source_20_Text"><text:span text:style-name="T1098">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text:span></text:span><text:span text:style-name="Source_20_Text"><text:span text:style-name="T1099">к</text:span></text:span><text:span text:style-name="Source_20_Text"><text:span text:style-name="T1098">а, </text:span></text:span><text:span text:style-name="Source_20_Text"><text:span text:style-name="T1099">застёжки туфель, </text:span></text:span><text:span text:style-name="Source_20_Text"><text:span text:style-name="T1100">поломанные перламутровые веера и театральные программки, </text:span></text:span><text:span text:style-name="Source_20_Text"><text:span text:style-name="T1101">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596"><text:span text:style-name="Source_20_Text"><text:span text:style-name="T1102">Черикок играет ту в опасные игры. </text:span></text:span><text:span text:style-name="Source_20_Text"><text:span text:style-name="T1103">Иногда ему кажется что даже объём информации льющейся через его пальцы переполнит, сожжёт его… </text:span></text:span><text:span text:style-name="Source_20_Text"><text:span text:style-name="T1104">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text:span></text:span><text:span text:style-name="Source_20_Text"><text:span text:style-name="T1105">к Внешнему Сиянию и просто ничего не увидела. И так всякий раз вбирала в себя ещё чуть больше от Нуля. </text:span></text:span><text:span text:style-name="Source_20_Text"><text:span text:style-name="T1106">Для этого нужна смелость, в худшем случае запас самообмана, что быс</text:span></text:span><text:span text:style-name="Source_20_Text"><text:span text:style-name="T1107">тр</text:span></text:span><text:span text:style-name="Source_20_Text"><text:span text:style-name="T1106">о истощается: </text:span></text:span><text:span text:style-name="Source_20_Text"><text:span text:style-name="T1107">он вынужден восхититься этим, даже если и не принимает её остеклённых пустынь, её обращений ко дню не гнева, а окончательного безразличия…. </text:span></text:span><text:span text:style-name="Source_20_Text"><text:span text:style-name="T1108">О себ</text:span></text:span><text:span text:style-name="Source_20_Text"><text:span text:style-name="T1109">е</text:span></text:span><text:span text:style-name="Source_20_Text"><text:span text:style-name="T1108"> он знает, что может воспринять чуть больше истины, чем она. </text:span></text:span><text:span text:style-name="Source_20_Text"><text:span text:style-name="T1110">Он действительно получает эманации, впечатления… </text:span></text:span><text:span text:style-name="Source_20_Text"><text:span text:style-name="T1111">крик внутри камня… экскрементные поцелуи невидимо запечатлённые на ярме старой рубахи… предательство, информатор, чья вина однажды сгустится до рака го</text:span></text:span><text:span text:style-name="Source_20_Text"><text:span text:style-name="T1112">р</text:span></text:span><text:span text:style-name="Source_20_Text"><text:span text:style-name="T1111">ла, </text:span></text:span><text:span text:style-name="Source_20_Text"><text:span text:style-name="T1112">набатом ясным как день звучащее сквозь прорези и отвороты потрёпанной итальянской перчатки…</text:span></text:span><text:span text:style-name="Source_20_Text"><text:span text:style-name="T1111"> </text:span></text:span><text:span text:style-name="Source_20_Text"><text:span text:style-name="T1113">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text:span></text:span><text:span text:style-name="Source_20_Text"><text:span text:style-name="T1114">за</text:span></text:span><text:span text:style-name="Source_20_Text"><text:span text:style-name="T1113"> занавес</text:span></text:span><text:span text:style-name="Source_20_Text"><text:span text:style-name="T1114">ью</text:span></text:span><text:span text:style-name="Source_20_Text"><text:span text:style-name="T1113"> </text:span></text:span><text:span text:style-name="Source_20_Text"><text:span text:style-name="T1114">дыма <text:s/>зажигательных, и вот Ангел: </text:span></text:span><text:span text:style-name="Source_20_Text"><text:span text:style-name="T1115">кристаллики льда срываются с задних краёв крыл угрожающе глубоких, раскрытых продвигаясь в новую белую бездну…. </text:span></text:span><text:span text:style-name="Source_20_Text"><text:span text:style-name="T1116">На полминуты радиомолчание было нарушено. Передавалось следующее:</text:span></text:span></text:p>
      <text:p text:style-name="P596"><text:span text:style-name="Source_20_Text"><text:span text:style-name="T1115">Сэнт-Блейз: Фрикшоу </text:span></text:span><text:span text:style-name="Source_20_Text"><text:span text:style-name="T1116">Д</text:span></text:span><text:span text:style-name="Source_20_Text"><text:span text:style-name="T1115">ва, </text:span></text:span><text:span text:style-name="Source_20_Text"><text:span text:style-name="T1397">ты видишь это</text:span></text:span><text:span text:style-name="Source_20_Text"><text:span text:style-name="T1116">, конец.</text:span></text:span></text:p>
      <text:p text:style-name="P596"><text:span text:style-name="Source_20_Text"><text:span text:style-name="T1116">Ведомый: Это Фрикшоу Два—подтверждаю.</text:span></text:span></text:p>
      <text:p text:style-name="P596"><text:span text:style-name="Source_20_Text"><text:span text:style-name="T1116">Сэнт-Блейз: Хорошо.</text:span></text:span></text:p>
      <text:p text:style-name="P597"><text:span text:style-name="Source_20_Text"><text:span text:style-name="T1117">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text:span></text:span><text:span text:style-name="Source_20_Text"><text:span text:style-name="T1116">—</text:span></text:span><text:span text:style-name="Source_20_Text"><text:span text:style-name="T1117">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text:span></text:span><text:span text:style-name="Source_20_Text"><text:span text:style-name="T1118">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598"><text:span text:style-name="Source_20_Text"><text:span text:style-name="T1119">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1119">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text:span></text:span><text:span text:style-name="Source_20_Text"><text:span text:style-name="T1120">Неофициально, за полмесяца между сожжением Любека и приказом Гитлера «начать атаку ужаса и отомстить»</text:span></text:span><text:span text:style-name="Source_20_Text"><text:span text:style-name="T1116">—</text:span></text:span><text:span text:style-name="Source_20_Text"><text:span text:style-name="T1121">имея ввиду оружие V-класса</text:span></text:span><text:span text:style-name="Source_20_Text"><text:span text:style-name="T1116">—</text:span></text:span><text:span text:style-name="Source_20_Text"><text:span text:style-name="T1121">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599"><text:span text:style-name="Source_20_Text"><text:span text:style-name="T1122">Кэрол Эвентир тогда же попытался связаться с Теренсом Овербеби, ведомым Сэнт-Блейза. После того как навалилась куча «мессеров» </text:span></text:span><text:span text:style-name="Source_20_Text"><text:span text:style-name="T1128">скопом</text:span></text:span><text:span text:style-name="Source_20_Text"><text:span text:style-name="T1122"> и никуда не денешься. Результаты оказались сбивчивыми. Петер Сачса поделился, что, фактически, было множество версий <text:s/>ангела, которые могли бы подойти. </text:span></text:span><text:span text:style-name="Source_20_Text"><text:span text:style-name="T1123">Овербеби не так доступен, как некоторые другие. Имеются проблемы с уровнями, с Судом, как он подразумевается в системе Таро…. </text:span></text:span><text:span text:style-name="Source_20_Text"><text:span text:style-name="T1124">Это всё часть шторма, что сейчас проносится над всеми, по обе стороны Смерти. </text:span></text:span><text:span text:style-name="Source_20_Text"><text:span text:style-name="T1125">Не</text:span></text:span><text:span text:style-name="Source_20_Text"><text:span text:style-name="T1126">п</text:span></text:span><text:span text:style-name="Source_20_Text"><text:span text:style-name="T1125">риятно. </text:span></text:span><text:span text:style-name="Source_20_Text"><text:span text:style-name="T1126">Со своей стороны, Эвертир чувствует себя совсем приниженным, даже возмущённым. </text:span></text:span><text:span text:style-name="Source_20_Text"><text:span text:style-name="T1127">Петер Сачса, на </text:span></text:span><text:span text:style-name="Source_20_Text"><text:span text:style-name="T1128">своей</text:span></text:span><text:span text:style-name="Source_20_Text"><text:span text:style-name="T1127">, выпадает, к удивлению, из роли, </text:span></text:span><text:span text:style-name="Source_20_Text"><text:span text:style-name="T1128">чтобы впасть</text:span></text:span><text:span text:style-name="Source_20_Text"><text:span text:style-name="T1127"> в ностальгию по жизни, прежнему миру, по веймарскому декаденсу, который его кормил и одевал. </text:span></text:span><text:span text:style-name="Source_20_Text"><text:span text:style-name="T1129">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text:span></text:span><text:span text:style-name="Source_20_Text"><text:span text:style-name="T1130">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text:span></text:span><text:span text:style-name="Source_20_Text"><text:span text:style-name="T1131">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text:span></text:span><text:span text:style-name="Source_20_Text"><text:span text:style-name="T1132">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1398">о</text:span></text:span><text:span text:style-name="Source_20_Text"><text:span text:style-name="T1132">…. </text:span></text:span><text:span text:style-name="Source_20_Text"><text:span text:style-name="T1133">Каждое из лиц наблюдавших Вальтера Аша было кукольной сценой: на каждой отдельный спектакль.</text:span></text:span></text:p>
      <text:p text:style-name="P599"><text:span text:style-name="Source_20_Text"><text:span text:style-name="T1133">...</text:span></text:span><text:span text:style-name="Source_20_Text"><text:span text:style-name="T1134">демонстрирует хорошие руки, да, опали и запястья до самой респираторно расслабленной <text:s/>впадины мускула…</text:span></text:span></text:p>
      <text:p text:style-name="P599"><text:span text:style-name="Source_20_Text"><text:span text:style-name="T1134">...</text:span></text:span><text:span text:style-name="Source_20_Text"><text:span text:style-name="T113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1399">аааххх</text:span></text:span><text:span text:style-name="Source_20_Text"><text:span text:style-name="T1135">—</text:span></text:span></text:p>
      <text:p text:style-name="P599"><text:span text:style-name="Source_20_Text"><text:span text:style-name="T1135">...</text:span></text:span><text:span text:style-name="Source_20_Text"><text:span text:style-name="T1136">театр ничего но Вальтер вправду глянь на голову неестественный угол хочет поймать свет хорошая подсветка на жёлтый гель…</text:span></text:span></text:p>
      <text:p text:style-name="P600"><text:span text:style-name="Source_20_Text"><text:span text:style-name="T1137">(Пневматическая игрушка жабы вспрыгивает на лист лилии дрожащий: под поверхностью подстерегает ужас… </text:span></text:span><text:span text:style-name="Source_20_Text"><text:span text:style-name="T1138">поздняя неволя… но сейчас он проплывает над тем, что унесло б его обратно… его глаза не могут различить…)</text:span></text:span></text:p>
      <text:p text:style-name="P600"><text:span text:style-name="Source_20_Text"><text:span text:style-name="T1400">. . . mba rara m’eroto ondyoze . . . mbe mu munine m’oruroto ayo u n’omuinyo </text:span></text:span><text:span text:style-name="Source_20_Text"><text:span text:style-name="T1139">(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text:span></text:span><text:span text:style-name="Source_20_Text"><text:span text:style-name="T1140">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01"><text:soft-page-break/><text:span text:style-name="Source_20_Text"><text:span text:style-name="T1140">– </text:span></text:span><text:span text:style-name="Source_20_Text"><text:span text:style-name="T1141">Имеются социологии,</text:span></text:span><text:span text:style-name="Source_20_Text"><text:span text:style-name="T1140">– </text:span></text:span><text:span text:style-name="Source_20_Text"><text:span text:style-name="T1142">Эдвин Трикл с волосами торчащими по всем направлениям, пытается раскурить трубку несчастных остатков</text:span></text:span><text:span text:style-name="Source_20_Text"><text:span text:style-name="T1140">—</text:span></text:span><text:span text:style-name="Source_20_Text"><text:span text:style-name="T1143">осенние листья, кусочки верёвки, окурки,</text:span></text:span><text:span text:style-name="Source_20_Text"><text:span text:style-name="T1140">– </text:span></text:span><text:span text:style-name="Source_20_Text"><text:span text:style-name="T1143">к рассмотрению которых мы даже ещё не приступали. Взять хотя бы социология шашей братии, например. Секция Пси, <text:s/>S.P.R.,</text:span></text:span><text:span text:style-name="Source_20_Text"><text:span text:style-name="T1140"> </text:span></text:span><text:span text:style-name="Source_20_Text"><text:span text:style-name="T1143">старушки леди в Альтринчеме, что пытаются вызвать Дьявола, все мы на этой стороне, видишь ли, всего лишь половина истории.</text:span></text:span></text:p>
      <text:p text:style-name="P602"><text:span text:style-name="Source_20_Text"><text:span text:style-name="T1140">– </text:span></text:span><text:span text:style-name="Source_20_Text"><text:span text:style-name="T1144">Поаккуратней с этим «все мы»,</text:span></text:span><text:span text:style-name="Source_20_Text"><text:span text:style-name="T1140">– </text:span></text:span><text:span text:style-name="Source_20_Text"><text:span text:style-name="T1144">Роджера Мехико сегодня отвлекает много всякой всячины, неподатливость выражения степени чи, потерянные книги, пропажа Джессики…</text:span></text:span></text:p>
      <text:p text:style-name="P603"><text:span text:style-name="Source_20_Text"><text:span text:style-name="T1140">– </text:span></text:span><text:span text:style-name="Source_20_Text"><text:span text:style-name="T114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04"><text:span text:style-name="Source_20_Text"><text:span text:style-name="T1140">– Нет</text:span></text:span><text:span text:style-name="Source_20_Text"><text:span text:style-name="T1146">, не угодно,</text:span></text:span><text:span text:style-name="Source_20_Text"><text:span text:style-name="T1140">– <text:s/></text:span></text:span><text:span text:style-name="Source_20_Text"><text:span text:style-name="T1146">сухо отвечает Мехико,</text:span></text:span><text:span text:style-name="Source_20_Text"><text:span text:style-name="T1140">– </text:span></text:span><text:span text:style-name="Source_20_Text"><text:span text:style-name="T1146">но, да, полагаю кому-то надо этим заняться.</text:span></text:span></text:p>
      <text:p text:style-name="P605"><text:span text:style-name="Source_20_Text"><text:span text:style-name="T1140">– </text:span></text:span><text:span text:style-name="Source_20_Text"><text:span text:style-name="T1147">Есть народы</text:span></text:span><text:span text:style-name="Source_20_Text"><text:span text:style-name="T1140">—</text:span></text:span><text:span text:style-name="Source_20_Text"><text:span text:style-name="T1147">те хереро, например</text:span></text:span><text:span text:style-name="Source_20_Text"><text:span text:style-name="T1140">—</text:span></text:span><text:span text:style-name="Source_20_Text"><text:span text:style-name="T1148">которые каждый день имеют дело со своими предками. </text:span></text:span><text:span text:style-name="Source_20_Text"><text:span text:style-name="T1149">Мёртвые настолько же реальны, как и живые. </text:span></text:span><text:span text:style-name="Source_20_Text"><text:span text:style-name="T1150">Как можно понять их не применяя к обеим сторонам стены смерти одинаковый научный подход?</text:span></text:span></text:p>
      <text:p text:style-name="P606"><text:span text:style-name="Source_20_Text"><text:span text:style-name="T1151">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text:span></text:span><text:span text:style-name="Source_20_Text"><text:span text:style-name="T1152">А значит он должен верить другим. </text:span></text:span><text:span text:style-name="Source_20_Text"><text:span text:style-name="T1153">И </text:span></text:span><text:span text:style-name="Source_20_Text"><text:span text:style-name="T1401">это</text:span></text:span><text:span text:style-name="Source_20_Text"><text:span text:style-name="T1153"> уже усложнённый общественный расклад. </text:span></text:span><text:span text:style-name="Source_20_Text"><text:span text:style-name="T1154">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1402">не помнит</text:span></text:span><text:span text:style-name="Source_20_Text"><text:span text:style-name="T1154">,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text:span></text:span><text:span text:style-name="Source_20_Text"><text:span text:style-name="T1155">он </text:span></text:span><text:span text:style-name="Source_20_Text"><text:span text:style-name="T1154">тронут беспокойством, глубоко….</text:span></text:span></text:p>
      <text:p text:style-name="P607"><text:span text:style-name="Source_20_Text"><text:span text:style-name="T1155">Записи документируют Петера сачсу, а также души, с которыми он сводит. Они отражают, с некоторыми подробностями, </text:span></text:span><text:span text:style-name="Source_20_Text"><text:span text:style-name="T1156">его навязчивую любовь к Лени Пёклер, что была замужем за молодым инженером химиком, а также активисткой в КПГ, </text:span></text:span><text:span text:style-name="Source_20_Text"><text:span text:style-name="T1157">курсируя между 12-м Районом и посиделками у Сачсы. </text:span></text:span><text:span text:style-name="Source_20_Text"><text:span text:style-name="T1158">Всякий раз, когда она приходила, ему хотелось плакать </text:span></text:span><text:span text:style-name="Source_20_Text"><text:span text:style-name="T1159">при виде её безвыходности. </text:span></text:span><text:span text:style-name="Source_20_Text"><text:span text:style-name="T1160">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20"><text:span text:style-name="Source_20_Text"><text:span text:style-name="T1161">У мужа Франца была связь, слишком неясная для Сачсы, чтоб проследовать, в Военно</text:span></text:span><text:span text:style-name="Source_20_Text"><text:span text:style-name="T1207">м</text:span></text:span><text:span text:style-name="Source_20_Text"><text:span text:style-name="T1161"> Артиллери</text:span></text:span><text:span text:style-name="Source_20_Text"><text:span text:style-name="T1208">йском </text:span></text:span><text:span text:style-name="Source_20_Text"><text:span text:style-name="T1207">Ведомстве</text:span></text:span><text:span text:style-name="Source_20_Text"><text:span text:style-name="T1161">, так что им</text:span></text:span><text:span text:style-name="Source_20_Text"><text:span text:style-name="T1207">е</text:span></text:span><text:span text:style-name="Source_20_Text"><text:span text:style-name="T1161">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text:span></text:span><text:span text:style-name="Source_20_Text"><text:span text:style-name="T1162">процеживаясь через бедняцкие дворы Берлина на рассвете….</text:span></text:span></text:p>
      <text:p text:style-name="P608"><draw:frame draw:style-name="fr1" draw:name="Image19" text:anchor-type="paragraph" svg:width="6.9252in" svg:height="0.3661in" draw:z-index="19"><draw:image xlink:href="Pictures/1000000000000B720000009B428C9716555D8079.png" xlink:type="simple" xlink:show="embed" xlink:actuate="onLoad" loext:mime-type="image/png"/></draw:frame><text:span text:style-name="Source_20_Text"><text:span text:style-name="T1163">Они дрожат и голодны. В Штудентенхайм нет отопления, не слишком много освещения и миллионы тараканов. </text:span></text:span><text:span text:style-name="Source_20_Text"><text:span text:style-name="T1164">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1403">détente </text:span></text:span><text:span text:style-name="Source_20_Text"><text:span text:style-name="T1164">с воздухом, что пытается его расщепить, запахи долгой болезни и неизлечимой работы срываются с крошащихся стен. </text:span></text:span><text:span text:style-name="Source_20_Text"><text:span text:style-name="T1165">Одна из стен измазана жёлтым от остатков неровных строк на верхнем этаже. </text:span></text:span><text:span text:style-name="Source_20_Text"><text:span text:style-name="T1166">Лени сидит на полу с четырьмя или пятью другими, передавая по кругу тёмную краюху хлеба. В сыром гнезде из <text:s/></text:span></text:span><text:span text:style-name="Source_20_Text"><text:span text:style-name="T1404">Die Faust Hoch</text:span></text:span><text:span text:style-name="Source_20_Text"><text:span text:style-name="T1166">, старые номера, которые никто читать не будет, её дочь Ильзе спит, дыхание до того мелкое, едва заметно. </text:span></text:span><text:span text:style-name="Source_20_Text"><text:span text:style-name="T1167">Её ресницы оставляют громадные тени на верхних полукру</text:span></text:span><text:span text:style-name="Source_20_Text"><text:span text:style-name="T1189">жьях</text:span></text:span><text:span text:style-name="Source_20_Text"><text:span text:style-name="T1167"> щёчек.</text:span></text:span></text:p>
      <text:p text:style-name="P609"><text:soft-page-break/><text:span text:style-name="Source_20_Text"><text:span text:style-name="T1168">На этот раз они ушли насовсем. Эта комната подойдёт на день, даже два… </text:span></text:span><text:span text:style-name="Source_20_Text"><text:span text:style-name="T1169">а что потом, Лени не знает. Она взяла один чемодан для них обеих. </text:span></text:span><text:span text:style-name="Source_20_Text"><text:span text:style-name="T1170">Он понимает что значит для женщины родившейся под знаком Рака, для матери, держать весь её дом в одном чемодане? </text:span></text:span><text:span text:style-name="Source_20_Text"><text:span text:style-name="T1171">У неё при себе пара марок, у Франца его игрушечн</text:span></text:span><text:span text:style-name="Source_20_Text"><text:span text:style-name="T1172">ые</text:span></text:span><text:span text:style-name="Source_20_Text"><text:span text:style-name="T1171"> ракет</text:span></text:span><text:span text:style-name="Source_20_Text"><text:span text:style-name="T1172">ы</text:span></text:span><text:span text:style-name="Source_20_Text"><text:span text:style-name="T1171"> на луну. Всё вправду кончено.</text:span></text:span></text:p>
      <text:p text:style-name="P609"><text:span text:style-name="Source_20_Text"><text:span text:style-name="T1171"><text:s/></text:span></text:span><text:span text:style-name="Source_20_Text"><text:span text:style-name="T1173">Как ей снилось в снах, она пройдёт прямо к Петеру Сачсе. Если он её не примет, то хотя бы поможет найти работу. </text:span></text:span><text:span text:style-name="Source_20_Text"><text:span text:style-name="T1174">Но сейчас, когда она действительно порвала с Францем… есть что-то, какая-то враждебность земного знака, что время от времени промелькивает в Петере…. </text:span></text:span><text:span text:style-name="Source_20_Text"><text:span text:style-name="T1175">В последне время она не уверена в его настроениях. </text:span></text:span><text:span text:style-name="Source_20_Text"><text:span text:style-name="T1176">На него давят с уровней, как ей кажется, более высоких, чем обычно </text:span></text:span><text:span text:style-name="Source_20_Text"><text:span text:style-name="T1177">и у него не совсем получается управляться….</text:span></text:span></text:p>
      <text:p text:style-name="P610"><text:span text:style-name="Source_20_Text"><text:span text:style-name="T1178">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text:span></text:span><text:span text:style-name="Source_20_Text"><text:span text:style-name="T1179">Уж они-то знают как </text:span></text:span><text:span text:style-name="Source_20_Text"><text:span text:style-name="T1405">этим</text:span></text:span><text:span text:style-name="Source_20_Text"><text:span text:style-name="T1179"> воспользоваться. </text:span></text:span><text:span text:style-name="Source_20_Text"><text:span text:style-name="T1180">Они знаю как использовать почто что каждого. Что станется с теми кого они не могут использовать?</text:span></text:span></text:p>
      <text:p text:style-name="P611"><text:span text:style-name="Source_20_Text"><text:span text:style-name="T1181">Руди, Ваня, Ребекка, мы тут как срез Берлинской жизни, ещё один шедевр от Ufa, </text:span></text:span><text:span text:style-name="Source_20_Text"><text:span text:style-name="T1182">образ Богемного Студента, образ Славянина, образ Еврейки, полюбуйтес</text:span></text:span><text:span text:style-name="Source_20_Text"><text:span text:style-name="T1183">ь</text:span></text:span><text:span text:style-name="Source_20_Text"><text:span text:style-name="T1182"> на </text:span></text:span><text:span text:style-name="Source_20_Text"><text:span text:style-name="T1183">н</text:span></text:span><text:span text:style-name="Source_20_Text"><text:span text:style-name="T1182">ас: Революция. </text:span></text:span><text:span text:style-name="Source_20_Text"><text:span text:style-name="T1183">Конечно, нет никакой Революции, даже и в кино, нет германского </text:span></text:span><text:span text:style-name="Source_20_Text"><text:span text:style-name="T1406">Октября</text:span></text:span><text:span text:style-name="Source_20_Text"><text:span text:style-name="T1183">, не при этой «Республике». </text:span></text:span><text:span text:style-name="Source_20_Text"><text:span text:style-name="T1184">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706"><text:span text:style-name="Source_20_Text"><text:s/></text:span><text:span text:style-name="Source_20_Text"><text:span text:style-name="T1922">Армия ЛЮБОВНИКОВ МОЖЕТ БЫТЬ ПОБЕЖДЕНА.</text:span></text:span></text:p>
      <text:p text:style-name="P626"><text:span text:style-name="Source_20_Text"><text:span text:style-name="T1987">Эти надписи появились на стенах в Красных районов в одну ночь. </text:span></text:span><text:span text:style-name="Source_20_Text"><text:span text:style-name="T1988">Никто не может выследить автора или рисовальщика хоть одной из них, </text:span></text:span><text:span text:style-name="Source_20_Text"><text:span text:style-name="T1989">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span text:style-name="Source_20_Text"><text:span text:style-name="T1988">.</text:span></text:span></text:p>
      <text:p text:style-name="P627"><text:span text:style-name="Source_20_Text"><text:span text:style-name="T1988">– </text:span></text:span><text:span text:style-name="Source_20_Text"><text:span text:style-name="T1990">Всё правильно,</text:span></text:span><text:span text:style-name="Source_20_Text"><text:span text:style-name="T1988">– </text:span></text:span><text:span text:style-name="Source_20_Text"><text:span text:style-name="T1990">говорит Ваня,</text:span></text:span><text:span text:style-name="Source_20_Text"><text:span text:style-name="T1988">– </text:span></text:span><text:span text:style-name="Source_20_Text"><text:span text:style-name="T1990">посмотри на формы капиталистического выражения. Сплоошь порнографии: порнографии любви, эротической любви, христианской любви, мальчика-и-его-собаки, </text:span></text:span><text:span text:style-name="Source_20_Text"><text:span text:style-name="T1991">порнографии закатов, порнографии убийств, и порнографии дедукции—</text:span></text:span><text:span text:style-name="Source_20_Text"><text:span text:style-name="T1937">аах</text:span></text:span><text:span text:style-name="Source_20_Text"><text:span text:style-name="T1992">, выстанываем мы угадав кто уби</text:span></text:span><text:span text:style-name="Source_20_Text"><text:span text:style-name="T1993">й</text:span></text:span><text:span text:style-name="Source_20_Text"><text:span text:style-name="T1992">ца—</text:span></text:span><text:span text:style-name="Source_20_Text"><text:span text:style-name="T1993">все эти новеллы, эти фильмы и песни, они нас убаюкивают, они приближение, с большим или меньшим удобством, к Абсолютному Комфорту.</text:span></text:span><text:span text:style-name="Source_20_Text"><text:span text:style-name="T1988">– <text:s/></text:span></text:span><text:span text:style-name="Source_20_Text"><text:span text:style-name="T1993">Пауза для быстрой кривой усмешки Руди.</text:span></text:span><text:span text:style-name="Source_20_Text"><text:span text:style-name="T1988">– <text:s/></text:span></text:span><text:span text:style-name="Source_20_Text"><text:span text:style-name="T1993">К самопроизводному оргазму.</text:span></text:span></text:p>
      <text:p text:style-name="P628"><text:span text:style-name="Source_20_Text"><text:span text:style-name="T1988">– «</text:span></text:span><text:span text:style-name="Source_20_Text"><text:span text:style-name="T1994">Абсолютный»?</text:span></text:span><text:span text:style-name="Source_20_Text"><text:span text:style-name="T1988">– <text:s/></text:span></text:span><text:span text:style-name="Source_20_Text"><text:span text:style-name="T1994">Ребекка подаётся вперёд на свои голые коленки передать ему хлеб, влажный, тающий от </text:span></text:span><text:span text:style-name="Source_20_Text"><text:span text:style-name="T1995">прикосновения </text:span></text:span><text:span text:style-name="Source_20_Text"><text:span text:style-name="T1994">её </text:span></text:span><text:span text:style-name="Source_20_Text"><text:span text:style-name="T1995">мокрого </text:span></text:span><text:span text:style-name="Source_20_Text"><text:span text:style-name="T1994">рта.</text:span></text:span><text:span text:style-name="Source_20_Text"><text:span text:style-name="T1988">– </text:span></text:span><text:span text:style-name="Source_20_Text"><text:span text:style-name="T1994">Два человека могут…</text:span></text:span></text:p>
      <text:p text:style-name="P629"><text:span text:style-name="Source_20_Text"><text:span text:style-name="T1988">– </text:span></text:span><text:span text:style-name="Source_20_Text"><text:span text:style-name="T1994">Два человека это то, что тебе говорят,</text:span></text:span><text:span text:style-name="Source_20_Text"><text:span text:style-name="T1988">– Руди</text:span></text:span><text:span text:style-name="Source_20_Text"><text:span text:style-name="T1994"> почти не усмехается.</text:span></text:span><text:span text:style-name="Source_20_Text"><text:span text:style-name="T1988"> </text:span></text:span><text:span text:style-name="Source_20_Text"><text:span text:style-name="T1994">Благодаря её стараниям, к сожалению и не в первый раз здесь, звучит фраза </text:span></text:span><text:span text:style-name="Source_20_Text"><text:span text:style-name="T1938">мужское превосходство</text:span></text:span><text:span text:style-name="Source_20_Text"><text:span text:style-name="T1994">...</text:span></text:span><text:span text:style-name="Source_20_Text"><text:span text:style-name="T1996">но почему они так превозносят свою мастурбацию?</text:span></text:span><text:span text:style-name="Source_20_Text"><text:span text:style-name="T1988">– </text:span></text:span><text:span text:style-name="Source_20_Text"><text:span text:style-name="T1997">но в природе такое почти не известно. Это главным образом в одиночку. Ты сама знаешь.</text:span></text:span></text:p>
      <text:p text:style-name="P630"><text:span text:style-name="Source_20_Text"><text:span text:style-name="T1988">– </text:span></text:span><text:span text:style-name="Source_20_Text"><text:span text:style-name="T1998">Я знаю, что можно кончать вместе,</text:span></text:span><text:span text:style-name="Source_20_Text"><text:span text:style-name="T1988">– </text:span></text:span><text:span text:style-name="Source_20_Text"><text:span text:style-name="T1998">вот и весь её ответ. Хотя они не занимались любовью, она произносит это с упрёком. </text:span></text:span><text:span text:style-name="Source_20_Text"><text:span text:style-name="T1999">Но он отворачивается, как мы отворачиваемся от тех, кто только что воззвал нас слепо верить и </text:span></text:span><text:span text:style-name="Source_20_Text"><text:span text:style-name="T2000">дальше</text:span></text:span><text:span text:style-name="Source_20_Text"><text:span text:style-name="T1999"> не о чем говорить.</text:span></text:span></text:p>
      <text:p text:style-name="P631"><text:span text:style-name="Source_20_Text"><text:span text:style-name="T2001">Лени, из времени потраченного на Франца, достаточно известно про кончание водиночку. </text:span></text:span><text:span text:style-name="Source_20_Text"><text:span text:style-name="T2002">Поначалу его пассивность вообще</text:span></text:span><text:span text:style-name="Source_20_Text"><text:span text:style-name="T2001"> </text:span></text:span><text:span text:style-name="Source_20_Text"><text:span text:style-name="T2002">не давала ей кончить. </text:span></text:span><text:span text:style-name="Source_20_Text"><text:span text:style-name="T2003">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text:span></text:span><text:span text:style-name="Source_20_Text"><text:span text:style-name="T2004">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2004">внутри своих тёмных желаний боли, мечта о мягкости, свете, её преступное сердце раскаялось, </text:span></text:span><text:span text:style-name="Source_20_Text"><text:span text:style-name="T2005">не нужно убегать, бороться, появляется мужчина безмятежный как <text:s/>она и сильный, улица становится далёким воспоминанием: </text:span></text:span><text:span text:style-name="Source_20_Text"><text:span text:style-name="T2006">как раз та мечта, которую здесь она может позволить себе меньше всего. </text:span></text:span><text:span text:style-name="Source_20_Text"><text:span text:style-name="T2007">Она знает кого она должна изображать. Особенно когда Ильзе всё больше на неё смотрит. </text:span></text:span><text:span text:style-name="Source_20_Text"><text:span text:style-name="T2008">Ну, уж нет, </text:span></text:span><text:span text:style-name="Source_20_Text"><text:span text:style-name="T2007">Ильзе не смогут использовать.</text:span></text:span></text:p>
      <text:p text:style-name="P632"><text:span text:style-name="Source_20_Text"><text:span text:style-name="T2009">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text:span></text:span><text:span text:style-name="Source_20_Text"><text:span text:style-name="T2010">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text:span></text:span><text:span text:style-name="Source_20_Text"><text:span text:style-name="T2011">каково бы это было, если б она взяла в свою постель? Заняться этим не с другой женщиной, </text:span></text:span><text:span text:style-name="Source_20_Text"><text:span text:style-name="T1939">а с</text:span></text:span><text:span text:style-name="Source_20_Text"><text:span text:style-name="T2011"> </text:span></text:span><text:span text:style-name="Source_20_Text"><text:span text:style-name="T1939">Еврейкой…</text:span></text:span><text:span text:style-name="Source_20_Text"><text:span text:style-name="T2011"> </text:span></text:span><text:span text:style-name="Source_20_Text"><text:span text:style-name="T2012">Их животная тёмность… </text:span></text:span><text:span text:style-name="Source_20_Text"><text:span text:style-name="T2013">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text:span></text:span><text:span text:style-name="Source_20_Text"><text:span text:style-name="T2014">совершенно неожиданно, правда, пока мужчины бродят по залам снаружи с наркотическими улыбками...»Нет, не так сильно, Нежнее, Я скажу, когда начать сильнее….» </text:span></text:span><text:span text:style-name="Source_20_Text"><text:span text:style-name="T2015">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1940">Я знаю, что можно кончать вместе…</text:span></text:span><text:span text:style-name="Source_20_Text"><text:span text:style-name="T1950"> </text:span></text:span><text:span text:style-name="Source_20_Text"><text:span text:style-name="T1951">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text:span></text:span><text:span text:style-name="Source_20_Text"><text:span text:style-name="T1954">ссейнам</text:span></text:span><text:span text:style-name="Source_20_Text"><text:span text:style-name="T1951">, обнажилась, без внимания к взглядам и соскользнула в телесную теплоту, </text:span></text:span><text:span text:style-name="Source_20_Text"><text:span text:style-name="T1952">в установленный аромат её… </text:span></text:span><text:span text:style-name="Source_20_Text"><text:span text:style-name="T1953">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P633"><text:span text:style-name="Source_20_Text"><text:span text:style-name="T195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text:span></text:span><text:span text:style-name="Source_20_Text"><text:span text:style-name="T1956">Лени, Лени.» Волосы Ричарда отброшены назад, золотистое тело, сгибается, чтобы поднять её из пара бассейна, посадить рядом с собой.</text:span></text:span></text:p>
      <text:p text:style-name="P612"><text:span text:style-name="Source_20_Text"><text:span text:style-name="T1956">– </text:span></text:span><text:span text:style-name="Source_20_Text"><text:span text:style-name="T1957">Но разве ты не...</text:span></text:span><text:span text:style-name="Source_20_Text"><text:span text:style-name="T1956">– </text:span></text:span><text:span text:style-name="Source_20_Text"><text:span text:style-name="T1957">на в растерянности, не знает как это сказать.</text:span></text:span><text:span text:style-name="Source_20_Text"><text:span text:style-name="T1956">– </text:span></text:span><text:span text:style-name="Source_20_Text"><text:span text:style-name="T1957">Кто-то мне говорил, что ты не вернулся из Франции.</text:span></text:span><text:span text:style-name="Source_20_Text"><text:span text:style-name="T1956">– </text:span></text:span><text:span text:style-name="Source_20_Text"><text:span text:style-name="T1957">Она смотрит на его колени.</text:span></text:span></text:p>
      <text:p text:style-name="P613"><text:span text:style-name="Source_20_Text"><text:span text:style-name="T1956">– </text:span></text:span><text:span text:style-name="Source_20_Text"><text:span text:style-name="T1958">Даже французские девушки не смогли удержать меня во Франции.</text:span></text:span><text:span text:style-name="Source_20_Text"><text:span text:style-name="T1956">– </text:span></text:span><text:span text:style-name="Source_20_Text"><text:span text:style-name="T1958">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14"><text:span text:style-name="Source_20_Text"><text:span text:style-name="T1959">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text:span></text:span><text:span text:style-name="Source_20_Text"><text:span text:style-name="T1960">может она его ещё как-то встречала, но он был старше, всегда с друзьями….</text:span></text:span></text:p>
      <text:p text:style-name="P615"><text:span text:style-name="Source_20_Text"><text:span text:style-name="T1961">Теперь они все немного утихомирились вокруг них, стали внимательными, даже застенчивыми, рады за Ричарда и Лени. «</text:span></text:span><text:span text:style-name="Source_20_Text"><text:span text:style-name="T1962">Лучше позже, чем никогда!»</text:span></text:span><text:span text:style-name="Source_20_Text"><text:span text:style-name="T1956">– </text:span></text:span><text:span text:style-name="Source_20_Text"><text:span text:style-name="T1962">провозглашает Зигги своим ускоренным голосом коротышки, приподымаясь на цыпочки разлить Майское вино всем по </text:span></text:span><text:span text:style-name="Source_20_Text"><text:span text:style-name="T1963">стаканам</text:span></text:span><text:span text:style-name="Source_20_Text"><text:span text:style-name="T1962">. </text:span></text:span><text:span text:style-name="Source_20_Text"><text:span text:style-name="T1964">Лени отправляется сделать новую стрижку и чуть осветлить волосы и Ребекка идёт </text:span></text:span><text:soft-page-break/><text:span text:style-name="Source_20_Text"><text:span text:style-name="T1964">вместе с ней. </text:span></text:span><text:span text:style-name="Source_20_Text"><text:span text:style-name="T1965">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16"><text:span text:style-name="Source_20_Text"><text:span text:style-name="T1966">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text:span></text:span><text:span text:style-name="Source_20_Text"><text:span text:style-name="T1967">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text:span></text:span><text:span text:style-name="Source_20_Text"><text:span text:style-name="T1968">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18"><text:span text:style-name="Source_20_Text"><text:span text:style-name="T1969">Ранним вечером на многоярусных </text:span></text:span><text:span text:style-name="Source_20_Text"><text:span text:style-name="T1970">балконах, террасах, слушатели в группах на разных уровнях, все смотрят вниз, в направлении общего центра, галереи молодых женщин </text:span></text:span><text:span text:style-name="Source_20_Text"><text:span text:style-name="T1971">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text:span></text:span><text:span text:style-name="Source_20_Text"><text:span text:style-name="T1972">о гигантских военных ассигнованиях, вдруг останавливается:</text:span></text:span><text:span text:style-name="Source_20_Text"><text:span text:style-name="T1056">– «</text:span></text:span><text:span text:style-name="Source_20_Text"><text:span text:style-name="T1186">О, поебать...» <text:s/></text:span></text:span><text:span text:style-name="Source_20_Text"><text:span text:style-name="T1407">Fickt es,</text:span></text:span><text:span text:style-name="Source_20_Text"><text:span text:style-name="T1186"> фраза, что вскоре станет бессмертной, звенит до небес, прокатывается над страной, </text:span></text:span><text:span text:style-name="Source_20_Text"><text:span text:style-name="T1407"><text:s/>Ja, fickt es! </text:span></text:span><text:span text:style-name="Source_20_Text"><text:span text:style-name="T1056">–«</text:span></text:span><text:span text:style-name="Source_20_Text"><text:span text:style-name="T1187">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19"><text:span text:style-name="Source_20_Text"><text:span text:style-name="T1188">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707"><text:span text:style-name="Source_20_Text"><text:span text:style-name="T2016">Армия ЛЮБОВНИКОВ МОЖЕТ БЫТЬ ПОБЕЖДЕНА.</text:span></text:span></text:p>
      <text:p text:style-name="P634"><text:span text:style-name="Source_20_Text"><text:span text:style-name="T1922">Руди и Ваня затеяли спор об уличной тактике. Где-то кап</text:span></text:span><text:span text:style-name="Source_20_Text"><text:span text:style-name="T2017">л</text:span></text:span><text:span text:style-name="Source_20_Text"><text:span text:style-name="T1922">ет вода. </text:span></text:span><text:span text:style-name="Source_20_Text"><text:span text:style-name="T2017">Улица нагоняет, даёт чувствовать себя повсюду. </text:span></text:span><text:span text:style-name="Source_20_Text"><text:span text:style-name="T2018">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text:span></text:span><text:span text:style-name="Source_20_Text"><text:span text:style-name="T2019">какие-то</text:span></text:span><text:span text:style-name="Source_20_Text"><text:span text:style-name="T2018"> оправдания. </text:span></text:span><text:span text:style-name="Source_20_Text"><text:span text:style-name="T2020">Беспокоился о безопасности, попасть в кадр кого-нибудь из фотографов в кожаных куртках, которые всегда по краям демонстрации. Или же: </text:span></text:span><text:span text:style-name="Source_20_Text"><text:span text:style-name="T1056">–«</text:span></text:span><text:span text:style-name="Source_20_Text"><text:span text:style-name="T1190">Но как же с Ильзе? А если там будет драка?» Если будет драка, как нам быть с Францем?</text:span></text:span></text:p>
      <text:p text:style-name="P634"><text:span text:style-name="Source_20_Text"><text:span text:style-name="T1190">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text:span></text:span><text:span text:style-name="Source_20_Text"><text:span text:style-name="T1191">мужчина в чёрном костюме и коричневой безрукавке схвачен полицейскими, вцепились по одному в каждую руку, пытаются вскинуть его голову, он скалится, </text:span></text:span><text:span text:style-name="Source_20_Text"><text:span text:style-name="T1192">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P635"><text:span text:style-name="Source_20_Text"><text:span text:style-name="T1192">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P636"><text:span text:style-name="Source_20_Text"><text:span text:style-name="T1193">Но он качал головой: </text:span></text:span><text:span text:style-name="Source_20_Text"><text:span text:style-name="T1056">–«</text:span></text:span><text:span text:style-name="Source_20_Text"><text:span text:style-name="T1193">Это разное, Лени. Важно довести функцию до её предела. </text:span></text:span><text:span text:style-name="Source_20_Text"><text:span text:style-name="T1192">Δt </text:span></text:span><text:span text:style-name="Source_20_Text"><text:span text:style-name="T1193">всего лишь способ достичь этого.»</text:span></text:span></text:p>
      <text:p text:style-name="P637"><text:soft-page-break/><text:span text:style-name="Source_20_Text"><text:span text:style-name="T1193">У него есть, то есть был, этот способ лишать вещи всякой восхитительности всего парой слов. </text:span></text:span><text:span text:style-name="Source_20_Text"><text:span text:style-name="T1194">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1408">Нибелунгов</text:span></text:span><text:span text:style-name="Source_20_Text"><text:span text:style-name="T1194">. </text:span></text:span><text:span text:style-name="Source_20_Text"><text:span text:style-name="T1195">Пропустил как Атилла ворвался с Востока уничтожить Бургундцев. Франц любил кино, но так он смотрел фильмы, заснёт-проснётся. «Ты человек причины-и-следствия»,</text:span></text:span><text:span text:style-name="Source_20_Text"><text:span text:style-name="T1056">– </text:span></text:span><text:span text:style-name="Source_20_Text"><text:span text:style-name="T1195">восклицала она. Как он увязывал фрагменты, которые смотрел пока не закроются глаза?</text:span></text:span></text:p>
      <text:p text:style-name="P638"><text:span text:style-name="Source_20_Text"><text:span text:style-name="T1196">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P639"><text:span text:style-name="Source_20_Text"><text:span text:style-name="T1056">– </text:span></text:span><text:span text:style-name="Source_20_Text"><text:span text:style-name="T1197">Не произвели,</text:span></text:span><text:span text:style-name="Source_20_Text"><text:span text:style-name="T1056">– </text:span></text:span><text:span text:style-name="Source_20_Text"><text:span text:style-name="T1197">защищалась она,</text:span></text:span><text:span text:style-name="Source_20_Text"><text:span text:style-name="T1056">– </text:span></text:span><text:span text:style-name="Source_20_Text"><text:span text:style-name="T1197">не причинили. Всё идёт вместе. Параллельно, не друг за другом. Метафора. Знаки и симптомы. Наложение на разные системы координат, я не знаю...</text:span></text:span><text:span text:style-name="Source_20_Text"><text:span text:style-name="T1056">– </text:span></text:span><text:span text:style-name="Source_20_Text"><text:span text:style-name="T1197">Она не знала и просто лишь хотела достучаться до него.</text:span></text:span></text:p>
      <text:p text:style-name="P639"><text:span text:style-name="Source_20_Text"><text:span text:style-name="T1197">Но он ответил: </text:span></text:span><text:span text:style-name="Source_20_Text"><text:span text:style-name="T1056">–«</text:span></text:span><text:span text:style-name="Source_20_Text"><text:span text:style-name="T1197">Попробуй спроектируй что-то в этом роде и чтобы работало».</text:span></text:span></text:p>
      <text:p text:style-name="P640"><text:span text:style-name="Source_20_Text"><text:span text:style-name="T1198">Они посмотрели <text:s/></text:span></text:span><text:span text:style-name="Source_20_Text"><text:span text:style-name="T1409">Die Frau im Mond</text:span></text:span><text:span text:style-name="Source_20_Text"><text:span text:style-name="T1198">.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P641"><text:span text:style-name="Source_20_Text"><text:span text:style-name="T1199">Разве с ним что-то могло быть надолго? </text:span></text:span><text:span text:style-name="Source_20_Text"><text:span text:style-name="T1200">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text:span></text:span><text:span text:style-name="Source_20_Text"><text:span text:style-name="T1201">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P642"><text:span text:style-name="Source_20_Text"><text:span text:style-name="T1202">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P643"><text:span text:style-name="Source_20_Text"><text:span text:style-name="T1203">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1410">Hinterhöfe</text:span></text:span><text:span text:style-name="Source_20_Text"><text:span text:style-name="T1203">.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text:span></text:span><text:span text:style-name="Source_20_Text"><text:span text:style-name="T1204">(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text:span></text:span><text:span text:style-name="Source_20_Text"><text:span text:style-name="T1205">звук бригады</text:span></text:span><text:span text:style-name="Source_20_Text"><text:span text:style-name="T1204"> разрушения, </text:span></text:span><text:span text:style-name="Source_20_Text"><text:span text:style-name="T1205">только голосов не слышно, и даже света он не разглядел в глубине… он позвал, но раз</text:span></text:span><text:span text:style-name="Source_20_Text"><text:span text:style-name="T1206">гром</text:span></text:span><text:span text:style-name="Source_20_Text"><text:span text:style-name="T1205"> продолжалось, громкий скрежет в потрохах позади <text:s/>электрической бегущей строки, которая тоже, как он заметил, была отключена….) </text:span></text:span><text:span text:style-name="Source_20_Text"><text:span text:style-name="T1206">Он побрёл, смертельно усталый, на несколько миль к северу, в Райникендорф, квартал небольших фабрик, ржавеющей жести крыш, борделей, </text:span></text:span><text:span text:style-name="Source_20_Text"><text:span text:style-name="T1209">хижин</text:span></text:span><text:span text:style-name="Source_20_Text"><text:span text:style-name="T1206">,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text:span></text:span><text:span text:style-name="Source_20_Text"><text:span text:style-name="T1207">одна из окраин, где каждую ночь бьётся стекло. Должно быт</text:span></text:span><text:span text:style-name="Source_20_Text"><text:span text:style-name="T1209">ь</text:span></text:span><text:span text:style-name="Source_20_Text"><text:span text:style-name="T1207"> это ветер притащил его вдоль грязной дороги, мимо старой воинской части, которую теперь заняла полиция, </text:span></text:span><text:span text:style-name="Source_20_Text"><text:span text:style-name="T1209">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1209">и они на электрическом трамвае поехали к Рейнским Водопадам. </text:span></text:span><text:span text:style-name="Source_20_Text"><text:span text:style-name="T1210">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text:span></text:span><text:span text:style-name="Source_20_Text"><text:span text:style-name="T1211">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text:span></text:span><text:span text:style-name="Source_20_Text"><text:span text:style-name="T1212">Бетонные коробки бараков и десятиметровых насыпей высились неподалёку, а за ними звук, звук водопада, <text:s/>нарастал, окликая из его воспоминаний. </text:span></text:span><text:span text:style-name="Source_20_Text"><text:span text:style-name="T1213">Такими были призраки нашедшие Франца, не привидения людей, но форм энергии, абстракций….</text:span></text:span></text:p>
      <text:p text:style-name="P643"><text:span text:style-name="Source_20_Text"><text:span text:style-name="T1214">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P643"><text:span text:style-name="Source_20_Text"><text:span text:style-name="T1214">Звук начал меняться, прерываясь время от времени. Удивлённому Францу он не </text:span></text:span><text:span text:style-name="Source_20_Text"><text:span text:style-name="T1218">по</text:span></text:span><text:span text:style-name="Source_20_Text"><text:span text:style-name="T1214">казался зловещим, просто другим. Но свет стал ярче и наблюдающие фигуры вдруг бросились в укрытия, ракета взревела и издала протяжный </text:span></text:span><text:span text:style-name="Source_20_Text"><text:span text:style-name="T1215">треск</text:span></text:span><text:span text:style-name="Source_20_Text"><text:span text:style-name="T1214">, голоса ор</text:span></text:span><text:span text:style-name="Source_20_Text"><text:span text:style-name="T1215">ут</text:span></text:span><text:span text:style-name="Source_20_Text"><text:span text:style-name="T1214"> </text:span></text:span><text:span text:style-name="Source_20_Text"><text:span text:style-name="T1411">ложись</text:span></text:span><text:span text:style-name="Source_20_Text"><text:span text:style-name="T1214"> и он шлёпнулся в грязь как раз в момент, когда серебряная штука </text:span></text:span><text:span text:style-name="Source_20_Text"><text:span text:style-name="T1216">разлетелась на куски с ужасным взрывом, метал прошелестел сквозь воздух где он только что стоял, </text:span></text:span><text:span text:style-name="Source_20_Text"><text:span text:style-name="T1217">Франц прижимается к земле, в ушах звон, ничего не чувствует, ни даже холода, на какое-то время не понять остался ли он ещё в своём теле….</text:span></text:span></text:p>
      <text:p text:style-name="P644"><text:span text:style-name="Source_20_Text"><text:span text:style-name="T1219">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text:span></text:span><text:span text:style-name="Source_20_Text"><text:span text:style-name="T1220">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text:span></text:span><text:span text:style-name="Source_20_Text"><text:span text:style-name="T1221">о</text:span></text:span><text:span text:style-name="Source_20_Text"><text:span text:style-name="T1220">ванием, потому что Юстус фон Либиг</text:span></text:span><text:span text:style-name="Source_20_Text"><text:span text:style-name="T1219"> </text:span></text:span><text:span text:style-name="Source_20_Text"><text:span text:style-name="T1221">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text:span></text:span><text:span text:style-name="Source_20_Text"><text:span text:style-name="T1222">дребезжащем </text:span></text:span><text:span text:style-name="Source_20_Text"><text:span text:style-name="T1412">Schnellbahnwagen</text:span></text:span><text:span text:style-name="Source_20_Text"><text:span text:style-name="T1222">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text:span></text:span><text:span text:style-name="Source_20_Text"><text:span text:style-name="T1219"> </text:span></text:span><text:span text:style-name="Source_20_Text"><text:span text:style-name="T1222">Какое-то время они переписывались, потом прекратили. </text:span></text:span></text:p>
      <text:p text:style-name="P645"><text:span text:style-name="Source_20_Text"><text:span text:style-name="T1223">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text:span></text:span><text:span text:style-name="Source_20_Text"><text:span text:style-name="T1224">исток </text:span></text:span><text:span text:style-name="Source_20_Text"><text:span text:style-name="T1223">тепл</text:span></text:span><text:span text:style-name="Source_20_Text"><text:span text:style-name="T1224">а</text:span></text:span><text:span text:style-name="Source_20_Text"><text:span text:style-name="T1223">, специфический импульс, толкающий поток….</text:span></text:span></text:p>
      <text:p text:style-name="P646"><text:span text:style-name="Source_20_Text"><text:span text:style-name="T1223">– </text:span></text:span><text:span text:style-name="Source_20_Text"><text:span text:style-name="T1225">Это был провал,</text:span></text:span><text:span text:style-name="Source_20_Text"><text:span text:style-name="T1223">– </text:span></text:span><text:span text:style-name="Source_20_Text"><text:span text:style-name="T1226">Франц, пошатываясь под электрической лампочкой в три или четыре часа утра, с широкой улыбкой на лице,</text:span></text:span><text:span text:style-name="Source_20_Text"><text:span text:style-name="T1223">– </text:span></text:span><text:span text:style-name="Source_20_Text"><text:span text:style-name="T1226">не удалось, Лени, но они говорят лишь об успехе! Двадцать килограммов сдвинулись на несколько секунд, но </text:span></text:span><text:span text:style-name="Source_20_Text"><text:span text:style-name="T1413">этого никто раньше не делал</text:span></text:span><text:span text:style-name="Source_20_Text"><text:span text:style-name="T1226">. Я бы не поверил Лени я видел нечто, </text:span></text:span><text:span text:style-name="Source_20_Text"><text:span text:style-name="T1227">чего</text:span></text:span><text:span text:style-name="Source_20_Text"><text:span text:style-name="T1226"> никто раньше не делал….</text:span></text:span></text:p>
      <text:p text:style-name="P647"><text:span text:style-name="Source_20_Text"><text:span text:style-name="T1228">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1414">Wandervögel</text:span></text:span><text:span text:style-name="Source_20_Text"><text:span text:style-name="T1228"> идиотизма бегать всю ночь по болоту называя себя Обществом Навигации в Пространстве?</text:span></text:span></text:p>
      <text:p text:style-name="P648"><text:soft-page-break/><text:span text:style-name="Source_20_Text"><text:span text:style-name="T1229">Лени выросла в Любеке, в ряду </text:span></text:span><text:span text:style-name="Source_20_Text"><text:span text:style-name="T1415">kleinbürger</text:span></text:span><text:span text:style-name="Source_20_Text"><text:span text:style-name="T1229"> домиков вдоль Траве. </text:span></text:span><text:span text:style-name="Source_20_Text"><text:span text:style-name="T1230">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1416">должно</text:span></text:span><text:span text:style-name="Source_20_Text"><text:span text:style-name="T1230"> быть. Её выход из всполошённой мещанской сдавленности, с оплатой в лучшие времена, после Революции.</text:span></text:span></text:p>
      <text:p text:style-name="P649"><text:span text:style-name="Source_20_Text"><text:span text:style-name="T1231">Франц, в шутку, часто называл её «Ленин». </text:span></text:span><text:span text:style-name="Source_20_Text"><text:span text:style-name="T1232">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1417">Bürgerlichkeit, </text:span></text:span><text:span text:style-name="Source_20_Text"><text:span text:style-name="T1232"><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text:span></text:span><text:span text:style-name="Source_20_Text"><text:span text:style-name="T1233">Судьба всё это сделает с тобой. </text:span></text:span></text:p>
      <text:p text:style-name="P650"><text:span text:style-name="Source_20_Text"><text:span text:style-name="T1234">Франц любил её невротически, по-мазохистски, он принадлежал ей и верил, что она сможет унести его на своей спине куда-то, где Судьба не сможет достать. </text:span></text:span><text:span text:style-name="Source_20_Text"><text:span text:style-name="T1235">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P651"><text:span text:style-name="Source_20_Text"><text:span text:style-name="T123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1418">Raketenflugplatz</text:span></text:span><text:span text:style-name="Source_20_Text"><text:span text:style-name="T1235">, где его будут использовать милитаристы и картели. Пусть летит на мёртвую луну, если есть охота….</text:span></text:span></text:p>
      <text:p text:style-name="P652"><text:span text:style-name="Source_20_Text"><text:span text:style-name="T1236">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text:span></text:span><text:span text:style-name="Source_20_Text"><text:span text:style-name="T1235"> –«</text:span></text:span><text:span text:style-name="Source_20_Text"><text:span text:style-name="T1236">Будешь?»</text:span></text:span></text:p>
      <text:p text:style-name="P652"><text:span text:style-name="Source_20_Text"><text:span text:style-name="T1237">Не такая уж она и Еврейка. Отчего половина всех известных Левых</text:span></text:span><text:span text:style-name="Source_20_Text"><text:span text:style-name="T1236"> <text:s/></text:span></text:span><text:span text:style-name="Source_20_Text"><text:span text:style-name="T1237">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P653"><text:span text:style-name="Source_20_Text"><text:span text:style-name="T1235">– </text:span></text:span><text:span text:style-name="Source_20_Text"><text:span text:style-name="T1237">Если он сюда придёт, скажи ты меня не видела.</text:span></text:span></text:p>
      <text:p text:style-name="P653"><text:span text:style-name="Source_20_Text"><text:span text:style-name="T1237">Они пришли к Петеру Сачса совсем в темноте. У него вот-вот начнётся сеанс. Она тут же почувствовала </text:span></text:span><text:span text:style-name="Source_20_Text"><text:span text:style-name="T1238">какое</text:span></text:span><text:span text:style-name="Source_20_Text"><text:span text:style-name="T1237"> </text:span></text:span><text:span text:style-name="Source_20_Text"><text:span text:style-name="T1238">блядское</text:span></text:span><text:span text:style-name="Source_20_Text"><text:span text:style-name="T1237"> на ней пальто и </text:span></text:span><text:span text:style-name="Source_20_Text"><text:span text:style-name="T1238">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1419">чересчур</text:span></text:span><text:span text:style-name="Source_20_Text"><text:span text:style-name="T1238"> роскошны. Хмм. Мужчин собралось больше, чем обычно. Лени подмечает на лацканах, тут и там, серебряные свастики. </text:span></text:span><text:span text:style-name="Source_20_Text"><text:span text:style-name="T1239">На столах отличные вина 21-го и 22-го. </text:span></text:span><text:span text:style-name="Source_20_Text"><text:span text:style-name="T1420">Schloss Vollrads, Zeltinger, Piesporter—</text:span></text:span><text:span text:style-name="Source_20_Text"><text:span text:style-name="T1239">тут Особый Случай.</text:span></text:span></text:p>
      <text:p text:style-name="P654"><text:span text:style-name="Source_20_Text"><text:span text:style-name="T1239">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P654"><text:span text:style-name="Source_20_Text"><text:span text:style-name="T1239"/></text:span></text:p>
      <text:p text:style-name="P654"><text:span text:style-name="Source_20_Text"><text:span text:style-name="T1420">Knallt ab den Juden Rathenau,</text:span></text:span></text:p>
      <text:p text:style-name="P654"><text:span text:style-name="Source_20_Text"><text:span text:style-name="T1420">Die gottverdammte Judensau . . </text:span></text:span><text:span text:style-name="Source_20_Text"><text:span text:style-name="T1239">.</text:span></text:span></text:p>
      <text:p text:style-name="P654"><text:span text:style-name="Source_20_Text"><text:span text:style-name="T1239"/></text:span></text:p>
      <text:p text:style-name="P654"><text:span text:style-name="Source_20_Text"><text:span text:style-name="T1239">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P655"><text:span text:style-name="Source_20_Text"><text:span text:style-name="T1240">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text:span></text:span><text:span text:style-name="Source_20_Text"><text:span text:style-name="T1241">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1241">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text:span></text:span><text:span text:style-name="Source_20_Text"><text:span text:style-name="T1242">Снова менталитет Сумерков Богов. Оружие было известно как С-5227, где «С</text:span></text:span><text:span text:style-name="Source_20_Text"><text:span text:style-name="T1241">» </text:span></text:span><text:span text:style-name="Source_20_Text"><text:span text:style-name="T1242">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1421">Interessengemeinschaft</text:span></text:span><text:span text:style-name="Source_20_Text"><text:span text:style-name="T1242">, Товарищество по Интересам… а что насчёт случая катализаторного отравления в Праге—</text:span></text:span><text:span text:style-name="Source_20_Text"><text:span text:style-name="T1243">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P656"><text:span text:style-name="Source_20_Text"><text:span text:style-name="T1244">Элита, которые сядут сегодня, представители корпоративной толпы Нацистов, </text:span></text:span><text:span text:style-name="Source_20_Text"><text:span text:style-name="T1245">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P657"><text:span text:style-name="Source_20_Text"><text:span text:style-name="T1246">В толпе глаза её встрелили взгляд Петера. «Я ушла от него»,– шепнула она кивая, когда они пожимали руки. </text:span></text:span></text:p>
      <text:p text:style-name="P657"><text:span text:style-name="Source_20_Text"><text:span text:style-name="T1246">– 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1422">его</text:span></text:span><text:span text:style-name="Source_20_Text"><text:span text:style-name="T1246">, так же, как не принадлежала Францу?</text:span></text:span></text:p>
      <text:p text:style-name="P657"><text:span text:style-name="Source_20_Text"><text:span text:style-name="T1246">– Да, конечно. Что происходит?</text:span></text:span></text:p>
      <text:p text:style-name="P657"><text:span text:style-name="Source_20_Text"><text:span text:style-name="T1246">Он фыркает, выражая </text:span></text:span><text:span text:style-name="Source_20_Text"><text:span text:style-name="T1422">они мне не сказали</text:span></text:span><text:span text:style-name="Source_20_Text"><text:span text:style-name="T1246">. Они используют его—всегда использовали, различные они, вот уже десять лет. </text:span></text:span><text:span text:style-name="Source_20_Text"><text:span text:style-name="T1247">Но он никогда не знает каким образом, разве что в редком случае, по намёку, перехватив улыбки. </text:span></text:span><text:span text:style-name="Source_20_Text"><text:span text:style-name="T1248">Кривое и навсегда затуманенное зеркало, улыбки клиентов….</text:span></text:span></text:p>
      <text:p text:style-name="P658"><text:span text:style-name="Source_20_Text"><text:span text:style-name="T1249">Зачем им нужен Ратенау в эту ночь? Что Цезарь на самом деле сказал своему протеже, когда рухнул? <text:s/></text:span></text:span><text:span text:style-name="Source_20_Text"><text:span text:style-name="T1423">Et tu, Brute,</text:span></text:span><text:span text:style-name="Source_20_Text"><text:span text:style-name="T1249">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1423">et-tu-Brute. </text:span></text:span><text:span text:style-name="Source_20_Text"><text:span text:style-name="T1249">Передаётся истина настолько жуткая, что история—в <text:s/>лучшем случае сговор, не всегда между джентльменами, облапошить—ни за что не примет её. </text:span></text:span><text:span text:style-name="Source_20_Text"><text:span text:style-name="T1250">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text:span></text:span><text:span text:style-name="Source_20_Text"><text:span text:style-name="T1251">может сказать о былом распределении? </text:span></text:span><text:span text:style-name="Source_20_Text"><text:span text:style-name="T1252">Наверное, ничего настолько невероятного, что он мог сказать в момент когда шок шибанул его смертные нервы, когда вкрылился Ангел….</text:span></text:span></text:p>
      <text:p text:style-name="P659"><text:span text:style-name="Source_20_Text"><text:span text:style-name="T1253">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text:span></text:span><text:span text:style-name="Source_20_Text"><text:span text:style-name="T1254">е</text:span></text:span><text:span text:style-name="Source_20_Text"><text:span text:style-name="T1253">, чем </text:span></text:span><text:span text:style-name="Source_20_Text"><text:span text:style-name="T1254">какой-другой индустриальный наследник</text:span></text:span><text:span text:style-name="Source_20_Text"><text:span text:style-name="T1253">—</text:span></text:span><text:span text:style-name="Source_20_Text"><text:span text:style-name="T1254">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text:span></text:span><text:span text:style-name="Source_20_Text"><text:span text:style-name="T1253">—</text:span></text:span><text:span text:style-name="Source_20_Text"><text:span text:style-name="T1254">структура основанная, тут нечему удивляться, на той, что он создал в Германии для ведения Мировой Войны. </text:span></text:span></text:p>
      <text:p text:style-name="P660"><text:span text:style-name="Source_20_Text"><text:span text:style-name="T1254">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text:span></text:span><text:span text:style-name="Source_20_Text"><text:span text:style-name="T1255">Это даже может</text:span></text:span><text:span text:style-name="Source_20_Text"><text:span text:style-name="T1253">—</text:span></text:span><text:soft-page-break/><text:span text:style-name="Source_20_Text"><text:span text:style-name="T1255">при достаточно параноидальном взгляде</text:span></text:span><text:span text:style-name="Source_20_Text"><text:span text:style-name="T1253">—</text:span></text:span><text:span text:style-name="Source_20_Text"><text:span text:style-name="T1255">выглядеть сотрудничеством тут, между обоими сторонами Стены, материей и духом. Что они знают </text:span></text:span><text:span text:style-name="Source_20_Text"><text:span text:style-name="T1424">такое</text:span></text:span><text:span text:style-name="Source_20_Text"><text:span text:style-name="T1255">, чего не знают бесправные? Какая жуткая структура сокрыта видом разнообразия и предпринимательства? </text:span></text:span></text:p>
      <text:p text:style-name="P661"><text:span text:style-name="Source_20_Text"><text:span text:style-name="T1256">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1425">Herrenklub</text:span></text:span><text:span text:style-name="Source_20_Text"><text:span text:style-name="T1256">—«у нас теперь есть даже благословение Еврея!» </text:span></text:span><text:span text:style-name="Source_20_Text"><text:span text:style-name="T1257">Что ни </text:span></text:span><text:span text:style-name="Source_20_Text"><text:span text:style-name="T1258">п</text:span></text:span><text:span text:style-name="Source_20_Text"><text:span text:style-name="T1257">ришло бы в эту ночь через медиума, они исказят, подредактируют в благословение. Это измывательство над разреженными. </text:span></text:span></text:p>
      <text:p text:style-name="P662"><text:span text:style-name="Source_20_Text"><text:span text:style-name="T1257">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text:span></text:span><text:span text:style-name="Source_20_Text"><text:span text:style-name="T1259">неоновых, накаливания, звёздными… послания вплетаются в сеть информации, которую никто не в силах избежать….</text:span></text:span></text:p>
      <text:p text:style-name="P663"><text:span text:style-name="Source_20_Text"><text:span text:style-name="T1259">– </text:span></text:span><text:span text:style-name="Source_20_Text"><text:span text:style-name="T1260">Путь ясен,</text:span></text:span><text:span text:style-name="Source_20_Text"><text:span text:style-name="T1259">– </text:span></text:span><text:span text:style-name="Source_20_Text"><text:span text:style-name="T1260">голос движет губами Сачсы и напряжённо белым горлом.</text:span></text:span><text:span text:style-name="Source_20_Text"><text:span text:style-name="T1259">– </text:span></text:span><text:span text:style-name="Source_20_Text"><text:span text:style-name="T1261">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text:span></text:span><text:span text:style-name="Source_20_Text"><text:span text:style-name="T1262">ш</text:span></text:span><text:span text:style-name="Source_20_Text"><text:span text:style-name="T1261">ей. </text:span></text:span><text:span text:style-name="Source_20_Text"><text:span text:style-name="T1262">Вы хотите знать лишь про свой путь, ваш Автобан.</text:span></text:span></text:p>
      <text:p text:style-name="P664"><text:span text:style-name="Source_20_Text"><text:span text:style-name="T1259">– </text:span></text:span><text:span text:style-name="Source_20_Text"><text:span text:style-name="T1262">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P664"><text:span text:style-name="Source_20_Text"><text:span text:style-name="T1259">– </text:span></text:span><text:span text:style-name="Source_20_Text"><text:span text:style-name="T1262">Я слушаю, херр Ратенау,</text:span></text:span><text:span text:style-name="Source_20_Text"><text:span text:style-name="T1259">– </text:span></text:span><text:span text:style-name="Source_20_Text"><text:span text:style-name="T1262">отвечает Смарагд из ИГ Фарбен.</text:span></text:span></text:p>
      <text:p text:style-name="P664"><text:span text:style-name="Source_20_Text"><text:span text:style-name="T1259">– </text:span></text:span><text:span text:style-name="Source_20_Text"><text:span text:style-name="T1262">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text:span></text:span><text:span text:style-name="Source_20_Text"><text:span text:style-name="T1263">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text:span></text:span><text:span text:style-name="Source_20_Text"><text:span text:style-name="T1265">о</text:span></text:span><text:span text:style-name="Source_20_Text"><text:span text:style-name="T1263">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text:span></text:span><text:span text:style-name="Source_20_Text"><text:span text:style-name="T1265">настойчиво </text:span></text:span><text:span text:style-name="Source_20_Text"><text:span text:style-name="T1263">провели договор Раппало? Это было необходимым шагом на восток. Вимпе может вам рассказать. </text:span></text:span><text:span text:style-name="Source_20_Text"><text:span text:style-name="T1264">Этот <text:s/></text:span></text:span><text:span text:style-name="Source_20_Text"><text:span text:style-name="T1426">V-Mann</text:span></text:span><text:span text:style-name="Source_20_Text"><text:span text:style-name="T1264"> тоже был там. </text:span></text:span><text:span text:style-name="Source_20_Text"><text:span text:style-name="T1265">Отчего, по-вашему, мы так добивались, чтобы Крупп продавал им сельскохозяйственную технику? </text:span></text:span><text:span text:style-name="Source_20_Text"><text:span text:style-name="T1266">Это было частью процесса. В то время я не понимал этого так ясно, как сейчас. Но я знал что мне следует делать.</text:span></text:span></text:p>
      <text:p text:style-name="P665"><text:span text:style-name="Source_20_Text"><text:span text:style-name="T1259">– </text:span></text:span><text:span text:style-name="Source_20_Text"><text:span text:style-name="T1266">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1427">никогда не увидим</text:span></text:span><text:span text:style-name="Source_20_Text"><text:span text:style-name="T1266">. </text:span></text:span><text:span text:style-name="Source_20_Text"><text:span text:style-name="T1267">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P665"><text:span text:style-name="Source_20_Text"><text:span text:style-name="T1259">– </text:span></text:span><text:span text:style-name="Source_20_Text"><text:span text:style-name="T1268">Мы считали это индустриальным процессом. Но в этом было больше. Мы передали угольные смолы. </text:span></text:span><text:span text:style-name="Source_20_Text"><text:span text:style-name="T1269">Тысячи различных молекул ожидали в пропущенном дерьме. Вот знак </text:span></text:span><text:soft-page-break/><text:span text:style-name="Source_20_Text"><text:span text:style-name="T1269">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P666"><text:span text:style-name="Source_20_Text"><text:span text:style-name="T1259">– </text:span></text:span><text:span text:style-name="Source_20_Text"><text:span text:style-name="T1269">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P667"><text:span text:style-name="Source_20_Text"><text:span text:style-name="T1259">– </text:span></text:span><text:span text:style-name="Source_20_Text"><text:span text:style-name="T1428">Нашу</text:span></text:span><text:span text:style-name="Source_20_Text"><text:span text:style-name="T1270"> ИГ, я бы сказал,</text:span></text:span><text:span text:style-name="Source_20_Text"><text:span text:style-name="T1259">– </text:span></text:span><text:span text:style-name="Source_20_Text"><text:span text:style-name="T1270">отвечает Смарагд с более, чем обычной натянутостью и холодом.</text:span></text:span></text:p>
      <text:p text:style-name="P668"><text:span text:style-name="Source_20_Text"><text:span text:style-name="T1259">– </text:span></text:span><text:span text:style-name="Source_20_Text"><text:span text:style-name="T1271">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text:span></text:span><text:span text:style-name="Source_20_Text"><text:span text:style-name="T1272">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text:span></text:span><text:span text:style-name="Source_20_Text"><text:span text:style-name="T1259">– </text:span></text:span><text:span text:style-name="Source_20_Text"><text:span text:style-name="T1272">некоторое перешёптывание вокруг стола на это</text:span></text:span><text:span text:style-name="Source_20_Text"><text:span text:style-name="T1259">– </text:span></text:span><text:span text:style-name="Source_20_Text"><text:span text:style-name="T1272">как вам известно. Получается, устойчивость структур вспомагающих смерти. Смерть превращённая в больше смерти. Совершенств</text:span></text:span><text:span text:style-name="Source_20_Text"><text:span text:style-name="T1274">у</text:span></text:span><text:span text:style-name="Source_20_Text"><text:span text:style-name="T1272">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text:span></text:span><text:span text:style-name="Source_20_Text"><text:span text:style-name="T1273">В этом знак притворщицы Смерти.</text:span></text:span></text:p>
      <text:p text:style-name="P669"><text:span text:style-name="Source_20_Text"><text:span text:style-name="T1259">– </text:span></text:span><text:span text:style-name="Source_20_Text"><text:span text:style-name="T1273">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P670"><text:span text:style-name="Source_20_Text"><text:span text:style-name="T1259">– <text:s/></text:span></text:span><text:span text:style-name="Source_20_Text"><text:span text:style-name="T1274">Вам следует задаться двумя вопросами. Первый, в чём истинная природа синтеза? И следующий: в чём истинная природа контроля?</text:span></text:span></text:p>
      <text:p text:style-name="P670"><text:span text:style-name="Source_20_Text"><text:span text:style-name="T1259">– </text:span></text:span><text:span text:style-name="Source_20_Text"><text:span text:style-name="T1274">Вам кажется, что вы знаете, вы цепляетесь за свои убеждения. Но рано или поздно, вам придётся с ними расстаться.</text:span></text:span></text:p>
      <text:p text:style-name="P670"><text:span text:style-name="Source_20_Text"><text:span text:style-name="T1274">Затяжная тишина. Некоторое шевеление на стульях вокруг стола, однако спаренные мизинцы <text:s/>удерживают соприкосновение.</text:span></text:span></text:p>
      <text:p text:style-name="P671"><text:span text:style-name="Source_20_Text"><text:span text:style-name="T1259">– </text:span></text:span><text:span text:style-name="Source_20_Text"><text:span text:style-name="T1274">Херр Ратенау, </text:span></text:span><text:span text:style-name="Source_20_Text"><text:span text:style-name="T1275">вы можете сказать мне прямо,</text:span></text:span><text:span text:style-name="Source_20_Text"><text:span text:style-name="T1259">– </text:span></text:span><text:span text:style-name="Source_20_Text"><text:span text:style-name="T1274">этой Хайнц Риппенштос, </text:span></text:span><text:span text:style-name="Source_20_Text"><text:span text:style-name="T1275">шальной </text:span></text:span><text:span text:style-name="Source_20_Text"><text:span text:style-name="T1274"><text:s/>нацистский </text:span></text:span><text:span text:style-name="Source_20_Text"><text:span text:style-name="T1275">шутник и перекати-поле. Сидящие начинают хихикать и Петер Сачса возвращается в свою комнату.</text:span></text:span><text:span text:style-name="Source_20_Text"><text:span text:style-name="T1259">– <text:s/></text:span></text:span><text:span text:style-name="Source_20_Text"><text:span text:style-name="T1275">Так Бог вправду Еврей?</text:span></text:span></text:p>
      <text:p text:style-name="P672"><draw:frame draw:style-name="fr2" draw:name="Image20" text:anchor-type="paragraph" svg:x="0.1665in" svg:y="0.0673in" svg:width="6.9252in" svg:height="0.3661in" draw:z-index="20"><draw:image xlink:href="Pictures/1000000000000B720000009B428C9716555D8079.png" xlink:type="simple" xlink:show="embed" xlink:actuate="onLoad" loext:mime-type="image/png"/></draw:frame><text:span text:style-name="Source_20_Text"><text:span text:style-name="T1276">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text:span></text:span><text:span text:style-name="Source_20_Text"><text:span text:style-name="T1277">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text:span></text:span><text:span text:style-name="Source_20_Text"><text:span text:style-name="T1278">обросшая кистой, не реагирующая на джаз, депрессию, войну—выживший, </text:span></text:span><text:soft-page-break/><text:span text:style-name="Source_20_Text"><text:span text:style-name="T1278">если угодно, кусочек покойного д-ра Джамфа, собственной персоной, после смерти, после расчёта в, в старой центральной палате, знаете ли….</text:span></text:span></text:p>
      <text:p text:style-name="P673"><text:span text:style-name="Source_20_Text"><text:span text:style-name="T1279">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text:span></text:span><text:span text:style-name="Source_20_Text"><text:span text:style-name="T1280">ОИА. Или он тоже почувствовал вилу Пойнтсмена? Покупает себе индульгенцию?</text:span></text:span></text:p>
      <text:p text:style-name="P674"><text:span text:style-name="Source_20_Text"><text:span text:style-name="T1280">Иногда среди дня Пойнтсмен обнаруживает, что его <text:s/>член стоит. Он начал рассказывать анекдоты, английские анекдоты вивисектора-Павловца, </text:span></text:span><text:span text:style-name="Source_20_Text"><text:span text:style-name="T1281">в которых всё вертится вокруг какого-нибудь несчастного случая: латинское <text:s/></text:span></text:span><text:span text:style-name="Source_20_Text"><text:span text:style-name="T1429">cortex</text:span></text:span><text:span text:style-name="Source_20_Text"><text:span text:style-name="T1281"> переводится на английский как «кора», как собаки используют кору деревьев? </text:span></text:span><text:span text:style-name="Source_20_Text"><text:span text:style-name="T1282">(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1430">Cor, Tex</text:span></text:span><text:span text:style-name="Source_20_Text"><text:span text:style-name="T1282">!") Один раз по ходу ежегодного Рождественского Вечера в ПРПУК, Моди Чилкс завела Пойнтсмена в кладовку полную беладо</text:span></text:span><text:span text:style-name="Source_20_Text"><text:span text:style-name="T1283">н</text:span></text:span><text:span text:style-name="Source_20_Text"><text:span text:style-name="T1282">ны, марли, </text:span></text:span><text:span text:style-name="Source_20_Text"><text:span text:style-name="T1283">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text:span></text:span><text:span text:style-name="Source_20_Text"><text:span text:style-name="T1284">ий</text:span></text:span><text:span text:style-name="Source_20_Text"><text:span text:style-name="T1283">, сочн</text:span></text:span><text:span text:style-name="Source_20_Text"><text:span text:style-name="T1284">ый</text:span></text:span><text:span text:style-name="Source_20_Text"><text:span text:style-name="T1283">, горяч</text:span></text:span><text:span text:style-name="Source_20_Text"><text:span text:style-name="T1284">ий «роток» рабыни в тугих чулочках</text:span></text:span><text:span text:style-name="Source_20_Text"><text:span text:style-name="T1283">, </text:span></text:span><text:span text:style-name="Source_20_Text"><text:span text:style-name="T1284">да, среди этих по-зимнему бледных клинических залов</text:span></text:span><text:span text:style-name="Source_20_Text"><text:span text:style-name="T1283">, </text:span></text:span><text:span text:style-name="Source_20_Text"><text:span text:style-name="T1284">где-то вдали граммофон играет румбу, басы, ксилофон, истомное бренчание тропических струнных каденций пока где-то там все танцуют по </text:span></text:span><text:span text:style-name="Source_20_Text"><text:span text:style-name="T1285">свободному от</text:span></text:span><text:span text:style-name="Source_20_Text"><text:span text:style-name="T1284"> ковров </text:span></text:span><text:span text:style-name="Source_20_Text"><text:span text:style-name="T1285">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text:span></text:span><text:span text:style-name="Source_20_Text"><text:span text:style-name="T1286">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text:span></text:span><text:span text:style-name="Source_20_Text"><text:span text:style-name="T1283">—</text:span></text:span><text:span text:style-name="Source_20_Text"><text:span text:style-name="T1286">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text:span></text:span><text:span text:style-name="Source_20_Text"><text:span text:style-name="T1287">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text:span></text:span><text:span text:style-name="Source_20_Text"><text:span text:style-name="T1288">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text:span></text:span><text:span text:style-name="Source_20_Text"><text:span text:style-name="T1289">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P675"><text:span text:style-name="Source_20_Text"><text:span text:style-name="T1290">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1431">словами его надежды</text:span></text:span><text:span text:style-name="Source_20_Text"><text:span text:style-name="T1290">,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P676"><text:span text:style-name="Source_20_Text"><text:span text:style-name="T1291">Так что Томас Гвенхидви тоже чувствует перемену в глубинной структуре лица </text:span></text:span><text:span text:style-name="Source_20_Text"><text:span text:style-name="T1292">и походки его коллеги. </text:span></text:span><text:span text:style-name="Source_20_Text"><text:span text:style-name="T1293">Толстый, с преждевременно побелевшей бородой Санта Клауса, </text:span></text:span><text:span text:style-name="Source_20_Text"><text:span text:style-name="T1294">приятный, морщинистый </text:span></text:span><text:span text:style-name="Source_20_Text"><text:span text:style-name="T1301">лицедей</text:span></text:span><text:span text:style-name="Source_20_Text"><text:span text:style-name="T1294">, ежесекундно ведущий представление, старается говорить на двойном </text:span></text:span><text:soft-page-break/><text:span text:style-name="Source_20_Text"><text:span text:style-name="T1294">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text:span></text:span><text:span text:style-name="Source_20_Text"><text:span text:style-name="T1295">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1432">Times </text:span></text:span><text:span text:style-name="Source_20_Text"><text:span text:style-name="T1295">из Лутон Ху, Бердфордшир, спрашивая, что это за мужчина с таким превосходно глубоким голосом поёт </text:span></text:span><text:span text:style-name="Source_20_Text"><text:span text:style-name="T1294">«Диадем». </text:span></text:span><text:span text:style-name="Source_20_Text"><text:span text:style-name="T1296">Какая-то м-с Снейд. Гвердхидви любитель выпить, в основном алкоголь из зерна, щедро смешивая в больших странных рецептах безумного учёного </text:span></text:span><text:span text:style-name="Source_20_Text"><text:span text:style-name="T1297">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text:span></text:span><text:span text:style-name="Source_20_Text"><text:span text:style-name="T1298">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1433">Генри V, </text:span></text:span><text:span text:style-name="Source_20_Text"><text:span text:style-name="T1298">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text:span></text:span><text:span text:style-name="Source_20_Text"><text:span text:style-name="T1299">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text:span></text:span><text:span text:style-name="Source_20_Text"><text:span text:style-name="T1300">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2031"><text:s/>-</text:span></text:span><text:span text:style-name="Source_20_Text"><text:span text:style-name="T1300">35, </text:span></text:span><text:span text:style-name="Source_20_Text"><text:span text:style-name="T2031">-</text:span></text:span><text:span text:style-name="Source_20_Text"><text:span text:style-name="T2033">40. Белые линии утолщаются на рентгеновских призраках костей, </text:span></text:span><text:span text:style-name="Source_20_Text"><text:span text:style-name="T2032">серые соскрёбы из-под языка </text:span></text:span><text:span text:style-name="Source_20_Text"><text:span text:style-name="T2034">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text:span></text:span><text:span text:style-name="Source_20_Text"><text:span text:style-name="T2035">Совершенно иной домейн, понимаешь.</text:span></text:span></text:p>
      <text:p text:style-name="P677"><text:span text:style-name="Source_20_Text"><text:span text:style-name="T2035">– Я не знаю, мэн</text:span></text:span><text:span text:style-name="Source_20_Text"><text:span text:style-name="T2036">—</text:span></text:span><text:span text:style-name="Source_20_Text"><text:span text:style-name="T2035">нет, не знаю,– </text:span></text:span><text:span text:style-name="Source_20_Text"><text:span text:style-name="T2037">вскидывая толстую медленную руку из-под своей пелерины ежиного цвета, опять в госпитале, когда они шагают через снегопад</text:span></text:span><text:span text:style-name="Source_20_Text"><text:span text:style-name="T2036">—</text:span></text:span><text:span text:style-name="Source_20_Text"><text:span text:style-name="T2037">для Пойнтсмена чёткое распределение, монахи это, собор то, солдаты и гарнизон</text:span></text:span><text:span text:style-name="Source_20_Text"><text:span text:style-name="T2036">—</text:span></text:span><text:span text:style-name="Source_20_Text"><text:span text:style-name="T2037">но не так просто для Гвендвихи, часть которого всё ещё остаются позади, в заложниках. </text:span></text:span><text:span text:style-name="Source_20_Text"><text:span text:style-name="T2038">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text:span></text:span><text:span text:style-name="Source_20_Text"><text:span text:style-name="T2035">– «</text:span></text:span><text:span text:style-name="Source_20_Text"><text:span text:style-name="T2038">Как они </text:span></text:span><text:span text:style-name="Source_20_Text"><text:span text:style-name="T2119">выдерживают</text:span></text:span><text:span text:style-name="Source_20_Text"><text:span text:style-name="T2038">.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P677"><text:span text:style-name="Source_20_Text"><text:span text:style-name="T2035">– </text:span></text:span><text:span text:style-name="Source_20_Text"><text:span text:style-name="T2038">Уэльс…</text:span></text:span></text:p>
      <text:p text:style-name="P677"><text:span text:style-name="Source_20_Text"><text:span text:style-name="T2035">–</text:span></text:span><text:span text:style-name="Source_20_Text"><text:span text:style-name="T2038">Остались и превратились в Кимри. Что если мы все евреи, понимаешь? Рассеяны все подобно семенам? Всё ещё в полёте </text:span></text:span><text:span text:style-name="Source_20_Text"><text:span text:style-name="T2041">дальше </text:span></text:span><text:span text:style-name="Source_20_Text"><text:span text:style-name="T2038">из изначальной горсти в давние времена. Мэн, а я верю в это.</text:span></text:span></text:p>
      <text:p text:style-name="P677"><text:span text:style-name="Source_20_Text"><text:span text:style-name="T2035">– </text:span></text:span><text:span text:style-name="Source_20_Text"><text:span text:style-name="T2039">Уж ты конечно, веришь, Гвендвихи.</text:span></text:span></text:p>
      <text:p text:style-name="P678"><text:span text:style-name="Source_20_Text"><text:span text:style-name="T2035">– </text:span></text:span><text:span text:style-name="Source_20_Text"><text:span text:style-name="T2039">А </text:span></text:span><text:span text:style-name="Source_20_Text"><text:span text:style-name="T2040">что</text:span></text:span><text:span text:style-name="Source_20_Text"><text:span text:style-name="T2039"> </text:span></text:span><text:span text:style-name="Source_20_Text"><text:span text:style-name="T2040">нет</text:span></text:span><text:span text:style-name="Source_20_Text"><text:span text:style-name="T2039">? </text:span></text:span><text:span text:style-name="Source_20_Text"><text:span text:style-name="T2040">А ты как?</text:span></text:span></text:p>
      <text:p text:style-name="P679"><text:span text:style-name="Source_20_Text"><text:span text:style-name="T2035">– </text:span></text:span><text:span text:style-name="Source_20_Text"><text:span text:style-name="T2040">Ну, не знаю. Сегодня не чувствую себя евреем.</text:span></text:span></text:p>
      <text:p text:style-name="P679"><text:span text:style-name="Source_20_Text"><text:span text:style-name="T2035">– </text:span></text:span><text:span text:style-name="Source_20_Text"><text:span text:style-name="T2040">Я насчёт полёта дальше?</text:span></text:span><text:span text:style-name="Source_20_Text"><text:span text:style-name="T2035">– </text:span></text:span><text:span text:style-name="Source_20_Text"><text:span text:style-name="T2040">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text:span></text:span><text:span text:style-name="Source_20_Text"><text:span text:style-name="T2041">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text:span></text:span><text:soft-page-break/><text:span text:style-name="Source_20_Text"><text:span text:style-name="T2041">и тут вот кто-то, кого он хочет, вправду, всем своим </text:span></text:span><text:span text:style-name="Source_20_Text"><text:span text:style-name="T2042">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P680"><text:span text:style-name="Source_20_Text"><text:span text:style-name="T2043">Собаки с лаем убегают при их приближении. Им доста</text:span></text:span><text:span text:style-name="Source_20_Text"><text:span text:style-name="T2044">ё</text:span></text:span><text:span text:style-name="Source_20_Text"><text:span text:style-name="T2043">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text:span></text:span><text:span text:style-name="Source_20_Text"><text:span text:style-name="T2044">и рождественской бутылкой чего-то терпкого, но очень горячего в груди после первой минуты употребления. </text:span></text:span><text:span text:style-name="Source_20_Text"><text:span text:style-name="T2045">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P681"><text:span text:style-name="Source_20_Text"><text:span text:style-name="T2046">Гвендвихи дышит на газовый счётчик промёрзший насквозь, слишком тугой чтоб проскочила монета. </text:span></text:span><text:span text:style-name="Source_20_Text"><text:span text:style-name="T2047">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P682"><text:span text:style-name="Source_20_Text"><text:span text:style-name="T2048">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text:span></text:span><text:span text:style-name="Source_20_Text"><text:span text:style-name="T2049">Рваный дымок относится в сторону, клубясь и прижимается к земле падающим снегом.</text:span></text:span></text:p>
      <text:p text:style-name="P683"><text:span text:style-name="Source_20_Text"><text:span text:style-name="T2035">– </text:span></text:span><text:span text:style-name="Source_20_Text"><text:span text:style-name="T2049">Это пока что самое ближнее,</text:span></text:span><text:span text:style-name="Source_20_Text"><text:span text:style-name="T2035">– </text:span></text:span><text:span text:style-name="Source_20_Text"><text:span text:style-name="T2049">Гвендвихи возле чайника, запах серной спички наполняет воздух. Минутой позже, всё ещё глядя на кольцо газа, </text:span></text:span><text:span text:style-name="Source_20_Text"><text:span text:style-name="T2035">–«</text:span></text:span><text:span text:style-name="Source_20_Text"><text:span text:style-name="T2049">Пойнтсмен, сказать что-то действительно паранойное?»</text:span></text:span></text:p>
      <text:p text:style-name="P683"><text:span text:style-name="Source_20_Text"><text:span text:style-name="T2035">– </text:span></text:span><text:span text:style-name="Source_20_Text"><text:span text:style-name="T2049">И ты туда же?</text:span></text:span></text:p>
      <text:p text:style-name="P684"><text:span text:style-name="Source_20_Text"><text:span text:style-name="T2035">– </text:span></text:span><text:span text:style-name="Source_20_Text"><text:span text:style-name="T2050">Ты давно сверялся с картой Лондона? Всю эту метеоритную чуму <text:s/></text:span></text:span><text:span text:style-name="Source_20_Text"><text:span text:style-name="T2048">V-</text:span></text:span><text:span text:style-name="Source_20_Text"><text:span text:style-name="T2050">оружия, валят сюда, </text:span></text:span><text:span text:style-name="Source_20_Text"><text:span text:style-name="T2051">понимаешь? <text:s/>Не на Вайтхолл, куда надо бы, а на меня и я считаю это зверством?</text:span></text:span></text:p>
      <text:p text:style-name="P685"><text:span text:style-name="Source_20_Text"><text:span text:style-name="T2035">– </text:span></text:span><text:span text:style-name="Source_20_Text"><text:span text:style-name="T2052">Чертовски непатриотичный разговор.</text:span></text:span></text:p>
      <text:p text:style-name="P685"><text:span text:style-name="Source_20_Text"><text:span text:style-name="T2035">– </text:span></text:span><text:span text:style-name="Source_20_Text"><text:span text:style-name="T2052">О,</text:span></text:span><text:span text:style-name="Source_20_Text"><text:span text:style-name="T2035">– </text:span></text:span><text:span text:style-name="Source_20_Text"><text:span text:style-name="T2052">отхаркнув сплюнул в умывальный таз,</text:span></text:span><text:span text:style-name="Source_20_Text"><text:span text:style-name="T2035">– <text:s/></text:span></text:span><text:span text:style-name="Source_20_Text"><text:span text:style-name="T2052">ты не хочешь верить. Да и с чего бы? Порода с Харлей-Стрит, мой добрый Иисусе.</text:span></text:span></text:p>
      <text:p text:style-name="P686"><text:span text:style-name="Source_20_Text"><text:span text:style-name="T2053">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text:span></text:span><text:span text:style-name="Source_20_Text"><text:span text:style-name="T2054">а</text:span></text:span><text:span text:style-name="Source_20_Text"><text:span text:style-name="T2053">утине железнодорожных путей внизу.</text:span></text:span></text:p>
      <text:p text:style-name="P687"><text:span text:style-name="Source_20_Text"><text:span text:style-name="T2035">– </text:span></text:span><text:span text:style-name="Source_20_Text"><text:span text:style-name="T2054">Они падают согласно распределению Поиссона,</text:span></text:span><text:span text:style-name="Source_20_Text"><text:span text:style-name="T2035">– </text:span></text:span><text:span text:style-name="Source_20_Text"><text:span text:style-name="T2054">говорит Пойнтсмен негромко, как будто с этим можно спорить.</text:span></text:span></text:p>
      <text:p text:style-name="P688"><text:span text:style-name="Source_20_Text"><text:span text:style-name="T2035">– </text:span></text:span><text:span text:style-name="Source_20_Text"><text:span text:style-name="T2055">Несомненно, мэн, несомненно</text:span></text:span><text:span text:style-name="Source_20_Text"><text:span text:style-name="T2053">–</text:span></text:span><text:span text:style-name="Source_20_Text"><text:span text:style-name="T2055">отлично подмечено. Но распределяются по этому ёбаному Ист-Енду, понимаешь?</text:span></text:span><text:span text:style-name="Source_20_Text"><text:span text:style-name="T2053">– </text:span></text:span><text:span text:style-name="Source_20_Text"><text:span text:style-name="T2056">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text:span></text:span><text:span text:style-name="Source_20_Text"><text:span text:style-name="T2053">–«</text:span></text:span><text:span text:style-name="Source_20_Text"><text:span text:style-name="T2056">но ты никогда не задумался почему? </text:span></text:span><text:span text:style-name="Source_20_Text"><text:span text:style-name="T2057">Вот тебе</text:span></text:span><text:span text:style-name="Source_20_Text"><text:span text:style-name="T2056"> Город <text:s/>Паранои</text:span></text:span><text:span text:style-name="Source_20_Text"><text:span text:style-name="T2057">к</text:span></text:span><text:span text:style-name="Source_20_Text"><text:span text:style-name="T2056">. Все эти долгие столетия </text:span></text:span><text:span text:style-name="Source_20_Text"><text:span text:style-name="T2057">разрастался в сельскую местность, а? как разумное существо. </text:span></text:span><text:span text:style-name="Source_20_Text"><text:span text:style-name="T2058">Актёр, фантастический </text:span></text:span><text:span text:style-name="Source_20_Text"><text:span text:style-name="T2120">мим</text:span></text:span><text:span text:style-name="Source_20_Text"><text:span text:style-name="T2058">, Пойнтсмен! Подделывается под все правильные силы, а? эко-номические, </text:span></text:span><text:span text:style-name="Source_20_Text"><text:span text:style-name="T2059">демо-графические? о, да, теперь ещё и слу-чайные, видишь ли?</text:span></text:span></text:p>
      <text:p text:style-name="P689"><text:span text:style-name="Source_20_Text"><text:span text:style-name="T2035">– </text:span></text:span><text:span text:style-name="Source_20_Text"><text:span text:style-name="T2059">Что значит «видишь ли»? Я </text:span></text:span><text:span text:style-name="Source_20_Text"><text:span text:style-name="T2121">не</text:span></text:span><text:span text:style-name="Source_20_Text"><text:span text:style-name="T2059"> вижу.</text:span></text:span><text:span text:style-name="Source_20_Text"><text:span text:style-name="T2035">– </text:span></text:span><text:span text:style-name="Source_20_Text"><text:span text:style-name="T2059">В окне, подсвеченное белым полднем, лицо Пойнтсмена не видно, кроме крохотного яркого полумесяца в каждом из его глаз. </text:span></text:span><text:span text:style-name="Source_20_Text"><text:span text:style-name="T2060">Что ему искать себя в окне наощупь? </text:span></text:span><text:span text:style-name="Source_20_Text"><text:span text:style-name="T2061">Наверное,</text:span></text:span><text:span text:style-name="Source_20_Text"><text:span text:style-name="T2060"> мохнатый Валлиец совсем слетел с катушек?</text:span></text:span></text:p>
      <text:p text:style-name="P690"><text:span text:style-name="Source_20_Text"><text:span text:style-name="T2035">– </text:span></text:span><text:span text:style-name="Source_20_Text"><text:span text:style-name="T2061">Ты не видишь </text:span></text:span><text:span text:style-name="Source_20_Text"><text:span text:style-name="T2122">их</text:span></text:span><text:span text:style-name="Source_20_Text"><text:span text:style-name="T2061">,</text:span></text:span><text:span text:style-name="Source_20_Text"><text:span text:style-name="T2035">– </text:span></text:span><text:span text:style-name="Source_20_Text"><text:span text:style-name="T2061">парча пара начинает исходить через испятнанную сталь клюва лебедя,</text:span></text:span><text:span text:style-name="Source_20_Text"><text:span text:style-name="T2035">– <text:s/></text:span></text:span><text:span text:style-name="Source_20_Text"><text:span text:style-name="T2062">чёрных и евреев, в их тьме. Ты не умеешь. Ты не слышишь их молчания. Ты слишком привык к разговорам и свету.</text:span></text:span></text:p>
      <text:p text:style-name="P691"><text:span text:style-name="Source_20_Text"><text:span text:style-name="T2035">– </text:span></text:span><text:span text:style-name="Source_20_Text"><text:span text:style-name="T2063">Ну, к лаю это точно.</text:span></text:span></text:p>
      <text:p text:style-name="P692"><text:span text:style-name="Source_20_Text"><text:span text:style-name="T2035">– </text:span></text:span><text:span text:style-name="Source_20_Text"><text:span text:style-name="T2064">Через мой госпиталь не проходит никто кроме несчастных, видишь ли.</text:span></text:span><text:span text:style-name="Source_20_Text"><text:span text:style-name="T2035">– </text:span></text:span><text:span text:style-name="Source_20_Text"><text:span text:style-name="T2064">Уставился с застывшей улыбкой алкаша-придурка.</text:span></text:span><text:span text:style-name="Source_20_Text"><text:span text:style-name="T2035">– <text:s/></text:span></text:span><text:span text:style-name="Source_20_Text"><text:span text:style-name="T2064">Что я могу излечить? </text:span></text:span><text:span text:style-name="Source_20_Text"><text:span text:style-name="T2065">Я могу только посылать их назад, </text:span></text:span><text:soft-page-break/><text:span text:style-name="Source_20_Text"><text:span text:style-name="T2065">из госпиталя. Обратно в </text:span></text:span><text:span text:style-name="Source_20_Text"><text:span text:style-name="T2123">это</text:span></text:span><text:span text:style-name="Source_20_Text"><text:span text:style-name="T2065">? </text:span></text:span><text:span text:style-name="Source_20_Text"><text:span text:style-name="T2066">Здесь тоже вполне могла быть Европа, в бо-ях, вдре-безги и вытаскивать их до мини-мального уровня, чтоб продолжать бойню?</text:span></text:span></text:p>
      <text:p text:style-name="P693"><text:span text:style-name="Source_20_Text"><text:span text:style-name="T2035">– </text:span></text:span><text:span text:style-name="Source_20_Text"><text:span text:style-name="T2067">Так ты не знал, что идёт война?</text:span></text:span><text:span text:style-name="Source_20_Text"><text:span text:style-name="T2035">– </text:span></text:span><text:span text:style-name="Source_20_Text"><text:span text:style-name="T2067">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text:span></text:span><text:span text:style-name="Source_20_Text"><text:span text:style-name="T2068">стилизованного, раздражённого, непонимающего….</text:span></text:span></text:p>
      <text:p text:style-name="P694"><text:span text:style-name="Source_20_Text"><text:span text:style-name="T2035">– </text:span></text:span><text:span text:style-name="Source_20_Text"><text:span text:style-name="T2069">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text:span></text:span><text:span text:style-name="Source_20_Text"><text:span text:style-name="T2070">Это из-за судо-ходства? Из-за образа землепользования, особенно с началом Индустриального Века? </text:span></text:span><text:span text:style-name="Source_20_Text"><text:span text:style-name="T2071">Или это случай древнего племенного табу, сохранившегося во всех английских поколениях? Нет. Истинная причина в Угрозе с Востока, </text:span></text:span><text:span text:style-name="Source_20_Text"><text:span text:style-name="T2072">видишь ли. И с Юга: от массы Ев-ропы, разумеется. </text:span></text:span><text:span text:style-name="Source_20_Text"><text:span text:style-name="T2073">Людям в этой части </text:span></text:span><text:span text:style-name="Source_20_Text"><text:span text:style-name="T2124">назначалось пасть первыми</text:span></text:span><text:span text:style-name="Source_20_Text"><text:span text:style-name="T2073">. </text:span></text:span><text:span text:style-name="Source_20_Text"><text:span text:style-name="T2074">Мы заменимы, а те в Вест-Енде и к северу от реки, нет. </text:span></text:span><text:span text:style-name="Source_20_Text"><text:span text:style-name="T2075">О, я не хочу сказать, будто Угроза имела какой-то тот или другой определённый образ. Политический, нет. Если Город</text:span></text:span><text:span text:style-name="Source_20_Text"><text:span text:style-name="T2076">у Параноику что-то приснится, </text:span></text:span><text:span text:style-name="Source_20_Text"><text:span text:style-name="T2125">нам</text:span></text:span><text:span text:style-name="Source_20_Text"><text:span text:style-name="T2076"> к этому доступа нет. </text:span></text:span><text:span text:style-name="Source_20_Text"><text:span text:style-name="T2077">Может Го-роду приснился вра-жеский город, плывёт через море вор-ваться в устье… </text:span></text:span><text:span text:style-name="Source_20_Text"><text:span text:style-name="T2078">может волны тьмы… волны огня…. </text:span></text:span><text:span text:style-name="Source_20_Text"><text:span text:style-name="T2079">Может как его проглатывает обратно бескрайний мол-чащий М</text:span></text:span><text:span text:style-name="Source_20_Text"><text:span text:style-name="T2080">а</text:span></text:span><text:span text:style-name="Source_20_Text"><text:span text:style-name="T2079">теринский Контине</text:span></text:span><text:span text:style-name="Source_20_Text"><text:span text:style-name="T2080">н</text:span></text:span><text:span text:style-name="Source_20_Text"><text:span text:style-name="T2079">т? </text:span></text:span><text:span text:style-name="Source_20_Text"><text:span text:style-name="T2080">Это не </text:span></text:span><text:span text:style-name="Source_20_Text"><text:span text:style-name="T2126">моё</text:span></text:span><text:span text:style-name="Source_20_Text"><text:span text:style-name="T2080"> дело, городские сны… </text:span></text:span><text:span text:style-name="Source_20_Text"><text:span text:style-name="T2081">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2127">известно</text:span></text:span><text:span text:style-name="Source_20_Text"><text:span text:style-name="T2081">, Пойнтсмен! Что фронт в Ев-ропе однажды </text:span></text:span><text:span text:style-name="Source_20_Text"><text:span text:style-name="T2127">должен</text:span></text:span><text:span text:style-name="Source_20_Text"><text:span text:style-name="T2081"> сложиться таким образом, а? что продвинется к востоку, сделает ракеты необходимостью, </text:span></text:span><text:span text:style-name="Source_20_Text"><text:span text:style-name="T2128">известно</text:span></text:span><text:span text:style-name="Source_20_Text"><text:span text:style-name="T2082">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P695"><text:span text:style-name="Source_20_Text"><text:span text:style-name="T2035">– </text:span></text:span><text:span text:style-name="Source_20_Text"><text:span text:style-name="T2082">Ты прав, Гвендвихи,</text:span></text:span><text:span text:style-name="Source_20_Text"><text:span text:style-name="T2035">– </text:span></text:span><text:span text:style-name="Source_20_Text"><text:span text:style-name="T2082">рассудительно прихлёбывая чай,</text:span></text:span><text:span text:style-name="Source_20_Text"><text:span text:style-name="T2035">– </text:span></text:span><text:span text:style-name="Source_20_Text"><text:span text:style-name="T2082">это очень паранойно.</text:span></text:span></text:p>
      <text:p text:style-name="P695"><text:span text:style-name="Source_20_Text"><text:span text:style-name="T2035">– </text:span></text:span><text:span text:style-name="Source_20_Text"><text:span text:style-name="T2082">Это правда.</text:span></text:span><text:span text:style-name="Source_20_Text"><text:span text:style-name="T2035">– </text:span></text:span><text:span text:style-name="Source_20_Text"><text:span text:style-name="T2082">Он достаёт праздничную бутылку Бочки 69 и готов налить им для тоста.</text:span></text:span></text:p>
      <text:p text:style-name="P695"><text:span text:style-name="Source_20_Text"><text:span text:style-name="T2035">– </text:span></text:span><text:span text:style-name="Source_20_Text"><text:span text:style-name="T2082">За младенцев!</text:span></text:span><text:span text:style-name="Source_20_Text"><text:span text:style-name="T2035">– </text:span></text:span><text:span text:style-name="Source_20_Text"><text:span text:style-name="T2082">ухмыляется полностью чокнутый.</text:span></text:span></text:p>
      <text:p text:style-name="P695"><text:span text:style-name="Source_20_Text"><text:span text:style-name="T2035">– </text:span></text:span><text:span text:style-name="Source_20_Text"><text:span text:style-name="T2082">Младенцев, Гвендвихи?</text:span></text:span></text:p>
      <text:p text:style-name="P696"><text:span text:style-name="Source_20_Text"><text:span text:style-name="T2035">– </text:span></text:span><text:span text:style-name="Source_20_Text"><text:span text:style-name="T2082">А, я составлял свою </text:span></text:span><text:span text:style-name="Source_20_Text"><text:span text:style-name="T2128">личную</text:span></text:span><text:span text:style-name="Source_20_Text"><text:span text:style-name="T2082"> карту? </text:span></text:span><text:span text:style-name="Source_20_Text"><text:span text:style-name="T2083">Отмечал данные родильных палат? м</text:span></text:span><text:span text:style-name="Source_20_Text"><text:span text:style-name="T2082">ладенц</text:span></text:span><text:span text:style-name="Source_20_Text"><text:span text:style-name="T2083">ы</text:span></text:span><text:span text:style-name="Source_20_Text"><text:span text:style-name="T2082"> ро</text:span></text:span><text:span text:style-name="Source_20_Text"><text:span text:style-name="T2083">дившиеся во время Блица тоже следуют распределению Поиссона, видишь ли.</text:span></text:span></text:p>
      <text:p text:style-name="P696"><text:span text:style-name="Source_20_Text"><text:span text:style-name="T2035">– </text:span></text:span><text:span text:style-name="Source_20_Text"><text:span text:style-name="T2083">Тогда за странность всего этого. Несчастные сволочата.</text:span></text:span></text:p>
      <text:p text:style-name="P708"><text:span text:style-name="Source_20_Text"><text:span text:style-name="T2084">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text:span></text:span><text:span text:style-name="Source_20_Text"><text:span text:style-name="T2085">с прозрачными новорожденными шебуршат следом как сопроводители конвоя. </text:span></text:span><text:span text:style-name="Source_20_Text"><text:span text:style-name="T2086">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text:span></text:span><text:span text:style-name="Source_20_Text"><text:span text:style-name="T2087">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text:span></text:span><text:span text:style-name="Source_20_Text"><text:span text:style-name="T2088">среди золотистых прядей соломы, что должна была казаться длящейся на мили и мили вверх и вниз—</text:span></text:span><text:span text:style-name="Source_20_Text"><text:span text:style-name="T2089">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2089">соседние жуки </text:span></text:span><text:span text:style-name="Source_20_Text"><text:span text:style-name="T2091">покуваркаются</text:span></text:span><text:span text:style-name="Source_20_Text"><text:span text:style-name="T2089"> мимо вниз </text:span></text:span><text:span text:style-name="Source_20_Text"><text:span text:style-name="T2091">зад-усики-зад-усики</text:span></text:span><text:span text:style-name="Source_20_Text"><text:span text:style-name="T2089"> пок</text:span></text:span><text:span text:style-name="Source_20_Text"><text:span text:style-name="T2091">уд</text:span></text:span><text:span text:style-name="Source_20_Text"><text:span text:style-name="T2089">а ты всеми </text:span></text:span><text:span text:style-name="Source_20_Text"><text:span text:style-name="T2091">ножками</text:span></text:span><text:span text:style-name="Source_20_Text"><text:span text:style-name="T2089"> вцепляешься в </text:span></text:span><text:span text:style-name="Source_20_Text"><text:span text:style-name="T2091">долгое </text:span></text:span><text:span text:style-name="Source_20_Text"><text:span text:style-name="T2089"><text:s/>дрож</text:span></text:span><text:span text:style-name="Source_20_Text"><text:span text:style-name="T2091">ание</text:span></text:span><text:span text:style-name="Source_20_Text"><text:span text:style-name="T2089"> золотистых стеблей. Безмятежный мир: </text:span></text:span><text:span text:style-name="Source_20_Text"><text:span text:style-name="T2090">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P708"><draw:frame draw:style-name="fr1" draw:name="Image21" text:anchor-type="paragraph" svg:width="6.9252in" svg:height="0.3661in" draw:z-index="21"><draw:image xlink:href="Pictures/1000000000000B720000009B428C9716555D8079.png" xlink:type="simple" xlink:show="embed" xlink:actuate="onLoad" loext:mime-type="image/png"/></draw:frame><text:span text:style-name="Source_20_Text"><text:span text:style-name="T2091">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P708"><text:span text:style-name="Source_20_Text"><text:span text:style-name="T2091">Тётя Джессика и дядя Роджер на кухне целуются и обнимаются. Элизабет дразнит Клэр в прихожей. Их мама в туалете. Кошка Сути спит на кресле, </text:span></text:span><text:span text:style-name="Source_20_Text"><text:span text:style-name="T2092">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P709"><text:span text:style-name="Source_20_Text"><text:span text:style-name="T2092">Пантомима куда дядя Роджер водил их всех сегодня днём называлась </text:span></text:span><text:span text:style-name="Source_20_Text"><text:span text:style-name="T2129">Гансель и Гретель</text:span></text:span><text:span text:style-name="Source_20_Text"><text:span text:style-name="T2092">.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text:span></text:span><text:span text:style-name="Source_20_Text"><text:span text:style-name="T2093">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text:span></text:span><text:span text:style-name="Source_20_Text"><text:span text:style-name="T2094">В</text:span></text:span><text:span text:style-name="Source_20_Text"><text:span text:style-name="T2093">едьма кричала до упаду и залезала на декорации. Красивая Гретель выжидала возле Печи удобный момент….</text:span></text:span></text:p>
      <text:p text:style-name="P710"><text:span text:style-name="Source_20_Text"><text:span text:style-name="T2094">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text:span></text:span><text:span text:style-name="Source_20_Text"><text:span text:style-name="T2095">опустила метлу, в сгустившейся тишине шагнула к лампам на полу сцены и запела:</text:span></text:span></text:p>
      <text:p text:style-name="P710"><text:span text:style-name="Source_20_Text"><text:span text:style-name="T2095"/></text:span></text:p>
      <text:p text:style-name="P711"><text:span text:style-name="Source_20_Text"><text:span text:style-name="T2096">Пусть вас ничто не тревожит,</text:span></text:span></text:p>
      <text:p text:style-name="P711"><text:span text:style-name="Source_20_Text"><text:span text:style-name="T2096">Тогда мы увидим, быть может</text:span></text:span></text:p>
      <text:p text:style-name="P711"><text:span text:style-name="Source_20_Text"><text:span text:style-name="T2096">Что-то, что вам не заметно пока—</text:span></text:span></text:p>
      <text:p text:style-name="P711"><text:span text:style-name="Source_20_Text"><text:span text:style-name="T2096">Большое, злючее, колючее</text:span></text:span></text:p>
      <text:p text:style-name="P711"><text:span text:style-name="Source_20_Text"><text:span text:style-name="T2096">тянется вцепиться вам в бока</text:span></text:span></text:p>
      <text:p text:style-name="P711"><text:span text:style-name="Source_20_Text"><text:span text:style-name="T2096">О, садовнику сегодня радуга нужна,</text:span></text:span></text:p>
      <text:p text:style-name="P712"><text:span text:style-name="Source_20_Text"><text:span text:style-name="T2097">Мусорщик свой галстук нагладил, повязал..</text:span></text:span></text:p>
      <text:p text:style-name="P712"><text:span text:style-name="Source_20_Text"><text:span text:style-name="T2097">И каждый идёт и песенку поёт</text:span></text:span></text:p>
      <text:p text:style-name="P712"><text:span text:style-name="Source_20_Text"><text:span text:style-name="T2097">Вместе с круглым лицом в небесах. Ах!</text:span></text:span></text:p>
      <text:p text:style-name="P712"><text:span text:style-name="Source_20_Text"><text:span text:style-name="T2097"/></text:span></text:p>
      <text:p text:style-name="P712"><text:span text:style-name="Source_20_Text"><text:span text:style-name="T2097">Прекрасный в небе дом из полиэтилена</text:span></text:span></text:p>
      <text:p text:style-name="P712"><text:span text:style-name="Source_20_Text"><text:span text:style-name="T2097">Из платины кегли у тебя в руках</text:span></text:span><text:span text:style-name="Source_20_Text"><text:span text:style-name="T2096">—</text:span></text:span></text:p>
      <text:p text:style-name="P712"><text:span text:style-name="Source_20_Text"><text:span text:style-name="T2097">О, мама твоя большой толстый пулемёт</text:span></text:span></text:p>
      <text:p text:style-name="P712"><text:span text:style-name="Source_20_Text"><text:span text:style-name="T2097">А папа страшный молодец</text:span></text:span></text:p>
      <text:p text:style-name="forward"><text:span text:style-name="Source_20_Text">(Шёпотом и стакатто):</text:span></text:p>
      <text:p text:style-name="P712"><text:span text:style-name="Source_20_Text"><text:span text:style-name="T2097">О, менеджер посасывает трубку,</text:span></text:span></text:p>
      <text:p text:style-name="P712"><text:span text:style-name="Source_20_Text"><text:span text:style-name="T2097">Банкиры поедают своих жён, </text:span></text:span></text:p>
      <text:p text:style-name="P713"><text:span text:style-name="Source_20_Text"><text:span text:style-name="T2098">Весь мир вверх дном, ходуном от оркестра</text:span></text:span></text:p>
      <text:p text:style-name="P713"><text:span text:style-name="Source_20_Text"><text:span text:style-name="T2098">Так выверни свои карманы и получи сюрприз</text:span></text:span><text:span text:style-name="Source_20_Text"><text:span text:style-name="T2096">—</text:span></text:span></text:p>
      <text:p text:style-name="P712"><text:span text:style-name="Source_20_Text"><text:span text:style-name="T2097"/></text:span></text:p>
      <text:p text:style-name="P713"><text:span text:style-name="Source_20_Text"><text:span text:style-name="T2098">Выверни свои карманы и-получи сюр-приз</text:span></text:span></text:p>
      <text:p text:style-name="P713"><text:soft-page-break/><text:span text:style-name="Source_20_Text"><text:span text:style-name="T2098">Там пусто, абсо-лютно ни души!</text:span></text:span></text:p>
      <text:p text:style-name="P713"><text:span text:style-name="Source_20_Text"><text:span text:style-name="T2098">И лампы над ступеньками все гаснут,</text:span></text:span></text:p>
      <text:p text:style-name="P713"><text:span text:style-name="Source_20_Text"><text:span text:style-name="T2098">Окончен бал, сезон для ламп закрыт…</text:span></text:span></text:p>
      <text:p text:style-name="P713"><text:span text:style-name="Source_20_Text"><text:span text:style-name="T2098">А где-то <text:s/>пальм</text:span></text:span><text:span text:style-name="Source_20_Text"><text:span text:style-name="T2099">ы шепчутся</text:span></text:span><text:span text:style-name="Source_20_Text"><text:span text:style-name="T2098"> на пляже</text:span></text:span></text:p>
      <text:p text:style-name="P714"><text:span text:style-name="Source_20_Text"><text:span text:style-name="T2099">Спасатель не устаёт вздыхать,</text:span></text:span></text:p>
      <text:p text:style-name="P714"><text:span text:style-name="Source_20_Text"><text:span text:style-name="T2099">А голоса, что слышишь ты, это Парень и Девушка Года,</text:span></text:span></text:p>
      <text:p text:style-name="P714"><text:span text:style-name="Source_20_Text"><text:span text:style-name="T2100">И</text:span></text:span><text:span text:style-name="Source_20_Text"><text:span text:style-name="T2099">з тех детей, кто </text:span></text:span><text:span text:style-name="Source_20_Text"><text:span text:style-name="T2100">должен на</text:span></text:span><text:span text:style-name="Source_20_Text"><text:span text:style-name="T2099">учится умирать….</text:span></text:span></text:p>
      <text:p text:style-name="P714"><text:span text:style-name="Source_20_Text"><text:span text:style-name="T2099"/></text:span></text:p>
      <text:p text:style-name="P715"><text:span text:style-name="Source_20_Text"><text:span text:style-name="T2101">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P715"><text:span text:style-name="Source_20_Text"><text:span text:style-name="T2101">– Нет,– шепчет она громко.– <text:s/>Я не хочу. Ты не он. Я не знаю кто ты, но ты не мой отец. Уходи.</text:span></text:span></text:p>
      <text:p text:style-name="P716"><text:span text:style-name="Source_20_Text"><text:span text:style-name="T2102">Его подлокотники и ножки напряжённо молчат. Она всматривается.</text:span></text:span></text:p>
      <text:p text:style-name="P716"><text:span text:style-name="Source_20_Text"><text:span text:style-name="T2130">Я только хочу навестить тебя.</text:span></text:span></text:p>
      <text:p text:style-name="P717"><text:span text:style-name="Source_20_Text"><text:span text:style-name="T2101">– </text:span></text:span><text:span text:style-name="Source_20_Text"><text:span text:style-name="T2103">Ты хочешь меня сделать одержимой.</text:span></text:span></text:p>
      <text:p text:style-name="P718"><text:span text:style-name="Source_20_Text"><text:span text:style-name="T2103">Демонические одержимости не новость в этом доме. Это действительно Кайт, её отец? он прибран когда она была вдвое моложе, чем сейчас </text:span></text:span><text:span text:style-name="Source_20_Text"><text:span text:style-name="T2104">и теперь вернулся не человеком, которого она знала, но просто оболочкой</text:span></text:span><text:span text:style-name="Source_20_Text"><text:span text:style-name="T2096">—</text:span></text:span><text:span text:style-name="Source_20_Text"><text:span text:style-name="T2104">с мягким мяском слизня души, что улыбается и любит, что чувствует свою смертность, либо сгнившую, либо отодранную шестерёнками смерти-при-правительстве</text:span></text:span><text:span text:style-name="Source_20_Text"><text:span text:style-name="T2096">—</text:span></text:span><text:span text:style-name="Source_20_Text"><text:span text:style-name="T2104">процес в котором живые души нехотя становятся демонами известными в основном потоке восприемствования Западной магии как Клиппоты, Оболочки Мёртвых…. </text:span></text:span><text:span text:style-name="Source_20_Text"><text:span text:style-name="T2105">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text:span></text:span><text:span text:style-name="Source_20_Text"><text:span text:style-name="T2096">—</text:span></text:span><text:span text:style-name="Source_20_Text"><text:span text:style-name="T2105">бросая </text:span></text:span><text:span text:style-name="Source_20_Text"><text:span text:style-name="T2106">своих </text:span></text:span><text:span text:style-name="Source_20_Text"><text:span text:style-name="T2105">детей в лесу одних. </text:span></text:span><text:span text:style-name="Source_20_Text"><text:span text:style-name="T2106">Тебе всегда станут говорить, что отцы «взяты», но отцы только бросают</text:span></text:span><text:span text:style-name="Source_20_Text"><text:span text:style-name="T2096">—</text:span></text:span><text:span text:style-name="Source_20_Text"><text:span text:style-name="T2106">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text:span></text:span><text:span text:style-name="Source_20_Text"><text:span text:style-name="T2107">чем отца, который ещё не умер, человека,которого ты любишь и должен наблюдать как оно происходит….</text:span></text:span></text:p>
      <text:p text:style-name="P719"><text:span text:style-name="Source_20_Text"><text:span text:style-name="T2108">На кухне, вода в чайнике колотиться, скрипит к вскипанию, а снаружи дует ветер. Где-то, на другой улице, </text:span></text:span><text:span text:style-name="Source_20_Text"><text:span text:style-name="T2109">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P720"><text:span text:style-name="Source_20_Text"><text:span text:style-name="T2109">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text:span></text:span><text:span text:style-name="Source_20_Text"><text:span text:style-name="T2110">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P721"><text:span text:style-name="Source_20_Text"><text:span text:style-name="T2111">Если её не достанут ракеты, всё равно остаётся её лейтенант. Чёртов Бобёр/Джереми и </text:span></text:span><text:span text:style-name="Source_20_Text"><text:span text:style-name="T2131">есть</text:span></text:span><text:span text:style-name="Source_20_Text"><text:span text:style-name="T2111"> Война, он каждое из утверждений когда-либо выдвинутых ёбаной Войной—что мы </text:span></text:span><text:soft-page-break/><text:span text:style-name="Source_20_Text"><text:span text:style-name="T2111">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text:span></text:span><text:span text:style-name="Source_20_Text"><text:span text:style-name="T2112">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text:span></text:span><text:span text:style-name="Source_20_Text"><text:span text:style-name="T2113">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text:span></text:span><text:span text:style-name="Source_20_Text"><text:span text:style-name="T2114">изменчивым ароматом, декольте от подмышек, всё это запросто сработает, для того, чтоб его обездолить ради более достойной любви.</text:span></text:span></text:p>
      <text:p text:style-name="P722"><text:span text:style-name="Source_20_Text"><text:span text:style-name="T2114">Ты </text:span></text:span><text:span text:style-name="Source_20_Text"><text:span text:style-name="T2115">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text:span></text:span><text:span text:style-name="Source_20_Text"><text:span text:style-name="T2116">Поздно сортировать. Мы оба теперь кто-то новый, кто-то невероятный….</text:span></text:span></text:p>
      <text:p text:style-name="P723"><text:span text:style-name="Source_20_Text"><text:span text:style-name="T2116">Его деяние веры. На улице ребятишки поют:</text:span></text:span></text:p>
      <text:p text:style-name="P723"><text:span text:style-name="Source_20_Text"><text:span text:style-name="T2116"/></text:span></text:p>
      <text:p text:style-name="P723"><text:span text:style-name="Source_20_Text"><text:span text:style-name="T2118">Слышишь</text:span></text:span><text:span text:style-name="Source_20_Text"><text:span text:style-name="T2116">, ангелы </text:span></text:span><text:span text:style-name="Source_20_Text"><text:span text:style-name="T2118">сходят с </text:span></text:span><text:span text:style-name="Source_20_Text"><text:span text:style-name="T2116">небес, трубя:</text:span></text:span></text:p>
      <text:p text:style-name="P723"><text:span text:style-name="Source_20_Text"><text:span text:style-name="T2116">М-с Симпсон украла нашего Короля…</text:span></text:span></text:p>
      <text:p text:style-name="P723"><text:span text:style-name="Source_20_Text"><text:span text:style-name="T2116"/></text:span></text:p>
      <text:p text:style-name="P724"><text:span text:style-name="Source_20_Text"><text:span text:style-name="T2117">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P724"><text:span text:style-name="Source_20_Text"><text:span text:style-name="T2117">Ты подхватила Войну. Она заразная, <text:s/>ты и я не знаем как уберечься. О, Джес. Джессика. Не покидай меня….</text:span></text:span></text:p>
      <text:p text:style-name="P724"><draw:frame draw:style-name="fr1" draw:name="Image22" text:anchor-type="paragraph" svg:width="6.9252in" svg:height="0.3661in" draw:z-index="22"><draw:image xlink:href="Pictures/1000000000000B720000009B428C9716555D8079.png" xlink:type="simple" xlink:show="embed" xlink:actuate="onLoad" loext:mime-type="image/png"/></draw:frame><text:span text:style-name="Source_20_Text"><text:span text:style-name="T21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true"/>
      <style:text-properties fo:text-transform="upperca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nobord" style:family="graphic" style:parent-style-name="Formula">
      <style:graphic-properties svg:width="2.3953in" svg:height="0.4571in" svg:x="2.2654in" svg:y="0.1717in" fo:margin-left="0.0791in" fo:margin-right="0.0791in" fo:margin-top="0in" fo:margin-bottom="0in" style:vertical-pos="from-top" style:horizontal-pos="from-left" style:horizontal-rel="paragraph" fo:background-color="transparent" draw:fill="none" draw:fill-color="#729fcf" fo:padding="0.0201in"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1-12T15:04:04.851244149</dc:date>
    <meta:editing-duration>P6DT22H39M31S</meta:editing-duration>
    <meta:editing-cycles>1828</meta:editing-cycles>
    <meta:generator>LibreOffice/6.1.5.2$Linux_X86_64 LibreOffice_project/10$Build-2</meta:generator>
    <meta:document-statistic meta:table-count="0" meta:image-count="22" meta:object-count="1" meta:page-count="120" meta:paragraph-count="1073" meta:word-count="65945" meta:character-count="449095" meta:non-whitespace-character-count="383976"/>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sup>
                <mi>m</mi>
                <mrow>
                  <mi>n</mi>
                  <mo stretchy="false">−</mo>
                  <mn>1</mn>
                </mrow>
              </msup>
              <mrow>
                <mrow>
                  <mi>n</mi>
                  <mo stretchy="false">−</mo>
                  <mn>1</mn>
                </mrow>
                <mi>!</mi>
              </mrow>
            </mfrac>
          </mrow>
        </mrow>
        <mo fence="true" stretchy="false">)</mo>
      </mrow>
      <mi>,</mi>
    </mrow>
    <annotation encoding="StarMath 5.0">Ne^{-m}(1  +  m  +  {m^{2}} over {2!}  +  {m^{3}} over {3!}  + ... +  {m^{n-1}} over {n-1!}), </annotation>
  </semantics>
</math>
</file>